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5-20</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Poltavska Oblast(23:05). Red Alert: aerial threat. Sirens sounding. Take cover now!</text:span>
</text:h>
      <text:p text:style-name="P4">
Authors: liveuamap (Language: en)</text:p>
      <text:p text:style-name="P4">
Time: 2023-05-19T17:06:00</text:p>
      <text:p text:style-name="P4">
Location: Poltavska Oblast (Latitude:49.47656 Longtitude:33.81759)</text:p>
      <text:p text:style-name="P4">
Videos: []</text:p>
      <text:p text:style-name="P4">
Images: []</text:p>
      <text:p text:style-name="P4">
Tags: ["Europe", "Central and Eastern Europe"]</text:p>
      <text:p text:style-name="P4">
Id: 22564063</text:p>
      <!--METADATA-->
      <text:p text:style-name="P4">
Poltava(23:05). Red Alert: aerial threat. Sirens sounding. Take covernow!</text:p>
      <text:p text:style-name="P4">
News Collection Link: <text:a xlink:type="simple" xlink:href="https://liveuamap.com/en/2023/19-may-poltavska-oblast2305-red-alert-aerial-g" text:style-name="Internet_20_link" text:visited-style-name="Visited_20_Internet_20_Link">
https://liveuamap.com/en/2023/19-may-poltavska-oblast2305-red-alert-aerial-g</text:a>
</text:p>
      <text:p text:style-name="P4">
News Source: <text:a xlink:type="simple" xlink:href="https://t.me/suspilnepoltava/11242" text:style-name="Internet_20_link" text:visited-style-name="Visited_20_Internet_20_Link">
https://t.me/suspilnepoltava/11242</text:a>
</text:p>
      <!--NEWS-->
      <text:h text:style-name="P10" text:outline-level="1">
<text:span text:style-name="T4">
Dnipro, Dnipropetrovsk region, Donetsk region, Zaporizhzhya region (23:05). Red Alrt: Aerial Tx ...</text:span>
</text:h>
      <text:p text:style-name="P4">
Authors: liveuamap (Language: en)</text:p>
      <text:p text:style-name="P4">
Time: 2023-05-19T17:07:00</text:p>
      <text:p text:style-name="P4">
Location: Dnipro (Latitude:48.4589 Longtitude:35.03942)</text:p>
      <text:p text:style-name="P4">
Videos: []</text:p>
      <text:p text:style-name="P4">
Images: []</text:p>
      <text:p text:style-name="P4">
Tags: ["Europe", "Central and Eastern Europe"]</text:p>
      <text:p text:style-name="P4">
Id: 22564064</text:p>
      <!--METADATA-->
      <text:p text:style-name="P4">
Dnipro, Dnipropetrovsk region, Donetsk region, Zaporizhzhia region(23:05). RedAlert: aerial threat. Sirens sounding. Take cover now!</text:p>
      <text:p text:style-name="P4">
News Collection Link: <text:a xlink:type="simple" xlink:href="https://liveuamap.com/en/2023/19-may-dnipro-dnipropetrovska-oblast-donetsk-g" text:style-name="Internet_20_link" text:visited-style-name="Visited_20_Internet_20_Link">
https://liveuamap.com/en/2023/19-may-dnipro-dnipropetrovska-oblast-donetsk-g</text:a>
</text:p>
      <text:p text:style-name="P4">
News Source: <text:a xlink:type="simple" xlink:href="https://t.me/air_alert_ua/46025" text:style-name="Internet_20_link" text:visited-style-name="Visited_20_Internet_20_Link">
https://t.me/air_alert_ua/46025</text:a>
</text:p>
      <!--NEWS-->
      <text:h text:style-name="P10" text:outline-level="1">
<text:span text:style-name="T4">
Kharkiv, Kharkivska Oblast(23:07). Red Alert: aerial threat. Sirens sounding. Take cover now!</text:span>
</text:h>
      <text:p text:style-name="P4">
Authors: liveuamap (Language: en)</text:p>
      <text:p text:style-name="P4">
Time: 2023-05-19T17:08:00</text:p>
      <text:p text:style-name="P4">
Location: Kharkiv (Latitude:49.98169 Longtitude:36.25245)</text:p>
      <text:p text:style-name="P4">
Videos: []</text:p>
      <text:p text:style-name="P4">
Images: []</text:p>
      <text:p text:style-name="P4">
Tags: ["Europe", "Central and Eastern Europe"]</text:p>
      <text:p text:style-name="P4">
Id: 22564065</text:p>
      <!--METADATA-->
      <text:p text:style-name="P4">
Kharkiv, Kharkiv region(23:07). Red Alert: aerial threat. Sirens sounding.Take cover now!</text:p>
      <text:p text:style-name="P4">
News Collection Link: <text:a xlink:type="simple" xlink:href="https://liveuamap.com/en/2023/19-may-kharkiv-kharkivska-oblast2307-red-alerg" text:style-name="Internet_20_link" text:visited-style-name="Visited_20_Internet_20_Link">
https://liveuamap.com/en/2023/19-may-kharkiv-kharkivska-oblast2307-red-alerg</text:a>
</text:p>
      <text:p text:style-name="P4">
News Source: <text:a xlink:type="simple" xlink:href="https://t.me/suspilnekharkiv/25011" text:style-name="Internet_20_link" text:visited-style-name="Visited_20_Internet_20_Link">
https://t.me/suspilnekharkiv/25011</text:a>
</text:p>
      <!--NEWS-->
      <text:h text:style-name="P10" text:outline-level="1">
<text:span text:style-name="T4">
Chernihivska Oblast(23:25). Red Alert: aerial threat. Sirens sounding. Take cover now!</text:span>
</text:h>
      <text:p text:style-name="P4">
Authors: liveuamap (Language: en)</text:p>
      <text:p text:style-name="P4">
Time: 2023-05-19T17:26:00</text:p>
      <text:p text:style-name="P4">
Location: Chernihivska Oblast (Latitude:51.33333000 Longtitude:32.00000000)</text:p>
      <text:p text:style-name="P4">
Videos: []</text:p>
      <text:p text:style-name="P4">
Images: []</text:p>
      <text:p text:style-name="P4">
Tags: ["Europe", "Central and Eastern Europe"]</text:p>
      <text:p text:style-name="P4">
Id: 22564066</text:p>
      <!--METADATA-->
      <text:p text:style-name="P4">
Chernihiv region(23:25). Red Alert: aerial threat. Sirens sounding. Takecover now!</text:p>
      <text:p text:style-name="P4">
News Collection Link: <text:a xlink:type="simple" xlink:href="https://liveuamap.com/en/2023/19-may-chernihivska-oblast2325-red-alert-aerig" text:style-name="Internet_20_link" text:visited-style-name="Visited_20_Internet_20_Link">
https://liveuamap.com/en/2023/19-may-chernihivska-oblast2325-red-alert-aerig</text:a>
</text:p>
      <text:p text:style-name="P4">
News Source: <text:a xlink:type="simple" xlink:href="https://t.me/air_alert_ua/46027" text:style-name="Internet_20_link" text:visited-style-name="Visited_20_Internet_20_Link">
https://t.me/air_alert_ua/46027</text:a>
</text:p>
      <!--NEWS-->
      <text:h text:style-name="P10" text:outline-level="1">
<text:span text:style-name="T4">
Kyiv, Kyiv Oblast(23:27). Red Alert: aerial threat. Sirens sounding. Take cover now!</text:span>
</text:h>
      <text:p text:style-name="P4">
Authors: liveuamap (Language: en)</text:p>
      <text:p text:style-name="P4">
Time: 2023-05-19T17:29:00</text:p>
      <text:p text:style-name="P4">
Location: Kyiv (Latitude:50.44343 Longtitude:30.53022)</text:p>
      <text:p text:style-name="P4">
Videos: []</text:p>
      <text:p text:style-name="P4">
Images: []</text:p>
      <text:p text:style-name="P4">
Tags: ["Europe", "Central and Eastern Europe"]</text:p>
      <text:p text:style-name="P4">
Id: 22564067</text:p>
      <!--METADATA-->
      <text:p text:style-name="P4">
Kyiv, Kyiv region(23:27). Red Alert: aerial threat. Sirens sounding. Takecover now!</text:p>
      <text:p text:style-name="P4">
News Collection Link: <text:a xlink:type="simple" xlink:href="https://liveuamap.com/en/2023/19-may-kyiv-kyiv-oblast2327-red-alert-aerial-g" text:style-name="Internet_20_link" text:visited-style-name="Visited_20_Internet_20_Link">
https://liveuamap.com/en/2023/19-may-kyiv-kyiv-oblast2327-red-alert-aerial-g</text:a>
</text:p>
      <text:p text:style-name="P4">
News Source: <text:a xlink:type="simple" xlink:href="https://t.me/air_alert_ua/46028" text:style-name="Internet_20_link" text:visited-style-name="Visited_20_Internet_20_Link">
https://t.me/air_alert_ua/46028</text:a>
</text:p>
      <!--NEWS-->
      <text:h text:style-name="P10" text:outline-level="1">
<text:span text:style-name="T4">
Zhytomyr, Zhytomyrska Oblast(23:55). Red Alert: aerial threat. Sirens sounding. Take cover now!</text:span>
</text:h>
      <text:p text:style-name="P4">
Authors: liveuamap (Language: en)</text:p>
      <text:p text:style-name="P4">
Time: 2023-05-19T17:57:00</text:p>
      <text:p text:style-name="P4">
Location: Zhytomyr (Latitude:50.26487000 Longtitude:28.67669000)</text:p>
      <text:p text:style-name="P4">
Videos: []</text:p>
      <text:p text:style-name="P4">
Images: []</text:p>
      <text:p text:style-name="P4">
Tags: ["Europe", "Central and Eastern Europe"]</text:p>
      <text:p text:style-name="P4">
Id: 22564069</text:p>
      <!--METADATA-->
      <text:p text:style-name="P4">
Zhytomyr, Zhytomyr region(23:55). Red Alert: aerial threat. Sirenssounding. Take cover now!</text:p>
      <text:p text:style-name="P4">
News Collection Link: <text:a xlink:type="simple" xlink:href="https://liveuamap.com/en/2023/19-may-zhytomyr-zhytomyrska-oblast2355-red-alg" text:style-name="Internet_20_link" text:visited-style-name="Visited_20_Internet_20_Link">
https://liveuamap.com/en/2023/19-may-zhytomyr-zhytomyrska-oblast2355-red-alg</text:a>
</text:p>
      <text:p text:style-name="P4">
News Source: <text:a xlink:type="simple" xlink:href="https://t.me/air_alert_ua/46035" text:style-name="Internet_20_link" text:visited-style-name="Visited_20_Internet_20_Link">
https://t.me/air_alert_ua/46035</text:a>
</text:p>
      <!--NEWS-->
      <text:h text:style-name="P10" text:outline-level="1">
<text:span text:style-name="T4">
Khmelnytska Oblast(00:50). Red Alert: aerial threat. Sirens sounding. Take cover now!</text:span>
</text:h>
      <text:p text:style-name="P4">
Authors: liveuamap (Language: en)</text:p>
      <text:p text:style-name="P4">
Time: 2023-05-19T18:52:00</text:p>
      <text:p text:style-name="P4">
Location: Khmelnytska Oblast (Latitude:49.50000000 Longtitude:27.00000000)</text:p>
      <text:p text:style-name="P4">
Videos: []</text:p>
      <text:p text:style-name="P4">
Images: []</text:p>
      <text:p text:style-name="P4">
Tags: ["Europe", "Central and Eastern Europe"]</text:p>
      <text:p text:style-name="P4">
Id: 22564075</text:p>
      <!--METADATA-->
      <text:p text:style-name="P4">
Khmelniki region(00:50). Red Alert: aerial threat. Sirens sounding. Takecover now!</text:p>
      <text:p text:style-name="P4">
News Collection Link: <text:a xlink:type="simple" xlink:href="https://liveuamap.com/en/2023/19-may-khmelnytska-oblast0050-red-alert-aeriag" text:style-name="Internet_20_link" text:visited-style-name="Visited_20_Internet_20_Link">
https://liveuamap.com/en/2023/19-may-khmelnytska-oblast0050-red-alert-aeriag</text:a>
</text:p>
      <text:p text:style-name="P4">
News Source: <text:a xlink:type="simple" xlink:href="https://t.me/air_alert_ua/46038" text:style-name="Internet_20_link" text:visited-style-name="Visited_20_Internet_20_Link">
https://t.me/air_alert_ua/46038</text:a>
</text:p>
      <!--NEWS-->
      <text:h text:style-name="P10" text:outline-level="1">
<text:span text:style-name="T4">
Rivne, Rivnenska Oblast(01:19). Red Alert: aerial threat. Sirens sounding. Take cover now!</text:span>
</text:h>
      <text:p text:style-name="P4">
Authors: liveuamap (Language: en)</text:p>
      <text:p text:style-name="P4">
Time: 2023-05-19T19:20:00</text:p>
      <text:p text:style-name="P4">
Location: Rivne (Latitude:50.6034445 Longtitude:26.257603168487)</text:p>
      <text:p text:style-name="P4">
Videos: []</text:p>
      <text:p text:style-name="P4">
Images: []</text:p>
      <text:p text:style-name="P4">
Tags: ["Europe", "Central and Eastern Europe"]</text:p>
      <text:p text:style-name="P4">
Id: 22564079</text:p>
      <!--METADATA-->
      <text:p text:style-name="P4">
Rivne, Rivne region(01:19). Red Alert: aerial threat. Sirens sounding.Take cover now!</text:p>
      <text:p text:style-name="P4">
News Collection Link: <text:a xlink:type="simple" xlink:href="https://liveuamap.com/en/2023/19-may-rivne-rivnenska-oblast0119-red-alert-ag" text:style-name="Internet_20_link" text:visited-style-name="Visited_20_Internet_20_Link">
https://liveuamap.com/en/2023/19-may-rivne-rivnenska-oblast0119-red-alert-ag</text:a>
</text:p>
      <text:p text:style-name="P4">
News Source: <text:a xlink:type="simple" xlink:href="https://t.me/air_alert_ua/46041" text:style-name="Internet_20_link" text:visited-style-name="Visited_20_Internet_20_Link">
https://t.me/air_alert_ua/46041</text:a>
</text:p>
      <!--NEWS-->
      <text:h text:style-name="P10" text:outline-level="1">
<text:span text:style-name="T4">
Zaporizka Oblast(02:31). Red Alert: aerial threat. Sirens sounding. Take cover now!</text:span>
</text:h>
      <text:p text:style-name="P4">
Authors: liveuamap (Language: en)</text:p>
      <text:p text:style-name="P4">
Time: 2023-05-19T20:32:00</text:p>
      <text:p text:style-name="P4">
Location: Zaporizka Oblast (Latitude:47.612021 Longtitude:35.765261)</text:p>
      <text:p text:style-name="P4">
Videos: []</text:p>
      <text:p text:style-name="P4">
Images: []</text:p>
      <text:p text:style-name="P4">
Tags: ["Europe", "Central and Eastern Europe"]</text:p>
      <text:p text:style-name="P4">
Id: 22564080</text:p>
      <!--METADATA-->
      <text:p text:style-name="P4">
Zaporizhzhia region(02:31). Red Alert: aerial threat. Sirens sounding. Take covernow!</text:p>
      <text:p text:style-name="P4">
News Collection Link: <text:a xlink:type="simple" xlink:href="https://liveuamap.com/en/2023/20-may-zaporizka-oblast0231-red-alert-aerial-g" text:style-name="Internet_20_link" text:visited-style-name="Visited_20_Internet_20_Link">
https://liveuamap.com/en/2023/20-may-zaporizka-oblast0231-red-alert-aerial-g</text:a>
</text:p>
      <text:p text:style-name="P4">
News Source: <text:a xlink:type="simple" xlink:href="https://t.me/air_alert_ua/46046" text:style-name="Internet_20_link" text:visited-style-name="Visited_20_Internet_20_Link">
https://t.me/air_alert_ua/46046</text:a>
</text:p>
      <!--NEWS-->
      <text:h text:style-name="P10" text:outline-level="1">
<text:span text:style-name="T4">
Kherson, Khersonska Oblast(02:51). Red Alert: aerial threat. Sirens sounding. Take cover now!</text:span>
</text:h>
      <text:p text:style-name="P4">
Authors: liveuamap (Language: en)</text:p>
      <text:p text:style-name="P4">
Time: 2023-05-19T20:52:00</text:p>
      <text:p text:style-name="P4">
Location: Kherson (Latitude:46.6563 Longtitude:32.61739)</text:p>
      <text:p text:style-name="P4">
Videos: []</text:p>
      <text:p text:style-name="P4">
Images: []</text:p>
      <text:p text:style-name="P4">
Tags: ["Europe", "Central and Eastern Europe"]</text:p>
      <text:p text:style-name="P4">
Id: 22564082</text:p>
      <!--METADATA-->
      <text:p text:style-name="P4">
Kherson, Kherson region(02:51). Red Alert: aerial threat. Sirens sounding.Take cover now!</text:p>
      <text:p text:style-name="P4">
News Collection Link: <text:a xlink:type="simple" xlink:href="https://liveuamap.com/en/2023/20-may-kherson-khersonska-oblast0251-red-alerg" text:style-name="Internet_20_link" text:visited-style-name="Visited_20_Internet_20_Link">
https://liveuamap.com/en/2023/20-may-kherson-khersonska-oblast0251-red-alerg</text:a>
</text:p>
      <text:p text:style-name="P4">
News Source: <text:a xlink:type="simple" xlink:href="https://t.me/air_alert_ua/46047" text:style-name="Internet_20_link" text:visited-style-name="Visited_20_Internet_20_Link">
https://t.me/air_alert_ua/46047</text:a>
</text:p>
      <!--NEWS-->
      <text:h text:style-name="P10" text:outline-level="1">
<text:span text:style-name="T4">
Donetsk Oblast(03:13). Red Alert: aerial threat. Sirens sounding. Take cover now!</text:span>
</text:h>
      <text:p text:style-name="P4">
Authors: liveuamap (Language: en)</text:p>
      <text:p text:style-name="P4">
Time: 2023-05-19T21:16:00</text:p>
      <text:p text:style-name="P4">
Location: Donetsk Oblast (Latitude:48.72792 Longtitude:37.5773)</text:p>
      <text:p text:style-name="P4">
Videos: []</text:p>
      <text:p text:style-name="P4">
Images: []</text:p>
      <text:p text:style-name="P4">
Tags: ["Europe", "Central and Eastern Europe"]</text:p>
      <text:p text:style-name="P4">
Id: 22564084</text:p>
      <!--METADATA-->
      <text:p text:style-name="P4">
Donetsk Oblast(03:13). Red Alert: aerial threat. Sirens sounding. Take covernow!</text:p>
      <text:p text:style-name="P4">
News Collection Link: <text:a xlink:type="simple" xlink:href="https://liveuamap.com/en/2023/20-may-donetsk-oblast0313-red-alert-aerial-thg" text:style-name="Internet_20_link" text:visited-style-name="Visited_20_Internet_20_Link">
https://liveuamap.com/en/2023/20-may-donetsk-oblast0313-red-alert-aerial-thg</text:a>
</text:p>
      <text:p text:style-name="P4">
News Source: <text:a xlink:type="simple" xlink:href="https://t.me/air_alert_ua/46048" text:style-name="Internet_20_link" text:visited-style-name="Visited_20_Internet_20_Link">
https://t.me/air_alert_ua/46048</text:a>
</text:p>
      <!--NEWS-->
      <text:h text:style-name="P10" text:outline-level="1">
<text:span text:style-name="T4">
Russians want to psychologically exhaust our national resistance - Anna Malyar</text:span>
</text:h>
      <text:p text:style-name="P4">
Author: ['Дмитро Чалий']</text:p>
      <text:p text:style-name="P4">
Time: 2023-05-19T63:00:00-04:00</text:p>
      <text:p text:style-name="P4">
Description: About the PID Hour of the Television Marathon “єini News” Rospovіla an intercessor of the defense of the defense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bahmut-3.jpg" text:style-name="Internet_20_link" text:visited-style-name="Visited_20_Internet_20_Link">
bahmut-3.jpg</text:a>
']</text:p>
      <text:p text:style-name="P4">
Tags: ['ГАННА МАЛЯР', 'ЄДИНІ НОВИНИ', 'ОПІР']</text:p>
      <text:p text:style-name="P4">
Category: News</text:p>
      <!--METADATA-->
      <text:p text:style-name="P4">
<draw:frame draw:style-name="fr1" draw:name="Image2" text:anchor-type="as-char" svg:width="6.9236in" svg:height="3.894525in" draw:z-index="0">
<draw:image xlink:href="../Images/AРМІЯINFORM/2023-05-19T63-00-00-04-00/bahmut-3.jpg" xlink:type="simple" xlink:show="embed" xlink:actuate="onLoad" draw:mime-type="image/jpeg"/>
</draw:frame>
Illustrative photo</text:p>
      <text:p text:style-name="P4">
About it during a television marathon <text:a xlink:type="simple" xlink:href="https://www.youtube.com/live/WY8sDvZdWEA" text:style-name="Internet_20_link" text:visited-style-name="Visited_20_Internet_20_Link">
"Unin"</text:a>
The Deputy Defense Minister of Ukraine Anna Malyar told.</text:p>
      <ul>
        <li>
Over the last month, we have seen an increase in hostile shelling of the border areas of the North and those bordering the Russian Federation. They began to more convex objects of civil infrastructure and, unfortunately, we have the dead. In this way, they intimidate the civilian population. They want to learn our national resistance in the psychological way. After all, we are now united, powerful and strong, - said Anna Malyar.</li>
      </ul>
      <text:p text:style-name="P4">
In addition, she said, the enemy wants to keep our troops, which are half -nights, in constant tension.</text:p>
      <ul>
        <li>
They do not want us to use units from the north in other directions. They are very afraid, - said Anna Malyar.</li>
      </ul>
      <text:p text:style-name="P4">
She also added that, resorting to such shellings, the enemy is looking for a label place, but the key goal they set is the capture of the whole of Ukraine, they cannot be overwhelmed, and therefore act such fragments.</text:p>
      <text:p text:style-name="P4">
News Source: <text:a xlink:type="simple" xlink:href="https://armyinform.com.ua/2023/05/19/rosiyany-hochut-psyhologichno-vysnazhyty-nash-naczionalnyj-opir-ganna-malyar/" text:style-name="Internet_20_link" text:visited-style-name="Visited_20_Internet_20_Link">
https://armyinform.com.ua/2023/05/19/rosiyany-hochut-psyhologichno-vysnazhyty-nash-naczionalnyj-opir-ganna-malyar/</text:a>
</text:p>
      <!--NEWS-->
      <text:h text:style-name="P10" text:outline-level="1">
<text:span text:style-name="T4">
Ukrainian scientists received the Boris Paton Prize for a significant contribution to supporting the combat capability of the Armed Forces of Ukraine</text:span>
</text:h>
      <text:p text:style-name="P4">
Author: ['Володимир Загребельний']</text:p>
      <text:p text:style-name="P4">
Time: 2023-05-19T78:00:00-04:00</text:p>
      <text:p text:style-name="P4">
Description: In the middle capital, the 19th traveler was naked by the perephysides of National Premi ... War with Ukraine 2022, the war with Ukraine Latest news today, the news war with Ukraine 2022 The last to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premiya-golovna.jpg" text:style-name="Internet_20_link" text:visited-style-name="Visited_20_Internet_20_Link">
premiya-golovna.jpg</text:a>
', '<text:a xlink:type="simple" xlink:href="https://armyinform.com.ua/wp-content/uploads/2023/05/premiya-002-150x150.jpg" text:style-name="Internet_20_link" text:visited-style-name="Visited_20_Internet_20_Link">
premiya-002-150x150.jpg</text:a>
', '<text:a xlink:type="simple" xlink:href="https://armyinform.com.ua/wp-content/uploads/2023/05/premiya-004-150x150.jpg" text:style-name="Internet_20_link" text:visited-style-name="Visited_20_Internet_20_Link">
premiya-004-150x150.jpg</text:a>
', '<text:a xlink:type="simple" xlink:href="https://armyinform.com.ua/wp-content/uploads/2023/05/premiya-003-150x150.jpg" text:style-name="Internet_20_link" text:visited-style-name="Visited_20_Internet_20_Link">
premiya-003-150x150.jpg</text:a>
', '<text:a xlink:type="simple" xlink:href="https://armyinform.com.ua/wp-content/uploads/2023/05/premiya-005-150x150.jpg" text:style-name="Internet_20_link" text:visited-style-name="Visited_20_Internet_20_Link">
premiya-005-150x150.jpg</text:a>
', '<text:a xlink:type="simple" xlink:href="https://armyinform.com.ua/wp-content/uploads/2023/05/premiya-005-1-150x150.jpg" text:style-name="Internet_20_link" text:visited-style-name="Visited_20_Internet_20_Link">
premiya-005-1-150x150.jpg</text:a>
', '<text:a xlink:type="simple" xlink:href="https://armyinform.com.ua/wp-content/uploads/2023/05/premiya-006-150x150.jpg" text:style-name="Internet_20_link" text:visited-style-name="Visited_20_Internet_20_Link">
premiya-006-150x150.jpg</text:a>
', '<text:a xlink:type="simple" xlink:href="https://armyinform.com.ua/wp-content/uploads/2023/05/premiya-007-150x150.jpg" text:style-name="Internet_20_link" text:visited-style-name="Visited_20_Internet_20_Link">
premiya-007-150x150.jpg</text:a>
', '<text:a xlink:type="simple" xlink:href="https://armyinform.com.ua/wp-content/uploads/2023/05/premiya-008-150x150.jpg" text:style-name="Internet_20_link" text:visited-style-name="Visited_20_Internet_20_Link">
premiya-008-150x150.jpg</text:a>
', '<text:a xlink:type="simple" xlink:href="https://armyinform.com.ua/wp-content/uploads/2023/05/premiya-009-150x150.jpg" text:style-name="Internet_20_link" text:visited-style-name="Visited_20_Internet_20_Link">
premiya-009-150x150.jpg</text:a>
', '<text:a xlink:type="simple" xlink:href="https://armyinform.com.ua/wp-content/uploads/2023/05/premiya-010-150x150.jpg" text:style-name="Internet_20_link" text:visited-style-name="Visited_20_Internet_20_Link">
premiya-010-150x150.jpg</text:a>
', '<text:a xlink:type="simple" xlink:href="https://armyinform.com.ua/wp-content/uploads/2023/05/premiya-012-150x150.jpg" text:style-name="Internet_20_link" text:visited-style-name="Visited_20_Internet_20_Link">
premiya-012-150x150.jpg</text:a>
', '<text:a xlink:type="simple" xlink:href="https://armyinform.com.ua/wp-content/uploads/2022/12/volodymyr-zagrebelnyj-2.jpg" text:style-name="Internet_20_link" text:visited-style-name="Visited_20_Internet_20_Link">
volodymyr-zagrebelnyj-2.jpg</text:a>
']</text:p>
      <text:p text:style-name="P4">
Tags: ['НАУКОВЦІ', 'ПРЕМІЯ ІМЕНІ ПАТОНА']</text:p>
      <text:p text:style-name="P4">
Category: News</text:p>
      <!--METADATA-->
      <text:p text:style-name="P4">
<draw:frame draw:style-name="fr1" draw:name="Image3" text:anchor-type="as-char" svg:width="6.9236in" svg:height="4.615733in" draw:z-index="0">
<draw:image xlink:href="../Images/AРМІЯINFORM/2023-05-19T78-00-00-04-00/premiya-golovna.jpg" xlink:type="simple" xlink:show="embed" xlink:actuate="onLoad" draw:mime-type="image/jpeg"/>
</draw:frame>
In the city center, on May 19, the winners of the Boris Paton National Prescription of Ukraine were awarded. On the basis of the submission of the Committee on State of Ukraine in the field of science and technology <text:a xlink:type="simple" xlink:href="https://www.president.gov.ua/documents/8082022-45021" text:style-name="Internet_20_link" text:visited-style-name="Visited_20_Internet_20_Link">
by decree</text:a>
President of Ukraine Volodymyrazellensky was awarded the National Boris Paton Prize of Ukraine in 2022 to the staff of researchers of five Ukrainian universities in the fields of medicine of the Ivian and Industrial Complex.</text:p>
      <text:p text:style-name="P4">
“Without a powerful advanced science, it is extremely difficult to protect the state from the encroachment of the aggressor, to ensure its sustainable development and a worthy future. It is preferentiality ... Now Ukraine needs professional decisions for the defense and elimination of warriors of war, ” - emphasized President of Ukraine Volodymyr Zelenskyy in his / her meetings to scientists.</text:p>
      <text:p text:style-name="P4">
<text:a xlink:type="simple" xlink:href="https://armyinform.com.ua/wp-content/uploads/2023/05/premiya-002.jpg" text:style-name="Internet_20_link" text:visited-style-name="Visited_20_Internet_20_Link">
!(Images/AРМІЯINFORM/2023-05-19T78-00-00-04-00/premiya-002-150x150.jpg)</text:a>
</text:p>
      <text:p text:style-name="P4">
<text:a xlink:type="simple" xlink:href="https://armyinform.com.ua/wp-content/uploads/2023/05/premiya-004.jpg" text:style-name="Internet_20_link" text:visited-style-name="Visited_20_Internet_20_Link">
<draw:frame draw:style-name="fr1" draw:name="Image4" text:anchor-type="as-char" svg:width="6.9236in" svg:height="6.9236in" draw:z-index="0">
<draw:image xlink:href="../Images/AРМІЯINFORM/2023-05-19T78-00-00-04-00/premiya-004-150x150.jpg" xlink:type="simple" xlink:show="embed" xlink:actuate="onLoad" draw:mime-type="image/jpeg"/>
</draw:frame>
</text:a>
He thanked the scientists for the contribution they make for the victory of Ukraine, a wealthy Chief of the General Staff of the Armed Forces of Ukraine, Majorvolodir Koval, Marovolodir.</text:p>
      <text:p text:style-name="P4">
"In these difficult times, despite all the attempts of the enemy, our scientists today are the egarants of our victories and curtain," he stressed, presenting the work of the Ukrainian Military Medical Academy "Medical Support Siloboron on the basis of a single medical space". It should be noted that it was for the shells that they received this honorary prize.</text:p>
      <text:p text:style-name="P4">
The authors of the work have scientifically substantiated, developed and implemented a functional-organizational model of medical support of the forces of defense for the Nazadakh of a single medical space in the conditions of hostilities.</text:p>
      <text:p text:style-name="P4">
<text:a xlink:type="simple" xlink:href="https://armyinform.com.ua/wp-content/uploads/2023/05/premiya-003.jpg" text:style-name="Internet_20_link" text:visited-style-name="Visited_20_Internet_20_Link">
!(Images/AРМІЯINFORM/2023-05-19T78-00-00-04-00/premiya-003-150x150.jpg)</text:a>
</text:p>
      <text:p text:style-name="P4">
<text:a xlink:type="simple" xlink:href="https://armyinform.com.ua/wp-content/uploads/2023/05/premiya-005.jpg" text:style-name="Internet_20_link" text:visited-style-name="Visited_20_Internet_20_Link">
<draw:frame draw:style-name="fr1" draw:name="Image5" text:anchor-type="as-char" svg:width="6.9236in" svg:height="6.9236in" draw:z-index="0">
<draw:image xlink:href="../Images/AРМІЯINFORM/2023-05-19T78-00-00-04-00/premiya-005-150x150.jpg" xlink:type="simple" xlink:show="embed" xlink:actuate="onLoad" draw:mime-type="image/jpeg"/>
</draw:frame>
</text:a>
The Deputy Chief of the General Staff of the Armed Forces of Ukraine, Major-General Koval, thanked the scientists for the contribution they make for the winning of Ukraine.He also presented the work of the staff of the Ukrainian Military Medical Academy "Medical Support of Defense forces on the basis of a single medical space", whose executors received the award. The authors have scientifically substantiated, developed a functional-organizational model of medical provision of defense forces on the basis of a single medical space in the conditions of boobs at the state level.</text:p>
      <text:p text:style-name="P4">
Among this year's winners:</text:p>
      <text:p text:style-name="P4">
<text:span text:style-name="T5">
team </text:span>
<text:span text:style-name="T5">
 Kyiv National University of Technology and Design </text:span>
<text:span text:style-name="T5">
 for the work "Technologies for the protection systems of servicemen: functional materials, composites and coatings", which created technologies of manufacturing a new generation of protective coatings and screening textile materials from the action of non -ionizing electromagnetic radiation; textile materials with antibacterial and antifungal properties; </text:span>
Scientists from <text:span text:style-name="T4">
 OO National Medical University Bogomolets </text:span>
 with the development of "Organization of emergency medical care and treatment of acute blood loss in combat and clinical practice"; <text:span text:style-name="T5">
scientists from </text:span>
<text:span text:style-name="T5">
 Taras Shevchenko National University of Kyiv </text:span>
<text:span text:style-name="T5">
 have created a highly effective synthesis of substances for early stages of creation of new drugs, which is an important component of Ukraine's safety and defense capacity; </text:span>
<text:span text:style-name="T4">
 Kherson National Technical University </text:span>
 for the development of innovative technology of creating materials for the manufacture of products with special protective characteristics- antimicrobial activity, hygiene, wear and fire resistance.</text:p>
      <text:p text:style-name="P4">
<text:a xlink:type="simple" xlink:href="https://armyinform.com.ua/wp-content/uploads/2023/05/premiya-005-1.jpg" text:style-name="Internet_20_link" text:visited-style-name="Visited_20_Internet_20_Link">
!(Images/AРМІЯINFORM/2023-05-19T78-00-00-04-00/premiya-005-1-150x150.jpg)</text:a>
</text:p>
      <text:p text:style-name="P4">
<text:a xlink:type="simple" xlink:href="https://armyinform.com.ua/wp-content/uploads/2023/05/premiya-006.jpg" text:style-name="Internet_20_link" text:visited-style-name="Visited_20_Internet_20_Link">
<draw:frame draw:style-name="fr1" draw:name="Image6" text:anchor-type="as-char" svg:width="6.9236in" svg:height="6.9236in" draw:z-index="0">
<draw:image xlink:href="../Images/AРМІЯINFORM/2023-05-19T78-00-00-04-00/premiya-006-150x150.jpg" xlink:type="simple" xlink:show="embed" xlink:actuate="onLoad" draw:mime-type="image/jpeg"/>
</draw:frame>
</text:a>
</text:p>
      <text:p text:style-name="P4">
<text:a xlink:type="simple" xlink:href="https://armyinform.com.ua/wp-content/uploads/2023/05/premiya-007.jpg" text:style-name="Internet_20_link" text:visited-style-name="Visited_20_Internet_20_Link">
<draw:frame draw:style-name="fr1" draw:name="Image7" text:anchor-type="as-char" svg:width="6.9236in" svg:height="6.9236in" draw:z-index="0">
<draw:image xlink:href="../Images/AРМІЯINFORM/2023-05-19T78-00-00-04-00/premiya-007-150x150.jpg" xlink:type="simple" xlink:show="embed" xlink:actuate="onLoad" draw:mime-type="image/jpeg"/>
</draw:frame>
</text:a>
</text:p>
      <text:p text:style-name="P4">
<text:a xlink:type="simple" xlink:href="https://armyinform.com.ua/wp-content/uploads/2023/05/premiya-008.jpg" text:style-name="Internet_20_link" text:visited-style-name="Visited_20_Internet_20_Link">
<draw:frame draw:style-name="fr1" draw:name="Image8" text:anchor-type="as-char" svg:width="6.9236in" svg:height="6.9236in" draw:z-index="0">
<draw:image xlink:href="../Images/AРМІЯINFORM/2023-05-19T78-00-00-04-00/premiya-008-150x150.jpg" xlink:type="simple" xlink:show="embed" xlink:actuate="onLoad" draw:mime-type="image/jpeg"/>
</draw:frame>
</text:a>
</text:p>
      <text:p text:style-name="P4">
<text:a xlink:type="simple" xlink:href="https://armyinform.com.ua/wp-content/uploads/2023/05/premiya-009.jpg" text:style-name="Internet_20_link" text:visited-style-name="Visited_20_Internet_20_Link">
<draw:frame draw:style-name="fr1" draw:name="Image9" text:anchor-type="as-char" svg:width="6.9236in" svg:height="6.9236in" draw:z-index="0">
<draw:image xlink:href="../Images/AРМІЯINFORM/2023-05-19T78-00-00-04-00/premiya-009-150x150.jpg" xlink:type="simple" xlink:show="embed" xlink:actuate="onLoad" draw:mime-type="image/jpeg"/>
</draw:frame>
</text:a>
</text:p>
      <text:p text:style-name="P4">
<text:a xlink:type="simple" xlink:href="https://armyinform.com.ua/wp-content/uploads/2023/05/premiya-010.jpg" text:style-name="Internet_20_link" text:visited-style-name="Visited_20_Internet_20_Link">
<draw:frame draw:style-name="fr1" draw:name="Image10" text:anchor-type="as-char" svg:width="6.9236in" svg:height="6.9236in" draw:z-index="0">
<draw:image xlink:href="../Images/AРМІЯINFORM/2023-05-19T78-00-00-04-00/premiya-010-150x150.jpg" xlink:type="simple" xlink:show="embed" xlink:actuate="onLoad" draw:mime-type="image/jpeg"/>
</draw:frame>
</text:a>
</text:p>
      <text:p text:style-name="P4">
The award took place on the eve of Science Day - a professional holiday of workers of Ukraine, which is celebrated annually on the third Saturday of May.</text:p>
      <text:p text:style-name="P4">
The award is awarded: for outstanding scientific research that contributes to the further development of the humanities, natural and technical sciences, positively influence the continuing progress and affirms the high authority of national science in the world; corresponding to the world achievements; for works that make a significant contribution to the solution of environmental protection and to ensure economic safety; For the creation of textbooks for establishments of general average education, professional(vocational-technical)Education, professional higher education, higher education, which meet modern requirements and contribute to the effective pattern of knowledge, significantly influence the improvement of the preparation of future specialists.</text:p>
      <text:p text:style-name="P4">
<text:span text:style-name="T5">
Opto authors</text:span>
</text:p>
      <text:p text:style-name="P4">
<draw:frame draw:style-name="fr1" draw:name="Image11" text:anchor-type="as-char" svg:width="6.9236in" svg:height="6.9236in" draw:z-index="0">
<draw:image xlink:href="../Images/AРМІЯINFORM/2023-05-19T78-00-00-04-00/volodymyr-zagrebelnyj-2.jpg" xlink:type="simple" xlink:show="embed" xlink:actuate="onLoad" draw:mime-type="image/jpeg"/>
</draw:frame>
<text:a xlink:type="simple" xlink:href="https://armyinform.com.ua/army-authors/volodymyr-zagrebelnyj/" text:style-name="Internet_20_link" text:visited-style-name="Visited_20_Internet_20_Link">
Vladimir Zagrebelny</text:a>
Armyinform correspondent</text:p>
      <text:p text:style-name="P4">
News Source: <text:a xlink:type="simple" xlink:href="https://armyinform.com.ua/2023/05/19/ukrayinski-naukovczi-otrymaly-premiyu-imeni-borysa-patona-za-vagomyj-vnesok-u-pidtrymku-boyezdatnosti-zs-ukrayiny/" text:style-name="Internet_20_link" text:visited-style-name="Visited_20_Internet_20_Link">
https://armyinform.com.ua/2023/05/19/ukrayinski-naukovczi-otrymaly-premiyu-imeni-borysa-patona-za-vagomyj-vnesok-u-pidtrymku-boyezdatnosti-zs-ukrayiny/</text:a>
</text:p>
      <!--NEWS-->
      <text:h text:style-name="P10" text:outline-level="1">
<text:span text:style-name="T4">
What documents are required to pass VLK</text:span>
</text:h>
      <text:p text:style-name="P4">
Author: ['АРМІЯINFORM']</text:p>
      <text:p text:style-name="P4">
Time: 2023-05-19T86:00:00-04:00</text:p>
      <text:p text:style-name="P4">
Description: List of Documents, which is not at all for the passage of Vіskovo-Lіkarskoi (VLK),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reformiviyskovolikarskikhkomisiybuti-e1683788675641.jpg" text:style-name="Internet_20_link" text:visited-style-name="Visited_20_Internet_20_Link">
reformiviyskovolikarskikhkomisiybuti-e1683788675641.jpg</text:a>
', '<text:a xlink:type="simple" xlink:href="https://armyinform.com.ua/wp-content/uploads/2023/05/dokumenty-vlk.jpg" text:style-name="Internet_20_link" text:visited-style-name="Visited_20_Internet_20_Link">
dokumenty-vlk.jpg</text:a>
']</text:p>
      <text:p text:style-name="P4">
Tags: ['ВЛК']</text:p>
      <text:p text:style-name="P4">
Category: News</text:p>
      <!--METADATA-->
      <text:p text:style-name="P4">
<draw:frame draw:style-name="fr1" draw:name="Image12" text:anchor-type="as-char" svg:width="6.9236in" svg:height="4.255034in" draw:z-index="0">
<draw:image xlink:href="../Images/AРМІЯINFORM/2023-05-19T86-00-00-04-00/reformiviyskovolikarskikhkomisiybuti-e1683788675641.jpg" xlink:type="simple" xlink:show="embed" xlink:actuate="onLoad" draw:mime-type="image/jpeg"/>
</draw:frame>
List of documents required to pass the Military Medical Commission(VLK), <text:a xlink:type="simple" xlink:href="https://t.me/militarymediacenter/" text:style-name="Internet_20_link" text:visited-style-name="Visited_20_Internet_20_Link">
made public</text:a>
Military Media Center.</text:p>
      <text:p text:style-name="P4">
<text:span text:style-name="T4">
 Documents required to pass VLK </text:span>
</text:p>
      <ol>
        <li>
Direction for a medical examination of VLK; 2. Medical book, medical certificates, examinations and examinations; 3. ID(military ticket or officer's certificate); 4. Medical characteristics(Optional document in wartime); 5. Service characteristics(Optional document in wartime); 6. Original certificate of the circumstances of the injury from your military unit or a certified copy of the accident; 7. Certificate of UBD(by availability); 8. Personal affairs and other reference materials for combat servicemen.</li>
      </ol>
      <text:p text:style-name="P4">
<draw:frame draw:style-name="fr1" draw:name="Image13" text:anchor-type="as-char" svg:width="6.9236in" svg:height="7.926841in" draw:z-index="0">
<draw:image xlink:href="../Images/AРМІЯINFORM/2023-05-19T86-00-00-04-00/dokumenty-vlk.jpg" xlink:type="simple" xlink:show="embed" xlink:actuate="onLoad" draw:mime-type="image/jpeg"/>
</draw:frame>
The extracts can be in the form of photocopy, but are certified by the relevant persons and the seal of the military unit.</text:p>
      <text:p text:style-name="P4">
<text:span text:style-name="T4">
 If there are questions on VLK: </text:span>
 0800 500 442 Turbota.mil.gov.ua</text:p>
      <text:p text:style-name="P4">
News Source: <text:a xlink:type="simple" xlink:href="https://armyinform.com.ua/2023/05/19/yaki-dokumenty-neobhidni-dlya-prohodzhennya-vlk/" text:style-name="Internet_20_link" text:visited-style-name="Visited_20_Internet_20_Link">
https://armyinform.com.ua/2023/05/19/yaki-dokumenty-neobhidni-dlya-prohodzhennya-vlk/</text:a>
</text:p>
      <!--NEWS-->
      <text:h text:style-name="P10" text:outline-level="1">
<text:span text:style-name="T4">
The bidding will be announced in the near future to organize the food of the Armed Forces of Ukraine</text:span>
</text:h>
      <text:p text:style-name="P4">
Author: ['Андрій Задубінний']</text:p>
      <text:p text:style-name="P4">
Time: 2023-05-19T96:00:00-04:00</text:p>
      <text:p text:style-name="P4">
Description: At the Minіsteniy defense of Ukraine, he was timidly timid to have a conference by Putan Organiza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e240ebd8-34c4-4023-8068-5bf46b2767aa.jpg" text:style-name="Internet_20_link" text:visited-style-name="Visited_20_Internet_20_Link">
e240ebd8-34c4-4023-8068-5bf46b2767aa.jpg</text:a>
', '<text:a xlink:type="simple" xlink:href="https://armyinform.com.ua/wp-content/uploads/2023/05/5440768e-d9bf-4201-9a84-26eed84b99ac.jpg" text:style-name="Internet_20_link" text:visited-style-name="Visited_20_Internet_20_Link">
5440768e-d9bf-4201-9a84-26eed84b99ac.jpg</text:a>
', '<text:a xlink:type="simple" xlink:href="https://armyinform.com.ua/wp-content/uploads/2023/05/8001cfa2-ef7b-4ad3-9e00-06718110a2d9.jpg" text:style-name="Internet_20_link" text:visited-style-name="Visited_20_Internet_20_Link">
8001cfa2-ef7b-4ad3-9e00-06718110a2d9.jpg</text:a>
', '<text:a xlink:type="simple" xlink:href="https://armyinform.com.ua/wp-content/uploads/2023/05/db539dfa-6a78-48d3-b2e5-4f5143eb4032.jpg" text:style-name="Internet_20_link" text:visited-style-name="Visited_20_Internet_20_Link">
db539dfa-6a78-48d3-b2e5-4f5143eb4032.jpg</text:a>
']</text:p>
      <text:p text:style-name="P4">
Tags: ['STOPRUSSIA', 'ВІЙНА', 'ВТОРГНЕННЯ РФ', 'ОРГАНІЗАЦІЯ ХАРЧУВАННЯ ЗС УКРАЇНИ', 'РЕФОРМА ХАРЧУВАННЯ']</text:p>
      <text:p text:style-name="P4">
Category: News</text:p>
      <!--METADATA-->
      <text:p text:style-name="P4">
<draw:frame draw:style-name="fr1" draw:name="Image14" text:anchor-type="as-char" svg:width="6.9236in" svg:height="2.77521in" draw:z-index="0">
<draw:image xlink:href="../Images/AРМІЯINFORM/2023-05-19T96-00-00-04-00/e240ebd8-34c4-4023-8068-5bf46b2767aa.jpg" xlink:type="simple" xlink:show="embed" xlink:actuate="onLoad" draw:mime-type="image/jpeg"/>
</draw:frame>
The Ministry of Defense of Ukraine held a working meeting to discuss the issues of food for the servicemen of the Armed Forces of Ukraine. The event was presented by Deputy Minister of Defense of Ukraine Denis Sharapov, participated in the representatives of the authorized units of the Ministry of Defense, the Armed Forces, members of the Anti -Corruption Council and market participants. The meeting presented the order of organization and procurement of food products for the needs of the Armed Forces in 2023.</text:p>
      <text:p text:style-name="P4">
<draw:frame draw:style-name="fr1" draw:name="Image15" text:anchor-type="as-char" svg:width="6.9236in" svg:height="4.621503in" draw:z-index="0">
<draw:image xlink:href="../Images/AРМІЯINFORM/2023-05-19T96-00-00-04-00/5440768e-d9bf-4201-9a84-26eed84b99ac.jpg" xlink:type="simple" xlink:show="embed" xlink:actuate="onLoad" draw:mime-type="image/jpeg"/>
</draw:frame>
At the beginning of the event, Deputy Minister of Defense Denis Sharapov noted the positive fact of a broad representation of stakeholders of business, suppliers, retailers who responded to the proposal to participate in a work meeting. He announced that the Ministry of Defense plans to announce the bidding on the organization of food for armed servicemen. The attendees were familiar with the basic principles that such purchases would be held.</text:p>
      <ul>
        <li>
I am glad to see that we have many representatives of potential suppliers at the meeting. The other day, we begin the procedure for purchasing food for the Armed Forces for the second half of 2023, - said Denis Sharapov, Deputy Ministers of Ukraine.</li>
      </ul>
      <text:p text:style-name="P4">
He also reported that a collegial body was created in the defense department, which will carry out the trading procedures and selection of winners.</text:p>
      <ul>
        <li>
the function of organizing and conducting purchases for the needs of the Armed Forces, publishing information on procurement and consideration of proposals of suppliers for the provisions is entrusted to the collegial body - the commission of the Ministry of Defense on Defense Procurement in the direction of rear support. It is an independent body that is not affected by the Ministry of Defense officials. The commission will determine the technical ironing requirements and submit an announcement for publication in the systemiprozorro. I will note that the commission also includes representatives of the Public Anti -Corruption Council at the Ministry of Defense. Unlike the previous ones, the current procedure provides open and transparent bidding with the use of Prozorro's mass system, - said Denis Sharapov.</li>
      </ul>
      <text:p text:style-name="P4">
<draw:frame draw:style-name="fr1" draw:name="Image16" text:anchor-type="as-char" svg:width="6.9236in" svg:height="4.621503in" draw:z-index="0">
<draw:image xlink:href="../Images/AРМІЯINFORM/2023-05-19T96-00-00-04-00/8001cfa2-ef7b-4ad3-9e00-06718110a2d9.jpg" xlink:type="simple" xlink:show="embed" xlink:actuate="onLoad" draw:mime-type="image/jpeg"/>
</draw:frame>
Maxim Gritsenko noted that at the beginning of a large -scale invasion of food suppliers were critically limited to feed the army that increased significantly.</text:p>
      <ul>
        <li>
Now we give all those who want to apply for bidding, offer an adequate price and adhere to all the criteria. Among the innovations is the introduction of marginal prices, which aims to prevent deliberate prices by the supplier to certain categories of products, - Maximgritsenko added.</li>
      </ul>
      <text:p text:style-name="P4">
In particular, the subject of purchasing food kits will be divided into 22 lots, with the compulsory compliance with the principle of "food goes for the military". That is, products must be supplied where the military unit is from the list of the relevant contract.</text:p>
      <text:p text:style-name="P4">
According to Maxim Gritsenko, it is quite optimistic that multi -companies participated in a working meeting.</text:p>
      <ul>
        <li>
I hope that in the near future they will provide their offers and thanks to the competition we will receive quality food at a weighted price, - said Maxim Gritsenko.</li>
      </ul>
      <text:p text:style-name="P4">
The active participants in the working meeting were members of the Public Anti -Corruption Council at the Ministry of Defense.</text:p>
      <text:p text:style-name="P4">
Upon completion of the working meeting, the representative of the Public Anti -Corruption Council, Olegsirko, noted the constructive position of the defense department on the Organization of Nutrition of the Armed Forces.</text:p>
      <text:p text:style-name="P4">
<draw:frame draw:style-name="fr1" draw:name="Image17" text:anchor-type="as-char" svg:width="6.9236in" svg:height="4.621503in" draw:z-index="0">
<draw:image xlink:href="../Images/AРМІЯINFORM/2023-05-19T96-00-00-04-00/db539dfa-6a78-48d3-b2e5-4f5143eb4032.jpg" xlink:type="simple" xlink:show="embed" xlink:actuate="onLoad" draw:mime-type="image/jpeg"/>
</draw:frame>
- Speaking of a food system, it is advanced. This is, in fact, the system of NATO's armies, which in 2015 was somewhat hurriedly implemented. It is because of the rush that the problems that now lead to scandals have arisen. The army needs to be fed today, and in order to improve the number of transparency, it takes time and calculations. What I see azaraz is undoubtedly a way forward. Today we have seen the intermediate system of food organizations of the Armed Forces, which still needs improvement. But the design position of the Ministry of Defense in this matter is most important, - said OlegSirko.</text:p>
      <text:p text:style-name="P4">
<text:span text:style-name="T4">
 _ Photo Dmitry Yurchenko _ </text:span>
</text:p>
      <text:p text:style-name="P4">
News Source: <text:a xlink:type="simple" xlink:href="https://armyinform.com.ua/2023/05/19/najblyzhchym-chasom-budut-ogolosheni-torgy-shhodo-organizacziyi-harchuvannya-vijskovosluzhbovcziv-zbrojnyh-syl/" text:style-name="Internet_20_link" text:visited-style-name="Visited_20_Internet_20_Link">
https://armyinform.com.ua/2023/05/19/najblyzhchym-chasom-budut-ogolosheni-torgy-shhodo-organizacziyi-harchuvannya-vijskovosluzhbovcziv-zbrojnyh-syl/</text:a>
</text:p>
      <!--NEWS-->
      <text:h text:style-name="P10" text:outline-level="1">
<text:span text:style-name="T4">
Tkachenko: No one is going to close the telegram</text:span>
</text:h>
      <text:p text:style-name="P4">
Authors: Ukrinform (Person)</text:p>
      <text:p text:style-name="P4">
Publisher: Укринформ (Organization)</text:p>
      <text:p text:style-name="P4">
Published Time: 2023-05-20T-132:56:44+03:00</text:p>
      <text:p text:style-name="P4">
Modified Time: 2023-05-20T14:56:44+03:00</text:p>
      <text:p text:style-name="P4">
Description: The Ministry of Culture and Inform Policy does not plan to initiate the closure of the telegram. - Ukrinform.</text:p>
      <text:p text:style-name="P4">
Images: ['<text:a xlink:type="simple" xlink:href="https://static.ukrinform.com/photos/2023_03/thumb_files/630_360_1680089704-293.jpg" text:style-name="Internet_20_link" text:visited-style-name="Visited_20_Internet_20_Link">
630_360_16800...</text:a>
']</text:p>
      <text:p text:style-name="P4">
Tags: ['Ткаченко', 'Telegram']</text:p>
      <text:p text:style-name="P4">
Type: Article</text:p>
      <!--METADATA-->
      <text:p text:style-name="P4">
<draw:frame draw:style-name="fr1" draw:name="Image18" text:anchor-type="as-char" svg:width="6.9236in" svg:height="3.956343in" draw:z-index="0">
<draw:image xlink:href="../Images/yкринформ/2023-05-20T-132-56-44-03-00/630_360_1680089704-293.jpg" xlink:type="simple" xlink:show="embed" xlink:actuate="onLoad" draw:mime-type="image/jpeg"/>
</draw:frame>
The Ministry of Culture and Inform Policy does not plan to initiate the closure of the telegrams.</text:p>
      <text:p text:style-name="P4">
The Minister of Culture and Information Policy Oleksandr Tkachenko reported this during the opening of the restored central entrance to the National Museum of International Architecture and Life of Ukraine in Pirogov, correspondent.</text:p>
      <text:p text:style-name="P4">
"No one is going to close the telegrams," the MKIP head said.</text:p>
      <text:p text:style-name="P4">
Such an answer <text:a xlink:type="simple" xlink:href="https://www.ukrinform.ua/tag-tkacenko" text:style-name="Internet_20_link" text:visited-style-name="Visited_20_Internet_20_Link">
</text:a>
He gave the question of journalists about how they will "tidy up in a telegram, whether it will be contrary to the principles of freedom of speech and whether it is better to develop critical information to information than to close the information site."</text:p>
      <text:p text:style-name="P4">
<text:span text:style-name="T4">
 Read also: </text:span>
 <text:a xlink:type="simple" xlink:href="https://www.ukrinform.ua/rubric-society/3685831-tkacenko-ne-bacit-zrostanna-popularnosti-telegramkanaliv-v-ukraini.html" text:style-name="Internet_20_link" text:visited-style-name="Visited_20_Internet_20_Link">
<text:span text:style-name="T4">
 Tkachenko </text:span>
 <text:span text:style-name="T4">
 sees </text:span>
 <text:span text:style-name="T4">
 </text:span>
 <text:span text:style-name="T4">
 </text:span>
 <text:span text:style-name="T4">
 popularity </text:span>
<text:span text:style-name="T4">
 telegrams </text:span>
 <text:span text:style-name="T4">
 </text:span>
 channels <text:span text:style-name="T4">
 </text:span>
 <text:span text:style-name="T4">
 Ukraine </text:span>
</text:a>
As it was reported, the head of the MKIP in an interview with Interfax-Ukraine stated that the discussion about "certain regulation" of the telegram was detained.</text:p>
      <text:p text:style-name="P4">
News Source: <text:a xlink:type="simple" xlink:href="https://www.ukrinform.ua/rubric-society/3711864-tkacenko-nihto-ne-zbiraetsa-zakrivati-telegram.html" text:style-name="Internet_20_link" text:visited-style-name="Visited_20_Internet_20_Link">
https://www.ukrinform.ua/rubric-society/3711864-tkacenko-nihto-ne-zbiraetsa-zakrivati-telegram.html</text:a>
</text:p>
      <!--NEWS-->
      <text:h text:style-name="P10" text:outline-level="1">
<text:span text:style-name="T4">
In Kharkiv, a man exploded in his own yard</text:span>
</text:h>
      <text:p text:style-name="P4">
Authors: Ukrinform (Person)</text:p>
      <text:p text:style-name="P4">
Publisher: Укринформ (Organization)</text:p>
      <text:p text:style-name="P4">
Published Time: 2023-05-20T-134:47:00+03:00</text:p>
      <text:p text:style-name="P4">
Modified Time: 2023-05-20T14:47:00+03:00</text:p>
      <text:p text:style-name="P4">
Description: In the village of Russian Tyshki in Kharkiv region, a 43-year-old man exploded on a mini petal. The victim was hospitalized. - Ukrinform.</text:p>
      <text:p text:style-name="P4">
Images: ['<text:a xlink:type="simple" xlink:href="https://static.ukrinform.com/photos/2023_03/thumb_files/630_360_1679835922-775.jpg" text:style-name="Internet_20_link" text:visited-style-name="Visited_20_Internet_20_Link">
630_360_16798...</text:a>
']</text:p>
      <text:p text:style-name="P4">
Tags: ['Міна', 'Вибух', 'Харківщина', 'Війна з Росією']</text:p>
      <text:p text:style-name="P4">
Type: Article</text:p>
      <!--METADATA-->
      <text:p text:style-name="P4">
<draw:frame draw:style-name="fr1" draw:name="Image19" text:anchor-type="as-char" svg:width="6.9236in" svg:height="3.956343in" draw:z-index="0">
<draw:image xlink:href="../Images/yкринформ/2023-05-20T-134-47-00-03-00/630_360_1679835922-775.jpg" xlink:type="simple" xlink:show="embed" xlink:actuate="onLoad" draw:mime-type="image/jpeg"/>
</draw:frame>
In the Selir Tishki in Kharkiv region, a 43-year-old man exploded on a mini petal. The patient was hospitalized.</text:p>
      <text:p text:style-name="P4">
About it in <text:a xlink:type="simple" xlink:href="https://t.me/synegubov/6243" text:style-name="Internet_20_link" text:visited-style-name="Visited_20_Internet_20_Link">
</text:a>
The head of Kharkiv Ovaologub Synigubov reported, Ukrinform reports.</text:p>
      <text:p text:style-name="P4">
“Today in the village. Russian silences of Kharkiv district 43-year-old man came in a hill yard on <text:a xlink:type="simple" xlink:href="https://www.ukrinform.ua/tag-mina" text:style-name="Internet_20_link" text:visited-style-name="Visited_20_Internet_20_Link">
</text:a>
"Petal", -wrote Sinegubov.</text:p>
      <text:p text:style-name="P4">
According to him, the victim was hospitalized in a state of moderate severity. Heads doctors provide him with the necessary help.</text:p>
      <text:p text:style-name="P4">
Over the past 24 hours, the SESA has surveyed more than 8 gateragraphs in Kharkiv and had 82 explosive objects.</text:p>
      <text:p text:style-name="P4">
<text:span text:style-name="T4">
 Read also: </text:span>
 <text:a xlink:type="simple" xlink:href="https://www.ukrinform.ua/rubric-regions/3711827-na-hersonsini-traktorist-pidirvavsa-na-vibuhivci.html" text:style-name="Internet_20_link" text:visited-style-name="Visited_20_Internet_20_Link">
<text:span text:style-name="T4">
 Kherson region </text:span>
 <text:span text:style-name="T4">
 tractor driver </text:span>
 <text:span text:style-name="T4">
 Excluded </text:span>
<text:span text:style-name="T4">
 explosives </text:span>
</text:a>
As reported <text:a xlink:type="simple" xlink:href="https://www.ukrinform.ua/rubric-regions/3711303-na-harkivsini-pidirvavsa-colovik-namagavsa-sam-zneskoditi-vibuhivku.html" text:style-name="Internet_20_link" text:visited-style-name="Visited_20_Internet_20_Link">
</text:a>
, Snizhkivka of the Izyum district of Kharkiv region, a man who tried to neutralize an explosive object was blown up at his own courtyard.</text:p>
      <text:p text:style-name="P4">
News Source: <text:a xlink:type="simple" xlink:href="https://www.ukrinform.ua/rubric-regions/3711839-na-harkivsini-colovik-pidirvavsa-u-vlasnomu-dvori.html" text:style-name="Internet_20_link" text:visited-style-name="Visited_20_Internet_20_Link">
https://www.ukrinform.ua/rubric-regions/3711839-na-harkivsini-colovik-pidirvavsa-u-vlasnomu-dvori.html</text:a>
</text:p>
      <!--NEWS-->
      <text:h text:style-name="P10" text:outline-level="1">
<text:span text:style-name="T4">
At Sivershchyna and Slobozhanschyna directions Russian army shelled Bleshnya, Karpovychi of C...</text:span>
</text:h>
      <text:p text:style-name="P4">
Authors: liveuamap (Language: en)</text:p>
      <text:p text:style-name="P4">
Time: 2023-05-20T-14:18:00</text:p>
      <text:p text:style-name="P4">
Location: Vovchansk (Latitude:50.01193 Longtitude:37.91553)</text:p>
      <text:p text:style-name="P4">
Videos: []</text:p>
      <text:p text:style-name="P4">
Images: []</text:p>
      <text:p text:style-name="P4">
Tags: ["Russia"]</text:p>
      <text:p text:style-name="P4">
Id: 22564190</text:p>
      <!--METADATA-->
      <text:p text:style-name="P4">
At sivershchyna and slBozhanschyna directions Russian army Shelled Bloshnya, Karpovychi of Chernihiv Region; Malushyne, SHPYL, Volfyne, Oleksiyivka, Sadky, Motryxya, Turya, Slavhorod, Verkhnya Pozhnya and Pozhnya of Sumy Region, ALSUDY, HATYUDY, HATYUDY , Zemlyanky and Topoli of Kharkivregion. Russian Aviation Conducted Aircrakes at Hlyboke, Pletenivka andzemlyanky of Kharkiv Region, - General Staff of Armed Forces of Ukraine Saysin</text:p>
      <text:p text:style-name="P4">
News Collection Link:(https://liveuamap.com/en/2023/20-may-at-sivershchyna-and-slobozhanschyna-directions-russian)</text:p>
      <text:p text:style-name="P4">
News Source: <text:a xlink:type="simple" xlink:href="https://t.me/lumsrc/4843" text:style-name="Internet_20_link" text:visited-style-name="Visited_20_Internet_20_Link">
https://t.me/lumsrc/4843</text:a>
</text:p>
      <!--NEWS-->
      <text:h text:style-name="P10" text:outline-level="1">
<text:span text:style-name="T4">
JSC Kupiansk Directio Rusian Army Shelled Figolivka, Novomlinsk, Petropavlivka, two -year, with ...</text:span>
</text:h>
      <text:p text:style-name="P4">
Authors: liveuamap (Language: en)</text:p>
      <text:p text:style-name="P4">
Time: 2023-05-20T-16:18:00</text:p>
      <text:p text:style-name="P4">
Location: Kupiansk (Latitude:49.63884 Longtitude:37.90472)</text:p>
      <text:p text:style-name="P4">
Videos: []</text:p>
      <text:p text:style-name="P4">
Images: []</text:p>
      <text:p text:style-name="P4">
Tags: ["Russia"]</text:p>
      <text:p text:style-name="P4">
Id: 22564183</text:p>
      <!--METADATA-->
      <text:p text:style-name="P4">
At kupiansk Direction Russian Army Shelled Fyholivka, Novomlynsk, PetroPavlivka, Dvorichna, Zapadne, Masutivka, Lyman Pershyy, Kylivka, Kyslivka, Kotlyka, Kyslivka. V Region and Stolmakhivka ofluhansk Region. Hryhorivka, Vilashana and Kyslivka of Kharkiv Region, - Generalstaff of Armed Forces of Ukraine Says in the Morning Report</text:p>
      <text:p text:style-name="P4">
News Collection Link:(https://liveuamap.com/en/2023/20-may-at-kupiansk-direction-russian-army-shelled-fyholivka)</text:p>
      <text:p text:style-name="P4">
News Source: <text:a xlink:type="simple" xlink:href="https://t.me/lumsrc/4844" text:style-name="Internet_20_link" text:visited-style-name="Visited_20_Internet_20_Link">
https://t.me/lumsrc/4844</text:a>
</text:p>
      <!--NEWS-->
      <text:h text:style-name="P10" text:outline-level="1">
<text:span text:style-name="T4">
At Lyman direction Russian army shelled Studenok of Kharkiv region; Makiyivka, Nevske, Biloho...</text:span>
</text:h>
      <text:p text:style-name="P4">
Authors: liveuamap (Language: en)</text:p>
      <text:p text:style-name="P4">
Time: 2023-05-20T-18:18:00</text:p>
      <text:p text:style-name="P4">
Location: Lyman (Latitude:49.1624 Longtitude:37.95055)</text:p>
      <text:p text:style-name="P4">
Videos: []</text:p>
      <text:p text:style-name="P4">
Images: []</text:p>
      <text:p text:style-name="P4">
Tags: ["Russia"]</text:p>
      <text:p text:style-name="P4">
Id: 22564176</text:p>
      <!--METADATA-->
      <text:p text:style-name="P4">
At Lyman direction Russian army shelled Studenok of Kharkiv region; Makiyivka,Nevske, Bilohorivka of Luhansk region and Verkhnokamyanske and Spirne ofDonetsk region. Russian aviation conducted airstrikes at Novolubivka andDibrova of Luhansk region, - General Staff of Armed Forces of Ukraine says inthe morning report</text:p>
      <text:p text:style-name="P4">
News Collection Link: <text:a xlink:type="simple" xlink:href="https://liveuamap.com/en/2023/20-may-at-lyman-direction-russian-army-shelled-studenok-of" text:style-name="Internet_20_link" text:visited-style-name="Visited_20_Internet_20_Link">
https://liveuamap.com/en/2023/20-may-at-lyman-direction-russian-army-shelled-studenok-of</text:a>
</text:p>
      <text:p text:style-name="P4">
News Source: <text:a xlink:type="simple" xlink:href="https://t.me/lumsrc/4845" text:style-name="Internet_20_link" text:visited-style-name="Visited_20_Internet_20_Link">
https://t.me/lumsrc/4845</text:a>
</text:p>
      <!--NEWS-->
      <text:h text:style-name="P10" text:outline-level="1">
<text:span text:style-name="T4">
Bakhmut Directio Rusian of the Army Shelled Vasukivka, Orikhovo-Vasylivka, Grigorivka, Bogdan ...</text:span>
</text:h>
      <text:p text:style-name="P4">
Authors: liveuamap (Language: en)</text:p>
      <text:p text:style-name="P4">
Time: 2023-05-20T-20:18:00</text:p>
      <text:p text:style-name="P4">
Location: Loskutivka,Luhans'ka oblast (Latitude:48.4843 Longtitude:37.87331)</text:p>
      <text:p text:style-name="P4">
Videos: []</text:p>
      <text:p text:style-name="P4">
Images: []</text:p>
      <text:p text:style-name="P4">
Tags: ["Russia"]</text:p>
      <text:p text:style-name="P4">
Id: 22564167</text:p>
      <!--METADATA-->
      <text:p text:style-name="P4">
At Bakhmut Direction Russian Army Shelled Vasukivka, Orikhovo-Vasylivka, Hryhorivka, Bohdanivka, Bakhmut, Ivanivske, Chasiv Yar, Predechychne and Pivnichne of Donetsk Region. Russian AviationConducrated Aircrakes at Fedorivka, Orikhovo -Vasylivka, Bakhmut, Khromove, Ivanivske, Stupochky, Bila Hora, - General Staff of Armed Forn, Orikhovo -Vasylivka.</text:p>
      <text:p text:style-name="P4">
News Collection Link:(https://liveuamap.com/en/2023/20-may-at-bakhmut-direction-russian-army-shelled-vasukivka)</text:p>
      <text:p text:style-name="P4">
News Source: <text:a xlink:type="simple" xlink:href="https://t.me/lumsrc/4846" text:style-name="Internet_20_link" text:visited-style-name="Visited_20_Internet_20_Link">
https://t.me/lumsrc/4846</text:a>
</text:p>
      <!--NEWS-->
      <text:h text:style-name="P10" text:outline-level="1">
<text:span text:style-name="T4">
The native Azov captives were told in the roller as waiting for their heroes</text:span>
</text:h>
      <text:p text:style-name="P4">
Authors: Ukrinform (Person)</text:p>
      <text:p text:style-name="P4">
Publisher: Укринформ (Organization)</text:p>
      <text:p text:style-name="P4">
Published Time: 2023-05-20T-21:39:00+03:00</text:p>
      <text:p text:style-name="P4">
Modified Time: 2023-05-20T23:39:00+03:00</text:p>
      <text:p text:style-name="P4">
Description: The families of the defenders of the Azovstal, who are in Russian captivity, recorded a shining video about how they await their characters at home. - Ukrinform.</text:p>
      <text:p text:style-name="P4">
Images: ['<text:a xlink:type="simple" xlink:href="https://static.ukrinform.com/photos/2018_08/thumb_files/630_360_1533127461-4038.jpeg" text:style-name="Internet_20_link" text:visited-style-name="Visited_20_Internet_20_Link">
630_360_15331...</text:a>
']</text:p>
      <text:p text:style-name="P4">
Tags: ['Азов', 'Азовсталь', 'Маріуполь', 'Відеоролик', 'Полонені', 'Війна з Росією']</text:p>
      <text:p text:style-name="P4">
Type: Article</text:p>
      <!--METADATA-->
      <text:p text:style-name="P4">
<draw:frame draw:style-name="fr1" draw:name="Image20" text:anchor-type="as-char" svg:width="6.9236in" svg:height="3.956343in" draw:z-index="0">
<draw:image xlink:href="../Images/yкринформ/2023-05-20T-21-39-00-03-00/630_360_1533127461-4038.jpeg" xlink:type="simple" xlink:show="embed" xlink:actuate="onLoad" draw:mime-type="image/jpeg"/>
</draw:frame>
Non -protesters of the azovstal, who are in Russian captivity, recorded a shine about how they await their heroes at home.</text:p>
      <text:p text:style-name="P4">
According to Ukrinform, the Azovstal Defenders' Families Association reports in <text:a xlink:type="simple" xlink:href="https://www.facebook.com/AzovstalFamilies/" text:style-name="Internet_20_link" text:visited-style-name="Visited_20_Internet_20_Link">
</text:a>
.</text:p>
      <text:p text:style-name="P4">
On May 20, the year from the release of Mariupol's defenders from the Azovstal plant was captured. "A year, full of pain and hopelessness of more than two thousand families, a time of hope for the miracle of returning your hero home," Vasocyciation said.</text:p>
      <text:p text:style-name="P4">
"These shots are about despair and hope. All year long. The whole year of the mother, the sister, the wives of such Khani soldiers from" Azov "know nothing about their relatives. The only thing that adds the energy add .</text:p>
      <text:p text:style-name="P4">
Association of Families of Defenders <text:a xlink:type="simple" xlink:href="https://www.ukrinform.ua/tag-azovstal" text:style-name="Internet_20_link" text:visited-style-name="Visited_20_Internet_20_Link">
</text:a>
She stressed that she was waiting for the return of the Mariupol garrison and at the moment when our steel characters will be able to see this video and be proud of their non -smaller families. "</text:p>
      <text:p text:style-name="P4">
<text:span text:style-name="T4">
 Read also: </text:span>
 <text:a xlink:type="simple" xlink:href="https://www.ukrinform.ua/rubric-society/3711786-asociacia-rodin-zahisnikiv-azovstali-pidgotuvala-rolik-pro-86-dniv-sprotivu-ukrainskih-geroiv.html" text:style-name="Internet_20_link" text:visited-style-name="Visited_20_Internet_20_Link">
<text:span text:style-name="T4">
 roller </text:span>
</text:a>
As it was reported, on May 20, 2022, the garrison in Mariupol reached the honorary post for the sake of rescuing the wounded and worthy burial of those who died Nazostal.</text:p>
      <text:p text:style-name="P4">
Some of the defenders have already returned home, but more than 1900 remain captive, of which about 700 Azov regiment fighters. For 365 days they have a connection with their relatives.</text:p>
      <text:p text:style-name="P4">
News Source: <text:a xlink:type="simple" xlink:href="https://www.ukrinform.ua/rubric-ato/3712031-ridni-polonenih-azovciv-rozpovili-v-roliku-ak-cekaut-na-svoih-geroiv.html" text:style-name="Internet_20_link" text:visited-style-name="Visited_20_Internet_20_Link">
https://www.ukrinform.ua/rubric-ato/3712031-ridni-polonenih-azovciv-rozpovili-v-roliku-ak-cekaut-na-svoih-geroiv.html</text:a>
</text:p>
      <!--NEWS-->
      <text:h text:style-name="P10" text:outline-level="1">
<text:span text:style-name="T4">
JSC Avdiivka Directio Rusian Army Shelled Novokalinova, Berdyshi, Avdiivka, Tonyne, First ...</text:span>
</text:h>
      <text:p text:style-name="P4">
Authors: liveuamap (Language: en)</text:p>
      <text:p text:style-name="P4">
Time: 2023-05-20T-22:18:00</text:p>
      <text:p text:style-name="P4">
Location: Donetsk Oblast (Latitude:48.05755 Longtitude:37.56861)</text:p>
      <text:p text:style-name="P4">
Videos: []</text:p>
      <text:p text:style-name="P4">
Images: []</text:p>
      <text:p text:style-name="P4">
Tags: ["Russia"]</text:p>
      <text:p text:style-name="P4">
Id: 22564161</text:p>
      <!--METADATA-->
      <text:p text:style-name="P4">
At Avdiyivka direction Russian army shelled Novokalynove, Berdychi, Avdiyivka,Tonenke, Pervomayske, Karlivka and Nevelske of Donetsk region. Russianaviation conducted airstrikes at Avdiyivka, - General Staff of Armed Forces ofUkraine says in the morning report</text:p>
      <text:p text:style-name="P4">
News Collection Link: <text:a xlink:type="simple" xlink:href="https://liveuamap.com/en/2023/20-may-at-avdiyivka-direction-russian-army-shelled-novokalynove" text:style-name="Internet_20_link" text:visited-style-name="Visited_20_Internet_20_Link">
https://liveuamap.com/en/2023/20-may-at-avdiyivka-direction-russian-army-shelled-novokalynove</text:a>
</text:p>
      <text:p text:style-name="P4">
News Source: <text:a xlink:type="simple" xlink:href="https://t.me/lumsrc/4847" text:style-name="Internet_20_link" text:visited-style-name="Visited_20_Internet_20_Link">
https://t.me/lumsrc/4847</text:a>
</text:p>
      <!--NEWS-->
      <text:h text:style-name="P10" text:outline-level="1">
<text:span text:style-name="T4">
Італія розглядає можливість навчання українських пілотів - Мелоні</text:span>
</text:h>
      <text:p text:style-name="P4">
Authors: Ukrinform (Person)</text:p>
      <text:p text:style-name="P4">
Publisher: Укринформ (Organization)</text:p>
      <text:p text:style-name="P4">
Published Time: 2023-05-20T-23:16:00+03:00</text:p>
      <text:p text:style-name="P4">
Modified Time: 2023-05-20T23:16:00+03:00</text:p>
      <text:p text:style-name="P4">
Description: Italy considers the possibility of training Ukrainian pilots on military aircraft of Western models together with the Allies. - Ukrinform.</text:p>
      <text:p text:style-name="P4">
Images: ['<text:a xlink:type="simple" xlink:href="https://static.ukrinform.com/photos/2023_04/thumb_files/630_360_1682515821-916.jpg" text:style-name="Internet_20_link" text:visited-style-name="Visited_20_Internet_20_Link">
630_360_16825...</text:a>
']</text:p>
      <text:p text:style-name="P4">
Tags: ['Авіація', 'Італія', 'Війна з Росією', 'Джорджа Мелоні', 'Коаліція винищувачів']</text:p>
      <text:p text:style-name="P4">
Type: Article</text:p>
      <!--METADATA-->
      <text:p text:style-name="P4">
<draw:frame draw:style-name="fr1" draw:name="Image21" text:anchor-type="as-char" svg:width="6.9236in" svg:height="3.956343in" draw:z-index="0">
<draw:image xlink:href="../Images/yкринформ/2023-05-20T-23-16-00-03-00/630_360_1682515821-916.jpg" xlink:type="simple" xlink:show="embed" xlink:actuate="onLoad" draw:mime-type="image/jpeg"/>
</draw:frame>
Italy considers with the Allies the possibility of training Ukrainian pilots of the Nagish Western aircraft.</text:p>
      <text:p text:style-name="P4">
According to Ukrinform, Prime Minister George Meloni, who took part in the G7 Summit, reported in Japan at a press conference.</text:p>
      <text:p text:style-name="P4">
"This is a decision that we have not yet made and which we evaluate with the allies," she said, commenting on the likelihood of teaching Ukrainian pilots on <text:a xlink:type="simple" xlink:href="https://www.ukrinform.ua/tag-vinisuvac" text:style-name="Internet_20_link" text:visited-style-name="Visited_20_Internet_20_Link">
</text:a>
F-16.</text:p>
      <text:p text:style-name="P4">
<text:span text:style-name="T4">
 Read also: </text:span>
 <text:a xlink:type="simple" xlink:href="https://www.ukrinform.ua/rubric-ato/3711575-ssa-pidtrimali-koaliciu-vinisuvaciv-zelenskij-vitae-risenna-bajdena.html" text:style-name="Internet_20_link" text:visited-style-name="Visited_20_Internet_20_Link">
<text:span text:style-name="T4">
 Coalition </text:span>
</text:a>
At the same time, Meloni noted that Italy does not have F-16 fighter jets, so she will not be able to supply them to Ukraine.</text:p>
      <text:p text:style-name="P4">
As reported by Ukrinform, <text:a xlink:type="simple" xlink:href="https://www.ukrinform.ua/amp/rubric-polytics/3711829-zelenskij-obgovoriv-z-meloni-pidgotovku-ukrainskih-pilotiv.html" text:style-name="Internet_20_link" text:visited-style-name="Visited_20_Internet_20_Link">
</text:a>
And within a working visit to Japan, where the Sam Seven Summit takes place.</text:p>
      <text:p text:style-name="P4">
News Source: <text:a xlink:type="simple" xlink:href="https://www.ukrinform.ua/rubric-ato/3712030-italia-rozgladae-mozlivist-navcanna-ukrainskih-pilotiv-meloni.html" text:style-name="Internet_20_link" text:visited-style-name="Visited_20_Internet_20_Link">
https://www.ukrinform.ua/rubric-ato/3712030-italia-rozgladae-mozlivist-navcanna-ukrainskih-pilotiv-meloni.html</text:a>
</text:p>
      <!--NEWS-->
      <text:h text:style-name="P10" text:outline-level="1">
<text:span text:style-name="T4">
JSC Marinka Direcion Rusian Army Shelled Krasnogorivka, St. George, Marynka, Kurakhov An ...</text:span>
</text:h>
      <text:p text:style-name="P4">
Authors: liveuamap (Language: en)</text:p>
      <text:p text:style-name="P4">
Time: 2023-05-20T-24:18:00</text:p>
      <text:p text:style-name="P4">
Location: Donetsk (Latitude:47.87076 Longtitude:37.35403)</text:p>
      <text:p text:style-name="P4">
Videos: []</text:p>
      <text:p text:style-name="P4">
Images: []</text:p>
      <text:p text:style-name="P4">
Tags: ["Russia"]</text:p>
      <text:p text:style-name="P4">
Id: 22564160</text:p>
      <!--METADATA-->
      <text:p text:style-name="P4">
At Maryinka direction Russian army shelled Krasnohorivka, Heorhiyivka,Maryinka, Kurakhove and Katerynivka of Donetsk region, - General Staff ofArmed Forces of Ukraine says in the morning report</text:p>
      <text:p text:style-name="P4">
News Collection Link: <text:a xlink:type="simple" xlink:href="https://liveuamap.com/en/2023/20-may-at-maryinka-direction-russian-army-shelled-krasnohorivka" text:style-name="Internet_20_link" text:visited-style-name="Visited_20_Internet_20_Link">
https://liveuamap.com/en/2023/20-may-at-maryinka-direction-russian-army-shelled-krasnohorivka</text:a>
</text:p>
      <text:p text:style-name="P4">
News Source: <text:a xlink:type="simple" xlink:href="https://t.me/lumsrc/4848" text:style-name="Internet_20_link" text:visited-style-name="Visited_20_Internet_20_Link">
https://t.me/lumsrc/4848</text:a>
</text:p>
      <!--NEWS-->
      <text:h text:style-name="P10" text:outline-level="1">
<text:span text:style-name="T4">
Determined the first rival of Svitolina at the WTA tournament 250 in Strasbourg</text:span>
</text:h>
      <text:p text:style-name="P4">
Authors: Ukrinform (Person)</text:p>
      <text:p text:style-name="P4">
Publisher: Укринформ (Organization)</text:p>
      <text:p text:style-name="P4">
Published Time: 2023-05-20T-25:11:12+03:00</text:p>
      <text:p text:style-name="P4">
Modified Time: 2023-05-20T23:11:12+03:00</text:p>
      <text:p text:style-name="P4">
Description: These tennis players will be preceded by Rolan Harros. - Ukrinform.</text:p>
      <text:p text:style-name="P4">
Images: ['<text:a xlink:type="simple" xlink:href="https://static.ukrinform.com/photos/2023_05/thumb_files/630_360_1684613411-371.jpg" text:style-name="Internet_20_link" text:visited-style-name="Visited_20_Internet_20_Link">
630_360_16846...</text:a>
']</text:p>
      <text:p text:style-name="P4">
Tags: ['Світоліна', 'Теніс']</text:p>
      <text:p text:style-name="P4">
Type: Article</text:p>
      <!--METADATA-->
      <text:p text:style-name="P4">
<draw:frame draw:style-name="fr1" draw:name="Image22" text:anchor-type="as-char" svg:width="6.9236in" svg:height="3.956343in" draw:z-index="0">
<draw:image xlink:href="../Images/yкринформ/2023-05-20T-25-11-12-03-00/630_360_1684613411-371.jpg" xlink:type="simple" xlink:show="embed" xlink:actuate="onLoad" draw:mime-type="image/jpeg"/>
</draw:frame>
Tennis players will be preceded by Rolan Harros.</text:p>
      <text:p text:style-name="P4">
Svitolina, thanks to the Wild Card from the organizers, will start at the WTA250 tournament after participation in Master in Rome, Ukrinform reports.</text:p>
      <text:p text:style-name="P4">
The Soil Tournament in Passbur will begin on Sunday, May 21. These competitions will be for the expediency of the national standings seven after returning to tennis.</text:p>
      <text:p text:style-name="P4">
In the first circle, Svitolin will meet with American Luise Chiriko, who is currently 242nd in the WTA standings. For tennis players, the match in Passbur will be a second -monetary confrontation in his career. In 2015, a Ukrainian in two sets victorious a rival at the start of the WTA250 soil tournament in Bogot.</text:p>
      <text:p text:style-name="P4">
The winner of the Svitolin pair - Chirico will meet in the second round with the stronger Katy Volynets against Eliza Mertens.</text:p>
      <text:p text:style-name="P4">
<text:span text:style-name="T4">
 Read also: </text:span>
 <text:a xlink:type="simple" xlink:href="https://www.ukrinform.ua/rubric-sports/3711981-sacko-peremig-marcenka-v-kvalifikacii-turniru-u-svejcarii.html" text:style-name="Internet_20_link" text:visited-style-name="Visited_20_Internet_20_Link">
<text:span text:style-name="T4">
 Marchenko </text:span>
</text:a>
As reported by Ukrinform, in addition to Svitolina in the competition in Passbur, Ukrainian apart is presented in a steam net, where Nadiya Kichenok will perform. Her partner will be Belgian Kimberley Tsimmerman.</text:p>
      <text:p text:style-name="P4">
Photo: btu.org.ua</text:p>
      <text:p text:style-name="P4">
News Source: <text:a xlink:type="simple" xlink:href="https://www.ukrinform.ua/rubric-sports/3712029-viznacilasa-persa-supernica-svitolinoi-na-turniri-wta250-u-strasburi.html" text:style-name="Internet_20_link" text:visited-style-name="Visited_20_Internet_20_Link">
https://www.ukrinform.ua/rubric-sports/3712029-viznacilasa-persa-supernica-svitolinoi-na-turniri-wta250-u-strasburi.html</text:a>
</text:p>
      <!--NEWS-->
      <text:h text:style-name="P10" text:outline-level="1">
<text:span text:style-name="T4">
At Shakhtarsk Directive Russian Army Sheled Novomikhailivka, Vukhledar, Bokhoynalen, Maxim ...</text:span>
</text:h>
      <text:p text:style-name="P4">
Authors: liveuamap (Language: en)</text:p>
      <text:p text:style-name="P4">
Time: 2023-05-20T-26:18:00</text:p>
      <text:p text:style-name="P4">
Location: Donetsk (Latitude:47.79217 Longtitude:36.96934)</text:p>
      <text:p text:style-name="P4">
Videos: []</text:p>
      <text:p text:style-name="P4">
Images: []</text:p>
      <text:p text:style-name="P4">
Tags: ["Russia"]</text:p>
      <text:p text:style-name="P4">
Id: 22564158</text:p>
      <!--METADATA-->
      <text:p text:style-name="P4">
At Shakhtarske direction Russian army shelled Novomykhaylivka, Vuhledar,Bohoyavlenka, Maksymivka, Zolota Nyva and Velyka Novosilka. Russian aviationconducted airstrikes at Vuhledar, Prechystivka and Zolota Nyva, - GeneralStaff of Armed Forces of Ukraine says in the morning report</text:p>
      <text:p text:style-name="P4">
News Collection Link: <text:a xlink:type="simple" xlink:href="https://liveuamap.com/en/2023/20-may-at-shakhtarske-direction-russian-army-shelled-novomykhaylivka" text:style-name="Internet_20_link" text:visited-style-name="Visited_20_Internet_20_Link">
https://liveuamap.com/en/2023/20-may-at-shakhtarske-direction-russian-army-shelled-novomykhaylivka</text:a>
</text:p>
      <text:p text:style-name="P4">
News Source: <text:a xlink:type="simple" xlink:href="https://t.me/lumsrc/4849" text:style-name="Internet_20_link" text:visited-style-name="Visited_20_Internet_20_Link">
https://t.me/lumsrc/4849</text:a>
</text:p>
      <!--NEWS-->
      <text:h text:style-name="P10" text:outline-level="1">
<text:span text:style-name="T4">
The national team of Ukraine won silver in team all -around on artistic gymnastics</text:span>
</text:h>
      <text:p text:style-name="P4">
Authors: Ukrinform (Person)</text:p>
      <text:p text:style-name="P4">
Publisher: Укринформ (Organization)</text:p>
      <text:p text:style-name="P4">
Published Time: 2023-05-20T-27:01:14+03:00</text:p>
      <text:p text:style-name="P4">
Modified Time: 2023-05-20T23:01:14+03:00</text:p>
      <text:p text:style-name="P4">
Description: This is the first medal of Ukraine for artistic gymnastics since 2020. - Ukrinform.</text:p>
      <text:p text:style-name="P4">
Images: ['<text:a xlink:type="simple" xlink:href="https://static.ukrinform.com/photos/2023_05/thumb_files/630_360_1684612765-999.jpg" text:style-name="Internet_20_link" text:visited-style-name="Visited_20_Internet_20_Link">
630_360_16846...</text:a>
']</text:p>
      <text:p text:style-name="P4">
Tags: ['Гімнастика']</text:p>
      <text:p text:style-name="P4">
Type: Article</text:p>
      <!--METADATA-->
      <text:p text:style-name="P4">
<draw:frame draw:style-name="fr1" draw:name="Image23" text:anchor-type="as-char" svg:width="6.9236in" svg:height="3.956343in" draw:z-index="0">
<draw:image xlink:href="../Images/yкринформ/2023-05-20T-27-01-14-03-00/630_360_1684612765-999.jpg" xlink:type="simple" xlink:show="embed" xlink:actuate="onLoad" draw:mime-type="image/jpeg"/>
</draw:frame>
This is the first 2020 Medal of Ukraine for Gymnastics.</text:p>
      <text:p text:style-name="P4">
The Ukrainian Gymnastics National Team has won silver in the team of the European Championship in Baku, Ukrinform reports.</text:p>
      <text:p text:style-name="P4">
The Ukrainians won a medal by the amount of individual athletes and adult teams in group exercises.</text:p>
      <text:p text:style-name="P4">
In the individual championship, Ukraine was presented: Victoria Onoprienko, Polykarika and Polina Gorodnich. In group exercises: Anastasia Wozniak, Eva Meleshchuk, Maria Vysochanskaya, Darina Duda, Diana Bayev and Elizabeth Azza.</text:p>
      <text:p text:style-name="P4">
The victory was won by Bulgaria, Bronze - in Israel.</text:p>
      <text:p text:style-name="P4">
This is the first award of Ukraine for three years for euro on rhythmic gymnastics. Lastly, Ukraine took at the home championship of Europe in 2020 - then the tournament with six awards(3+2+1). У команді тоді українки взагалістали чемпіонками, випередивши Ізраїль.</text:p>
      <text:p text:style-name="P4">
У медальному заліку чемпіонату Європи Україна перед заключним змагальним днемзаймає четверте місце з одним «сріблом». Очолює його Болгарія, яка вже здобуласім нагород, п'ять з яких золоті.</text:p>
      <text:p text:style-name="P4">
<text:span text:style-name="T4">
Читайте також:</text:span>
 <text:a xlink:type="simple" xlink:href="https://www.ukrinform.ua/rubric-sports/3711593-zbirna-ukraini-vidibralasa-v-usi-pat-finaliv-na-ce-z-hudoznoi-gimnastiki.html" text:style-name="Internet_20_link" text:visited-style-name="Visited_20_Internet_20_Link">
 </text:a>
As reported by Ukrinform, tomorrow, May 21 will take place the last day of the FRIES, Victoria Onoprienko will compete in four finals(hoop, ball, maces, tape)Photo: ukraine-rg.com.ua</text:p>
      <text:p text:style-name="P4">
News Source: <text:a xlink:type="simple" xlink:href="https://www.ukrinform.ua/rubric-sports/3712027-zbirna-ukraini-zdobula-sriblo-u-komandnomu-bagatoborstvi-na-ce-z-hudoznoi-gimnastiki.html" text:style-name="Internet_20_link" text:visited-style-name="Visited_20_Internet_20_Link">
https://www.ukrinform.ua/rubric-sports/3712027-zbirna-ukraini-zdobula-sriblo-u-komandnomu-bagatoborstvi-na-ce-z-hudoznoi-gimnastiki.html</text:a>
</text:p>
      <!--NEWS-->
      <text:h text:style-name="P10" text:outline-level="1">
<text:span text:style-name="T4">
RheinMetall manager revealed the details of Ukrainian-German production of armored vehicles</text:span>
</text:h>
      <text:p text:style-name="P4">
Authors: Ukrinform (Person)</text:p>
      <text:p text:style-name="P4">
Publisher: Укринформ (Organization)</text:p>
      <text:p text:style-name="P4">
Published Time: 2023-05-20T-30:54:00+03:00</text:p>
      <text:p text:style-name="P4">
Modified Time: 2023-05-20T22:54:00+03:00</text:p>
      <text:p text:style-name="P4">
Description: The head of the German company Rheinmetall, Armin Papperger, revealed details about the joint Ukrainian-German weapons production. - Ukrinform.</text:p>
      <text:p text:style-name="P4">
Images: ['<text:a xlink:type="simple" xlink:href="https://static.ukrinform.com/photos/2023_05/thumb_files/630_360_1684612364-512.jpg" text:style-name="Internet_20_link" text:visited-style-name="Visited_20_Internet_20_Link">
630_360_16846...</text:a>
', '<text:a xlink:type="simple" xlink:href="https://static.ukrinform.com/photos/2023_05/1684612364-587.jpg" text:style-name="Internet_20_link" text:visited-style-name="Visited_20_Internet_20_Link">
1684612364-58...</text:a>
']</text:p>
      <text:p text:style-name="P4">
Tags: ['Німеччина', 'Україна', 'Зброя', 'Військова техніка']</text:p>
      <text:p text:style-name="P4">
Type: Article</text:p>
      <!--METADATA-->
      <text:p text:style-name="P4">
<draw:frame draw:style-name="fr1" draw:name="Image24" text:anchor-type="as-char" svg:width="6.9236in" svg:height="3.956343in" draw:z-index="0">
<draw:image xlink:href="../Images/yкринформ/2023-05-20T-30-54-00-03-00/630_360_1684612364-512.jpg" xlink:type="simple" xlink:show="embed" xlink:actuate="onLoad" draw:mime-type="image/jpeg"/>
</draw:frame>
The head of RheinMetall, Armin Papperger, opened details about joint Ukrainian-German weapons production.</text:p>
      <text:p text:style-name="P4">
As Ukrinform reports, he told the publication <text:a xlink:type="simple" xlink:href="https://m.bild.de/politik/inland/politik-inland/diese-panzer-will-rheinmetall-in-der-ukraine-bauen-83994458.bildMobile.html" text:style-name="Internet_20_link" text:visited-style-name="Visited_20_Internet_20_Link">
</text:a>
.</text:p>
      <text:p text:style-name="P4">
He noted that in the summer, the production of ammunition for the Gepard anti -aircraft installation. At present, a new production line is being commissioned at the Unterlus Factory in the Lower Saxony. But RheinMetall wants to build up in <text:a xlink:type="simple" xlink:href="https://www.ukrinform.ua/tag-ukraina" text:style-name="Internet_20_link" text:visited-style-name="Visited_20_Internet_20_Link">
</text:a>
 .</text:p>
      <text:p text:style-name="P4">
<draw:frame draw:style-name="fr1" draw:name="Image25" text:anchor-type="as-char" svg:width="6.9236in" svg:height="3.894525in" draw:z-index="0">
<draw:image xlink:href="../Images/yкринформ/2023-05-20T-30-54-00-03-00/1684612364-587.jpg" xlink:type="simple" xlink:show="embed" xlink:actuate="onLoad" draw:mime-type="image/jpeg"/>
</draw:frame>
To do this, a joint venture with the Ukrainian state company Ukroboronprom will be created.</text:p>
      <text:p text:style-name="P4">
"Let's start with the maintenance and repair of existing machines, as well as the faster to produce armored vehicles, such as Fuchs transport tanks," Papperger said. Ukraine is also interested in a modern Panther tank and Lynx infantry infantry machine, he added.</text:p>
      <text:p text:style-name="P4">
<text:span text:style-name="T4">
 Read also: </text:span>
 <text:a xlink:type="simple" xlink:href="https://www.ukrinform.ua/rubric-ato/3709018-solc-ogolosiv-pro-vidilenna-ukraini-novogo-paketa-vijskovoi-dopomogi.html" text:style-name="Internet_20_link" text:visited-style-name="Visited_20_Internet_20_Link">
</text:a>
He also said that Germany has already put 18 modern tanks LEOPARD-2 and 40 Marder in Ukraine. The Ukrainian soldiers have passed the appropriate training of Ubundesver in Germany.</text:p>
      <text:p text:style-name="P4">
<text:span text:style-name="T5">
Foto: Julian Stratenschulte/DPA</text:span>
</text:p>
      <text:p text:style-name="P4">
News Source: <text:a xlink:type="simple" xlink:href="https://www.ukrinform.ua/rubric-ato/3712026-kerivnik-rheinmetall-rozkriv-detali-ukrainskonimeckogo-virobnictva-bronovanoi-tehniki.html" text:style-name="Internet_20_link" text:visited-style-name="Visited_20_Internet_20_Link">
https://www.ukrinform.ua/rubric-ato/3712026-kerivnik-rheinmetall-rozkriv-detali-ukrainskonimeckogo-virobnictva-bronovanoi-tehniki.html</text:a>
</text:p>
      <!--NEWS-->
      <text:h text:style-name="P10" text:outline-level="1">
<text:span text:style-name="T4">
In the Dnieper there was an explosion - the media</text:span>
</text:h>
      <text:p text:style-name="P4">
Authors: Ukrinform (Person)</text:p>
      <text:p text:style-name="P4">
Publisher: Укринформ (Organization)</text:p>
      <text:p text:style-name="P4">
Published Time: 2023-05-20T-32:40:00+03:00</text:p>
      <text:p text:style-name="P4">
Modified Time: 2023-05-20T22:40:00+03:00</text:p>
      <text:p text:style-name="P4">
Description: An explosion was heard in the Dnieper, air alarm was announced in the city and region. - Ukrinform.</text:p>
      <text:p text:style-name="P4">
Images: ['<text:a xlink:type="simple" xlink:href="https://static.ukrinform.com/photos/2018_10/thumb_files/630_360_1538997483-946.jpg" text:style-name="Internet_20_link" text:visited-style-name="Visited_20_Internet_20_Link">
630_360_15389...</text:a>
']</text:p>
      <text:p text:style-name="P4">
Tags: ['Дніпро', 'Вибух', 'Повітряна тривога']</text:p>
      <text:p text:style-name="P4">
Type: Article</text:p>
      <!--METADATA-->
      <text:p text:style-name="P4">
<draw:frame draw:style-name="fr1" draw:name="Image26" text:anchor-type="as-char" svg:width="6.9236in" svg:height="3.956343in" draw:z-index="0">
<draw:image xlink:href="../Images/yкринформ/2023-05-20T-32-40-00-03-00/630_360_1538997483-946.jpg" xlink:type="simple" xlink:show="embed" xlink:actuate="onLoad" draw:mime-type="image/jpeg"/>
</draw:frame>
In the Dnipro, an explosion is heard, air alarm was announced in the city and region.</text:p>
      <text:p text:style-name="P4">
As Ukrinform reports, it reports <text:a xlink:type="simple" xlink:href="https://t.me/s/suspilnenews" text:style-name="Internet_20_link" text:visited-style-name="Visited_20_Internet_20_Link">
</text:a>
.</text:p>
      <text:p text:style-name="P4">
"In the Dnieper heard <text:a xlink:type="simple" xlink:href="https://www.ukrinform.ua/tag-vibuh" text:style-name="Internet_20_link" text:visited-style-name="Visited_20_Internet_20_Link">
</text:a>
", - the passage reads.</text:p>
      <text:p text:style-name="P4">
<text:span text:style-name="T4">
 Read also: </text:span>
 <text:a xlink:type="simple" xlink:href="https://www.ukrinform.ua/rubric-ato/3711162-u-krivomu-rozi-prolunali-vibuhi.html" text:style-name="Internet_20_link" text:visited-style-name="Visited_20_Internet_20_Link">
<text:span text:style-name="T4">
 explosion </text:span>
</text:a>
Air alarm has been announced in the city and region.</text:p>
      <text:p text:style-name="P4">
News Source: <text:a xlink:type="simple" xlink:href="https://www.ukrinform.ua/rubric-ato/3712025-u-dnipri-prolunav-vibuh-zmi.html" text:style-name="Internet_20_link" text:visited-style-name="Visited_20_Internet_20_Link">
https://www.ukrinform.ua/rubric-ato/3712025-u-dnipri-prolunav-vibuh-zmi.html</text:a>
</text:p>
      <!--NEWS-->
      <text:h text:style-name="P10" text:outline-level="1">
<text:span text:style-name="T4">
The enemy for a day seven times fired at Sumy region border, two houses were damaged</text:span>
</text:h>
      <text:p text:style-name="P4">
Authors: Ukrinform (Person)</text:p>
      <text:p text:style-name="P4">
Publisher: Укринформ (Organization)</text:p>
      <text:p text:style-name="P4">
Published Time: 2023-05-20T-34:21:00+03:00</text:p>
      <text:p text:style-name="P4">
Modified Time: 2023-05-20T22:21:00+03:00</text:p>
      <text:p text:style-name="P4">
Description: During May 20, Russian troops fired four border communities of Sumy region, and a total of 56 explosions were recorded. - Ukrinform.</text:p>
      <text:p text:style-name="P4">
Images: ['<text:a xlink:type="simple" xlink:href="https://static.ukrinform.com/photos/2016_11/thumb_files/630_360_1479558145-5682.jpg" text:style-name="Internet_20_link" text:visited-style-name="Visited_20_Internet_20_Link">
630_360_14795...</text:a>
']</text:p>
      <text:p text:style-name="P4">
Tags: ['Обстріл', 'Сумщина', 'Вибух', 'Війна з Росією', 'Артилерія']</text:p>
      <text:p text:style-name="P4">
Type: Article</text:p>
      <!--METADATA-->
      <text:p text:style-name="P4">
<draw:frame draw:style-name="fr1" draw:name="Image27" text:anchor-type="as-char" svg:width="6.9236in" svg:height="3.956343in" draw:z-index="0">
<draw:image xlink:href="../Images/yкринформ/2023-05-20T-34-21-00-03-00/630_360_1479558145-5682.jpg" xlink:type="simple" xlink:show="embed" xlink:actuate="onLoad" draw:mime-type="image/jpeg"/>
</draw:frame>
During May 20, Russian troops fired at four border communities of the Sumy region, and a total of 56 explosions were recorded.</text:p>
      <text:p text:style-name="P4">
As Ukrinform reports, about it in <text:a xlink:type="simple" xlink:href="https://www.facebook.com/sumska.oda/" text:style-name="Internet_20_link" text:visited-style-name="Visited_20_Internet_20_Link">
</text:a>
Sumy Ova reports.</text:p>
      <text:p text:style-name="P4">
“During the day, the Russians carried out seven border shelling. 56 blades have been recorded, ”the message reads.</text:p>
      <text:p text:style-name="P4">
The shelling was suffered by Belopilsk, Khotinskaya, Krasnopil and Yunakovsky.</text:p>
      <text:p text:style-name="P4">
In the Belopil community, the Russians released mortars 38 mines.</text:p>
      <text:p text:style-name="P4">
The enemy fired at the Yunak community from the artillery, releasing four shells.</text:p>
      <text:p text:style-name="P4">
<text:span text:style-name="T4">
 Read also: </text:span>
 <text:a xlink:type="simple" xlink:href="https://www.ukrinform.ua/rubric-ato/3711487-vijska-rf-trici-obstrilali-prikordonna-cernigivsini-i-sumsini.html" text:style-name="Internet_20_link" text:visited-style-name="Visited_20_Internet_20_Link">
<text:span text:style-name="T4">
 Sumshchyn </text:span>
</text:a>
Under the fire of Russian artillery was the Krasnopil community, seven explosions were recorded.</text:p>
      <text:p text:style-name="P4">
In addition, the enemy from artillery in the Hotin community - seven explosions. There are two private dwellings.</text:p>
      <text:p text:style-name="P4">
As reported by Ukrinform, May 19 <text:a xlink:type="simple" xlink:href="http://www.ukrinform.ua/rubric-ato/3711636-vorog-17-raziv-obstrilav-prikordonna-sumsini-zagalom-131-vibuh.html" text:style-name="Internet_20_link" text:visited-style-name="Visited_20_Internet_20_Link">
</text:a>
Border communities of Sumy region, 131 blades were recorded.</text:p>
      <text:p text:style-name="P4">
News Source: <text:a xlink:type="simple" xlink:href="https://www.ukrinform.ua/rubric-ato/3712009-vorog-za-den-sim-raziv-obstrilav-prikordonna-sumsini-poskodzeni-dva-budinki.html" text:style-name="Internet_20_link" text:visited-style-name="Visited_20_Internet_20_Link">
https://www.ukrinform.ua/rubric-ato/3712009-vorog-za-den-sim-raziv-obstrilav-prikordonna-sumsini-poskodzeni-dva-budinki.html</text:a>
</text:p>
      <!--NEWS-->
      <text:h text:style-name="P10" text:outline-level="1">
<text:span text:style-name="T4">
Editor/editor to work on the site</text:span>
</text:h>
      <text:p text:style-name="P4">
Authors: Ukrinform (Person)</text:p>
      <text:p text:style-name="P4">
Publisher: Укринформ (Organization)</text:p>
      <text:p text:style-name="P4">
Published Time: 2023-05-20T-36:06:00+03:00</text:p>
      <text:p text:style-name="P4">
Modified Time: 2023-05-20T22:06:00+03:00</text:p>
      <text:p text:style-name="P4">
Description: Ukrainian National Information Agency Ukrinform is looking for an editor/editor to work on the site. - Ukrinform.</text:p>
      <text:p text:style-name="P4">
Images: ['<text:a xlink:type="simple" xlink:href="https://static.ukrinform.com/photos/2022_02/thumb_files/630_360_1645107758-865.jpg" text:style-name="Internet_20_link" text:visited-style-name="Visited_20_Internet_20_Link">
630_360_16451...</text:a>
']</text:p>
      <text:p text:style-name="P4">
Tags: ['Укрінформ', 'ЗМІ', 'Вакансії']</text:p>
      <text:p text:style-name="P4">
Type: Article</text:p>
      <!--METADATA-->
      <text:p text:style-name="P4">
<draw:frame draw:style-name="fr1" draw:name="Image28" text:anchor-type="as-char" svg:width="6.9236in" svg:height="3.956343in" draw:z-index="0">
<draw:image xlink:href="../Images/yкринформ/2023-05-20T-36-06-00-03-00/630_360_1645107758-865.jpg" xlink:type="simple" xlink:show="embed" xlink:actuate="onLoad" draw:mime-type="image/jpeg"/>
</draw:frame>
Ukrainian National Information Agency "Ukrinform" is a editor/editor to work on the site.</text:p>
      <text:p text:style-name="P4">
<text:span text:style-name="T4">
 Requirements for candidates for editor's job: </text:span>
</text:p>
      <ul>
        <li>
Higher Education; * excellent command of Ukrainian; * awareness of the socio-political situation in Ukraine and the world; * creativity; * Editorial experience with news in Internet media.</li>
      </ul>
      <text:p text:style-name="P4">
Social networks, profile education and knowledge of English language are welcome.</text:p>
      <text:p text:style-name="P4">
Resume send to <text:span text:style-name="T4">
 <text:a xlink:type="simple" xlink:href="Mailto: Subanovah@gmail.kom" text:style-name="Internet_20_link" text:visited-style-name="Visited_20_Internet_20_Link">
</text:a>
</text:span>
.</text:p>
      <text:p text:style-name="P4">
<text:span text:style-name="T4">
 Ukrinform offers: </text:span>
</text:p>
      <ul>
        <li>
full employment; * flexible work schedule in evening shifts and weekends; * wages by interview results(Depending on the qualification and experience of work); * Opportunity of remote work /office in the center of Kiev(Metro theatrical).</li>
      </ul>
      <text:p text:style-name="P4">
News Source: <text:a xlink:type="simple" xlink:href="https://www.ukrinform.ua/rubric-society/3709517-ukrinform-sukae-redaktora-sajtu.html" text:style-name="Internet_20_link" text:visited-style-name="Visited_20_Internet_20_Link">
https://www.ukrinform.ua/rubric-society/3709517-ukrinform-sukae-redaktora-sajtu.html</text:a>
</text:p>
      <!--NEWS-->
      <text:h text:style-name="P10" text:outline-level="1">
<text:span text:style-name="T4">
OP welcomes the EU decision to restrictions for companies that helped Russia bypass sanctions</text:span>
</text:h>
      <text:p text:style-name="P4">
Authors: Ukrinform (Person)</text:p>
      <text:p text:style-name="P4">
Publisher: Укринформ (Organization)</text:p>
      <text:p text:style-name="P4">
Published Time: 2023-05-20T-39:49:00+03:00</text:p>
      <text:p text:style-name="P4">
Modified Time: 2023-05-20T21:49:00+03:00</text:p>
      <text:p text:style-name="P4">
Description: The President's office congratulate the EU decision to impose sanctions against more than 90 companies that helped Russia to circumvent the restrictions. - Ukrinform.</text:p>
      <text:p text:style-name="P4">
Images: ['<text:a xlink:type="simple" xlink:href="https://static.ukrinform.com/photos/2023_04/thumb_files/630_360_1681461745-184.jpg" text:style-name="Internet_20_link" text:visited-style-name="Visited_20_Internet_20_Link">
630_360_16814...</text:a>
']</text:p>
      <text:p text:style-name="P4">
Tags: ['Євросоюз', 'Санкції', 'Єрмак', 'Офіс Президента']</text:p>
      <text:p text:style-name="P4">
Type: Article</text:p>
      <!--METADATA-->
      <text:p text:style-name="P4">
<draw:frame draw:style-name="fr1" draw:name="Image29" text:anchor-type="as-char" svg:width="6.9236in" svg:height="3.956343in" draw:z-index="0">
<draw:image xlink:href="../Images/yкринформ/2023-05-20T-39-49-00-03-00/630_360_1681461745-184.jpg" xlink:type="simple" xlink:show="embed" xlink:actuate="onLoad" draw:mime-type="image/jpeg"/>
</draw:frame>
The office of the President congratulate the EU decision to impose sanctions against more than 90 companies that helped Russia to circumvent the imposed restrictions.</text:p>
      <text:p text:style-name="P4">
This was reported by Presidential Office Andriy Ermak in <text:a xlink:type="simple" xlink:href="http://t.me/ermaka2022/2736" text:style-name="Internet_20_link" text:visited-style-name="Visited_20_Internet_20_Link">
</text:a>
, reports Ukrinform.</text:p>
      <text:p text:style-name="P4">
"The EU decision to impose sanctions against more than 90 non -Russian companies that have been outlined by the Russian Federation to circumvent sanctions, it is only possible to welcome," he wrote.</text:p>
      <text:p text:style-name="P4">
Yermak noted that the enemy's attempts will always be sanctioned, "Alepopis for helping them should be tough."</text:p>
      <text:p text:style-name="P4">
<text:span text:style-name="T4">
 Read also: </text:span>
 <text:a xlink:type="simple" xlink:href="https://www.ukrinform.ua/rubric-economy/3711958-cerez-sankcii-na-naftu-rosia-vtratila-40-milardiv.html" text:style-name="Internet_20_link" text:visited-style-name="Visited_20_Internet_20_Link">
<text:span text:style-name="T4">
 sanctions </text:span>
</text:a>
As reported by Ukrinform, the US and Japan governments have introduced new <text:a xlink:type="simple" xlink:href="https://www.ukrinform.ua/tag-sankcii" text:style-name="Internet_20_link" text:visited-style-name="Visited_20_Internet_20_Link">
</text:a>
Against hundreds of persons and organizations related to the war of Russia against Ukraine, since the "Seven Group" is confirmed by the determination to strengthen the responsibility of the Russian Federation for invasion of Ukraine.</text:p>
      <text:p text:style-name="P4">
<text:span text:style-name="T5">
Foto: Shutterstock</text:span>
</text:p>
      <text:p text:style-name="P4">
News Source: <text:a xlink:type="simple" xlink:href="https://www.ukrinform.ua/rubric-economy/3712012-op-vitae-risenna-evrosouzu-pro-obmezenna-dla-kompanij-aki-dopomagali-rf-obhoditi-sankcii.html" text:style-name="Internet_20_link" text:visited-style-name="Visited_20_Internet_20_Link">
https://www.ukrinform.ua/rubric-economy/3712012-op-vitae-risenna-evrosouzu-pro-obmezenna-dla-kompanij-aki-dopomagali-rf-obhoditi-sankcii.html</text:a>
</text:p>
      <!--NEWS-->
      <text:h text:style-name="P10" text:outline-level="1">
<text:span text:style-name="T4">
Manchester City became a prematurely champion of England ahead of schedule</text:span>
</text:h>
      <text:p text:style-name="P4">
Authors: Ukrinform (Person)</text:p>
      <text:p text:style-name="P4">
Publisher: Укринформ (Organization)</text:p>
      <text:p text:style-name="P4">
Published Time: 2023-05-20T-41:48:36+03:00</text:p>
      <text:p text:style-name="P4">
Modified Time: 2023-05-20T21:48:36+03:00</text:p>
      <text:p text:style-name="P4">
Description: For 35 rounds of Manchester City scored 85 points. - Ukrinform.</text:p>
      <text:p text:style-name="P4">
Images: ['<text:a xlink:type="simple" xlink:href="https://static.ukrinform.com/photos/2023_05/thumb_files/630_360_1684608426-646.jpg" text:style-name="Internet_20_link" text:visited-style-name="Visited_20_Internet_20_Link">
630_360_16846...</text:a>
']</text:p>
      <text:p text:style-name="P4">
Tags: ['Арсенал', 'Футбол', 'Манчестер Сіті', 'АПЛ']</text:p>
      <text:p text:style-name="P4">
Type: Article</text:p>
      <!--METADATA-->
      <text:p text:style-name="P4">
<draw:frame draw:style-name="fr1" draw:name="Image30" text:anchor-type="as-char" svg:width="6.9236in" svg:height="3.956343in" draw:z-index="0">
<draw:image xlink:href="../Images/yкринформ/2023-05-20T-41-48-36-03-00/630_360_1684608426-646.jpg" xlink:type="simple" xlink:show="embed" xlink:actuate="onLoad" draw:mime-type="image/jpeg"/>
</draw:frame>
For 35 tours, Manchester City scored 85 points.</text:p>
      <text:p text:style-name="P4">
Manchester City became ahead of time with the champion of England thanks to the defeat of Arsenal Uhm of the 37th round with "Nottingham Forest"(0:1), reports Ukrinform.</text:p>
      <text:p text:style-name="P4">
Arsenal remained one match in the stock and 4 points lag from the first place. The season for Zinchenko's team is actually over. Below the second lodges will not lower, and already in the fall they will play in the Champions League.</text:p>
      <text:p text:style-name="P4">
Oleksandr Zinchenko missed the match against Nottingham because of injury.</text:p>
      <text:p text:style-name="P4">
This is the third consecutive title of "locals" and the tenth in general. Under the leadership of Pepagardiola City won 5 out of 10 champions.</text:p>
      <text:p text:style-name="P4">
<text:span text:style-name="T4">
 Read also: </text:span>
 <text:a xlink:type="simple" xlink:href="https://www.ukrinform.ua/rubric-sports/3711013-koventri-ta-luton-zigraut-u-finali-plejoff-za-vihid-do-apl.html" text:style-name="Internet_20_link" text:visited-style-name="Visited_20_Internet_20_Link">
<text:span text:style-name="T4">
 APL </text:span>
</text:a>
For 35 rounds of Manchester City scored 85 points, the difference of scored and missed goals - 92:31.</text:p>
      <text:p text:style-name="P4">
Photo: Getty Images</text:p>
      <text:p text:style-name="P4">
News Source: <text:a xlink:type="simple" xlink:href="https://www.ukrinform.ua/rubric-sports/3712011-mancester-siti-dostrokovo-stav-cempionom-anglii.html" text:style-name="Internet_20_link" text:visited-style-name="Visited_20_Internet_20_Link">
https://www.ukrinform.ua/rubric-sports/3712011-mancester-siti-dostrokovo-stav-cempionom-anglii.html</text:a>
</text:p>
      <!--NEWS-->
      <text:h text:style-name="P10" text:outline-level="1">
<text:span text:style-name="T4">
In Kharkiv baked a record meadow with strawberries</text:span>
</text:h>
      <text:p text:style-name="P4">
Authors: Ukrinform (Person)</text:p>
      <text:p text:style-name="P4">
Publisher: Укринформ (Organization)</text:p>
      <text:p text:style-name="P4">
Published Time: 2023-05-20T-43:48:00+03:00</text:p>
      <text:p text:style-name="P4">
Modified Time: 2023-05-20T21:48:00+03:00</text:p>
      <text:p text:style-name="P4">
Description: In Kharkiv baked a record meadow with strawberries with a diameter of 4 m 60 cm - Ukrinform.</text:p>
      <text:p text:style-name="P4">
Images: ['<text:a xlink:type="simple" xlink:href="https://static.ukrinform.com/photos/2023_05/thumb_files/630_360_1684608321-853.jpg" text:style-name="Internet_20_link" text:visited-style-name="Visited_20_Internet_20_Link">
630_360_16846...</text:a>
']</text:p>
      <text:p text:style-name="P4">
Tags: ['Рекорд', 'Харків', 'Паляниця']</text:p>
      <text:p text:style-name="P4">
Type: Article</text:p>
      <!--METADATA-->
      <text:p text:style-name="P4">
<draw:frame draw:style-name="fr1" draw:name="Image31" text:anchor-type="as-char" svg:width="6.9236in" svg:height="3.956343in" draw:z-index="0">
<draw:image xlink:href="../Images/yкринформ/2023-05-20T-43-48-00-03-00/630_360_1684608321-853.jpg" xlink:type="simple" xlink:show="embed" xlink:actuate="onLoad" draw:mime-type="image/jpeg"/>
</draw:frame>
In Kharkiv -squeezed a record meadow with strawberries with a diameter of 4 m 60 cm.</text:p>
      <text:p text:style-name="P4">
According to Ukrinform, the head of the National Registrecord of Ukraine Lana Vetrov in [] reported this(https://www.facebook.com/permalink.php?story_fbid=pfbid02YKD3P7jrt5p49RHGk4Uqi4ofLcSPaFRvhmgjcMTNMnzXn1RPsTc2TxoZNjQEzKPRl&amp;id=100004665041432).</text:p>
      <text:p text:style-name="P4">
Вона наголосила, що в українців є перевірочне слово: "Паляниця!" Так мивпізнаємо своїх. А ось <text:a xlink:type="simple" xlink:href="https://www.ukrinform.ua/tag-harkiv" text:style-name="Internet_20_link" text:visited-style-name="Visited_20_Internet_20_Link">
 </text:a>
They decided that little. And they suggested your version: "A meadow with strawberries!"</text:p>
      <text:p text:style-name="P4">
“The largest meadow with strawberries with a diameter of 4 m 60 cm on the record was presented by Tznikol. And they distributed it only to those who could three times with these code words and not get lost, because it is already their own!” Lana emphasized.</text:p>
      <text:p text:style-name="P4">
<text:span text:style-name="T4">
 Read also: </text:span>
 <text:a xlink:type="simple" xlink:href="https://www.ukrinform.ua/rubric-diaspora/3710961-u-pekini-na-festivali-predstavili-ukrainsku-kulturu-j-tradicijnu-kuhnu.html" text:style-name="Internet_20_link" text:visited-style-name="Visited_20_Internet_20_Link">
</text:a>
The previous record in Kharkiv was registered on April 18. In Saltovka, the largest area of the city, which was also most affected by the war, was created the largest Saltov Easter egg depicted in asphalt paint. The drawing of "unconquered" has a size of 23.4 m x 17 m. Almost 750 Kharkiv was involved in its creation at different stages.</text:p>
      <text:p text:style-name="P4">
<text:span text:style-name="T5">
Foto: Lana Vetrova / Facebook</text:span>
</text:p>
      <text:p text:style-name="P4">
News Source: <text:a xlink:type="simple" xlink:href="https://www.ukrinform.ua/rubric-regions/3712010-u-harkovi-spekli-rekordnu-palanicu-z-poluniceu.html" text:style-name="Internet_20_link" text:visited-style-name="Visited_20_Internet_20_Link">
https://www.ukrinform.ua/rubric-regions/3712010-u-harkovi-spekli-rekordnu-palanicu-z-poluniceu.html</text:a>
</text:p>
      <!--NEWS-->
      <text:h text:style-name="P10" text:outline-level="1">
<text:span text:style-name="T4">
Pope Francis has instructed Cardinal Zuppi Special Mission related to the war in Ukraine</text:span>
</text:h>
      <text:p text:style-name="P4">
Authors: Ukrinform (Person)</text:p>
      <text:p text:style-name="P4">
Publisher: Укринформ (Organization)</text:p>
      <text:p text:style-name="P4">
Published Time: 2023-05-20T-45:32:00+03:00</text:p>
      <text:p text:style-name="P4">
Modified Time: 2023-05-20T21:32:00+03:00</text:p>
      <text:p text:style-name="P4">
Description: The Pope Francis has entrusted Cardinal Matteo Zuppie a special mission related to the war in Ukraine, the details of which have not yet been determined. - Ukrinform.</text:p>
      <text:p text:style-name="P4">
Images: ['<text:a xlink:type="simple" xlink:href="https://static.ukrinform.com/photos/2023_05/thumb_files/630_360_1684607487-496.jpeg" text:style-name="Internet_20_link" text:visited-style-name="Visited_20_Internet_20_Link">
630_360_16846...</text:a>
']</text:p>
      <text:p text:style-name="P4">
Tags: ['Папа Франциск', 'Україна', 'Ватикан', 'Війна з Росією']</text:p>
      <text:p text:style-name="P4">
Type: Article</text:p>
      <!--METADATA-->
      <text:p text:style-name="P4">
<draw:frame draw:style-name="fr1" draw:name="Image32" text:anchor-type="as-char" svg:width="6.9236in" svg:height="3.956343in" draw:z-index="0">
<draw:image xlink:href="../Images/yкринформ/2023-05-20T-45-32-00-03-00/630_360_1684607487-496.jpeg" xlink:type="simple" xlink:show="embed" xlink:actuate="onLoad" draw:mime-type="image/jpeg"/>
</draw:frame>
The Paparim Francis has entrusted Cardinal Matteo Zuppie's special mission, which is not yet defined.</text:p>
      <text:p text:style-name="P4">
As Ukrinform reports, it reports <text:a xlink:type="simple" xlink:href="https://www.vaticannews.va/uk/vatican-city/news/2023-05/zuppi-misija-schodo-vijny-v-ukrajini.html" text:style-name="Internet_20_link" text:visited-style-name="Visited_20_Internet_20_Link">
</text:a>
.</text:p>
      <text:p text:style-name="P4">
“I can confirm that <text:a xlink:type="simple" xlink:href="https://www.ukrinform.ua/tag-papa-francisk" text:style-name="Internet_20_link" text:visited-style-name="Visited_20_Internet_20_Link">
</text:a>
Ruspordinal Matteo Zuppi, Archbishop of Bologna and the Head of Conferences of the Tais -Taiscopes, the task of holding a mission, in agreement with a state -owned sector, which could contribute to a weakening of tension in the war in Ukraine, in the hope that has never faded. The time of this mission, as well as the way of its accomplishment, is being studied, ” - said in a statement, which was spread by the spokesman of St. Bruni St. Bruni.</text:p>
      <text:p text:style-name="P4">
As it was reported, on May 1, the head of the Catholic Church, Pope Franciscziyskayae that the Vatican was involved in a peacekeeping mission to try to launch Russia's war against Ukraine.</text:p>
      <text:p text:style-name="P4">
<text:span text:style-name="T4">
 Read also: </text:span>
 <text:a xlink:type="simple" xlink:href="https://www.ukrinform.ua/rubric-society/3708876-u-vatikani-rozpovili-podrobici-zustrici-zelenskogo-z-papou-franciskom.html" text:style-name="Internet_20_link" text:visited-style-name="Visited_20_Internet_20_Link">
</text:a>
</text:p>
      <text:p text:style-name="P4">
<text:a xlink:type="simple" xlink:href="https://www.ukrinform.ua/rubric-polytics/3711118-papa-francisk-planue-vidpraviti-delegacii-v-ukrainu-i-rosiu-dla-pripinenna-vijni.html" text:style-name="Internet_20_link" text:visited-style-name="Visited_20_Internet_20_Link">
 </text:a>
for the mediation in ceasefire. Cardinal Matteo Zuppi from Bologna will go to negotiate with President of Ukraine Vladimir Zelensky.</text:p>
      <text:p text:style-name="P4">
<text:span text:style-name="T5">
Foto: www.vaticannews.va</text:span>
</text:p>
      <text:p text:style-name="P4">
News Source: <text:a xlink:type="simple" xlink:href="https://www.ukrinform.ua/rubric-society/3712007-papa-francisk-doruciv-kardinalu-zuppi-specmisiu-povazanu-z-vijnou-v-ukraini.html" text:style-name="Internet_20_link" text:visited-style-name="Visited_20_Internet_20_Link">
https://www.ukrinform.ua/rubric-society/3712007-papa-francisk-doruciv-kardinalu-zuppi-specmisiu-povazanu-z-vijnou-v-ukraini.html</text:a>
</text:p>
      <!--NEWS-->
      <text:h text:style-name="P10" text:outline-level="1">
<text:span text:style-name="T4">
The hammer's Magnet Matter won the Ukrainian Summer Universiade</text:span>
</text:h>
      <text:p text:style-name="P4">
Authors: Ukrinform (Person)</text:p>
      <text:p text:style-name="P4">
Publisher: Укринформ (Organization)</text:p>
      <text:p text:style-name="P4">
Published Time: 2023-05-20T-47:23:15+03:00</text:p>
      <text:p text:style-name="P4">
Modified Time: 2023-05-20T21:23:15+03:00</text:p>
      <text:p text:style-name="P4">
Description: The Ukrainian performed all six attempts in 72 meters. - Ukrinform.</text:p>
      <text:p text:style-name="P4">
Images: ['<text:a xlink:type="simple" xlink:href="https://static.ukrinform.com/photos/2023_05/thumb_files/630_360_1684606896-252.jpg" text:style-name="Internet_20_link" text:visited-style-name="Visited_20_Internet_20_Link">
630_360_16846...</text:a>
']</text:p>
      <text:p text:style-name="P4">
Tags: ['Легка атлетика']</text:p>
      <text:p text:style-name="P4">
Type: Article</text:p>
      <!--METADATA-->
      <text:p text:style-name="P4">
<draw:frame draw:style-name="fr1" draw:name="Image33" text:anchor-type="as-char" svg:width="6.9236in" svg:height="3.956343in" draw:z-index="0">
<draw:image xlink:href="../Images/yкринформ/2023-05-20T-47-23-15-03-00/630_360_1684606896-252.jpg" xlink:type="simple" xlink:show="embed" xlink:actuate="onLoad" draw:mime-type="image/jpeg"/>
</draw:frame>
Ukrainian performed all six attempts in 72 meters.</text:p>
      <text:p text:style-name="P4">
The Ukrainian hammer Michael Kohan has won the Little Universiat, Ukrinform reports.</text:p>
      <text:p text:style-name="P4">
The competition took place on Friday, May 19, in Lviv. The Kohan, according to the results of the game, was the only metalman that made all six attempts for 72 meters.</text:p>
      <text:p text:style-name="P4">
It is the first tournament where the Ukrainian athlete participated after distillation from international events that received from the Federation of Ukraine's athletics.</text:p>
      <text:p text:style-name="P4">
<text:span text:style-name="T4">
 Read also: </text:span>
 <text:a xlink:type="simple" xlink:href="https://www.ukrinform.ua/rubric-sports/3681395-molotoboec-kohan-vigrav-zoloto-kubka-evropi2023-u-portugalii.html" text:style-name="Internet_20_link" text:visited-style-name="Visited_20_Internet_20_Link">
</text:a>
As reported by Ukrinform, at the tournament in Liuri Kohan "violated ethical norms of behavior during participation in the official delegation of the national team of Ukraine", to which the athlete did not say.</text:p>
      <text:p text:style-name="P4">
Photo: btu.org.ua</text:p>
      <text:p text:style-name="P4">
News Source: <text:a xlink:type="simple" xlink:href="https://www.ukrinform.ua/rubric-sports/3712004-metalnik-molota-kohan-zdobuv-peremogu-na-ukrainskij-litnij-universiadi.html" text:style-name="Internet_20_link" text:visited-style-name="Visited_20_Internet_20_Link">
https://www.ukrinform.ua/rubric-sports/3712004-metalnik-molota-kohan-zdobuv-peremogu-na-ukrainskij-litnij-universiadi.html</text:a>
</text:p>
      <!--NEWS-->
      <text:h text:style-name="P10" text:outline-level="1">
<text:span text:style-name="T4">
The first match of the Futsal Extra-Liga of Ukraine took place</text:span>
</text:h>
      <text:p text:style-name="P4">
Authors: Ukrinform (Person)</text:p>
      <text:p text:style-name="P4">
Publisher: Укринформ (Organization)</text:p>
      <text:p text:style-name="P4">
Published Time: 2023-05-20T-49:13:52+03:00</text:p>
      <text:p text:style-name="P4">
Modified Time: 2023-05-20T21:13:52+03:00</text:p>
      <text:p text:style-name="P4">
Description: Chu won the first match of the finale. - Ukrinform.</text:p>
      <text:p text:style-name="P4">
Images: ['<text:a xlink:type="simple" xlink:href="https://static.ukrinform.com/photos/2023_05/thumb_files/630_360_1684606347-906.jpg" text:style-name="Internet_20_link" text:visited-style-name="Visited_20_Internet_20_Link">
630_360_16846...</text:a>
']</text:p>
      <text:p text:style-name="P4">
Tags: ['футзал']</text:p>
      <text:p text:style-name="P4">
Type: Article</text:p>
      <!--METADATA-->
      <text:p text:style-name="P4">
<draw:frame draw:style-name="fr1" draw:name="Image34" text:anchor-type="as-char" svg:width="6.9236in" svg:height="3.956343in" draw:z-index="0">
<draw:image xlink:href="../Images/yкринформ/2023-05-20T-49-13-52-03-00/630_360_1684606347-906.jpg" xlink:type="simple" xlink:show="embed" xlink:actuate="onLoad" draw:mime-type="image/jpeg"/>
</draw:frame>
Chu won the first -mattress of the finale.</text:p>
      <text:p text:style-name="P4">
Hurricane and Hit played the first match of the Futsal Championship of Ukraine –2: 1, Ukrinform reports.</text:p>
      <text:p text:style-name="P4">
The main time of the match ended with a score of 1: 1. In the 32nd minute, Igorcorrsun was distinguished, who brought the Ivano-Frankivsk forward. However, after 4 minutes, the best barrier this season Yevgeny Zhuk leveled the score, scoring the 30th goal in the campaign.</text:p>
      <text:p text:style-name="P4">
The duel went to extracts. In the 43rd minute, after the hit of the player, he discharged from the Hurricane gate from Korsun. As a result, the first match of the ChU ended with a score of 2: 1 in favor of Hita.</text:p>
      <text:p text:style-name="P4">
The match took place in Ivano-Frankivsk. Tomorrow, May 21, this is a 2nd match of the series. Then the teams will move to Kiev, the third meeting will be dated - May 27. If necessary, the 4th and 5th matters will visit May 28 and 31.</text:p>
      <text:p text:style-name="P4">
<text:span text:style-name="T4">
 Read also: </text:span>
 <text:a xlink:type="simple" xlink:href="https://www.ukrinform.ua/rubric-sports/3710165-zbirna-ukraini-z-futzalu-otrimala-supernikiv-u-finalnomu-turniri-uniorskogo-evro2023.html" text:style-name="Internet_20_link" text:visited-style-name="Visited_20_Internet_20_Link">
<text:span text:style-name="T4">
 Futsal </text:span>
</text:a>
As reported by Ukrinform, the Hurricane in the semifinals defeated the Rivne Cardinal-Rivnestandart, the series account-3: 1.</text:p>
      <text:p text:style-name="P4">
Photo: uregan.if.ua</text:p>
      <text:p text:style-name="P4">
News Source: <text:a xlink:type="simple" xlink:href="https://www.ukrinform.ua/rubric-sports/3712002-vidbuvsa-persij-matc-finalnoi-serii-futzalnoi-ekstraligi-ukraini.html" text:style-name="Internet_20_link" text:visited-style-name="Visited_20_Internet_20_Link">
https://www.ukrinform.ua/rubric-sports/3712002-vidbuvsa-persij-matc-finalnoi-serii-futzalnoi-ekstraligi-ukraini.html</text:a>
</text:p>
      <!--NEWS-->
      <text:h text:style-name="P10" text:outline-level="1">
<text:span text:style-name="T4">
Russian fake about the "disappearance" of Zaluzhny is associated with the peak of tension in Bakhmut - painter</text:span>
</text:h>
      <text:p text:style-name="P4">
Authors: Ukrinform (Person)</text:p>
      <text:p text:style-name="P4">
Publisher: Укринформ (Organization)</text:p>
      <text:p text:style-name="P4">
Published Time: 2023-05-20T-51:12:00+03:00</text:p>
      <text:p text:style-name="P4">
Modified Time: 2023-05-20T21:12:00+03:00</text:p>
      <text:p text:style-name="P4">
Description: The launch of fake information about the alleged disappearance of the Commander -in -Chief of the Armed Forces Valery Zaluzhny is explained by the peak of voltage in Bakhmut. - Ukrinform.</text:p>
      <text:p text:style-name="P4">
Images: ['<text:a xlink:type="simple" xlink:href="https://static.ukrinform.com/photos/2022_08/thumb_files/630_360_1660222321-926.jpg" text:style-name="Internet_20_link" text:visited-style-name="Visited_20_Internet_20_Link">
630_360_16602...</text:a>
']</text:p>
      <text:p text:style-name="P4">
Tags: ['Бахмут', 'Фейк', 'Валерій Залужний', 'Війна з Росією', 'Ганна Маляр']</text:p>
      <text:p text:style-name="P4">
Type: Article</text:p>
      <!--METADATA-->
      <text:p text:style-name="P4">
<draw:frame draw:style-name="fr1" draw:name="Image35" text:anchor-type="as-char" svg:width="6.9236in" svg:height="3.956343in" draw:z-index="0">
<draw:image xlink:href="../Images/yкринформ/2023-05-20T-51-12-00-03-00/630_360_1660222321-926.jpg" xlink:type="simple" xlink:show="embed" xlink:actuate="onLoad" draw:mime-type="image/jpeg"/>
</draw:frame>
The launch of fake information about the alleged disappearance of the commander -in -chief of the landslide of Zaluzhny is explained by the peak of the voltage in Bakhmut.</text:p>
      <text:p text:style-name="P4">
According to Ukrinform, the Deputy Minister of Defense Anna Malyar reported in <text:a xlink:type="simple" xlink:href="http://t.me/annamaliar/771" text:style-name="Internet_20_link" text:visited-style-name="Visited_20_Internet_20_Link">
</text:a>
.</text:p>
      <text:p text:style-name="P4">
"The Russians have launched an information wave about the alleged disappearance of our headmaster Valery Fedorovich Zaluzhny. Glavcom. . And the effect of it is limited in the case of accurate moment of spread and mass, " - wrote a painter.</text:p>
      <text:p text:style-name="P4">
According to her, the moment of spread <text:a xlink:type="simple" xlink:href="https://www.ukrinform.ua/tag-fejk" text:style-name="Internet_20_link" text:visited-style-name="Visited_20_Internet_20_Link">
</text:a>
Clear - the peak of tension in Bakhmut. The Russians expect that demoralization and several Ukrainian military can facilitate their situation.</text:p>
      <text:p text:style-name="P4">
<text:span text:style-name="T4">
 Read also: </text:span>
 <text:a xlink:type="simple" xlink:href="https://www.ukrinform.ua/rubric-ato/3711854-perekidanna-vorogom-dodatkovih-sil-do-bahmuta-svidcit-pro-proval-ih-nastupu-usov.html" text:style-name="Internet_20_link" text:visited-style-name="Visited_20_Internet_20_Link">
<text:span text:style-name="T4">
 Bakhmut </text:span>
</text:a>
"Actually, for the sake of this, a bunch of premature reports of Bakhmut's" capture ", the painter said.</text:p>
      <text:p text:style-name="P4">
As reported by Ukrinform, in Bakhmut of Donetsk region the situation is critical;</text:p>
      <text:p text:style-name="P4">
News Source: <text:a xlink:type="simple" xlink:href="https://www.ukrinform.ua/rubric-ato/3712001-rosijskij-fejk-pro-zniknenna-zaluznogo-povazanij-iz-pikom-naprugi-v-bahmuti-malar.html" text:style-name="Internet_20_link" text:visited-style-name="Visited_20_Internet_20_Link">
https://www.ukrinform.ua/rubric-ato/3712001-rosijskij-fejk-pro-zniknenna-zaluznogo-povazanij-iz-pikom-naprugi-v-bahmuti-malar.html</text:a>
</text:p>
      <!--NEWS-->
      <text:h text:style-name="P10" text:outline-level="1">
<text:span text:style-name="T4">
The Kalush Orchestra band supported the captives of Azovstal defenders</text:span>
</text:h>
      <text:p text:style-name="P4">
Authors: Ukrinform (Person)</text:p>
      <text:p text:style-name="P4">
Publisher: Укринформ (Organization)</text:p>
      <text:p text:style-name="P4">
Published Time: 2023-05-20T-53:03:00+03:00</text:p>
      <text:p text:style-name="P4">
Modified Time: 2023-05-20T21:03:00+03:00</text:p>
      <text:p text:style-name="P4">
Description: Kalush Orchestra recorded a video with words of support for captives of the defenders of Azovstal and their families. - Ukrinform.</text:p>
      <text:p text:style-name="P4">
Images: ['<text:a xlink:type="simple" xlink:href="https://static.ukrinform.com/photos/2023_05/thumb_files/630_360_1684605737-853.jpg" text:style-name="Internet_20_link" text:visited-style-name="Visited_20_Internet_20_Link">
630_360_16846...</text:a>
']</text:p>
      <text:p text:style-name="P4">
Tags: ['Азовсталь', 'Полонені', 'Kalush Orchestra', 'Війна з Росією']</text:p>
      <text:p text:style-name="P4">
Type: Article</text:p>
      <!--METADATA-->
      <text:p text:style-name="P4">
<draw:frame draw:style-name="fr1" draw:name="Image36" text:anchor-type="as-char" svg:width="6.9236in" svg:height="3.956343in" draw:z-index="0">
<draw:image xlink:href="../Images/yкринформ/2023-05-20T-53-03-00-03-00/630_360_1684605737-853.jpg" xlink:type="simple" xlink:show="embed" xlink:actuate="onLoad" draw:mime-type="image/jpeg"/>
</draw:frame>
Grontkalush Orchestra recorded a video with words of support for captured Azovstal defenders and their families.</text:p>
      <text:p text:style-name="P4">
The Azovstal Families Association of the Azovstali defenders reported this in <text:a xlink:type="simple" xlink:href="https://t.me/AzovstalFamilies/1748" text:style-name="Internet_20_link" text:visited-style-name="Visited_20_Internet_20_Link">
</text:a>
, reports Ukrinform.</text:p>
      <text:p text:style-name="P4">
"Today is exactly a year as part of our defenders with" <text:a xlink:type="simple" xlink:href="https://www.ukrinform.ua/tag-azovstal" text:style-name="Internet_20_link" text:visited-style-name="Visited_20_Internet_20_Link">
</text:a>
"They still remain in captivity. We say that soon every son, husband, wife, mom will return to their relatives. We believe in our victory," the group reads.</text:p>
      <text:p text:style-name="P4">
It is noted that Kalush Orchestra is supported by the Mariupol garrison not for the first time-in May 2022, when the battles at the Azovstal reached the peak of catastrophe, the performers have saved Mariupol and Azovstal in a lively air-drawn. action. Then the need for immediate rescue of the defenders brought Azovstal to Top Points in Google throughout Europe. In the summer of that year, the band transferred 5 million UAH for the rehabilitation of the heroes returned from captivity.</text:p>
      <text:p text:style-name="P4">
<text:span text:style-name="T4">
 Read also: </text:span>
 <text:a xlink:type="simple" xlink:href="https://www.ukrinform.ua/rubric-culture/3711990-u-kievi-pokazali-vistavu-azovstal-golosi.html" text:style-name="Internet_20_link" text:visited-style-name="Visited_20_Internet_20_Link">
<text:span text:style-name="T4">
 show </text:span>
</text:a>
As it was reported, relatives of the defenders of "Azovstal" insist on the consolidation of the law of Ukraine of the status of servicemen released from captivity, to abuse the culture of treatment of prisoners of war and the procedure for their rehabilitation.</text:p>
      <text:p text:style-name="P4">
The year to Ukraine managed to return about 500 defenders of Azovstal, another 2,000 are still in Russian captivity.</text:p>
      <text:p text:style-name="P4">
News Source: <text:a xlink:type="simple" xlink:href="https://www.ukrinform.ua/rubric-culture/3711999-gurt-kalush-orchestra-pidtrimav-polonenih-zahisnikiv-azovstali.html" text:style-name="Internet_20_link" text:visited-style-name="Visited_20_Internet_20_Link">
https://www.ukrinform.ua/rubric-culture/3711999-gurt-kalush-orchestra-pidtrimav-polonenih-zahisnikiv-azovstali.html</text:a>
</text:p>
      <!--NEWS-->
      <text:h text:style-name="P10" text:outline-level="1">
<text:span text:style-name="T4">
In the case of unlocking the ports of Nikolaev, Ukraine will be able to increase grain exports - Solsky</text:span>
</text:h>
      <text:p text:style-name="P4">
Authors: Ukrinform (Person)</text:p>
      <text:p text:style-name="P4">
Publisher: Укринформ (Organization)</text:p>
      <text:p text:style-name="P4">
Published Time: 2023-05-20T-55:00:04+03:00</text:p>
      <text:p text:style-name="P4">
Modified Time: 2023-05-20T21:00:04+03:00</text:p>
      <text:p text:style-name="P4">
Description: Ukraine will increase the export of agricultural products twice if it is possible to unlock ports in Nikolaev. - Ukrinform.</text:p>
      <text:p text:style-name="P4">
Images: ['<text:a xlink:type="simple" xlink:href="https://static.ukrinform.com/photos/2023_01/thumb_files/630_360_1672835822-745.jpg" text:style-name="Internet_20_link" text:visited-style-name="Visited_20_Internet_20_Link">
630_360_16728...</text:a>
']</text:p>
      <text:p text:style-name="P4">
Tags: ['Експорт', 'Миколаїв', 'Зерно', 'Єдині новини']</text:p>
      <text:p text:style-name="P4">
Type: Article</text:p>
      <!--METADATA-->
      <text:p text:style-name="P4">
<draw:frame draw:style-name="fr1" draw:name="Image37" text:anchor-type="as-char" svg:width="6.9236in" svg:height="3.956343in" draw:z-index="0">
<draw:image xlink:href="../Images/yкринформ/2023-05-20T-55-00-04-03-00/630_360_1672835822-745.jpg" xlink:type="simple" xlink:show="embed" xlink:actuate="onLoad" draw:mime-type="image/jpeg"/>
</draw:frame>
Ukraine will increase the export of agricultural products twice if it is possible to unlock the ports of Vykolaev.</text:p>
      <text:p text:style-name="P4">
According to Ukrinform, the Minister of Agrarian Policy and Food Nikolai Solsky said on the air of the Tele scale "Unified News".</text:p>
      <text:p text:style-name="P4">
"Nikolaev is of great importance, because it is comparable in size from the Portamivlya Odessa, with its unlock Ukraine can increase approximately twicexport, reduce the cost of logistics, respectively, Ukrainian agrarians will receive more monetary," - said Solsky.</text:p>
      <text:p text:style-name="P4">
According to him, not just discovery <text:a xlink:type="simple" xlink:href="https://www.ukrinform.ua/tag-mikolaiv" text:style-name="Internet_20_link" text:visited-style-name="Visited_20_Internet_20_Link">
</text:a>
but also the number of vessels that are passed on the Bosphorus. Because if they are not enough, it doesn't matter how many ports will be open, it will give anything.</text:p>
      <text:p text:style-name="P4">
"It is also important to talk about those people who are ready to work on these vessels, as the danger factor remains significant," Solsky added.</text:p>
      <text:p text:style-name="P4">
<text:span text:style-name="T4">
 Read also: </text:span>
 <text:a xlink:type="simple" xlink:href="https://www.ukrinform.ua/rubric-economy/3711442-v-ukraini-se-zalisilos-blizko-10-miljoniv-tonn-zerna-na-eksport.html" text:style-name="Internet_20_link" text:visited-style-name="Visited_20_Internet_20_Link">
</text:a>
As it was reported, Ukraine appealed to the UN and Turkey, which are the signatories of the Tagrants of the "Grain Initiative", with a proposal to introduce the Nikolaev ports of Vuggod, but they have not yet confirmed this opportunity.</text:p>
      <text:p text:style-name="P4">
News Source: <text:a xlink:type="simple" xlink:href="https://www.ukrinform.ua/rubric-economy/3711996-u-razi-rozblokuvanna-portiv-mikolaeva-ukraina-zmoze-zbilsiti-eksport-zerna-vdvici-solskij.html" text:style-name="Internet_20_link" text:visited-style-name="Visited_20_Internet_20_Link">
https://www.ukrinform.ua/rubric-economy/3711996-u-razi-rozblokuvanna-portiv-mikolaeva-ukraina-zmoze-zbilsiti-eksport-zerna-vdvici-solskij.html</text:a>
</text:p>
      <!--NEWS-->
      <text:h text:style-name="P10" text:outline-level="1">
<text:span text:style-name="T4">
In the Black Sea of the Russian Federation holds two rocket launchers with eight calibers</text:span>
</text:h>
      <text:p text:style-name="P4">
Authors: Ukrinform (Person)</text:p>
      <text:p text:style-name="P4">
Publisher: Укринформ (Organization)</text:p>
      <text:p text:style-name="P4">
Published Time: 2023-05-20T-58:55:00+03:00</text:p>
      <text:p text:style-name="P4">
Modified Time: 2023-05-20T20:55:00+03:00</text:p>
      <text:p text:style-name="P4">
Description: On the fighting in the Black Sea, the Russian Federation holds two rocket launchers that have eight rockets "Caliber". - Ukrinform.</text:p>
      <text:p text:style-name="P4">
Images: ['<text:a xlink:type="simple" xlink:href="https://static.ukrinform.com/photos/2016_03/thumb_files/630_360_1459411837-1303-foto-milru.jpg" text:style-name="Internet_20_link" text:visited-style-name="Visited_20_Internet_20_Link">
630_360_14594...</text:a>
']</text:p>
      <text:p text:style-name="P4">
Tags: ['Ракета', ' Чорне море', 'Підводний човен', 'Війна з Росією']</text:p>
      <text:p text:style-name="P4">
Type: Article</text:p>
      <!--METADATA-->
      <text:p text:style-name="P4">
<draw:frame draw:style-name="fr1" draw:name="Image38" text:anchor-type="as-char" svg:width="6.9236in" svg:height="3.956343in" draw:z-index="0">
<draw:image xlink:href="../Images/yкринформ/2023-05-20T-58-55-00-03-00/630_360_1459411837-1303-foto-milru.jpg" xlink:type="simple" xlink:show="embed" xlink:actuate="onLoad" draw:mime-type="image/jpeg"/>
</draw:frame>
On the fighting in the Black Sea, the Russian Federation holds two rocket launchers with eight rockets "Caliber".</text:p>
      <text:p text:style-name="P4">
According to Ukrinform, the Operational Command “South” reports in <text:a xlink:type="simple" xlink:href="https://www.facebook.com/OperationalCommandSouth/posts/pfbid02pRpyzK822ZNy4u1UbfeJhchCJEa52duw791VKa2YZXKzjn21uCtpzXFjd2p9AmJxl" text:style-name="Internet_20_link" text:visited-style-name="Visited_20_Internet_20_Link">
</text:a>
.</text:p>
      <text:p text:style-name="P4">
“Ворог збільшив кількість ракетоносіїв в <text:a xlink:type="simple" xlink:href="https://www.ukrinform.ua/tag-corne-more" text:style-name="Internet_20_link" text:visited-style-name="Visited_20_Internet_20_Link">
 </text:a>
Twice: there are two underwater rocket launchers, equipped with eight "caliber", - the message reads.</text:p>
      <text:p text:style-name="P4">
The OK "South" was conveyed that, given the strengthening of reconnaissance hostility with the help of drones and the available information about the probable readiness of enemy aviation for use, it is necessary to be careful to the signal alarm.</text:p>
      <text:p text:style-name="P4">
<text:span text:style-name="T4">
 Read also: </text:span>
 <text:a xlink:type="simple" xlink:href="https://www.ukrinform.ua/rubric-world/3711125-rosia-mae-namir-i-zdatnist-atakuvati-pidvodni-energeticni-ta-komunikacijni-linii-zahodu-volles.html" text:style-name="Internet_20_link" text:visited-style-name="Visited_20_Internet_20_Link">
</text:a>
As reported <text:a xlink:type="simple" xlink:href="https://www.ukrinform.ua/rubric-ato/3711764-u-cornomu-mori-rosia-trimae-odin-raketonosij-iz-cotirma-kalibrami.html" text:style-name="Internet_20_link" text:visited-style-name="Visited_20_Internet_20_Link">
</text:a>
, as of 10:30 on the Black Sea, Russia held one rocket carrier with four "caliber".</text:p>
      <text:p text:style-name="P4">
News Source: <text:a xlink:type="simple" xlink:href="https://www.ukrinform.ua/rubric-ato/3711995-u-cornomu-mori-rf-trimae-dva-raketonosii-iz-vismoma-kalibrami.html" text:style-name="Internet_20_link" text:visited-style-name="Visited_20_Internet_20_Link">
https://www.ukrinform.ua/rubric-ato/3711995-u-cornomu-mori-rf-trimae-dva-raketonosii-iz-vismoma-kalibrami.html</text:a>
</text:p>
      <!--NEWS-->
      <text:h text:style-name="P10" text:outline-level="1">
<text:span text:style-name="T4">
The ISS reacted to Moscow's announcement in the search of the court prosecutor</text:span>
</text:h>
      <text:p text:style-name="P4">
Authors: Ukrinform (Person)</text:p>
      <text:p text:style-name="P4">
Publisher: Укринформ (Organization)</text:p>
      <text:p text:style-name="P4">
Published Time: 2023-05-20T-60:54:29+03:00</text:p>
      <text:p text:style-name="P4">
Modified Time: 2023-05-20T20:54:29+03:00</text:p>
      <text:p text:style-name="P4">
Description: The International Criminal Court, which issued a warrant for the arrest of Russian dictator Vladimir Putin, responded to the Russian Federation's announcement in the wanted prosecutor. - Ukrinform.</text:p>
      <text:p text:style-name="P4">
Images: ['<text:a xlink:type="simple" xlink:href="https://static.ukrinform.com/photos/2021_04/thumb_files/630_360_1617459818-607.jpg" text:style-name="Internet_20_link" text:visited-style-name="Visited_20_Internet_20_Link">
630_360_16174...</text:a>
']</text:p>
      <text:p text:style-name="P4">
Tags: ['Розшук', 'Росія', 'Міжнародний кримінальний суд']</text:p>
      <text:p text:style-name="P4">
Type: Article</text:p>
      <!--METADATA-->
      <text:p text:style-name="P4">
<draw:frame draw:style-name="fr1" draw:name="Image39" text:anchor-type="as-char" svg:width="6.9236in" svg:height="3.956343in" draw:z-index="0">
<draw:image xlink:href="../Images/yкринформ/2023-05-20T-60-54-29-03-00/630_360_1617459818-607.jpg" xlink:type="simple" xlink:show="embed" xlink:actuate="onLoad" draw:mime-type="image/jpeg"/>
</draw:frame>
The International Criminal Court, which issued the arrest of Russian dictatoraolodimir Putin, responded to the Russian Federation's announcement in the wanted prosecutor.</text:p>
      <text:p text:style-name="P4">
According to Ukrinform, this is reported on the site <text:a xlink:type="simple" xlink:href="http://www.icc-cpi.int/news/icc-statement-reports-coercive-measures-against-officials" text:style-name="Internet_20_link" text:visited-style-name="Visited_20_Internet_20_Link">
</text:a>
The ICS statement states that the institution is aware of and deeply concerned and unjustified forced measures, which, which is reported, was used against the ISS officials, in particular, the Tasuddy Court Prosecutor of the Preliminary Proceedings II by the Russian Federation by the Russian Federation.</text:p>
      <text:p text:style-name="P4">
It is noted that the ISS considers such measures unacceptable, so the court will continue to "strictly perform its legal mandate to ensure responsibility of clogging crimes that cause concern for the international community in general."</text:p>
      <text:p text:style-name="P4">
The ISS firmly supports its staff and officials, and, according to a statement published earlier today by the presidency of the Assembly of the Court of Court of States, calls on all States Parties and interested parties of the Roman Statutauactivize their efforts to protect the court and its staff, as well as ensure its ability Its independent mandate is emphasized in the statement.</text:p>
      <text:p text:style-name="P4">
<text:span text:style-name="T4">
 Read also: </text:span>
 <text:a xlink:type="simple" xlink:href="https://www.ukrinform.ua/rubric-ato/3704917-pisla-orderu-mks-dla-putina-rf-stala-obereznisou-u-pitanni-ukrainskih-ditej-ekspert-obse.html" text:style-name="Internet_20_link" text:visited-style-name="Visited_20_Internet_20_Link">
<text:span text:style-name="T4">
 Order </text:span>
</text:a>
As it was reported, the Ministry of Internal Affairs of the Russian Federation <text:a xlink:type="simple" xlink:href="https://www.ukrinform.ua/rubric-world/3711513-u-rosii-ogolosili-v-rozsuk-prokurora-mks-akij-vidav-order-na-arest-putina.html" text:style-name="Internet_20_link" text:visited-style-name="Visited_20_Internet_20_Link">
</text:a>
The prosecutor of the International Criminal Court of Karim Khan, who issued a warrant for the arrest of Russian President Putin and the Russian Children's Ombudsman Maria Lviv-Belovovovovovovovorovovovovovorovovocase the abduction of children from Ukraine.</text:p>
      <text:p text:style-name="P4">
On March 17, the Chamber of Preliminary Issue of the ISS <text:a xlink:type="simple" xlink:href="https://www.ukrinform.ua/rubric-world/3683849-miznarodnij-kriminalnij-sud-vidav-order-na-arest-putina.html" text:style-name="Internet_20_link" text:visited-style-name="Visited_20_Internet_20_Link">
</text:a>
Putin and Lviv-Belova.</text:p>
      <text:p text:style-name="P4">
The President of the Russian Federation and the Commissioner of the President of the Russian Federation for the child's affairs are suspected of war crimes - illegal deportation and movement of the population, in particular, from the temporarily occupied territory of Ukraine at least from February 24, 2022.</text:p>
      <text:p text:style-name="P4">
News Source: <text:a xlink:type="simple" xlink:href="https://www.ukrinform.ua/rubric-world/3711994-u-mks-vidreaguvali-na-ogolosenna-moskvou-v-rozsuk-prokurora-sudu.html" text:style-name="Internet_20_link" text:visited-style-name="Visited_20_Internet_20_Link">
https://www.ukrinform.ua/rubric-world/3711994-u-mks-vidreaguvali-na-ogolosenna-moskvou-v-rozsuk-prokurora-sudu.html</text:a>
</text:p>
      <!--NEWS-->
      <text:h text:style-name="P10" text:outline-level="1">
<text:span text:style-name="T4">
The Netherlands canceled the F-16 Sale Agreement to a private company-media</text:span>
</text:h>
      <text:p text:style-name="P4">
Authors: Ukrinform (Person)</text:p>
      <text:p text:style-name="P4">
Publisher: Укринформ (Organization)</text:p>
      <text:p text:style-name="P4">
Published Time: 2023-05-20T-62:43:32+03:00</text:p>
      <text:p text:style-name="P4">
Modified Time: 2023-05-20T20:43:32+03:00</text:p>
      <text:p text:style-name="P4">
Description: The Netherlands abolished the F-16 F-16 F-16 F-16 Filling Agreement Draken International, suggesting that they may be in Ukraine. - Ukrinform.</text:p>
      <text:p text:style-name="P4">
Images: ['<text:a xlink:type="simple" xlink:href="https://static.ukrinform.com/photos/2015_10/thumb_files/630_360_1445999950-2748-f-16.jpg" text:style-name="Internet_20_link" text:visited-style-name="Visited_20_Internet_20_Link">
630_360_14459...</text:a>
']</text:p>
      <text:p text:style-name="P4">
Tags: ['Нідерланди', 'Україна', 'Продаж', 'Винищувач']</text:p>
      <text:p text:style-name="P4">
Type: Article</text:p>
      <!--METADATA-->
      <text:p text:style-name="P4">
<draw:frame draw:style-name="fr1" draw:name="Image40" text:anchor-type="as-char" svg:width="6.9236in" svg:height="3.956343in" draw:z-index="0">
<draw:image xlink:href="../Images/yкринформ/2023-05-20T-62-43-32-03-00/630_360_1445999950-2748-f-16.jpg" xlink:type="simple" xlink:show="embed" xlink:actuate="onLoad" draw:mime-type="image/jpeg"/>
</draw:frame>
The Netherlands abolished the F-16 F-16 F-16 Sale Agreement Draken International, suggest that they may be in Ukraine.</text:p>
      <text:p text:style-name="P4">
About it reports Ukrinform with reference to <text:a xlink:type="simple" xlink:href="https://twitter.com/oryxspioenkop/status/1659875567712325633" text:style-name="Internet_20_link" text:visited-style-name="Visited_20_Internet_20_Link">
</text:a>
OryxSpioenkop.</text:p>
      <text:p text:style-name="P4">
"The Netherlands abolished the remaining F -16 selling agreement, Drakeninternational, so it is easy to guess where they will actually find themselves," the report said.</text:p>
      <text:p text:style-name="P4">
According to <text:a xlink:type="simple" xlink:href="http://www.scramble.nl/military-news/dutch-mod-sells-f-16s" text:style-name="Internet_20_link" text:visited-style-name="Visited_20_Internet_20_Link">
 </text:a>
, Draken International seemed to receive 40 F-16 fighters. The first12 fighters of the Netherlands were already sold in 2022.</text:p>
      <text:p text:style-name="P4">
In 2021 the Defense Ministry <text:a xlink:type="simple" xlink:href="https://www.ukrinform.ua/tag-niderlandi" text:style-name="Internet_20_link" text:visited-style-name="Visited_20_Internet_20_Link">
</text:a>
It was reported that 28 fighter jets should be decommissioned by May 20124.</text:p>
      <text:p text:style-name="P4">
The media suggests that these F-16 fighters will probably be transferred to the needs of the Air Forces of the Armed Forces of Ukraine.</text:p>
      <text:p text:style-name="P4">
<text:span text:style-name="T4">
 Read also: </text:span>
 <text:a xlink:type="simple" xlink:href="https://www.ukrinform.ua/rubric-ato/3711112-zelenskij-pro-f16-mi-neodminno-pobacimo-v-ukrainskomu-nebi-bojovih-sokoliv.html" text:style-name="Internet_20_link" text:visited-style-name="Visited_20_Internet_20_Link">
</text:a>
As reported by Ukrinform, the Prime Minister of the Netherlands Mark Rutte <text:a xlink:type="simple" xlink:href="https://www.ukrinform.ua/rubric-ato/3706676-rutte-niderlandi-obgovoruut-zi-ssa-britanieu-ta-danieu-peredacu-ukraini-f16.html" text:style-name="Internet_20_link" text:visited-style-name="Visited_20_Internet_20_Link">
</text:a>
that the Netherlands together with the partners processing options for supplying Ukraine F-16 to Ukraine, there is no taboo in this issue.</text:p>
      <text:p text:style-name="P4">
US President Joe Biden assured the leaders of the Seven Group, who will have the joint-supporting efforts to prepare Ukrainian pilots on Western Western aircraft, including F-16.</text:p>
      <text:p text:style-name="P4">
According to the Western media, earlier in the US administration to understand European allies that the United States will not interfere with them from suppliers of F-16 to Ukraine.</text:p>
      <text:p text:style-name="P4">
News Source: <text:a xlink:type="simple" xlink:href="https://www.ukrinform.ua/rubric-world/3711993-niderlandi-skasuvali-ugodu-pro-prodaz-f16-privatnij-kompanii-zmi.html" text:style-name="Internet_20_link" text:visited-style-name="Visited_20_Internet_20_Link">
https://www.ukrinform.ua/rubric-world/3711993-niderlandi-skasuvali-ugodu-pro-prodaz-f16-privatnij-kompanii-zmi.html</text:a>
</text:p>
      <!--NEWS-->
      <text:h text:style-name="P10" text:outline-level="1">
<text:span text:style-name="T4">
Romanchuk came down from the distance to the Open Water Swimming COS</text:span>
</text:h>
      <text:p text:style-name="P4">
Authors: Ukrinform (Person)</text:p>
      <text:p text:style-name="P4">
Publisher: Укринформ (Organization)</text:p>
      <text:p text:style-name="P4">
Published Time: 2023-05-20T-69:09:00+03:00</text:p>
      <text:p text:style-name="P4">
Modified Time: 2023-05-20T20:09:00+03:00</text:p>
      <text:p text:style-name="P4">
Description: The Ukrainian swimmer stopped performing in the fourth circle of distance. - Ukrinform.</text:p>
      <text:p text:style-name="P4">
Images: ['<text:a xlink:type="simple" xlink:href="https://static.ukrinform.com/photos/2023_05/thumb_files/630_360_1684602437-899.jpeg" text:style-name="Internet_20_link" text:visited-style-name="Visited_20_Internet_20_Link">
630_360_16846...</text:a>
']</text:p>
      <text:p text:style-name="P4">
Tags: ['Романчук', 'плавання']</text:p>
      <text:p text:style-name="P4">
Type: Article</text:p>
      <!--METADATA-->
      <text:p text:style-name="P4">
<draw:frame draw:style-name="fr1" draw:name="Image41" text:anchor-type="as-char" svg:width="6.9236in" svg:height="3.956343in" draw:z-index="0">
<draw:image xlink:href="../Images/yкринформ/2023-05-20T-69-09-00-03-00/630_360_1684602437-899.jpeg" xlink:type="simple" xlink:show="embed" xlink:actuate="onLoad" draw:mime-type="image/jpeg"/>
</draw:frame>
The Ukrainian swimmer stopped performing in the fourth circle of distance.</text:p>
      <text:p text:style-name="P4">
The leader of the national team of swimming Mikhail Romanchuk came down from the distance at the stage of the world in the world of swimming in open water, which takes place in Italian golfo-arranchi, <text:a xlink:type="simple" xlink:href="https://suspilne.media/482254-mihajlo-romancuk-zijsov-z-distancii-na-kubku-svitu-z-plavanna-na-vidkritij-vodi-so-stalosa/" text:style-name="Internet_20_link" text:visited-style-name="Visited_20_Internet_20_Link">
</text:a>
Public sports, Ukrinform reports.</text:p>
      <text:p text:style-name="P4">
Romanchuk began swimming in the top 3, gradually losing her leading positions. Timne is less, before the fourth circle, the Ukrainian swimmer ranked ninth place in the case of a lag from leaders.</text:p>
      <text:p text:style-name="P4">
On the fourth circle of the intermediate result, the online system was not recorded. And then, after the swim, the Ukrainian athlete <text:a xlink:type="simple" xlink:href="https://www.instagram.com/stories/misha_romanchuk/3106813172680586340/" text:style-name="Internet_20_link" text:visited-style-name="Visited_20_Internet_20_Link">
</text:a>
Press the Instagram page, which shows how it is kept after lifting from the water to the pier.</text:p>
      <text:p text:style-name="P4">
“It happened in the third circle, almost four circles sailed. There was some kind of Zitalets, who exactly - I can not say, because there were 33. The consequences - no, just a very sore nose. I hope that by the evening it is not swollen and I could continue to be continued and swim. It is unclear how it happened, because I leave the place. Why push at all? There was no reason, this is the middle, everything is ahead, ”Romanchuk said.</text:p>
      <text:p text:style-name="P4">
The winner of the World Cup in Golf-Araunta was the Hungarian Cristof Odnovsky. He was ahead of Italian Dominic Acerenz by 2.50 seconds.</text:p>
      <text:p text:style-name="P4">
<text:span text:style-name="T4">
 Read also: </text:span>
 <text:a xlink:type="simple" xlink:href="https://www.ukrinform.ua/rubric-sports/3696970-ukrainski-plavci-zdobuli-u-svecii-11-medalej-ta-5-olimpijskih-licenzij.html" text:style-name="Internet_20_link" text:visited-style-name="Visited_20_Internet_20_Link">
</text:a>
According to Ukrinform, this is the second start of Romanchuk in a career at the level of Kubcissvit at a distance of 10 km. In 2022 in Germany he became a silver medalist.</text:p>
      <text:p text:style-name="P4">
Photo: Getty Images</text:p>
      <text:p text:style-name="P4">
News Source: <text:a xlink:type="simple" xlink:href="https://www.ukrinform.ua/rubric-sports/3711984-romancuk-zijsov-z-distancii-na-kubku-svitu-z-plavanna-na-vidkritij-vodi.html" text:style-name="Internet_20_link" text:visited-style-name="Visited_20_Internet_20_Link">
https://www.ukrinform.ua/rubric-sports/3711984-romancuk-zijsov-z-distancii-na-kubku-svitu-z-plavanna-na-vidkritij-vodi.html</text:a>
</text:p>
      <!--NEWS-->
      <text:h text:style-name="P10" text:outline-level="1">
<text:span text:style-name="T4">
Ukrainian air defense shot down 20 Shahed drones and 1 reconnaissance Merlin-VR drone</text:span>
</text:h>
      <text:p text:style-name="P4">
Authors: liveuamap (Language: en)</text:p>
      <text:p text:style-name="P4">
Time: 2023-05-20T01:59:00</text:p>
      <text:p text:style-name="P4">
Location: Kyiv, Kyiv city (Latitude:50.46308 Longtitude:30.52946)</text:p>
      <text:p text:style-name="P4">
Videos: []</text:p>
      <text:p text:style-name="P4">
Images: ["<text:a xlink:type="simple" xlink:href="https://liveuamap.com/pics/2023/05/20/22564125_0.jpg" text:style-name="Internet_20_link" text:visited-style-name="Visited_20_Internet_20_Link">
22564125_0.jpg</text:a>
"]</text:p>
      <text:p text:style-name="P4">
Tags: ["Europe", "Central and Eastern Europe"]</text:p>
      <text:p text:style-name="P4">
Id: 22564125</text:p>
      <!--METADATA-->
      <text:p text:style-name="P4">
Ukrainian air defense shot down 20 Shahed drones and 1 reconnaissance Merlin-VR drone</text:p>
      <text:p text:style-name="P4">
<draw:frame draw:style-name="fr1" draw:name="Image42" text:anchor-type="as-char" svg:width="6.9236in" svg:height="6.9236in" draw:z-index="0">
<draw:image xlink:href="../Images/liveuamap/2023-05-20T01-59-00/22564125_0.jpg" xlink:type="simple" xlink:show="embed" xlink:actuate="onLoad" draw:mime-type="image/jpeg"/>
</draw:frame>
News Collection Link: <text:a xlink:type="simple" xlink:href="https://liveuamap.com/en/2023/20-may-ukrainian-air-defense-shot-down-20-shahed-drones-and" text:style-name="Internet_20_link" text:visited-style-name="Visited_20_Internet_20_Link">
https://liveuamap.com/en/2023/20-may-ukrainian-air-defense-shot-down-20-shahed-drones-and</text:a>
</text:p>
      <text:p text:style-name="P4">
News Source: <text:a xlink:type="simple" xlink:href="https://t.me/kpszsu/2526" text:style-name="Internet_20_link" text:visited-style-name="Visited_20_Internet_20_Link">
https://t.me/kpszsu/2526</text:a>
</text:p>
      <!--NEWS-->
      <text:h text:style-name="P10" text:outline-level="1">
<text:span text:style-name="T4">
Air defense was active in Mariupol</text:span>
</text:h>
      <text:p text:style-name="P4">
Authors: liveuamap (Language: en)</text:p>
      <text:p text:style-name="P4">
Time: 2023-05-20T02:36:46</text:p>
      <text:p text:style-name="P4">
Location: Mariupol', Donetsk Oblast (Latitude:47.10495 Longtitude:37.48295)</text:p>
      <text:p text:style-name="P4">
Videos: []</text:p>
      <text:p text:style-name="P4">
Images: ["<text:a xlink:type="simple" xlink:href="https://liveuamap.com/pics/2023/05/20/22564100_0.jpg" text:style-name="Internet_20_link" text:visited-style-name="Visited_20_Internet_20_Link">
22564100_0.jpg</text:a>
", "<text:a xlink:type="simple" xlink:href="https://liveuamap.com/pics/2023/05/20/22564100_1.jpg" text:style-name="Internet_20_link" text:visited-style-name="Visited_20_Internet_20_Link">
22564100_1.jpg</text:a>
"]</text:p>
      <text:p text:style-name="P4">
Tags: ["Minsk Monitor", "Europe"]</text:p>
      <text:p text:style-name="P4">
Id: 22564100</text:p>
      <!--METADATA-->
      <text:p text:style-name="P4">
Air defense was active in Mariupol</text:p>
      <text:p text:style-name="P4">
<draw:frame draw:style-name="fr1" draw:name="Image43" text:anchor-type="as-char" svg:width="6.9236in" svg:height="9.231467in" draw:z-index="0">
<draw:image xlink:href="../Images/liveuamap/2023-05-20T02-36-46/22564100_0.jpg" xlink:type="simple" xlink:show="embed" xlink:actuate="onLoad" draw:mime-type="image/jpeg"/>
</draw:frame>
<draw:frame draw:style-name="fr1" draw:name="Image44" text:anchor-type="as-char" svg:width="6.9236in" svg:height="8.668044in" draw:z-index="0">
<draw:image xlink:href="../Images/liveuamap/2023-05-20T02-36-46/22564100_1.jpg" xlink:type="simple" xlink:show="embed" xlink:actuate="onLoad" draw:mime-type="image/jpeg"/>
</draw:frame>
News Collection Link: <text:a xlink:type="simple" xlink:href="https://liveuamap.com/en/2023/20-may-air-defense-was-active-in-mariupol-" text:style-name="Internet_20_link" text:visited-style-name="Visited_20_Internet_20_Link">
https://liveuamap.com/en/2023/20-may-air-defense-was-active-in-mariupol-</text:a>
</text:p>
      <text:p text:style-name="P4">
News Source: <text:a xlink:type="simple" xlink:href="https://t.me/mariupolnow/29386" text:style-name="Internet_20_link" text:visited-style-name="Visited_20_Internet_20_Link">
https://t.me/mariupolnow/29386</text:a>
</text:p>
      <!--NEWS-->
      <text:h text:style-name="P10" text:outline-level="1">
<text:span text:style-name="T4">
2 person killed as result of Russian shelling in Beryslav</text:span>
</text:h>
      <text:p text:style-name="P4">
Authors: liveuamap (Language: en)</text:p>
      <text:p text:style-name="P4">
Time: 2023-05-20T02:38:11</text:p>
      <text:p text:style-name="P4">
Location: Kherson (Latitude:46.83648 Longtitude:33.41801)</text:p>
      <text:p text:style-name="P4">
Videos: []</text:p>
      <text:p text:style-name="P4">
Images: []</text:p>
      <text:p text:style-name="P4">
Tags: ["Europe", "Central and Eastern Europe"]</text:p>
      <text:p text:style-name="P4">
Id: 22564101</text:p>
      <!--METADATA-->
      <text:p text:style-name="P4">
2 person killed as result of Russian shelling in Beryslav</text:p>
      <text:p text:style-name="P4">
News Collection Link: <text:a xlink:type="simple" xlink:href="https://liveuamap.com/en/2023/20-may-2-person-killed-as-result-of-russian-shelling-in-beryslav" text:style-name="Internet_20_link" text:visited-style-name="Visited_20_Internet_20_Link">
https://liveuamap.com/en/2023/20-may-2-person-killed-as-result-of-russian-shelling-in-beryslav</text:a>
</text:p>
      <text:p text:style-name="P4">
News Source: <text:a xlink:type="simple" xlink:href="https://t.me/suspilnenews/20923" text:style-name="Internet_20_link" text:visited-style-name="Visited_20_Internet_20_Link">
https://t.me/suspilnenews/20923</text:a>
</text:p>
      <!--NEWS-->
      <text:h text:style-name="P10" text:outline-level="1">
<text:span text:style-name="T4">
Donetsk Oblast(08:46). Red Alert: aerial threat. Sirens sounding. Take cover now!</text:span>
</text:h>
      <text:p text:style-name="P4">
Authors: liveuamap (Language: en)</text:p>
      <text:p text:style-name="P4">
Time: 2023-05-20T02:48:00</text:p>
      <text:p text:style-name="P4">
Location: Donetsk Oblast (Latitude:48.72711 Longtitude:37.5769)</text:p>
      <text:p text:style-name="P4">
Videos: []</text:p>
      <text:p text:style-name="P4">
Images: []</text:p>
      <text:p text:style-name="P4">
Tags: ["Europe", "Central and Eastern Europe"]</text:p>
      <text:p text:style-name="P4">
Id: 22564102</text:p>
      <!--METADATA-->
      <text:p text:style-name="P4">
Donetsk Oblast(08:46). Red Alert: aerial threat. Sirens sounding. Take covernow!</text:p>
      <text:p text:style-name="P4">
News Collection Link: <text:a xlink:type="simple" xlink:href="https://liveuamap.com/en/2023/20-may-donetsk-oblast0846-red-alert-aerial-thg" text:style-name="Internet_20_link" text:visited-style-name="Visited_20_Internet_20_Link">
https://liveuamap.com/en/2023/20-may-donetsk-oblast0846-red-alert-aerial-thg</text:a>
</text:p>
      <text:p text:style-name="P4">
News Source: <text:a xlink:type="simple" xlink:href="https://t.me/air_alert_ua/46055" text:style-name="Internet_20_link" text:visited-style-name="Visited_20_Internet_20_Link">
https://t.me/air_alert_ua/46055</text:a>
</text:p>
      <!--NEWS-->
      <text:h text:style-name="P10" text:outline-level="1">
<text:span text:style-name="T4">
President Zelensky has arrived in Hiroshima for G7 summit</text:span>
</text:h>
      <text:p text:style-name="P4">
Authors: liveuamap (Language: en)</text:p>
      <text:p text:style-name="P4">
Time: 2023-05-20T03:22:56</text:p>
      <text:p text:style-name="P4">
Location: Hiroshima (Latitude:34.43993 Longtitude:132.9191)</text:p>
      <text:p text:style-name="P4">
Videos: []</text:p>
      <text:p text:style-name="P4">
Images: ["<text:a xlink:type="simple" xlink:href="https://liveuamap.com/pics/2023/05/20/22564103_0.jpg" text:style-name="Internet_20_link" text:visited-style-name="Visited_20_Internet_20_Link">
22564103_0.jpg</text:a>
", "<text:a xlink:type="simple" xlink:href="https://liveuamap.com/pics/2023/05/20/22564103_1.jpg" text:style-name="Internet_20_link" text:visited-style-name="Visited_20_Internet_20_Link">
22564103_1.jpg</text:a>
"]</text:p>
      <text:p text:style-name="P4">
Tags: []</text:p>
      <text:p text:style-name="P4">
Id: 22564103</text:p>
      <!--METADATA-->
      <text:p text:style-name="P4">
President Zelensky has arrived in Hiroshima for G7 summit</text:p>
      <text:p text:style-name="P4">
<draw:frame draw:style-name="fr1" draw:name="Image45" text:anchor-type="as-char" svg:width="6.9236in" svg:height="4.474376in" draw:z-index="0">
<draw:image xlink:href="../Images/liveuamap/2023-05-20T03-22-56/22564103_0.jpg" xlink:type="simple" xlink:show="embed" xlink:actuate="onLoad" draw:mime-type="image/jpeg"/>
</draw:frame>
<draw:frame draw:style-name="fr1" draw:name="Image46" text:anchor-type="as-char" svg:width="6.9236in" svg:height="4.586885in" draw:z-index="0">
<draw:image xlink:href="../Images/liveuamap/2023-05-20T03-22-56/22564103_1.jpg" xlink:type="simple" xlink:show="embed" xlink:actuate="onLoad" draw:mime-type="image/jpeg"/>
</draw:frame>
News Collection Link: <text:a xlink:type="simple" xlink:href="https://liveuamap.com/en/2023/20-may-president-zelensky-has-arrived-in-hiroshima-for-g7" text:style-name="Internet_20_link" text:visited-style-name="Visited_20_Internet_20_Link">
https://liveuamap.com/en/2023/20-may-president-zelensky-has-arrived-in-hiroshima-for-g7</text:a>
</text:p>
      <text:p text:style-name="P4">
News Source: <text:a xlink:type="simple" xlink:href="https://t.me/espresotb/63044" text:style-name="Internet_20_link" text:visited-style-name="Visited_20_Internet_20_Link">
https://t.me/espresotb/63044</text:a>
</text:p>
      <!--NEWS-->
      <text:h text:style-name="P10" text:outline-level="1">
<text:span text:style-name="T4">
Russian army conducted 6 missile strikes, 62 airstrikes and 65 shelling with MLRS across Ukra...</text:span>
</text:h>
      <text:p text:style-name="P4">
Authors: liveuamap (Language: en)</text:p>
      <text:p text:style-name="P4">
Time: 2023-05-20T04:18:00</text:p>
      <text:p text:style-name="P4">
Location: Kharkiv, Kharkiv Oblast (Latitude:46.71409 Longtitude:32.65257)</text:p>
      <text:p text:style-name="P4">
Videos: []</text:p>
      <text:p text:style-name="P4">
Images: []</text:p>
      <text:p text:style-name="P4">
Tags: ["Russia"]</text:p>
      <text:p text:style-name="P4">
Id: 22564192</text:p>
      <!--METADATA-->
      <text:p text:style-name="P4">
Russian army conducted 6 missile strikes, 62 airstrikes and 65 shelling withMLRS across Ukraine, including in Kryvyi Rih of Dnipropetrovsk region,Stepnohirsk of Zaporizhzhia region, Beryslav and Zelenivka of Kherson region,- General Staff of Armed Forces of Ukraine says in the morning report</text:p>
      <text:p text:style-name="P4">
News Collection Link: <text:a xlink:type="simple" xlink:href="https://liveuamap.com/en/2023/20-may-russian-army-conducted-6-missile-strikes-62-airstrikes" text:style-name="Internet_20_link" text:visited-style-name="Visited_20_Internet_20_Link">
https://liveuamap.com/en/2023/20-may-russian-army-conducted-6-missile-strikes-62-airstrikes</text:a>
</text:p>
      <text:p text:style-name="P4">
News Source: <text:a xlink:type="simple" xlink:href="https://t.me/lumsrc/4842" text:style-name="Internet_20_link" text:visited-style-name="Visited_20_Internet_20_Link">
https://t.me/lumsrc/4842</text:a>
</text:p>
      <!--NEWS-->
      <text:h text:style-name="P10" text:outline-level="1">
<text:span text:style-name="T4">
Russian forces conducting offensive actions at Lyman, Bakhmut, Avdiivka, Shakhtarske and Mary...</text:span>
</text:h>
      <text:p text:style-name="P4">
Authors: liveuamap (Language: en)</text:p>
      <text:p text:style-name="P4">
Time: 2023-05-20T04:20:24</text:p>
      <text:p text:style-name="P4">
Location: Donetsk (Latitude:48.08771 Longtitude:37.59899)</text:p>
      <text:p text:style-name="P4">
Videos: []</text:p>
      <text:p text:style-name="P4">
Images: []</text:p>
      <text:p text:style-name="P4">
Tags: ["Russia"]</text:p>
      <text:p text:style-name="P4">
Id: 22564153</text:p>
      <!--METADATA-->
      <text:p text:style-name="P4">
Russian forces conducting offensive actions at Lyman, Bakhmut, Avdiivka,Shakhtarske and Maryinka directions. Ukrainian military had 80 combatengagements with and Russian forces near Bakhmut, Maryinka, Avdiyivka, Stepoveand Novomykhaylivka, Bilohorivka of Luhansk region, Ivanivske and Bila Hora,Novokalynove and Pervomayske, - General Staff of Armed Forces of Ukraine saysin the morning report</text:p>
      <text:p text:style-name="P4">
News Collection Link: <text:a xlink:type="simple" xlink:href="https://liveuamap.com/en/2023/20-may-russian-forces-conducting-offensive-actions-at-lyman" text:style-name="Internet_20_link" text:visited-style-name="Visited_20_Internet_20_Link">
https://liveuamap.com/en/2023/20-may-russian-forces-conducting-offensive-actions-at-lyman</text:a>
</text:p>
      <text:p text:style-name="P4">
News Source: <text:a xlink:type="simple" xlink:href="https://t.me/lumsrc/4851" text:style-name="Internet_20_link" text:visited-style-name="Visited_20_Internet_20_Link">
https://t.me/lumsrc/4851</text:a>
</text:p>
      <!--NEWS-->
      <text:h text:style-name="P10" text:outline-level="1">
<text:span text:style-name="T4">
At Zaporizhzhia and Kherson directions Russian army shelled Huliaipole, Novodanylivka, Mali S...</text:span>
</text:h>
      <text:p text:style-name="P4">
Authors: liveuamap (Language: en)</text:p>
      <text:p text:style-name="P4">
Time: 2023-05-20T04:22:03</text:p>
      <text:p text:style-name="P4">
Location: Kherson (Latitude:46.64048 Longtitude:32.59987)</text:p>
      <text:p text:style-name="P4">
Videos: []</text:p>
      <text:p text:style-name="P4">
Images: []</text:p>
      <text:p text:style-name="P4">
Tags: ["Russia"]</text:p>
      <text:p text:style-name="P4">
Id: 22564154</text:p>
      <!--METADATA-->
      <text:p text:style-name="P4">
At Zaporizhzhia and Kherson directions Russian army shelled Huliaipole,Novodanylivka, Mali Scherbaky, Stepove, Kamyanske and Plavni of Zaporizhzhiaregion; also Zolota Balka, Beryslav, Zelenivka, Stepanivka, Kizomys andKherson city. Russian aviation conducted airstrike at Kizomys, - General Staffof Armed Forces of Ukraine says in the morning report</text:p>
      <text:p text:style-name="P4">
News Collection Link: <text:a xlink:type="simple" xlink:href="https://liveuamap.com/en/2023/20-may-at-zaporizhzhia-and-kherson-directions-russian-army" text:style-name="Internet_20_link" text:visited-style-name="Visited_20_Internet_20_Link">
https://liveuamap.com/en/2023/20-may-at-zaporizhzhia-and-kherson-directions-russian-army</text:a>
</text:p>
      <text:p text:style-name="P4">
News Source: <text:a xlink:type="simple" xlink:href="https://t.me/lumsrc/4850" text:style-name="Internet_20_link" text:visited-style-name="Visited_20_Internet_20_Link">
https://t.me/lumsrc/4850</text:a>
</text:p>
      <!--NEWS-->
      <text:h text:style-name="P10" text:outline-level="1">
<text:span text:style-name="T4">
Russian media report of foiled infiltration attempt of Ukrainian saboteur group at the border...</text:span>
</text:h>
      <text:p text:style-name="P4">
Authors: liveuamap (Language: en)</text:p>
      <text:p text:style-name="P4">
Time: 2023-05-20T05:28:44</text:p>
      <text:p text:style-name="P4">
Location: Belgorod (Latitude:50.36431 Longtitude:36.23289)</text:p>
      <text:p text:style-name="P4">
Videos: []</text:p>
      <text:p text:style-name="P4">
Images: []</text:p>
      <text:p text:style-name="P4">
Tags: ["Russia", "Europe"]</text:p>
      <text:p text:style-name="P4">
Id: 22564198</text:p>
      <!--METADATA-->
      <text:p text:style-name="P4">
Russian media report of foiled infiltration attempt of Ukrainian saboteurgroup at the border near Krasnyi Khutir village of Belgorod region</text:p>
      <text:p text:style-name="P4">
News Collection Link: <text:a xlink:type="simple" xlink:href="https://liveuamap.com/en/2023/20-may-russian-media-report-of-foiled-infiltration-attempt" text:style-name="Internet_20_link" text:visited-style-name="Visited_20_Internet_20_Link">
https://liveuamap.com/en/2023/20-may-russian-media-report-of-foiled-infiltration-attempt</text:a>
</text:p>
      <text:p text:style-name="P4">
News Source: <text:a xlink:type="simple" xlink:href="https://t.me/bazabazon/17805" text:style-name="Internet_20_link" text:visited-style-name="Visited_20_Internet_20_Link">
https://t.me/bazabazon/17805</text:a>
</text:p>
      <!--NEWS-->
      <text:h text:style-name="P10" text:outline-level="1">
<text:span text:style-name="T4">
Drone was shot down near Antonovka village of Belgorod region yesterday evening</text:span>
</text:h>
      <text:p text:style-name="P4">
Authors: liveuamap (Language: en)</text:p>
      <text:p text:style-name="P4">
Time: 2023-05-20T05:29:55</text:p>
      <text:p text:style-name="P4">
Location: Belgorod, Belgorodskaya oblast' (Latitude:50.54616 Longtitude:35.75638)</text:p>
      <text:p text:style-name="P4">
Videos: []</text:p>
      <text:p text:style-name="P4">
Images: []</text:p>
      <text:p text:style-name="P4">
Tags: ["Russia", "Central and Eastern Europe"]</text:p>
      <text:p text:style-name="P4">
Id: 22564199</text:p>
      <!--METADATA-->
      <text:p text:style-name="P4">
Drone was shot down near Antonovka village of Belgorod region yesterdayevening</text:p>
      <text:p text:style-name="P4">
News Collection Link: <text:a xlink:type="simple" xlink:href="https://liveuamap.com/en/2023/20-may-drone-was-shot-down-near-antonovka-village-of-belgorod" text:style-name="Internet_20_link" text:visited-style-name="Visited_20_Internet_20_Link">
https://liveuamap.com/en/2023/20-may-drone-was-shot-down-near-antonovka-village-of-belgorod</text:a>
</text:p>
      <text:p text:style-name="P4">
News Source: <text:a xlink:type="simple" xlink:href="https://t.me/bazabazon/17806" text:style-name="Internet_20_link" text:visited-style-name="Visited_20_Internet_20_Link">
https://t.me/bazabazon/17806</text:a>
</text:p>
      <!--NEWS-->
      <text:h text:style-name="P10" text:outline-level="1">
<text:span text:style-name="T4">
Kharkiv, Kharkivska Oblast(11:49). Red Alert: aerial threat. Sirens sounding. Take cover now!</text:span>
</text:h>
      <text:p text:style-name="P4">
Authors: liveuamap (Language: en)</text:p>
      <text:p text:style-name="P4">
Time: 2023-05-20T05:50:00</text:p>
      <text:p text:style-name="P4">
Location: Kharkiv (Latitude:49.98081000 Longtitude:36.25272000)</text:p>
      <text:p text:style-name="P4">
Videos: []</text:p>
      <text:p text:style-name="P4">
Images: []</text:p>
      <text:p text:style-name="P4">
Tags: ["Europe", "Central and Eastern Europe"]</text:p>
      <text:p text:style-name="P4">
Id: 22564201</text:p>
      <!--METADATA-->
      <text:p text:style-name="P4">
Kharkiv, Kharkiv region(11:49). Red Alert: aerial threat. Sirens sounding.Take cover now!</text:p>
      <text:p text:style-name="P4">
News Collection Link: <text:a xlink:type="simple" xlink:href="https://liveuamap.com/en/2023/20-may-kharkiv-kharkivska-oblast1149-red-alerg" text:style-name="Internet_20_link" text:visited-style-name="Visited_20_Internet_20_Link">
https://liveuamap.com/en/2023/20-may-kharkiv-kharkivska-oblast1149-red-alerg</text:a>
</text:p>
      <text:p text:style-name="P4">
News Source: <text:a xlink:type="simple" xlink:href="https://t.me/suspilnekharkiv/25021" text:style-name="Internet_20_link" text:visited-style-name="Visited_20_Internet_20_Link">
https://t.me/suspilnekharkiv/25021</text:a>
</text:p>
      <!--NEWS-->
      <text:h text:style-name="P10" text:outline-level="1">
<text:span text:style-name="T4">
Zaporizhzhya region, Donetsk region, Dnipro, Dnipropetrovsk region (11:50). Red Alrt: Aerial Tx ...</text:span>
</text:h>
      <text:p text:style-name="P4">
Authors: liveuamap (Language: en)</text:p>
      <text:p text:style-name="P4">
Time: 2023-05-20T05:52:00</text:p>
      <text:p text:style-name="P4">
Location: Zaporizka Oblast (Latitude:47.613191 Longtitude:35.764741)</text:p>
      <text:p text:style-name="P4">
Videos: []</text:p>
      <text:p text:style-name="P4">
Images: []</text:p>
      <text:p text:style-name="P4">
Tags: ["Europe", "Central and Eastern Europe"]</text:p>
      <text:p text:style-name="P4">
Id: 22564202</text:p>
      <!--METADATA-->
      <text:p text:style-name="P4">
Zaporizhzhia region, Donetsk region, Dnipro, Dnipropetrovsk region(11:50). RedAlert: aerial threat. Sirens sounding. Take cover now!</text:p>
      <text:p text:style-name="P4">
News Collection Link: <text:a xlink:type="simple" xlink:href="https://liveuamap.com/en/2023/20-may-zaporizka-oblast-donetsk-oblast-dniprog" text:style-name="Internet_20_link" text:visited-style-name="Visited_20_Internet_20_Link">
https://liveuamap.com/en/2023/20-may-zaporizka-oblast-donetsk-oblast-dniprog</text:a>
</text:p>
      <text:p text:style-name="P4">
News Source: <text:a xlink:type="simple" xlink:href="https://t.me/air_alert_ua/46062" text:style-name="Internet_20_link" text:visited-style-name="Visited_20_Internet_20_Link">
https://t.me/air_alert_ua/46062</text:a>
</text:p>
      <!--NEWS-->
      <text:h text:style-name="P10" text:outline-level="1">
<text:span text:style-name="T4">
Donetsk Oblast(13:53). Red Alert: aerial threat. Sirens sounding. Take cover now!</text:span>
</text:h>
      <text:p text:style-name="P4">
Authors: liveuamap (Language: en)</text:p>
      <text:p text:style-name="P4">
Time: 2023-05-20T07:54:00</text:p>
      <text:p text:style-name="P4">
Location: Donetsk Oblast (Latitude:48.72743 Longtitude:37.57743)</text:p>
      <text:p text:style-name="P4">
Videos: []</text:p>
      <text:p text:style-name="P4">
Images: []</text:p>
      <text:p text:style-name="P4">
Tags: ["Europe", "Central and Eastern Europe"]</text:p>
      <text:p text:style-name="P4">
Id: 22564204</text:p>
      <!--METADATA-->
      <text:p text:style-name="P4">
Donetsk Oblast(13:53). Red Alert: aerial threat. Sirens sounding. Take covernow!</text:p>
      <text:p text:style-name="P4">
News Collection Link: <text:a xlink:type="simple" xlink:href="https://liveuamap.com/en/2023/20-may-donetsk-oblast1353-red-alert-aerial-thg" text:style-name="Internet_20_link" text:visited-style-name="Visited_20_Internet_20_Link">
https://liveuamap.com/en/2023/20-may-donetsk-oblast1353-red-alert-aerial-thg</text:a>
</text:p>
      <text:p text:style-name="P4">
News Source: <text:a xlink:type="simple" xlink:href="https://t.me/air_alert_ua/46068" text:style-name="Internet_20_link" text:visited-style-name="Visited_20_Internet_20_Link">
https://t.me/air_alert_ua/46068</text:a>
</text:p>
      <!--NEWS-->
      <text:h text:style-name="P10" text:outline-level="1">
<text:span text:style-name="T4">
Zaporizka Oblast(13:55). Red Alert: aerial threat. Sirens sounding. Take cover now!</text:span>
</text:h>
      <text:p text:style-name="P4">
Authors: liveuamap (Language: en)</text:p>
      <text:p text:style-name="P4">
Time: 2023-05-20T07:57:00</text:p>
      <text:p text:style-name="P4">
Location: Zaporizka Oblast (Latitude:47.611081 Longtitude:35.764951)</text:p>
      <text:p text:style-name="P4">
Videos: []</text:p>
      <text:p text:style-name="P4">
Images: []</text:p>
      <text:p text:style-name="P4">
Tags: ["Europe", "Central and Eastern Europe"]</text:p>
      <text:p text:style-name="P4">
Id: 22564205</text:p>
      <!--METADATA-->
      <text:p text:style-name="P4">
Zaporizhzhia region(13:55). Red Alert: aerial threat. Sirens sounding. Take covernow!</text:p>
      <text:p text:style-name="P4">
News Collection Link: <text:a xlink:type="simple" xlink:href="https://liveuamap.com/en/2023/20-may-zaporizka-oblast1355-red-alert-aerial-g" text:style-name="Internet_20_link" text:visited-style-name="Visited_20_Internet_20_Link">
https://liveuamap.com/en/2023/20-may-zaporizka-oblast1355-red-alert-aerial-g</text:a>
</text:p>
      <text:p text:style-name="P4">
News Source: <text:a xlink:type="simple" xlink:href="https://t.me/air_alert_ua/46069" text:style-name="Internet_20_link" text:visited-style-name="Visited_20_Internet_20_Link">
https://t.me/air_alert_ua/46069</text:a>
</text:p>
      <!--NEWS-->
      <text:h text:style-name="P10" text:outline-level="1">
<text:span text:style-name="T4">
Kharkiv, Kharkivska Oblast(14:02). Red Alert: aerial threat. Sirens sounding. Take cover now!</text:span>
</text:h>
      <text:p text:style-name="P4">
Authors: liveuamap (Language: en)</text:p>
      <text:p text:style-name="P4">
Time: 2023-05-20T08:03:00</text:p>
      <text:p text:style-name="P4">
Location: Kharkiv (Latitude:49.97968 Longtitude:36.25367)</text:p>
      <text:p text:style-name="P4">
Videos: []</text:p>
      <text:p text:style-name="P4">
Images: []</text:p>
      <text:p text:style-name="P4">
Tags: ["Europe", "Central and Eastern Europe"]</text:p>
      <text:p text:style-name="P4">
Id: 22564207</text:p>
      <!--METADATA-->
      <text:p text:style-name="P4">
Kharkiv, Kharkiv region(14:02). Red Alert: aerial threat. Sirens sounding.Take cover now!</text:p>
      <text:p text:style-name="P4">
News Collection Link: <text:a xlink:type="simple" xlink:href="https://liveuamap.com/en/2023/20-may-kharkiv-kharkivska-oblast1402-red-alerg" text:style-name="Internet_20_link" text:visited-style-name="Visited_20_Internet_20_Link">
https://liveuamap.com/en/2023/20-may-kharkiv-kharkivska-oblast1402-red-alerg</text:a>
</text:p>
      <text:p text:style-name="P4">
News Source: <text:a xlink:type="simple" xlink:href="https://t.me/air_alert_ua/46070" text:style-name="Internet_20_link" text:visited-style-name="Visited_20_Internet_20_Link">
https://t.me/air_alert_ua/46070</text:a>
</text:p>
      <!--NEWS-->
      <text:h text:style-name="P10" text:outline-level="1">
<text:span text:style-name="T4">
Zaporizka Oblast(15:24). Red Alert: aerial threat. Sirens sounding. Take cover now!</text:span>
</text:h>
      <text:p text:style-name="P4">
Authors: liveuamap (Language: en)</text:p>
      <text:p text:style-name="P4">
Time: 2023-05-20T09:24:00</text:p>
      <text:p text:style-name="P4">
Location: Zaporizka Oblast (Latitude:47.612601 Longtitude:35.764801)</text:p>
      <text:p text:style-name="P4">
Videos: []</text:p>
      <text:p text:style-name="P4">
Images: []</text:p>
      <text:p text:style-name="P4">
Tags: ["Europe", "Central and Eastern Europe"]</text:p>
      <text:p text:style-name="P4">
Id: 22564210</text:p>
      <!--METADATA-->
      <text:p text:style-name="P4">
Zaporizhzhia region(15:24). Red Alert: aerial threat. Sirens sounding. Take covernow!</text:p>
      <text:p text:style-name="P4">
News Collection Link: <text:a xlink:type="simple" xlink:href="https://liveuamap.com/en/2023/20-may-zaporizka-oblast1524-red-alert-aerial-g" text:style-name="Internet_20_link" text:visited-style-name="Visited_20_Internet_20_Link">
https://liveuamap.com/en/2023/20-may-zaporizka-oblast1524-red-alert-aerial-g</text:a>
</text:p>
      <text:p text:style-name="P4">
News Source: <text:a xlink:type="simple" xlink:href="https://t.me/suspilnezaporizhzhya/12977" text:style-name="Internet_20_link" text:visited-style-name="Visited_20_Internet_20_Link">
https://t.me/suspilnezaporizhzhya/12977</text:a>
</text:p>
      <!--NEWS-->
      <text:h text:style-name="P10" text:outline-level="1">
<text:span text:style-name="T4">
Sumska Oblast(15:24). Red Alert: aerial threat. Sirens sounding. Take cover now!</text:span>
</text:h>
      <text:p text:style-name="P4">
Authors: liveuamap (Language: en)</text:p>
      <text:p text:style-name="P4">
Time: 2023-05-20T09:26:00</text:p>
      <text:p text:style-name="P4">
Location: Sumska Oblast (Latitude:51.00000000 Longtitude:34.00000000)</text:p>
      <text:p text:style-name="P4">
Videos: []</text:p>
      <text:p text:style-name="P4">
Images: []</text:p>
      <text:p text:style-name="P4">
Tags: ["Europe", "Central and Eastern Europe"]</text:p>
      <text:p text:style-name="P4">
Id: 22564211</text:p>
      <!--METADATA-->
      <text:p text:style-name="P4">
Sumy region(15:24). Red Alert: aerial threat. Sirens sounding. Take covernow!</text:p>
      <text:p text:style-name="P4">
News Collection Link: <text:a xlink:type="simple" xlink:href="https://liveuamap.com/en/2023/20-may-sumska-oblast1524-red-alert-aerial-thrg" text:style-name="Internet_20_link" text:visited-style-name="Visited_20_Internet_20_Link">
https://liveuamap.com/en/2023/20-may-sumska-oblast1524-red-alert-aerial-thrg</text:a>
</text:p>
      <text:p text:style-name="P4">
News Source: <text:a xlink:type="simple" xlink:href="https://t.me/air_alert_ua/46081" text:style-name="Internet_20_link" text:visited-style-name="Visited_20_Internet_20_Link">
https://t.me/air_alert_ua/46081</text:a>
</text:p>
      <!--NEWS-->
      <text:h text:style-name="P10" text:outline-level="1">
<text:span text:style-name="T4">
Kirovohrad region, Cherkasy region (15: ZZ). Red Alrt: Aerial Tchretate. Sirens Sounding. So...</text:span>
</text:h>
      <text:p text:style-name="P4">
Authors: liveuamap (Language: en)</text:p>
      <text:p text:style-name="P4">
Time: 2023-05-20T09:35:00</text:p>
      <text:p text:style-name="P4">
Location: Kirovohradska Oblast (Latitude:48.50000000 Longtitude:32.00000000)</text:p>
      <text:p text:style-name="P4">
Videos: []</text:p>
      <text:p text:style-name="P4">
Images: []</text:p>
      <text:p text:style-name="P4">
Tags: ["Europe", "Central and Eastern Europe"]</text:p>
      <text:p text:style-name="P4">
Id: 22564212</text:p>
      <!--METADATA-->
      <text:p text:style-name="P4">
Kirovohrad region, Cherkasy region(15:33). Red Alert: aerial threat.Sirens sounding. Take cover now!</text:p>
      <text:p text:style-name="P4">
News Collection Link: <text:a xlink:type="simple" xlink:href="https://liveuamap.com/en/2023/20-may-kirovohradska-oblast-cherkaska-oblast1g" text:style-name="Internet_20_link" text:visited-style-name="Visited_20_Internet_20_Link">
https://liveuamap.com/en/2023/20-may-kirovohradska-oblast-cherkaska-oblast1g</text:a>
</text:p>
      <text:p text:style-name="P4">
News Source: <text:a xlink:type="simple" xlink:href="https://t.me/air_alert_ua/46085" text:style-name="Internet_20_link" text:visited-style-name="Visited_20_Internet_20_Link">
https://t.me/air_alert_ua/46085</text:a>
</text:p>
      <!--NEWS-->
      <text:h text:style-name="P10" text:outline-level="1">
<text:span text:style-name="T4">
Zaporizka Oblast(16:26). Red Alert: aerial threat. Sirens sounding. Take cover now!</text:span>
</text:h>
      <text:p text:style-name="P4">
Authors: liveuamap (Language: en)</text:p>
      <text:p text:style-name="P4">
Time: 2023-05-20T10:27:00</text:p>
      <text:p text:style-name="P4">
Location: Zaporizka Oblast (Latitude:47.613231 Longtitude:35.764791)</text:p>
      <text:p text:style-name="P4">
Videos: []</text:p>
      <text:p text:style-name="P4">
Images: []</text:p>
      <text:p text:style-name="P4">
Tags: ["Europe", "Central and Eastern Europe"]</text:p>
      <text:p text:style-name="P4">
Id: 22564215</text:p>
      <!--METADATA-->
      <text:p text:style-name="P4">
Zaporizhzhia region(16:26). Red Alert: aerial threat. Sirens sounding. Take covernow!</text:p>
      <text:p text:style-name="P4">
News Collection Link: <text:a xlink:type="simple" xlink:href="https://liveuamap.com/en/2023/20-may-zaporizka-oblast1626-red-alert-aerial-g" text:style-name="Internet_20_link" text:visited-style-name="Visited_20_Internet_20_Link">
https://liveuamap.com/en/2023/20-may-zaporizka-oblast1626-red-alert-aerial-g</text:a>
</text:p>
      <text:p text:style-name="P4">
News Source: <text:a xlink:type="simple" xlink:href="https://t.me/air_alert_ua/46095" text:style-name="Internet_20_link" text:visited-style-name="Visited_20_Internet_20_Link">
https://t.me/air_alert_ua/46095</text:a>
</text:p>
      <!--NEWS-->
      <text:h text:style-name="P10" text:outline-level="1">
<text:span text:style-name="T4">
Explosions reported in Tokmak</text:span>
</text:h>
      <text:p text:style-name="P4">
Authors: liveuamap (Language: en)</text:p>
      <text:p text:style-name="P4">
Time: 2023-05-20T10:53:14</text:p>
      <text:p text:style-name="P4">
Location: Zaporizhiye (Latitude:47.23331 Longtitude:35.71552)</text:p>
      <text:p text:style-name="P4">
Videos: []</text:p>
      <text:p text:style-name="P4">
Images: []</text:p>
      <text:p text:style-name="P4">
Tags: ["Europe", "Central and Eastern Europe"]</text:p>
      <text:p text:style-name="P4">
Id: 22564216</text:p>
      <!--METADATA-->
      <text:p text:style-name="P4">
Explosions reported in Tokmak</text:p>
      <text:p text:style-name="P4">
News Collection Link: <text:a xlink:type="simple" xlink:href="https://liveuamap.com/en/2023/20-may-explosions-reported-in-tokmak-" text:style-name="Internet_20_link" text:visited-style-name="Visited_20_Internet_20_Link">
https://liveuamap.com/en/2023/20-may-explosions-reported-in-tokmak-</text:a>
</text:p>
      <text:p text:style-name="P4">
News Source: <text:a xlink:type="simple" xlink:href="https://t.me/Tsaplienko/32170" text:style-name="Internet_20_link" text:visited-style-name="Visited_20_Internet_20_Link">
https://t.me/Tsaplienko/32170</text:a>
</text:p>
      <!--NEWS-->
      <text:h text:style-name="P10" text:outline-level="1">
<text:span text:style-name="T4">
The Azov management warehouse is on a closed regime facility in Turkey - Redis's wife</text:span>
</text:h>
      <text:p text:style-name="P4">
Authors: Ukrinform (Person)</text:p>
      <text:p text:style-name="P4">
Publisher: Укринформ (Organization)</text:p>
      <text:p text:style-name="P4">
Published Time: 2023-05-20T12:18:00+03:00</text:p>
      <text:p text:style-name="P4">
Modified Time: 2023-05-20T12:18:00+03:00</text:p>
      <text:p text:style-name="P4">
Description: The governing composition of the Mariupol garrison of the National Guard of Ukraine "Azov" is on a closed regime facility in Turkey. - Ukrinform.</text:p>
      <text:p text:style-name="P4">
Images: ['<text:a xlink:type="simple" xlink:href="https://static.ukrinform.com/photos/2023_05/thumb_files/630_360_1684568419-417.jpg" text:style-name="Internet_20_link" text:visited-style-name="Visited_20_Internet_20_Link">
630_360_16845...</text:a>
']</text:p>
      <text:p text:style-name="P4">
Tags: ['Азов', 'Туреччина', 'Війна з Росією']</text:p>
      <text:p text:style-name="P4">
Type: Article</text:p>
      <!--METADATA-->
      <text:p text:style-name="P4">
<draw:frame draw:style-name="fr1" draw:name="Image47" text:anchor-type="as-char" svg:width="6.9236in" svg:height="3.956343in" draw:z-index="0">
<draw:image xlink:href="../Images/yкринформ/2023-05-20T12-18-00-03-00/630_360_1684568419-417.jpg" xlink:type="simple" xlink:show="embed" xlink:actuate="onLoad" draw:mime-type="image/jpeg"/>
</draw:frame>
The leadership of the Mariupol garrison of the National Guard of Ukraine "Azov" is on a closed regime facility in Turkey.</text:p>
      <text:p text:style-name="P4">
Kateryna Prokopenko told about it the wife of the NSU Brigade of NSU "Azov" in <text:a xlink:type="simple" xlink:href="https://www.ukrinform.ua/rubric-ato/3711747-katerina-prokopenko-zasnovnica-asociacii-simej-zahisnikiv-azovstali.html" text:style-name="Internet_20_link" text:visited-style-name="Visited_20_Internet_20_Link">
</text:a>
.</text:p>
      <text:p text:style-name="P4">
“They are on a closed mode. We do not even know where specifically. They are at the resort and not at sea. They have a certain mode, regulated calls, schedules. They are not tortured as in Russia, but nevertheless, they are incompletely at freedom, ”she said.</text:p>
      <text:p text:style-name="P4">
Prokopenko also noted that the governing composition of Azov in <text:a xlink:type="simple" xlink:href="https://www.ukrinform.ua/tag-tureccina" text:style-name="Internet_20_link" text:visited-style-name="Visited_20_Internet_20_Link">
</text:a>
He owns current information of the pro-Russian-Ukrainian war.</text:p>
      <text:p text:style-name="P4">
"We all realize that if they were held in captivity longer in those conditions, would be inevitable processes with their condition. I am grateful to everyone involved(Denis "Redis" Prokopenko - Ed.)To get out of this hell. Now is an important task - to return the man to his homeland, ” - emphasized Proppenko.</text:p>
      <text:p text:style-name="P4">
<text:span text:style-name="T4">
 Read also: </text:span>
 <text:a xlink:type="simple" xlink:href="https://www.ukrinform.ua/rubric-society/3711786-asociacia-rodin-zahisnikiv-azovstali-pidgotuvala-rolik-pro-86-dniv-sprotivu-ukrainskih-geroiv.html" text:style-name="Internet_20_link" text:visited-style-name="Visited_20_Internet_20_Link">
</text:a>
At the same time, she expressed his hope that the officers would return to Ukraine in the near future.</text:p>
      <text:p text:style-name="P4">
As it was reported, May 20 is the anniversary of the exit of the defenders of Mariupol from Azovstal. During this period, 500 defenders managed to return from Russian captivity.</text:p>
      <text:p text:style-name="P4">
News Source: <text:a xlink:type="simple" xlink:href="https://www.ukrinform.ua/rubric-society/3711791-kerivnij-sklad-azovu-perebuvae-na-zakritomu-rezimnomu-obekti-v-tureccini-druzina-redisa.html" text:style-name="Internet_20_link" text:visited-style-name="Visited_20_Internet_20_Link">
https://www.ukrinform.ua/rubric-society/3711791-kerivnij-sklad-azovu-perebuvae-na-zakritomu-rezimnomu-obekti-v-tureccini-druzina-redisa.html</text:a>
</text:p>
      <!--NEWS-->
      <text:h text:style-name="P10" text:outline-level="1">
<text:span text:style-name="T4">
Ukraine's female Basketball 3x3 of Ukraine sensationally won Germany</text:span>
</text:h>
      <text:p text:style-name="P4">
Authors: Ukrinform (Person)</text:p>
      <text:p text:style-name="P4">
Publisher: Укринформ (Organization)</text:p>
      <text:p text:style-name="P4">
Published Time: 2023-05-20T12:18:25+03:00</text:p>
      <text:p text:style-name="P4">
Modified Time: 2023-05-20T12:18:25+03:00</text:p>
      <text:p text:style-name="P4">
Description: The 3X3 women's national team of Ukraine started at the Women's World League in Azerbaijani, Astara. - Ukrinform.</text:p>
      <text:p text:style-name="P4">
Images: ['<text:a xlink:type="simple" xlink:href="https://static.ukrinform.com/photos/2023_05/thumb_files/630_360_1684573852-987.jpg" text:style-name="Internet_20_link" text:visited-style-name="Visited_20_Internet_20_Link">
630_360_16845...</text:a>
']</text:p>
      <text:p text:style-name="P4">
Tags: ['Баскетбол', 'Німеччина', 'Збірна України', 'Жінки']</text:p>
      <text:p text:style-name="P4">
Type: Article</text:p>
      <!--METADATA-->
      <text:p text:style-name="P4">
<draw:frame draw:style-name="fr1" draw:name="Image48" text:anchor-type="as-char" svg:width="6.9236in" svg:height="3.956343in" draw:z-index="0">
<draw:image xlink:href="../Images/yкринформ/2023-05-20T12-18-25-03-00/630_360_1684573852-987.jpg" xlink:type="simple" xlink:show="embed" xlink:actuate="onLoad" draw:mime-type="image/jpeg"/>
</draw:frame>
Women's Ukraine 3x3 began with victory at the Women's World League of Vaserbaijani city of Astara.</text:p>
      <text:p text:style-name="P4">
Our team consisting of Christina Filevich, Oksana Mollova, Veronica Kosmach Tamiriam Uro-Nile <text:a xlink:type="simple" xlink:href="https://fbu.ua/news/zbrna-ukrani-3h3-stvorila-sensacyu-na-start-zhnocho-svtovo-ser-v-astar" text:style-name="Internet_20_link" text:visited-style-name="Visited_20_Internet_20_Link">
</text:a>
Above the first seeded national team of Germany - 15: 14, reports Ukrinform. Having relied on a reliable game in defense, our team has been the starting pressure of the opponent and then went forward, winning 3 points - 12: 9. Germany leveled the score, but Filevich's hit in 9 seconds of the defineal siren became decisive.</text:p>
      <text:p text:style-name="P4">
<text:span text:style-name="T4">
 Read also: </text:span>
 <text:a xlink:type="simple" xlink:href="https://www.ukrinform.ua/rubric-sports/3707631-colovica-zbirna-ukraini-z-basketbolu-3h3-istoria-vistupiv-na-evro.html" text:style-name="Internet_20_link" text:visited-style-name="Visited_20_Internet_20_Link">
</text:a>
In the second group of the group stage, Ukraine will play against Egypt. Our dopple-off requires a victory to release Dopple-offs.</text:p>
      <text:p text:style-name="P4">
Photo: fbu.ua.</text:p>
      <text:p text:style-name="P4">
News Source: <text:a xlink:type="simple" xlink:href="https://www.ukrinform.ua/rubric-sports/3711790-zinoca-zbirna-ukraini-z-basketbolu-3h3-sensacijno-peremogla-nimeccinu.html" text:style-name="Internet_20_link" text:visited-style-name="Visited_20_Internet_20_Link">
https://www.ukrinform.ua/rubric-sports/3711790-zinoca-zbirna-ukraini-z-basketbolu-3h3-sensacijno-peremogla-nimeccinu.html</text:a>
</text:p>
      <!--NEWS-->
      <text:h text:style-name="P10" text:outline-level="1">
<text:span text:style-name="T4">
Dancer, Syrsky and Zaluzhny: the Ministry of Defense recorded enemy fakes about the "death" of commander</text:span>
</text:h>
      <text:p text:style-name="P4">
Authors: Ukrinform (Person)</text:p>
      <text:p text:style-name="P4">
Publisher: Укринформ (Organization)</text:p>
      <text:p text:style-name="P4">
Published Time: 2023-05-20T12:29:00+03:00</text:p>
      <text:p text:style-name="P4">
Modified Time: 2023-05-20T12:29:00+03:00</text:p>
      <text:p text:style-name="P4">
Description: The Ministry of Defense has recorded three enemy fake news about the "death" of Ukrainian military commander over the past two weeks, so the issues of personal safety of the military-political leadership of Ukraine are now of strategic importance. - Ukrinform.</text:p>
      <text:p text:style-name="P4">
Images: ['<text:a xlink:type="simple" xlink:href="https://static.ukrinform.com/photos/2019_11/thumb_files/630_360_1572860754-412.jpg" text:style-name="Internet_20_link" text:visited-style-name="Visited_20_Internet_20_Link">
630_360_15728...</text:a>
']</text:p>
      <text:p text:style-name="P4">
Tags: ['Фейк', 'Міноборони', 'Валерій Залужний', 'Єдині новини']</text:p>
      <text:p text:style-name="P4">
Type: Article</text:p>
      <!--METADATA-->
      <text:p text:style-name="P4">
<draw:frame draw:style-name="fr1" draw:name="Image49" text:anchor-type="as-char" svg:width="6.9236in" svg:height="3.956343in" draw:z-index="0">
<draw:image xlink:href="../Images/yкринформ/2023-05-20T12-29-00-03-00/630_360_1572860754-412.jpg" xlink:type="simple" xlink:show="embed" xlink:actuate="onLoad" draw:mime-type="image/jpeg"/>
</draw:frame>
The Ministry of Defense has recorded three enemy fake-hostilers about the "death" of Ukrainian military commander over the past two weeks, so the issues of personal safety of Ukrainian military-political leadership of Ukraine are now strategic.</text:p>
      <text:p text:style-name="P4">
According to Ukrinform, the Deputy Minister of Defense of Ukraine painter on the air of the Teleterna "One News" told this.</text:p>
      <text:p text:style-name="P4">
"In the last two weeks we have recorded three hostile <text:a xlink:type="simple" xlink:href="https://www.ukrinform.ua/tag-fejk" text:style-name="Internet_20_link" text:visited-style-name="Visited_20_Internet_20_Link">
</text:a>
News about the "death" of our commanders. In chronological order: dancer, Syrsky, Zaluzhny. On the one hand, it is easy to check and refute. Actually what was done. On the other hand, it should be understood that Russians are prone to falsestarts and often the employees of their information front give information without receiving confirmation of the remote performers, " - said Malyar.</text:p>
      <text:p text:style-name="P4">
According to her, it is now that during the war, the enemy is built in the destruction of our military-political leadership, so personal security is currently of strategic importance.</text:p>
      <text:p text:style-name="P4">
<text:span text:style-name="T4">
 Read also: </text:span>
 <text:a xlink:type="simple" xlink:href="https://www.ukrinform.ua/rubric-polytics/3508466-u-berezni-gotuvavsa-zamah-na-vijskovopoliticne-kerivnictvo-ukraini-enin.html" text:style-name="Internet_20_link" text:visited-style-name="Visited_20_Internet_20_Link">
</text:a>
Earlier the adviser to the Presidential Office <text:a xlink:type="simple" xlink:href="https://www.ukrinform.ua/rubric-ato/3424625-v-op-narahuvali-bils-ak-desat-sprob-zamahu-na-zelenskogo.html" text:style-name="Internet_20_link" text:visited-style-name="Visited_20_Internet_20_Link">
</text:a>
that President of Ukraine Volodymyr Zelenskyy has survived more than ten attempts for his life.</text:p>
      <text:p text:style-name="P4">
News Source: <text:a xlink:type="simple" xlink:href="https://www.ukrinform.ua/rubric-ato/3711795-tancura-sirskij-i-zaluznij-minoboroni-zafiksuvalo-vorozi-fejki-pro-zagibel-komanduvaciv.html" text:style-name="Internet_20_link" text:visited-style-name="Visited_20_Internet_20_Link">
https://www.ukrinform.ua/rubric-ato/3711795-tancura-sirskij-i-zaluznij-minoboroni-zafiksuvalo-vorozi-fejki-pro-zagibel-komanduvaciv.html</text:a>
</text:p>
      <!--NEWS-->
      <text:h text:style-name="P10" text:outline-level="1">
<text:span text:style-name="T4">
HC "Sokil" signed a contract with the exfortvad of the national team of Ukraine Romashchenko</text:span>
</text:h>
      <text:p text:style-name="P4">
Authors: Ukrinform (Person)</text:p>
      <text:p text:style-name="P4">
Publisher: Укринформ (Organization)</text:p>
      <text:p text:style-name="P4">
Published Time: 2023-05-20T12:37:02+03:00</text:p>
      <text:p text:style-name="P4">
Modified Time: 2023-05-20T12:37:02+03:00</text:p>
      <text:p text:style-name="P4">
Description: 30-year-old striker Ruslan Romashchenko became the first newcomer of the Falcon Call of Kiev in the off-season-2023. - Ukrinform.</text:p>
      <text:p text:style-name="P4">
Images: ['<text:a xlink:type="simple" xlink:href="https://static.ukrinform.com/photos/2023_05/thumb_files/630_360_1684575274-234.jpg" text:style-name="Internet_20_link" text:visited-style-name="Visited_20_Internet_20_Link">
630_360_16845...</text:a>
']</text:p>
      <text:p text:style-name="P4">
Tags: ['хокей', 'Україна', 'Збірна України', 'Київ']</text:p>
      <text:p text:style-name="P4">
Type: Article</text:p>
      <!--METADATA-->
      <text:p text:style-name="P4">
<draw:frame draw:style-name="fr1" draw:name="Image50" text:anchor-type="as-char" svg:width="6.9236in" svg:height="3.956343in" draw:z-index="0">
<draw:image xlink:href="../Images/yкринформ/2023-05-20T12-37-02-03-00/630_360_1684575274-234.jpg" xlink:type="simple" xlink:show="embed" xlink:actuate="onLoad" draw:mime-type="image/jpeg"/>
</draw:frame>
30-year-old Aprient Ruslan Romashchenko became the first newcomer of the Sokola Kyiv Hockey Club in the off-season-2023.</text:p>
      <text:p text:style-name="P4">
To the ranks of current champions of Ukraine <text:a xlink:type="simple" xlink:href="https://fhu.com.ua/news/ruslan-romashhenko-perehodyt-z-legiona-v-sokil/" text:style-name="Internet_20_link" text:visited-style-name="Visited_20_Internet_20_Link">
</text:a>
From the Kalu "Legion", reports Ukrinform.</text:p>
      <text:p text:style-name="P4">
Ruslan Romanchenko was born in Kharkiv. At the professional level, the complications of Sumy Raven began to perform. PVSl played for "Vinnytsia Haydamaky", "Kharkiv Sharks", Kyiv Companion, Donetsk "Young Guard", Kazakhstan "Babaris", "Donbass", Belotserkivsky "White Barce", Kharkiv "Dynamo", Kherson "Dnipro" Mariupol and Kramatorsk.</text:p>
      <text:p text:style-name="P4">
In 2021, Romashchenko made a decision to end his career, but returned the 2022, at the invitation of Legion. For the Kalu Club last Seduzhrlan, he spent 32 matches, which he abandoned 18 washers and made 28 gears.</text:p>
      <text:p text:style-name="P4">
In total in the championships of Ukraine Romashchenko spent 409 matches(109 washers and 180 programs).</text:p>
      <text:p text:style-name="P4">
<text:span text:style-name="T4">
Читайте також:</text:span>
 <text:a xlink:type="simple" xlink:href="https://www.ukrinform.ua/rubric-sports/3709398-kapitan-zbirnoi-ukraini-z-hokeu-merezko-prodovzit-kareru-u-slovaccini.html" text:style-name="Internet_20_link" text:visited-style-name="Visited_20_Internet_20_Link">
 <text:span text:style-name="T4">
хокею</text:span>
 </text:a>
In 2019-2020, Romashchenko received challenges from the national team of Ukraine, for which he held in Olympic qualifications and international tournaments 12 matches, the Ukyki abandoned 1 washer and made 2 assistants.</text:p>
      <text:p text:style-name="P4">
Photo: fhu.com.ua.</text:p>
      <text:p text:style-name="P4">
News Source: <text:a xlink:type="simple" xlink:href="https://www.ukrinform.ua/rubric-sports/3711797-hk-sokil-pidpisav-kontrakt-z-eksforvardom-zbirnoi-ukraini-romasenkom.html" text:style-name="Internet_20_link" text:visited-style-name="Visited_20_Internet_20_Link">
https://www.ukrinform.ua/rubric-sports/3711797-hk-sokil-pidpisav-kontrakt-z-eksforvardom-zbirnoi-ukraini-romasenkom.html</text:a>
</text:p>
      <!--NEWS-->
      <text:h text:style-name="P10" text:outline-level="1">
<text:span text:style-name="T4">
G7 calls to accept international technical standards for artificial intelligence</text:span>
</text:h>
      <text:p text:style-name="P4">
Authors: Ukrinform (Person)</text:p>
      <text:p text:style-name="P4">
Publisher: Укринформ (Organization)</text:p>
      <text:p text:style-name="P4">
Published Time: 2023-05-20T12:43:00+03:00</text:p>
      <text:p text:style-name="P4">
Modified Time: 2023-05-20T12:43:00+03:00</text:p>
      <text:p text:style-name="P4">
Description: The leaders of the Seven Group (G7) have called for the development and adoption of international technical standards for reliability of artificial intelligence (AI). - Ukrinform.</text:p>
      <text:p text:style-name="P4">
Images: ['<text:a xlink:type="simple" xlink:href="https://static.ukrinform.com/photos/2017_10/thumb_files/630_360_1508432338-3802.jpeg" text:style-name="Internet_20_link" text:visited-style-name="Visited_20_Internet_20_Link">
630_360_15084...</text:a>
']</text:p>
      <text:p text:style-name="P4">
Tags: ['Японія', 'Технології', 'Велика сімка', 'Штучний інтелект']</text:p>
      <text:p text:style-name="P4">
Type: Article</text:p>
      <!--METADATA-->
      <text:p text:style-name="P4">
<draw:frame draw:style-name="fr1" draw:name="Image51" text:anchor-type="as-char" svg:width="6.9236in" svg:height="3.956343in" draw:z-index="0">
<draw:image xlink:href="../Images/yкринформ/2023-05-20T12-43-00-03-00/630_360_1508432338-3802.jpeg" xlink:type="simple" xlink:show="embed" xlink:actuate="onLoad" draw:mime-type="image/jpeg"/>
</draw:frame>
Seven Group Leaders(G7)Saturday called for the development and adoption of international technical standards for reliability of artificial intelligence(Thor).</text:p>
      <text:p text:style-name="P4">
Як передає Укрінформ, про це повідомляє <text:a xlink:type="simple" xlink:href="https://www.reuters.com/world/g7-calls-adoption-international-technical-standards-ai-2023-05-20/" text:style-name="Internet_20_link" text:visited-style-name="Visited_20_Internet_20_Link">
</text:a>
.</text:p>
      <text:p text:style-name="P4">
Heads of Government have agreed by the end of this year to create a ministerial forum by the Hiroshima Process Sights <text:a xlink:type="simple" xlink:href="https://www.ukrinform.ua/tag-stucnij-intelekt" text:style-name="Internet_20_link" text:visited-style-name="Visited_20_Internet_20_Link">
</text:a>
"To discuss issues related to the tools of generative artificial intelligence, such as intellectual property rights and misinformation.</text:p>
      <text:p text:style-name="P4">
Although the leaders of the Seven Group have recognized that approaches to the "joint vision of the goal of reliable artificial intelligence may differ", they have stated that "digital economy management should continue to be updated in accordance with the democratic values in accordance".</text:p>
      <text:p text:style-name="P4">
It is noted that the agreement was reached after the European Union, presented in the G7, has approached this month to adoption legislation, which regulates the technology of artificial intelligence, the potentially the first in the world of all -enrichment of artificial intelligence in the world.</text:p>
      <text:p text:style-name="P4">
<text:span text:style-name="T4">
 Read also: </text:span>
 <text:a xlink:type="simple" xlink:href="https://www.ukrinform.ua/rubric-technology/3710002-rasmussen-zaklikae-vstanoviti-miznarodni-standarti-vikoristanna-stucnogo-intelektu.html" text:style-name="Internet_20_link" text:visited-style-name="Visited_20_Internet_20_Link">
<text:span text:style-name="T4">
 artificial </text:span>
 <text:span text:style-name="T4">
 intelligence </text:span>
</text:a>
"We want the AI systems to be accurate, reliable, safe, regardless of their origin," said Ursula Fon Der Lyen in Friday.</text:p>
      <text:p text:style-name="P4">
As reported <text:a xlink:type="simple" xlink:href="https://www.ukrinform.ua/rubric-technology/3710328-rozrobnik-chatgpt-zaklikav-kongres-ssa-do-reguluvanna-stucnogo-intelektu.html" text:style-name="Internet_20_link" text:visited-style-name="Visited_20_Internet_20_Link">
</text:a>
, OpenAi CEO and Chat-Bothatgpt Sam, Sam Altman urged US legislators to regulate an artificial intelligence.</text:p>
      <text:p text:style-name="P4">
News Source: <text:a xlink:type="simple" xlink:href="https://www.ukrinform.ua/rubric-technology/3711800-g7-zaklikae-prijnati-miznarodni-tehnicni-standarti-dla-stucnogo-intelektu.html" text:style-name="Internet_20_link" text:visited-style-name="Visited_20_Internet_20_Link">
https://www.ukrinform.ua/rubric-technology/3711800-g7-zaklikae-prijnati-miznarodni-tehnicni-standarti-dla-stucnogo-intelektu.html</text:a>
</text:p>
      <!--NEWS-->
      <text:h text:style-name="P10" text:outline-level="1">
<text:span text:style-name="T4">
Lubinets called Amnesty International not to succumb to Russian narratives</text:span>
</text:h>
      <text:p text:style-name="P4">
Authors: Ukrinform (Person)</text:p>
      <text:p text:style-name="P4">
Publisher: Укринформ (Organization)</text:p>
      <text:p text:style-name="P4">
Published Time: 2023-05-20T12:45:26+03:00</text:p>
      <text:p text:style-name="P4">
Modified Time: 2023-05-20T12:45:26+03:00</text:p>
      <text:p text:style-name="P4">
Description: The Verkhovna Rada Commissioner for Human Rights Dmitry Lubinets met with a delegation of Amnesty International's International Organization and urged them not to succumb to Russian information narratives, otherwise they would lose their authority and reputation. - Ukrinform.</text:p>
      <text:p text:style-name="P4">
Images: ['<text:a xlink:type="simple" xlink:href="https://static.ukrinform.com/photos/2023_05/thumb_files/630_360_1683218234-452.jpg" text:style-name="Internet_20_link" text:visited-style-name="Visited_20_Internet_20_Link">
630_360_16832...</text:a>
']</text:p>
      <text:p text:style-name="P4">
Tags: ['Amnesty International', 'Росія', 'Дмитро Лубінець']</text:p>
      <text:p text:style-name="P4">
Type: Article</text:p>
      <!--METADATA-->
      <text:p text:style-name="P4">
<draw:frame draw:style-name="fr1" draw:name="Image52" text:anchor-type="as-char" svg:width="6.9236in" svg:height="3.956343in" draw:z-index="0">
<draw:image xlink:href="../Images/yкринформ/2023-05-20T12-45-26-03-00/630_360_1683218234-452.jpg" xlink:type="simple" xlink:show="embed" xlink:actuate="onLoad" draw:mime-type="image/jpeg"/>
</draw:frame>
The Verkhovna Rada Commissioner for Human Rights Dmitry Lubinets met with the delegation of the International Organization of Amnesty International and called for them not to be not about Russian information narratives, otherwise they would lose their authorities and reputation.</text:p>
      <text:p text:style-name="P4">
As Ukrinform reports, Lubinets told this <text:a xlink:type="simple" xlink:href="http://t.me/dmytro_lubinetzs/2499" text:style-name="Internet_20_link" text:visited-style-name="Visited_20_Internet_20_Link">
</text:a>
"After long thought, still decided to agree to meet with <text:a xlink:type="simple" xlink:href="https://www.ukrinform.ua/tag-amnesty-international" text:style-name="Internet_20_link" text:visited-style-name="Visited_20_Internet_20_Link">
</text:a>
. First of all, the personnel of the research work, the Deputy Regional Director of the Amnesty International Office in Eastern Europe and Central Asiasenis Krivosheev, voiced his position regarding their "famous" statement, which they accused the Armed Forces of Ukraine.</text:p>
      <text:p text:style-name="P4">
Lubinets reminded that this "famous thesis" was immediately adopted by Russian propaganda.</text:p>
      <text:p text:style-name="P4">
"He noted that the Russian Federation used 100% of the report in its propaganda. It has become more than the beginning of Russian aggression, which began since 2014. The number of information tocks of negative nature we received as a state was not yet. As comparing Ukraine with an aggressor state, they directly played the Russian Federation, " - said the Ombudsman.</text:p>
      <text:p text:style-name="P4">
He noted that Russia began this shameful war, killing our citizens daily, and information from the Amnesty International report was used precisely options of Ukraine and Ukrainians.</text:p>
      <text:p text:style-name="P4">
Lubinets stated that it was not at all surprised that Amnesty International had a reputational loss, its benches were left by authoritative people, and the reports are now unnoticed, uninteresting to society, non -authoritative.</text:p>
      <text:p text:style-name="P4">
According to the Ombudsman, after all Amnesty International reviews collected should draw conclusions and realize that it is not possible to put between the victim and the aggressor.</text:p>
      <text:p text:style-name="P4">
"Therefore, I urge them and other organizations that work in Ukraine to cover confirmed facts, relevant and proven information, and not be subjected to native provocations and information narratives!After all, it is about the reputation of the ID. The question is rhetorical, "he said.</text:p>
      <text:p text:style-name="P4">
Lubinets also assured that the Commissioner's Office is always open and ready to provide proven and confirmed information that he owns, and to speak only the truth about Ukraine.As reported by Ukrinform, in August 2022, Amnesty International was criticized not only by representatives of the Ukrainian authorities, but also by international experts after the report that the Ukrainian military did not cause "harm to peaceful inhabitants", based on the inhabitants.</text:p>
      <text:p text:style-name="P4">
Russian propaganda immediately used this report for accusations to the address.</text:p>
      <text:p text:style-name="P4">
Amnesty International, criticism has indicated that the study of wartime ignore and morally puts a sign of equality between the aggressor.</text:p>
      <text:p text:style-name="P4">
News Source: <text:a xlink:type="simple" xlink:href="https://www.ukrinform.ua/rubric-polytics/3711802-lubinec-zaklikav-amnesty-international-ne-piddavatisa-na-rosijski-narativi.html" text:style-name="Internet_20_link" text:visited-style-name="Visited_20_Internet_20_Link">
https://www.ukrinform.ua/rubric-polytics/3711802-lubinec-zaklikav-amnesty-international-ne-piddavatisa-na-rosijski-narativi.html</text:a>
</text:p>
      <!--NEWS-->
      <text:h text:style-name="P10" text:outline-level="1">
<text:span text:style-name="T4">
The SBU exposed 12 more pro -Russian agitators in Ukraine</text:span>
</text:h>
      <text:p text:style-name="P4">
Authors: Ukrinform (Person)</text:p>
      <text:p text:style-name="P4">
Publisher: Укринформ (Organization)</text:p>
      <text:p text:style-name="P4">
Published Time: 2023-05-20T12:53:00+03:00</text:p>
      <text:p text:style-name="P4">
Modified Time: 2023-05-20T12:53:00+03:00</text:p>
      <text:p text:style-name="P4">
Description: The Security Service of Ukraine has exposed 12 pro -Russian agitators in different regions of Ukraine, which distributed anti -Ukrainian content on the Internet. - Ukrinform.</text:p>
      <text:p text:style-name="P4">
Images: ['<text:a xlink:type="simple" xlink:href="https://static.ukrinform.com/photos/2023_05/thumb_files/630_360_1684576258-142.jpg" text:style-name="Internet_20_link" text:visited-style-name="Visited_20_Internet_20_Link">
630_360_16845...</text:a>
']</text:p>
      <text:p text:style-name="P4">
Tags: ['Пропаганда', 'СБУ', 'Затримання', 'Війна з Росією']</text:p>
      <text:p text:style-name="P4">
Type: Article</text:p>
      <!--METADATA-->
      <text:p text:style-name="P4">
<draw:frame draw:style-name="fr1" draw:name="Image53" text:anchor-type="as-char" svg:width="6.9236in" svg:height="3.956343in" draw:z-index="0">
<draw:image xlink:href="../Images/yкринформ/2023-05-20T12-53-00-03-00/630_360_1684576258-142.jpg" xlink:type="simple" xlink:show="embed" xlink:actuate="onLoad" draw:mime-type="image/jpeg"/>
</draw:frame>
The service of Ukraine exposed 12 pro -Russian agitators in different regions of Ukraine, who spread anti -Ukrainian content on the Internet.</text:p>
      <text:p text:style-name="P4">
As Ukrinform reports, the SBU reports in <text:a xlink:type="simple" xlink:href="https://t.me/SBUkr/8366" text:style-name="Internet_20_link" text:visited-style-name="Visited_20_Internet_20_Link">
</text:a>
.</text:p>
      <text:p text:style-name="P4">
Thus, in the Poltava region, eight years of prison threatens two hostile <text:a xlink:type="simple" xlink:href="https://www.ukrinform.ua/tag-propaganda" text:style-name="Internet_20_link" text:visited-style-name="Visited_20_Internet_20_Link">
</text:a>
. One of them is an employee of the local enterprise of critical infrastructure, who glorified full -scale -bearing in Ukraine.</text:p>
      <text:p text:style-name="P4">
Another person involved in the Internet has the idea of establishing Kadyrov in the Ukrainian cities.</text:p>
      <text:p text:style-name="P4">
In the Dnipropetrovsk region, a former local merchant was exposed, Higeroned by the Wagner PECs and justified their participation in the assault cities in eastern Ukraine. He spread the destructive "slogans" through internet, as well as when communicating with acquaintances.</text:p>
      <text:p text:style-name="P4">
In the Donetsk region, a whole "cell" of pro-Russian online agitators is neutralized. It included four residents of the region who praised the L/DNR fighters, involved in the Eastern Front.</text:p>
      <text:p text:style-name="P4">
A resident of Onufrievsky district was detained in the Kirovograd region. In his reports on the social network, "Classmates" he called "illegal" dismissal.</text:p>
      <text:p text:style-name="P4">
In the Chernihiv region, two more hostile agitators were reported. They placed propaganda posts on social networks that hoped Russian Internet groups.</text:p>
      <text:p text:style-name="P4">
It is established that the son of one of the persons involved is a Russian military, with whom she reassured.</text:p>
      <text:p text:style-name="P4">
<text:span text:style-name="T4">
 Read also: </text:span>
 <text:a xlink:type="simple" xlink:href="https://www.ukrinform.ua/rubric-regions/3711203-sbu-vikrila-klirika-upc-mp-akij-dopomagav-zagarbnikam-v-izumi.html" text:style-name="Internet_20_link" text:visited-style-name="Visited_20_Internet_20_Link">
<text:span text:style-name="T4">
 SBU </text:span>
</text:a>
In the Rivne region, the subversive activity of two citizens of the Russian Federation with permanent residence in Ukraine is documented.</text:p>
      <text:p text:style-name="P4">
In the forbidden social networks, they discredited Ukrainian defenders tasked crimes of Russian invaders from Buryatia against civilian regulations.</text:p>
      <text:p text:style-name="P4">
Investigative actions are underway to establish all circumstances and bring the perpetrators responsible for all exposed facts.</text:p>
      <text:p text:style-name="P4">
As reported <text:a xlink:type="simple" xlink:href="https://www.ukrinform.ua/rubric-kyiv/3710333-sbu-vikrila-sistoh-kian-aki-zasvitili-robotu-ppo.html" text:style-name="Internet_20_link" text:visited-style-name="Visited_20_Internet_20_Link">
</text:a>
, The SBU identified the persons of six -ways of the capital, who illegally disseminated information about the work of forces defense during a massive rocket attack of Russians on Kiev on 16th.</text:p>
      <text:p text:style-name="P4">
<text:span text:style-name="T5">
Foto: SBU</text:span>
</text:p>
      <text:p text:style-name="P4">
News Source: <text:a xlink:type="simple" xlink:href="https://www.ukrinform.ua/rubric-society/3711803-sbu-vikrila-v-ukraini-se-12-prorosijskih-agitatoriv.html" text:style-name="Internet_20_link" text:visited-style-name="Visited_20_Internet_20_Link">
https://www.ukrinform.ua/rubric-society/3711803-sbu-vikrila-v-ukraini-se-12-prorosijskih-agitatoriv.html</text:a>
</text:p>
      <!--NEWS-->
      <text:h text:style-name="P10" text:outline-level="1">
<text:span text:style-name="T4">
Russia cannot offer a global south nothing but weapons and mercenaries - von der Liaen</text:span>
</text:h>
      <text:p text:style-name="P4">
Authors: Ukrinform (Person)</text:p>
      <text:p text:style-name="P4">
Publisher: Укринформ (Organization)</text:p>
      <text:p text:style-name="P4">
Published Time: 2023-05-20T12:56:35+03:00</text:p>
      <text:p text:style-name="P4">
Modified Time: 2023-05-20T12:56:35+03:00</text:p>
      <text:p text:style-name="P4">
Description: The countries of the global South are increasingly considering cooperation with the EU and the Seven Group countries as a new opportunity for their own development, since in practice Russia and similar countries can offer them anything except weapons and mercenaries. - Ukrinform.</text:p>
      <text:p text:style-name="P4">
Images: ['<text:a xlink:type="simple" xlink:href="https://static.ukrinform.com/photos/2021_03/thumb_files/630_360_1616006548-711.jpg" text:style-name="Internet_20_link" text:visited-style-name="Visited_20_Internet_20_Link">
630_360_16160...</text:a>
']</text:p>
      <text:p text:style-name="P4">
Tags: ['Африка', 'Велика сімка', 'Росія', 'Фон дер Ляєн']</text:p>
      <text:p text:style-name="P4">
Type: Article</text:p>
      <!--METADATA-->
      <text:p text:style-name="P4">
<draw:frame draw:style-name="fr1" draw:name="Image54" text:anchor-type="as-char" svg:width="6.9236in" svg:height="3.956343in" draw:z-index="0">
<draw:image xlink:href="../Images/yкринформ/2023-05-20T12-56-35-03-00/630_360_1616006548-711.jpg" xlink:type="simple" xlink:show="embed" xlink:actuate="onLoad" draw:mime-type="image/jpeg"/>
</draw:frame>
The countries of the global South are increasingly considering cooperation with the EU and the Seven Group countries as a new opportunity for their own development, since in practice and similar countries can offer them anything except for mercenaries.</text:p>
      <text:p text:style-name="P4">
According to Ukrinform, the President of the European Commission Ursula Fon Der Lien said this in Hiroshima, where the G7 summit is taking place. The relevant information has been published today <text:a xlink:type="simple" xlink:href="http://ec.europa.eu/commission/presscorner/detail/en/statement_23_2825" text:style-name="Internet_20_link" text:visited-style-name="Visited_20_Internet_20_Link">
</text:a>
.</text:p>
      <text:p text:style-name="P4">
“Global Pandemia… The climatic changes and the shocking effect of the Russian War for energy and food have led to a powerful blow to the world economy, but especially in the global south. Many developing countries are looking for reliable sources of funding. The One Belt, One Way Initiative looks like a good and cheap offer. But many countries in the global south already have poor experience in relations with China, as Chinese loans have led to a debt crisis. And everything that can offer to these Ukrainians <text:a xlink:type="simple" xlink:href="https://www.ukrinform.ua/tag-rosia" text:style-name="Internet_20_link" text:visited-style-name="Visited_20_Internet_20_Link">
</text:a>
"These are weapons and mercenaries," the President of the European Commission said.</text:p>
      <text:p text:style-name="P4">
According to her, for this reason, many countries in the global south are looking for as follows. For the G7 group and for its partners, this opens up new opportunities. They can offer a mutually beneficial partnership for developing economics and have a desire for constructive cooperation. But this effort, she said, should be fast and very specific.</text:p>
      <text:p text:style-name="P4">
“Our great advantage, compared to others, is a wide package that we can propose. We can bring together players from private and banking at one table. We also focus on the production of added cost for our partner countries. Because they want to move to the location of the relevant chain, to produce final products, or semi -finished products. Therefore, we will help not only in the extraction of raw materials, but also in their storage and enrichment on the ground, ”said Ursula von Der Lyen.</text:p>
      <text:p text:style-name="P4">
It also called the advantages of the Western countries in partnership with global in the ability to combine considerable capital with the proposal of modern technologies, which is possible due to the efforts of the private sector. In turn, official institutions can play a role in reducing the risks for such investments, and offer tools such as guarantees for loans on mixed financing.<text:span text:style-name="T4">
 Read also: </text:span>
 <text:a xlink:type="simple" xlink:href="https://www.ukrinform.ua/rubric-economy/3709471-mzs-u-razi-zupinki-zernovogo-koridoru-cerez-misac-zrostut-potoki-bizenciv-z-afriki-do-es.html" text:style-name="Internet_20_link" text:visited-style-name="Visited_20_Internet_20_Link">
<text:span text:style-name="T4">
 Africa </text:span>
</text:a>
As it was reported, the 48th Summit of the Seven Group continues in Japan, which continue to Metrobot until May 21. Its participants consider ways to ensure a stable -glabral economy, including the consequences of the pandemic of the coronavirus of Tarosian aggression against Ukraine.</text:p>
      <text:p text:style-name="P4">
News Source: <text:a xlink:type="simple" xlink:href="https://www.ukrinform.ua/rubric-world/3711805-rosia-ne-moze-zaproponuvati-globalnomu-pivdnu-nicogo-krim-zbroi-ta-najmanciv-fon-der-laen.html" text:style-name="Internet_20_link" text:visited-style-name="Visited_20_Internet_20_Link">
https://www.ukrinform.ua/rubric-world/3711805-rosia-ne-moze-zaproponuvati-globalnomu-pivdnu-nicogo-krim-zbroi-ta-najmanciv-fon-der-laen.html</text:a>
</text:p>
      <!--NEWS-->
      <text:h text:style-name="P10" text:outline-level="1">
<text:span text:style-name="T4">
Zelensky met in Japan with Sunak</text:span>
</text:h>
      <text:p text:style-name="P4">
Authors: Ukrinform (Person)</text:p>
      <text:p text:style-name="P4">
Publisher: Укринформ (Organization)</text:p>
      <text:p text:style-name="P4">
Published Time: 2023-05-20T13:00:00+03:00</text:p>
      <text:p text:style-name="P4">
Modified Time: 2023-05-20T13:00:00+03:00</text:p>
      <text:p text:style-name="P4">
Description: President of Ukraine Volodymyr Zelensky met as part of a visit to Japan with Prime Minister of Great Britain, Risha Sunak. - Ukrinform.</text:p>
      <text:p text:style-name="P4">
Images: ['<text:a xlink:type="simple" xlink:href="https://static.ukrinform.com/photos/2023_05/thumb_files/630_360_1684576966-614.jpeg" text:style-name="Internet_20_link" text:visited-style-name="Visited_20_Internet_20_Link">
630_360_16845...</text:a>
', '<text:a xlink:type="simple" xlink:href="https://static.ukrinform.com/photos/2023_05/1684576966-785.jpeg" text:style-name="Internet_20_link" text:visited-style-name="Visited_20_Internet_20_Link">
1684576966-78...</text:a>
', '<text:a xlink:type="simple" xlink:href="https://static.ukrinform.com/photos/2023_05/1684577236-603.jpeg" text:style-name="Internet_20_link" text:visited-style-name="Visited_20_Internet_20_Link">
1684577236-60...</text:a>
']</text:p>
      <text:p text:style-name="P4">
Tags: ['Японія', 'Зеленський', 'Ріші Сунак']</text:p>
      <text:p text:style-name="P4">
Type: Article</text:p>
      <!--METADATA-->
      <text:p text:style-name="P4">
<draw:frame draw:style-name="fr1" draw:name="Image55" text:anchor-type="as-char" svg:width="6.9236in" svg:height="3.956343in" draw:z-index="0">
<draw:image xlink:href="../Images/yкринформ/2023-05-20T13-00-00-03-00/630_360_1684576966-614.jpeg" xlink:type="simple" xlink:show="embed" xlink:actuate="onLoad" draw:mime-type="image/jpeg"/>
</draw:frame>
Volodymyr Zelensky, Presidential, met with Japan's visit to Japan with the Prime Minister of Great Britain, Rice Sunak.</text:p>
      <text:p text:style-name="P4">
As Ukrinform reports, this is reported <text:a xlink:type="simple" xlink:href="http://www.president.gov.ua/news/u-yaponiyi-prezident-ukrayini-zustrivsya-z-premyer-ministrom-83017" text:style-name="Internet_20_link" text:visited-style-name="Visited_20_Internet_20_Link">
</text:a>
"Within the framework of a working visit to Japan, President of Ukraine Volodymyr Zelensky held a meeting with Prime Minister -Britain Risha Sunak to participate in the Samy Seven Group Summit," the statement reads.</text:p>
      <text:p text:style-name="P4">
<draw:frame draw:style-name="fr1" draw:name="Image56" text:anchor-type="as-char" svg:width="6.9236in" svg:height="4.617948in" draw:z-index="0">
<draw:image xlink:href="../Images/yкринформ/2023-05-20T13-00-00-03-00/1684576966-785.jpeg" xlink:type="simple" xlink:show="embed" xlink:actuate="onLoad" draw:mime-type="image/jpeg"/>
</draw:frame>
</text:p>
      <text:p text:style-name="P4">
<draw:frame draw:style-name="fr1" draw:name="Image57" text:anchor-type="as-char" svg:width="6.9236in" svg:height="4.617948in" draw:z-index="0">
<draw:image xlink:href="../Images/yкринформ/2023-05-20T13-00-00-03-00/1684577236-603.jpeg" xlink:type="simple" xlink:show="embed" xlink:actuate="onLoad" draw:mime-type="image/jpeg"/>
</draw:frame>
The Head of State thanked the Prime Minister of the United Kingdom for the leadership of the Kingdom in the International Fighter Coalition.</text:p>
      <text:p text:style-name="P4">
<text:span text:style-name="T4">
 Read also: </text:span>
 <text:a xlink:type="simple" xlink:href="https://www.ukrinform.ua/rubric-polytics/3711731-zelenskij-anonsuvav-vazlivi-zustrici-v-aponii-zadla-nablizenna-miru.html" text:style-name="Internet_20_link" text:visited-style-name="Visited_20_Internet_20_Link">
<text:span text:style-name="T4">
 Zelensky </text:span>
</text:a>
The parties discussed the further implementation of the agreements reached within the limits of the President of Ukraine to the United Kingdom, which took place on May 14.</text:p>
      <text:p text:style-name="P4">
Zelensky and Snak exchanged thoughts on the development of bilateral relations of Jews and the United Kingdom and coordinated positions on the eve of the participation of the head of the Ukrainian state in the Samy Group summit.</text:p>
      <text:p text:style-name="P4">
<text:span text:style-name="T4">
 Read also: </text:span>
 <text:a xlink:type="simple" xlink:href="https://www.ukrinform.ua/rubric-world/3711782-ssa-ta-aponia-zaprovadili-novi-sankcii-proti-rosii.html" text:style-name="Internet_20_link" text:visited-style-name="Visited_20_Internet_20_Link">
</text:a>
As reported by Ukrinform, the President of Ukraine <text:a xlink:type="simple" xlink:href="https://www.ukrinform.ua/tag-zelenskij" text:style-name="Internet_20_link" text:visited-style-name="Visited_20_Internet_20_Link">
</text:a>
Personally will be present at a meeting with the leaders of the Seven Group countries on Sunday, May 21, which will be held at the G7 summit.</text:p>
      <text:p text:style-name="P4">
It is Zelensky's first trip to Japan, the host country of the G7 Summit, and Russia's war against Ukraine in February last year.</text:p>
      <text:p text:style-name="P4">
The Government of Japan reported that the Ukrainian president also plans to hold two negotiations with Japan Prime Minister Fumio Kishid.</text:p>
      <text:p text:style-name="P4">
<text:span text:style-name="T5">
Foto: op</text:span>
</text:p>
      <text:p text:style-name="P4">
News Source: <text:a xlink:type="simple" xlink:href="https://www.ukrinform.ua/rubric-polytics/3711806-zelenskij-zustrivsa-v-aponii-z-sunakom.html" text:style-name="Internet_20_link" text:visited-style-name="Visited_20_Internet_20_Link">
https://www.ukrinform.ua/rubric-polytics/3711806-zelenskij-zustrivsa-v-aponii-z-sunakom.html</text:a>
</text:p>
      <!--NEWS-->
      <text:h text:style-name="P10" text:outline-level="1">
<text:span text:style-name="T4">
In the Bakhmut direction, battles continue for each meter of territory - Syrsky</text:span>
</text:h>
      <text:p text:style-name="P4">
Authors: Ukrinform (Person)</text:p>
      <text:p text:style-name="P4">
Publisher: Укринформ (Organization)</text:p>
      <text:p text:style-name="P4">
Published Time: 2023-05-20T13:05:00+03:00</text:p>
      <text:p text:style-name="P4">
Modified Time: 2023-05-20T13:05:00+03:00</text:p>
      <text:p text:style-name="P4">
Description: In the Bakhmut direction, battles continue for each meter of territory. - Ukrinform.</text:p>
      <text:p text:style-name="P4">
Images: ['<text:a xlink:type="simple" xlink:href="https://static.ukrinform.com/photos/2023_04/thumb_files/630_360_1682412645-576.png" text:style-name="Internet_20_link" text:visited-style-name="Visited_20_Internet_20_Link">
630_360_16824...</text:a>
']</text:p>
      <text:p text:style-name="P4">
Tags: ['Бахмут', 'Сирський', 'Війна з Росією']</text:p>
      <text:p text:style-name="P4">
Type: Article</text:p>
      <!--METADATA-->
      <text:p text:style-name="P4">
<draw:frame draw:style-name="fr1" draw:name="Image58" text:anchor-type="as-char" svg:width="6.9236in" svg:height="3.956343in" draw:z-index="0">
<draw:image xlink:href="../Images/yкринформ/2023-05-20T13-05-00-03-00/630_360_1682412645-576.png" xlink:type="simple" xlink:show="embed" xlink:actuate="onLoad" draw:mime-type="image/png"/>
</draw:frame>
The Nabakhmut direction continues fighting for each meter of territory.</text:p>
      <text:p text:style-name="P4">
According to Ukrinform, the Commander of the Armed Forces of the Armed Forces of Ukraine Alexander reports in <text:a xlink:type="simple" xlink:href="http://t.me/osirskiy/79" text:style-name="Internet_20_link" text:visited-style-name="Visited_20_Internet_20_Link">
</text:a>
.</text:p>
      <text:p text:style-name="P4">
<text:span text:style-name="T5">
Viso: <text:a xlink:type="simple" xlink:href="https://t.me/osirskiy/79" text:style-name="Internet_20_link" text:visited-style-name="Visited_20_Internet_20_Link">
</text:a>
</text:span>
</text:p>
      <text:p text:style-name="P4">
"The Bakhmut direction. The SCO is working. Fighting for each meter of territory continue. The defense forces continue the movement," Sirsky wrote.</text:p>
      <text:p text:style-name="P4">
<text:span text:style-name="T4">
 Read also: </text:span>
 <text:a xlink:type="simple" xlink:href="https://www.ukrinform.ua/rubric-ato/3711689-sili-oboroni-znisili-vze-202-430-vijskovih-rf.html" text:style-name="Internet_20_link" text:visited-style-name="Visited_20_Internet_20_Link">
</text:a>
According to Ukrinform, according to British intelligence, in the last four Division <text:a xlink:type="simple" xlink:href="https://www.ukrinform.ua/rubric-ato/3711738-rf-perekinula-kilka-bataljoniv-dla-posilenna-bahmutskogo-napramku-britanska-rozvidka.html" text:style-name="Internet_20_link" text:visited-style-name="Visited_20_Internet_20_Link">
</text:a>
to strengthen the Bakhmut direction.  _ Photo: Liberov Constantine _</text:p>
      <text:p text:style-name="P4">
News Source: <text:a xlink:type="simple" xlink:href="https://www.ukrinform.ua/rubric-ato/3711807-na-bahmutskomu-napramku-boi-trivaut-za-kozen-metr-teritorii-sirskij.html" text:style-name="Internet_20_link" text:visited-style-name="Visited_20_Internet_20_Link">
https://www.ukrinform.ua/rubric-ato/3711807-na-bahmutskomu-napramku-boi-trivaut-za-kozen-metr-teritorii-sirskij.html</text:a>
</text:p>
      <!--NEWS-->
      <text:h text:style-name="P10" text:outline-level="1">
<text:span text:style-name="T4">
Due to enemy shelling without light remained consumers in six areas</text:span>
</text:h>
      <text:p text:style-name="P4">
Authors: Ukrinform (Person)</text:p>
      <text:p text:style-name="P4">
Publisher: Укринформ (Organization)</text:p>
      <text:p text:style-name="P4">
Published Time: 2023-05-20T13:07:00+03:00</text:p>
      <text:p text:style-name="P4">
Modified Time: 2023-05-20T13:07:00+03:00</text:p>
      <text:p text:style-name="P4">
Description: There is no damage to the energy infrastructure as a result of the next attack of Russian troops on the night of May 20, due to previous enemy shelling, consumers in Donetsk, Zaporizhia, Sumy, Kharkiv, Kherson and Chernihiv regions were de -fired. - Ukrinform.</text:p>
      <text:p text:style-name="P4">
Images: ['<text:a xlink:type="simple" xlink:href="https://static.ukrinform.com/photos/2016_02/thumb_files/630_360_1456760162-5290.jpg" text:style-name="Internet_20_link" text:visited-style-name="Visited_20_Internet_20_Link">
630_360_14567...</text:a>
']</text:p>
      <text:p text:style-name="P4">
Tags: ['Електроенергія', 'Міненерго', 'Обстріл', 'Війна з Росією']</text:p>
      <text:p text:style-name="P4">
Type: Article</text:p>
      <!--METADATA-->
      <text:p text:style-name="P4">
<draw:frame draw:style-name="fr1" draw:name="Image59" text:anchor-type="as-char" svg:width="6.9236in" svg:height="3.956343in" draw:z-index="0">
<draw:image xlink:href="../Images/yкринформ/2023-05-20T13-07-00-03-00/630_360_1456760162-5290.jpg" xlink:type="simple" xlink:show="embed" xlink:actuate="onLoad" draw:mime-type="image/jpeg"/>
</draw:frame>
There is no damage to the energy infrastructure as a result of the next attack by Russian on the night of May 20, due to previous enemy shelling of the de -defect in Donetsk, Zaporizhia, Sumy, Kharkiv, Kherson and Chernyhiv regions.</text:p>
      <text:p text:style-name="P4">
According to Ukrinform, the Ministry of Energy of Ukraine reported in <text:a xlink:type="simple" xlink:href="https://www.facebook.com/minenergoUkraine/posts/pfbid07smhRuw91FF3WobQJahGxPSnKRhvxJzs4vN2Zbtm5za2aq47i6BHTAScn9nrZKccl" text:style-name="Internet_20_link" text:visited-style-name="Visited_20_Internet_20_Link">
</text:a>
.</text:p>
      <text:p text:style-name="P4">
"Уночі ворог завдав чергового масованого удару дронами по північних областяхкраїни, зокрема Київщині. Пошкоджень енергетичної інфраструктури незафіксовано", — зазначили у відомстві.</text:p>
      <text:p text:style-name="P4">
У Донецькій області внаслідок ворожого обстрілу знеструмлені п'ять населенихпунктів — без світла залишилися 5,3 тисячі споживачів.</text:p>
      <text:p text:style-name="P4">
Через попередні удари російської армії <text:a xlink:type="simple" xlink:href="https://www.ukrinform.ua/tag-elektroenergia" text:style-name="Internet_20_link" text:visited-style-name="Visited_20_Internet_20_Link">
 </text:a>
There is no consumers in Donetsk, Zaporizhia, Sumy, Kharkiv, Kherson and Chernihiv regions.</text:p>
      <text:p text:style-name="P4">
Due to technological violations, the shutdown of 5 thousand consumers of UKIEV and the region is recorded. The vast majority of them are already healed. Repair robots.</text:p>
      <text:p text:style-name="P4">
In the Nikolaev area, due to unfavorable weather conditions, six painted points have been de -related, more than a thousand consumers remained without light. Recovery work is ongoing.</text:p>
      <text:p text:style-name="P4">
In total, 10.6 thousand experts, in particular in the frontline regions, were returned during the day of energy.</text:p>
      <text:p text:style-name="P4">
According to the Ministry of Energy, no electricity is planned. Imports of Imoldov and Slovakia are more than 200 MW.</text:p>
      <text:p text:style-name="P4">
<text:span text:style-name="T4">
 Read also: </text:span>
 <text:a xlink:type="simple" xlink:href="https://www.ukrinform.ua/rubric-economy/3710107-ukraina-gotue-energosistemu-do-zimi-z-urahuvannam-mozlivih-vijskovih-zagroz-galusenko.html" text:style-name="Internet_20_link" text:visited-style-name="Visited_20_Internet_20_Link">
</text:a>
The repair campaign of generation facilities and network infrastructure is underway for preparation for the new heating season.</text:p>
      <text:p text:style-name="P4">
"At the same time, restrictions for household consumers are not applied. The energy system works stable," the ministry added.</text:p>
      <text:p text:style-name="P4">
According to Ukrinform, according to Ukrenergo as of May 19, the generation of Ukraine fully provides consumers' needs for electricity. At the same time, citizens were urged to save electricity in the evening in connection with the damage to the main lines as a result of the next attack of Russian troops.</text:p>
      <text:p text:style-name="P4">
News Source: <text:a xlink:type="simple" xlink:href="https://www.ukrinform.ua/rubric-regions/3711810-cerez-vorozi-obstrili-bez-svitla-zalisilis-spozivaci-u-sesti-oblastah.html" text:style-name="Internet_20_link" text:visited-style-name="Visited_20_Internet_20_Link">
https://www.ukrinform.ua/rubric-regions/3711810-cerez-vorozi-obstrili-bez-svitla-zalisilis-spozivaci-u-sesti-oblastah.html</text:a>
</text:p>
      <!--NEWS-->
      <text:h text:style-name="P10" text:outline-level="1">
<text:span text:style-name="T4">
Defender of FC Dynamo Popov will not play with Alexandria due to injury</text:span>
</text:h>
      <text:p text:style-name="P4">
Authors: Ukrinform (Person)</text:p>
      <text:p text:style-name="P4">
Publisher: Укринформ (Organization)</text:p>
      <text:p text:style-name="P4">
Published Time: 2023-05-20T13:27:45+03:00</text:p>
      <text:p text:style-name="P4">
Modified Time: 2023-05-20T13:27:45+03:00</text:p>
      <text:p text:style-name="P4">
Description: The central defender of the Dynamo Kiev football club Denis Popov was injured by the calf muscle and will not be able to play in the UPL match against Alexandria. - Ukrinform.</text:p>
      <text:p text:style-name="P4">
Images: ['<text:a xlink:type="simple" xlink:href="https://static.ukrinform.com/photos/2023_05/thumb_files/630_360_1684578251-361.jpg" text:style-name="Internet_20_link" text:visited-style-name="Visited_20_Internet_20_Link">
630_360_16845...</text:a>
']</text:p>
      <text:p text:style-name="P4">
Tags: ['Динамо', 'Футбол', 'Україна', 'Олександрія', 'Попов']</text:p>
      <text:p text:style-name="P4">
Type: Article</text:p>
      <!--METADATA-->
      <text:p text:style-name="P4">
<draw:frame draw:style-name="fr1" draw:name="Image60" text:anchor-type="as-char" svg:width="6.9236in" svg:height="3.956343in" draw:z-index="0">
<draw:image xlink:href="../Images/yкринформ/2023-05-20T13-27-45-03-00/630_360_1684578251-361.jpg" xlink:type="simple" xlink:show="embed" xlink:actuate="onLoad" draw:mime-type="image/jpeg"/>
</draw:frame>
Dynamo's central defender of the Dynamo Football Club Denis Popov received the damage to the calf muscle and will not be able to play in the UPL match against Alexandria.</text:p>
      <text:p text:style-name="P4">
Estimated Player Recovery Life - <text:a xlink:type="simple" xlink:href="https://fcdynamo.com/news/denis-popov-ne-zigraye-z-oleksandriyeyu-cherez-travmu" text:style-name="Internet_20_link" text:visited-style-name="Visited_20_Internet_20_Link">
</text:a>
, reports Ukrinform.</text:p>
      <text:p text:style-name="P4">
The Alexandria - Dynamo match will take place today.</text:p>
      <text:p text:style-name="P4">
Recall that such players of the Uiyan are declared for the match:</text:p>
      <text:p text:style-name="P4">
goalkeeper - bush, non -cheese, morgun;</text:p>
      <text:p text:style-name="P4">
Defenders - orphan, Shepharenko, Timchyk, Dyachuk, pain, Malish, Karavayev;</text:p>
      <text:p text:style-name="P4">
<text:span text:style-name="T4">
 Read also: </text:span>
 <text:a xlink:type="simple" xlink:href="https://www.ukrinform.ua/rubric-sports/3711708-u-subotu-prodovzitsa-27j-tur-futbolnoi-premerligi-ukraini.html" text:style-name="Internet_20_link" text:visited-style-name="Visited_20_Internet_20_Link">
</text:a>
midfielders -Harmash, Buyalsky, Lonweik, Andrievsky, Yatsyk, Tsarenko, Kabaev, Sidorchuk, Ramadan, Benito, Perris, Shepelev, Voloshin;</text:p>
      <text:p text:style-name="P4">
forwards - Vanat, Ramirez.</text:p>
      <text:p text:style-name="P4">
Photo: fcDynamo.com.</text:p>
      <text:p text:style-name="P4">
News Source: <text:a xlink:type="simple" xlink:href="https://www.ukrinform.ua/rubric-sports/3711821-zahisnik-fk-dinamo-popov-ne-zigrae-z-oleksandrieu-cerez-travmu.html" text:style-name="Internet_20_link" text:visited-style-name="Visited_20_Internet_20_Link">
https://www.ukrinform.ua/rubric-sports/3711821-zahisnik-fk-dinamo-popov-ne-zigrae-z-oleksandrieu-cerez-travmu.html</text:a>
</text:p>
      <!--NEWS-->
      <text:h text:style-name="P10" text:outline-level="1">
<text:span text:style-name="T4">
G7 leaders have agreed on the plan of opposition to the "armed energy"</text:span>
</text:h>
      <text:p text:style-name="P4">
Authors: Ukrinform (Person)</text:p>
      <text:p text:style-name="P4">
Publisher: Укринформ (Organization)</text:p>
      <text:p text:style-name="P4">
Published Time: 2023-05-20T13:28:02+03:00</text:p>
      <text:p text:style-name="P4">
Modified Time: 2023-05-20T13:28:02+03:00</text:p>
      <text:p text:style-name="P4">
Description: The leaders of the Seven Group have approved a plan to counteract such risks as the "weapons of energy" of Russia. - Ukrinform.</text:p>
      <text:p text:style-name="P4">
Images: ['<text:a xlink:type="simple" xlink:href="https://static.ukrinform.com/photos/2018_06/thumb_files/630_360_1528600995-9562.jpg" text:style-name="Internet_20_link" text:visited-style-name="Visited_20_Internet_20_Link">
630_360_15286...</text:a>
']</text:p>
      <text:p text:style-name="P4">
Tags: ['Енергетика', 'Велика сімка', 'Росія', 'Безпека']</text:p>
      <text:p text:style-name="P4">
Type: Article</text:p>
      <!--METADATA-->
      <text:p text:style-name="P4">
<draw:frame draw:style-name="fr1" draw:name="Image61" text:anchor-type="as-char" svg:width="6.9236in" svg:height="3.956343in" draw:z-index="0">
<draw:image xlink:href="../Images/yкринформ/2023-05-20T13-28-02-03-00/630_360_1528600995-9562.jpg" xlink:type="simple" xlink:show="embed" xlink:actuate="onLoad" draw:mime-type="image/jpeg"/>
</draw:frame>
The leaders of the Seven Group adopted a plan to counteract such risks as the "weapons of energy" of Russia.</text:p>
      <text:p text:style-name="P4">
About it reports <text:a xlink:type="simple" xlink:href="http://edition.cnn.com/europe/live-news/russia-ukraine-war-news-05-20-23/h_3ec4fa0dfdc0eac00c2504ea9771e394" text:style-name="Internet_20_link" text:visited-style-name="Visited_20_Internet_20_Link">
</text:a>
With reference to a common -owner, Ukrinform reports.</text:p>
      <text:p text:style-name="P4">
“We will work together to guarantee that attempts to use economic dependence as weapons forcing members <text:a xlink:type="simple" xlink:href="https://www.ukrinform.ua/tag-velika-simka" text:style-name="Internet_20_link" text:visited-style-name="Visited_20_Internet_20_Link">
</text:a>
And our partners, including small economies, fulfill the requirements and obey, fail and face the consequences, ”the statement said.</text:p>
      <text:p text:style-name="P4">
G7 leaders have stated that on the basis of conclusions about recent cases of use of energy and other economic dependencies, they are strongly copied.</text:p>
      <text:p text:style-name="P4">
<text:span text:style-name="T4">
 Read also: </text:span>
 <text:a xlink:type="simple" xlink:href="https://www.ukrinform.ua/rubric-world/3711805-rosia-ne-moze-zaproponuvati-globalnomu-pivdnu-nicogo-krim-zbroi-ta-najmanciv-fon-der-laen.html" text:style-name="Internet_20_link" text:visited-style-name="Visited_20_Internet_20_Link">
</text:a>
As reported by Ukrinform, governments of the United States and Japan <text:a xlink:type="simple" xlink:href="https://www.ukrinform.ua/rubric-world/3711782-ssa-ta-aponia-zaprovadili-novi-sankcii-proti-rosii.html" text:style-name="Internet_20_link" text:visited-style-name="Visited_20_Internet_20_Link">
</text:a>
Against hundreds of people and organizations associated with Russian law against Ukraine, since the Seven Group confirmed its determination to increase Moscow's responsibility for its invasion of Ukraine.</text:p>
      <text:p text:style-name="P4">
News Source: <text:a xlink:type="simple" xlink:href="https://www.ukrinform.ua/rubric-economy/3711822-lideri-g7-uzgodili-plan-protidii-ozbroenij-energetici-rosii.html" text:style-name="Internet_20_link" text:visited-style-name="Visited_20_Internet_20_Link">
https://www.ukrinform.ua/rubric-economy/3711822-lideri-g7-uzgodili-plan-protidii-ozbroenij-energetici-rosii.html</text:a>
</text:p>
      <!--NEWS-->
      <text:h text:style-name="P10" text:outline-level="1">
<text:span text:style-name="T4">
In Kiev there was a course "Waiting home the heroes of Mariupol"</text:span>
</text:h>
      <text:p text:style-name="P4">
Authors: Ukrinform (Person)</text:p>
      <text:p text:style-name="P4">
Publisher: Укринформ (Organization)</text:p>
      <text:p text:style-name="P4">
Published Time: 2023-05-20T13:31:16+03:00</text:p>
      <text:p text:style-name="P4">
Modified Time: 2023-05-20T13:31:16+03:00</text:p>
      <text:p text:style-name="P4">
Description: In Kiev, on Saturday, there was a course "We are waiting home to the heroes of Mariupol". - Ukrinform.</text:p>
      <text:p text:style-name="P4">
Images: ['<text:a xlink:type="simple" xlink:href="https://static.ukrinform.com/photos/2023_05/thumb_files/630_360_1684578405-8235.jpeg" text:style-name="Internet_20_link" text:visited-style-name="Visited_20_Internet_20_Link">
630_360_16845...</text:a>
', '<text:a xlink:type="simple" xlink:href="https://static.ukrinform.com/photos/2023_05/thumb_files/630_360_1684578404-6027.jpeg" text:style-name="Internet_20_link" text:visited-style-name="Visited_20_Internet_20_Link">
630_360_16845...</text:a>
', '<text:a xlink:type="simple" xlink:href="https://static.ukrinform.com/photos/2023_05/thumb_files/630_360_1684578404-8182.jpeg" text:style-name="Internet_20_link" text:visited-style-name="Visited_20_Internet_20_Link">
630_360_16845...</text:a>
', '<text:a xlink:type="simple" xlink:href="https://static.ukrinform.com/photos/2023_05/thumb_files/630_360_1684578404-9174.jpeg" text:style-name="Internet_20_link" text:visited-style-name="Visited_20_Internet_20_Link">
630_360_16845...</text:a>
', '<text:a xlink:type="simple" xlink:href="https://static.ukrinform.com/photos/2023_05/thumb_files/630_360_1684578404-3256.jpeg" text:style-name="Internet_20_link" text:visited-style-name="Visited_20_Internet_20_Link">
630_360_16845...</text:a>
', '<text:a xlink:type="simple" xlink:href="https://static.ukrinform.com/photos/2023_05/thumb_files/630_360_1684578404-2241.jpeg" text:style-name="Internet_20_link" text:visited-style-name="Visited_20_Internet_20_Link">
630_360_16845...</text:a>
', '<text:a xlink:type="simple" xlink:href="https://static.ukrinform.com/photos/2023_05/thumb_files/630_360_1684578404-7064.jpeg" text:style-name="Internet_20_link" text:visited-style-name="Visited_20_Internet_20_Link">
630_360_16845...</text:a>
', '<text:a xlink:type="simple" xlink:href="https://static.ukrinform.com/photos/2023_05/thumb_files/630_360_1684578405-4489.jpeg" text:style-name="Internet_20_link" text:visited-style-name="Visited_20_Internet_20_Link">
630_360_16845...</text:a>
', '<text:a xlink:type="simple" xlink:href="https://static.ukrinform.com/photos/2023_05/thumb_files/630_360_1684578405-1247.jpeg" text:style-name="Internet_20_link" text:visited-style-name="Visited_20_Internet_20_Link">
630_360_16845...</text:a>
', '<text:a xlink:type="simple" xlink:href="https://static.ukrinform.com/photos/2023_05/thumb_files/630_360_1684578405-4916.jpeg" text:style-name="Internet_20_link" text:visited-style-name="Visited_20_Internet_20_Link">
630_360_16845...</text:a>
', '<text:a xlink:type="simple" xlink:href="https://static.ukrinform.com/photos/2023_05/thumb_files/630_360_1684578405-1557.jpeg" text:style-name="Internet_20_link" text:visited-style-name="Visited_20_Internet_20_Link">
630_360_16845...</text:a>
', '<text:a xlink:type="simple" xlink:href="https://static.ukrinform.com/photos/2023_05/thumb_files/630_360_1684578405-7583.jpeg" text:style-name="Internet_20_link" text:visited-style-name="Visited_20_Internet_20_Link">
630_360_16845...</text:a>
']</text:p>
      <text:p text:style-name="P4">
Tags: ['Азовсталь', 'Маріуполь', 'Військові', 'Київ']</text:p>
      <text:p text:style-name="P4">
Type: Article</text:p>
      <!--METADATA-->
      <text:p text:style-name="P4">
<draw:frame draw:style-name="fr1" draw:name="Image62" text:anchor-type="as-char" svg:width="6.9236in" svg:height="3.956343in" draw:z-index="0">
<draw:image xlink:href="../Images/yкринформ/2023-05-20T13-31-16-03-00/630_360_1684578405-8235.jpeg" xlink:type="simple" xlink:show="embed" xlink:actuate="onLoad" draw:mime-type="image/jpeg"/>
</draw:frame>
In Kiev, Saturday was held the course "We are waiting home to the heroes of Mariupol".</text:p>
      <text:p text:style-name="P4">
According to the Ukrinform correspondent, the walk began in the park. Shevchenko.</text:p>
      <text:p text:style-name="P4">
<draw:frame draw:style-name="fr1" draw:name="Image63" text:anchor-type="as-char" svg:width="6.9236in" svg:height="3.956343in" draw:z-index="0">
<draw:image xlink:href="../Images/yкринформ/2023-05-20T13-31-16-03-00/630_360_1684578404-6027.jpeg" xlink:type="simple" xlink:show="embed" xlink:actuate="onLoad" draw:mime-type="image/jpeg"/>
</draw:frame>
In Kiev, the gait "Waiting for home Mariupol Heroes" / Photo: Natalia Molchanova <text:a xlink:type="simple" xlink:href="https://static.ukrinform.com/photos/2023_05/1684578404-6027.jpeg" text:style-name="Internet_20_link" text:visited-style-name="Visited_20_Internet_20_Link">
<draw:frame draw:style-name="fr1" draw:name="Image64" text:anchor-type="as-char" svg:width="6.9236in" svg:height="3.956343in" draw:z-index="0">
<draw:image xlink:href="../Images/yкринформ/2023-05-20T13-31-16-03-00/630_360_1684578404-6027.jpeg" xlink:type="simple" xlink:show="embed" xlink:actuate="onLoad" draw:mime-type="image/jpeg"/>
</draw:frame>
</text:a>
 <text:a xlink:type="simple" xlink:href="https://static.ukrinform.com/photos/2023_05/1684578404-8182.jpeg" text:style-name="Internet_20_link" text:visited-style-name="Visited_20_Internet_20_Link">
<draw:frame draw:style-name="fr1" draw:name="Image65" text:anchor-type="as-char" svg:width="6.9236in" svg:height="3.956343in" draw:z-index="0">
<draw:image xlink:href="../Images/yкринформ/2023-05-20T13-31-16-03-00/630_360_1684578404-8182.jpeg" xlink:type="simple" xlink:show="embed" xlink:actuate="onLoad" draw:mime-type="image/jpeg"/>
</draw:frame>
</text:a>
 <text:a xlink:type="simple" xlink:href="https://static.ukrinform.com/photos/2023_05/1684578404-9174.jpeg" text:style-name="Internet_20_link" text:visited-style-name="Visited_20_Internet_20_Link">
<draw:frame draw:style-name="fr1" draw:name="Image66" text:anchor-type="as-char" svg:width="6.9236in" svg:height="3.956343in" draw:z-index="0">
<draw:image xlink:href="../Images/yкринформ/2023-05-20T13-31-16-03-00/630_360_1684578404-9174.jpeg" xlink:type="simple" xlink:show="embed" xlink:actuate="onLoad" draw:mime-type="image/jpeg"/>
</draw:frame>
</text:a>
 <text:a xlink:type="simple" xlink:href="https://static.ukrinform.com/photos/2023_05/1684578404-3256.jpeg" text:style-name="Internet_20_link" text:visited-style-name="Visited_20_Internet_20_Link">
<draw:frame draw:style-name="fr1" draw:name="Image67" text:anchor-type="as-char" svg:width="6.9236in" svg:height="3.956343in" draw:z-index="0">
<draw:image xlink:href="../Images/yкринформ/2023-05-20T13-31-16-03-00/630_360_1684578404-3256.jpeg" xlink:type="simple" xlink:show="embed" xlink:actuate="onLoad" draw:mime-type="image/jpeg"/>
</draw:frame>
</text:a>
 <text:a xlink:type="simple" xlink:href="https://static.ukrinform.com/photos/2023_05/1684578404-2241.jpeg" text:style-name="Internet_20_link" text:visited-style-name="Visited_20_Internet_20_Link">
<draw:frame draw:style-name="fr1" draw:name="Image68" text:anchor-type="as-char" svg:width="6.9236in" svg:height="3.956343in" draw:z-index="0">
<draw:image xlink:href="../Images/yкринформ/2023-05-20T13-31-16-03-00/630_360_1684578404-2241.jpeg" xlink:type="simple" xlink:show="embed" xlink:actuate="onLoad" draw:mime-type="image/jpeg"/>
</draw:frame>
</text:a>
 <text:a xlink:type="simple" xlink:href="https://static.ukrinform.com/photos/2023_05/1684578404-7064.jpeg" text:style-name="Internet_20_link" text:visited-style-name="Visited_20_Internet_20_Link">
<draw:frame draw:style-name="fr1" draw:name="Image69" text:anchor-type="as-char" svg:width="6.9236in" svg:height="3.956343in" draw:z-index="0">
<draw:image xlink:href="../Images/yкринформ/2023-05-20T13-31-16-03-00/630_360_1684578404-7064.jpeg" xlink:type="simple" xlink:show="embed" xlink:actuate="onLoad" draw:mime-type="image/jpeg"/>
</draw:frame>
</text:a>
 <text:a xlink:type="simple" xlink:href="https://static.ukrinform.com/photos/2023_05/1684578405-4489.jpeg" text:style-name="Internet_20_link" text:visited-style-name="Visited_20_Internet_20_Link">
<draw:frame draw:style-name="fr1" draw:name="Image70" text:anchor-type="as-char" svg:width="6.9236in" svg:height="3.956343in" draw:z-index="0">
<draw:image xlink:href="../Images/yкринформ/2023-05-20T13-31-16-03-00/630_360_1684578405-4489.jpeg" xlink:type="simple" xlink:show="embed" xlink:actuate="onLoad" draw:mime-type="image/jpeg"/>
</draw:frame>
</text:a>
 <text:a xlink:type="simple" xlink:href="https://static.ukrinform.com/photos/2023_05/1684578405-1247.jpeg" text:style-name="Internet_20_link" text:visited-style-name="Visited_20_Internet_20_Link">
<draw:frame draw:style-name="fr1" draw:name="Image71" text:anchor-type="as-char" svg:width="6.9236in" svg:height="3.956343in" draw:z-index="0">
<draw:image xlink:href="../Images/yкринформ/2023-05-20T13-31-16-03-00/630_360_1684578405-1247.jpeg" xlink:type="simple" xlink:show="embed" xlink:actuate="onLoad" draw:mime-type="image/jpeg"/>
</draw:frame>
</text:a>
 <text:a xlink:type="simple" xlink:href="https://static.ukrinform.com/photos/2023_05/1684578405-4916.jpeg" text:style-name="Internet_20_link" text:visited-style-name="Visited_20_Internet_20_Link">
<draw:frame draw:style-name="fr1" draw:name="Image72" text:anchor-type="as-char" svg:width="6.9236in" svg:height="3.956343in" draw:z-index="0">
<draw:image xlink:href="../Images/yкринформ/2023-05-20T13-31-16-03-00/630_360_1684578405-4916.jpeg" xlink:type="simple" xlink:show="embed" xlink:actuate="onLoad" draw:mime-type="image/jpeg"/>
</draw:frame>
</text:a>
 <text:a xlink:type="simple" xlink:href="https://static.ukrinform.com/photos/2023_05/1684578405-1557.jpeg" text:style-name="Internet_20_link" text:visited-style-name="Visited_20_Internet_20_Link">
<draw:frame draw:style-name="fr1" draw:name="Image73" text:anchor-type="as-char" svg:width="6.9236in" svg:height="3.956343in" draw:z-index="0">
<draw:image xlink:href="../Images/yкринформ/2023-05-20T13-31-16-03-00/630_360_1684578405-1557.jpeg" xlink:type="simple" xlink:show="embed" xlink:actuate="onLoad" draw:mime-type="image/jpeg"/>
</draw:frame>
</text:a>
 <text:a xlink:type="simple" xlink:href="https://static.ukrinform.com/photos/2023_05/1684578405-8235.jpeg" text:style-name="Internet_20_link" text:visited-style-name="Visited_20_Internet_20_Link">
<draw:frame draw:style-name="fr1" draw:name="Image74" text:anchor-type="as-char" svg:width="6.9236in" svg:height="3.956343in" draw:z-index="0">
<draw:image xlink:href="../Images/yкринформ/2023-05-20T13-31-16-03-00/630_360_1684578405-8235.jpeg" xlink:type="simple" xlink:show="embed" xlink:actuate="onLoad" draw:mime-type="image/jpeg"/>
</draw:frame>
</text:a>
 <text:a xlink:type="simple" xlink:href="https://static.ukrinform.com/photos/2023_05/1684578405-7583.jpeg" text:style-name="Internet_20_link" text:visited-style-name="Visited_20_Internet_20_Link">
<draw:frame draw:style-name="fr1" draw:name="Image75" text:anchor-type="as-char" svg:width="6.9236in" svg:height="3.956343in" draw:z-index="0">
<draw:image xlink:href="../Images/yкринформ/2023-05-20T13-31-16-03-00/630_360_1684578405-7583.jpeg" xlink:type="simple" xlink:show="embed" xlink:actuate="onLoad" draw:mime-type="image/jpeg"/>
</draw:frame>
</text:a>
The participants of the action passed the Boulevard Shevchenko, Khreshchatyk to the Independence Square.</text:p>
      <text:p text:style-name="P4">
Several hundred members of the families of Mariupol Garrnizon, military, veterans took part in the action.<text:span text:style-name="T4">
 Read also: </text:span>
 <text:a xlink:type="simple" xlink:href="https://www.ukrinform.ua/rubric-society/3711786-asociacia-rodin-zahisnikiv-azovstali-pidgotuvala-rolik-pro-86-dniv-sprotivu-ukrainskih-geroiv.html" text:style-name="Internet_20_link" text:visited-style-name="Visited_20_Internet_20_Link">
</text:a>
According to the mother of the deceased defender Vladislav Litvinenko, Viralvinenko, the garrison of Mariupol dragged on almost three times the predominant silo. All possible weapons were used against them - phosphorus, anti -dituer bombs.</text:p>
      <text:p text:style-name="P4">
"They had their dreams, their plans for the future, they wanted to live. Many people did not have time to create families, give birth to their children, they wanted to live very much, but did not spare their lives for us, they won time for the country. We have to remember about Their highest degree of self -sacrifice is to give their lives for Dyabatkivshchyna, "Vira Litvinenko said.</text:p>
      <text:p text:style-name="P4">
She called for a petition to honor the memory of the fallen fighters, which was protected by Mariupol and Azovstal.</text:p>
      <text:p text:style-name="P4">
The participants of the action honored the dead moment of silence.</text:p>
      <text:p text:style-name="P4">
Also on Saturday, May 20, at 6:00 pm, the Ukrainian House will take place "Azovstal. Votes ”for ticket owners. On Sofia Square there is an installation of a symbol of stability and the faith of our prisoners of war from Azovstal.</text:p>
      <text:p text:style-name="P4">
In addition, commemorative events will be held in Brovary, Lviv and Cherkasy.</text:p>
      <text:p text:style-name="P4">
<text:span text:style-name="T4">
 Read also: </text:span>
 <text:a xlink:type="simple" xlink:href="https://www.ukrinform.ua/rubric-kyiv/3711581-u-kievi-vidkrilasa-vistavka-prisvacena-oboroni-mariupola.html" text:style-name="Internet_20_link" text:visited-style-name="Visited_20_Internet_20_Link">
</text:a>
As it was reported, relatives of the defenders of "Azovstal" insist on the consolidation of the legislation of Ukraine <text:a xlink:type="simple" xlink:href="https://www.ukrinform.ua/tag-vijskovi" text:style-name="Internet_20_link" text:visited-style-name="Visited_20_Internet_20_Link">
</text:a>
released from captivity, in order to form a culture of handling prisoners of war.</text:p>
      <text:p text:style-name="P4">
During the year, about 500 Azovstal defenders were returned to Ukraine, yet <text:a xlink:type="simple" xlink:href="https://www.ukrinform.ua/rubric-ato/3709966-u-rosijskomu-poloni-dosi-perebuvaut-blizko-2000-oboronciv-azovstali.html" text:style-name="Internet_20_link" text:visited-style-name="Visited_20_Internet_20_Link">
</text:a>
in Russian captivity.</text:p>
      <text:p text:style-name="P4">
News Source: <text:a xlink:type="simple" xlink:href="https://www.ukrinform.ua/rubric-kyiv/3711823-u-kievi-vidbulasa-hoda-cekaemo-dodomu-geroiv-mariupola.html" text:style-name="Internet_20_link" text:visited-style-name="Visited_20_Internet_20_Link">
https://www.ukrinform.ua/rubric-kyiv/3711823-u-kievi-vidbulasa-hoda-cekaemo-dodomu-geroiv-mariupola.html</text:a>
</text:p>
      <!--NEWS-->
      <text:h text:style-name="P10" text:outline-level="1">
<text:span text:style-name="T4">
President of PACE: Ukraine decides when holding elections</text:span>
</text:h>
      <text:p text:style-name="P4">
Authors: Ukrinform (Person)</text:p>
      <text:p text:style-name="P4">
Publisher: Укринформ (Organization)</text:p>
      <text:p text:style-name="P4">
Published Time: 2023-05-20T13:36:00+03:00</text:p>
      <text:p text:style-name="P4">
Modified Time: 2023-05-20T13:36:00+03:00</text:p>
      <text:p text:style-name="P4">
Description: The President of the Parliamentary Assembly of the Council of Europe The Shadow of Coke recognizes that the Constitution of Ukraine does not allow elections during martial law, and therefore believes that only the government, parliament and the people of Ukraine should be made on this occasion. - Ukrinform.</text:p>
      <text:p text:style-name="P4">
Images: ['<text:a xlink:type="simple" xlink:href="https://static.ukrinform.com/photos/2022_12/thumb_files/630_360_1671925905-403.jpg" text:style-name="Internet_20_link" text:visited-style-name="Visited_20_Internet_20_Link">
630_360_16719...</text:a>
']</text:p>
      <text:p text:style-name="P4">
Tags: ['ПАРЄ', 'Україна', 'Вибори', 'Воєнний стан']</text:p>
      <text:p text:style-name="P4">
Type: Article</text:p>
      <!--METADATA-->
      <text:p text:style-name="P4">
<draw:frame draw:style-name="fr1" draw:name="Image76" text:anchor-type="as-char" svg:width="6.9236in" svg:height="3.956343in" draw:z-index="0">
<draw:image xlink:href="../Images/yкринформ/2023-05-20T13-36-00-03-00/630_360_1671925905-403.jpg" xlink:type="simple" xlink:show="embed" xlink:actuate="onLoad" draw:mime-type="image/jpeg"/>
</draw:frame>
The Parliamentary Assembly of the Council of Europe The Shadow of Cox recognizes that the Constitution of Ukraine allows elections during martial law, and therefore considers that only the government, parliament and the people of Ukraine should be adopted on this occasion.</text:p>
      <text:p text:style-name="P4">
As Ukrinform reports with reference to <text:a xlink:type="simple" xlink:href="https://www.coe.int/uk/web/kyiv/-/pace-president-tiny-kox-it-is-up-to-the-government-parliament-and-the-people-of-ukraine-to-decide-when-and-how-to-conduct-elections" text:style-name="Internet_20_link" text:visited-style-name="Visited_20_Internet_20_Link">
</text:a>
, Koks stated this during an online conversation with the head of the Opora Civic Network Olga Aivazovskaya.</text:p>
      <text:p text:style-name="P4">
"It is clear that your constitution does not allow to conduct <text:a xlink:type="simple" xlink:href="https://www.ukrinform.ua/tag-vibori" text:style-name="Internet_20_link" text:visited-style-name="Visited_20_Internet_20_Link">
</text:a>
during martial law. The condition is good today. That is why your country has no right to hold elections now. It is clear, and I would like to emphasize it clearly, "the presidentpace said.</text:p>
      <text:p text:style-name="P4">
At the same time, he pointed out that "without elections, democracy cannot function in a way." "That is, I want to say to the government, the parliament and the people of Ukraine, to make a decision in your hands: whether the elections will be and when they will go away. While the martial law is in effect and your constitution remains as it is, the election cannot be. But sooner or later The moment will come and there will be chosen. My advice is to start getting ready for them as soon as possible, "said Kokox.</text:p>
      <text:p text:style-name="P4">
According to him, "all in Ukraine agree with the fact that, in the end, it is the people of Ukraine who will represent it who will represent it in the Verkhovna Rada and in the Government."</text:p>
      <text:p text:style-name="P4">
"As long as your government and parliament believe that the Constitution should be observed, dotnibations are impossible. However, this is, of course, in the hands of your government and parliament, it can change the Constitution and make the martial law abolished or allow elections to another way. That is, I want to say that you do not need to leave at the discretion of the Russian aggressor whether you will be elections and when they should take place. Because it is clear that the election cannot be election under the basis of the legislation. Only when the war is over, " - said PACE.<text:span text:style-name="T4">
 Read also: </text:span>
 <text:a xlink:type="simple" xlink:href="https://www.ukrinform.ua/rubric-polytics/3710110-prezident-pare-planue-vidvidati-ukrainu.html" text:style-name="Internet_20_link" text:visited-style-name="Visited_20_Internet_20_Link">
<text:span text:style-name="T4">
 PACE </text:span>
</text:a>
It is known that earlier the President of the Parliamentary Assembly of the Council of Europe Shadows of Coke Wintervia "European Truth" insisted on the need to hold the Parliamentary and Presidential Elections by Ukraine, even if martial law - Ukrainian authorities should come up with how to respond to this challenge.</text:p>
      <text:p text:style-name="P4">
The NSDC Secretary Oleksiy Danilov, who emphasized, reacted to these words, who emphasized the completion of martial law in Ukraine, as it is contrary to the more constitution.</text:p>
      <text:p text:style-name="P4">
News Source: <text:a xlink:type="simple" xlink:href="https://www.ukrinform.ua/rubric-polytics/3711826-prezident-pare-ukraini-samij-virisuvati-koli-provoditi-vibori.html" text:style-name="Internet_20_link" text:visited-style-name="Visited_20_Internet_20_Link">
https://www.ukrinform.ua/rubric-polytics/3711826-prezident-pare-ukraini-samij-virisuvati-koli-provoditi-vibori.html</text:a>
</text:p>
      <!--NEWS-->
      <text:h text:style-name="P10" text:outline-level="1">
<text:span text:style-name="T4">
In Kherson, the tractor driver exploded on the explosive</text:span>
</text:h>
      <text:p text:style-name="P4">
Authors: Ukrinform (Person)</text:p>
      <text:p text:style-name="P4">
Publisher: Укринформ (Organization)</text:p>
      <text:p text:style-name="P4">
Published Time: 2023-05-20T13:37:41+03:00</text:p>
      <text:p text:style-name="P4">
Modified Time: 2023-05-20T13:37:41+03:00</text:p>
      <text:p text:style-name="P4">
Description: Near the village of Klapai in Kherson region, the tractor driver exploded on explosives and received multiple shrapnel wounds. - Ukrinform.</text:p>
      <text:p text:style-name="P4">
Images: ['<text:a xlink:type="simple" xlink:href="https://static.ukrinform.com/photos/2023_02/thumb_files/630_360_1676281282-210.jpg" text:style-name="Internet_20_link" text:visited-style-name="Visited_20_Internet_20_Link">
630_360_16762...</text:a>
']</text:p>
      <text:p text:style-name="P4">
Tags: ['Херсонщина', 'Вибухівка', 'Війна з Росією', 'Трактор']</text:p>
      <text:p text:style-name="P4">
Type: Article</text:p>
      <!--METADATA-->
      <text:p text:style-name="P4">
<draw:frame draw:style-name="fr1" draw:name="Image77" text:anchor-type="as-char" svg:width="6.9236in" svg:height="3.956343in" draw:z-index="0">
<draw:image xlink:href="../Images/yкринформ/2023-05-20T13-37-41-03-00/630_360_1676281282-210.jpg" xlink:type="simple" xlink:show="embed" xlink:actuate="onLoad" draw:mime-type="image/jpeg"/>
</draw:frame>
Near Klapai in Kherson region, the tractor driver exploded on explosives and suffered a selling shrapnel.</text:p>
      <text:p text:style-name="P4">
As Ukrinform reports, about it in <text:a xlink:type="simple" xlink:href="http://t.me/khersonskaODA/5984" text:style-name="Internet_20_link" text:visited-style-name="Visited_20_Internet_20_Link">
</text:a>
Reported Ova.</text:p>
      <text:p text:style-name="P4">
“Another tractor driver exploded in the Kherson region. A488 -year -old man received a tractor near the sedge of Klapai as a result of a tractor explosion on an explosive, ”the message reads.</text:p>
      <text:p text:style-name="P4">
The victim was diagnosed with multiple fragments. The man was delivered to the nearest medical institution where he was assisted. He was awarded from hospitalization.</text:p>
      <text:p text:style-name="P4">
<text:span text:style-name="T4">
 Read also: </text:span>
 <text:a xlink:type="simple" xlink:href="https://www.ukrinform.ua/rubric-regions/3711303-na-harkivsini-pidirvavsa-colovik-namagavsa-sam-zneskoditi-vibuhivku.html" text:style-name="Internet_20_link" text:visited-style-name="Visited_20_Internet_20_Link">
<text:span text:style-name="T4">
 Excluded </text:span>
</text:a>
As reported by Ukrinform, in the high -Kopil community <text:a xlink:type="simple" xlink:href="https://www.ukrinform.ua/tag-hersonsina" text:style-name="Internet_20_link" text:visited-style-name="Visited_20_Internet_20_Link">
</text:a>
The tractor exploded on the Russian mini, the driver suffered serious injuries.</text:p>
      <text:p text:style-name="P4">
_ Photo illustrative_</text:p>
      <text:p text:style-name="P4">
News Source: <text:a xlink:type="simple" xlink:href="https://www.ukrinform.ua/rubric-regions/3711827-na-hersonsini-traktorist-pidirvavsa-na-vibuhivci.html" text:style-name="Internet_20_link" text:visited-style-name="Visited_20_Internet_20_Link">
https://www.ukrinform.ua/rubric-regions/3711827-na-hersonsini-traktorist-pidirvavsa-na-vibuhivci.html</text:a>
</text:p>
      <!--NEWS-->
      <text:h text:style-name="P10" text:outline-level="1">
<text:span text:style-name="T4">
Zelensky discussed the preparation of Ukrainian pilots from Meloni</text:span>
</text:h>
      <text:p text:style-name="P4">
Authors: Ukrinform (Person)</text:p>
      <text:p text:style-name="P4">
Publisher: Укринформ (Organization)</text:p>
      <text:p text:style-name="P4">
Published Time: 2023-05-20T13:39:00+03:00</text:p>
      <text:p text:style-name="P4">
Modified Time: 2023-05-20T13:39:00+03:00</text:p>
      <text:p text:style-name="P4">
Description: Within the framework of his working visit to Japan, President of Ukraine Volodymyr Zelensky held a meeting with the Prime Minister of the Italian Republic to George Meloni to participate in the Samy Seven Group Summit. - Ukrinform.</text:p>
      <text:p text:style-name="P4">
Images: ['<text:a xlink:type="simple" xlink:href="https://static.ukrinform.com/photos/2023_05/thumb_files/630_360_1684579147-854.jpeg" text:style-name="Internet_20_link" text:visited-style-name="Visited_20_Internet_20_Link">
630_360_16845...</text:a>
']</text:p>
      <text:p text:style-name="P4">
Tags: ['Велика сімка', 'Зеленський', 'Джорджа Мелоні']</text:p>
      <text:p text:style-name="P4">
Type: Article</text:p>
      <!--METADATA-->
      <text:p text:style-name="P4">
<draw:frame draw:style-name="fr1" draw:name="Image78" text:anchor-type="as-char" svg:width="6.9236in" svg:height="3.956343in" draw:z-index="0">
<draw:image xlink:href="../Images/yкринформ/2023-05-20T13-39-00-03-00/630_360_1684579147-854.jpeg" xlink:type="simple" xlink:show="embed" xlink:actuate="onLoad" draw:mime-type="image/jpeg"/>
</draw:frame>
Within the work visit to Japan, Volodymyr Zelenskyy held a meeting with the Prime Minister of the Italian Republic of Italian Republic to Japan.</text:p>
      <text:p text:style-name="P4">
About it reports <text:a xlink:type="simple" xlink:href="http://www.president.gov.ua/news/volodimir-zelenskij-u-yaponiyi-proviv-zustrich-iz-premyer-mi-83021" text:style-name="Internet_20_link" text:visited-style-name="Visited_20_Internet_20_Link">
</text:a>
The Presidential Office, reports Ukrinform.</text:p>
      <text:p text:style-name="P4">
“The parties noted the importance of continuing the dialogue between Ukraine and Italy in significant issues of bilateral relations. Volodymyr Zelensky and Georgamelon also discussed the first results of the President of Ukraine's visit to Italy, which took place on May 13, ”the message reads.</text:p>
      <text:p text:style-name="P4">
In particular, the meeting referred to the defensive and political support of our country by the Italian Republic.</text:p>
      <text:p text:style-name="P4">
The President of Ukraine emphasized the need to improve the capacity of protruding defense, including the preparation of our pilots.</text:p>
      <text:p text:style-name="P4">
<text:span text:style-name="T5">
Video: op</text:span>
</text:p>
      <text:p text:style-name="P4">
Leaders coordinated positions on the eve of Zelensky's participation in the Samy Group Summit.</text:p>
      <text:p text:style-name="P4">
<text:span text:style-name="T4">
 Read also: </text:span>
 <text:a xlink:type="simple" xlink:href="https://www.ukrinform.ua/rubric-world/3711782-ssa-ta-aponia-zaprovadili-novi-sankcii-proti-rosii.html" text:style-name="Internet_20_link" text:visited-style-name="Visited_20_Internet_20_Link">
</text:a>
As reported by Ukrinform, also within the framework of the visit to Japan President of Ukraine <text:a xlink:type="simple" xlink:href="https://www.ukrinform.ua/rubric-polytics/3711806-zelenskij-zustrivsa-v-aponii-z-sunakom.html" text:style-name="Internet_20_link" text:visited-style-name="Visited_20_Internet_20_Link">
</text:a>
With the Prime Minister of the United Kingdom, Rice Sunak. During which they discussed the further implementation of the agreements reached within the Vyazite of the President of Ukraine to the United Kingdom, which took place on May 14.</text:p>
      <text:p text:style-name="P4">
<text:span text:style-name="T5">
Foto: op</text:span>
</text:p>
      <text:p text:style-name="P4">
News Source: <text:a xlink:type="simple" xlink:href="https://www.ukrinform.ua/rubric-polytics/3711829-zelenskij-obgovoriv-z-meloni-pidgotovku-ukrainskih-pilotiv.html" text:style-name="Internet_20_link" text:visited-style-name="Visited_20_Internet_20_Link">
https://www.ukrinform.ua/rubric-polytics/3711829-zelenskij-obgovoriv-z-meloni-pidgotovku-ukrainskih-pilotiv.html</text:a>
</text:p>
      <!--NEWS-->
      <text:h text:style-name="P10" text:outline-level="1">
<text:span text:style-name="T4">
Tkachenko discussed with museums development of the sphere in wartime</text:span>
</text:h>
      <text:p text:style-name="P4">
Authors: Ukrinform (Person)</text:p>
      <text:p text:style-name="P4">
Publisher: Укринформ (Organization)</text:p>
      <text:p text:style-name="P4">
Published Time: 2023-05-20T13:45:00+03:00</text:p>
      <text:p text:style-name="P4">
Modified Time: 2023-05-20T13:45:00+03:00</text:p>
      <text:p text:style-name="P4">
Description: The Minister of Culture and Information Policy of Ukraine Oleksandr Tkachenko during a meeting with the heads of museums and reserves at the National Museum of Folk Architecture and Life of Ukraine discussed the development of the sphere according to changes in wartime. - Ukrinform.</text:p>
      <text:p text:style-name="P4">
Images: ['<text:a xlink:type="simple" xlink:href="https://static.ukrinform.com/photos/2023_05/thumb_files/630_360_1684579372-230.jpg" text:style-name="Internet_20_link" text:visited-style-name="Visited_20_Internet_20_Link">
630_360_16845...</text:a>
', '<text:a xlink:type="simple" xlink:href="https://static.ukrinform.com/photos/2023_05/1684579371-281.jpg" text:style-name="Internet_20_link" text:visited-style-name="Visited_20_Internet_20_Link">
1684579371-28...</text:a>
', '<text:a xlink:type="simple" xlink:href="https://static.ukrinform.com/photos/2023_05/1684579371-217.jpg" text:style-name="Internet_20_link" text:visited-style-name="Visited_20_Internet_20_Link">
1684579371-21...</text:a>
']</text:p>
      <text:p text:style-name="P4">
Tags: ['Культура', 'Музей', 'Ткаченко', 'МКІП ']</text:p>
      <text:p text:style-name="P4">
Type: Article</text:p>
      <!--METADATA-->
      <text:p text:style-name="P4">
<draw:frame draw:style-name="fr1" draw:name="Image79" text:anchor-type="as-char" svg:width="6.9236in" svg:height="3.956343in" draw:z-index="0">
<draw:image xlink:href="../Images/yкринформ/2023-05-20T13-45-00-03-00/630_360_1684579372-230.jpg" xlink:type="simple" xlink:show="embed" xlink:actuate="onLoad" draw:mime-type="image/jpeg"/>
</draw:frame>
Minister of Culture and Information Policy of Ukraine Oleksandr Tkachenko during a meeting with the heads of museums and reserves at the National Museum of People's Architecture and Life of Ukraine discussed the development of the sphere according to the change of war.</text:p>
      <text:p text:style-name="P4">
According to Ukrinform, Tkachenko reports in <text:a xlink:type="simple" xlink:href="https://t.me/otkachenkokyiv/3591" text:style-name="Internet_20_link" text:visited-style-name="Visited_20_Internet_20_Link">
</text:a>
.</text:p>
      <text:p text:style-name="P4">
"The challenges and plans were discussed in the near future - the development of the sphere according to the replacement time, the importance of creating a strategy of reserves development, colorlessness and inclusivity <text:a xlink:type="simple" xlink:href="https://www.ukrinform.ua/tag-muzej" text:style-name="Internet_20_link" text:visited-style-name="Visited_20_Internet_20_Link">
</text:a>
product and infrastructure, involvement in mental health programs, rethinking of museum spaces and their meanings, development of state private partnership, changes to legislation and adaptation to modern needs, "Tkachenko said.</text:p>
      <text:p text:style-name="P4">
<draw:frame draw:style-name="fr1" draw:name="Image80" text:anchor-type="as-char" svg:width="6.9236in" svg:height="4.626723in" draw:z-index="0">
<draw:image xlink:href="../Images/yкринформ/2023-05-20T13-45-00-03-00/1684579371-281.jpg" xlink:type="simple" xlink:show="embed" xlink:actuate="onLoad" draw:mime-type="image/jpeg"/>
</draw:frame>
According to him, the museum sphere is facing challenges today, but difficult times open new opportunities.</text:p>
      <text:p text:style-name="P4">
<draw:frame draw:style-name="fr1" draw:name="Image81" text:anchor-type="as-char" svg:width="6.9236in" svg:height="4.626723in" draw:z-index="0">
<draw:image xlink:href="../Images/yкринформ/2023-05-20T13-45-00-03-00/1684579371-217.jpg" xlink:type="simple" xlink:show="embed" xlink:actuate="onLoad" draw:mime-type="image/jpeg"/>
</draw:frame>
"I see as some colleagues already use it, adapting and ahead of time. Therefore, I am sure that we can not only preserve, but also qualitatively develop the mud -mudic sphere. Thank you all for the strength to develop, for dialogue and new ideas," said Tkachenko.</text:p>
      <text:p text:style-name="P4">
<text:span text:style-name="T4">
 Read also: </text:span>
 <text:a xlink:type="simple" xlink:href="https://www.ukrinform.ua/rubric-culture/3711548-ukrainski-muzejniki-dla-obminu-dosvidom-vidvidaut-francuzki-institucii.html" text:style-name="Internet_20_link" text:visited-style-name="Visited_20_Internet_20_Link">
<text:span text:style-name="T4">
 Museum </text:span>
</text:a>
As reported <text:a xlink:type="simple" xlink:href="https://www.ukrinform.ua/rubric-culture/3711023-zapovidnik-sofia-kiivska-provodit-zahodi-z-nagodi-miznarodnogo-dna-muzeiv.html" text:style-name="Internet_20_link" text:visited-style-name="Visited_20_Internet_20_Link">
</text:a>
, during May 18-21, quests, excursions and exhibitions on the occasion of International Museum Day are held on the territory of Sofia Kyivska National Reserve.</text:p>
      <text:p text:style-name="P4">
<text:span text:style-name="T5">
Foto: tkachenko.ua</text:span>
</text:p>
      <text:p text:style-name="P4">
News Source: <text:a xlink:type="simple" xlink:href="https://www.ukrinform.ua/rubric-culture/3711835-tkacenko-obgovoriv-iz-muzejnikami-rozvitok-sferi-u-voennij-cas.html" text:style-name="Internet_20_link" text:visited-style-name="Visited_20_Internet_20_Link">
https://www.ukrinform.ua/rubric-culture/3711835-tkacenko-obgovoriv-iz-muzejnikami-rozvitok-sferi-u-voennij-cas.html</text:a>
</text:p>
      <!--NEWS-->
      <text:h text:style-name="P10" text:outline-level="1">
<text:span text:style-name="T4">
The enemy tightens in Bakhmut airborne and motor -rifle units - Cherry</text:span>
</text:h>
      <text:p text:style-name="P4">
Authors: Ukrinform (Person)</text:p>
      <text:p text:style-name="P4">
Publisher: Укринформ (Organization)</text:p>
      <text:p text:style-name="P4">
Published Time: 2023-05-20T13:46:00+03:00</text:p>
      <text:p text:style-name="P4">
Modified Time: 2023-05-20T13:46:00+03:00</text:p>
      <text:p text:style-name="P4">
Description: During the last day in the Bakhmut direction there were 17 combatants with the Russian occupation troops. Defense forces destroyed 92 and injured 156 invaders. - Ukrinform.</text:p>
      <text:p text:style-name="P4">
Images: ['<text:a xlink:type="simple" xlink:href="https://static.ukrinform.com/photos/2023_04/thumb_files/630_360_1682412643-256.png" text:style-name="Internet_20_link" text:visited-style-name="Visited_20_Internet_20_Link">
630_360_16824...</text:a>
']</text:p>
      <text:p text:style-name="P4">
Tags: ['Бахмут', 'Схід України', 'Війна з Росією', 'Єдині новини']</text:p>
      <text:p text:style-name="P4">
Type: Article</text:p>
      <!--METADATA-->
      <text:p text:style-name="P4">
<draw:frame draw:style-name="fr1" draw:name="Image82" text:anchor-type="as-char" svg:width="6.9236in" svg:height="3.956343in" draw:z-index="0">
<draw:image xlink:href="../Images/yкринформ/2023-05-20T13-46-00-03-00/630_360_1682412643-256.png" xlink:type="simple" xlink:show="embed" xlink:actuate="onLoad" draw:mime-type="image/png"/>
</draw:frame>
There were 17 combatants with Russian -occupying troops in the Bakhmut day in the Bakhmut direction. Defense forces destroyed 92 and injured 156 invaders.</text:p>
      <text:p text:style-name="P4">
The spokesman of the Eastern Urgent Urban of the Armed Forces Sergey Cherevaty said this on the air of the Televahorphone "Unified News", Ukrinform correspondent reports.</text:p>
      <text:p text:style-name="P4">
"In the last day, 17 municons took place in the Bakhmut direction, in which the enemy lost 92 invaders, 156 were injured. 2 feasting of infantry, 5 guns, 1 self -propelled" carnation ", 5 UAVs and destroyed 13 warehouses of ammunition,"</text:p>
      <text:p text:style-name="P4">
He stressed that Bakhmut remains the main priority goal for the aggressor. The enemy there, in addition to the Wagner group, tightens the airborne Imothtile units, continues to cover our positions with dense fire. More than this day Russian invaders covered the positions of Ukrainian defense and reactive artillery 414 times.</text:p>
      <text:p text:style-name="P4">
<text:span text:style-name="T4">
 Read also: </text:span>
 <text:a xlink:type="simple" xlink:href="https://www.ukrinform.ua/rubric-ato/3711582-u-peredmisti-bahmuta-tempi-prosuvanna-zsu-deso-znizilis-malar.html" text:style-name="Internet_20_link" text:visited-style-name="Visited_20_Internet_20_Link">
<text:span text:style-name="T4">
 Bakhmut </text:span>
</text:a>
Answering the question why Russian propaganda actively accelerates the information about Bakhmut's admiration, Cherevaty noted that it is important for the enemy to expel the wave, because he could not capture the district center in 9.5 months, and the loss was simply enormous. "Against the background, they need to put a trophy," he said ..</text:p>
      <text:p text:style-name="P4">
According to the spokesman of the Eastern Group of the Armed Forces of the Armed Forces, the Ukrainian units will stand in the southwestern Bakhmut, defend it and do not allow the enemy to seize our positions.</text:p>
      <text:p text:style-name="P4">
<text:span text:style-name="T4">
 Read also: </text:span>
 <text:a xlink:type="simple" xlink:href="https://www.ukrinform.ua/rubric-ato/3711807-na-bahmutskomu-napramku-boi-trivaut-za-kozen-metr-teritorii-sirskij.html" text:style-name="Internet_20_link" text:visited-style-name="Visited_20_Internet_20_Link">
<text:span text:style-name="T4">
 Bakhmut </text:span>
</text:a>
According to Ukrinform, according to British intelligence, in the last four -year Russia <text:a xlink:type="simple" xlink:href="https://www.ukrinform.ua/rubric-ato/3711738-rf-perekinula-kilka-bataljoniv-dla-posilenna-bahmutskogo-napramku-britanska-rozvidka.html" text:style-name="Internet_20_link" text:visited-style-name="Visited_20_Internet_20_Link">
</text:a>
Photo: Liberov Constantine</text:p>
      <text:p text:style-name="P4">
News Source: <text:a xlink:type="simple" xlink:href="https://www.ukrinform.ua/rubric-ato/3711834-vorog-pidtague-u-bahmut-povitranodesantni-j-motostrilecki-pidrozdili-cerevatij.html" text:style-name="Internet_20_link" text:visited-style-name="Visited_20_Internet_20_Link">
https://www.ukrinform.ua/rubric-ato/3711834-vorog-pidtague-u-bahmut-povitranodesantni-j-motostrilecki-pidrozdili-cerevatij.html</text:a>
</text:p>
      <!--NEWS-->
      <text:h text:style-name="P10" text:outline-level="1">
<text:span text:style-name="T4">
NHL: Vegas has overcome Dallas in the game of the Western Conference of the Stanley Cup</text:span>
</text:h>
      <text:p text:style-name="P4">
Authors: Ukrinform (Person)</text:p>
      <text:p text:style-name="P4">
Publisher: Укринформ (Organization)</text:p>
      <text:p text:style-name="P4">
Published Time: 2023-05-20T13:50:16+03:00</text:p>
      <text:p text:style-name="P4">
Modified Time: 2023-05-20T13:50:16+03:00</text:p>
      <text:p text:style-name="P4">
Description: The final series of the Stanley Cup of the National Hockey League between Vegas and Dallas has started. - Ukrinform.</text:p>
      <text:p text:style-name="P4">
Images: ['<text:a xlink:type="simple" xlink:href="https://static.ukrinform.com/photos/2023_05/thumb_files/630_360_1684579702-620.jpeg" text:style-name="Internet_20_link" text:visited-style-name="Visited_20_Internet_20_Link">
630_360_16845...</text:a>
']</text:p>
      <text:p text:style-name="P4">
Tags: ['хокей', 'Канада', 'НХЛ', 'США']</text:p>
      <text:p text:style-name="P4">
Type: Article</text:p>
      <!--METADATA-->
      <text:p text:style-name="P4">
<draw:frame draw:style-name="fr1" draw:name="Image83" text:anchor-type="as-char" svg:width="6.9236in" svg:height="3.956343in" draw:z-index="0">
<draw:image xlink:href="../Images/yкринформ/2023-05-20T13-50-16-03-00/630_360_1684579702-620.jpeg" xlink:type="simple" xlink:show="embed" xlink:actuate="onLoad" draw:mime-type="image/jpeg"/>
</draw:frame>
The final series of the Stanley Cup of the National Hockey League between Vegas and Dallas has started.</text:p>
      <text:p text:style-name="P4">
The meeting ended with the Victory of Vegas in the first overtime - 4: 3(0:1, 1:0,2:2, 1:0), reports Ukrinform.</text:p>
      <text:p text:style-name="P4">
<text:span text:style-name="T4">
 Read also: </text:span>
 <text:a xlink:type="simple" xlink:href="https://www.ukrinform.ua/rubric-sports/3711797-hk-sokil-pidpisav-kontrakt-z-eksforvardom-zbirnoi-ukraini-romasenkom.html" text:style-name="Internet_20_link" text:visited-style-name="Visited_20_Internet_20_Link">
</text:a>
In the actual way, Vegas leads in a series with a total score of 1: 0.</text:p>
      <text:p text:style-name="P4">
Photo: twitter.com/nhl.</text:p>
      <text:p text:style-name="P4">
News Source: <text:a xlink:type="simple" xlink:href="https://www.ukrinform.ua/rubric-sports/3711837-nhl-vegas-zdolav-dallas-u-gri-finalu-zahidnoi-konferencii-kubka-stenli.html" text:style-name="Internet_20_link" text:visited-style-name="Visited_20_Internet_20_Link">
https://www.ukrinform.ua/rubric-sports/3711837-nhl-vegas-zdolav-dallas-u-gri-finalu-zahidnoi-konferencii-kubka-stenli.html</text:a>
</text:p>
      <!--NEWS-->
      <text:h text:style-name="P10" text:outline-level="1">
<text:span text:style-name="T4">
The Russians are firing Tokmak and Molochansk to force people to "evacuate" - Fedorov</text:span>
</text:h>
      <text:p text:style-name="P4">
Authors: Ukrinform (Person)</text:p>
      <text:p text:style-name="P4">
Publisher: Укринформ (Organization)</text:p>
      <text:p text:style-name="P4">
Published Time: 2023-05-20T13:58:20+03:00</text:p>
      <text:p text:style-name="P4">
Modified Time: 2023-05-20T13:58:20+03:00</text:p>
      <text:p text:style-name="P4">
Description: The hostile army is fired by Tokmak and Molochansk in the Zaporozhye region in order to force people to leave. - Ukrinform.</text:p>
      <text:p text:style-name="P4">
Images: ['<text:a xlink:type="simple" xlink:href="https://static.ukrinform.com/photos/2022_11/thumb_files/630_360_1667485446-953.jpg" text:style-name="Internet_20_link" text:visited-style-name="Visited_20_Internet_20_Link">
630_360_16674...</text:a>
']</text:p>
      <text:p text:style-name="P4">
Tags: ['Обстріл', 'Запоріжжя', 'Війна з Росією', 'Єдині новини']</text:p>
      <text:p text:style-name="P4">
Type: Article</text:p>
      <!--METADATA-->
      <text:p text:style-name="P4">
<draw:frame draw:style-name="fr1" draw:name="Image84" text:anchor-type="as-char" svg:width="6.9236in" svg:height="3.956343in" draw:z-index="0">
<draw:image xlink:href="../Images/yкринформ/2023-05-20T13-58-20-03-00/630_360_1667485446-953.jpg" xlink:type="simple" xlink:show="embed" xlink:actuate="onLoad" draw:mime-type="image/jpeg"/>
</draw:frame>
Honormaarmia is fired by Tokmak and Molochansk in the Zaporizhzhia region in order to force people to leave.</text:p>
      <text:p text:style-name="P4">
Ivan Fedorov, Ukrinform, said this on the national telecommunications "One News".</text:p>
      <text:p text:style-name="P4">
"Yesterday there were hostile shelling of Tokmak and Molochansk, but in its propaganda media the enemy immediately accused our Armed Forces. But the inhabitants report that they see where the shelling is being conducted - from the occupied territories.(https://www.ukrinform.ua/tag-obstril)The enemy tries to organize the evacuation that he started two weeks ago, "he said.</text:p>
      <text:p text:style-name="P4">
<text:span text:style-name="T4">
 Read also: </text:span>
 <text:a xlink:type="simple" xlink:href="https://www.ukrinform.ua/rubric-ato/3708611-zagarbniki-vlastovuut-provokacii-z-vibuhami-sob-vtekti-z-okupovanih-teritorij-fedorov.html" text:style-name="Internet_20_link" text:visited-style-name="Visited_20_Internet_20_Link">
<text:span text:style-name="T4">
 Fedorov </text:span>
</text:a>
Fedorov added that the local population does not want to evacuate, everyone is waiting for pre -emptation. In addition, Fedorov says that even those who evacuated the Dobrdyansk return home.</text:p>
      <text:p text:style-name="P4">
<text:span text:style-name="T4">
 Read also: </text:span>
 <text:a xlink:type="simple" xlink:href="https://www.ukrinform.ua/rubric-regions/3711103-rosiani-zatopluut-pola-na-okupovanij-castini-zaporizza.html" text:style-name="Internet_20_link" text:visited-style-name="Visited_20_Internet_20_Link">
</text:a>
Earlier it was reported that Russian invaders have declared evacuation from almost twice the temporarily occupied settlements.</text:p>
      <text:p text:style-name="P4">
News Source: <text:a xlink:type="simple" xlink:href="https://www.ukrinform.ua/rubric-regions/3711841-rosiani-obstriluut-tokmak-ta-molocansk-abi-primusiti-ludej-evakuuvatisa-fedorov.html" text:style-name="Internet_20_link" text:visited-style-name="Visited_20_Internet_20_Link">
https://www.ukrinform.ua/rubric-regions/3711841-rosiani-obstriluut-tokmak-ta-molocansk-abi-primusiti-ludej-evakuuvatisa-fedorov.html</text:a>
</text:p>
      <!--NEWS-->
      <text:h text:style-name="P10" text:outline-level="1">
<text:span text:style-name="T4">
Nadiya Kichenok gave way to the WTA 125 paired tournament in Paris</text:span>
</text:h>
      <text:p text:style-name="P4">
Authors: Ukrinform (Person)</text:p>
      <text:p text:style-name="P4">
Publisher: Укринформ (Organization)</text:p>
      <text:p text:style-name="P4">
Published Time: 2023-05-20T14:16:21+03:00</text:p>
      <text:p text:style-name="P4">
Modified Time: 2023-05-20T14:16:21+03:00</text:p>
      <text:p text:style-name="P4">
Description: Ukrainian tennis player Nadiya Kichenok played on Saturday the final match of a steam grid of WTA 125 in the French capital with a $ 115,000 prize fund. - Ukrinform.</text:p>
      <text:p text:style-name="P4">
Images: ['<text:a xlink:type="simple" xlink:href="https://static.ukrinform.com/photos/2023_05/thumb_files/630_360_1684573509-431.jpg" text:style-name="Internet_20_link" text:visited-style-name="Visited_20_Internet_20_Link">
630_360_16845...</text:a>
']</text:p>
      <text:p text:style-name="P4">
Tags: ['Париж', 'Теніс', 'Збірна України', 'Жінки']</text:p>
      <text:p text:style-name="P4">
Type: Article</text:p>
      <!--METADATA-->
      <text:p text:style-name="P4">
<draw:frame draw:style-name="fr1" draw:name="Image85" text:anchor-type="as-char" svg:width="6.9236in" svg:height="3.956343in" draw:z-index="0">
<draw:image xlink:href="../Images/yкринформ/2023-05-20T14-16-21-03-00/630_360_1684573509-431.jpg" xlink:type="simple" xlink:show="embed" xlink:actuate="onLoad" draw:mime-type="image/jpeg"/>
</draw:frame>
The Ukrainian -Kichenok Ukrainian player played on Saturday the final match of the steam grid of the tournament 125 in the capital of France with a $ 115,000 prize fund.</text:p>
      <text:p text:style-name="P4">
Hope together with American Alisha Parks gave way to Anna Danilina's duo(Kazakhstan)/Віра Звонарьова (neutral status)- 7:5, 6:7(2:7), 12: 14, reports Urinform.</text:p>
      <text:p text:style-name="P4">
The rivals spent 2 hours at the court for 4 minutes.</text:p>
      <text:p text:style-name="P4">
<text:span text:style-name="T4">
 Read also: </text:span>
 <text:a xlink:type="simple" xlink:href="https://www.ukrinform.ua/rubric-sports/3711564-nadia-kicenok-zigrae-u-finali-parnogo-turniru-wta-125-u-parizi.html" text:style-name="Internet_20_link" text:visited-style-name="Visited_20_Internet_20_Link">
<text:span text:style-name="T4">
 Kichenok </text:span>
</text:a>
We will add that for hope and Alishi it was the first common tournament.</text:p>
      <text:p text:style-name="P4">
Photo: btu.org.ua.</text:p>
      <text:p text:style-name="P4">
News Source: <text:a xlink:type="simple" xlink:href="https://www.ukrinform.ua/rubric-sports/3711849-nadia-kicenok-postupilasa-u-finali-parnogo-turniru-wta-125-u-parizi.html" text:style-name="Internet_20_link" text:visited-style-name="Visited_20_Internet_20_Link">
https://www.ukrinform.ua/rubric-sports/3711849-nadia-kicenok-postupilasa-u-finali-parnogo-turniru-wta-125-u-parizi.html</text:a>
</text:p>
      <!--NEWS-->
      <text:h text:style-name="P10" text:outline-level="1">
<text:span text:style-name="T4">
In the west of Spain, through forest fires, the residents of several villages were evacuated</text:span>
</text:h>
      <text:p text:style-name="P4">
Authors: Ukrinform (Person)</text:p>
      <text:p text:style-name="P4">
Publisher: Укринформ (Organization)</text:p>
      <text:p text:style-name="P4">
Published Time: 2023-05-20T14:18:00+03:00</text:p>
      <text:p text:style-name="P4">
Modified Time: 2023-05-20T14:18:00+03:00</text:p>
      <text:p text:style-name="P4">
Description: In the west of Spain, rescuers evacuated about 600 villagers due to a forest fire, which was probably caused by arson, the element devastated up to 8,000 hectares near the border with Portugal. - Ukrinform.</text:p>
      <text:p text:style-name="P4">
Images: ['<text:a xlink:type="simple" xlink:href="https://static.ukrinform.com/photos/2022_08/thumb_files/630_360_1660222525-605.jpg" text:style-name="Internet_20_link" text:visited-style-name="Visited_20_Internet_20_Link">
630_360_16602...</text:a>
']</text:p>
      <text:p text:style-name="P4">
Tags: ['Евакуація', 'Іспанія', 'Ліс', 'Пожежа']</text:p>
      <text:p text:style-name="P4">
Type: Article</text:p>
      <!--METADATA-->
      <text:p text:style-name="P4">
<draw:frame draw:style-name="fr1" draw:name="Image86" text:anchor-type="as-char" svg:width="6.9236in" svg:height="3.956343in" draw:z-index="0">
<draw:image xlink:href="../Images/yкринформ/2023-05-20T14-18-00-03-00/630_360_1660222525-605.jpg" xlink:type="simple" xlink:show="embed" xlink:actuate="onLoad" draw:mime-type="image/jpeg"/>
</draw:frame>
In the event, rescuers evacuated about 600 villagers due to a forest fire, which was probably caused by arson, the element devastated to 8,000 hectares of border with Portugal.</text:p>
      <text:p text:style-name="P4">
According to Ukrinform, the agency reports <text:a xlink:type="simple" xlink:href="https://www.reuters.com/world/europe/wildfire-ravages-3700-acres-western-spain-550-people-evacuated-2023-05-19/" text:style-name="Internet_20_link" text:visited-style-name="Visited_20_Internet_20_Link">
</text:a>
.</text:p>
      <text:p text:style-name="P4">
It is noted that residents of Kadalso, Desargamaria and Roadilio de Hat-Hati-Dzargamaria was transported to a sports center in the neighboring city of Moralekh or to the dwelling of friends and relatives. Three roads in the area are blocked.</text:p>
      <text:p text:style-name="P4">
"Very strong wind gusts complicate extinguishing <text:a xlink:type="simple" xlink:href="https://www.ukrinform.ua/tag-pozeza" text:style-name="Internet_20_link" text:visited-style-name="Visited_20_Internet_20_Link">
</text:a>
", - informed the commander of the military unit for emergency situations David Baron.</text:p>
      <text:p text:style-name="P4">
According to local authorities, up to 260 firefighters and 165 -military servicemen fight with fire.</text:p>
      <text:p text:style-name="P4">
Spain Prime Minister Pedro Sanchez, who planned to visit the regionalramador on the eve of local elections next week, was forced to scatter his trip, his press service said.</text:p>
      <text:p text:style-name="P4">
<text:span text:style-name="T4">
 Read also: </text:span>
 <text:a xlink:type="simple" xlink:href="https://www.ukrinform.ua/rubric-regions/3710095-na-cernigivsini-cerez-obstrili-masstabni-lisovi-pozezi.html" text:style-name="Internet_20_link" text:visited-style-name="Visited_20_Internet_20_Link">
<text:span text:style-name="T4">
 fires </text:span>
</text:a>
Officials believe that the fire was caused by arson.</text:p>
      <text:p text:style-name="P4">
"This is a very great disaster for vegetation and territory," said Estremadura Nieves Villyar, an emergency care journalist, hinting at suspicion of arson.</text:p>
      <text:p text:style-name="P4">
As reported <text:a xlink:type="simple" xlink:href="https://www.ukrinform.ua/rubric-world/3710123-u-kanadi-cerez-lisovi-pozezi-evakuuvali-ponad-30-tisac-ludej.html" text:style-name="Internet_20_link" text:visited-style-name="Visited_20_Internet_20_Link">
</text:a>
, more than 30,000 people have been evacuated in the Alberta Canadian Province by Alberta.</text:p>
      <text:p text:style-name="P4">
News Source: <text:a xlink:type="simple" xlink:href="https://www.ukrinform.ua/rubric-world/3711852-na-zahodi-ispanii-cerez-lisovi-pozezi-evakuuvali-meskanciv-kilkoh-sil.html" text:style-name="Internet_20_link" text:visited-style-name="Visited_20_Internet_20_Link">
https://www.ukrinform.ua/rubric-world/3711852-na-zahodi-ispanii-cerez-lisovi-pozezi-evakuuvali-meskanciv-kilkoh-sil.html</text:a>
</text:p>
      <!--NEWS-->
      <text:h text:style-name="P10" text:outline-level="1">
<text:span text:style-name="T4">
In Bakhmut and Kupyansk directions, Russians spend up to 35 thousand shells every day - a cherry</text:span>
</text:h>
      <text:p text:style-name="P4">
Authors: Ukrinform (Person)</text:p>
      <text:p text:style-name="P4">
Publisher: Укринформ (Organization)</text:p>
      <text:p text:style-name="P4">
Published Time: 2023-05-20T14:21:55+03:00</text:p>
      <text:p text:style-name="P4">
Modified Time: 2023-05-20T14:21:55+03:00</text:p>
      <text:p text:style-name="P4">
Description: In the Bakhmut and Kupyansk directions, the invaders consume 33-35 thousand shells every day, so they do not feel projectile famine. - Ukrinform.</text:p>
      <text:p text:style-name="P4">
Images: ['<text:a xlink:type="simple" xlink:href="https://static.ukrinform.com/photos/2023_05/thumb_files/630_360_1684337913-737.jpg" text:style-name="Internet_20_link" text:visited-style-name="Visited_20_Internet_20_Link">
630_360_16843...</text:a>
']</text:p>
      <text:p text:style-name="P4">
Tags: ['Боєприпаси', 'Схід України', 'Війна з Росією', 'Єдині новини']</text:p>
      <text:p text:style-name="P4">
Type: Article</text:p>
      <!--METADATA-->
      <text:p text:style-name="P4">
<draw:frame draw:style-name="fr1" draw:name="Image87" text:anchor-type="as-char" svg:width="6.9236in" svg:height="3.956343in" draw:z-index="0">
<draw:image xlink:href="../Images/yкринформ/2023-05-20T14-21-55-03-00/630_360_1684337913-737.jpg" xlink:type="simple" xlink:show="embed" xlink:actuate="onLoad" draw:mime-type="image/jpeg"/>
</draw:frame>
The Nabakhmut and Kupyansk directions occupy 33-35 thousand snacks every day, so they do not feel projectile famine.</text:p>
      <text:p text:style-name="P4">
The spokesman of the Eastern Urgent Urban of the Armed Forces Sergey Cherevaty said this on the air of the Televahorphone "Unified News", Ukrinform correspondent reports.</text:p>
      <text:p text:style-name="P4">
"At the beginning of full -scale aggression, they had a lot more shells. Allotly in our front near Bakhmut, Kupyansk they spend 33-35 thousand shells a day on a day," Cherevaty said.</text:p>
      <text:p text:style-name="P4">
<text:span text:style-name="T4">
 Read also: </text:span>
 <text:a xlink:type="simple" xlink:href="https://www.ukrinform.ua/rubric-ato/3711420-cerevatij-pro-bahmut-zsu-perehopluut-iniciativu-i-namagautsa-kontratakuvati.html" text:style-name="Internet_20_link" text:visited-style-name="Visited_20_Internet_20_Link">
<text:span text:style-name="T4">
 Cherry </text:span>
</text:a>
He recalled that for the past day of power <text:a xlink:type="simple" xlink:href="https://www.ukrinform.ua/tag-oborona" text:style-name="Internet_20_link" text:visited-style-name="Visited_20_Internet_20_Link">
</text:a>
Ukraine was destroyed in the Bakhmut direction of 13 enemy ammunition.</text:p>
      <text:p text:style-name="P4">
But in general, according to the abdomen, the Russians are now concentrating on priorities.</text:p>
      <text:p text:style-name="P4">
"It is not a projectile famine of the enemy, it is perhaps reducing the operational capabilities compared to those that they were boundless at the beginning of the war. Now they concentrate on priority directions and are tightly watered with artillery units our positions," Cherevaty said.</text:p>
      <text:p text:style-name="P4">
<text:span text:style-name="T4">
 Read also: </text:span>
 <text:a xlink:type="simple" xlink:href="https://www.ukrinform.ua/rubric-ato/3711807-na-bahmutskomu-napramku-boi-trivaut-za-kozen-metr-teritorii-sirskij.html" text:style-name="Internet_20_link" text:visited-style-name="Visited_20_Internet_20_Link">
<text:span text:style-name="T4">
 Bakhmut </text:span>
</text:a>
According to Ukrinform, according to British intelligence, in the last four Division <text:a xlink:type="simple" xlink:href="https://www.ukrinform.ua/rubric-ato/3711738-rf-perekinula-kilka-bataljoniv-dla-posilenna-bahmutskogo-napramku-britanska-rozvidka.html" text:style-name="Internet_20_link" text:visited-style-name="Visited_20_Internet_20_Link">
</text:a>
To strengthen the Bakhmut direction.</text:p>
      <text:p text:style-name="P4">
News Source: <text:a xlink:type="simple" xlink:href="https://www.ukrinform.ua/rubric-ato/3711853-na-bahmutskomu-i-kupanskomu-napramkah-rosiani-sodobi-vitracaut-do-35-tisac-snaradiv-cerevatij.html" text:style-name="Internet_20_link" text:visited-style-name="Visited_20_Internet_20_Link">
https://www.ukrinform.ua/rubric-ato/3711853-na-bahmutskomu-i-kupanskomu-napramkah-rosiani-sodobi-vitracaut-do-35-tisac-snaradiv-cerevatij.html</text:a>
</text:p>
      <!--NEWS-->
      <text:h text:style-name="P10" text:outline-level="1">
<text:span text:style-name="T4">
The enemy of additional forces to Bakhmut indicates the failure of their offensive - Yusov</text:span>
</text:h>
      <text:p text:style-name="P4">
Authors: Ukrinform (Person)</text:p>
      <text:p text:style-name="P4">
Publisher: Укринформ (Organization)</text:p>
      <text:p text:style-name="P4">
Published Time: 2023-05-20T14:23:48+03:00</text:p>
      <text:p text:style-name="P4">
Modified Time: 2023-05-20T14:23:48+03:00</text:p>
      <text:p text:style-name="P4">
Description: The enemy's transfer of additional reserves to the Bakhmut direction indicates the failure of their offensive actions - the Bakhmut fortress holds. - Ukrinform.</text:p>
      <text:p text:style-name="P4">
Images: ['<text:a xlink:type="simple" xlink:href="https://static.ukrinform.com/photos/2023_01/thumb_files/630_360_1674657236-888.jpg" text:style-name="Internet_20_link" text:visited-style-name="Visited_20_Internet_20_Link">
630_360_16746...</text:a>
']</text:p>
      <text:p text:style-name="P4">
Tags: ['Бахмут', 'Розвідка', 'Війна з Росією']</text:p>
      <text:p text:style-name="P4">
Type: Article</text:p>
      <!--METADATA-->
      <text:p text:style-name="P4">
<draw:frame draw:style-name="fr1" draw:name="Image88" text:anchor-type="as-char" svg:width="6.9236in" svg:height="3.956343in" draw:z-index="0">
<draw:image xlink:href="../Images/yкринформ/2023-05-20T14-23-48-03-00/630_360_1674657236-888.jpg" xlink:type="simple" xlink:show="embed" xlink:actuate="onLoad" draw:mime-type="image/jpeg"/>
</draw:frame>
The enemy's transfer of additional reserves to the Bakhmut direction is evidenced by the next offensive action - the Bakhmut fortress holds.</text:p>
      <text:p text:style-name="P4">
Andriy Yusov, a representative of the Main Directorate of Intelligence, said this in a comment to Ukrinform.</text:p>
      <text:p text:style-name="P4">
"The defensive operation of Ukrainian defenders is ongoing, the Bakhmut fortress is holding on. Action, ”Yusov said.</text:p>
      <text:p text:style-name="P4">
He noted that all the best prepared reserves of the Russian army have already been used during a full -scale invasion.</text:p>
      <text:p text:style-name="P4">
“Now it is no longer fighting the composition of the army that was at the beginning of the invasion, and the fact that these reserves are released into the Bakhmut direction, it means that they will not be used in other directions of the front. And this is just one of the achievements of Ukrainian defenders, ”Yusov said.</text:p>
      <text:p text:style-name="P4">
He added that the advertised Russian winter offensive was reduced to operations without results.</text:p>
      <text:p text:style-name="P4">
“We see a completely failed campaign for Russian invaders on Bakhmut. In general, the so -called widely advertised "Great Winter offensive" was relevant to operations in only a few directions in the East without any significant crop. In the end, there were regular tasks after many inspections - by the end of March to occupy Ukrainian <text:a xlink:type="simple" xlink:href="https://www.ukrinform.ua/tag-donbas" text:style-name="Internet_20_link" text:visited-style-name="Visited_20_Internet_20_Link">
</text:a>
. It did not work and was failed. By 9 herbs to occupy Bakhmut - now we see that the situation is different when the representatives of the invaders publicly say that they have to receive, ”Yusov said.</text:p>
      <text:p text:style-name="P4">
<text:span text:style-name="T4">
 Read also: </text:span>
 <text:a xlink:type="simple" xlink:href="https://www.ukrinform.ua/rubric-ato/3711807-na-bahmutskomu-napramku-boi-trivaut-za-kozen-metr-teritorii-sirskij.html" text:style-name="Internet_20_link" text:visited-style-name="Visited_20_Internet_20_Link">
<text:span text:style-name="T4">
 Bakhmut </text:span>
</text:a>
As reported by Ukrinform, more than 80 buttons took place in Lymansky, Bakhmut, Avdiiv, Mariinsky and Shakhtar. In the Bakhmut direction there were 17 combatants with Russian -occupation troops. Defense forces <text:a xlink:type="simple" xlink:href="https://www.ukrinform.ua/rubric-ato/3711834-vorog-pidtague-u-bahmut-povitranodesantni-j-motostrilecki-pidrozdili-cerevatij.html" text:style-name="Internet_20_link" text:visited-style-name="Visited_20_Internet_20_Link">
</text:a>
 .</text:p>
      <text:p text:style-name="P4">
News Source: <text:a xlink:type="simple" xlink:href="https://www.ukrinform.ua/rubric-ato/3711854-perekidanna-vorogom-dodatkovih-sil-do-bahmuta-svidcit-pro-proval-ih-nastupu-usov.html" text:style-name="Internet_20_link" text:visited-style-name="Visited_20_Internet_20_Link">
https://www.ukrinform.ua/rubric-ato/3711854-perekidanna-vorogom-dodatkovih-sil-do-bahmuta-svidcit-pro-proval-ih-nastupu-usov.html</text:a>
</text:p>
      <!--NEWS-->
      <text:h text:style-name="P10" text:outline-level="1">
<text:span text:style-name="T4">
Among the owners of the object of critical infrastructure in the Rivne region were Russians - police</text:span>
</text:h>
      <text:p text:style-name="P4">
Authors: Ukrinform (Person)</text:p>
      <text:p text:style-name="P4">
Publisher: Укринформ (Organization)</text:p>
      <text:p text:style-name="P4">
Published Time: 2023-05-20T14:26:00+03:00</text:p>
      <text:p text:style-name="P4">
Modified Time: 2023-05-20T14:26:00+03:00</text:p>
      <text:p text:style-name="P4">
Description: In the Rivne region, law enforcement officers found among the owners of the enterprise belonging to the objects of critical infrastructure, citizens of the Russian Federation. - Ukrinform.</text:p>
      <text:p text:style-name="P4">
Images: ['<text:a xlink:type="simple" xlink:href="https://static.ukrinform.com/photos/2023_05/thumb_files/630_360_1684581874-721.jpg" text:style-name="Internet_20_link" text:visited-style-name="Visited_20_Internet_20_Link">
630_360_16845...</text:a>
', '<text:a xlink:type="simple" xlink:href="https://static.ukrinform.com/photos/2023_05/1684581873-902.jpg" text:style-name="Internet_20_link" text:visited-style-name="Visited_20_Internet_20_Link">
1684581873-90...</text:a>
']</text:p>
      <text:p text:style-name="P4">
Tags: ['Поліція', 'Рівненщина', 'Росія', 'Критична інфраструктура']</text:p>
      <text:p text:style-name="P4">
Type: Article</text:p>
      <!--METADATA-->
      <text:p text:style-name="P4">
<draw:frame draw:style-name="fr1" draw:name="Image89" text:anchor-type="as-char" svg:width="6.9236in" svg:height="3.956343in" draw:z-index="0">
<draw:image xlink:href="../Images/yкринформ/2023-05-20T14-26-00-03-00/630_360_1684581874-721.jpg" xlink:type="simple" xlink:show="embed" xlink:actuate="onLoad" draw:mime-type="image/jpeg"/>
</draw:frame>
The Ukrainian law enforcement officers found among the owners of the enterprise, which belongs to the objects of critical infrastructure, citizens of the Russian Federation.</text:p>
      <text:p text:style-name="P4">
As Ukrinform reports, this has reported <text:a xlink:type="simple" xlink:href="https://www.npu.gov.ua/news/na-rivnenshchyni-politseiski-vstanovyly-pidpryiemstvo-iake-malo-rezydentiv-rf" text:style-name="Internet_20_link" text:visited-style-name="Visited_20_Internet_20_Link">
</text:a>
.</text:p>
      <text:p text:style-name="P4">
The investigation found that in 2015, the ownership structure of one of the Rivne region through a non-resident company included groups(https://www.ukrinform.ua/tag-rosia) .</text:p>
      <text:p text:style-name="P4">
<draw:frame draw:style-name="fr1" draw:name="Image90" text:anchor-type="as-char" svg:width="6.9236in" svg:height="6.265858in" draw:z-index="0">
<draw:image xlink:href="../Images/yкринформ/2023-05-20T14-26-00-03-00/1684581873-902.jpg" xlink:type="simple" xlink:show="embed" xlink:actuate="onLoad" draw:mime-type="image/jpeg"/>
</draw:frame>
In April 2022, the Russians left the founders of the non-resident company, redistributing their share to loved ones. In this way, they tried to attract real beneficial owners and beneficiaries, as well as the information that the object of critical infrastructure is the supply of residents of the Russian Federation.</text:p>
      <text:p text:style-name="P4">
Criminal proceedings are opened under Part 4 of Art. 110-2(Financing of actions taken by the purpose of violent change or overthrow of the constitutional order or seizure)you are too. 3st. 209(legalization(laundering)income received by crime)Criminal Code of Ukraine.</text:p>
      <text:p text:style-name="P4">
<text:span text:style-name="T4">
 Read also: </text:span>
 <text:a xlink:type="simple" xlink:href="https://www.ukrinform.ua/rubric-economy/3686509-sbu-vikrila-odesku-kompaniu-aka-postacala-sirovinu-dla-lazernih-priciliv-do-rosii.html" text:style-name="Internet_20_link" text:visited-style-name="Visited_20_Internet_20_Link">
<text:span text:style-name="T4">
 SBU </text:span>
 <text:span text:style-name="T4">
 </text:span>
 exposed <text:span text:style-name="T4">
 </text:span>
 Odessa <text:span text:style-name="T4">
 </text:span>
 Company <text:span text:style-name="T4">
 </text:span>
 <text:span text:style-name="T4">
 What </text:span>
<text:span text:style-name="T4">
 supplied </text:span>
 <text:span text:style-name="T4">
 </text:span>
 raw materials <text:span text:style-name="T4">
 </text:span>
 for <text:span text:style-name="T4">
 </text:span>
 <text:span text:style-name="T4">
 </text:span>
 laser <text:span text:style-name="T4">
 </text:span>
 sights <text:span text:style-name="T4">
 </text:span>
 <text:span text:style-name="T4">
 Russia </text:span>
</text:a>
The attackers are threatened with imprisonment for up to 12 years without the right to occupy or engage in certain activities for a term up to three years by confiscation of property.</text:p>
      <text:p text:style-name="P4">
The arrest has been arrested to compensate for the armed aggression of the Russian Federation. Materials for the transfer of property of the State Agency of Ukraine for the detection, search of taxation of assets obtained from corruption and other crimes are being prepared.</text:p>
      <text:p text:style-name="P4">
The work of the company was not blocked - it continues to work in a regular mode. It is not imposed on its accounts.<text:span text:style-name="T5">
Foto: www.npu.gov.ua</text:span>
</text:p>
      <text:p text:style-name="P4">
News Source: <text:a xlink:type="simple" xlink:href="https://www.ukrinform.ua/rubric-regions/3711856-sered-vlasnikiv-obekta-kriticnoi-infrastrukturi-na-rivnensini-buli-rosiani-policia.html" text:style-name="Internet_20_link" text:visited-style-name="Visited_20_Internet_20_Link">
https://www.ukrinform.ua/rubric-regions/3711856-sered-vlasnikiv-obekta-kriticnoi-infrastrukturi-na-rivnensini-buli-rosiani-policia.html</text:a>
</text:p>
      <!--NEWS-->
      <text:h text:style-name="P10" text:outline-level="1">
<text:span text:style-name="T4">
Zelensky invited India's premiere to join the Peace Formula implementation</text:span>
</text:h>
      <text:p text:style-name="P4">
Authors: Ukrinform (Person)</text:p>
      <text:p text:style-name="P4">
Publisher: Укринформ (Organization)</text:p>
      <text:p text:style-name="P4">
Published Time: 2023-05-20T14:28:00+03:00</text:p>
      <text:p text:style-name="P4">
Modified Time: 2023-05-20T14:28:00+03:00</text:p>
      <text:p text:style-name="P4">
Description: In Japan, President of Ukraine Volodymyr Zelensky met with the Prime Minister of India. - Ukrinform.</text:p>
      <text:p text:style-name="P4">
Images: ['<text:a xlink:type="simple" xlink:href="https://static.ukrinform.com/photos/2023_05/thumb_files/630_360_1684581988-774.jpeg" text:style-name="Internet_20_link" text:visited-style-name="Visited_20_Internet_20_Link">
630_360_16845...</text:a>
', '<text:a xlink:type="simple" xlink:href="https://static.ukrinform.com/photos/2023_05/1684581988-774.jpeg" text:style-name="Internet_20_link" text:visited-style-name="Visited_20_Internet_20_Link">
1684581988-77...</text:a>
']</text:p>
      <text:p text:style-name="P4">
Tags: ['Індія', 'Велика сімка', 'Зеленський', 'Війна з Росією']</text:p>
      <text:p text:style-name="P4">
Type: Article</text:p>
      <!--METADATA-->
      <text:p text:style-name="P4">
<draw:frame draw:style-name="fr1" draw:name="Image91" text:anchor-type="as-char" svg:width="6.9236in" svg:height="3.956343in" draw:z-index="0">
<draw:image xlink:href="../Images/yкринформ/2023-05-20T14-28-00-03-00/630_360_1684581988-774.jpeg" xlink:type="simple" xlink:show="embed" xlink:actuate="onLoad" draw:mime-type="image/jpeg"/>
</draw:frame>
In Japan, President of Ukraine Volodymyr Zelensky held a meeting with the Prime Minister.</text:p>
      <text:p text:style-name="P4">
About it reports <text:a xlink:type="simple" xlink:href="http://www.president.gov.ua/news/u-yaponiyi-prezident-ukrayini-proviv-zustrich-iz-premyer-min-83025" text:style-name="Internet_20_link" text:visited-style-name="Visited_20_Internet_20_Link">
</text:a>
Presidential Office, Ukrinform reports.</text:p>
      <text:p text:style-name="P4">
Source: <text:a xlink:type="simple" xlink:href="https://www.youtube.com/watch" text:style-name="Internet_20_link" text:visited-style-name="Visited_20_Internet_20_Link">
</text:a>
"Within the framework of a working visit to Japan, President of Ukraine Volodymyr Zelensky held a meeting with Prime Minister Modi Modi to participate in the Samy Seven Group Summit," the statement reads.</text:p>
      <text:p text:style-name="P4">
The President thanked India for the support of the territorial integrity of our country, in particular at the sites of international organizations.</text:p>
      <text:p text:style-name="P4">
The head of state also expressed <text:a xlink:type="simple" xlink:href="https://www.ukrinform.ua/tag-india" text:style-name="Internet_20_link" text:visited-style-name="Visited_20_Internet_20_Link">
</text:a>
Acknowledgments of humanitarian aid to Ukraine.</text:p>
      <text:p text:style-name="P4">
“The war has brought many crises and suffering. Deported children, replaceable territories, destroyed cities, destroyed destinies, ”Zelensky said.</text:p>
      <text:p text:style-name="P4">
<draw:frame draw:style-name="fr1" draw:name="Image92" text:anchor-type="as-char" svg:width="6.9236in" svg:height="4.617948in" draw:z-index="0">
<draw:image xlink:href="../Images/yкринформ/2023-05-20T14-28-00-03-00/1684581988-774.jpeg" xlink:type="simple" xlink:show="embed" xlink:actuate="onLoad" draw:mime-type="image/jpeg"/>
</draw:frame>
The President spoke about the needs of Ukraine in the humanitarian demining of Tamobil's hospitals and informed in detail Nandera Modi about the Ukrainian formula of peace and invited India to join the implementation of the initiative.</text:p>
      <text:p text:style-name="P4">
<text:span text:style-name="T4">
 Read also: </text:span>
 <text:a xlink:type="simple" xlink:href="https://www.ukrinform.ua/rubric-other_news/3711705-zelenskij-u-aponii-planue-peregovori-z-premerom-kisidou.html" text:style-name="Internet_20_link" text:visited-style-name="Visited_20_Internet_20_Link">
<text:span text:style-name="T4">
 Zelensky </text:span>
</text:a>
For his part, the Prime Minister of India thanked for the assistance provided to Indian students during evacuation from Ukraine in connection with full-scale Russian tutorial.</text:p>
      <text:p text:style-name="P4">
<text:span text:style-name="T4">
 Read also: </text:span>
 <text:a xlink:type="simple" xlink:href="https://www.ukrinform.ua/rubric-polytics/3711713-bajden-obgovorit-ukrainu-z-brazilskim-prezidentom-ta-indijskim-premerom.html" text:style-name="Internet_20_link" text:visited-style-name="Visited_20_Internet_20_Link">
</text:a>
As reported by Ukrinform, on Saturday, May 20, President of Ukraine Vladimirzelensky arrived in Japan for the G7 summit. During his visit, the Head of State conducted Richa Sunak Prime Minister and Prime Minister and Prime Minister of the Italian Republic, George Meloni.</text:p>
      <text:p text:style-name="P4">
<text:span text:style-name="T5">
Foto: op</text:span>
</text:p>
      <text:p text:style-name="P4">
News Source: <text:a xlink:type="simple" xlink:href="https://www.ukrinform.ua/rubric-polytics/3711858-zelenskij-zaprosiv-premera-indii-priednatisa-do-realizacii-formuli-miru.html" text:style-name="Internet_20_link" text:visited-style-name="Visited_20_Internet_20_Link">
https://www.ukrinform.ua/rubric-polytics/3711858-zelenskij-zaprosiv-premera-indii-priednatisa-do-realizacii-formuli-miru.html</text:a>
</text:p>
      <!--NEWS-->
      <text:h text:style-name="P10" text:outline-level="1">
<text:span text:style-name="T4">
Five people were detained in Kyiv region for abuse and sexual abuse over an 11-year-old girl</text:span>
</text:h>
      <text:p text:style-name="P4">
Authors: Ukrinform (Person)</text:p>
      <text:p text:style-name="P4">
Publisher: Укринформ (Organization)</text:p>
      <text:p text:style-name="P4">
Published Time: 2023-05-20T14:43:07+03:00</text:p>
      <text:p text:style-name="P4">
Modified Time: 2023-05-20T14:43:07+03:00</text:p>
      <text:p text:style-name="P4">
Description: In the Kiev region, law enforcement officers detained five people for bullying and sexual abuse of a 11-year-old girl. - Ukrinform.</text:p>
      <text:p text:style-name="P4">
Images: ['<text:a xlink:type="simple" xlink:href="https://static.ukrinform.com/photos/2017_04/thumb_files/630_360_1492330102-3158.jpg" text:style-name="Internet_20_link" text:visited-style-name="Visited_20_Internet_20_Link">
630_360_14923...</text:a>
']</text:p>
      <text:p text:style-name="P4">
Tags: ['Діти', 'Київщина', 'Сексуальне насильство']</text:p>
      <text:p text:style-name="P4">
Type: Article</text:p>
      <!--METADATA-->
      <text:p text:style-name="P4">
<draw:frame draw:style-name="fr1" draw:name="Image93" text:anchor-type="as-char" svg:width="6.9236in" svg:height="3.956343in" draw:z-index="0">
<draw:image xlink:href="../Images/yкринформ/2023-05-20T14-43-07-03-00/630_360_1492330102-3158.jpg" xlink:type="simple" xlink:show="embed" xlink:actuate="onLoad" draw:mime-type="image/jpeg"/>
</draw:frame>
The UKIiv region law enforcement officers detained five people for abuse of tassual violence against a 11-year-old girl.</text:p>
      <text:p text:style-name="P4">
According to Ukrinform, the prosecutor General's Office reports in <text:a xlink:type="simple" xlink:href="http://t.me/pgo_gov_ua/12345" text:style-name="Internet_20_link" text:visited-style-name="Visited_20_Internet_20_Link">
</text:a>
.</text:p>
      <text:p text:style-name="P4">
Under the procedural guidance of juvenile prosecutors of the Fastiv District Prosecutor's Office, five persons were suspected, four of which are not full-bodied, after committing sexual actions in relation to the 11-year child(Part 4 of Art. 152 of the Criminal Code of Ukraine).</text:p>
      <text:p text:style-name="P4">
За даними слідства, дівчинка прийшла в гості до двох своїх подруг 15 і 17років. Там також перебували 14-річний хлопець, 15-річна дівчина та 22-річнийчоловік. Вони вживали алкоголь, після чого почали цькувати й застосовуватифізичну силу до 11-річної дівчини.</text:p>
      <text:p text:style-name="P4">
Троє дівчат силоміць тримали дівчину, поки 15-річний хлопець здійснював щодонеї дії сексуального характеру та намагався зґвалтувати. Все це на мобільнийтелефон знімав 22-річний чоловік.</text:p>
      <text:p text:style-name="P4">
Після знущань вони заборонили дівчині повідомляти кому-небудь про те, що з неютрапилося. Погрожували їй вчиненням аналогічних дій.</text:p>
      <text:p text:style-name="P4">
Правоохоронці їх затримали. До <text:a xlink:type="simple" xlink:href="https://www.ukrinform.ua/tag-sud" text:style-name="Internet_20_link" text:visited-style-name="Visited_20_Internet_20_Link">
 </text:a>
The arrogance of the election of a suspected precaution in the form of holding.</text:p>
      <text:p text:style-name="P4">
<text:span text:style-name="T4">
 Read also: </text:span>
 <text:a xlink:type="simple" xlink:href="https://www.ukrinform.ua/rubric-regions/3697888-na-kiivsini-suditimut-matir-ta-ii-spivmeskanca-za-seksualne-nasilstvo-nad-troma-ditmi.html" text:style-name="Internet_20_link" text:visited-style-name="Visited_20_Internet_20_Link">
<text:span text:style-name="T4">
 violence </text:span>
</text:a>
As reported by Ukrinform, in Brovary of the Kiev region law enforcement officers of the detention on suspicion <text:a xlink:type="simple" xlink:href="https://www.ukrinform.ua/rubric-regions/3711667-na-kiivsini-ogolosili-pidozru-gvaltivniku-cotiriricnoi-ditini.html" text:style-name="Internet_20_link" text:visited-style-name="Visited_20_Internet_20_Link">
</text:a>
 .</text:p>
      <text:p text:style-name="P4">
News Source: <text:a xlink:type="simple" xlink:href="https://www.ukrinform.ua/rubric-regions/3711861-na-kiivsini-zatrimali-patoh-osib-za-znusanna-ta-seksualne-nasilstvo-nad-11ricnou-divcinkou.html" text:style-name="Internet_20_link" text:visited-style-name="Visited_20_Internet_20_Link">
https://www.ukrinform.ua/rubric-regions/3711861-na-kiivsini-zatrimali-patoh-osib-za-znusanna-ta-seksualne-nasilstvo-nad-11ricnou-divcinkou.html</text:a>
</text:p>
      <!--NEWS-->
      <text:h text:style-name="P10" text:outline-level="1">
<text:span text:style-name="T4">
In Kharkiv, a man exploded in his own yard</text:span>
</text:h>
      <text:p text:style-name="P4">
Authors: Ukrinform (Person)</text:p>
      <text:p text:style-name="P4">
Publisher: Укринформ (Organization)</text:p>
      <text:p text:style-name="P4">
Published Time: 2023-05-20T14:47:00+03:00</text:p>
      <text:p text:style-name="P4">
Modified Time: 2023-05-20T14:47:00+03:00</text:p>
      <text:p text:style-name="P4">
Description: In the village of Russian Tyshki in Kharkiv region, a 43-year-old man exploded on a mini petal. The victim was hospitalized. - Ukrinform.</text:p>
      <text:p text:style-name="P4">
Images: ['<text:a xlink:type="simple" xlink:href="https://static.ukrinform.com/photos/2023_03/thumb_files/630_360_1679835922-775.jpg" text:style-name="Internet_20_link" text:visited-style-name="Visited_20_Internet_20_Link">
630_360_16798...</text:a>
']</text:p>
      <text:p text:style-name="P4">
Tags: ['Міна', 'Вибух', 'Харківщина', 'Війна з Росією']</text:p>
      <text:p text:style-name="P4">
Type: Article</text:p>
      <!--METADATA-->
      <text:p text:style-name="P4">
<draw:frame draw:style-name="fr1" draw:name="Image94" text:anchor-type="as-char" svg:width="6.9236in" svg:height="3.956343in" draw:z-index="0">
<draw:image xlink:href="../Images/yкринформ/2023-05-20T14-47-00-03-00/630_360_1679835922-775.jpg" xlink:type="simple" xlink:show="embed" xlink:actuate="onLoad" draw:mime-type="image/jpeg"/>
</draw:frame>
In the Selir Tishki in Kharkiv region, a 43-year-old man exploded on a mini petal. The patient was hospitalized.</text:p>
      <text:p text:style-name="P4">
About it in <text:a xlink:type="simple" xlink:href="https://t.me/synegubov/6243" text:style-name="Internet_20_link" text:visited-style-name="Visited_20_Internet_20_Link">
</text:a>
The head of Kharkiv Ovaologub Synigubov reported, Ukrinform reports.</text:p>
      <text:p text:style-name="P4">
“Today in the village. Russian silences of Kharkiv district 43-year-old man came in a hill yard on <text:a xlink:type="simple" xlink:href="https://www.ukrinform.ua/tag-mina" text:style-name="Internet_20_link" text:visited-style-name="Visited_20_Internet_20_Link">
</text:a>
"Petal", -wrote Sinegubov.</text:p>
      <text:p text:style-name="P4">
According to him, the victim was hospitalized in a state of moderate severity. Heads doctors provide him with the necessary help.</text:p>
      <text:p text:style-name="P4">
Over the past 24 hours, the SESA has surveyed more than 8 gateragraphs in Kharkiv and had 82 explosive objects.</text:p>
      <text:p text:style-name="P4">
<text:span text:style-name="T4">
 Read also: </text:span>
 <text:a xlink:type="simple" xlink:href="https://www.ukrinform.ua/rubric-regions/3711827-na-hersonsini-traktorist-pidirvavsa-na-vibuhivci.html" text:style-name="Internet_20_link" text:visited-style-name="Visited_20_Internet_20_Link">
<text:span text:style-name="T4">
 Kherson region </text:span>
 <text:span text:style-name="T4">
 tractor driver </text:span>
 <text:span text:style-name="T4">
 Excluded </text:span>
<text:span text:style-name="T4">
 explosives </text:span>
</text:a>
As reported <text:a xlink:type="simple" xlink:href="https://www.ukrinform.ua/rubric-regions/3711303-na-harkivsini-pidirvavsa-colovik-namagavsa-sam-zneskoditi-vibuhivku.html" text:style-name="Internet_20_link" text:visited-style-name="Visited_20_Internet_20_Link">
</text:a>
, Snizhkivka of the Izyum district of Kharkiv region, a man who tried to neutralize an explosive object was blown up at his own courtyard.</text:p>
      <text:p text:style-name="P4">
News Source: <text:a xlink:type="simple" xlink:href="https://www.ukrinform.ua/rubric-regions/3711839-na-harkivsini-colovik-pidirvavsa-u-vlasnomu-dvori.html" text:style-name="Internet_20_link" text:visited-style-name="Visited_20_Internet_20_Link">
https://www.ukrinform.ua/rubric-regions/3711839-na-harkivsini-colovik-pidirvavsa-u-vlasnomu-dvori.html</text:a>
</text:p>
      <!--NEWS-->
      <text:h text:style-name="P10" text:outline-level="1">
<text:span text:style-name="T4">
Tkachenko: No one is going to close the telegram</text:span>
</text:h>
      <text:p text:style-name="P4">
Authors: Ukrinform (Person)</text:p>
      <text:p text:style-name="P4">
Publisher: Укринформ (Organization)</text:p>
      <text:p text:style-name="P4">
Published Time: 2023-05-20T14:56:44+03:00</text:p>
      <text:p text:style-name="P4">
Modified Time: 2023-05-20T14:56:44+03:00</text:p>
      <text:p text:style-name="P4">
Description: The Ministry of Culture and Inform Policy does not plan to initiate the closure of the telegram. - Ukrinform.</text:p>
      <text:p text:style-name="P4">
Images: ['<text:a xlink:type="simple" xlink:href="https://static.ukrinform.com/photos/2023_03/thumb_files/630_360_1680089704-293.jpg" text:style-name="Internet_20_link" text:visited-style-name="Visited_20_Internet_20_Link">
630_360_16800...</text:a>
']</text:p>
      <text:p text:style-name="P4">
Tags: ['Ткаченко', 'Telegram']</text:p>
      <text:p text:style-name="P4">
Type: Article</text:p>
      <!--METADATA-->
      <text:p text:style-name="P4">
<draw:frame draw:style-name="fr1" draw:name="Image95" text:anchor-type="as-char" svg:width="6.9236in" svg:height="3.956343in" draw:z-index="0">
<draw:image xlink:href="../Images/yкринформ/2023-05-20T14-56-44-03-00/630_360_1680089704-293.jpg" xlink:type="simple" xlink:show="embed" xlink:actuate="onLoad" draw:mime-type="image/jpeg"/>
</draw:frame>
The Ministry of Culture and Inform Policy does not plan to initiate the closure of the telegrams.</text:p>
      <text:p text:style-name="P4">
The Minister of Culture and Information Policy Oleksandr Tkachenko reported this during the opening of the restored central entrance to the National Museum of International Architecture and Life of Ukraine in Pirogov, correspondent.</text:p>
      <text:p text:style-name="P4">
"No one is going to close the telegrams," the MKIP head said.</text:p>
      <text:p text:style-name="P4">
Such an answer <text:a xlink:type="simple" xlink:href="https://www.ukrinform.ua/tag-tkacenko" text:style-name="Internet_20_link" text:visited-style-name="Visited_20_Internet_20_Link">
</text:a>
He gave the question of journalists about how they will "tidy up in a telegram, whether it will be contrary to the principles of freedom of speech and whether it is better to develop critical information to information than to close the information site."</text:p>
      <text:p text:style-name="P4">
<text:span text:style-name="T4">
 Read also: </text:span>
 <text:a xlink:type="simple" xlink:href="https://www.ukrinform.ua/rubric-society/3685831-tkacenko-ne-bacit-zrostanna-popularnosti-telegramkanaliv-v-ukraini.html" text:style-name="Internet_20_link" text:visited-style-name="Visited_20_Internet_20_Link">
<text:span text:style-name="T4">
 Tkachenko </text:span>
 <text:span text:style-name="T4">
 sees </text:span>
 <text:span text:style-name="T4">
 </text:span>
 <text:span text:style-name="T4">
 </text:span>
 <text:span text:style-name="T4">
 popularity </text:span>
<text:span text:style-name="T4">
 telegrams </text:span>
 <text:span text:style-name="T4">
 </text:span>
 channels <text:span text:style-name="T4">
 </text:span>
 <text:span text:style-name="T4">
 Ukraine </text:span>
</text:a>
As it was reported, the head of the MKIP in an interview with Interfax-Ukraine stated that the discussion about "certain regulation" of the telegram was detained.</text:p>
      <text:p text:style-name="P4">
News Source: <text:a xlink:type="simple" xlink:href="https://www.ukrinform.ua/rubric-society/3711864-tkacenko-nihto-ne-zbiraetsa-zakrivati-telegram.html" text:style-name="Internet_20_link" text:visited-style-name="Visited_20_Internet_20_Link">
https://www.ukrinform.ua/rubric-society/3711864-tkacenko-nihto-ne-zbiraetsa-zakrivati-telegram.html</text:a>
</text:p>
      <!--NEWS-->
      <text:h text:style-name="P10" text:outline-level="1">
<text:span text:style-name="T4">
Chernomorets lost "Minai" in the 27th round of the Football Premier League of Ukraine</text:span>
</text:h>
      <text:p text:style-name="P4">
Authors: Ukrinform (Person)</text:p>
      <text:p text:style-name="P4">
Publisher: Укринформ (Organization)</text:p>
      <text:p text:style-name="P4">
Published Time: 2023-05-20T14:58:59+03:00</text:p>
      <text:p text:style-name="P4">
Modified Time: 2023-05-20T14:58:59+03:00</text:p>
      <text:p text:style-name="P4">
Description: The football players of the Odessa Chernomorets lost at home on Saturday Transcarpathian "Minai" (0: 1) in the 27th round of the Ukrainian Liga Clubs. - Ukrinform.</text:p>
      <text:p text:style-name="P4">
Images: ['<text:a xlink:type="simple" xlink:href="https://static.ukrinform.com/photos/2023_05/thumb_files/630_360_1684575708-631.jpg" text:style-name="Internet_20_link" text:visited-style-name="Visited_20_Internet_20_Link">
630_360_16845...</text:a>
']</text:p>
      <text:p text:style-name="P4">
Tags: ['Футбол', "Прем'єр-ліга", 'Україна', 'Минай']</text:p>
      <text:p text:style-name="P4">
Type: Article</text:p>
      <!--METADATA-->
      <text:p text:style-name="P4">
<draw:frame draw:style-name="fr1" draw:name="Image96" text:anchor-type="as-char" svg:width="6.9236in" svg:height="3.956343in" draw:z-index="0">
<draw:image xlink:href="../Images/yкринформ/2023-05-20T14-58-59-03-00/630_360_1684575708-631.jpg" xlink:type="simple" xlink:show="embed" xlink:actuate="onLoad" draw:mime-type="image/jpeg"/>
</draw:frame>
Chernomorets football players lost at home on Saturday Transcarpathian "Minai"(0:1)In the 27th round of the Ukrainian Premier League Championship.</text:p>
      <text:p text:style-name="P4">
The ball in the 62nd minute was sent to his own gate by the black-marmed hawbek Guy Hadid, Ukrinform reports.</text:p>
      <text:p text:style-name="P4">
The Odessa goes in the table of nine, the Transcarpathian - ten. Both clubs have 29 points.</text:p>
      <text:p text:style-name="P4">
Currently, the Lugansk Dawn and Ingulets duel continues from Petrov. At 15.00 the game "Alexandria" and Dynamo Kiev.</text:p>
      <text:p text:style-name="P4">
On Sunday, May 21, Kharkiv Metalist 1925 and Metalist will come together(Beginning at 15.00), Lviv "Movement" and "Lviv"(17.00).</text:p>
      <text:p text:style-name="P4">
Результати попередніх зустрічей туру:</text:p>
      <text:p text:style-name="P4">
«Дніпро-1» - «Колос» (Kovalivka)- 2: 1</text:p>
      <text:p text:style-name="P4">
Vorskla(Poltava)- “Kryvbas”(Kryvyi Rih)- 1: 0</text:p>
      <text:p text:style-name="P4">
"Miner"(Donetsk)- “heather”(Rivne)- 2: 1.</text:p>
      <text:p text:style-name="P4">
<text:span text:style-name="T4">
 Read also: </text:span>
 <text:a xlink:type="simple" xlink:href="https://www.ukrinform.ua/rubric-sports/3711821-zahisnik-fk-dinamo-popov-ne-zigrae-z-oleksandrieu-cerez-travmu.html" text:style-name="Internet_20_link" text:visited-style-name="Visited_20_Internet_20_Link">
</text:a>
Shakhtar is the leader in the UPL standings - 66 points(After 27 games)then -Dnipro -1 -64(27), Zorya - 58(26), «Dynamo» - 50(26), Alexandria - 42(26), Vorskla - 36(27), "Kryvbas" - 35(27), "Kolos" - 33(27)...</text:p>
      <text:p text:style-name="P4">
Фото: upl.ua.</text:p>
      <text:p text:style-name="P4">
News Source: <text:a xlink:type="simple" xlink:href="https://www.ukrinform.ua/rubric-sports/3711866-cornomorec-prograv-minau-u-27u-turi-futbolnoi-premerligi-ukraini.html" text:style-name="Internet_20_link" text:visited-style-name="Visited_20_Internet_20_Link">
https://www.ukrinform.ua/rubric-sports/3711866-cornomorec-prograv-minau-u-27u-turi-futbolnoi-premerligi-ukraini.html</text:a>
</text:p>
      <!--NEWS-->
      <text:h text:style-name="P10" text:outline-level="1">
<text:span text:style-name="T4">
Erdogan stated that not ready to approve Sweden membership in NATO</text:span>
</text:h>
      <text:p text:style-name="P4">
Authors: Ukrinform (Person)</text:p>
      <text:p text:style-name="P4">
Publisher: Укринформ (Organization)</text:p>
      <text:p text:style-name="P4">
Published Time: 2023-05-20T15:00:52+03:00</text:p>
      <text:p text:style-name="P4">
Modified Time: 2023-05-20T15:00:52+03:00</text:p>
      <text:p text:style-name="P4">
Description: Turkish President Recep TaiP Erdogan said he was still not ready to support Sweden membership in NATO, repeating his statements that Stockholm allowed terrorist organizations to find shelter in the country. - Ukrinform.</text:p>
      <text:p text:style-name="P4">
Images: ['<text:a xlink:type="simple" xlink:href="https://static.ukrinform.com/photos/2022_08/thumb_files/630_360_1660844679-454.jpg" text:style-name="Internet_20_link" text:visited-style-name="Visited_20_Internet_20_Link">
630_360_16608...</text:a>
']</text:p>
      <text:p text:style-name="P4">
Tags: ['Ердоган', 'НАТО', 'Швеція']</text:p>
      <text:p text:style-name="P4">
Type: Article</text:p>
      <!--METADATA-->
      <text:p text:style-name="P4">
<draw:frame draw:style-name="fr1" draw:name="Image97" text:anchor-type="as-char" svg:width="6.9236in" svg:height="3.956343in" draw:z-index="0">
<draw:image xlink:href="../Images/yкринформ/2023-05-20T15-00-52-03-00/630_360_1660844679-454.jpg" xlink:type="simple" xlink:show="embed" xlink:actuate="onLoad" draw:mime-type="image/jpeg"/>
</draw:frame>
Presidential Region Recep TaiP Erdogan stated that he was still not ready to support Sweden in NATO, repeating his statements that Stockholm allowed terrorist organizations to find shelter in the country.</text:p>
      <text:p text:style-name="P4">
As Ukrinform reports, it reports <text:a xlink:type="simple" xlink:href="http://edition.cnn.com/europe/live-news/russia-ukraine-war-news-05-20-23/h_dd268641e7234fc0abf18e0c52994cde" text:style-name="Internet_20_link" text:visited-style-name="Visited_20_Internet_20_Link">
</text:a>
.</text:p>
      <text:p text:style-name="P4">
Erdogan argues that Sweden's supervision cannot be favorably, "while Sweden continues to allow a branch of terrorist groups in Turkey to wander the Stockholm streets freely."</text:p>
      <text:p text:style-name="P4">
Some Western officials and observers from the Middle East suggest that the accusations of terrorism are a cover for Erdogan, so as not to be angered by Russian President Vladimir Putin in "politically uncomfortable time".</text:p>
      <text:p text:style-name="P4">
<text:span text:style-name="T4">
 Read also: </text:span>
 <text:a xlink:type="simple" xlink:href="https://www.ukrinform.ua/rubric-polytics/3704405-zelenskij-proviv-peregovori-z-premerami-svecii-danii-islandii-ta-finlandii.html" text:style-name="Internet_20_link" text:visited-style-name="Visited_20_Internet_20_Link">
<text:span text:style-name="T4">
 Sweden </text:span>
</text:a>
Moscow became an economic rescue for Turkey after othericraines have imposed sanctions against Ankara, and Putin remains an attractive partner in efforts to restore the country after an earthquake, said CNN Gonul Tol, a researcher of the Turkish program of the Institute of East.</text:p>
      <text:p text:style-name="P4">
Sweden's government has been reported that the country will officially become part of <text:a xlink:type="simple" xlink:href="https://www.ukrinform.ua/tag-nato" text:style-name="Internet_20_link" text:visited-style-name="Visited_20_Internet_20_Link">
</text:a>
to the Alliance summit in Vilnius, which will be released on July 11-12.</text:p>
      <text:p text:style-name="P4">
After the commencement of a full -scale Russian invasion of Ukraine, neutrals and Finland applied for NATO joining. During the Madrid Samite in June 2022, the countries were invited to join the Alliance of all 30 members. At the same time, a tripartite memorandum was signed in Madrid to reflect Turkey's concern for terrorism in Finland in Sweden.</text:p>
      <text:p text:style-name="P4">
<text:span text:style-name="T4">
 Read also: </text:span>
 <text:a xlink:type="simple" xlink:href="https://www.ukrinform.ua/rubric-polytics/3704354-zelenskij-perekonanij-so-nato-nevdovzi-nalicuvatime-z-33-kraini.html" text:style-name="Internet_20_link" text:visited-style-name="Visited_20_Internet_20_Link">
</text:a>
The Foreign Minister of Sweden Tobias Bias stated that the country had made all the truthful memorandum, which was signed with Turkey and Finland during the NATO last year's summit in Madrid, and counts on the rapid ratification of the protocol about NATO's entry into Turkey.</text:p>
      <text:p text:style-name="P4">
News Source: <text:a xlink:type="simple" xlink:href="https://www.ukrinform.ua/rubric-world/3711867-erdogan-zaaviv-so-ne-gotovij-shvaliti-clenstvo-svecii-u-nato.html" text:style-name="Internet_20_link" text:visited-style-name="Visited_20_Internet_20_Link">
https://www.ukrinform.ua/rubric-world/3711867-erdogan-zaaviv-so-ne-gotovij-shvaliti-clenstvo-svecii-u-nato.html</text:a>
</text:p>
      <!--NEWS-->
      <text:h text:style-name="P10" text:outline-level="1">
<text:span text:style-name="T4">
Klopotenko published a new book with children's dishes recipes</text:span>
</text:h>
      <text:p text:style-name="P4">
Authors: Ukrinform (Person)</text:p>
      <text:p text:style-name="P4">
Publisher: Укринформ (Organization)</text:p>
      <text:p text:style-name="P4">
Published Time: 2023-05-20T15:01:00+03:00</text:p>
      <text:p text:style-name="P4">
Modified Time: 2023-05-20T15:01:00+03:00</text:p>
      <text:p text:style-name="P4">
Description: The new book of the famous Ukrainian chef Yevgeny Klopotenko "Children's Dishes. 70 simple recipes »was published in the publishing house: #book. - Ukrinform.</text:p>
      <text:p text:style-name="P4">
Images: ['<text:a xlink:type="simple" xlink:href="https://static.ukrinform.com/photos/2023_05/thumb_files/630_360_1684578174-179.jpg" text:style-name="Internet_20_link" text:visited-style-name="Visited_20_Internet_20_Link">
630_360_16845...</text:a>
']</text:p>
      <text:p text:style-name="P4">
Tags: ['Діти', 'Клопотенко', 'Рецепт', 'Їжа']</text:p>
      <text:p text:style-name="P4">
Type: Article</text:p>
      <!--METADATA-->
      <text:p text:style-name="P4">
<draw:frame draw:style-name="fr1" draw:name="Image98" text:anchor-type="as-char" svg:width="6.9236in" svg:height="3.946452in" draw:z-index="0">
<draw:image xlink:href="../Images/yкринформ/2023-05-20T15-01-00-03-00/630_360_1684578174-179.jpg" xlink:type="simple" xlink:show="embed" xlink:actuate="onLoad" draw:mime-type="image/jpeg"/>
</draw:frame>
New book-made Ukrainian chef Yevgeny Klopotenko "Children's dishes. 70 prostaches ”was published in the publishing house: #book.</text:p>
      <text:p text:style-name="P4">
Ukrinform was reported in the publishing house.</text:p>
      <text:p text:style-name="P4">
“In this book, Yevgeny Klopotenko has collected the most popular dishes that, in his mind, should come to your taste <text:a xlink:type="simple" xlink:href="https://www.ukrinform.ua/tag-diti" text:style-name="Internet_20_link" text:visited-style-name="Visited_20_Internet_20_Link">
</text:a>
.Be to teach the child to delicious and healthy food, it is necessary to attract it, and in order to be interested in it, these dishes should be varied and jerry. Not all the recipes from the book will be associated with an elastic menu, but the author is sure that the most important thing is not ingredients or name, anastr and form of serving the dish, ”the #Booklovi said.</text:p>
      <text:p text:style-name="P4">
“These are practical recipes that I am convinced - will appeal to children. I take into account the basic preferences and thought how to expand it, so that your child is familiar with new tastes and methods of cooking and developed because of this. Her world was simple, delicious and without borders. So this book will become your friend, your greatest help in cases where you(fair)It was tired of constantly thinking what to prepare the baby to be delicious, ”Klopotenko commented his Novuknig.</text:p>
      <text:p text:style-name="P4">
According to the cook, the food prepared by parents to children is "it is very about relationships."</text:p>
      <text:p text:style-name="P4">
“The baby will grow up and remember how she was preparing pancakes with a napmorodin on the weekend. She will love this memory, live it and pass it on to her children. This is the power of food, ”Klopotenko assured.</text:p>
      <text:p text:style-name="P4">
The publishing house added that the book "Children's Dishes. 70 simple recipes ” - primarily for parents. This is a practical edition that will become an assistant for parents to prepare dishes for children from simple and available products quickly, delicious and useful. He will teach how to give a care to children, form a good lamb for proper and healthy eating, open a variety of Tasmak dishes, and attach their children to the cooperation of a dish, create family traditions, so that the child, when remembering his childhood, be able to convey cirrepresses to his children.</text:p>
      <text:p text:style-name="P4">
The book recipes are divided into seven sections: "Breakfast", "Salads", "Prigags", "Second Courses", "Baking and Desserts", "Snacks" and "Drinks".</text:p>
      <text:p text:style-name="P4">
<text:span text:style-name="T4">
 Read also: </text:span>
 <text:a xlink:type="simple" xlink:href="https://www.ukrinform.ua/rubric-society/3687928-zelenska-podililasa-videourokami-pro-zdorove-harcuvanna-vid-klopotenka-ta-unisef.html" text:style-name="Internet_20_link" text:visited-style-name="Visited_20_Internet_20_Link">
<text:span text:style-name="T4">
 Klopotenka </text:span>
</text:a>
</text:p>
      <text:p text:style-name="P4">
In April 2021, Klopotenko was included in the authoritative 50next List - a list of professionals that change the future of gastronomy, the international rating of the best restaurants in The World's 50 Beststaurants.</text:p>
      <text:p text:style-name="P4">
In 2022, World InfluenCers and Blogggers Awards 2022 named the Ukrainian Chef Fudblogger of the Year.</text:p>
      <text:p text:style-name="P4">
The author of the books: "Foods: 70 recipes that you want to cook", "Eying food with Ukrainian taste", "Festive dishes".</text:p>
      <text:p text:style-name="P4">
News Source: <text:a xlink:type="simple" xlink:href="https://www.ukrinform.ua/rubric-society/3711868-klopotenko-vidav-novu-knigu-z-receptami-ditacih-strav.html" text:style-name="Internet_20_link" text:visited-style-name="Visited_20_Internet_20_Link">
https://www.ukrinform.ua/rubric-society/3711868-klopotenko-vidav-novu-knigu-z-receptami-ditacih-strav.html</text:a>
</text:p>
      <!--NEWS-->
      <text:h text:style-name="P10" text:outline-level="1">
<text:span text:style-name="T4">
Antimonopoly law violation: India will counteract Google</text:span>
</text:h>
      <text:p text:style-name="P4">
Authors: Ukrinform (Person)</text:p>
      <text:p text:style-name="P4">
Publisher: Укринформ (Organization)</text:p>
      <text:p text:style-name="P4">
Published Time: 2023-05-20T15:06:00+03:00</text:p>
      <text:p text:style-name="P4">
Modified Time: 2023-05-20T15:06:00+03:00</text:p>
      <text:p text:style-name="P4">
Description: The Government of India plans to take action against Google after last year the Antimonopoly Office found that the group abused its position on the market, indulging in anticompetitive practices. - Ukrinform.</text:p>
      <text:p text:style-name="P4">
Images: ['<text:a xlink:type="simple" xlink:href="https://static.ukrinform.com/photos/2021_07/thumb_files/630_360_1627465937-183.jpg" text:style-name="Internet_20_link" text:visited-style-name="Visited_20_Internet_20_Link">
630_360_16274...</text:a>
']</text:p>
      <text:p text:style-name="P4">
Tags: ['Google', 'Індія', 'Монополія', 'Технології']</text:p>
      <text:p text:style-name="P4">
Type: Article</text:p>
      <!--METADATA-->
      <text:p text:style-name="P4">
<draw:frame draw:style-name="fr1" draw:name="Image99" text:anchor-type="as-char" svg:width="6.9236in" svg:height="3.956343in" draw:z-index="0">
<draw:image xlink:href="../Images/yкринформ/2023-05-20T15-06-00-03-00/630_360_1627465937-183.jpg" xlink:type="simple" xlink:show="embed" xlink:actuate="onLoad" draw:mime-type="image/jpeg"/>
</draw:frame>
The Indian government will plan to take action against Google after last year the Antimonopoly Office found that the group abused its situation, indulging in anticompetitive practices.</text:p>
      <text:p text:style-name="P4">
About it reports <text:a xlink:type="simple" xlink:href="https://www.reuters.com/technology/indias-govt-plans-action-against-google-after-antitrust-breaches-2023-05-19/" text:style-name="Internet_20_link" text:visited-style-name="Visited_20_Internet_20_Link">
</text:a>
With the reference of the high -assembled Minister of Information Technology, Ukrinform reports.</text:p>
      <text:p text:style-name="P4">
In October, the antitrust body of India fined <text:a xlink:type="simple" xlink:href="https://www.ukrinform.ua/tag-google" text:style-name="Internet_20_link" text:visited-style-name="Visited_20_Internet_20_Link">
</text:a>
For $ 275 million in two -ways, which were the abuse of the dominant position in the Android Operation System and pushing the developers to use their system of built -in payments.</text:p>
      <text:p text:style-name="P4">
The Federal Deputy Minister of Information Technology advised Chandrasharizhami that such conclusions are "serious" and cause "deep concern" of the Uphedral Government of India, which will take its own measures against Google.</text:p>
      <text:p text:style-name="P4">
"The ministry should take action. We have thought. You will see it in the closest one," Chandrashar said.</text:p>
      <text:p text:style-name="P4">
<text:span text:style-name="T4">
 Read also: </text:span>
 <text:a xlink:type="simple" xlink:href="https://www.ukrinform.ua/rubric-technology/3709572-google-zapuskae-funkcii-dla-posuku-fejkovih-ta-stucno-zgenerovanih-zobrazen.html" text:style-name="Internet_20_link" text:visited-style-name="Visited_20_Internet_20_Link">
<text:span text:style-name="T4">
 Google </text:span>
</text:a>
The minister refused to clarify what policy or regulatory measures the government can take.</text:p>
      <text:p text:style-name="P4">
As reported <text:a xlink:type="simple" xlink:href="https://www.ukrinform.ua/rubric-technology/3710506-google-vidalatime-akaunti-akimi-ne-koristuvalisa-sonajmense-dva-roki.html" text:style-name="Internet_20_link" text:visited-style-name="Visited_20_Internet_20_Link">
</text:a>
, Goooggle has announced that since December 2023 will start deleting accounts that were inactive for at least two years.</text:p>
      <text:p text:style-name="P4">
News Source: <text:a xlink:type="simple" xlink:href="https://www.ukrinform.ua/rubric-technology/3711870-porusenna-antimonopolnogo-zakonodavstva-india-protidiatime-google.html" text:style-name="Internet_20_link" text:visited-style-name="Visited_20_Internet_20_Link">
https://www.ukrinform.ua/rubric-technology/3711870-porusenna-antimonopolnogo-zakonodavstva-india-protidiatime-google.html</text:a>
</text:p>
      <!--NEWS-->
      <text:h text:style-name="P10" text:outline-level="1">
<text:span text:style-name="T4">
World Embroidery Day was celebrated in Tel Aviv</text:span>
</text:h>
      <text:p text:style-name="P4">
Authors: Ukrinform (Person)</text:p>
      <text:p text:style-name="P4">
Publisher: Укринформ (Organization)</text:p>
      <text:p text:style-name="P4">
Published Time: 2023-05-20T15:10:00+03:00</text:p>
      <text:p text:style-name="P4">
Modified Time: 2023-05-20T15:10:00+03:00</text:p>
      <text:p text:style-name="P4">
Description: On World Embroidery Day, festive events organized by the Israeli non-governmental organization of Israeli Friends of Ukraine took place in the center of Tel Aviv. - Ukrinform.</text:p>
      <text:p text:style-name="P4">
Images: ['<text:a xlink:type="simple" xlink:href="https://static.ukrinform.com/photos/2023_05/thumb_files/630_360_1684584300-247.jpg" text:style-name="Internet_20_link" text:visited-style-name="Visited_20_Internet_20_Link">
630_360_16845...</text:a>
', '<text:a xlink:type="simple" xlink:href="https://static.ukrinform.com/photos/2023_05/1684584313-980.jpg" text:style-name="Internet_20_link" text:visited-style-name="Visited_20_Internet_20_Link">
1684584313-98...</text:a>
', '<text:a xlink:type="simple" xlink:href="https://static.ukrinform.com/photos/2023_05/1684584344-914.jpg" text:style-name="Internet_20_link" text:visited-style-name="Visited_20_Internet_20_Link">
1684584344-91...</text:a>
', '<text:a xlink:type="simple" xlink:href="https://static.ukrinform.com/photos/2023_05/1684584361-487.jpg" text:style-name="Internet_20_link" text:visited-style-name="Visited_20_Internet_20_Link">
1684584361-48...</text:a>
', '<text:a xlink:type="simple" xlink:href="https://static.ukrinform.com/photos/2023_05/1684584390-510.jpg" text:style-name="Internet_20_link" text:visited-style-name="Visited_20_Internet_20_Link">
1684584390-51...</text:a>
']</text:p>
      <text:p text:style-name="P4">
Tags: ['Діаспора', 'Ізраїль', 'Посольство', 'Вишиванка', 'День вишиванки']</text:p>
      <text:p text:style-name="P4">
Type: Article</text:p>
      <!--METADATA-->
      <text:p text:style-name="P4">
<draw:frame draw:style-name="fr1" draw:name="Image100" text:anchor-type="as-char" svg:width="6.9236in" svg:height="3.956343in" draw:z-index="0">
<draw:image xlink:href="../Images/yкринформ/2023-05-20T15-10-00-03-00/630_360_1684584300-247.jpg" xlink:type="simple" xlink:show="embed" xlink:actuate="onLoad" draw:mime-type="image/jpeg"/>
</draw:frame>
Embroidery day in the Tel Aviv Center hosted festive events organized by the Israeli non-governmental organization Israeli Friends of Ukraine.</text:p>
      <text:p text:style-name="P4">
As Ukrinform reports, about it in <text:a xlink:type="simple" xlink:href="https://www.facebook.com/UkraineInIsrael/posts/pfbid02K3H1B5De31nrAS7bRyp3yqWonATWfKbdZwkRknE2i65VwgtpURan5C7brDkGatJzl" text:style-name="Internet_20_link" text:visited-style-name="Visited_20_Internet_20_Link">
</text:a>
The Embassy of Ukraine in Israel reported.</text:p>
      <text:p text:style-name="P4">
<draw:frame draw:style-name="fr1" draw:name="Image101" text:anchor-type="as-char" svg:width="6.666667in" svg:height="10.0in" draw:z-index="0">
<draw:image xlink:href="../Images/yкринформ/2023-05-20T15-10-00-03-00/1684584313-980.jpg" xlink:type="simple" xlink:show="embed" xlink:actuate="onLoad" draw:mime-type="image/jpeg"/>
</draw:frame>
“Traditionally, on the International Embroidery Day, the Tel Aviv Center was covered with varied Ukrainian embroidery. Incredible energy, children's smiles invincible Ukrainian traditional celebrations - this is what awaited the visitors of the embroidery yesterday, ”the post reads.</text:p>
      <text:p text:style-name="P4">
<text:span text:style-name="T4">
 Read also: </text:span>
 <text:a xlink:type="simple" xlink:href="https://www.ukrinform.ua/rubric-diaspora/3698839-u-telavivi-proveli-ukrainskij-ranok.html" text:style-name="Internet_20_link" text:visited-style-name="Visited_20_Internet_20_Link">
<text:span text:style-name="T4">
 Tel </text:span>
 <text:span text:style-name="T4">
 AVIVI </text:span>
 <text:span text:style-name="T4">
 </text:span>
 held <text:span text:style-name="T4">
 </text:span>
 Ukrainian <text:span text:style-name="T4">
 </text:span>
 <text:span text:style-name="T4">
 Morning </text:span>
</text:a>
</text:p>
      <text:p text:style-name="P4">
<draw:frame draw:style-name="fr1" draw:name="Image102" text:anchor-type="as-char" svg:width="6.9236in" svg:height="4.615733in" draw:z-index="0">
<draw:image xlink:href="../Images/yкринформ/2023-05-20T15-10-00-03-00/1684584344-914.jpg" xlink:type="simple" xlink:show="embed" xlink:actuate="onLoad" draw:mime-type="image/jpeg"/>
</draw:frame>
The event was charity - all the funds raised will be directed to the purchase of libratic medicine for the needs of Ukrainian defenders.</text:p>
      <text:p text:style-name="P4">
<draw:frame draw:style-name="fr1" draw:name="Image103" text:anchor-type="as-char" svg:width="6.9236in" svg:height="4.615733in" draw:z-index="0">
<draw:image xlink:href="../Images/yкринформ/2023-05-20T15-10-00-03-00/1684584361-487.jpg" xlink:type="simple" xlink:show="embed" xlink:actuate="onLoad" draw:mime-type="image/jpeg"/>
</draw:frame>
"We thank everyone who joined the holiday, as well as the organizers of Israeli Friendsof Ukraine for the wonderful event and popularization of Ukrainian culture in Israel," the Embassy thanked.</text:p>
      <text:p text:style-name="P4">
<draw:frame draw:style-name="fr1" draw:name="Image104" text:anchor-type="as-char" svg:width="6.9236in" svg:height="4.615733in" draw:z-index="0">
<draw:image xlink:href="../Images/yкринформ/2023-05-20T15-10-00-03-00/1684584390-510.jpg" xlink:type="simple" xlink:show="embed" xlink:actuate="onLoad" draw:mime-type="image/jpeg"/>
</draw:frame>
It was reported that every year on the third Thursday of May <text:a xlink:type="simple" xlink:href="https://www.ukrinform.ua/rubric-society/3710730-sogodni-den-visivanki.html" text:style-name="Internet_20_link" text:visited-style-name="Visited_20_Internet_20_Link">
</text:a>
Embroidery Day, 2023 this day came on May 18.</text:p>
      <text:p text:style-name="P4">
<text:span text:style-name="T5">
Foto: Embassy of Ukraine in the State of Israel / Facebook</text:span>
</text:p>
      <text:p text:style-name="P4">
News Source: <text:a xlink:type="simple" xlink:href="https://www.ukrinform.ua/rubric-diaspora/3711872-vsesvitnij-den-visivanki-vidznacili-u-telavivi.html" text:style-name="Internet_20_link" text:visited-style-name="Visited_20_Internet_20_Link">
https://www.ukrinform.ua/rubric-diaspora/3711872-vsesvitnij-den-visivanki-vidznacili-u-telavivi.html</text:a>
</text:p>
      <!--NEWS-->
      <text:h text:style-name="P10" text:outline-level="1">
<text:span text:style-name="T4">
A trailer for the documentary "Where where" was published about the evacuation of Ukrainians</text:span>
</text:h>
      <text:p text:style-name="P4">
Authors: Ukrinform (Person)</text:p>
      <text:p text:style-name="P4">
Publisher: Укринформ (Organization)</text:p>
      <text:p text:style-name="P4">
Published Time: 2023-05-20T15:13:00+03:00</text:p>
      <text:p text:style-name="P4">
Modified Time: 2023-05-20T15:13:00+03:00</text:p>
      <text:p text:style-name="P4">
Description: Most Hollywood Media on Cinema and Television Deadline was published exclusively by the trailer of the documentary "Where Where Where" Machek Chamel Director Machek about the evacuation of Ukrainians from the shelling. - Ukrinform.</text:p>
      <text:p text:style-name="P4">
Images: ['<text:a xlink:type="simple" xlink:href="https://static.ukrinform.com/photos/2023_05/thumb_files/630_360_1684584648-990.jpg" text:style-name="Internet_20_link" text:visited-style-name="Visited_20_Internet_20_Link">
630_360_16845...</text:a>
']</text:p>
      <text:p text:style-name="P4">
Tags: ['Евакуація', 'фільм', 'Документальне кіно', 'Війна з Росією']</text:p>
      <text:p text:style-name="P4">
Type: Article</text:p>
      <!--METADATA-->
      <text:p text:style-name="P4">
<draw:frame draw:style-name="fr1" draw:name="Image105" text:anchor-type="as-char" svg:width="6.9236in" svg:height="3.956343in" draw:z-index="0">
<draw:image xlink:href="../Images/yкринформ/2023-05-20T15-13-00-03-00/630_360_1684584648-990.jpg" xlink:type="simple" xlink:show="embed" xlink:actuate="onLoad" draw:mime-type="image/jpeg"/>
</draw:frame>
Most of the movie and Television Medlin Media and Television is published by the documentary "Where Where" Where "Machek Chamel to pro-evacuation of Ukrainians from under shelling.</text:p>
      <text:p text:style-name="P4">
Ukrinform was told in the 435 Films film company, which is a manufacturer of a picture on the Ukrainian side.</text:p>
      <text:p text:style-name="P4">
“The trailer very well conveys the atmosphere <text:a xlink:type="simple" xlink:href="https://www.ukrinform.ua/tag-kino" text:style-name="Internet_20_link" text:visited-style-name="Visited_20_Internet_20_Link">
</text:a>
and those circumstances in which Ukrainians find themselves due to a full -scale invasion. It is important to broadcast Ukrainian voices at the largest film festival, which has been focused on the world media. I am very grateful to the director for the fact that he was evacuated by refugees and all over the Polish people for half a year for the support of Ukrainians during the war, ”said Ukrinform copyperm of the film Anna Palenchuk.</text:p>
      <text:p text:style-name="P4">
She added that the movie "Where where" received the main award of the Polish cinema festival of Millennium Docs Against Gravity for the best Polish film, the documentary "Where where to where" about the evacuation of Ukrainians in Ukrainian-Franco-Polish co-production.</text:p>
      <text:p text:style-name="P4">
The 20th Polish Film Festival of Millennium Docs Against Gravity is searched from Polish cities from 12 to 21 May. It is the largest festival -documentary films in Poland and the third most popular in Europe. It is intended to promote documentary cinema and interest in young people and leaders. This year, the festival is focused on Ukrainians suffering from red -Russian aggression, so the program includes movies about different sides of the instruction.</text:p>
      <text:p text:style-name="P4">
<text:span text:style-name="T4">
 Read also: </text:span>
 <text:a xlink:type="simple" xlink:href="https://www.ukrinform.ua/rubric-culture/3706893-u-kievi-prezentuvali-dokumentalnij-film-ta-knigu-skripleni-krovu.html" text:style-name="Internet_20_link" text:visited-style-name="Visited_20_Internet_20_Link">
<text:span text:style-name="T4">
 Documentary </text:span>
</text:a>
The movie "Where Where" is the result of joint production of Ukraine(Films 435 Films Film Company on the Ukrainian side), Poland and France.</text:p>
      <text:p text:style-name="P4">
From the beginning of a full -scale invasion of Russia, Polish director Machek Chamelalalas has been drawn to his own evacuation program to save people from dangerous terminals such as Chernihiv or Donetsk regions. In one of these trains, Machak came up with the idea of documenting people's stories about the decision to leave Dimta sometimes relatives. This is how the shooting of the movie "Where where" began.</text:p>
      <text:p text:style-name="P4">
News Source: <text:a xlink:type="simple" xlink:href="https://www.ukrinform.ua/rubric-culture/3711873-vijsov-trejler-dokumentalnogo-filmu-zvidki-kudi-pro-evakuaciu-ukrainciv.html" text:style-name="Internet_20_link" text:visited-style-name="Visited_20_Internet_20_Link">
https://www.ukrinform.ua/rubric-culture/3711873-vijsov-trejler-dokumentalnogo-filmu-zvidki-kudi-pro-evakuaciu-ukrainciv.html</text:a>
</text:p>
      <!--NEWS-->
      <text:h text:style-name="P10" text:outline-level="1">
<text:span text:style-name="T4">
The Fencing Federation of Ukraine has announced the collection of funds for appeal by FIE on the admission of Russians and Belarus</text:span>
</text:h>
      <text:p text:style-name="P4">
Authors: Ukrinform (Person)</text:p>
      <text:p text:style-name="P4">
Publisher: Укринформ (Organization)</text:p>
      <text:p text:style-name="P4">
Published Time: 2023-05-20T15:24:32+03:00</text:p>
      <text:p text:style-name="P4">
Modified Time: 2023-05-20T15:24:32+03:00</text:p>
      <text:p text:style-name="P4">
Description: The Fencing Federation of Ukraine has announced the funds for appealing the decisions of the International Federation Federation (FIE) on the admission of Russians and Belarusians to international competitions in the Sports Arbitration Court (CAS) and Lozanne District Court. - Ukrinform.</text:p>
      <text:p text:style-name="P4">
Images: ['<text:a xlink:type="simple" xlink:href="https://static.ukrinform.com/photos/2023_05/thumb_files/630_360_1684585359-183.jpg" text:style-name="Internet_20_link" text:visited-style-name="Visited_20_Internet_20_Link">
630_360_16845...</text:a>
']</text:p>
      <text:p text:style-name="P4">
Tags: ['Фехтування']</text:p>
      <text:p text:style-name="P4">
Type: Article</text:p>
      <!--METADATA-->
      <text:p text:style-name="P4">
<draw:frame draw:style-name="fr1" draw:name="Image106" text:anchor-type="as-char" svg:width="6.9236in" svg:height="3.956343in" draw:z-index="0">
<draw:image xlink:href="../Images/yкринформ/2023-05-20T15-24-32-03-00/630_360_1684585359-183.jpg" xlink:type="simple" xlink:show="embed" xlink:actuate="onLoad" draw:mime-type="image/jpeg"/>
</draw:frame>
The Fencing Federation of Ukraine has announced the collection of funds for appealing decisions of the international fencing Federation(OR)About the admission of Russians and Belarus to international competitions in a sports arbitration court(CAS)and the Lozanne District Court.</text:p>
      <text:p text:style-name="P4">
This was reported <text:a xlink:type="simple" xlink:href="https://www.nffu.org.ua/donate-ffu/" text:style-name="Internet_20_link" text:visited-style-name="Visited_20_Internet_20_Link">
</text:a>
Federation, reports Ukrinform.</text:p>
      <text:p text:style-name="P4">
FFU asks to help cover the costs.</text:p>
      <text:p text:style-name="P4">
“Participation in the lawsuit against FIE requires a lot of funds that are sufficient in the federation due to the economic crisis in Ukraine, caused by military aggression against Ukraine. Only CAS requires us to pay 44,000 Swiss Franks as an advance to cover costs, ”FFU said.</text:p>
      <text:p text:style-name="P4">
<text:span text:style-name="T4">
 Read also: </text:span>
 <text:a xlink:type="simple" xlink:href="https://www.ukrinform.ua/rubric-sports/3709144-zinoca-zbirna-ukraini-z-fehtuvanna-na-sablah-peremozec-etapu-ks.html" text:style-name="Internet_20_link" text:visited-style-name="Visited_20_Internet_20_Link">
<text:span text:style-name="T4">
 fencing </text:span>
</text:a>
As it was reported, Olga Harlan reported a change in the Olympic qualification in fencing.</text:p>
      <text:p text:style-name="P4">
Photo: redbull.com</text:p>
      <text:p text:style-name="P4">
News Source: <text:a xlink:type="simple" xlink:href="https://www.ukrinform.ua/rubric-sports/3711876-federacia-fehtuvanna-ukraini-ogolosila-zbir-kostiv-na-oskarzenna-risen-fie-pro-dopusk-rosian-i-bilorusiv.html" text:style-name="Internet_20_link" text:visited-style-name="Visited_20_Internet_20_Link">
https://www.ukrinform.ua/rubric-sports/3711876-federacia-fehtuvanna-ukraini-ogolosila-zbir-kostiv-na-oskarzenna-risen-fie-pro-dopusk-rosian-i-bilorusiv.html</text:a>
</text:p>
      <!--NEWS-->
      <text:h text:style-name="P10" text:outline-level="1">
<text:span text:style-name="T4">
Ministry of Justice: Register of losses - a significant step in the process of bringing the Russian Federation to justice for aggression</text:span>
</text:h>
      <text:p text:style-name="P4">
Authors: Ukrinform (Person)</text:p>
      <text:p text:style-name="P4">
Publisher: Укринформ (Organization)</text:p>
      <text:p text:style-name="P4">
Published Time: 2023-05-20T15:29:04+03:00</text:p>
      <text:p text:style-name="P4">
Modified Time: 2023-05-20T15:29:04+03:00</text:p>
      <text:p text:style-name="P4">
Description: Deputy Minister of Justice Irina Wise stated that the register of losses is a significant step in the progress of the Russian Federation to justice for aggression. - Ukrinform.</text:p>
      <text:p text:style-name="P4">
Images: ['<text:a xlink:type="simple" xlink:href="https://static.ukrinform.com/photos/2023_02/thumb_files/630_360_1676989729-840.jpg" text:style-name="Internet_20_link" text:visited-style-name="Visited_20_Internet_20_Link">
630_360_16769...</text:a>
']</text:p>
      <text:p text:style-name="P4">
Tags: ['Гаага', "Мін'юст", 'Росія', 'Реєстр збитків']</text:p>
      <text:p text:style-name="P4">
Type: Article</text:p>
      <!--METADATA-->
      <text:p text:style-name="P4">
<draw:frame draw:style-name="fr1" draw:name="Image107" text:anchor-type="as-char" svg:width="6.9236in" svg:height="3.956343in" draw:z-index="0">
<draw:image xlink:href="../Images/yкринформ/2023-05-20T15-29-04-03-00/630_360_1676989729-840.jpg" xlink:type="simple" xlink:show="embed" xlink:actuate="onLoad" draw:mime-type="image/jpeg"/>
</draw:frame>
Deputy Minister of Justice Irina Wise stated that the register of losses is a significant step in resistant to bringing the Russian Federation to justice for aggression.</text:p>
      <text:p text:style-name="P4">
She said this in a comment to Ukrinform correspondent in the Hague.</text:p>
      <text:p text:style-name="P4">
“The loss register is a significant step in the progress of attraction <text:a xlink:type="simple" xlink:href="https://www.ukrinform.ua/tag-rosia" text:style-name="Internet_20_link" text:visited-style-name="Visited_20_Internet_20_Link">
</text:a>
to justice for aggression. But the first component of the complex mechanism of compensation for losses caused by the aggression of the Russian Federation against Ukraine. The ultimate goal is to create a comprehensive compensation mechanism that will ensure a real payment of compensation, ”the Wise said.</text:p>
      <text:p text:style-name="P4">
According to her, in addition to the register of losses, such a mechanism of compensation will be damaged by the compensation commission, which will directly consider the claims and notify the compensation and the compensation fund that will accumulate the payment of compensation.</text:p>
      <text:p text:style-name="P4">
“Therefore, at the same time as the process of starting the register of losses, active work continues to create the two other components of a special compensation mechanism - the Compensation Commission and the Compensation Fund. In particular, it is the burial and search of legal structures that will be the basis of the international agreement, on the basis of which a special compensation mechanism will be based. In spite of all the evil and grief that the aggressor brought, it must be held accountable in strict responsibility to the requirements of international law. Effective implementation of the comprehensive compensation mechanism is the key to achieving justice for all, who suffered from Russia's illegal actions against Ukraine, ”she explained.</text:p>
      <text:p text:style-name="P4">
The Wise also noted that the International Register of Damage was created under the auspices of the Council of Ukraine and is based on an extended partial agreement on the register of losses, caused by the aggression of the Russian Federation against Ukraine, and will function on the basis on the register of losses caused by aggression of the Russian Federation.Moreover, on February 17 this year, the Government of the Netherlands officially agreed on the proposal of Ukraine to create an international organization - a register of losses caused to Ukraine by Russian aggression. Accordingly, the register of the register was fixed that the location of the register is the Hague, the Kingdom of the Netherlands, ”the Wise said.</text:p>
      <text:p text:style-name="P4">
She also said that the status and functioning of the Register in the King Station will be governed by the agreement between the host state and the Council of Europe.</text:p>
      <text:p text:style-name="P4">
“The register has the status of a legal entity in accordance with the national legislation of the Netherlands and Ukraine, and thus will be able to complete the task. So, this means the presence of an Iophys, both staff, and proper infrastructure. In addition, the Statute has already determined the structure of governing bodies and supervision of the activities of the registers. After the creation of a register is legally enshrined, the miracles were actively drawn up - solving the same practical issues as necessary for its practical launch, ”the Wise said.</text:p>
      <text:p text:style-name="P4">
According to her, the register will also have an auxiliary office in Ukraine to go to the Government of Ukraine and facilitate the dissemination of information with potential applicants and the public in Ukraine as a whole, in particular, regarding the existence and purpose of the Register and Procedure for Submission of Damage.</text:p>
      <text:p text:style-name="P4">
“The register will accept and process information about the notes of damages, information confirming such losses provided to individuals, legal entities, as well as the state of Ukraine. All data will be categorized with trimatized, and they will be assessed for the suitability of the claim in the registry for the purpose of their future consideration and the decision on compensation. The register will have no functions for consideration of such applications, including the definition of liability and award of any payments of chipcompensation, ”she explained.</text:p>
      <text:p text:style-name="P4">
In particular, the criteria of acceptability for entering applications in the Register for the purpose of their proceedings and decisions will be defined in the rules of the registry. At the same time, the basic condition for making statements of the prerequishars is that they should be supplied with respect to losses, damage or damage caused: from February 24, 2022, in Ukraine in its international recognized borders, emerged through international Unlawful acts of the Russian Federation in Ukraine or against Ukraine.<text:span text:style-name="T4">
 Read also: </text:span>
 <text:a xlink:type="simple" xlink:href="https://www.ukrinform.ua/rubric-vidbudova/3711525-kraini-g7-primusat-rosiu-zaplatiti-za-pislavoenne-vidnovlenna-ukraini.html" text:style-name="Internet_20_link" text:visited-style-name="Visited_20_Internet_20_Link">
</text:a>
As reported by Ukrinform, at the Council of Europe Summit in Reykjavik more than 40 IEC countries <text:a xlink:type="simple" xlink:href="https://www.ukrinform.ua/rubric-polytics/3710382-na-samiti-radi-evropi-stvorili-reestr-zbitkiv-ukraini-vid-agresii-rf.html" text:style-name="Internet_20_link" text:visited-style-name="Visited_20_Internet_20_Link">
</text:a>
On the creation of registries caused by Ukraine by aggression of the Russian Federation. Three more countries have expressed their readiness to sign the declaration and undergo internal procedures.</text:p>
      <text:p text:style-name="P4">
Photo: Iryna Mudra</text:p>
      <text:p text:style-name="P4">
News Source: <text:a xlink:type="simple" xlink:href="https://www.ukrinform.ua/rubric-polytics/3711877-minust-reestr-zbitkiv-vagomij-krok-u-procesi-pritagnenna-rf-do-vidpovidalnosti-za-agresiu.html" text:style-name="Internet_20_link" text:visited-style-name="Visited_20_Internet_20_Link">
https://www.ukrinform.ua/rubric-polytics/3711877-minust-reestr-zbitkiv-vagomij-krok-u-procesi-pritagnenna-rf-do-vidpovidalnosti-za-agresiu.html</text:a>
</text:p>
      <!--NEWS-->
      <text:h text:style-name="P10" text:outline-level="1">
<text:span text:style-name="T4">
The ambassador reacted to the words of the Polish Foreign Minister of Poland about how Ukraine should apologize for the Volyn tragedy</text:span>
</text:h>
      <text:p text:style-name="P4">
Authors: Ukrinform (Person)</text:p>
      <text:p text:style-name="P4">
Publisher: Укринформ (Organization)</text:p>
      <text:p text:style-name="P4">
Published Time: 2023-05-20T15:34:13+03:00</text:p>
      <text:p text:style-name="P4">
Modified Time: 2023-05-20T15:34:13+03:00</text:p>
      <text:p text:style-name="P4">
Description: The Ambassador of Ukraine to Poland Vasyl Zvarych called the "unacceptable and annoying" words of the Polish Foreign Minister Lukasha Yasina, who in an interview noted that Ukraine did not apologize for the Volyn tragedy, and Vladimir Zelensky should take more responsibility for this crime. - Ukrinform.</text:p>
      <text:p text:style-name="P4">
Images: ['<text:a xlink:type="simple" xlink:href="https://static.ukrinform.com/photos/2022_07/thumb_files/630_360_1657962996-392.jpg" text:style-name="Internet_20_link" text:visited-style-name="Visited_20_Internet_20_Link">
630_360_16579...</text:a>
']</text:p>
      <text:p text:style-name="P4">
Tags: ['Польща', 'Посол', 'Волинська трагедія']</text:p>
      <text:p text:style-name="P4">
Type: Article</text:p>
      <!--METADATA-->
      <text:p text:style-name="P4">
<draw:frame draw:style-name="fr1" draw:name="Image108" text:anchor-type="as-char" svg:width="6.9236in" svg:height="3.956343in" draw:z-index="0">
<draw:image xlink:href="../Images/yкринформ/2023-05-20T15-34-13-03-00/630_360_1657962996-392.jpg" xlink:type="simple" xlink:show="embed" xlink:actuate="onLoad" draw:mime-type="image/jpeg"/>
</draw:frame>
Vasyl Zvarych, Ambassador in Poland, called "unacceptable and covering" words to the spokes of Poland Lukasha Yasina, who in an interview noted that Ukraine did not apologize to the Nastvina tragedy, and Vladimir Zelensky should take more and responsibility for this crime.</text:p>
      <text:p text:style-name="P4">
He has been reacting to the words of a spokesman for the Polish foreign policy department in <text:a xlink:type="simple" xlink:href="http://www.facebook.com/permalink.php" text:style-name="Internet_20_link" text:visited-style-name="Visited_20_Internet_20_Link">
</text:a>
, reports Ukrinform.</text:p>
      <text:p text:style-name="P4">
The Ukrainian diplomat noted that he carefully read the interview with the spokesman of the Yasini, where he expressed the opinion that Ukraine and <text:a xlink:type="simple" xlink:href="https://www.ukrinform.ua/tag-prezident" text:style-name="Internet_20_link" text:visited-style-name="Visited_20_Internet_20_Link">
</text:a>
Of Ukraine Volodymyr Zelenskyy had to brab in the context of the 80th anniversary of the Volyn and has two comments about it.</text:p>
      <text:p text:style-name="P4">
“Any attempts to impose on the President of Ukraine or Ukraine what we must do about our common past are unacceptable and covered. We are commemorating the history, ready for dialogue and mutual understanding, and at the same time we call for respect and prudence in the statements, especially in the complex reality of the Genocidal Russian aggression against the Ukrainian people, ”Zvarych said.</text:p>
      <text:p text:style-name="P4">
He added that in fact the famous formula of true reconciliation in Ukrainian-Polish relations, which was taken as the basis of the hierarchs of churches of both countries, understanding the raining of history and the whole moral-Christian essence of the Ukrainian-Polish-Wimp, sounds like: "We forgive and ask for forgiveness."</text:p>
      <text:p text:style-name="P4">
In an interview with ONet.pl Yasin noted that on the Ukrainian side there is still a "little understanding" how important this topic is for Poles. He noted that there may have been a little understanding of this topic by President Zelensky.</text:p>
      <text:p text:style-name="P4">
When asked if Zelensky should apologize for the Volyn crime, it is a clear that "the Ukrainian state did not do so, but the President of Zelensky from Ukraine should take more responsibility." He noted that the formulation should sound like: "I apologize and ask, we apologize."</text:p>
      <text:p text:style-name="P4">
<text:span text:style-name="T4">
 Read also: </text:span>
 <text:a xlink:type="simple" xlink:href="https://www.ukrinform.ua/rubric-world/3709928-polsa-rozrahovue-na-vidnovlenna-eksgumacij-zertv-volinskoi-tragedii-u-travnicervni.html" text:style-name="Internet_20_link" text:visited-style-name="Visited_20_Internet_20_Link">
<text:span text:style-name="T4">
 Volyn </text:span>
</text:a>
</text:p>
      <text:p text:style-name="P4">
In Poland, the 80th anniversary of the Volyn tragedy will be celebrated on July 11.</text:p>
      <text:p text:style-name="P4">
News Source: <text:a xlink:type="simple" xlink:href="https://www.ukrinform.ua/rubric-polytics/3711880-posol-vidreaguvav-na-slova-recnika-mzs-polsi-pro-te-ak-ukraina-mae-vibacitisa-za-volinsku-tragediu.html" text:style-name="Internet_20_link" text:visited-style-name="Visited_20_Internet_20_Link">
https://www.ukrinform.ua/rubric-polytics/3711880-posol-vidreaguvav-na-slova-recnika-mzs-polsi-pro-te-ak-ukraina-mae-vibacitisa-za-volinsku-tragediu.html</text:a>
</text:p>
      <!--NEWS-->
      <text:h text:style-name="P10" text:outline-level="1">
<text:span text:style-name="T4">
Introduction to the EU: Zelensky discussed with Michel Ukraine's "homework"</text:span>
</text:h>
      <text:p text:style-name="P4">
Authors: Ukrinform (Person)</text:p>
      <text:p text:style-name="P4">
Publisher: Укринформ (Organization)</text:p>
      <text:p text:style-name="P4">
Published Time: 2023-05-20T15:38:28+03:00</text:p>
      <text:p text:style-name="P4">
Modified Time: 2023-05-20T15:38:28+03:00</text:p>
      <text:p text:style-name="P4">
Description: President of Ukraine Volodymyr Zelensky, within the framework of his working visit to Japan, held a meeting with the President of European Council Charles Michel to participate in the seven group. - Ukrinform.</text:p>
      <text:p text:style-name="P4">
Images: ['<text:a xlink:type="simple" xlink:href="https://static.ukrinform.com/photos/2023_05/thumb_files/630_360_1684586031-215.jpeg" text:style-name="Internet_20_link" text:visited-style-name="Visited_20_Internet_20_Link">
630_360_16845...</text:a>
', '<text:a xlink:type="simple" xlink:href="https://static.ukrinform.com/photos/2023_05/1684586026-654.jpeg" text:style-name="Internet_20_link" text:visited-style-name="Visited_20_Internet_20_Link">
1684586026-65...</text:a>
']</text:p>
      <text:p text:style-name="P4">
Tags: ['Євроінтеграція', 'Велика сімка', 'Зеленський', 'Мішель']</text:p>
      <text:p text:style-name="P4">
Type: Article</text:p>
      <!--METADATA-->
      <text:p text:style-name="P4">
<draw:frame draw:style-name="fr1" draw:name="Image109" text:anchor-type="as-char" svg:width="6.9236in" svg:height="3.956343in" draw:z-index="0">
<draw:image xlink:href="../Images/yкринформ/2023-05-20T15-38-28-03-00/630_360_1684586031-215.jpeg" xlink:type="simple" xlink:show="embed" xlink:actuate="onLoad" draw:mime-type="image/jpeg"/>
</draw:frame>
President of Ukraine Volodymyr Zelensky, within the framework of a working visit to Japan, held a meeting with the President of European Radishal Michelle to participate in Japan.</text:p>
      <text:p text:style-name="P4">
As Ukrinform reports, Zelensky reported in <text:a xlink:type="simple" xlink:href="http://t.me/V_Zelenskiy_official/6276" text:style-name="Internet_20_link" text:visited-style-name="Visited_20_Internet_20_Link">
</text:a>
.</text:p>
      <text:p text:style-name="P4">
"During a meeting with the President of the European Council, Charles Michel in Japan, the course of the European Commission's recommendations for the beginning of our country's accession to the European Union was made," he said <text:a xlink:type="simple" xlink:href="https://www.ukrinform.ua/tag-zelenskij" text:style-name="Internet_20_link" text:visited-style-name="Visited_20_Internet_20_Link">
</text:a>
 .</text:p>
      <text:p text:style-name="P4">
<draw:frame draw:style-name="fr1" draw:name="Image110" text:anchor-type="as-char" svg:width="6.9236in" svg:height="4.617948in" draw:z-index="0">
<draw:image xlink:href="../Images/yкринформ/2023-05-20T15-38-28-03-00/1684586026-654.jpeg" xlink:type="simple" xlink:show="embed" xlink:actuate="onLoad" draw:mime-type="image/jpeg"/>
</draw:frame>
Particular attention was paid to export restrictions on Ukrainian agrarian products by a number of EU countries and the inadmissibility of their preparation after June 5.</text:p>
      <text:p text:style-name="P4">
"The specific ways of implementing the Ukrainian formula of peace have been discussed by the so -called world support for our peaceful initiative," - said thezelensky.</text:p>
      <text:p text:style-name="P4">
<text:span text:style-name="T5">
Viso: <text:a xlink:type="simple" xlink:href="https://t.me/V_Zelenskiy_official/6276" text:style-name="Internet_20_link" text:visited-style-name="Visited_20_Internet_20_Link">
</text:a>
</text:span>
</text:p>
      <text:p text:style-name="P4">
The interlocutors also coordinated the positions on the eve of the Summit meeting.</text:p>
      <text:p text:style-name="P4">
<text:span text:style-name="T4">
 Read also: </text:span>
 <text:a xlink:type="simple" xlink:href="https://www.ukrinform.ua/rubric-polytics/3708396-ukraina-ocikue-so-lideri-es-u-cervni-viznacatsa-z-pocatkom-peregovoriv-pro-vstup.html" text:style-name="Internet_20_link" text:visited-style-name="Visited_20_Internet_20_Link">
</text:a>
As reported by Ukrinform, on Saturday, May 20, President of Ukraine Vladimirzelensky arrived in Japan for the G7 summit. During his visit, the Head of State conducted the Prime Minister of the United Kingdom, Richa Sunak, Prime Minister of the Republic of George Meloni and with the Prime Minister of India Narindramodi.</text:p>
      <text:p text:style-name="P4">
<text:span text:style-name="T5">
Foto: op</text:span>
</text:p>
      <text:p text:style-name="P4">
News Source: <text:a xlink:type="simple" xlink:href="https://www.ukrinform.ua/rubric-polytics/3711882-vstup-do-es-zelenskij-obgovoriv-iz-miselem-vikonanna-ukrainou-domasnogo-zavdanna.html" text:style-name="Internet_20_link" text:visited-style-name="Visited_20_Internet_20_Link">
https://www.ukrinform.ua/rubric-polytics/3711882-vstup-do-es-zelenskij-obgovoriv-iz-miselem-vikonanna-ukrainou-domasnogo-zavdanna.html</text:a>
</text:p>
      <!--NEWS-->
      <text:h text:style-name="P10" text:outline-level="1">
<text:span text:style-name="T4">
In Georgia near the hotel where the daughter of Lavrov is allegedly, there were clashes</text:span>
</text:h>
      <text:p text:style-name="P4">
Authors: Ukrinform (Person)</text:p>
      <text:p text:style-name="P4">
Publisher: Укринформ (Organization)</text:p>
      <text:p text:style-name="P4">
Published Time: 2023-05-20T15:40:00+03:00</text:p>
      <text:p text:style-name="P4">
Modified Time: 2023-05-20T15:40:00+03:00</text:p>
      <text:p text:style-name="P4">
Description: Near the Kvareli Lake Resort Hotel in Kakhetia, where the daughter of the Ministry of Foreign Affairs of Russia, Sergei Lavrov, is probably the detention of protest participants. - Ukrinform.</text:p>
      <text:p text:style-name="P4">
Images: ['<text:a xlink:type="simple" xlink:href="https://static.ukrinform.com/photos/2023_05/thumb_files/630_360_1684585906-334.jpg" text:style-name="Internet_20_link" text:visited-style-name="Visited_20_Internet_20_Link">
630_360_16845...</text:a>
']</text:p>
      <text:p text:style-name="P4">
Tags: ['Грузія', 'лавров', 'Росія', 'Сутички']</text:p>
      <text:p text:style-name="P4">
Type: Article</text:p>
      <!--METADATA-->
      <text:p text:style-name="P4">
<draw:frame draw:style-name="fr1" draw:name="Image111" text:anchor-type="as-char" svg:width="6.9236in" svg:height="3.956343in" draw:z-index="0">
<draw:image xlink:href="../Images/yкринформ/2023-05-20T15-40-00-03-00/630_360_1684585906-334.jpg" xlink:type="simple" xlink:show="embed" xlink:actuate="onLoad" draw:mime-type="image/jpeg"/>
</draw:frame>
Near Kvareli Lake Resort in Kakhetia, where the daughter of Russia's Glavymzs, Sergei Lavrov, is probably the detention of protest participants.</text:p>
      <text:p text:style-name="P4">
As Ukrinform reports, it reports <text:a xlink:type="simple" xlink:href="https://www.ekhokavkaza.com/a/32420209.html" text:style-name="Internet_20_link" text:visited-style-name="Visited_20_Internet_20_Link">
</text:a>
.</text:p>
      <text:p text:style-name="P4">
Police and special appointments were mobilized at the site. In the media and social networks there are photographs that indicate that additional police forces are charged to the quarter.</text:p>
      <text:p text:style-name="P4">
According to media reports, the situation began to be pumped after the activists began to burn the eggs with minibuses leaving the hotel, shouting: “The Russians are not available in <text:a xlink:type="simple" xlink:href="https://www.ukrinform.ua/tag-gruzia" text:style-name="Internet_20_link" text:visited-style-name="Visited_20_Internet_20_Link">
</text:a>
!”. Protest stocks are ongoing.</text:p>
      <text:p text:style-name="P4">
As expected, the girl's wedding will be celebrated today(Brothers)Kateryna Vinokurova(Laurel). Брат російського підприємцяОлександра Винокурова, який доводиться очільнику МЗС РФ зятем, ранішерозписався зі своєю обраницею у Тбілісі.</text:p>
      <text:p text:style-name="P4">
Напередодні пізно ввечері до готелю Kvareli Lake Resort прибув один з лідерівопозиційного Єдиного національного руху Ніка Мелія, якого на місці зустрілиправоохоронці. За твердженням Мелія, адміністрація готелю підтвердила йому, щотам мешкають члени родини російського міністра.</text:p>
      <text:p text:style-name="P4">
<text:span text:style-name="T4">
Читайте також:</text:span>
 <text:a xlink:type="simple" xlink:href="https://www.ukrinform.ua/rubric-world/3711505-u-tbilisi-na-mitingu-proti-aviaspolucenna-z-rosieu-zatrimali-sistoh-ludej.html" text:style-name="Internet_20_link" text:visited-style-name="Visited_20_Internet_20_Link">
 </text:a>
The oppositionist stated that this characterizes the attitude towards Georgia and Georgian citizens by Lavrov and Putin as "immoral" and "vulgar cynical".</text:p>
      <text:p text:style-name="P4">
At the same time, in the official statement of the hotel, the report of arriving to them by the Russian Foreign Minister of the Russian Federation is denied: we want to respond to the case -information that is spreading in the media!We declare that the arrival of Lavrov's daughter in Kkvareli Lake Resort is not true, we have not been fixed and previously unreflected a lease with the name of Lavrov. "</text:p>
      <text:p text:style-name="P4">
After some time, law enforcement officers who gathered near the protesters began to start them from the crowd and delay them.</text:p>
      <text:p text:style-name="P4">
<text:span text:style-name="T5">
Foto: rfe / rl</text:span>
</text:p>
      <text:p text:style-name="P4">
News Source: <text:a xlink:type="simple" xlink:href="https://www.ukrinform.ua/rubric-world/3711879-bila-gotelu-v-gruzii-de-nibito-perebuvae-donka-lavrova-stalisa-suticki.html" text:style-name="Internet_20_link" text:visited-style-name="Visited_20_Internet_20_Link">
https://www.ukrinform.ua/rubric-world/3711879-bila-gotelu-v-gruzii-de-nibito-perebuvae-donka-lavrova-stalisa-suticki.html</text:a>
</text:p>
      <!--NEWS-->
      <text:h text:style-name="P10" text:outline-level="1">
<text:span text:style-name="T4">
Klitschko with representatives of the diploma opened the exhibition "Kiev. The unbreakable heart of Europe ”</text:span>
</text:h>
      <text:p text:style-name="P4">
Authors: Ukrinform (Person)</text:p>
      <text:p text:style-name="P4">
Publisher: Укринформ (Organization)</text:p>
      <text:p text:style-name="P4">
Published Time: 2023-05-20T15:41:00+03:00</text:p>
      <text:p text:style-name="P4">
Modified Time: 2023-05-20T15:41:00+03:00</text:p>
      <text:p text:style-name="P4">
Description: Kyiv Mayor Vitaliy Klitschko, together with the ambassadors of different countries, opened a photo exhibition on Mikhailovskaya Square “Kyiv. The unbreakable heart of Europe. ” - Ukrinform.</text:p>
      <text:p text:style-name="P4">
Images: ['<text:a xlink:type="simple" xlink:href="https://static.ukrinform.com/photos/2023_05/thumb_files/630_360_1684585919-4031.jpeg" text:style-name="Internet_20_link" text:visited-style-name="Visited_20_Internet_20_Link">
630_360_16845...</text:a>
', '<text:a xlink:type="simple" xlink:href="https://static.ukrinform.com/photos/2023_05/thumb_files/630_360_1684585918-6149.jpeg" text:style-name="Internet_20_link" text:visited-style-name="Visited_20_Internet_20_Link">
630_360_16845...</text:a>
', '<text:a xlink:type="simple" xlink:href="https://static.ukrinform.com/photos/2023_05/thumb_files/630_360_1684585919-9955.jpeg" text:style-name="Internet_20_link" text:visited-style-name="Visited_20_Internet_20_Link">
630_360_16845...</text:a>
', '<text:a xlink:type="simple" xlink:href="https://static.ukrinform.com/photos/2023_05/thumb_files/630_360_1684585919-9351.jpeg" text:style-name="Internet_20_link" text:visited-style-name="Visited_20_Internet_20_Link">
630_360_16845...</text:a>
', '<text:a xlink:type="simple" xlink:href="https://static.ukrinform.com/photos/2023_05/thumb_files/630_360_1684585919-1132.jpeg" text:style-name="Internet_20_link" text:visited-style-name="Visited_20_Internet_20_Link">
630_360_16845...</text:a>
']</text:p>
      <text:p text:style-name="P4">
Tags: ['Віталій Кличко', 'Фотовиставка', 'Дипломати', 'Київ']</text:p>
      <text:p text:style-name="P4">
Type: Article</text:p>
      <!--METADATA-->
      <text:p text:style-name="P4">
<draw:frame draw:style-name="fr1" draw:name="Image112" text:anchor-type="as-char" svg:width="6.9236in" svg:height="3.956343in" draw:z-index="0">
<draw:image xlink:href="../Images/yкринформ/2023-05-20T15-41-00-03-00/630_360_1684585919-4031.jpeg" xlink:type="simple" xlink:show="embed" xlink:actuate="onLoad" draw:mime-type="image/jpeg"/>
</draw:frame>
Vitaliy Klitschko Merrykiyev, together with the ambassadors of different countries, opened a photo exhibition “Kyiv. The unbreakable heart of Europe. ”</text:p>
      <text:p text:style-name="P4">
As Ukrinform reports, it reports <text:a xlink:type="simple" xlink:href="https://kyivcity.gov.ua/news/vitaliy_klichko_razom_z_predstavnikami_diplomatichnikh_misiy_akreditovanikh_v_ukrani_vidkriv_na_mikhaylivskiy_ploschi_fotovistavku_kiv_nezlamne_sertse_yevropi_foto/" text:style-name="Internet_20_link" text:visited-style-name="Visited_20_Internet_20_Link">
</text:a>
.</text:p>
      <text:p text:style-name="P4">
“Кличко з нагоди Дня Європи та напередодні Дня <text:a xlink:type="simple" xlink:href="https://www.ukrinform.ua/tag-kiiv" text:style-name="Internet_20_link" text:visited-style-name="Visited_20_Internet_20_Link">
</text:a>
Together with the ambassadors of different countries, he opened a photo exhibition “Kyiv. The unbreakable heart of Europe. ” Exhibiting it that Kyiv, as the heart of Ukraine, is the main outpost of the struggle of reference in the war with Russia, and Ukraine stands in defense of all of Europe, ” -is in the message.</text:p>
      <text:p text:style-name="P4">
<draw:frame draw:style-name="fr1" draw:name="Image113" text:anchor-type="as-char" svg:width="6.9236in" svg:height="3.956343in" draw:z-index="0">
<draw:image xlink:href="../Images/yкринформ/2023-05-20T15-41-00-03-00/630_360_1684585918-6149.jpeg" xlink:type="simple" xlink:show="embed" xlink:actuate="onLoad" draw:mime-type="image/jpeg"/>
</draw:frame>
Photo exhibition "Kyiv. Unbreakable Heart of Europe ” / Photo: Kyivcity.gov.ua <text:a xlink:type="simple" xlink:href="https://static.ukrinform.com/photos/2023_05/1684585918-6149.jpeg" text:style-name="Internet_20_link" text:visited-style-name="Visited_20_Internet_20_Link">
<draw:frame draw:style-name="fr1" draw:name="Image114" text:anchor-type="as-char" svg:width="6.9236in" svg:height="3.956343in" draw:z-index="0">
<draw:image xlink:href="../Images/yкринформ/2023-05-20T15-41-00-03-00/630_360_1684585918-6149.jpeg" xlink:type="simple" xlink:show="embed" xlink:actuate="onLoad" draw:mime-type="image/jpeg"/>
</draw:frame>
</text:a>
 <text:a xlink:type="simple" xlink:href="https://static.ukrinform.com/photos/2023_05/1684585919-9955.jpeg" text:style-name="Internet_20_link" text:visited-style-name="Visited_20_Internet_20_Link">
<draw:frame draw:style-name="fr1" draw:name="Image115" text:anchor-type="as-char" svg:width="6.9236in" svg:height="3.956343in" draw:z-index="0">
<draw:image xlink:href="../Images/yкринформ/2023-05-20T15-41-00-03-00/630_360_1684585919-9955.jpeg" xlink:type="simple" xlink:show="embed" xlink:actuate="onLoad" draw:mime-type="image/jpeg"/>
</draw:frame>
</text:a>
 <text:a xlink:type="simple" xlink:href="https://static.ukrinform.com/photos/2023_05/1684585919-4031.jpeg" text:style-name="Internet_20_link" text:visited-style-name="Visited_20_Internet_20_Link">
<draw:frame draw:style-name="fr1" draw:name="Image116" text:anchor-type="as-char" svg:width="6.9236in" svg:height="3.956343in" draw:z-index="0">
<draw:image xlink:href="../Images/yкринформ/2023-05-20T15-41-00-03-00/630_360_1684585919-4031.jpeg" xlink:type="simple" xlink:show="embed" xlink:actuate="onLoad" draw:mime-type="image/jpeg"/>
</draw:frame>
</text:a>
 <text:a xlink:type="simple" xlink:href="https://static.ukrinform.com/photos/2023_05/1684585919-9351.jpeg" text:style-name="Internet_20_link" text:visited-style-name="Visited_20_Internet_20_Link">
<draw:frame draw:style-name="fr1" draw:name="Image117" text:anchor-type="as-char" svg:width="6.9236in" svg:height="3.956343in" draw:z-index="0">
<draw:image xlink:href="../Images/yкринформ/2023-05-20T15-41-00-03-00/630_360_1684585919-9351.jpeg" xlink:type="simple" xlink:show="embed" xlink:actuate="onLoad" draw:mime-type="image/jpeg"/>
</draw:frame>
</text:a>
 <text:a xlink:type="simple" xlink:href="https://static.ukrinform.com/photos/2023_05/1684585919-1132.jpeg" text:style-name="Internet_20_link" text:visited-style-name="Visited_20_Internet_20_Link">
<draw:frame draw:style-name="fr1" draw:name="Image118" text:anchor-type="as-char" svg:width="6.9236in" svg:height="3.956343in" draw:z-index="0">
<draw:image xlink:href="../Images/yкринформ/2023-05-20T15-41-00-03-00/630_360_1684585919-1132.jpeg" xlink:type="simple" xlink:show="embed" xlink:actuate="onLoad" draw:mime-type="image/jpeg"/>
</draw:frame>
</text:a>
Klitschko emphasized that in the center of Europe Russia is committing crimes against humanity, literally erased from the land of the city and settlement, kills and tortains Ukrainians, commits the Genocide of the Ukrainian people. He stated that the world should see and understand that this is happening.</text:p>
      <text:p text:style-name="P4">
“I am at all sites, at all international meetings, I convey the truth about the divisions of Ukraine, about our struggle and the challenges we have to overcome. Also, we will treat, in particular, exhibitions such as we looked with you. This photo exhibition of Kyiv's prominence was shown in the Czech Republic, Slovenia, Mexico, Germany, Poland, Canada, Hungary. In the summer, she will be seen in Paris, ”the mayor of Kiev said.<text:span text:style-name="T4">
 Read also: </text:span>
 <text:a xlink:type="simple" xlink:href="https://www.ukrinform.ua/rubric-kyiv/3707976-u-kievi-prezentuvali-vistavku-pro-religijni-sporudi-zrujnovani-rosijskimi-obstrilami.html" text:style-name="Internet_20_link" text:visited-style-name="Visited_20_Internet_20_Link">
</text:a>
According to the message, the concept of photo works of the exhibition “Kiev. Unbreakable Hearts ”The main focus is not only the destruction in Kyiv and the Kiev region, but also the insubordination of Ukrainians and the extension of life even in the terrible surveys of the war. The exposition has 34 pictures. The exhibition can be visited by the V. V. Mikhail Square until June 18.</text:p>
      <text:p text:style-name="P4">
As reported <text:a xlink:type="simple" xlink:href="https://www.ukrinform.ua/rubric-kyiv/3709624-u-kievi-vidkrili-fotovistavku-pro-dosvid-vijni-pereselenciv-iz-mariupola.html" text:style-name="Internet_20_link" text:visited-style-name="Visited_20_Internet_20_Link">
</text:a>
, 19th May in Kiev opened an exhibition dedicated to the defense of Mariupol.</text:p>
      <text:p text:style-name="P4">
News Source: <text:a xlink:type="simple" xlink:href="https://www.ukrinform.ua/rubric-kyiv/3711883-klicko-z-predstavnikami-dipmisij-vidkrili-vistavku-kiiv-nezlamne-serce-evropi.html" text:style-name="Internet_20_link" text:visited-style-name="Visited_20_Internet_20_Link">
https://www.ukrinform.ua/rubric-kyiv/3711883-klicko-z-predstavnikami-dipmisij-vidkrili-vistavku-kiiv-nezlamne-serce-evropi.html</text:a>
</text:p>
      <!--NEWS-->
      <text:h text:style-name="P10" text:outline-level="1">
<text:span text:style-name="T4">
More than 20 Ukrainian military developments can strengthen the country's defense - Fedorov</text:span>
</text:h>
      <text:p text:style-name="P4">
Authors: Ukrinform (Person)</text:p>
      <text:p text:style-name="P4">
Publisher: Укринформ (Organization)</text:p>
      <text:p text:style-name="P4">
Published Time: 2023-05-20T15:48:40+03:00</text:p>
      <text:p text:style-name="P4">
Modified Time: 2023-05-20T15:48:40+03:00</text:p>
      <text:p text:style-name="P4">
Description: More than 20 Ukrainian military developments submitted to the Defense-Tech cluster Brave1 have the potential to strengthen Ukraine's defense. - Ukrinform.</text:p>
      <text:p text:style-name="P4">
Images: ['<text:a xlink:type="simple" xlink:href="https://static.ukrinform.com/photos/2023_04/thumb_files/630_360_1682495494-346.jpg" text:style-name="Internet_20_link" text:visited-style-name="Visited_20_Internet_20_Link">
630_360_16824...</text:a>
']</text:p>
      <text:p text:style-name="P4">
Tags: ['Оборона', 'Технології', 'Федоров', 'Михайло Федоров']</text:p>
      <text:p text:style-name="P4">
Type: Article</text:p>
      <!--METADATA-->
      <text:p text:style-name="P4">
<draw:frame draw:style-name="fr1" draw:name="Image119" text:anchor-type="as-char" svg:width="6.9236in" svg:height="3.956343in" draw:z-index="0">
<draw:image xlink:href="../Images/yкринформ/2023-05-20T15-48-40-03-00/630_360_1682495494-346.jpg" xlink:type="simple" xlink:show="embed" xlink:actuate="onLoad" draw:mime-type="image/jpeg"/>
</draw:frame>
More than 20 Ukrainian military developments submitted to the Defense-Tech cluster Brave1 have the potential to strengthen Ukraine's defense.</text:p>
      <text:p text:style-name="P4">
According to Ukrinform, the Viceremier-Minister for Innovation, the Development of Education, Science and Technology-Minister of Digital Transformation Mikhail Fedorov report <text:a xlink:type="simple" xlink:href="http://www.facebook.com/mykhailofedorov.com.ua/posts/pfbid0odk1v1XHgivyA7m7qzPQHi5zBv3GkcigxKrpdoGZPAM9msaehcjYhxoQFmpjqw5nl" text:style-name="Internet_20_link" text:visited-style-name="Visited_20_Internet_20_Link">
</text:a>
Speaking of the first results of Brave1.</text:p>
      <text:p text:style-name="P4">
"Three weeks after the cluster launch, more than 120 ideas from the engineers who will become Game-Changer on the front," Fedorov said.</text:p>
      <text:p text:style-name="P4">
Among the projects submitted to the cluster:</text:p>
      <ul>
        <li>
heavy tactical shock quadcopter for reconnaissance and lesions of heavy -duty goals, resistant to the action of radio -electronic fighting systems on all channels; * remotely controlled combat module to help form powerful lines of defense. Provided for installation on checkpoints, surveillance points, fire positions in the area of urban development, field, etc.; * A set that simplifies the use of satellite systems provides mobility and compactness. It can be installed on the roof of the car; * Universal detonation radio module, resistant to HR. Its modules are 100% interchangeable - they work simultaneously as a gear and receiver.</li>
      </ul>
      <text:p text:style-name="P4">
<text:span text:style-name="T4">
 Read also: </text:span>
 <text:a xlink:type="simple" xlink:href="https://www.ukrinform.ua/rubric-ato/3711181-mincifri-ta-sap-spilno-posiluvatimut-armiu-droniv.html" text:style-name="Internet_20_link" text:visited-style-name="Visited_20_Internet_20_Link">
</text:a>
"The team works 24/7 to gather and pass on to the examination forces <text:a xlink:type="simple" xlink:href="https://www.ukrinform.ua/tag-oborona" text:style-name="Internet_20_link" text:visited-style-name="Visited_20_Internet_20_Link">
</text:a>
As many quality and efficient Ukrainian developers as much as possible at the front right now, ”Viceremier stated.</text:p>
      <text:p text:style-name="P4">
Fedorov urged to submit projects through Brave1 to bring Ukraine to bring Ukraine to the first place in the world in the world.</text:p>
      <text:p text:style-name="P4">
<text:span text:style-name="T4">
 Read also: </text:span>
 <text:a xlink:type="simple" xlink:href="https://www.ukrinform.ua/rubric-technology/3710103-mincifri-u-seredu-prezentue-onovlenu-platformu-diaosvita.html" text:style-name="Internet_20_link" text:visited-style-name="Visited_20_Internet_20_Link">
</text:a>
As it was reported, the Brave1 cluster is a platform for combining government and private initiatives to develop innovative decisions in the interests of the Tabardian defense forces.</text:p>
      <text:p text:style-name="P4">
As of May 12 before Brave1 <text:a xlink:type="simple" xlink:href="https://www.ukrinform.ua/rubric-technology/3708378-do-klastera-brave1-vze-nadijslo-ponad-100-zaavok-vid-ukrainskih-rozrobnikiv.html" text:style-name="Internet_20_link" text:visited-style-name="Visited_20_Internet_20_Link">
</text:a>
that can help Ukraine gain the enemy.</text:p>
      <text:p text:style-name="P4">
News Source: <text:a xlink:type="simple" xlink:href="https://www.ukrinform.ua/rubric-technology/3711887-ponad-20-ukrainskih-vijskovih-rozrobok-mozut-posiliti-oboronu-kraini-fedorov.html" text:style-name="Internet_20_link" text:visited-style-name="Visited_20_Internet_20_Link">
https://www.ukrinform.ua/rubric-technology/3711887-ponad-20-ukrainskih-vijskovih-rozrobok-mozut-posiliti-oboronu-kraini-fedorov.html</text:a>
</text:p>
      <!--NEWS-->
      <text:h text:style-name="P10" text:outline-level="1">
<text:span text:style-name="T4">
After 2023, the EU can offer Ukraine a long -term macro -financial package - Michelle</text:span>
</text:h>
      <text:p text:style-name="P4">
Authors: Ukrinform (Person)</text:p>
      <text:p text:style-name="P4">
Publisher: Укринформ (Organization)</text:p>
      <text:p text:style-name="P4">
Published Time: 2023-05-20T15:52:00+03:00</text:p>
      <text:p text:style-name="P4">
Modified Time: 2023-05-20T15:52:00+03:00</text:p>
      <text:p text:style-name="P4">
Description: During the meeting with President of Ukraine Volodymyr Zelensky in Hiroshima, the EU's President of Ukraine has confirmed that the EU retains solidarity with Ukraine in its fight against Russian aggression and develops a new package of financial assistance after 2023. - Ukrinform.</text:p>
      <text:p text:style-name="P4">
Images: ['<text:a xlink:type="simple" xlink:href="https://static.ukrinform.com/photos/2023_05/thumb_files/630_360_1684586026-654.jpeg" text:style-name="Internet_20_link" text:visited-style-name="Visited_20_Internet_20_Link">
630_360_16845...</text:a>
']</text:p>
      <text:p text:style-name="P4">
Tags: ['Євросоюз', 'Україна', 'допомога', 'Мішель']</text:p>
      <text:p text:style-name="P4">
Type: Article</text:p>
      <!--METADATA-->
      <text:p text:style-name="P4">
<draw:frame draw:style-name="fr1" draw:name="Image120" text:anchor-type="as-char" svg:width="6.9236in" svg:height="3.956343in" draw:z-index="0">
<draw:image xlink:href="../Images/yкринформ/2023-05-20T15-52-00-03-00/630_360_1684586026-654.jpeg" xlink:type="simple" xlink:show="embed" xlink:actuate="onLoad" draw:mime-type="image/jpeg"/>
</draw:frame>
During a meeting with President of Ukraine Volodymyrzelensky in Hiroshim, Presidential Council has confirmed that the EU retains solidarity with Ukraine in its fight against Russian aggression and develops a new package of financial assistance after 20123.</text:p>
      <text:p text:style-name="P4">
The spokesman of the President of the European Council Barend Leitz, according to the results of a two meeting of the leaders of the European Council and Ukraine within the framework of the Summit of the Seven Group, said this today, reports Ukrinform correspondent.</text:p>
      <text:p text:style-name="P4">
According to the spokesman, Michelle considers the invitation of President of Zelensky to the G7 meeting as a clear demonstration of adamant G7 support for Ukraine.</text:p>
      <text:p text:style-name="P4">
“President Michel emphasized that he strongly supports the preparation of a new hospital macro -financial economic package for Ukraine after 2023. This package will reflect the EU's long -term obligations to Ukraine, which fights against the criminal Russian war. Military assistance will also be increased, including the delivery of ammunition and the creation of a coalition of combat aircraft, ”Leitz added.</text:p>
      <text:p text:style-name="P4">
He noted that during a meeting with Zelensky, the President of the European Council has confirmed the full support of the initiatives within the framework of the peace plan of Ukraine, and to coordinate the following steps in their implementation with member countries. At the same time, the EU will work with the G7 partners to strike each of the Russian economy and provide the failure of the Putin "Machines of War".</text:p>
      <text:p text:style-name="P4">
“In the context of Ukraine's prospects for entry into <text:a xlink:type="simple" xlink:href="https://www.ukrinform.ua/tag-evrosouz" text:style-name="Internet_20_link" text:visited-style-name="Visited_20_Internet_20_Link">
</text:a>
, President Michelle noted the efforts of the president of Zelensky in the implementation of the continued judicial reform and in the struggle of corruption, and confirmed his intention to raise this issue during the European Council by the end of this year, ”Leitz said.</text:p>
      <text:p text:style-name="P4">
<text:span text:style-name="T4">
 Read also: </text:span>
 <text:a xlink:type="simple" xlink:href="https://www.ukrinform.ua/rubric-polytics/3711882-vstup-do-es-zelenskij-obgovoriv-iz-miselem-vikonanna-ukrainou-domasnogo-zavdanna.html" text:style-name="Internet_20_link" text:visited-style-name="Visited_20_Internet_20_Link">
<text:span text:style-name="T4">
 Zelensky </text:span>
</text:a>
As it was reported, the 48th Summit of the Seven Group continues in Japan, which continue to Metrobot until May 21. Its participants consider ways to ensure a stable -stable global economy, including the consequences of the Crownavirus pandemic of Tarosian aggression against Ukraine.</text:p>
      <text:p text:style-name="P4">
<text:span text:style-name="T5">
Foto: op</text:span>
</text:p>
      <text:p text:style-name="P4">
News Source: <text:a xlink:type="simple" xlink:href="https://www.ukrinform.ua/rubric-polytics/3711888-pisla-2023-roku-es-moze-zaproponuvati-ukraini-bagatoricnij-makrofinansovij-paket-misel.html" text:style-name="Internet_20_link" text:visited-style-name="Visited_20_Internet_20_Link">
https://www.ukrinform.ua/rubric-polytics/3711888-pisla-2023-roku-es-moze-zaproponuvati-ukraini-bagatoricnij-makrofinansovij-paket-misel.html</text:a>
</text:p>
      <!--NEWS-->
      <text:h text:style-name="P10" text:outline-level="1">
<text:span text:style-name="T4">
In the Kherson region, they were forbidden to collect metal from the remains of Russian equipment</text:span>
</text:h>
      <text:p text:style-name="P4">
Authors: Ukrinform (Person)</text:p>
      <text:p text:style-name="P4">
Publisher: Укринформ (Organization)</text:p>
      <text:p text:style-name="P4">
Published Time: 2023-05-20T15:55:11+03:00</text:p>
      <text:p text:style-name="P4">
Modified Time: 2023-05-20T15:55:11+03:00</text:p>
      <text:p text:style-name="P4">
Description: In the Kherson region, they were banned from collecting metal from the remains of Russian equipment, which is due to the need to document the crimes of Russians. - Ukrinform.</text:p>
      <text:p text:style-name="P4">
Images: ['<text:a xlink:type="simple" xlink:href="https://static.ukrinform.com/photos/2022_09/thumb_files/630_360_1662995187-984.jpg" text:style-name="Internet_20_link" text:visited-style-name="Visited_20_Internet_20_Link">
630_360_16629...</text:a>
']</text:p>
      <text:p text:style-name="P4">
Tags: ['Херсонщина', 'Військова техніка', 'Війна з Росією']</text:p>
      <text:p text:style-name="P4">
Type: Article</text:p>
      <!--METADATA-->
      <text:p text:style-name="P4">
<draw:frame draw:style-name="fr1" draw:name="Image121" text:anchor-type="as-char" svg:width="6.9236in" svg:height="3.956343in" draw:z-index="0">
<draw:image xlink:href="../Images/yкринформ/2023-05-20T15-55-11-03-00/630_360_1662995187-984.jpg" xlink:type="simple" xlink:show="embed" xlink:actuate="onLoad" draw:mime-type="image/jpeg"/>
</draw:frame>
The Nakherson region was forbidden to collect metal from the remains of Russian equipment, which is connected with the need to document the crimes of the Russians.</text:p>
      <text:p text:style-name="P4">
About it in <text:a xlink:type="simple" xlink:href="http://t.me/khersonskaODA/5986" text:style-name="Internet_20_link" text:visited-style-name="Visited_20_Internet_20_Link">
</text:a>
Kherson Ova reported, Ukrinform reports.</text:p>
      <text:p text:style-name="P4">
“On <text:a xlink:type="simple" xlink:href="https://www.ukrinform.ua/tag-hersonsina" text:style-name="Internet_20_link" text:visited-style-name="Visited_20_Internet_20_Link">
</text:a>
It is forbidden to collect metal residues of military equipment. This applies to all destroyed equipment, weapons, rockets, ammunition, sleeves and more. The ban is related to the need to document the consequences of military aggression and occupiers' crimes, ”the report said.</text:p>
      <text:p text:style-name="P4">
Ova added that the collection of residuals of military equipment is a danger to the martyrs, as explosive objects may remain there.</text:p>
      <text:p text:style-name="P4">
It is noted that such a restriction was introduced by Kherson Ova together with OUU Kherson and will act until the abolition or termination of martial law and 30 days after it.</text:p>
      <text:p text:style-name="P4">
<text:span text:style-name="T4">
 Read also: </text:span>
 <text:a xlink:type="simple" xlink:href="https://www.ukrinform.ua/rubric-ato/3710960-u-minoboroni-nagadali-so-zaboroneno-publikuvati-u-socmerezah-pid-cas-vijni.html" text:style-name="Internet_20_link" text:visited-style-name="Visited_20_Internet_20_Link">
<text:span text:style-name="T4">
 prohibited </text:span>
</text:a>
As reported by Ukrinform, near the village of Klapai in Kherson region, the tractors have undermined the explosives and received multiple shrapnel wounds.</text:p>
      <text:p text:style-name="P4">
<text:span text:style-name="T5">
Foto: Getty Images</text:span>
</text:p>
      <text:p text:style-name="P4">
News Source: <text:a xlink:type="simple" xlink:href="https://www.ukrinform.ua/rubric-regions/3711890-na-hersonsini-zaboronili-zbirati-metalolom-vid-zaliskiv-rosijskoi-tehniki.html" text:style-name="Internet_20_link" text:visited-style-name="Visited_20_Internet_20_Link">
https://www.ukrinform.ua/rubric-regions/3711890-na-hersonsini-zaboronili-zbirati-metalolom-vid-zaliskiv-rosijskoi-tehniki.html</text:a>
</text:p>
      <!--NEWS-->
      <text:h text:style-name="P10" text:outline-level="1">
<text:span text:style-name="T4">
UPL: "Zorya" won "Ingulets"</text:span>
</text:h>
      <text:p text:style-name="P4">
Authors: Ukrinform (Person)</text:p>
      <text:p text:style-name="P4">
Publisher: Укринформ (Organization)</text:p>
      <text:p text:style-name="P4">
Published Time: 2023-05-20T16:02:19+03:00</text:p>
      <text:p text:style-name="P4">
Modified Time: 2023-05-20T16:02:19+03:00</text:p>
      <text:p text:style-name="P4">
Description: Van Leuven's wards occupy the third place in the Ukrainian Football Championship. - Ukrinform.</text:p>
      <text:p text:style-name="P4">
Images: ['<text:a xlink:type="simple" xlink:href="https://static.ukrinform.com/photos/2023_05/thumb_files/630_360_1684587687-244.jpeg" text:style-name="Internet_20_link" text:visited-style-name="Visited_20_Internet_20_Link">
630_360_16845...</text:a>
']</text:p>
      <text:p text:style-name="P4">
Tags: ['Футбол', "Прем'єр-ліга", 'Зоря', 'Інгулець']</text:p>
      <text:p text:style-name="P4">
Type: Article</text:p>
      <!--METADATA-->
      <text:p text:style-name="P4">
<draw:frame draw:style-name="fr1" draw:name="Image122" text:anchor-type="as-char" svg:width="6.9236in" svg:height="3.956343in" draw:z-index="0">
<draw:image xlink:href="../Images/yкринформ/2023-05-20T16-02-19-03-00/630_360_1684587687-244.jpeg" xlink:type="simple" xlink:show="embed" xlink:actuate="onLoad" draw:mime-type="image/jpeg"/>
</draw:frame>
Leuven's wards occupy the third place in the Ukrainian Football Championship.</text:p>
      <text:p text:style-name="P4">
Zorya defeated Ingulets 2: 0 in the 27th round of the Ukrainian Premier League, Ukrinform reports.</text:p>
      <text:p text:style-name="P4">
In the Dawn, Brazhko and Rusyn were distinguished.</text:p>
      <text:p text:style-name="P4">
The victory over Ingulets allowed the dawn to reduce the lag from Dnipro-1 to 3 points.</text:p>
      <text:p text:style-name="P4">
<text:span text:style-name="T4">
 Read also: </text:span>
 <text:a xlink:type="simple" xlink:href="https://www.ukrinform.ua/rubric-sports/3711866-cornomorec-prograv-minau-u-27u-turi-futbolnoi-premerligi-ukraini.html" text:style-name="Internet_20_link" text:visited-style-name="Visited_20_Internet_20_Link">
<text:span text:style-name="T4">
 Football </text:span>
</text:a>
Shakhtar was reportedly headed by UPL with 66 points after 27 matches.</text:p>
      <text:p text:style-name="P4">
Photo: Alina Yerofeeva, UA-Futball</text:p>
      <text:p text:style-name="P4">
News Source: <text:a xlink:type="simple" xlink:href="https://www.ukrinform.ua/rubric-sports/3711891-upl-zora-peremogla-ingulec.html" text:style-name="Internet_20_link" text:visited-style-name="Visited_20_Internet_20_Link">
https://www.ukrinform.ua/rubric-sports/3711891-upl-zora-peremogla-ingulec.html</text:a>
</text:p>
      <!--NEWS-->
      <text:h text:style-name="P10" text:outline-level="1">
<text:span text:style-name="T4">
The Insider named European companies that still provide an army of the Russian Federation</text:span>
</text:h>
      <text:p text:style-name="P4">
Authors: Ukrinform (Person)</text:p>
      <text:p text:style-name="P4">
Publisher: Укринформ (Organization)</text:p>
      <text:p text:style-name="P4">
Published Time: 2023-05-20T16:08:00+03:00</text:p>
      <text:p text:style-name="P4">
Modified Time: 2023-05-20T16:08:00+03:00</text:p>
      <text:p text:style-name="P4">
Description: At least 25 European companies from Germany, France, Switzerland, Hungary, Slovakia, Italy, Estonia, Lithuania, Austria and Poland are supplied for the needs of the Russian army for missiles, sleeves and detonators, soldier shoes and armor vessels, as well as engines. - Ukrinform.</text:p>
      <text:p text:style-name="P4">
Images: ['<text:a xlink:type="simple" xlink:href="https://static.ukrinform.com/photos/2023_02/thumb_files/630_360_1676633142-650.jpeg" text:style-name="Internet_20_link" text:visited-style-name="Visited_20_Internet_20_Link">
630_360_16766...</text:a>
']</text:p>
      <text:p text:style-name="P4">
Tags: ['Армія', 'Європа', 'Російські військові', 'Війна з Росією']</text:p>
      <text:p text:style-name="P4">
Type: Article</text:p>
      <!--METADATA-->
      <text:p text:style-name="P4">
<draw:frame draw:style-name="fr1" draw:name="Image123" text:anchor-type="as-char" svg:width="6.9236in" svg:height="3.956343in" draw:z-index="0">
<draw:image xlink:href="../Images/yкринформ/2023-05-20T16-08-00-03-00/630_360_1676633142-650.jpeg" xlink:type="simple" xlink:show="embed" xlink:actuate="onLoad" draw:mime-type="image/jpeg"/>
</draw:frame>
At least 25 European companies from Germany, France, Switzerland, Hungary, Slovakia, Italy, Estonia, Lithuania, Austria and Poland are supplied for the needs of the Russian army for missiles, sleeves and detonators, soldiers and armor.</text:p>
      <text:p text:style-name="P4">
According to Ukrinform, this is stated in the journalistic investigation <text:a xlink:type="simple" xlink:href="https://theins.ru/ekonomika/261733" text:style-name="Internet_20_link" text:visited-style-name="Visited_20_Internet_20_Link">
</text:a>
.</text:p>
      <text:p text:style-name="P4">
"Sanctions against Russian defense companies do not interfere with Western deliveries. Required equipment is imported by military contractors who have avoided getting into the sanctions lists. European businessmen sell goods <text:a xlink:type="simple" xlink:href="https://www.ukrinform.ua/tag-rosia" text:style-name="Internet_20_link" text:visited-style-name="Visited_20_Internet_20_Link">
</text:a>
firms that provide armyicroshams for missiles, sleeves, detonators, soldiers' shoes, bulletproof vests, engines for warships and more. The supplies, as theinSider discovered, leave Germany, France, Switzerland, Hungary, Slovakia, Italy, Estonia, Lithuania, Austria and Poland, "the material reads.</text:p>
      <text:p text:style-name="P4">
It is noted that the German company Vansped Logistics(on behalf of Reißaus &amp; Baumberg Maschinenbau Gmbh)Already after the start of a full -scale invasion of the Russian Federation in Ukraine supplied the Moscow Company "Status" of technological equipment for member production. At the same time, the Status is a developer of modern machine tools by a numerical software management, which is part of the State Corporation of Rostech, which reassures under sanctions, according to the Importgenius base, the supply was made of July 2022.</text:p>
      <text:p text:style-name="P4">
The "condition" is a supplier of several defense enterprises. In particular, the company has reinforced the 123 Aviation Repair Plant(The founder is the Defense Ministry), which is engaged in the service of military aviation aircraft. "Status" is also a contractor of the "Tactical Missile Weapons" corporation: supplied equipment for "Arrow", which is engaged in the production of processing rockets, " - said in the material.</text:p>
      <text:p text:style-name="P4">
According to the database of the analysis of public procurement, the state "Status" concluded 125 contracting total amount of more than 14 billion rubles. Already after the start of the Great War of the anti-Ukraine, the first deputy director "Rostekh" Vladimir Artyakov told about the importance of deliveries on the part of LLC "Status" for the issue of TU-160 rocket launchers(It is from them in the cities of Ukraine that the winged missiles X-555 are launched).</text:p>
      <text:p text:style-name="P4">
<text:span text:style-name="T4">
 Read also: </text:span>
 <text:a xlink:type="simple" xlink:href="https://www.ukrinform.ua/rubric-world/3711553-rf-popri-sankcii-prodovzue-otrimuvati-elektroniku-z-nimeccini-spiegel.html" text:style-name="Internet_20_link" text:visited-style-name="Visited_20_Internet_20_Link">
</text:a>
As the publication found out, "Donobuv" supplies from Germany also shoe glue(Sender - Jakob Keck Chemie Gmbh)and skin(Salamander SPS GmbH &amp; Co. KG), and the soles import from Italy(Campliglionese heel).</text:p>
      <text:p text:style-name="P4">
"І італійці, і німці продовжили поставки на адресу "Донобувь" і після лютого2022-го". Salamander продає під час війни шкіру і ще одному підрядникуміноборони - АТ "Компанія "Фарадей"". Підошви "Фарадей" отримує теж з Італії,від Suolificio Morrovallese. І пластикові колодки у "Фарадея" зновуіталійські, від Formificio Milanese Team. Постачальники заклепок - італійськікомпанії Hawai Italia і Sammi Export, устілок - Cunial Components з Італії,розчинників - німецька Jakob KECK Chemie GmbH. 1,3 тонни шкіри зі шкір великоїрогатої худоби виробник взуття для військових отримав минулого літа відConceria Cervinia з Верони. Інші постачальники "Фарадея" - словацькі фірмиExport-Import і MONETA SK spol", - йдеться у матеріалі.</text:p>
      <text:p text:style-name="P4">
Також повідомляється про співпрацю французької компанії Radiall S.A. зросійським АТ "Інформаційні супутникові системи" (“Iss”)- One of the largest contractors of the State Corporation "Roscosmos". The ICC executes orders for the development of production of spacecraft in the framework of the development of the system of navigation and positions of glonas and the system of satellite communication "Goney-M" in the interests of the RFMIN. "" ISS "is only under US sanctions. Therefore, it can freely import switches used in the circuits of on -board missile control system.</text:p>
      <text:p text:style-name="P4">
<text:span text:style-name="T4">
 Read also: </text:span>
 <text:a xlink:type="simple" xlink:href="https://www.ukrinform.ua/rubric-economy/3686509-sbu-vikrila-odesku-kompaniu-aka-postacala-sirovinu-dla-lazernih-priciliv-do-rosii.html" text:style-name="Internet_20_link" text:visited-style-name="Visited_20_Internet_20_Link">
<text:span text:style-name="T4">
 raw materials </text:span>
 <text:span text:style-name="T4">
 for </text:span>
</text:a>
Another French company Marchante supplied the Russian Armored Company "Mound" during the war. "The French are not confused by the fact that" Kurgan Pribbor "is the official partner of the Kalashnikov concern, nor that the Russian firm - Russian senator Sergey Muratov." Kurganpress himself "was on the black list of the EU only in December, but a member of the radifederation is under personal sanctions Since March last year. This was interrupted by Marchante's business relations, " - informs The Insider.The material also says that Estonian Marker Nordic Ou(Tallinn)supplied the Russian defense contractor of JSC "Lom"(Saint Petersburg)Fiber-optic harnesses and industrial glue. This Russian company is an exterior of optical systems for the Naval Fleet, the military-cosmic forces and the Land Forces of the Russian Federation. In particular, the semi -active head of the self -development of "Lom" is equipped and high -precision(controlled)Krasnopil shells, which is actively used during the war with Ukraine and which increased several times in 20122.</text:p>
      <text:p text:style-name="P4">
"Roscosmos' family" Yuri Borisov, who previously oversees the purchase of library in the Ministry of Defense and as a Viceremier of the Government, controls the defensive contractor of the NTC "Module". In Switzerland, E -Tec Interconnect AG, "the material reports.</text:p>
      <text:p text:style-name="P4">
<text:span text:style-name="T4">
 Read also: </text:span>
 <text:a xlink:type="simple" xlink:href="https://www.ukrinform.ua/rubric-ato/3694907-svejcarski-tehnologii-vse-se-nadhodat-do-rosii.html" text:style-name="Internet_20_link" text:visited-style-name="Visited_20_Internet_20_Link">
</text:a>
In addition, the Hungarian firm Aluminiumarugyar Zrt. sells containers for the Gasuzhsky enterprise "Rusbaral", the manufacturer of inflatable layouts for the army.</text:p>
      <text:p text:style-name="P4">
"Another buyers of products from Europe - Oligarchs Iskarrenda Makhmudov and Andriybokarev. They control JSC" Kolomensky Plant ", which supplies the Ministry of Defense Engines and Geislinger GmbH from Austria, " - said The Insider about the line of cooperation between European companies with Russian defense contractors.</text:p>
      <text:p text:style-name="P4">
According to the material, it is on the basis of diesel type D500 that the enterprise produces motors for the Navy of the Russian Federation. Kolomensky Spring Springs receive from Germany, from Heinrich Eibach GmbH, and safety valves -from Hoerbiger Wien GmbH from Austria. Parts of engines of type D49 - from Piston RingmanUfacture Prima from Poland.</text:p>
      <text:p text:style-name="P4">
As it was reported, the German manufacturer of LEICA CAMERA AG cameras post-start of a full-scale Russian-Ukrainian war continued to sell double-use Russian works, including binoculars and sights.</text:p>
      <text:p text:style-name="P4">
News Source: <text:a xlink:type="simple" xlink:href="https://www.ukrinform.ua/rubric-economy/3711892-the-insider-nazvav-evropejski-kompanii-aki-vse-se-zabezpecuut-armiu-rf.html" text:style-name="Internet_20_link" text:visited-style-name="Visited_20_Internet_20_Link">
https://www.ukrinform.ua/rubric-economy/3711892-the-insider-nazvav-evropejski-kompanii-aki-vse-se-zabezpecuut-armiu-rf.html</text:a>
</text:p>
      <!--NEWS-->
      <text:h text:style-name="P10" text:outline-level="1">
<text:span text:style-name="T4">
In Zaporozhye as a result of night attack, 87 homes are damaged</text:span>
</text:h>
      <text:p text:style-name="P4">
Authors: Ukrinform (Person)</text:p>
      <text:p text:style-name="P4">
Publisher: Укринформ (Organization)</text:p>
      <text:p text:style-name="P4">
Published Time: 2023-05-20T16:10:03+03:00</text:p>
      <text:p text:style-name="P4">
Modified Time: 2023-05-20T16:10:03+03:00</text:p>
      <text:p text:style-name="P4">
Description: In the Zaporozhye region, 87 houses were damaged due to a night enemy attack. - Ukrinform.</text:p>
      <text:p text:style-name="P4">
Images: ['<text:a xlink:type="simple" xlink:href="https://static.ukrinform.com/photos/2023_05/thumb_files/630_360_1684587887-993.jpg" text:style-name="Internet_20_link" text:visited-style-name="Visited_20_Internet_20_Link">
630_360_16845...</text:a>
', '<text:a xlink:type="simple" xlink:href="https://static.ukrinform.com/photos/2023_05/1684587886-847.jpg" text:style-name="Internet_20_link" text:visited-style-name="Visited_20_Internet_20_Link">
1684587886-84...</text:a>
', '<text:a xlink:type="simple" xlink:href="https://static.ukrinform.com/photos/2023_05/1684587886-126.jpg" text:style-name="Internet_20_link" text:visited-style-name="Visited_20_Internet_20_Link">
1684587886-12...</text:a>
', '<text:a xlink:type="simple" xlink:href="https://static.ukrinform.com/photos/2023_05/1684587984-480.jpg" text:style-name="Internet_20_link" text:visited-style-name="Visited_20_Internet_20_Link">
1684587984-48...</text:a>
']</text:p>
      <text:p text:style-name="P4">
Tags: ['Обстріл', 'Запоріжжя', 'Війна з Росією']</text:p>
      <text:p text:style-name="P4">
Type: Article</text:p>
      <!--METADATA-->
      <text:p text:style-name="P4">
<draw:frame draw:style-name="fr1" draw:name="Image124" text:anchor-type="as-char" svg:width="6.9236in" svg:height="3.956343in" draw:z-index="0">
<draw:image xlink:href="../Images/yкринформ/2023-05-20T16-10-03-03-00/630_360_1684587887-993.jpg" xlink:type="simple" xlink:show="embed" xlink:actuate="onLoad" draw:mime-type="image/jpeg"/>
</draw:frame>
The Uzaposhi region has damaged 87 homes as a result of a night enemy attack.</text:p>
      <text:p text:style-name="P4">
About it in <text:a xlink:type="simple" xlink:href="http://t.me/zoda_gov_ua/18892" text:style-name="Internet_20_link" text:visited-style-name="Visited_20_Internet_20_Link">
</text:a>
Yuri Malashko, Yuriy Malashko, reports, Ukrinform reports.</text:p>
      <text:p text:style-name="P4">
<draw:frame draw:style-name="fr1" draw:name="Image125" text:anchor-type="as-char" svg:width="6.9236in" svg:height="5.1927in" draw:z-index="0">
<draw:image xlink:href="../Images/yкринформ/2023-05-20T16-10-03-03-00/1684587886-847.jpg" xlink:type="simple" xlink:show="embed" xlink:actuate="onLoad" draw:mime-type="image/jpeg"/>
</draw:frame>
</text:p>
      <text:p text:style-name="P4">
<draw:frame draw:style-name="fr1" draw:name="Image126" text:anchor-type="as-char" svg:width="6.9236in" svg:height="5.1927in" draw:z-index="0">
<draw:image xlink:href="../Images/yкринформ/2023-05-20T16-10-03-03-00/1684587886-126.jpg" xlink:type="simple" xlink:show="embed" xlink:actuate="onLoad" draw:mime-type="image/jpeg"/>
</draw:frame>
<draw:frame draw:style-name="fr1" draw:name="Image127" text:anchor-type="as-char" svg:width="6.9236in" svg:height="9.193162in" draw:z-index="0">
<draw:image xlink:href="../Images/yкринформ/2023-05-20T16-10-03-03-00/1684587984-480.jpg" xlink:type="simple" xlink:show="embed" xlink:actuate="onLoad" draw:mime-type="image/jpeg"/>
</draw:frame>
"Currently, 36 houses in Tavriysky, 10 household with a small toct and 41 homes in the Upper Terce have been recorded," the post reads.</text:p>
      <text:p text:style-name="P4">
It is noted that experts eliminate the effects of hostile attacks.</text:p>
      <text:p text:style-name="P4">
<text:span text:style-name="T4">
 Read also: </text:span>
 <text:a xlink:type="simple" xlink:href="https://www.ukrinform.ua/rubric-regions/3710835-u-zaporizzi-zatrimali-taksista-akij-koriguvav-rosijski-udari-po-mistu.html" text:style-name="Internet_20_link" text:visited-style-name="Visited_20_Internet_20_Link">
<text:span text:style-name="T4">
 Zaporozhye </text:span>
</text:a>
It was reported that a 42-year-old resident was injured during the Air Force on a small toct. His condition is difficult now. Also, the enemy kissed from the RSSU in the residential buildings in Tavriya: two women were wounded 40 and 44, 18-year-old and a 14-year-old boy. In the Upper Tersi during the night <text:a xlink:type="simple" xlink:href="https://www.ukrinform.ua/tag-obstril" text:style-name="Internet_20_link" text:visited-style-name="Visited_20_Internet_20_Link">
</text:a>
Men 35, 55 and 58 years and a 39-year-old woman were injured.</text:p>
      <text:p text:style-name="P4">
Currently, the victims are receiving the necessary help in medical facilities.</text:p>
      <text:p text:style-name="P4">
<text:span text:style-name="T5">
Foto: Zaporizhzhia Ova</text:span>
</text:p>
      <text:p text:style-name="P4">
News Source: <text:a xlink:type="simple" xlink:href="https://www.ukrinform.ua/rubric-regions/3711894-na-zaporizzi-vnaslidok-nicnoi-ataki-poskodzeni-87-budinkiv.html" text:style-name="Internet_20_link" text:visited-style-name="Visited_20_Internet_20_Link">
https://www.ukrinform.ua/rubric-regions/3711894-na-zaporizzi-vnaslidok-nicnoi-ataki-poskodzeni-87-budinkiv.html</text:a>
</text:p>
      <!--NEWS-->
      <text:h text:style-name="P10" text:outline-level="1">
<text:span text:style-name="T4">
The Ambassador of Israel during a meeting with the main rabbi of Ukraine assured the continuation of assistance</text:span>
</text:h>
      <text:p text:style-name="P4">
Authors: Ukrinform (Person)</text:p>
      <text:p text:style-name="P4">
Publisher: Укринформ (Organization)</text:p>
      <text:p text:style-name="P4">
Published Time: 2023-05-20T16:12:00+03:00</text:p>
      <text:p text:style-name="P4">
Modified Time: 2023-05-20T16:12:00+03:00</text:p>
      <text:p text:style-name="P4">
Description: The Ambassador Extraordinary and Plenipotentiary of the State of Israel to Ukraine Mikhail Brodsky during a meeting with the main rabbi of Ukraine and Kiev Jacob Lot Blykh assured that the house of Israel will continue in Ukraine. - Ukrinform.</text:p>
      <text:p text:style-name="P4">
Images: ['<text:a xlink:type="simple" xlink:href="https://static.ukrinform.com/photos/2023_05/thumb_files/630_360_1684588035-348.jpg" text:style-name="Internet_20_link" text:visited-style-name="Visited_20_Internet_20_Link">
630_360_16845...</text:a>
', '<text:a xlink:type="simple" xlink:href="https://static.ukrinform.com/photos/2023_05/1684588040-508.jpg" text:style-name="Internet_20_link" text:visited-style-name="Visited_20_Internet_20_Link">
1684588040-50...</text:a>
']</text:p>
      <text:p text:style-name="P4">
Tags: ['Ізраїль', 'Посол', 'День Незалежності', 'Рабин']</text:p>
      <text:p text:style-name="P4">
Type: Article</text:p>
      <!--METADATA-->
      <text:p text:style-name="P4">
<draw:frame draw:style-name="fr1" draw:name="Image128" text:anchor-type="as-char" svg:width="6.9236in" svg:height="3.956343in" draw:z-index="0">
<draw:image xlink:href="../Images/yкринформ/2023-05-20T16-12-00-03-00/630_360_1684588035-348.jpg" xlink:type="simple" xlink:show="embed" xlink:actuate="onLoad" draw:mime-type="image/jpeg"/>
</draw:frame>
The Ambassador Extraordinary and Plenipotentiary of the State of Israel to Ukraine Mikhail Brodsky during a meeting with the main slave of Ukraine and Kyiv Jacob Lot Blihomokhamakau that the house of Israel will continue in Ukraine.</text:p>
      <text:p text:style-name="P4">
This was reported by Ukrinform with a reference to the press service of the Chief Researchin of Ukraine.</text:p>
      <text:p text:style-name="P4">
“While in Kyiv in the west dedicated to the 75th anniversary of Independence, was the opportunity to meet and communicate with many influential people from the provision of assistance for Ukraine. In particular, he held a fruitful meeting with the ambassador <text:a xlink:type="simple" xlink:href="https://www.ukrinform.ua/tag-izrail" text:style-name="Internet_20_link" text:visited-style-name="Visited_20_Internet_20_Link">
</text:a>
In Ukraine, Mikhail Brodsky. Panmikhail emphasized the complete support of the Ukrainian people and assured that Israel would continue to assist Ukraine, ”said Blich.</text:p>
      <text:p text:style-name="P4">
<draw:frame draw:style-name="fr1" draw:name="Image129" text:anchor-type="as-char" svg:width="6.9236in" svg:height="9.231467in" draw:z-index="0">
<draw:image xlink:href="../Images/yкринформ/2023-05-20T16-12-00-03-00/1684588040-508.jpg" xlink:type="simple" xlink:show="embed" xlink:actuate="onLoad" draw:mime-type="image/jpeg"/>
</draw:frame>
"Let's stand together and win!" he added.</text:p>
      <text:p text:style-name="P4">
<text:span text:style-name="T4">
 Read also: </text:span>
 <text:a xlink:type="simple" xlink:href="https://www.ukrinform.ua/rubric-polytics/3706815-blinken-obgovoriv-iz-glavou-mzs-izrailu-ukrainske-pitanna.html" text:style-name="Internet_20_link" text:visited-style-name="Visited_20_Internet_20_Link">
<text:span text:style-name="T4">
 Israel </text:span>
</text:a>
On May 14, 1948, about eight hours before the end of the British manner in Palestine, the Declaration of Independence of Israel and Davidben-Gurion was signed(Subsequently the first Prime Minister of Israel)He announced the creation of Israel. This announcement was made as a result of the decision of the UN General Assembly, the resolution 181 of November 29, 1947.</text:p>
      <text:p text:style-name="P4">
<text:span text:style-name="T5">
Foto: press service of the main rabbi of Ukraine</text:span>
</text:p>
      <text:p text:style-name="P4">
News Source: <text:a xlink:type="simple" xlink:href="https://www.ukrinform.ua/rubric-society/3711896-posol-izrailu-pid-cas-zustrici-z-golovnim-rabinom-ukraini-zapevniv-u-prodovzenni-nadanna-dopomogi.html" text:style-name="Internet_20_link" text:visited-style-name="Visited_20_Internet_20_Link">
https://www.ukrinform.ua/rubric-society/3711896-posol-izrailu-pid-cas-zustrici-z-golovnim-rabinom-ukraini-zapevniv-u-prodovzenni-nadanna-dopomogi.html</text:a>
</text:p>
      <!--NEWS-->
      <text:h text:style-name="P10" text:outline-level="1">
<text:span text:style-name="T4">
In the US, the condition of transfer to Ukraine F-16 was called to Ukraine</text:span>
</text:h>
      <text:p text:style-name="P4">
Authors: Ukrinform (Person)</text:p>
      <text:p text:style-name="P4">
Publisher: Укринформ (Organization)</text:p>
      <text:p text:style-name="P4">
Published Time: 2023-05-20T16:16:00+03:00</text:p>
      <text:p text:style-name="P4">
Modified Time: 2023-05-20T16:16:00+03:00</text:p>
      <text:p text:style-name="P4">
Description: The US can provide Ukraine with battle aircraft, F-16, provided that the Armed Forces of Ukraine will not use them for strikes in the Russian Federation. - Ukrinform.</text:p>
      <text:p text:style-name="P4">
Images: ['<text:a xlink:type="simple" xlink:href="https://static.ukrinform.com/photos/2023_05/thumb_files/630_360_1684588570-266.jpg" text:style-name="Internet_20_link" text:visited-style-name="Visited_20_Internet_20_Link">
630_360_16845...</text:a>
']</text:p>
      <text:p text:style-name="P4">
Tags: ['США', 'Україна', 'Винищувач', 'Війна з Росією']</text:p>
      <text:p text:style-name="P4">
Type: Article</text:p>
      <!--METADATA-->
      <text:p text:style-name="P4">
<draw:frame draw:style-name="fr1" draw:name="Image130" text:anchor-type="as-char" svg:width="6.9236in" svg:height="3.956343in" draw:z-index="0">
<draw:image xlink:href="../Images/yкринформ/2023-05-20T16-16-00-03-00/630_360_1684588570-266.jpg" xlink:type="simple" xlink:show="embed" xlink:actuate="onLoad" draw:mime-type="image/jpeg"/>
</draw:frame>
The US may give Ukraine battle aircraft, F-16, provided that the Armed Forces of Ukraine will not be used to use them for blows in the Russian Federation.</text:p>
      <text:p text:style-name="P4">
As Ukrinform reports, it reports <text:a xlink:type="simple" xlink:href="https://www.whitehouse.gov/briefing-room/press-briefings/2023/05/20/press-briefing-by-press-secretary-karine-jean-pierre-and-national-security-advisor-jake-sullivan-on-the-presidents-trip-to-japan/" text:style-name="Internet_20_link" text:visited-style-name="Visited_20_Internet_20_Link">
</text:a>
.</text:p>
      <text:p text:style-name="P4">
The relevant statement was made by the US Presidential Advisor Jakesallan.</text:p>
      <text:p text:style-name="P4">
He noted that Ukrainians constantly stated that they were ready for such conditions. And, they say, in the United States they have already seen that Ukraine adhered to it using Western weapons.</text:p>
      <text:p text:style-name="P4">
"Therefore, all the possibilities that the United States have provided to Ukraine are based on the fact that the United States does not allow or support the blows in the Russian territory. This will also concern the provision <text:a xlink:type="simple" xlink:href="https://www.ukrinform.ua/tag-litak" text:style-name="Internet_20_link" text:visited-style-name="Visited_20_Internet_20_Link">
</text:a>
either side, "he said.</text:p>
      <text:p text:style-name="P4">
Sullivan also reported that after making a decision to grant the US F-16 USAs and the Allies will work to determine when the planes will be applied, who will deliver them and how many.</text:p>
      <text:p text:style-name="P4">
“We have done what we promised. We gave Ukraine what it needs, on the trial consultations between ours and their military. And now we have passed the summary about improving the Ukrainian military-air forces as part of the long-term obligation to self-defense of Ukraine, ”-said Sasalllivan.</text:p>
      <text:p text:style-name="P4">
<text:span text:style-name="T4">
 Read also: </text:span>
 <text:a xlink:type="simple" xlink:href="https://www.ukrinform.ua/rubric-ato/3711290-ukrainskim-pilotam-znadobitsa-do-cotiroh-misaciv-sob-opanuvati-litaki-f16-ignat.html" text:style-name="Internet_20_link" text:visited-style-name="Visited_20_Internet_20_Link">
</text:a>
As reported <text:a xlink:type="simple" xlink:href="https://www.ukrinform.ua/rubric-polytics/3711542-navcanna-ukrainskih-pilotiv-na-f16-bajden-pidtverdiv-ucast-amerikanskih-instruktoriv.html" text:style-name="Internet_20_link" text:visited-style-name="Visited_20_Internet_20_Link">
</text:a>
, US President Joe Biden assured the leaders of the Seven Group that the United States will support the efforts to prepare Ukrainian pilots with Western Staff, including the F-16.</text:p>
      <text:p text:style-name="P4">
According to Western media, earlier in the US administration to understand European allies that <text:a xlink:type="simple" xlink:href="https://www.ukrinform.ua/rubric-ato/3711314-ssa-ne-blokuvatimut-postavku-souznikami-vinisuvaciv-f16-v-ukrainu-snn.html" text:style-name="Internet_20_link" text:visited-style-name="Visited_20_Internet_20_Link">
</text:a>
to Ukraine.</text:p>
      <text:p text:style-name="P4">
President Volodymyr Zelensky welcomed the US decision to support the International Coal of Fighter.</text:p>
      <text:p text:style-name="P4">
<text:span text:style-name="T5">
Foto: Getty Images</text:span>
</text:p>
      <text:p text:style-name="P4">
News Source: <text:a xlink:type="simple" xlink:href="https://www.ukrinform.ua/rubric-ato/3711899-u-ssa-nazvali-umovu-peredaci-ukraini-litakiv-f16.html" text:style-name="Internet_20_link" text:visited-style-name="Visited_20_Internet_20_Link">
https://www.ukrinform.ua/rubric-ato/3711899-u-ssa-nazvali-umovu-peredaci-ukraini-litakiv-f16.html</text:a>
</text:p>
      <!--NEWS-->
      <text:h text:style-name="P10" text:outline-level="1">
<text:span text:style-name="T4">
Zelensky in Japan had a meeting with Macron</text:span>
</text:h>
      <text:p text:style-name="P4">
Authors: Ukrinform (Person)</text:p>
      <text:p text:style-name="P4">
Publisher: Укринформ (Organization)</text:p>
      <text:p text:style-name="P4">
Published Time: 2023-05-20T16:19:33+03:00</text:p>
      <text:p text:style-name="P4">
Modified Time: 2023-05-20T16:19:33+03:00</text:p>
      <text:p text:style-name="P4">
Description: President of Ukraine Volodymyr Zelensky, within the framework of his working visit to Japan, met with the President of the French Republic Emmanuel Macron. - Ukrinform.</text:p>
      <text:p text:style-name="P4">
Images: ['<text:a xlink:type="simple" xlink:href="https://static.ukrinform.com/photos/2023_05/thumb_files/630_360_1684588601-226.jpeg" text:style-name="Internet_20_link" text:visited-style-name="Visited_20_Internet_20_Link">
630_360_16845...</text:a>
', '<text:a xlink:type="simple" xlink:href="https://static.ukrinform.com/photos/2023_05/1684588601-543.jpeg" text:style-name="Internet_20_link" text:visited-style-name="Visited_20_Internet_20_Link">
1684588601-54...</text:a>
']</text:p>
      <text:p text:style-name="P4">
Tags: ['Японія', 'Франція', 'Макрон', 'Велика сімка', 'Зеленський', 'Війна з Росією']</text:p>
      <text:p text:style-name="P4">
Type: Article</text:p>
      <!--METADATA-->
      <text:p text:style-name="P4">
<draw:frame draw:style-name="fr1" draw:name="Image131" text:anchor-type="as-char" svg:width="6.9236in" svg:height="3.956343in" draw:z-index="0">
<draw:image xlink:href="../Images/yкринформ/2023-05-20T16-19-33-03-00/630_360_1684588601-226.jpeg" xlink:type="simple" xlink:show="embed" xlink:actuate="onLoad" draw:mime-type="image/jpeg"/>
</draw:frame>
President of Ukraine Volodymyr Zelensky, within the framework of his working visit to Japan, met the President of the French Republic Emmanuel Macron.</text:p>
      <text:p text:style-name="P4">
According to Ukrinform, the press service reports <text:a xlink:type="simple" xlink:href="http://www.president.gov.ua/news/u-mezhah-vizitu-do-yaponiyi-volodimir-zelenskij-zustrivsya-z-83033" text:style-name="Internet_20_link" text:visited-style-name="Visited_20_Internet_20_Link">
</text:a>
.</text:p>
      <text:p text:style-name="P4">
“As part of a working visit to Japan, President of Ukraine Volodymyr Zelensky held a meeting with the President of French Republic Emmanuel Macron to participate in the Group Seven Group Summit. The Head of State thanked France's pre -trial decisions on military and humanitarian support of Ukraine, ”the message said.</text:p>
      <text:p text:style-name="P4">
<draw:frame draw:style-name="fr1" draw:name="Image132" text:anchor-type="as-char" svg:width="6.9236in" svg:height="4.617948in" draw:z-index="0">
<draw:image xlink:href="../Images/yкринформ/2023-05-20T16-19-33-03-00/1684588601-543.jpeg" xlink:type="simple" xlink:show="embed" xlink:actuate="onLoad" draw:mime-type="image/jpeg"/>
</draw:frame>
Zelensky noted the importance of supporting France with a coalition of fighter -owned countries in a training mission to prepare Ukrainian pilots.</text:p>
      <text:p text:style-name="P4">
The President of Ukraine emphasized the priority of the implementation of the Ukrainian formular and the involvement of as many countries as possible in this process.</text:p>
      <text:p text:style-name="P4">
<text:span text:style-name="T4">
 Read also: </text:span>
 <text:a xlink:type="simple" xlink:href="https://www.ukrinform.ua/rubric-other_news/3711863-zelenskij-zaprosiv-premera-indii-priednatisa-do-realizacii-formuli-miru.html" text:style-name="Internet_20_link" text:visited-style-name="Visited_20_Internet_20_Link">
<text:span text:style-name="T4">
 Zelensky </text:span>
</text:a>
He informed the President <text:a xlink:type="simple" xlink:href="https://www.ukrinform.ua/tag-francia" text:style-name="Internet_20_link" text:visited-style-name="Visited_20_Internet_20_Link">
</text:a>
About your performance visit to the League of the Arab States.</text:p>
      <text:p text:style-name="P4">
Zelensky thanked the Macron for the beginning of the arrangements made to his visit to France, which took place on May 13, and for continuation of defense cooperation.</text:p>
      <text:p text:style-name="P4">
<text:span text:style-name="T4">
 Read also: </text:span>
 <text:a xlink:type="simple" xlink:href="https://www.ukrinform.ua/rubric-polytics/3711882-vstup-do-es-zelenskij-obgovoriv-iz-miselem-vikonanna-ukrainou-domasnogo-zavdanna.html" text:style-name="Internet_20_link" text:visited-style-name="Visited_20_Internet_20_Link">
<text:span text:style-name="T4">
 Zelensky </text:span>
</text:a>
As reported by Ukrinform, <text:a xlink:type="simple" xlink:href="https://www.ukrinform.ua/rubric-polytics/3711806-zelenskij-zustrivsa-v-aponii-z-sunakom.html" text:style-name="Internet_20_link" text:visited-style-name="Visited_20_Internet_20_Link">
</text:a>
He met as part of a visit to Japan with Prime Minister Richa Sunak.  <text:span text:style-name="T5">
Foto: op</text:span>
</text:p>
      <text:p text:style-name="P4">
News Source: <text:a xlink:type="simple" xlink:href="https://www.ukrinform.ua/rubric-polytics/3711900-zelenskij-u-aponii-proviv-zustric-iz-makronom.html" text:style-name="Internet_20_link" text:visited-style-name="Visited_20_Internet_20_Link">
https://www.ukrinform.ua/rubric-polytics/3711900-zelenskij-u-aponii-proviv-zustric-iz-makronom.html</text:a>
</text:p>
      <!--NEWS-->
      <text:h text:style-name="P10" text:outline-level="1">
<text:span text:style-name="T4">
More than 500 civilian medical institutions are involved in VLK, their network expands - the MoH</text:span>
</text:h>
      <text:p text:style-name="P4">
Authors: Ukrinform (Person)</text:p>
      <text:p text:style-name="P4">
Publisher: Укринформ (Organization)</text:p>
      <text:p text:style-name="P4">
Published Time: 2023-05-20T16:24:00+03:00</text:p>
      <text:p text:style-name="P4">
Modified Time: 2023-05-20T16:24:00+03:00</text:p>
      <text:p text:style-name="P4">
Description: More than 500 civilian medical institutions are involved in the inspections of the military-medical commissions (VLK), and their network is expanding at the request of the Armed Forces medical forces. Also, by the end of May, it is planned to introduce electronic queues in all garrison VLK. - Ukrinform.</text:p>
      <text:p text:style-name="P4">
Images: ['<text:a xlink:type="simple" xlink:href="https://static.ukrinform.com/photos/2021_09/thumb_files/630_360_1632730714-645.jpeg" text:style-name="Internet_20_link" text:visited-style-name="Visited_20_Internet_20_Link">
630_360_16327...</text:a>
']</text:p>
      <text:p text:style-name="P4">
Tags: ['Медицина', 'МОЗ', 'Лікарня', 'Єдині новини', 'ВЛК']</text:p>
      <text:p text:style-name="P4">
Type: Article</text:p>
      <!--METADATA-->
      <text:p text:style-name="P4">
<draw:frame draw:style-name="fr1" draw:name="Image133" text:anchor-type="as-char" svg:width="6.9236in" svg:height="3.956343in" draw:z-index="0">
<draw:image xlink:href="../Images/yкринформ/2023-05-20T16-24-00-03-00/630_360_1632730714-645.jpeg" xlink:type="simple" xlink:show="embed" xlink:actuate="onLoad" draw:mime-type="image/jpeg"/>
</draw:frame>
Reviews of military medical commissions(VLK)More than 500 civilians are involved, their network is expanding at the request of the Armed Forces medical forces. Also, by the end of the day it is planned to introduce electronic queues in all garrison VLK.</text:p>
      <text:p text:style-name="P4">
About it on the air of the nationwide telephone "The only news" of the Talazalaspanpant Minister Maryna Karchevich, Ukrinform reports.</text:p>
      <text:p text:style-name="P4">
"In fact, if we talk about <text:a xlink:type="simple" xlink:href="https://www.ukrinform.ua/tag-medicina" text:style-name="Internet_20_link" text:visited-style-name="Visited_20_Internet_20_Link">
</text:a>
Inspections, now we involve more than 500 civilian establishments for such inspections for work at the centers of staff. Together with the command of medical Silsts, we monitor the network and load, as there are regions where the load is significantly greater, there are regions where the load is less. Accordingly, at the request of the armed forces, we provide a list of a network of civilian institutions involved in robots. First of all, these are garrison and hospital military commissions, "Karchevich said.</text:p>
      <text:p text:style-name="P4">
<text:span text:style-name="T4">
 Read also: </text:span>
 <text:a xlink:type="simple" xlink:href="https://www.ukrinform.ua/rubric-society/3711524-na-medogladi-vijskovih-u-programi-medgarantij-peredbacili-ponad-536-miljoniv.html" text:style-name="Internet_20_link" text:visited-style-name="Visited_20_Internet_20_Link">
</text:a>
In addition, the Deputy Minister said, it is planned to use experienced electronic health care system(Esoz)where there is all the data on each product, and for military medicine.</text:p>
      <text:p text:style-name="P4">
"To keep the patient's data on the serviceman stored in protected and accessed by a doctor so that it is not necessary to carry paper from one place to another. And also this is the issue in paper, and there was a document flow in electronic form to the inter -military units, military medical commissions and protection institutions, " - said Karchevich.</text:p>
      <text:p text:style-name="P4">
<text:span text:style-name="T4">
 Read also: </text:span>
 <text:a xlink:type="simple" xlink:href="https://www.ukrinform.ua/rubric-society/3711158-vijskovolikarski-komisii-do-kinca-travna-perejdut-na-ecergu-v-usih-gospitalah.html" text:style-name="Internet_20_link" text:visited-style-name="Visited_20_Internet_20_Link">
</text:a>
Electronic queues are currently being introduced in the pilot mode and by the end of May, they are planning to reach all the garrison VLK.</text:p>
      <text:p text:style-name="P4">
Karchevich reminded that a new packet was recently introduced into the Medgartian Program, which allows to finance the work of the VLK on the basis of civilian medical facilities.</text:p>
      <text:p text:style-name="P4">
News Source: <text:a xlink:type="simple" xlink:href="https://www.ukrinform.ua/rubric-society/3711902-do-vlk-zalucautsa-ponad-500-civilnih-medzakladiv-ih-mereza-rozsiruetsa-moz.html" text:style-name="Internet_20_link" text:visited-style-name="Visited_20_Internet_20_Link">
https://www.ukrinform.ua/rubric-society/3711902-do-vlk-zalucautsa-ponad-500-civilnih-medzakladiv-ih-mereza-rozsiruetsa-moz.html</text:a>
</text:p>
      <!--NEWS-->
      <text:h text:style-name="P10" text:outline-level="1">
<text:span text:style-name="T4">
The F-18 fighter has crashed in Spain</text:span>
</text:h>
      <text:p text:style-name="P4">
Authors: Ukrinform (Person)</text:p>
      <text:p text:style-name="P4">
Publisher: Укринформ (Organization)</text:p>
      <text:p text:style-name="P4">
Published Time: 2023-05-20T16:34:00+03:00</text:p>
      <text:p text:style-name="P4">
Modified Time: 2023-05-20T16:34:00+03:00</text:p>
      <text:p text:style-name="P4">
Description: The F-18 fighter of the Armed Forces of Spain was crashed at the Air Base. - Ukrinform.</text:p>
      <text:p text:style-name="P4">
Images: ['<text:a xlink:type="simple" xlink:href="https://static.ukrinform.com/photos/2021_12/thumb_files/630_360_1640330796-210.jpeg" text:style-name="Internet_20_link" text:visited-style-name="Visited_20_Internet_20_Link">
630_360_16403...</text:a>
']</text:p>
      <text:p text:style-name="P4">
Tags: ['Аварія', 'Іспанія', 'Літак', 'Винищувач']</text:p>
      <text:p text:style-name="P4">
Type: Article</text:p>
      <!--METADATA-->
      <text:p text:style-name="P4">
<draw:frame draw:style-name="fr1" draw:name="Image134" text:anchor-type="as-char" svg:width="6.9236in" svg:height="3.956343in" draw:z-index="0">
<draw:image xlink:href="../Images/yкринформ/2023-05-20T16-34-00-03-00/630_360_1640330796-210.jpeg" xlink:type="simple" xlink:show="embed" xlink:actuate="onLoad" draw:mime-type="image/jpeg"/>
</draw:frame>
The Fighter-18 Armed Forces of Spain crashed at the Air Base in a bargain.</text:p>
      <text:p text:style-name="P4">
As Ukrinform reports, it writes <text:a xlink:type="simple" xlink:href="https://elpais.com/espana/2023-05-20/un-f-18-del-ejercito-del-aire-y-del-espacio-se-estrella-en-zaragoza-durante-un-vuelo-de-exhibicion.html" text:style-name="Internet_20_link" text:visited-style-name="Visited_20_Internet_20_Link">
</text:a>
.</text:p>
      <text:p text:style-name="P4">
The plane crash was confirmed in the air-space forces of Spain. Military enlightened that on the eve of <text:a xlink:type="simple" xlink:href="https://www.ukrinform.ua/tag-litak" text:style-name="Internet_20_link" text:visited-style-name="Visited_20_Internet_20_Link">
</text:a>
He had some problems.</text:p>
      <text:p text:style-name="P4">
The aircraft crashed during a demonstration flight. The pilot has time. He was taken to the hospital with injuries. Currently, life is not threatened.</text:p>
      <text:p text:style-name="P4">
The incident was not harmed by the population.</text:p>
      <text:p text:style-name="P4">
<text:span text:style-name="T4">
 Read also: </text:span>
 <text:a xlink:type="simple" xlink:href="https://www.ukrinform.ua/rubric-world/3673908-u-belgorodskij-oblasti-vpav-litak-minoboroni-rf.html" text:style-name="Internet_20_link" text:visited-style-name="Visited_20_Internet_20_Link">
</text:a>
This is not the first F-18 accident in the history of the Spanish Armed Forces. The first incident of the Zima aircraft, which cost about 60 million euros, occurred in 1988 in Sarahos.</text:p>
      <text:p text:style-name="P4">
News Source: <text:a xlink:type="simple" xlink:href="https://www.ukrinform.ua/rubric-world/3711904-v-ispanii-zaznav-avarii-vinisuvac-f18.html" text:style-name="Internet_20_link" text:visited-style-name="Visited_20_Internet_20_Link">
https://www.ukrinform.ua/rubric-world/3711904-v-ispanii-zaznav-avarii-vinisuvac-f18.html</text:a>
</text:p>
      <!--NEWS-->
      <text:h text:style-name="P10" text:outline-level="1">
<text:span text:style-name="T4">
Russians are preparing for elections in the captured territory of Zaporizhzhya region</text:span>
</text:h>
      <text:p text:style-name="P4">
Authors: Ukrinform (Person)</text:p>
      <text:p text:style-name="P4">
Publisher: Укринформ (Organization)</text:p>
      <text:p text:style-name="P4">
Published Time: 2023-05-20T16:37:45+03:00</text:p>
      <text:p text:style-name="P4">
Modified Time: 2023-05-20T16:37:45+03:00</text:p>
      <text:p text:style-name="P4">
Description: Russian invaders are preparing to hold elections in the captured territories of Zaporizhzhya region in September. - Ukrinform.</text:p>
      <text:p text:style-name="P4">
Images: ['<text:a xlink:type="simple" xlink:href="https://static.ukrinform.com/photos/2019_03/thumb_files/630_360_1552330156-348.jpg" text:style-name="Internet_20_link" text:visited-style-name="Visited_20_Internet_20_Link">
630_360_15523...</text:a>
']</text:p>
      <text:p text:style-name="P4">
Tags: ['Окупація', 'Вибори', 'Росія', 'Запоріжжя']</text:p>
      <text:p text:style-name="P4">
Type: Article</text:p>
      <!--METADATA-->
      <text:p text:style-name="P4">
<draw:frame draw:style-name="fr1" draw:name="Image135" text:anchor-type="as-char" svg:width="6.9236in" svg:height="3.956343in" draw:z-index="0">
<draw:image xlink:href="../Images/yкринформ/2023-05-20T16-37-45-03-00/630_360_1552330156-348.jpg" xlink:type="simple" xlink:show="embed" xlink:actuate="onLoad" draw:mime-type="image/jpeg"/>
</draw:frame>
Russian owners are preparing to hold elections in the captured territories of the Zaporozhye region in September.</text:p>
      <text:p text:style-name="P4">
Ivan Fedorov, Ukrinform, said this on the national telecommunications "One News".</text:p>
      <text:p text:style-name="P4">
"On Monday, a preliminary vote in the United Russia Party, which has released its fake branch in the territory of the temporarily occupied Melitopol. Increased to one hundred candidates who will be elected in the previous vote and then go to the local elections, which the enemy plans to hold on our territory. They are also prepared in other parties, "he said.</text:p>
      <text:p text:style-name="P4">
According to the mayor, the preparation for the elections is evidenced by the next wave of forced passports, which began a week ago.</text:p>
      <text:p text:style-name="P4">
"They have invented new social assistance for those families who have minor children. Extra financial assistance - 4000 rubles, but provided the Russian passport is existing. They arrange filtration on the streets: with pedestrians," Conversations "about the need for a passport. There will be a passport, "he said.</text:p>
      <text:p text:style-name="P4">
<text:span text:style-name="T4">
 Read also: </text:span>
 <text:a xlink:type="simple" xlink:href="https://www.ukrinform.ua/rubric-regions/3711706-primusova-pasportizacia-ziteliv-kahovki-zagarbniki-lakaut-mobilizaciu-i-viselennam.html" text:style-name="Internet_20_link" text:visited-style-name="Visited_20_Internet_20_Link">
</text:a>
Earlier it was reported that <text:a xlink:type="simple" xlink:href="https://www.ukrinform.ua/rubric-regions/3711841-rosiani-obstriluut-tokmak-ta-molocansk-abi-primusiti-ludej-evakuuvatisa-fedorov.html" text:style-name="Internet_20_link" text:visited-style-name="Visited_20_Internet_20_Link">
</text:a>
And he blames the Armed Forces. This is to be evacuated to be evacuated.</text:p>
      <text:p text:style-name="P4">
<text:span text:style-name="T5">
Foto: Wikipedia</text:span>
</text:p>
      <text:p text:style-name="P4">
News Source: <text:a xlink:type="simple" xlink:href="https://www.ukrinform.ua/rubric-regions/3711906-rosiani-gotuutsa-do-provedenna-viboriv-na-zahoplenij-teritorii-zaporizkoi-oblasti.html" text:style-name="Internet_20_link" text:visited-style-name="Visited_20_Internet_20_Link">
https://www.ukrinform.ua/rubric-regions/3711906-rosiani-gotuutsa-do-provedenna-viboriv-na-zahoplenij-teritorii-zaporizkoi-oblasti.html</text:a>
</text:p>
      <!--NEWS-->
      <text:h text:style-name="P10" text:outline-level="1">
<text:span text:style-name="T4">
Zelensky coordinated with Scholz position before the G7 summit meeting</text:span>
</text:h>
      <text:p text:style-name="P4">
Authors: Ukrinform (Person)</text:p>
      <text:p text:style-name="P4">
Publisher: Укринформ (Organization)</text:p>
      <text:p text:style-name="P4">
Published Time: 2023-05-20T16:46:24+03:00</text:p>
      <text:p text:style-name="P4">
Modified Time: 2023-05-20T16:46:24+03:00</text:p>
      <text:p text:style-name="P4">
Description: President of Ukraine Volodymyr Zelensky coordinated positions on the eve of the meeting of the Seven Group Summit with the Federal Chancellor of the Republic of Germany Olaf Soltz. - Ukrinform.</text:p>
      <text:p text:style-name="P4">
Images: ['<text:a xlink:type="simple" xlink:href="https://static.ukrinform.com/photos/2023_05/thumb_files/630_360_1684589913-427.jpg" text:style-name="Internet_20_link" text:visited-style-name="Visited_20_Internet_20_Link">
630_360_16845...</text:a>
']</text:p>
      <text:p text:style-name="P4">
Tags: ['Японія', 'Німеччина', 'Велика сімка', 'Зеленський', 'Шольц']</text:p>
      <text:p text:style-name="P4">
Type: Article</text:p>
      <!--METADATA-->
      <text:p text:style-name="P4">
<draw:frame draw:style-name="fr1" draw:name="Image136" text:anchor-type="as-char" svg:width="6.9236in" svg:height="3.956343in" draw:z-index="0">
<draw:image xlink:href="../Images/yкринформ/2023-05-20T16-46-24-03-00/630_360_1684589913-427.jpg" xlink:type="simple" xlink:show="embed" xlink:actuate="onLoad" draw:mime-type="image/jpeg"/>
</draw:frame>
President of Ukraine Volodymyr Zelensky, within the framework of his working visit to Japan, resorted to the position before the meeting of the Seven Group Summit with the Federal Chancellor of the Republic of Germany Olaf Soltz.</text:p>
      <text:p text:style-name="P4">
According to Ukrinform, the press service reports <text:a xlink:type="simple" xlink:href="http://www.president.gov.ua/news/u-yaponiyi-prezident-ukrayini-proviv-zustrich-iz-federalnim-83037" text:style-name="Internet_20_link" text:visited-style-name="Visited_20_Internet_20_Link">
</text:a>
.</text:p>
      <text:p text:style-name="P4">
"Zelensky held a meeting with the Federal Chancellor of the Federal Republic of Federal Republic of the Federal Republic of Federal within the framework of a working visit to Japan to participate in the Grlyzhi Summit," the message reads.</text:p>
      <text:p text:style-name="P4">
<text:span text:style-name="T4">
 Read also: </text:span>
 <text:a xlink:type="simple" xlink:href="https://www.ukrinform.ua/rubric-polytics/3711829-zelenskij-obgovoriv-z-meloni-pidgotovku-ukrainskih-pilotiv.html" text:style-name="Internet_20_link" text:visited-style-name="Visited_20_Internet_20_Link">
<text:span text:style-name="T4">
 Zelensky </text:span>
</text:a>
The leaders discussed the first results of the visit of the head of the Ukrainian state of Donimichy, which took place on May 13. <text:a xlink:type="simple" xlink:href="https://www.ukrinform.ua/tag-zelenskij" text:style-name="Internet_20_link" text:visited-style-name="Visited_20_Internet_20_Link">
</text:a>
He thanked for the powerful defense assistance that Ukraine receives from FRN.</text:p>
      <text:p text:style-name="P4">
The President noted the importance of realizing the points of the Ukrainian formula of peace.</text:p>
      <text:p text:style-name="P4">
“The head of state and the German federal chancellor coordinated the positions before the meeting of the Seven Group Summit,” the message reads.</text:p>
      <text:p text:style-name="P4">
<text:span text:style-name="T4">
 Read also: </text:span>
 <text:a xlink:type="simple" xlink:href="https://www.ukrinform.ua/rubric-polytics/3711900-zelenskij-u-aponii-proviv-zustric-iz-makronom.html" text:style-name="Internet_20_link" text:visited-style-name="Visited_20_Internet_20_Link">
<text:span text:style-name="T4">
 Zelensky </text:span>
</text:a>
As reported by Ukrinform, President of Ukraine Volodymyr Zelensky will be personally adverb for a meeting with the leaders of the Seven Group countries on Sunday, Sunday, May 21, which will be held at the G7 Summit.</text:p>
      <text:p text:style-name="P4">
It is Zelensky's first trip to Japan, the host country of the G7 Summit, and Russia's war against Ukraine in February last year.</text:p>
      <text:p text:style-name="P4">
The Government of Japan reported that the Ukrainian president also plans to hold two negotiations with Japan Prime Minister Fumio Kishid.</text:p>
      <text:p text:style-name="P4">
<text:span text:style-name="T5">
Foto: op</text:span>
</text:p>
      <text:p text:style-name="P4">
News Source: <text:a xlink:type="simple" xlink:href="https://www.ukrinform.ua/rubric-polytics/3711908-zelenskij-skoordinuvav-z-solcom-pozicii-naperedodni-zasidanna-samitu-g7.html" text:style-name="Internet_20_link" text:visited-style-name="Visited_20_Internet_20_Link">
https://www.ukrinform.ua/rubric-polytics/3711908-zelenskij-skoordinuvav-z-solcom-pozicii-naperedodni-zasidanna-samitu-g7.html</text:a>
</text:p>
      <!--NEWS-->
      <text:h text:style-name="P10" text:outline-level="1">
<text:span text:style-name="T4">
Instagram plans to run a Twitter competitor in the summer</text:span>
</text:h>
      <text:p text:style-name="P4">
Authors: Ukrinform (Person)</text:p>
      <text:p text:style-name="P4">
Publisher: Укринформ (Organization)</text:p>
      <text:p text:style-name="P4">
Published Time: 2023-05-20T16:49:13+03:00</text:p>
      <text:p text:style-name="P4">
Modified Time: 2023-05-20T16:49:13+03:00</text:p>
      <text:p text:style-name="P4">
Description: The Meta Platforms Instagram application plans to release a text application that will compete with Twitter in June. - Ukrinform.</text:p>
      <text:p text:style-name="P4">
Images: ['<text:a xlink:type="simple" xlink:href="https://static.ukrinform.com/photos/2023_01/thumb_files/630_360_1674564122-379.jpeg" text:style-name="Internet_20_link" text:visited-style-name="Visited_20_Internet_20_Link">
630_360_16745...</text:a>
']</text:p>
      <text:p text:style-name="P4">
Tags: ['Instagram', 'Twitter']</text:p>
      <text:p text:style-name="P4">
Type: Article</text:p>
      <!--METADATA-->
      <text:p text:style-name="P4">
<draw:frame draw:style-name="fr1" draw:name="Image137" text:anchor-type="as-char" svg:width="6.9236in" svg:height="3.956343in" draw:z-index="0">
<draw:image xlink:href="../Images/yкринформ/2023-05-20T16-49-13-03-00/630_360_1674564122-379.jpeg" xlink:type="simple" xlink:show="embed" xlink:actuate="onLoad" draw:mime-type="image/jpeg"/>
</draw:frame>
The Meta Platforms Instagram application plans to release a texture application in June, which will compete with Twitter.</text:p>
      <text:p text:style-name="P4">
As Ukrinform reports, it reports <text:a xlink:type="simple" xlink:href="http://www.reuters.com/technology/instagram-readies-twitter-competitor-summer-release-bloomberg-news-2023-05-19/" text:style-name="Internet_20_link" text:visited-style-name="Visited_20_Internet_20_Link">
</text:a>
.</text:p>
      <text:p text:style-name="P4">
According to the report, the parent company Meta Platforms is testing with influential people and some developers.</text:p>
      <text:p text:style-name="P4">
"<text:a xlink:type="simple" xlink:href="https://www.ukrinform.ua/tag-meta" text:style-name="Internet_20_link" text:visited-style-name="Visited_20_Internet_20_Link">
</text:a>
She contacted the tasks of personnel to evaluate their interest in testing the early version of the program that will be integrated with Instagram, "the statement said.</text:p>
      <text:p text:style-name="P4">
It is noted that the application is built on the basis of Instagram, but will be compatible with other other applications such as Mastodon.</text:p>
      <text:p text:style-name="P4">
<text:span text:style-name="T4">
 Read also: </text:span>
 <text:a xlink:type="simple" xlink:href="https://www.ukrinform.ua/rubric-technology/3711434-twitter-zvinuvativ-microsoft-u-nesankcionovanomu-vikoristanni-danih.html" text:style-name="Internet_20_link" text:visited-style-name="Visited_20_Internet_20_Link">
<text:span text:style-name="T4">
 Twitter </text:span>
</text:a>
As reported by Ukrinform, Twitter stated that the Microsoft Corporation has had an agreement on the use of the social network data.</text:p>
      <text:p text:style-name="P4">
News Source: <text:a xlink:type="simple" xlink:href="https://www.ukrinform.ua/rubric-technology/3711911-instagram-planue-zapustiti-vlitku-konkurenta-twitter.html" text:style-name="Internet_20_link" text:visited-style-name="Visited_20_Internet_20_Link">
https://www.ukrinform.ua/rubric-technology/3711911-instagram-planue-zapustiti-vlitku-konkurenta-twitter.html</text:a>
</text:p>
      <!--NEWS-->
      <text:h text:style-name="P10" text:outline-level="1">
<text:span text:style-name="T4">
Strengthening the air defense system: Reznikov announced Ramstein next week</text:span>
</text:h>
      <text:p text:style-name="P4">
Authors: Ukrinform (Person)</text:p>
      <text:p text:style-name="P4">
Publisher: Укринформ (Organization)</text:p>
      <text:p text:style-name="P4">
Published Time: 2023-05-20T16:54:51+03:00</text:p>
      <text:p text:style-name="P4">
Modified Time: 2023-05-20T16:54:51+03:00</text:p>
      <text:p text:style-name="P4">
Description: At the next meeting in Ramstein format next week will discuss the strengthening of the Ukraine air and missile defense. - Ukrinform.</text:p>
      <text:p text:style-name="P4">
Images: ['<text:a xlink:type="simple" xlink:href="https://static.ukrinform.com/photos/2023_03/thumb_files/630_360_1678277232-607.jpg" text:style-name="Internet_20_link" text:visited-style-name="Visited_20_Internet_20_Link">
630_360_16782...</text:a>
']</text:p>
      <text:p text:style-name="P4">
Tags: ['Резніков', 'Війна з Росією', 'ППО', 'Зустріч Рамштайн']</text:p>
      <text:p text:style-name="P4">
Type: Article</text:p>
      <!--METADATA-->
      <text:p text:style-name="P4">
<draw:frame draw:style-name="fr1" draw:name="Image138" text:anchor-type="as-char" svg:width="6.9236in" svg:height="3.956343in" draw:z-index="0">
<draw:image xlink:href="../Images/yкринформ/2023-05-20T16-54-51-03-00/630_360_1678277232-607.jpg" xlink:type="simple" xlink:show="embed" xlink:actuate="onLoad" draw:mime-type="image/jpeg"/>
</draw:frame>
The following week will discuss the reinforcement of Ukraine's air defense and anti -missile defense next week.</text:p>
      <text:p text:style-name="P4">
According to Ukrinform, the Minister of Defense of Ukraine Alexei Reznikov reports in <text:a xlink:type="simple" xlink:href="http://www.facebook.com/reznikovoleksii/posts/pfbid0dFLfoL3Ye2NVx3eG6yohC1ThwUM1wkTU3esGUg5Z9kHxHJVQ125TaaB4BGQo6C8pl" text:style-name="Internet_20_link" text:visited-style-name="Visited_20_Internet_20_Link">
</text:a>
.</text:p>
      <text:p text:style-name="P4">
"Зміцнення ППО/ПРО залишається нашим пріоритетом №1. Наземні системи – відПЗРК то потужних батарей - та ракети до них незмінно у фокусі. Про це,зокрема, ми будемо говорити з колегами на черговій зустрічі у форматі"Рамштайн" наступного тижня", - зазначив Резніков.</text:p>
      <text:p text:style-name="P4">
Він підкреслив, що рішення, які ухвалюють партнери щодо <text:a xlink:type="simple" xlink:href="https://www.ukrinform.ua/tag-litak" text:style-name="Internet_20_link" text:visited-style-name="Visited_20_Internet_20_Link">
</text:a>
- This is an important stage, but not the end of the path.</text:p>
      <text:p text:style-name="P4">
"It will take time, resources and a lot of very qualified work, as long as our almost is safer. We need to be patience," Reznikov stressed.</text:p>
      <text:p text:style-name="P4">
<text:span text:style-name="T4">
 Read also: </text:span>
 <text:a xlink:type="simple" xlink:href="https://www.ukrinform.ua/rubric-ato/3711575-ssa-pidtrimali-koaliciu-vinisuvaciv-zelenskij-vitae-risenna-bajdena.html" text:style-name="Internet_20_link" text:visited-style-name="Visited_20_Internet_20_Link">
</text:a>
As reported by Ukrinform, Reznikov thanked the allies for the decision to create a reactive coalition for Ukraine.</text:p>
      <text:p text:style-name="P4">
News Source: <text:a xlink:type="simple" xlink:href="https://www.ukrinform.ua/rubric-ato/3711912-zmicnenna-sistemi-ppo-reznikov-anonsuvav-ramstajn-nastupnogo-tizna.html" text:style-name="Internet_20_link" text:visited-style-name="Visited_20_Internet_20_Link">
https://www.ukrinform.ua/rubric-ato/3711912-zmicnenna-sistemi-ppo-reznikov-anonsuvav-ramstajn-nastupnogo-tizna.html</text:a>
</text:p>
      <!--NEWS-->
      <text:h text:style-name="P10" text:outline-level="1">
<text:span text:style-name="T4">
Dynamo won Alexandria in UPL</text:span>
</text:h>
      <text:p text:style-name="P4">
Authors: Ukrinform (Person)</text:p>
      <text:p text:style-name="P4">
Publisher: Укринформ (Organization)</text:p>
      <text:p text:style-name="P4">
Published Time: 2023-05-20T16:55:00+03:00</text:p>
      <text:p text:style-name="P4">
Modified Time: 2023-05-20T16:55:00+03:00</text:p>
      <text:p text:style-name="P4">
Description: The people of Kiev remained in the fourth step in the table of the Ukrainian Football Championship after victory. - Ukrinform.</text:p>
      <text:p text:style-name="P4">
Images: ['<text:a xlink:type="simple" xlink:href="https://static.ukrinform.com/photos/2023_05/thumb_files/630_360_1684590904-596.jpg" text:style-name="Internet_20_link" text:visited-style-name="Visited_20_Internet_20_Link">
630_360_16845...</text:a>
']</text:p>
      <text:p text:style-name="P4">
Tags: ['Динамо', 'Футбол', "Прем'єр-ліга", 'Олександрія']</text:p>
      <text:p text:style-name="P4">
Type: Article</text:p>
      <!--METADATA-->
      <text:p text:style-name="P4">
<draw:frame draw:style-name="fr1" draw:name="Image139" text:anchor-type="as-char" svg:width="6.9236in" svg:height="3.956343in" draw:z-index="0">
<draw:image xlink:href="../Images/yкринформ/2023-05-20T16-55-00-03-00/630_360_1684590904-596.jpg" xlink:type="simple" xlink:show="embed" xlink:actuate="onLoad" draw:mime-type="image/jpeg"/>
</draw:frame>
The fourth step in the table of the Ukrainian football championship.</text:p>
      <text:p text:style-name="P4">
Dynamo in a foreign field overcame Alexandria 5: 1 in the 27th round of the Ukrainian Presremier-League, Ukrinform reports.</text:p>
      <text:p text:style-name="P4">
Andrievsky, Vanat, Shetcharenko and Voloshin were distinguished in the people of Kyivans. Another gate scored Loginov into his gate. The Alexandrians answered the only goal Sigev.</text:p>
      <text:p text:style-name="P4">
Dynamo takes the fourth stage in UPL, Alexandria - the fifth.</text:p>
      <text:p text:style-name="P4">
<text:span text:style-name="T4">
 Read also: </text:span>
 <text:a xlink:type="simple" xlink:href="https://www.ukrinform.ua/rubric-sports/3711891-upl-zora-peremogla-ingulec.html" text:style-name="Internet_20_link" text:visited-style-name="Visited_20_Internet_20_Link">
<text:span text:style-name="T4">
 Dawn </text:span>
</text:a>
Shakhtar was reportedly headed by UPL with 66 points after 27 matches.</text:p>
      <text:p text:style-name="P4">
Photo: UPL</text:p>
      <text:p text:style-name="P4">
News Source: <text:a xlink:type="simple" xlink:href="https://www.ukrinform.ua/rubric-sports/3711914-dinamo-peremoglo-oleksandriu-v-upl.html" text:style-name="Internet_20_link" text:visited-style-name="Visited_20_Internet_20_Link">
https://www.ukrinform.ua/rubric-sports/3711914-dinamo-peremoglo-oleksandriu-v-upl.html</text:a>
</text:p>
      <!--NEWS-->
      <text:h text:style-name="P10" text:outline-level="1">
<text:span text:style-name="T4">
La Liga: "Giron" with Tsigankov gave way to "Vilmarreal"</text:span>
</text:h>
      <text:p text:style-name="P4">
Authors: Ukrinform (Person)</text:p>
      <text:p text:style-name="P4">
Publisher: Укринформ (Organization)</text:p>
      <text:p text:style-name="P4">
Published Time: 2023-05-20T17:02:25+03:00</text:p>
      <text:p text:style-name="P4">
Modified Time: 2023-05-20T17:02:25+03:00</text:p>
      <text:p text:style-name="P4">
Description: Ukrainian Vinger Viktor Tsigankov played a full match, but could not help the team win. - Ukrinform.</text:p>
      <text:p text:style-name="P4">
Images: ['<text:a xlink:type="simple" xlink:href="https://static.ukrinform.com/photos/2023_05/thumb_files/630_360_1684591303-872.jpg" text:style-name="Internet_20_link" text:visited-style-name="Visited_20_Internet_20_Link">
630_360_16845...</text:a>
']</text:p>
      <text:p text:style-name="P4">
Tags: ['Футбол', 'Циганков']</text:p>
      <text:p text:style-name="P4">
Type: Article</text:p>
      <!--METADATA-->
      <text:p text:style-name="P4">
<draw:frame draw:style-name="fr1" draw:name="Image140" text:anchor-type="as-char" svg:width="6.9236in" svg:height="3.956343in" draw:z-index="0">
<draw:image xlink:href="../Images/yкринформ/2023-05-20T17-02-25-03-00/630_360_1684591303-872.jpg" xlink:type="simple" xlink:show="embed" xlink:actuate="onLoad" draw:mime-type="image/jpeg"/>
</draw:frame>
Ukrainian Vinger Viktor Tsigankov played a full match, but was unable to help the team win.</text:p>
      <text:p text:style-name="P4">
"Girona" on its field gave way to "Vilmarreal" 1: 2 in the 35th round of the Spanish Prymer, reports Ukrinform.</text:p>
      <text:p text:style-name="P4">
In the Catalans, Lopez was distinguished. "Submarina" responded with accurate blows and Moreno.</text:p>
      <text:p text:style-name="P4">
After the defeat of Girona, he occupies the seventh place in La Laiga, having an asset 48 after 35 matches.</text:p>
      <text:p text:style-name="P4">
<text:span text:style-name="T4">
 Read also: </text:span>
 <text:a xlink:type="simple" xlink:href="https://www.ukrinform.ua/rubric-sports/3711914-dinamo-peremoglo-oleksandriu-v-upl.html" text:style-name="Internet_20_link" text:visited-style-name="Visited_20_Internet_20_Link">
</text:a>
It was reported that Barcelona guaranteed the first step in Primere's 2022/23.</text:p>
      <text:p text:style-name="P4">
Photo: twitter.com/gironafc</text:p>
      <text:p text:style-name="P4">
News Source: <text:a xlink:type="simple" xlink:href="https://www.ukrinform.ua/rubric-sports/3711922-la-liga-zirona-z-cigankovim-postupilasa-vilarrealu.html" text:style-name="Internet_20_link" text:visited-style-name="Visited_20_Internet_20_Link">
https://www.ukrinform.ua/rubric-sports/3711922-la-liga-zirona-z-cigankovim-postupilasa-vilarrealu.html</text:a>
</text:p>
      <!--NEWS-->
      <text:h text:style-name="P10" text:outline-level="1">
<text:span text:style-name="T4">
Bakhmut's situation is critical, Ukrainian fighters keep defense in one of the districts - painter</text:span>
</text:h>
      <text:p text:style-name="P4">
Authors: Ukrinform (Person)</text:p>
      <text:p text:style-name="P4">
Publisher: Укринформ (Organization)</text:p>
      <text:p text:style-name="P4">
Published Time: 2023-05-20T17:03:00+03:00</text:p>
      <text:p text:style-name="P4">
Modified Time: 2023-05-20T17:03:00+03:00</text:p>
      <text:p text:style-name="P4">
Description: In Bakhmut, the Donetsk region is critical, at the same time, the Armed Forces of Ukraine keep defense in the area of "aircraft".</text:p>
      <text:p text:style-name="P4">
— Укрінформ.: </text:p>
      <text:p text:style-name="P4">
Images: ['<text:a xlink:type="simple" xlink:href="https://static.ukrinform.com/photos/2023_04/thumb_files/630_360_1682412645-576.png" text:style-name="Internet_20_link" text:visited-style-name="Visited_20_Internet_20_Link">
630_360_16824...</text:a>
']</text:p>
      <text:p text:style-name="P4">
Tags: ['Бахмут', 'Схід України', 'Війна з Росією', 'Ганна Маляр']</text:p>
      <text:p text:style-name="P4">
Type: Article</text:p>
      <!--METADATA-->
      <text:p text:style-name="P4">
<draw:frame draw:style-name="fr1" draw:name="Image141" text:anchor-type="as-char" svg:width="6.9236in" svg:height="3.956343in" draw:z-index="0">
<draw:image xlink:href="../Images/yкринформ/2023-05-20T17-03-00-03-00/630_360_1682412645-576.png" xlink:type="simple" xlink:show="embed" xlink:actuate="onLoad" draw:mime-type="image/png"/>
</draw:frame>
In the Bakhmutidnetsk region, the situation is critical, however, the Armed Forces of Ukraine hold the defense in the area "Airplane".</text:p>
      <text:p text:style-name="P4">
According to Ukrinform, the Deputy Minister of Defense of Ukraine Anna Malyar reported in <text:a xlink:type="simple" xlink:href="http://t.me/annamaliar/770" text:style-name="Internet_20_link" text:visited-style-name="Visited_20_Internet_20_Link">
</text:a>
.</text:p>
      <text:p text:style-name="P4">
"In Bakhmut heavy battles. The situation is critical. However, our troops keep <text:a xlink:type="simple" xlink:href="https://www.ukrinform.ua/tag-oborona" text:style-name="Internet_20_link" text:visited-style-name="Visited_20_Internet_20_Link">
</text:a>
In the area "Airplane", - said the painter.</text:p>
      <text:p text:style-name="P4">
According to her, as of now, Ukrainian defenders control certain industrial and infrastructure objects of the area and the private sector.</text:p>
      <text:p text:style-name="P4">
<text:span text:style-name="T4">
 Read also: </text:span>
 <text:a xlink:type="simple" xlink:href="https://www.ukrinform.ua/rubric-ato/3711834-vorog-pidtague-u-bahmut-povitranodesantni-j-motostrilecki-pidrozdili-cerevatij.html" text:style-name="Internet_20_link" text:visited-style-name="Visited_20_Internet_20_Link">
<text:span text:style-name="T4">
 Bakhmut </text:span>
</text:a>
The painter appeared after the owner of the Wagner PEC Yevgenprgozhin, through his press service, declared Bakhmut's "full capture".</text:p>
      <text:p text:style-name="P4">
As reported by Ukrinform, during the last day in the Bakhmut directed <text:a xlink:type="simple" xlink:href="https://www.ukrinform.ua/rubric-ato/3711834-vorog-pidtague-u-bahmut-povitranodesantni-j-motostrilecki-pidrozdili-cerevatij.html" text:style-name="Internet_20_link" text:visited-style-name="Visited_20_Internet_20_Link">
</text:a>
Isrose troops. Defense forces destroyed 92 and injured 156 invaders.</text:p>
      <text:p text:style-name="P4">
<text:span text:style-name="T5">
Foto: Constantine Liber</text:span>
</text:p>
      <text:p text:style-name="P4">
News Source: <text:a xlink:type="simple" xlink:href="https://www.ukrinform.ua/rubric-ato/3711924-situacia-u-bahmuti-kriticna-ukrainski-bijci-trimaut-oboronu-v-odnomu-z-rajoniv-malar.html" text:style-name="Internet_20_link" text:visited-style-name="Visited_20_Internet_20_Link">
https://www.ukrinform.ua/rubric-ato/3711924-situacia-u-bahmuti-kriticna-ukrainski-bijci-trimaut-oboronu-v-odnomu-z-rajoniv-malar.html</text:a>
</text:p>
      <!--NEWS-->
      <text:h text:style-name="P10" text:outline-level="1">
<text:span text:style-name="T4">
Sumy opened the metal sculpture "Cat with a lantern", which was created by the dead defender</text:span>
</text:h>
      <text:p text:style-name="P4">
Authors: Ukrinform (Person)</text:p>
      <text:p text:style-name="P4">
Publisher: Укринформ (Organization)</text:p>
      <text:p text:style-name="P4">
Published Time: 2023-05-20T17:10:00+03:00</text:p>
      <text:p text:style-name="P4">
Modified Time: 2023-05-20T17:10:00+03:00</text:p>
      <text:p text:style-name="P4">
Description: In Sumy, a metal sculpture "Cat with a lantern", created by the dead defender Ruslan Movchan, was opened within the festival "Museums". - Ukrinform.</text:p>
      <text:p text:style-name="P4">
Images: ['<text:a xlink:type="simple" xlink:href="https://static.ukrinform.com/photos/2023_05/thumb_files/630_360_1684591843-635.jpg" text:style-name="Internet_20_link" text:visited-style-name="Visited_20_Internet_20_Link">
630_360_16845...</text:a>
', '<text:a xlink:type="simple" xlink:href="https://static.ukrinform.com/photos/2023_05/1684591842-758.jpg" text:style-name="Internet_20_link" text:visited-style-name="Visited_20_Internet_20_Link">
1684591842-75...</text:a>
']</text:p>
      <text:p text:style-name="P4">
Tags: ['Фестиваль', 'Суми', 'Скульптура', 'Коледж']</text:p>
      <text:p text:style-name="P4">
Type: Article</text:p>
      <!--METADATA-->
      <text:p text:style-name="P4">
<draw:frame draw:style-name="fr1" draw:name="Image142" text:anchor-type="as-char" svg:width="6.9236in" svg:height="3.956343in" draw:z-index="0">
<draw:image xlink:href="../Images/yкринформ/2023-05-20T17-10-00-03-00/630_360_1684591843-635.jpg" xlink:type="simple" xlink:show="embed" xlink:actuate="onLoad" draw:mime-type="image/jpeg"/>
</draw:frame>
In Sumy, the Museum Night Festival was opened by a metal sculpture "Cat with a lantern", created by the dead defender Ruslan Movchan.</text:p>
      <text:p text:style-name="P4">
As Ukrinform reports, it reports <text:a xlink:type="simple" xlink:href="https://suspilne.media/481924-u-sumah-vidkrili-skulpturu-kit-z-lihtarem-aku-stvoriv-zagiblij-u-boah-pid-verhnou-sirovatkou-ruslan-movcan/" text:style-name="Internet_20_link" text:visited-style-name="Visited_20_Internet_20_Link">
</text:a>
.</text:p>
      <text:p text:style-name="P4">
“A metal cat, which holds a hat in one paw, in the other - a lantern, is easy to greet. This is one of the latest works of the war -dead Ruslan Movchan. The sculpture is called - "Cat with a lantern."(https://www.ukrinform.ua/tag-mistectvo)and culture. Bortniansky, ”the message reads.</text:p>
      <text:p text:style-name="P4">
<draw:frame draw:style-name="fr1" draw:name="Image143" text:anchor-type="as-char" svg:width="6.9236in" svg:height="3.894525in" draw:z-index="0">
<draw:image xlink:href="../Images/yкринформ/2023-05-20T17-10-00-03-00/1684591842-758.jpg" xlink:type="simple" xlink:show="embed" xlink:actuate="onLoad" draw:mime-type="image/jpeg"/>
</draw:frame>
According to the wife of the deceased Irina, Ruslan worked on the sculpture of several years and graduated in 2021. The cat is made of stainless steel for one of Sumy restaurants. Following the death of the sculptor the establishment of the city. She was decided to install in the college, where he taught Movchan for 10 years.</text:p>
      <text:p text:style-name="P4">
<text:span text:style-name="T4">
 Read also: </text:span>
 <text:a xlink:type="simple" xlink:href="https://www.ukrinform.ua/rubric-regions/3706412-u-zitomiri-veteran-95i-brigadi-virizav-z-dereva-skulpturu-prisvacenu-pobratimam.html" text:style-name="Internet_20_link" text:visited-style-name="Visited_20_Internet_20_Link">
<text:span text:style-name="T4">
 sculpture </text:span>
</text:a>
40-year-old Ruslan Movchan died in March 2022 under the upper serum of Nasum. Then, together with the fighting brothers, he joined the Russian column. From a group of ten Ukrainian defenders that day, five were killed. In April 2023, Ruslan was silent "Honorary Citizen of Misasum".</text:p>
      <text:p text:style-name="P4">
As reported <text:a xlink:type="simple" xlink:href="https://www.ukrinform.ua/rubric-regions/3711780-u-sumah-prohodit-festival-nic-muzeiv.html" text:style-name="Internet_20_link" text:visited-style-name="Visited_20_Internet_20_Link">
</text:a>
, in Sumy there is a festival "Night of Museums".</text:p>
      <text:p text:style-name="P4">
<text:span text:style-name="T5">
Foto: Public Sumy</text:span>
</text:p>
      <text:p text:style-name="P4">
News Source: <text:a xlink:type="simple" xlink:href="https://www.ukrinform.ua/rubric-regions/3711933-u-sumah-vidkrili-metalevu-skulpturu-kit-z-lihtarem-aku-stvoriv-zagiblij-zahisnik.html" text:style-name="Internet_20_link" text:visited-style-name="Visited_20_Internet_20_Link">
https://www.ukrinform.ua/rubric-regions/3711933-u-sumah-vidkrili-metalevu-skulpturu-kit-z-lihtarem-aku-stvoriv-zagiblij-zahisnik.html</text:a>
</text:p>
      <!--NEWS-->
      <text:h text:style-name="P10" text:outline-level="1">
<text:span text:style-name="T4">
The Ukrainian national team has won the maximum quota for a gymnastics World Cup</text:span>
</text:h>
      <text:p text:style-name="P4">
Authors: Ukrinform (Person)</text:p>
      <text:p text:style-name="P4">
Publisher: Укринформ (Organization)</text:p>
      <text:p text:style-name="P4">
Published Time: 2023-05-20T17:12:54+03:00</text:p>
      <text:p text:style-name="P4">
Modified Time: 2023-05-20T17:12:54+03:00</text:p>
      <text:p text:style-name="P4">
Description: The national team of Ukraine has won the maximum quota at the World Gymnastics Championship, which will be hosted by Spanish Valencia in August. - Ukrinform.</text:p>
      <text:p text:style-name="P4">
Images: ['<text:a xlink:type="simple" xlink:href="https://static.ukrinform.com/photos/2023_05/thumb_files/630_360_1684591886-919.jpg" text:style-name="Internet_20_link" text:visited-style-name="Visited_20_Internet_20_Link">
630_360_16845...</text:a>
']</text:p>
      <text:p text:style-name="P4">
Tags: ['Гімнастика']</text:p>
      <text:p text:style-name="P4">
Type: Article</text:p>
      <!--METADATA-->
      <text:p text:style-name="P4">
<draw:frame draw:style-name="fr1" draw:name="Image144" text:anchor-type="as-char" svg:width="6.9236in" svg:height="3.956343in" draw:z-index="0">
<draw:image xlink:href="../Images/yкринформ/2023-05-20T17-12-54-03-00/630_360_1684591886-919.jpg" xlink:type="simple" xlink:show="embed" xlink:actuate="onLoad" draw:mime-type="image/jpeg"/>
</draw:frame>
The national team has received the maximum quota at the World Gymnastics Championship, which will be hosted by Spanish Valencia in August.</text:p>
      <text:p text:style-name="P4">
This was reported <text:a xlink:type="simple" xlink:href="https://suspilne.media/481888-ukraina-zdobula-maksimalnu-kvotu-na-cempionat-svitu-z-hudoznoi-gimnastiki-ak-ce-stalosa/" text:style-name="Internet_20_link" text:visited-style-name="Visited_20_Internet_20_Link">
</text:a>
, reports Ukrinform.</text:p>
      <text:p text:style-name="P4">
The selection was held according to the results of the European Championship, which was held on May 17-21. The first two competitive days determined the finalists, as well as the teams-the future participants of the World Cup 2023.</text:p>
      <text:p text:style-name="P4">
Ukrainian gymnasts have passed to all five finals. Victoria Onoprienko Self -first places in qualification competitions with a hoop and ribbon, as well as the finals from all -around, exercises with maces and ball.</text:p>
      <text:p text:style-name="P4">
Pauline Karica will also compete for the euro medals of personal all -around. Polyn Gorodnich gained the status of a third spare gymnast in the final of the exercise.</text:p>
      <text:p text:style-name="P4">
In the selection, Ukraine goes in the intermediate second place and is inferior to the leadership of the Bulgaria only - 247.700 points.</text:p>
      <text:p text:style-name="P4">
Therefore, at the Championship Ukraine will be presented in group competitions with an Iaximal quota in individual disciplines - 2-3 gymnasts.</text:p>
      <text:p text:style-name="P4">
<text:span text:style-name="T4">
 Read also: </text:span>
 <text:a xlink:type="simple" xlink:href="https://www.ukrinform.ua/rubric-sports/3711593-zbirna-ukraini-vidibralasa-v-usi-pat-finaliv-na-ce-z-hudoznoi-gimnastiki.html" text:style-name="Internet_20_link" text:visited-style-name="Visited_20_Internet_20_Link">
<text:span text:style-name="T4">
 gymnastics </text:span>
</text:a>
The maximum representation for the World Cup receives 12 best teams with the susceptes of European qualification. Another 26 teams will be able to delegate a kind of natural gymnast</text:p>
      <text:p text:style-name="P4">
Photo: Indrek Kask Photography</text:p>
      <text:p text:style-name="P4">
News Source: <text:a xlink:type="simple" xlink:href="https://www.ukrinform.ua/rubric-sports/3711932-zbirna-ukraini-zdobula-maksimalnu-kvotu-na-cs-z-hudoznoi-gimnastiki.html" text:style-name="Internet_20_link" text:visited-style-name="Visited_20_Internet_20_Link">
https://www.ukrinform.ua/rubric-sports/3711932-zbirna-ukraini-zdobula-maksimalnu-kvotu-na-cs-z-hudoznoi-gimnastiki.html</text:a>
</text:p>
      <!--NEWS-->
      <text:h text:style-name="P10" text:outline-level="1">
<text:span text:style-name="T4">
Agrarian production will drop by 10% compared to last year</text:span>
</text:h>
      <text:p text:style-name="P4">
Authors: Ukrinform (Person)</text:p>
      <text:p text:style-name="P4">
Publisher: Укринформ (Organization)</text:p>
      <text:p text:style-name="P4">
Published Time: 2023-05-20T17:17:00+03:00</text:p>
      <text:p text:style-name="P4">
Modified Time: 2023-05-20T17:17:00+03:00</text:p>
      <text:p text:style-name="P4">
Description: In 2023, agricultural production will be reduced by 10% compared to 2022, but production productivity and exports will be saved. - Ukrinform.</text:p>
      <text:p text:style-name="P4">
Images: ['<text:a xlink:type="simple" xlink:href="https://static.ukrinform.com/photos/2023_04/thumb_files/630_360_1681735786-220.jpg" text:style-name="Internet_20_link" text:visited-style-name="Visited_20_Internet_20_Link">
630_360_16817...</text:a>
']</text:p>
      <text:p text:style-name="P4">
Tags: ['Експорт', 'Мінагро', 'Виробництво']</text:p>
      <text:p text:style-name="P4">
Type: Article</text:p>
      <!--METADATA-->
      <text:p text:style-name="P4">
<draw:frame draw:style-name="fr1" draw:name="Image145" text:anchor-type="as-char" svg:width="6.9236in" svg:height="3.956343in" draw:z-index="0">
<draw:image xlink:href="../Images/yкринформ/2023-05-20T17-17-00-03-00/630_360_1681735786-220.jpg" xlink:type="simple" xlink:show="embed" xlink:actuate="onLoad" draw:mime-type="image/jpeg"/>
</draw:frame>
In 2023, agricultural production will decrease by 10% compared to 2022, but the productivity of production and export of products is built.</text:p>
      <text:p text:style-name="P4">
According to Ukrinform, the First Deputy Minister of Agrarian Policy and Food of Ukraine Taras Vysotsky told about it, <text:a xlink:type="simple" xlink:href="http://minagro.gov.ua/news/taras-visockij-agrosektor-ukrayini-shvidko-adaptovuyetsya-do-skladnih-viklikiv" text:style-name="Internet_20_link" text:visited-style-name="Visited_20_Internet_20_Link">
</text:a>
"The Ukrainian agricultural sector showed that he can quickly adapt to work in the conditions of our region, even despite the loss of production," the message reads.</text:p>
      <text:p text:style-name="P4">
According to Vysotsky, in 2023 agricultural production will decrease by 10%compared to 2022, but will preserve the productivity of production, export production and work of the domestic market.</text:p>
      <text:p text:style-name="P4">
It is noted that over the last weeks it is important to preserve the export of Ukrainian products. Vysotsky emphasized that due to the restriction of the grain corridor, Ukraine exports more agricultural products in the direction <text:a xlink:type="simple" xlink:href="https://www.ukrinform.ua/tag-evrosouz" text:style-name="Internet_20_link" text:visited-style-name="Visited_20_Internet_20_Link">
</text:a>
. And the decision of the European Commission for Prolongation for another year of zero duty on export from Ukraine is a very positive signal and support.</text:p>
      <text:p text:style-name="P4">
<text:span text:style-name="T4">
 Read also: </text:span>
 <text:a xlink:type="simple" xlink:href="https://www.ukrinform.ua/rubric-economy/3711544-agropererobka-pisla-vijni-investuvati-potribno-vze-zaraz.html" text:style-name="Internet_20_link" text:visited-style-name="Visited_20_Internet_20_Link">
</text:a>
As reported by Ukrinform, the decision of the European Parliament for a year to cancel the quotas of the name for Ukrainian exports contributes to the development of agricultural processing in Ukraine.</text:p>
      <text:p text:style-name="P4">
News Source: <text:a xlink:type="simple" xlink:href="https://www.ukrinform.ua/rubric-economy/3711935-agrarne-virobnictvo-znizitsa-na-10-porivnano-z-minulim-rokom.html" text:style-name="Internet_20_link" text:visited-style-name="Visited_20_Internet_20_Link">
https://www.ukrinform.ua/rubric-economy/3711935-agrarne-virobnictvo-znizitsa-na-10-porivnano-z-minulim-rokom.html</text:a>
</text:p>
      <!--NEWS-->
      <text:h text:style-name="P10" text:outline-level="1">
<text:span text:style-name="T4">
In the Poltava region, a fire in a fuel was extinguished by a robotic system</text:span>
</text:h>
      <text:p text:style-name="P4">
Authors: Ukrinform (Person)</text:p>
      <text:p text:style-name="P4">
Publisher: Укринформ (Organization)</text:p>
      <text:p text:style-name="P4">
Published Time: 2023-05-20T17:20:00+03:00</text:p>
      <text:p text:style-name="P4">
Modified Time: 2023-05-20T17:20:00+03:00</text:p>
      <text:p text:style-name="P4">
Description: In the Poltava region, rescuers eliminated a fire in gasoline by means of a robotic fire extinguishing system Magirus Wolf R1. - Ukrinform.</text:p>
      <text:p text:style-name="P4">
Images: ['<text:a xlink:type="simple" xlink:href="https://static.ukrinform.com/photos/2023_05/thumb_files/630_360_1684592109-691.jpg" text:style-name="Internet_20_link" text:visited-style-name="Visited_20_Internet_20_Link">
630_360_16845...</text:a>
']</text:p>
      <text:p text:style-name="P4">
Tags: ['Бензин', 'ДСНС', 'Полтавщина', 'Пожежа']</text:p>
      <text:p text:style-name="P4">
Type: Article</text:p>
      <!--METADATA-->
      <text:p text:style-name="P4">
<draw:frame draw:style-name="fr1" draw:name="Image146" text:anchor-type="as-char" svg:width="6.9236in" svg:height="3.956343in" draw:z-index="0">
<draw:image xlink:href="../Images/yкринформ/2023-05-20T17-20-00-03-00/630_360_1684592109-691.jpg" xlink:type="simple" xlink:show="embed" xlink:actuate="onLoad" draw:mime-type="image/jpeg"/>
</draw:frame>
In the Upolta region rescuers eliminated a fire in gasoline using a corrected fire extinguishing system of Magirus Wolf R1.</text:p>
      <text:p text:style-name="P4">
According to Ukrinform, the State Emergency Service reports in <text:a xlink:type="simple" xlink:href="https://t.me/dsns_telegram/16904" text:style-name="Internet_20_link" text:visited-style-name="Visited_20_Internet_20_Link">
</text:a>
.</text:p>
      <text:p text:style-name="P4">
At 13:25, the rescue service "101" received a report that on the navtodrosis of Kiev - Kharkiv - Dovzhansky near the village of Dudnikovo, a cargo car with a tank left the road and caught fire.</text:p>
      <text:p text:style-name="P4">
The firefighters who arrived on the call immediately started extinguishing. <text:a xlink:type="simple" xlink:href="https://www.ukrinform.ua/tag-pozeza" text:style-name="Internet_20_link" text:visited-style-name="Visited_20_Internet_20_Link">
</text:a>
It was localized at 14:12, and at 15:06 - was cleaned.</text:p>
      <text:p text:style-name="P4">
The driver of the truck was injured as a result of this event. It was cultivated to the 1st City Clinical Hospital of Poltava.</text:p>
      <text:p text:style-name="P4">
<text:span text:style-name="T4">
 Read also: </text:span>
 <text:a xlink:type="simple" xlink:href="https://www.ukrinform.ua/rubric-regions/3709804-na-kiivsini-likviduvali-masstabnu-lisovu-pozezu.html" text:style-name="Internet_20_link" text:visited-style-name="Visited_20_Internet_20_Link">
<text:span text:style-name="T4">
 fire </text:span>
</text:a>
The fire extinguished 25 people of the SES and 6 units, in particular, a robotic fire extinguishing system of Magirus Wolf R1.</text:p>
      <text:p text:style-name="P4">
As reported <text:a xlink:type="simple" xlink:href="https://www.ukrinform.ua/rubric-regions/3711557-na-harkivsini-vigotovili-masinu-dla-rozminuvanna.html" text:style-name="Internet_20_link" text:visited-style-name="Visited_20_Internet_20_Link">
</text:a>
, specialists of Kharkiv region have governed a mine for mine, which was already launched in the Balakli community of Izium district.</text:p>
      <text:p text:style-name="P4">
<text:span text:style-name="T5">
Foto: SNNS</text:span>
</text:p>
      <text:p text:style-name="P4">
News Source: <text:a xlink:type="simple" xlink:href="https://www.ukrinform.ua/rubric-regions/3711936-na-poltavsini-zagasili-pozezu-v-benzovozi-za-dopomogou-robotizovanoi-sistemi.html" text:style-name="Internet_20_link" text:visited-style-name="Visited_20_Internet_20_Link">
https://www.ukrinform.ua/rubric-regions/3711936-na-poltavsini-zagasili-pozezu-v-benzovozi-za-dopomogou-robotizovanoi-sistemi.html</text:a>
</text:p>
      <!--NEWS-->
      <text:h text:style-name="P10" text:outline-level="1">
<text:span text:style-name="T4">
The Museum in Pirogov opened a restored central entrance - "Ethnoportal"</text:span>
</text:h>
      <text:p text:style-name="P4">
Authors: Ukrinform (Person)</text:p>
      <text:p text:style-name="P4">
Publisher: Укринформ (Organization)</text:p>
      <text:p text:style-name="P4">
Published Time: 2023-05-20T17:27:00+03:00</text:p>
      <text:p text:style-name="P4">
Modified Time: 2023-05-20T17:27:00+03:00</text:p>
      <text:p text:style-name="P4">
Description: The National Museum of Folk Architecture and Life of Ukraine ended the restoration of the Central Incoming Group (entrance), which lasted for almost two years. - Ukrinform.</text:p>
      <text:p text:style-name="P4">
Images: ['<text:a xlink:type="simple" xlink:href="https://static.ukrinform.com/photos/2023_05/thumb_files/630_360_1684592371-1331.jpeg" text:style-name="Internet_20_link" text:visited-style-name="Visited_20_Internet_20_Link">
630_360_16845...</text:a>
', '<text:a xlink:type="simple" xlink:href="https://static.ukrinform.com/photos/2023_05/thumb_files/630_360_1684592371-2192.jpeg" text:style-name="Internet_20_link" text:visited-style-name="Visited_20_Internet_20_Link">
630_360_16845...</text:a>
', '<text:a xlink:type="simple" xlink:href="https://static.ukrinform.com/photos/2023_05/thumb_files/630_360_1684592371-7300.jpeg" text:style-name="Internet_20_link" text:visited-style-name="Visited_20_Internet_20_Link">
630_360_16845...</text:a>
', '<text:a xlink:type="simple" xlink:href="https://static.ukrinform.com/photos/2023_05/thumb_files/630_360_1684592371-3303.jpeg" text:style-name="Internet_20_link" text:visited-style-name="Visited_20_Internet_20_Link">
630_360_16845...</text:a>
', '<text:a xlink:type="simple" xlink:href="https://static.ukrinform.com/photos/2023_05/thumb_files/630_360_1684592371-1436.jpeg" text:style-name="Internet_20_link" text:visited-style-name="Visited_20_Internet_20_Link">
630_360_16845...</text:a>
', '<text:a xlink:type="simple" xlink:href="https://static.ukrinform.com/photos/2023_05/thumb_files/630_360_1684592371-2673.jpeg" text:style-name="Internet_20_link" text:visited-style-name="Visited_20_Internet_20_Link">
630_360_16845...</text:a>
', '<text:a xlink:type="simple" xlink:href="https://static.ukrinform.com/photos/2023_05/thumb_files/630_360_1684592373-3523.jpeg" text:style-name="Internet_20_link" text:visited-style-name="Visited_20_Internet_20_Link">
630_360_16845...</text:a>
', '<text:a xlink:type="simple" xlink:href="https://static.ukrinform.com/photos/2023_05/thumb_files/630_360_1684592373-6838.jpeg" text:style-name="Internet_20_link" text:visited-style-name="Visited_20_Internet_20_Link">
630_360_16845...</text:a>
', '<text:a xlink:type="simple" xlink:href="https://static.ukrinform.com/photos/2023_05/thumb_files/630_360_1684592373-3466.jpeg" text:style-name="Internet_20_link" text:visited-style-name="Visited_20_Internet_20_Link">
630_360_16845...</text:a>
']</text:p>
      <text:p text:style-name="P4">
Tags: ['Ткаченко', 'Музей у Пирогові', 'МКІП ']</text:p>
      <text:p text:style-name="P4">
Type: Article</text:p>
      <!--METADATA-->
      <text:p text:style-name="P4">
<draw:frame draw:style-name="fr1" draw:name="Image147" text:anchor-type="as-char" svg:width="6.9236in" svg:height="3.956343in" draw:z-index="0">
<draw:image xlink:href="../Images/yкринформ/2023-05-20T17-27-00-03-00/630_360_1684592371-1331.jpeg" xlink:type="simple" xlink:show="embed" xlink:actuate="onLoad" draw:mime-type="image/jpeg"/>
</draw:frame>
The Union Museum of Folk Architecture and Life of Ukraine has ended restoration of the central entrance group(entry)which lasted for almost two years.</text:p>
      <text:p text:style-name="P4">
The opening was attended by MKIP head Oleksandr Tkachenko, reports Ukrinform.</text:p>
      <text:p text:style-name="P4">
"I am glad to greet everyone in the updated entrance, which we proudly call" ethno -portal ". Therefore, this is the entrance through which you enter with the urbanized technique and gadgets of the world in our authentic , and he did not have a heart: someone in the first minute, this -on the 21st, but here everyone begins to feel, their roots, " -said the director of the open -sky museum Oksana Stakak -Zloakel.</text:p>
      <text:p text:style-name="P4">
Pine, spruce and oak, as well as metal and concrete were used to construct the entrance. Also at the entrance was repaired the observation deck and fence. The reconstruction of the entrance took place within the Tripartite Memorandum of July 272021 between the Ministry of Culture and Information Policy, the Museum of Upirogov and the company in the field of agricultural and food technologies of MHP.</text:p>
      <text:p text:style-name="P4">
"We conceived this project before the war and planned to complete it by 2022 ... And we finally completed it despite the war. And this is a truly European entrance(If someone remembers, there was a metal barrel before)", - said <text:a xlink:type="simple" xlink:href="https://www.ukrinform.ua/tag-tkacenko" text:style-name="Internet_20_link" text:visited-style-name="Visited_20_Internet_20_Link">
</text:a>
 .</text:p>
      <text:p text:style-name="P4">
During the event, MHP representatives handed over a new museum key made by 3D technologies. He was placed at the entrance with his predecessor: a similar key was transferred in 1975 during the foundation of his director at the time.</text:p>
      <text:p text:style-name="P4">
At the same time, the chairman of the Supervisory Board of the MHP-Public Charitable Foundation, Yuri Melnyk, was that today's opening of the entrance is the next stage in the development of the museum. In his turn, the founder and chairman of the MHP board Yuriy Kosyuk emphasized that after the war, this museum should become a model in Ukraine, and The company will effort to make the scansen pride of Ukrainian. In particular, the second stage provides for the reconstruction of mills in the museum.</text:p>
      <text:p text:style-name="P4">
Within the opening of the museum's singing field, performances of folklore collectives "Gromitsa" and "Yagilochka" took place. Kozaksystem played his concert.</text:p>
      <text:p text:style-name="P4">
<text:span text:style-name="T4">
 Read also: </text:span>
 <text:a xlink:type="simple" xlink:href="https://www.ukrinform.ua/rubric-society/3709148-u-muzei-v-pirogovi-vidsvatkuvali-den-materi.html" text:style-name="Internet_20_link" text:visited-style-name="Visited_20_Internet_20_Link">
<text:span text:style-name="T4">
 Pirogov </text:span>
</text:a>
It was reported that the reconstruction of the central entrance of the museum was the first stage of realization of the state program "Magnets of Ukraine". NMNAP became one of the four -time program in 2020.</text:p>
      <text:p text:style-name="P4">
News Source: <text:a xlink:type="simple" xlink:href="https://www.ukrinform.ua/rubric-culture/3711937-u-muzei-v-pirogovi-vidkrili-vidrestavrovanij-centralnij-vhid-etnoportal.html" text:style-name="Internet_20_link" text:visited-style-name="Visited_20_Internet_20_Link">
https://www.ukrinform.ua/rubric-culture/3711937-u-muzei-v-pirogovi-vidkrili-vidrestavrovanij-centralnij-vhid-etnoportal.html</text:a>
</text:p>
      <!--NEWS-->
      <text:h text:style-name="P10" text:outline-level="1">
<text:span text:style-name="T4">
Georgia President called for boycott of airline flying to Russia</text:span>
</text:h>
      <text:p text:style-name="P4">
Authors: Ukrinform (Person)</text:p>
      <text:p text:style-name="P4">
Publisher: Укринформ (Organization)</text:p>
      <text:p text:style-name="P4">
Published Time: 2023-05-20T17:38:28+03:00</text:p>
      <text:p text:style-name="P4">
Modified Time: 2023-05-20T17:38:28+03:00</text:p>
      <text:p text:style-name="P4">
Description: Georgia President Salome Zurabishvili said she would boycott Georgian Airways because of restoring flights to the Russian Federation, and called on the citizens to do the same. - Ukrinform.</text:p>
      <text:p text:style-name="P4">
Images: ['<text:a xlink:type="simple" xlink:href="https://static.ukrinform.com/photos/2018_10/thumb_files/630_360_1540518468-213.jpg" text:style-name="Internet_20_link" text:visited-style-name="Visited_20_Internet_20_Link">
630_360_15405...</text:a>
']</text:p>
      <text:p text:style-name="P4">
Tags: ['Авіа', 'Грузія', 'Росія']</text:p>
      <text:p text:style-name="P4">
Type: Article</text:p>
      <!--METADATA-->
      <text:p text:style-name="P4">
<draw:frame draw:style-name="fr1" draw:name="Image148" text:anchor-type="as-char" svg:width="6.9236in" svg:height="3.956343in" draw:z-index="0">
<draw:image xlink:href="../Images/yкринформ/2023-05-20T17-38-28-03-00/630_360_1540518468-213.jpg" xlink:type="simple" xlink:show="embed" xlink:actuate="onLoad" draw:mime-type="image/jpeg"/>
</draw:frame>
Georgia President Salome Zurabishvili said she would boycott the Georgian Airways because of restoring flights to the Russian Federation, and called for citizens.</text:p>
      <text:p text:style-name="P4">
As Ukrinform reports, it reports <text:a xlink:type="simple" xlink:href="http://www.interpressnews.ge/en/article/125453-salome-zurabishvili-i-will-boycott-georgian-airways-im-imposing-it-for-myself-and-i-urge-you-to-join-the-boycott" text:style-name="Internet_20_link" text:visited-style-name="Visited_20_Internet_20_Link">
</text:a>
.</text:p>
      <text:p text:style-name="P4">
"I decide this for myself, it means little, but I urge you to join your daily," the president said.</text:p>
      <text:p text:style-name="P4">
According to Zurabishvili, Georgian Airways is a company that "uses a chief to get rich" and so it was "for all governments."</text:p>
      <text:p text:style-name="P4">
"Now it uses a new reality that is unacceptable to the very large part of the population. I refrain from using the board until it is in the hands of Georgian Airways, in order not to enrich the company," the president said <text:a xlink:type="simple" xlink:href="https://www.ukrinform.ua/tag-gruzia" text:style-name="Internet_20_link" text:visited-style-name="Visited_20_Internet_20_Link">
</text:a>
.</text:p>
      <text:p text:style-name="P4">
<text:span text:style-name="T4">
 Read also: </text:span>
 <text:a xlink:type="simple" xlink:href="https://www.ukrinform.ua/rubric-world/3711310-u-gruzii-vidali-dozvil-na-poloti-se-odnij-rosijskij-aviakompanii.html" text:style-name="Internet_20_link" text:visited-style-name="Visited_20_Internet_20_Link">
<text:span text:style-name="T4">
 Georgia </text:span>
</text:a>
As it was reported, President Putin has signed decrees on cancellation of a visa mode for Georgia citizens from May 15 and on permission to direct airplane by the country.</text:p>
      <text:p text:style-name="P4">
On Friday, the aircraft of the Russian airline Azimut made the first direct flight of Moscow - Tbilisi for four years.</text:p>
      <text:p text:style-name="P4">
News Source: <text:a xlink:type="simple" xlink:href="https://www.ukrinform.ua/rubric-world/3711940-prezidentka-gruzii-zaklikala-bojkotuvati-aviakompaniu-aka-litae-v-rosiu.html" text:style-name="Internet_20_link" text:visited-style-name="Visited_20_Internet_20_Link">
https://www.ukrinform.ua/rubric-world/3711940-prezidentka-gruzii-zaklikala-bojkotuvati-aviakompaniu-aka-litae-v-rosiu.html</text:a>
</text:p>
      <!--NEWS-->
      <text:h text:style-name="P10" text:outline-level="1">
<text:span text:style-name="T4">
G7 countries agreed with the need to continue to support Ukraine - Scholtz</text:span>
</text:h>
      <text:p text:style-name="P4">
Authors: Ukrinform (Person)</text:p>
      <text:p text:style-name="P4">
Publisher: Укринформ (Organization)</text:p>
      <text:p text:style-name="P4">
Published Time: 2023-05-20T18:04:00+03:00</text:p>
      <text:p text:style-name="P4">
Modified Time: 2023-05-20T18:04:00+03:00</text:p>
      <text:p text:style-name="P4">
Description: Ukraine has become one of the main topics of discussing the G7 group leaders in Japanese Hirosim, where agreement was reached to continue Ukraine's support as much as it will be needed. - Ukrinform.</text:p>
      <text:p text:style-name="P4">
Images: ['<text:a xlink:type="simple" xlink:href="https://static.ukrinform.com/photos/2022_08/thumb_files/630_360_1661776394-229.jpg" text:style-name="Internet_20_link" text:visited-style-name="Visited_20_Internet_20_Link">
630_360_16617...</text:a>
']</text:p>
      <text:p text:style-name="P4">
Tags: ['Україна', 'Велика сімка', 'Шольц', 'Війна з Росією']</text:p>
      <text:p text:style-name="P4">
Type: Article</text:p>
      <!--METADATA-->
      <text:p text:style-name="P4">
<draw:frame draw:style-name="fr1" draw:name="Image149" text:anchor-type="as-char" svg:width="6.9236in" svg:height="3.956343in" draw:z-index="0">
<draw:image xlink:href="../Images/yкринформ/2023-05-20T18-04-00-03-00/630_360_1661776394-229.jpg" xlink:type="simple" xlink:show="embed" xlink:actuate="onLoad" draw:mime-type="image/jpeg"/>
</draw:frame>
Ukrainian has been one of the main topics of discussing the G7 group leaders in Japanese Hirosim, where agreement was reached to continue Ukraine's support as much as it would be required.</text:p>
      <text:p text:style-name="P4">
This was stated by German Chancellor Olaf Scholtz on the results of the first day of the meeting of the group on May 20, Ukrinform reports.</text:p>
      <text:p text:style-name="P4">
“We assured here again that we will provide the necessary support to Ukraine, and we will need: humanitarian, financially, and supply of weapons. The brick consensus, which country G7 has found on this issue. It is also important because consensus also contains a message that just peace is possible only if <text:a xlink:type="simple" xlink:href="https://www.ukrinform.ua/tag-rosia" text:style-name="Internet_20_link" text:visited-style-name="Visited_20_Internet_20_Link">
</text:a>
She will understand that she is going to end this war and withdraw troops, ”Scholz told reporters.</text:p>
      <text:p text:style-name="P4">
<text:span text:style-name="T4">
 Read also: </text:span>
 <text:a xlink:type="simple" xlink:href="https://www.ukrinform.ua/rubric-polytics/3711882-vstup-do-es-zelenskij-obgovoriv-iz-miselem-vikonanna-ukrainou-domasnogo-zavdanna.html" text:style-name="Internet_20_link" text:visited-style-name="Visited_20_Internet_20_Link">
<text:span text:style-name="T4">
 Zelensky </text:span>
</text:a>
Chancellor added that it was a global support for Ukraine that "everyone is to this".</text:p>
      <text:p text:style-name="P4">
He noted that the terrible war, which was resolved by Russia, whose victims of a steady number of people who brought Ukraine incredible destruction have been for the whole world.</text:p>
      <text:p text:style-name="P4">
Scholtz congratulated the Summit of President of Ukraine Volodymyr Zelensky, and he held a "very intense negotiation" in Berlin. According to its words, there were good consultations and there are specific agreements on the more sanctions against the Russian Federation.</text:p>
      <text:p text:style-name="P4">
“It is very important that we have done our best to further improve the developed sanctions aimed at keeping Russia from continuing this war. This understanding of which we here is in fact, ”said the head of the German government.</text:p>
      <text:p text:style-name="P4">
He specified that the package of European sanctions is discussed separately within the framework of the Vevrosius.</text:p>
      <text:p text:style-name="P4">
<text:span text:style-name="T4">
 Read also: </text:span>
 <text:a xlink:type="simple" xlink:href="https://www.ukrinform.ua/rubric-polytics/3711900-zelenskij-u-aponii-proviv-zustric-iz-makronom.html" text:style-name="Internet_20_link" text:visited-style-name="Visited_20_Internet_20_Link">
<text:span text:style-name="T4">
 Zelensky </text:span>
</text:a>
It was reported that the G7 Summit is held in the Japanese city of Hirosima. Ukrainian leader Volodymyr Zelenskyy also takes part.</text:p>
      <text:p text:style-name="P4">
<text:span text:style-name="T5">
Foto: dpa</text:span>
</text:p>
      <text:p text:style-name="P4">
News Source: <text:a xlink:type="simple" xlink:href="https://www.ukrinform.ua/rubric-polytics/3711947-kraini-g7-pogodilisa-z-neobhidnistu-prodovzuvati-pidtrimuvati-ukrainu-solc.html" text:style-name="Internet_20_link" text:visited-style-name="Visited_20_Internet_20_Link">
https://www.ukrinform.ua/rubric-polytics/3711947-kraini-g7-pogodilisa-z-neobhidnistu-prodovzuvati-pidtrimuvati-ukrainu-solc.html</text:a>
</text:p>
      <!--NEWS-->
      <text:h text:style-name="P10" text:outline-level="1">
<text:span text:style-name="T4">
Lavrov's wedding in Georgia will not happen - Zurabishvili</text:span>
</text:h>
      <text:p text:style-name="P4">
Authors: Ukrinform (Person)</text:p>
      <text:p text:style-name="P4">
Publisher: Укринформ (Organization)</text:p>
      <text:p text:style-name="P4">
Published Time: 2023-05-20T18:18:11+03:00</text:p>
      <text:p text:style-name="P4">
Modified Time: 2023-05-20T18:18:11+03:00</text:p>
      <text:p text:style-name="P4">
Description: President Salomy Zurabishvili said an emergency briefing that "the wedding of the Lavrov family in Georgia will not take place." - Ukrinform.</text:p>
      <text:p text:style-name="P4">
Images: ['<text:a xlink:type="simple" xlink:href="https://static.ukrinform.com/photos/2023_05/thumb_files/630_360_1684595697-391.png" text:style-name="Internet_20_link" text:visited-style-name="Visited_20_Internet_20_Link">
630_360_16845...</text:a>
']</text:p>
      <text:p text:style-name="P4">
Tags: ['Грузія', 'лавров', 'Зурабішвілі']</text:p>
      <text:p text:style-name="P4">
Type: Article</text:p>
      <!--METADATA-->
      <text:p text:style-name="P4">
<draw:frame draw:style-name="fr1" draw:name="Image150" text:anchor-type="as-char" svg:width="6.9236in" svg:height="3.956343in" draw:z-index="0">
<draw:image xlink:href="../Images/yкринформ/2023-05-20T18-18-11-03-00/630_360_1684595697-391.png" xlink:type="simple" xlink:show="embed" xlink:actuate="onLoad" draw:mime-type="image/png"/>
</draw:frame>
Zurabishvili Presidentials declared an emergency briefing that "the wedding of the Lavrov's family will not take place."</text:p>
      <text:p text:style-name="P4">
As Ukrinform reports, it reports <text:a xlink:type="simple" xlink:href="http://www.newsgeorgia.ge/prezident-salome-zurabishvili-svadba-semi-lavrova-ne-sostoitsja-v-gruzii/" text:style-name="Internet_20_link" text:visited-style-name="Visited_20_Internet_20_Link">
</text:a>
“About today's event… I finally received assurances from ministers that the family, the people who were going to pay the second wedding in the wedding today, and thus the wedding will not take place. This is a victory of the community, "Zurabishvili said at a briefing.</text:p>
      <text:p text:style-name="P4">
The President has called an unacceptable situation where officials and bodies responsible for the security of the country say they do not have information about those who are in Georgia, persons who are in the sanctions lists of partners.</text:p>
      <text:p text:style-name="P4">
That in <text:a xlink:type="simple" xlink:href="https://www.ukrinform.ua/tag-gruzia" text:style-name="Internet_20_link" text:visited-style-name="Visited_20_Internet_20_Link">
</text:a>
It is a Russian foreign foreign affairs, the media reported the day before. Oleksandravinokurov(Lavrova)Together with her husband, his brother came to the wedding.</text:p>
      <text:p text:style-name="P4">
The wedding ceremony took place in Tbilisi, and in the evening of Saturday in Kakhetii, festivities and banquets were planned.</text:p>
      <text:p text:style-name="P4">
The Kvareli Lake Resort administration denied that Dokalavorov was staying at the hotel, but her employee confirmed it to a journalist who presented a flower delivery service.</text:p>
      <text:p text:style-name="P4">
In the morning, a protest rally began near the complex, police clashes took place in the case of the action. The Ministry of Internal Affairs confirmed the detention of 16 people.</text:p>
      <text:p text:style-name="P4">
This is not the first time that the protests are expelled from Georgia with known peoples. Two years ago, journalist Vladimir Posner, who flew to a celebration, was forced to leave Tbilisi against the background of protest.</text:p>
      <text:p text:style-name="P4">
<text:span text:style-name="T4">
 Read also: </text:span>
 <text:a xlink:type="simple" xlink:href="https://www.ukrinform.ua/rubric-world/3711940-prezidentka-gruzii-zaklikala-bojkotuvati-aviakompaniu-aka-litae-v-rosiu.html" text:style-name="Internet_20_link" text:visited-style-name="Visited_20_Internet_20_Link">
</text:a>
It was reported that near Kvareli Lake Resort in Kakhetia, where the daughter of the Ministry of Foreign Affairs of Russia Sergey Lavrov is probably located, <text:a xlink:type="simple" xlink:href="https://www.ukrinform.ua/rubric-world/3711879-bila-gotelu-v-gruzii-de-nibito-perebuvae-donka-lavrova-stalisa-suticki.html" text:style-name="Internet_20_link" text:visited-style-name="Visited_20_Internet_20_Link">
</text:a>
.</text:p>
      <text:p text:style-name="P4">
<text:span text:style-name="T5">
FOTO: NewsGeorgia.ge</text:span>
</text:p>
      <text:p text:style-name="P4">
News Source: <text:a xlink:type="simple" xlink:href="https://www.ukrinform.ua/rubric-world/3711948-vesilla-rodini-lavrova-u-gruzii-ne-vidbudetsa-zurabisvili.html" text:style-name="Internet_20_link" text:visited-style-name="Visited_20_Internet_20_Link">
https://www.ukrinform.ua/rubric-world/3711948-vesilla-rodini-lavrova-u-gruzii-ne-vidbudetsa-zurabisvili.html</text:a>
</text:p>
      <!--NEWS-->
      <text:h text:style-name="P10" text:outline-level="1">
<text:span text:style-name="T4">
In Kharkiv, hostile Dron Kamikadze kissed the infrastructure object</text:span>
</text:h>
      <text:p text:style-name="P4">
Authors: Ukrinform (Person)</text:p>
      <text:p text:style-name="P4">
Publisher: Укринформ (Organization)</text:p>
      <text:p text:style-name="P4">
Published Time: 2023-05-20T18:19:00+03:00</text:p>
      <text:p text:style-name="P4">
Modified Time: 2023-05-20T18:19:00+03:00</text:p>
      <text:p text:style-name="P4">
Description: In Kharkiv, the Russian Dron Kamikadze kissed the infrastructure. - Ukrinform.</text:p>
      <text:p text:style-name="P4">
Images: ['<text:a xlink:type="simple" xlink:href="https://static.ukrinform.com/photos/2023_05/thumb_files/630_360_1684595928-721.jpg" text:style-name="Internet_20_link" text:visited-style-name="Visited_20_Internet_20_Link">
630_360_16845...</text:a>
', '<text:a xlink:type="simple" xlink:href="https://static.ukrinform.com/photos/2023_05/1684595928-880.jpg" text:style-name="Internet_20_link" text:visited-style-name="Visited_20_Internet_20_Link">
1684595928-88...</text:a>
']</text:p>
      <text:p text:style-name="P4">
Tags: ['Інфраструктура', 'Харків', 'Війна з Росією', 'Дрон-камікадзе']</text:p>
      <text:p text:style-name="P4">
Type: Article</text:p>
      <!--METADATA-->
      <text:p text:style-name="P4">
<draw:frame draw:style-name="fr1" draw:name="Image151" text:anchor-type="as-char" svg:width="6.9236in" svg:height="3.956343in" draw:z-index="0">
<draw:image xlink:href="../Images/yкринформ/2023-05-20T18-19-00-03-00/630_360_1684595928-721.jpg" xlink:type="simple" xlink:show="embed" xlink:actuate="onLoad" draw:mime-type="image/jpeg"/>
</draw:frame>
In Kharkiv Dron Kamikadze, he kissed the infrastructure.</text:p>
      <text:p text:style-name="P4">
As Ukrinform reports, about it in <text:a xlink:type="simple" xlink:href="https://t.me/prokuratura_kharkiv/9140" text:style-name="Internet_20_link" text:visited-style-name="Visited_20_Internet_20_Link">
</text:a>
The Kharkiv Regional Prosecutor's Office reported.</text:p>
      <text:p text:style-name="P4">
“According to the investigation, on May 20, about 2:30 pm, the Russian military launched nail <text:a xlink:type="simple" xlink:href="https://www.ukrinform.ua/tag-bezpilotnik" text:style-name="Internet_20_link" text:visited-style-name="Visited_20_Internet_20_Link">
</text:a>
. According to preliminary data, it was Dron-Kamikadze "Lancet". The object of the building of the object infrastructure in the Slobid district was recorded, ”the message reads.</text:p>
      <text:p text:style-name="P4">
<draw:frame draw:style-name="fr1" draw:name="Image152" text:anchor-type="as-char" svg:width="6.9236in" svg:height="3.602836in" draw:z-index="0">
<draw:image xlink:href="../Images/yкринформ/2023-05-20T18-19-00-03-00/1684595928-880.jpg" xlink:type="simple" xlink:show="embed" xlink:actuate="onLoad" draw:mime-type="image/jpeg"/>
</draw:frame>
With the procedural leadership of the Slobid District Prosecutor's Office of Kharkiv, a pre -trial investigation into violation of the laws and customs(Part 1 of Art. 438 KKU).</text:p>
      <text:p text:style-name="P4">
<text:span text:style-name="T4">
Читайте також:</text:span>
 <text:a xlink:type="simple" xlink:href="https://www.ukrinform.ua/rubric-kyiv/3711672-ataka-sahediv-na-kiiv-ppo-znisila-vsi-povitrani-cili.html" text:style-name="Internet_20_link" text:visited-style-name="Visited_20_Internet_20_Link">
 <text:span text:style-name="T4">
шахед</text:span>
 </text:a>
As reported <text:a xlink:type="simple" xlink:href="https://www.ukrinform.ua/rubric-regions/3711702-rosiani-za-dobu-obstrilali-21-naselenij-punkt-harkivsini-e-zagiblij.html" text:style-name="Internet_20_link" text:visited-style-name="Visited_20_Internet_20_Link">
</text:a>
, for the last day, the Russian army fired at at least 21 settlements of the Kharkiv region, killing one civilian, another civilian injury.</text:p>
      <text:p text:style-name="P4">
<text:span text:style-name="T5">
Foto: Kharkiv Regional Prosecutor's Office</text:span>
</text:p>
      <text:p text:style-name="P4">
News Source: <text:a xlink:type="simple" xlink:href="https://www.ukrinform.ua/rubric-regions/3711949-u-harkovi-vorozij-dronkamikadze-pociliv-u-obekt-infrastrukturi.html" text:style-name="Internet_20_link" text:visited-style-name="Visited_20_Internet_20_Link">
https://www.ukrinform.ua/rubric-regions/3711949-u-harkovi-vorozij-dronkamikadze-pociliv-u-obekt-infrastrukturi.html</text:a>
</text:p>
      <!--NEWS-->
      <text:h text:style-name="P10" text:outline-level="1">
<text:span text:style-name="T4">
For Bakhmut, no heavy fighting stops</text:span>
</text:h>
      <text:p text:style-name="P4">
Authors: Ukrinform (Person)</text:p>
      <text:p text:style-name="P4">
Publisher: Укринформ (Organization)</text:p>
      <text:p text:style-name="P4">
Published Time: 2023-05-20T18:43:00+03:00</text:p>
      <text:p text:style-name="P4">
Modified Time: 2023-05-20T18:43:00+03:00</text:p>
      <text:p text:style-name="P4">
Description: The enemy concentrates major efforts on Kupyansk, Lyman, Bakhmut, Avdiiv and Mariinsky. During the day, there were 39 combat clashes in these areas of the front. The most fierce battles are conducted by Bakhmut and Marinka. - Ukrinform.</text:p>
      <text:p text:style-name="P4">
Images: ['<text:a xlink:type="simple" xlink:href="https://static.ukrinform.com/photos/2023_04/thumb_files/630_360_1681308262-366.jpeg" text:style-name="Internet_20_link" text:visited-style-name="Visited_20_Internet_20_Link">
630_360_16813...</text:a>
']</text:p>
      <text:p text:style-name="P4">
Tags: ['Генштаб', 'ЗСУ', 'Війна з Росією']</text:p>
      <text:p text:style-name="P4">
Type: Article</text:p>
      <!--METADATA-->
      <text:p text:style-name="P4">
<draw:frame draw:style-name="fr1" draw:name="Image153" text:anchor-type="as-char" svg:width="6.9236in" svg:height="3.956343in" draw:z-index="0">
<draw:image xlink:href="../Images/yкринформ/2023-05-20T18-43-00-03-00/630_360_1681308262-366.jpeg" xlink:type="simple" xlink:show="embed" xlink:actuate="onLoad" draw:mime-type="image/jpeg"/>
</draw:frame>
The enemy saves major efforts in Kupyansk, Lyman, Bakhmut, Avdiiv and Mariinsky. During the day, 39 combat jams were held at the specified areas of the front. The most fierce battles are conducted by Bakhmut Tamarin.</text:p>
      <text:p text:style-name="P4">
According to Ukrinform, the General Staff of the Armed Forces of Ukraine reported in <text:a xlink:type="simple" xlink:href="https://www.facebook.com/GeneralStaff.ua/posts/pfbid0zgUgq4Z2S3Wyp7gjE3WScKVU8ndJ4QJWjWhe4jyfX1qUhKTnDZr1qrjip19NL2fLl" text:style-name="Internet_20_link" text:visited-style-name="Visited_20_Internet_20_Link">
</text:a>
Having published the prompt information as of 18:00 on May 19.</text:p>
      <text:p text:style-name="P4">
"On the _ <text:span text:style-name="T4">
 Bakhmut direction </text:span>
 _ the enemy continues to take offensive actions. Heavy battles of Bakhmut are not bursting. In addition, during the day the enemy of the ovbered offensive offensive actions in the direction of white mountain. In the areas of settlements Slavic, Druzhkivka, Bakhmut, Ivanivske, White Mountain and Toretsk. Vasyukivka, Orikhovo -Vasylivka, Grigorovka, Bogdanivka, Bakhmut, Ivanivska, Yar, Stupochyna, Baita, Bakhmut, were injured message.</text:p>
      <text:p text:style-name="P4">
<text:span text:style-name="T4">
 Read also: </text:span>
 <text:a xlink:type="simple" xlink:href="https://www.ukrinform.ua/rubric-ato/3711853-na-bahmutskomu-i-kupanskomu-napramkah-rosiani-sodobi-vitracaut-do-35-tisac-snaradiv-cerevatij.html" text:style-name="Internet_20_link" text:visited-style-name="Visited_20_Internet_20_Link">
<text:span text:style-name="T4">
 Bakhmut </text:span>
</text:a>
On <text:span text:style-name="T4">
 _ Volyn and Polissya_ </text:span>
 directions operational situation without significant changes.</text:p>
      <text:p text:style-name="P4">
In the Siversky and Slobozhansky directions, the enemy during this day struck in the area of the settlement of Nesterne of Kharkiv region, carried out mortar and artillery shelling of settlements of the Galaganivka Chernihiv region; Golishevske, Volfine, Kindrativka, Yunakivka, Ugroidum region, as well as Uda, Kozacha Lopan, Ternov, Hatyshche, Vovchansk, Pletenivka, Pletene, Non -Testa, Budarki, Demby, Ustynivka and House of Nakarkiv Region.</text:p>
      <text:p text:style-name="P4">
On the _ <text:span text:style-name="T4">
 Kupyansk direction </text:span>
 _ during the day the enemy of offensive actions was not. He struck aviation in the Kyslivka and Kharkiv region. The enemy artillery and mortar shelling was suffered by Poplar, Fygolovka, Novomlinsk, two -year, Western, Masutivka, Kislivka, Kotlyarivka, Tabaivka and Berestovo Kharkiv region and Stelmakhivka - Lugansk.On the _ <text:span text:style-name="T4">
 Avdeevsky direction </text:span>
 _ the enemy conducted offensive actions in the directions of Nonobalin, Avdiivka, Severny, had no success. During the day, a stroke near Avdiivka. He made artillery shelling near Novokalinov, Berdychi, Stepovo, Avdiivka, Tonenke, Pervomaisk, Karlovka and Nevelskoye Donetsk region.</text:p>
      <text:p text:style-name="P4">
On the _ <text:span text:style-name="T4">
 Marinsky direction </text:span>
 _ units of defense forces reflected numerous attacks in the area of Marinka. The enemy caused an aviation strike in the district. At the same time, hostile shellings were acute, St. George, Marinka and Victory of Donetsk region.</text:p>
      <text:p text:style-name="P4">
On <text:span text:style-name="T4">
 _ a mining direction_ </text:span>
 during the day the enemy conducted unsuccessful successive actions in the Novomikhailivka area. At the same time, he struck aircraft shot of carbon and springboard. He fired Paraskovka, Konstantinovka, Novomikhailivka, Novoukrainka, Village and Prykistivka.</text:p>
      <text:p text:style-name="P4">
On _ <text:span text:style-name="T4">
 Zaporizhzhya and Kherson </text:span>
 _ the enemy continues the Valiorone actions. He struck aviation blows to the settlements of Poltava Kazapozhye region and Berislav and Kindyka in Kherson region. At the same time, during the day, he fired more than 30 settlements. Among them are Vremivka, Novosilka, Green Field, Novopol of Donetsk region; Olgivske, Gulyaypole, Belogorye, Mala Tokmachka and Kamianske Zaporizhzhya region; Nikopol of Dnipropetrovsk region; Gold Beam, Merry, Lviv, Antonivka, Dniprovske, Giant Kherson region and Kherson city.</text:p>
      <text:p text:style-name="P4">
<text:span text:style-name="T4">
 Read also: </text:span>
 <text:a xlink:type="simple" xlink:href="https://www.ukrinform.ua/rubric-ato/3711430-rosiani-raketnimi-obstrilami-namagautsa-zirvati-kontrnastup-skibickij.html" text:style-name="Internet_20_link" text:visited-style-name="Visited_20_Internet_20_Link">
</text:a>
During this day, the enemy caused 3 missile and 56 aircraft strikes, making more than 40 shelling of rocket launchers. Civil infrastructure. Unfortunately, peaceful people are killed and injured, residential private homes and other civilian infrastructure have been destroyed.<text:span text:style-name="T4">
 Read also: </text:span>
 <text:a xlink:type="simple" xlink:href="https://www.ukrinform.ua/rubric-ato/3711639-nastup-z-bilorusi-na-ukrainu-absolutno-nerealnij-ocilnik-gur.html" text:style-name="Internet_20_link" text:visited-style-name="Visited_20_Internet_20_Link">
</text:a>
Aviation of defense forces per day has struck 8 strokes in the areas of concentration of personnel and military equipment of the enemy.</text:p>
      <text:p text:style-name="P4">
Missile troops and artillery units were amazed by 4 districts of military equipment, 1 ammunition composition, 4 artillery units, 1 air defense and 1 important target.</text:p>
      <text:p text:style-name="P4">
According to Ukrinform, according to the Deputy Minister of Defense of Ukraine Gannymimar, in Bakhmut of Donetsk region <text:a xlink:type="simple" xlink:href="https://www.ukrinform.ua/rubric-ato/3711924-situacia-u-bahmuti-kriticna-ukrainski-bijci-trimaut-oboronu-v-odnomu-z-rajoniv-malar.html" text:style-name="Internet_20_link" text:visited-style-name="Visited_20_Internet_20_Link">
</text:a>
, at the same time, the Armed Forces of Ukraine hold the defense in the area "Airplane".</text:p>
      <text:p text:style-name="P4">
<text:span text:style-name="T5">
Foto: DPSU</text:span>
</text:p>
      <text:p text:style-name="P4">
News Source: <text:a xlink:type="simple" xlink:href="https://www.ukrinform.ua/rubric-ato/3711956-za-bahmut-ne-pripinautsa-vazki-boi.html" text:style-name="Internet_20_link" text:visited-style-name="Visited_20_Internet_20_Link">
https://www.ukrinform.ua/rubric-ato/3711956-za-bahmut-ne-pripinautsa-vazki-boi.html</text:a>
</text:p>
      <!--NEWS-->
      <text:h text:style-name="P10" text:outline-level="1">
<text:span text:style-name="T4">
Meloni will go from the G7 summit in advance through floods in Italy</text:span>
</text:h>
      <text:p text:style-name="P4">
Authors: Ukrinform (Person)</text:p>
      <text:p text:style-name="P4">
Publisher: Укринформ (Organization)</text:p>
      <text:p text:style-name="P4">
Published Time: 2023-05-20T18:52:47+03:00</text:p>
      <text:p text:style-name="P4">
Modified Time: 2023-05-20T18:52:47+03:00</text:p>
      <text:p text:style-name="P4">
Description: Italian Prime Minister George Meloni has decided to return home from the Sami Group Summit ahead of time in Japan in connection with large-scale floods raging in the north of the country. - Ukrinform.</text:p>
      <text:p text:style-name="P4">
Images: ['<text:a xlink:type="simple" xlink:href="https://static.ukrinform.com/photos/2023_02/thumb_files/630_360_1675448044-616.jpg" text:style-name="Internet_20_link" text:visited-style-name="Visited_20_Internet_20_Link">
630_360_16754...</text:a>
']</text:p>
      <text:p text:style-name="P4">
Tags: ['Італія', 'Повінь', 'Велика сімка', 'Джорджа Мелоні']</text:p>
      <text:p text:style-name="P4">
Type: Article</text:p>
      <!--METADATA-->
      <text:p text:style-name="P4">
<draw:frame draw:style-name="fr1" draw:name="Image154" text:anchor-type="as-char" svg:width="6.9236in" svg:height="3.956343in" draw:z-index="0">
<draw:image xlink:href="../Images/yкринформ/2023-05-20T18-52-47-03-00/630_360_1675448044-616.jpg" xlink:type="simple" xlink:show="embed" xlink:actuate="onLoad" draw:mime-type="image/jpeg"/>
</draw:frame>
Italian Prime Minister George Meloni has decided to return home from the Samy Samituduzhiv in Japan ahead of schedule in Japan in connection with large-scale floods raging.</text:p>
      <text:p text:style-name="P4">
As Ukrinform reports, it reports <text:a xlink:type="simple" xlink:href="http://www.ansa.it/sito/notizie/cronaca/2023/05/20/alluvione-in-emilia-romagna-allerta-rossa.-la-premier-domani-nella-regione-36mila-gli-sfollati_fcf086b6-ce6c-4538-85d1-d74396911de2.html" text:style-name="Internet_20_link" text:visited-style-name="Visited_20_Internet_20_Link">
</text:a>
It is noted that Meloni has postponed the final press conference to Subotototic, the need to return to Italy earlier in order to "closely monitor the unusual situation" in Emilia-Romagna.</text:p>
      <text:p text:style-name="P4">
According to the latest data, the number of victims of bad weather in Emilia-Romanya has increased to 14 people.</text:p>
      <text:p text:style-name="P4">
In his <text:a xlink:type="simple" xlink:href="http://twitter.com/GiorgiaMeloni/status/1659851313818083332" text:style-name="Internet_20_link" text:visited-style-name="Visited_20_Internet_20_Link">
</text:a>
Meloni thanked for solidarity with <text:a xlink:type="simple" xlink:href="https://www.ukrinform.ua/tag-italia" text:style-name="Internet_20_link" text:visited-style-name="Visited_20_Internet_20_Link">
</text:a>
and the people affected by the flood.</text:p>
      <text:p text:style-name="P4">
"I would like to thank G7 leaders and partners of several countries who express solidarity with Italy and the population affected by floods at these hours. Your proximity is a significant sign of our unity in heavy minutes," the statement reads.</text:p>
      <text:p text:style-name="P4">
<text:span text:style-name="T4">
 Read also: </text:span>
 <text:a xlink:type="simple" xlink:href="https://www.ukrinform.ua/rubric-world/3706645-u-najbilsomu-misti-novoi-zelandii-ogolosili-nadzvicajnij-stan-cerez-povin.html" text:style-name="Internet_20_link" text:visited-style-name="Visited_20_Internet_20_Link">
<text:span text:style-name="T4">
 Flood </text:span>
</text:a>
According to Ukrinform, in Italy, the number of victims from the strongest centuries of floods is increasing, many people with disabilities cannot get their homes and are trapped.</text:p>
      <text:p text:style-name="P4">
As of the evening of Thursday, floods in the region took away 13 lives, about 20 thousand people were left without a roof over their heads.</text:p>
      <text:p text:style-name="P4">
News Source: <text:a xlink:type="simple" xlink:href="https://www.ukrinform.ua/rubric-world/3711957-meloni-zavcasno-poide-z-samitu-g7-cerez-poveni-v-italii.html" text:style-name="Internet_20_link" text:visited-style-name="Visited_20_Internet_20_Link">
https://www.ukrinform.ua/rubric-world/3711957-meloni-zavcasno-poide-z-samitu-g7-cerez-poveni-v-italii.html</text:a>
</text:p>
      <!--NEWS-->
      <text:h text:style-name="P10" text:outline-level="1">
<text:span text:style-name="T4">
Due to oil sanctions, Russia lost $ 40 billion</text:span>
</text:h>
      <text:p text:style-name="P4">
Authors: Ukrinform (Person)</text:p>
      <text:p text:style-name="P4">
Publisher: Укринформ (Organization)</text:p>
      <text:p text:style-name="P4">
Published Time: 2023-05-20T18:54:00+03:00</text:p>
      <text:p text:style-name="P4">
Modified Time: 2023-05-20T18:54:00+03:00</text:p>
      <text:p text:style-name="P4">
Description: Due to the introduction of oil embargoes and the reduction of price cars, Russia has lost $ 40 billion from the annual budget. - Ukrinform.</text:p>
      <text:p text:style-name="P4">
Images: ['<text:a xlink:type="simple" xlink:href="https://static.ukrinform.com/photos/2020_01/thumb_files/630_360_1579083187-457.jpg" text:style-name="Internet_20_link" text:visited-style-name="Visited_20_Internet_20_Link">
630_360_15790...</text:a>
']</text:p>
      <text:p text:style-name="P4">
Tags: ['нафта', 'Санкції', 'Росія', 'Ембарго']</text:p>
      <text:p text:style-name="P4">
Type: Article</text:p>
      <!--METADATA-->
      <text:p text:style-name="P4">
<draw:frame draw:style-name="fr1" draw:name="Image155" text:anchor-type="as-char" svg:width="6.9236in" svg:height="3.956343in" draw:z-index="0">
<draw:image xlink:href="../Images/yкринформ/2023-05-20T18-54-00-03-00/630_360_1579083187-457.jpg" xlink:type="simple" xlink:show="embed" xlink:actuate="onLoad" draw:mime-type="image/jpeg"/>
</draw:frame>
Due to the embargo on oil and the reduction of price cars, Russia has lost 40 billion dollars from the annual budget.</text:p>
      <text:p text:style-name="P4">
According to Ukrinform, the President Vladislav Vlasyuk, the President, said on the air of the only news.</text:p>
      <text:p text:style-name="P4">
“Acceptance <text:a xlink:type="simple" xlink:href="https://www.ukrinform.ua/tag-antirosijski-sankcii" text:style-name="Internet_20_link" text:visited-style-name="Visited_20_Internet_20_Link">
</text:a>
It takes more time than we would like, but it leads to the good results we see. That is, diamonds will be about at least 3 billion a year, plus another blow to reputation. Valuable metals will again be 2.3, 4 billion a year, depending on the scale of bans. In oil, we are already seeing a minus 40 billion annual budget of Russia only at the expense of Embargo Ipris-Keop, ”Vlasyuk said.</text:p>
      <text:p text:style-name="P4">
According to him, it is important to work on imposing sanctions against the military-industrial and energy sector of the enemy. That is, all sanctions are aimed at reducing the capabilities of military potential, or reducing financial innovation in Russia. The work is also underway to implement the enemy's anti -energy industry and valuable metals.</text:p>
      <text:p text:style-name="P4">
“We think that everything will be realized. The only nuance that is always the bother partners who impose relevant sanctions is the stability of the world market. Therefore, they want to make sure that the markets will be stable before you impose any sanctions. The second is that the sanction will not be a slogan, but will be fully implemented as possible, ”the Presidential Council emphasized.</text:p>
      <text:p text:style-name="P4">
<text:span text:style-name="T4">
 Read also: </text:span>
 <text:a xlink:type="simple" xlink:href="https://www.ukrinform.ua/rubric-economy/3707628-zahidni-kraini-gotuut-embargo-proti-rosijskih-almaziv-zmi.html" text:style-name="Internet_20_link" text:visited-style-name="Visited_20_Internet_20_Link">
<text:span text:style-name="T4">
 embargo </text:span>
</text:a>
He also added that Ukraine continues to press on partners, because he believes that there is still little, the war is still ongoing, and the priced caps for Russia can still be possible.</text:p>
      <text:p text:style-name="P4">
The Great Seven countries reported(G7)They confirmed their obligations to know the financial, humanitarian military, diplomatic support that Ukraine is. And also agreed to restrict diamond exports from the Russian Federation.</text:p>
      <text:p text:style-name="P4">
News Source: <text:a xlink:type="simple" xlink:href="https://www.ukrinform.ua/rubric-economy/3711958-cerez-sankcii-na-naftu-rosia-vtratila-40-milardiv.html" text:style-name="Internet_20_link" text:visited-style-name="Visited_20_Internet_20_Link">
https://www.ukrinform.ua/rubric-economy/3711958-cerez-sankcii-na-naftu-rosia-vtratila-40-milardiv.html</text:a>
</text:p>
      <!--NEWS-->
      <text:h text:style-name="P10" text:outline-level="1">
<text:span text:style-name="T4">
Weapons, Air Defense and Fighters: President announced new steps with partners</text:span>
</text:h>
      <text:p text:style-name="P4">
Authors: Ukrinform (Person)</text:p>
      <text:p text:style-name="P4">
Publisher: Укринформ (Organization)</text:p>
      <text:p text:style-name="P4">
Published Time: 2023-05-20T18:58:00+03:00</text:p>
      <text:p text:style-name="P4">
Modified Time: 2023-05-20T18:58:00+03:00</text:p>
      <text:p text:style-name="P4">
Description: We coordinate positions with partners, prepare new common steps. Defense: weapons, air defense, fighters. - Ukrinform.</text:p>
      <text:p text:style-name="P4">
Images: ['<text:a xlink:type="simple" xlink:href="https://static.ukrinform.com/photos/2023_03/thumb_files/630_360_1678086625-925.png" text:style-name="Internet_20_link" text:visited-style-name="Visited_20_Internet_20_Link">
630_360_16780...</text:a>
']</text:p>
      <text:p text:style-name="P4">
Tags: ['Україна', 'Зеленський', 'Війна з Росією', 'ППО']</text:p>
      <text:p text:style-name="P4">
Type: Article</text:p>
      <!--METADATA-->
      <text:p text:style-name="P4">
<draw:frame draw:style-name="fr1" draw:name="Image156" text:anchor-type="as-char" svg:width="6.9236in" svg:height="3.956343in" draw:z-index="0">
<draw:image xlink:href="../Images/yкринформ/2023-05-20T18-58-00-03-00/630_360_1678086625-925.png" xlink:type="simple" xlink:show="embed" xlink:actuate="onLoad" draw:mime-type="image/png"/>
</draw:frame>
We coordinate positions with partners, prepare new common steps. Defense: weapons, air defense, fighters.</text:p>
      <text:p text:style-name="P4">
This was stated in the evening <text:a xlink:type="simple" xlink:href="https://www.youtube.com/watch" text:style-name="Internet_20_link" text:visited-style-name="Visited_20_Internet_20_Link">
</text:a>
President Volodymyr Zelenskyy, reports Ukrinform.</text:p>
      <text:p text:style-name="P4">
_ <text:span text:style-name="T4">
 I wish health, dear Ukrainians!</text:span>
 _</text:p>
      <text:p text:style-name="P4">
Today is the first day of meetings and negotiations in Japan on the eve of the Simki summit.</text:p>
      <text:p text:style-name="P4">
We coordinate positions with partners, prepare new common steps. Defense: weapons, air defense, fighters. We attract as many countries and leaders for the sake of Ukraine. Formular. Long -term support programs of Ukraine. Finance and economy.</text:p>
      <text:p text:style-name="P4">
He met with George Meloni, the head of the Italian government. They looked at how other negotiations in Rome were being implemented. George told about the arrangements of the League of Arab states. Looked at how we can now strengthen the opportunity to protect life from Russian air terror with Italy.</text:p>
      <text:p text:style-name="P4">
Negotiations with Rice, Mr. Prime Minister of Great Britain. We discussed our secondary relations, our defense. He thanked for the leadership in the development of our possibleness in the sky - Britain was very active for modern fighters for Ukraine, and these are historical things.</text:p>
      <text:p text:style-name="P4">
He spoke to India's Prime Minister. Serious talk. I informed the progress about our peace formula.</text:p>
      <text:p text:style-name="P4">
We have passed many stages with the presentation of the formula to the leaders and countries of the wicked parts of the world. The day before they successfully presented the formula to the participants of the summit of Arab states. And let's do everything to bring the world to our peaceful initiative as much as possible.</text:p>
      <text:p text:style-name="P4">
I believe that India will take part in the restoration of international order, founded on the rules that are obviously needed by all free nations. They discussed the support of the replacement, strengthening of our medicine.</text:p>
      <text:p text:style-name="P4">
He spoke with the President of the Euro Council Charles Michel. Security and defense, economy, our joint policy - the potential of Ukraine and the entire EU. I teach you, Charles, for your sincere, unchanging and effective support.</text:p>
      <text:p text:style-name="P4">
He met with French President Macron. We regularly exchange the look of a security situation, consider certain variants of our common -host and political actions. So this time. Meaningful conversation. Damay confidence in our movement to the victory of Ukraine.And one more.</text:p>
      <text:p text:style-name="P4">
As always, thank our soldiers!Everyone who protects the Ukrainian land, the Ukrainian Sea and the Ukrainian Sky.</text:p>
      <text:p text:style-name="P4">
I am sure that we will come back from this visit with even more opportunities for you, our defenders and defenders!Glory to you - to everyone who is in battle for our country, who at combat posts and on combat missions, who trains our soldiers, who defends our fighters after injuries and who helps us to protect our lives.</text:p>
      <text:p text:style-name="P4">
There is no such day that Ukraine does not become stronger!</text:p>
      <text:p text:style-name="P4">
_<text:span text:style-name="T4">
Glory to Ukraine!</text:span>
 _</text:p>
      <text:p text:style-name="P4">
<text:span text:style-name="T5">
Foto: op</text:span>
</text:p>
      <text:p text:style-name="P4">
News Source: <text:a xlink:type="simple" xlink:href="https://www.ukrinform.ua/rubric-ato/3711962-zbroa-ppo-ta-vinisuvaci-prezident-anonsuvav-novi-kroki-z-partnerami.html" text:style-name="Internet_20_link" text:visited-style-name="Visited_20_Internet_20_Link">
https://www.ukrinform.ua/rubric-ato/3711962-zbroa-ppo-ta-vinisuvaci-prezident-anonsuvav-novi-kroki-z-partnerami.html</text:a>
</text:p>
      <!--NEWS-->
      <text:h text:style-name="P10" text:outline-level="1">
<text:span text:style-name="T4">
In the south aircraft destroyed five Russian drones</text:span>
</text:h>
      <text:p text:style-name="P4">
Authors: Ukrinform (Person)</text:p>
      <text:p text:style-name="P4">
Publisher: Укринформ (Organization)</text:p>
      <text:p text:style-name="P4">
Published Time: 2023-05-20T18:59:00+03:00</text:p>
      <text:p text:style-name="P4">
Modified Time: 2023-05-20T18:59:00+03:00</text:p>
      <text:p text:style-name="P4">
Description: In the Nikolaev and Kherson regions, on May 20, air defense destroyed five Russian drones. - Ukrinform.</text:p>
      <text:p text:style-name="P4">
Images: ['<text:a xlink:type="simple" xlink:href="https://static.ukrinform.com/photos/2023_05/thumb_files/630_360_1684598290-154.jpg" text:style-name="Internet_20_link" text:visited-style-name="Visited_20_Internet_20_Link">
630_360_16845...</text:a>
']</text:p>
      <text:p text:style-name="P4">
Tags: ['Безпілотник', 'Херсонщина', 'Миколаївщина', 'Війна з Росією']</text:p>
      <text:p text:style-name="P4">
Type: Article</text:p>
      <!--METADATA-->
      <text:p text:style-name="P4">
<draw:frame draw:style-name="fr1" draw:name="Image157" text:anchor-type="as-char" svg:width="6.9236in" svg:height="3.956343in" draw:z-index="0">
<draw:image xlink:href="../Images/yкринформ/2023-05-20T18-59-00-03-00/630_360_1684598290-154.jpg" xlink:type="simple" xlink:show="embed" xlink:actuate="onLoad" draw:mime-type="image/jpeg"/>
</draw:frame>
The Mimikov and Kherson regions on May 20, Air Defense Destroyed Russian drones.</text:p>
      <text:p text:style-name="P4">
According to Ukrinform, the South Air Command reports in <text:a xlink:type="simple" xlink:href="http://www.facebook.com/PvKPivden/posts/pfbid029TWL5hNZZUS9GCK3MFBJRDch9LpJJeG2n1yYdH953rRdjY5dvS6Xwpk7b5XxqfYKl" text:style-name="Internet_20_link" text:visited-style-name="Visited_20_Internet_20_Link">
</text:a>
.</text:p>
      <text:p text:style-name="P4">
«20 травня 2023 року на Миколаївщині та Херсонщині Силами та засобамипротиповітряної оборони повітряного командування «Південь» знищено 5 ворожихБпЛА: 3 ударних БпЛА «Ланцет», 1 БпЛА «Мерлін-ВР» та 1 розвідувальний«Орлан-10», - ідеться в повідомленні.</text:p>
      <text:p text:style-name="P4">
Також повітряне командування опублікувало фото уламків збитих ударних дронів«Ланцет».</text:p>
      <text:p text:style-name="P4">
<text:span text:style-name="T4">
Читайте також:</text:span>
 <text:a xlink:type="simple" xlink:href="https://www.ukrinform.ua/rubric-regions/3711949-u-harkovi-vorozij-dronkamikadze-pociliv-u-obekt-infrastrukturi.html" text:style-name="Internet_20_link" text:visited-style-name="Visited_20_Internet_20_Link">
 </text:a>
As reported by Ukrinform, the Air Force of the Armed Forces of Ukraine on the night of 20 herbs <text:a xlink:type="simple" xlink:href="https://www.ukrinform.ua/rubric-ato/3711685-ukrainski-zahisniki-vnoci-znisili-18-sahediv.html" text:style-name="Internet_20_link" text:visited-style-name="Visited_20_Internet_20_Link">
</text:a>
20 shock drones of the ShahED-136/131 Svicive Merlin-Br Survey of Russian invaders.</text:p>
      <text:p text:style-name="P4">
News Source: <text:a xlink:type="simple" xlink:href="https://www.ukrinform.ua/rubric-ato/3711959-na-pivdni-ppo-znisila-pat-rosijskih-bezpilotnikiv.html" text:style-name="Internet_20_link" text:visited-style-name="Visited_20_Internet_20_Link">
https://www.ukrinform.ua/rubric-ato/3711959-na-pivdni-ppo-znisila-pat-rosijskih-bezpilotnikiv.html</text:a>
</text:p>
      <!--NEWS-->
      <text:h text:style-name="P10" text:outline-level="1">
<text:span text:style-name="T4">
In the Lugansk direction the enemy overnight killed at least 400 civilians - intercepting</text:span>
</text:h>
      <text:p text:style-name="P4">
Authors: Ukrinform (Person)</text:p>
      <text:p text:style-name="P4">
Publisher: Укринформ (Organization)</text:p>
      <text:p text:style-name="P4">
Published Time: 2023-05-20T19:00:00+03:00</text:p>
      <text:p text:style-name="P4">
Modified Time: 2023-05-20T19:00:00+03:00</text:p>
      <text:p text:style-name="P4">
Description: The Main Directorate of Intelligence of the Ministry of Defense of Ukraine published an audio interception of the invasion of the invader, where he says that in the Luhansk direction the Russians killed at least 400 civilians during the night. - Ukrinform.</text:p>
      <text:p text:style-name="P4">
Images: ['<text:a xlink:type="simple" xlink:href="https://static.ukrinform.com/photos/2022_11/thumb_files/630_360_1668461240-442.jpg" text:style-name="Internet_20_link" text:visited-style-name="Visited_20_Internet_20_Link">
630_360_16684...</text:a>
']</text:p>
      <text:p text:style-name="P4">
Tags: ['Луганщина', 'Розвідка', 'Вбивство', 'Війна з Росією']</text:p>
      <text:p text:style-name="P4">
Type: Article</text:p>
      <!--METADATA-->
      <text:p text:style-name="P4">
<draw:frame draw:style-name="fr1" draw:name="Image158" text:anchor-type="as-char" svg:width="6.9236in" svg:height="3.956343in" draw:z-index="0">
<draw:image xlink:href="../Images/yкринформ/2023-05-20T19-00-00-03-00/630_360_1668461240-442.jpg" xlink:type="simple" xlink:show="embed" xlink:actuate="onLoad" draw:mime-type="image/jpeg"/>
</draw:frame>
The main department of intelligence of the Ministry of Defense of Ukraine published an audio interception of the invasion, where he says that in the Luhansk direction the Russians of Zanich killed at least 400 civilians.</text:p>
      <text:p text:style-name="P4">
According to Ukrinform, GUR reports in <text:a xlink:type="simple" xlink:href="https://t.me/DIUkraine/2330" text:style-name="Internet_20_link" text:visited-style-name="Visited_20_Internet_20_Link">
</text:a>
.</text:p>
      <text:p text:style-name="P4">
“Просто нам наказали, хлопці, заберіть Кремінну, просто ми її всю, бабусю,викосили”, - заявив він.</text:p>
      <text:p text:style-name="P4">
За його словами, росіяни зайшли в населений пункт і почали всіх розстрілювати,за ніч вони <text:a xlink:type="simple" xlink:href="https://www.ukrinform.ua/tag-vbivstvo" text:style-name="Internet_20_link" text:visited-style-name="Visited_20_Internet_20_Link">
 </text:a>
at least 400 people. Window that machine gunners killed children, women, men.</text:p>
      <text:p text:style-name="P4">
"We went to homes and just shot," he said.</text:p>
      <text:p text:style-name="P4">
<text:span text:style-name="T4">
 Read also: </text:span>
 <text:a xlink:type="simple" xlink:href="https://www.ukrinform.ua/rubric-regions/3711201-zagarbniki-za-dobu-vbili-dvoh-civilnih-na-doneccini-se-devatoh-poranili.html" text:style-name="Internet_20_link" text:visited-style-name="Visited_20_Internet_20_Link">
<text:span text:style-name="T4">
 Civilian </text:span>
</text:a>
As reported <text:a xlink:type="simple" xlink:href="https://www.ukrinform.ua/rubric-ato/3709601-v-oon-zaavili-pro-23-600-ubitih-i-poranenih-civilnih-vnaslidok-vtorgnenna-rf-v-ukrainu.html" text:style-name="Internet_20_link" text:visited-style-name="Visited_20_Internet_20_Link">
</text:a>
, the number of victims among civilians in Ukraine has increased to the highest level in recent months - 23600 killed and wounded.</text:p>
      <text:p text:style-name="P4">
News Source: <text:a xlink:type="simple" xlink:href="https://www.ukrinform.ua/rubric-ato/3711960-na-luganskomu-napramku-vorog-za-nic-vbiv-ne-mens-ak-400-civilnih-perehoplenna.html" text:style-name="Internet_20_link" text:visited-style-name="Visited_20_Internet_20_Link">
https://www.ukrinform.ua/rubric-ato/3711960-na-luganskomu-napramku-vorog-za-nic-vbiv-ne-mens-ak-400-civilnih-perehoplenna.html</text:a>
</text:p>
      <!--NEWS-->
      <text:h text:style-name="P10" text:outline-level="1">
<text:span text:style-name="T4">
Zelensky: We attract as many countries as possible to strengthen defense</text:span>
</text:h>
      <text:p text:style-name="P4">
Authors: Ukrinform (Person)</text:p>
      <text:p text:style-name="P4">
Publisher: Укринформ (Organization)</text:p>
      <text:p text:style-name="P4">
Published Time: 2023-05-20T19:08:00+03:00</text:p>
      <text:p text:style-name="P4">
Modified Time: 2023-05-20T19:08:00+03:00</text:p>
      <text:p text:style-name="P4">
Description: Ukraine, together with international partners, coordinates actions to attract more countries to strengthen its defense. - Ukrinform.</text:p>
      <text:p text:style-name="P4">
Images: ['<text:a xlink:type="simple" xlink:href="https://static.ukrinform.com/photos/2023_02/thumb_files/630_360_1677264924-906.jpg" text:style-name="Internet_20_link" text:visited-style-name="Visited_20_Internet_20_Link">
630_360_16772...</text:a>
']</text:p>
      <text:p text:style-name="P4">
Tags: ['Японія', 'Велика сімка', 'Зеленський']</text:p>
      <text:p text:style-name="P4">
Type: Article</text:p>
      <!--METADATA-->
      <text:p text:style-name="P4">
<draw:frame draw:style-name="fr1" draw:name="Image159" text:anchor-type="as-char" svg:width="6.9236in" svg:height="3.956343in" draw:z-index="0">
<draw:image xlink:href="../Images/yкринформ/2023-05-20T19-08-00-03-00/630_360_1677264924-906.jpg" xlink:type="simple" xlink:show="embed" xlink:actuate="onLoad" draw:mime-type="image/jpeg"/>
</draw:frame>
The Ukrainian is coordinated with international partners to attract more Ukrainians to strengthen their defense.</text:p>
      <text:p text:style-name="P4">
According to Ukrinform, President of Ukraine Vladimir Zelensky reported this during the evening <text:a xlink:type="simple" xlink:href="http://www.president.gov.ua/news/zaluchayemo-yaknajbilshe-krayin-i-lideriv-zaradi-ukrayini-zv-83041" text:style-name="Internet_20_link" text:visited-style-name="Visited_20_Internet_20_Link">
</text:a>
.</text:p>
      <text:p text:style-name="P4">
“Today is the first day of meetings and negotiations in Japan on the eve of the Simka summit. We coordinate positions with partners, prepare new common steps. Obron: weapons, air defense, fighters. We attract as many countries and leaders for the adviser. The formula of peace. Long -term support programs of Ukraine. Taeconomics finances, ”Zelensky said.</text:p>
      <text:p text:style-name="P4">
He noted that today he met with the Head of Italian Government George Meloni, discussed how negotiations in Rome were being implemented. The presidentials of Meloni on arrangements at the League of Arab States Summit, as well as as possible now with Italy, to strengthen the opportunity to protect life from Russian air terror.</text:p>
      <text:p text:style-name="P4">
In addition, negotiations with the Prime Minister of the United Kingdom Rishisunak were discussed, and bilateral relations and defense were discussed. Zelensky thanked leadership in the development of opportunities in the sky, as Britain was very active in modern fighters for Ukraine.</text:p>
      <text:p text:style-name="P4">
Even Zelensky spoke with the Prime Minister of India Modi, informed him a prorogress on the formula of peace.</text:p>
      <text:p text:style-name="P4">
“We have passed many stages with the presentation of the formula to the leaders and countries of the wicked parts of the world. The day before they successfully presented the formula to the participants of the summit of Arab states. And let's do everything to bring the world to our peaceful initiative as much as possible. I believe that India will participate in the International Order based on the Rules required by All Nations, ” - said <text:a xlink:type="simple" xlink:href="https://www.ukrinform.ua/tag-zelenskij" text:style-name="Internet_20_link" text:visited-style-name="Visited_20_Internet_20_Link">
</text:a>
.</text:p>
      <text:p text:style-name="P4">
He also spoke with the President of the Euro Council Charles Michelle and President Frank Emmanuel Macron. There was also a meeting with German Chancellor Olafomsholtz, where the presidents discussed how to accelerate a honest peace for Ukraine to post joint work within G7.</text:p>
      <text:p text:style-name="P4">
"I am sure to come back from this visit with even more opportunities for you, our defenders and defenders!" - summarized the president.</text:p>
      <text:p text:style-name="P4">
<text:span text:style-name="T4">
 Read also: </text:span>
 <text:a xlink:type="simple" xlink:href="https://www.ukrinform.ua/rubric-polytics/3711770-komunike-samitu-g7-pidtverdzue-nepohitnu-pidtrimku-svitovih-lideriv-ukraini.html" text:style-name="Internet_20_link" text:visited-style-name="Visited_20_Internet_20_Link">
<text:span text:style-name="T4">
 Commune </text:span>
</text:a>
</text:p>
      <text:p text:style-name="P4">
President of Ukraine Volodymyr Zelensky arrived in Japan for the G7 summit.</text:p>
      <text:p text:style-name="P4">
News Source: <text:a xlink:type="simple" xlink:href="https://www.ukrinform.ua/rubric-ato/3711961-zelenskij-zalucaemo-aknajbilse-krain-dla-posilenna-oboroni.html" text:style-name="Internet_20_link" text:visited-style-name="Visited_20_Internet_20_Link">
https://www.ukrinform.ua/rubric-ato/3711961-zelenskij-zalucaemo-aknajbilse-krain-dla-posilenna-oboroni.html</text:a>
</text:p>
      <!--NEWS-->
      <text:h text:style-name="P10" text:outline-level="1">
<text:span text:style-name="T4">
Brazil's President wants to meet Zelensky in Japan</text:span>
</text:h>
      <text:p text:style-name="P4">
Authors: Ukrinform (Person)</text:p>
      <text:p text:style-name="P4">
Publisher: Укринформ (Organization)</text:p>
      <text:p text:style-name="P4">
Published Time: 2023-05-20T19:20:32+03:00</text:p>
      <text:p text:style-name="P4">
Modified Time: 2023-05-20T19:20:32+03:00</text:p>
      <text:p text:style-name="P4">
Description: Brazil's President Inasio Lula da Silva told his French colleague Emmanuel Macron, who will meet with President of Ukraine Vladimir Zelensky during his stay in Hiroshima. - Ukrinform.</text:p>
      <text:p text:style-name="P4">
Images: ['<text:a xlink:type="simple" xlink:href="https://static.ukrinform.com/photos/2023_05/thumb_files/630_360_1684599405-703.jpg" text:style-name="Internet_20_link" text:visited-style-name="Visited_20_Internet_20_Link">
630_360_16845...</text:a>
']</text:p>
      <text:p text:style-name="P4">
Tags: ['Бразилія', 'Президент', 'Зеленський']</text:p>
      <text:p text:style-name="P4">
Type: Article</text:p>
      <!--METADATA-->
      <text:p text:style-name="P4">
<draw:frame draw:style-name="fr1" draw:name="Image160" text:anchor-type="as-char" svg:width="6.9236in" svg:height="3.956343in" draw:z-index="0">
<draw:image xlink:href="../Images/yкринформ/2023-05-20T19-20-32-03-00/630_360_1684599405-703.jpg" xlink:type="simple" xlink:show="embed" xlink:actuate="onLoad" draw:mime-type="image/jpeg"/>
</draw:frame>
Inasio Lula Da Silva Presidential Brazilius informed his French colleague Emmanuelumacron, who will meet with President of Ukraine Vladimir Zelensky during a trip in Hiroshima.</text:p>
      <text:p text:style-name="P4">
As Ukrinform reports, it reports <text:a xlink:type="simple" xlink:href="http://news.sky.com/story/ukraine-war-latest-zelenskyy-to-make-unexpected-in-person-appearance-at-g7-as-kyiv-comes-under-evil-attack-12541713" text:style-name="Internet_20_link" text:visited-style-name="Visited_20_Internet_20_Link">
</text:a>
With reference to the Presidential Administration of France.</text:p>
      <text:p text:style-name="P4">
As it is noted that there were some assumptions for the summit that Brazilian leadership could not meet <text:a xlink:type="simple" xlink:href="https://www.ukrinform.ua/tag-zelenskij" text:style-name="Internet_20_link" text:visited-style-name="Visited_20_Internet_20_Link">
</text:a>
In the scenes of G7.</text:p>
      <text:p text:style-name="P4">
Earlier, Lula called for ceasefire in Ukraine, at the same time he refused to give Ukraine weapons, made statements, where he put a certain guilt of heal on Ukraine <text:a xlink:type="simple" xlink:href="https://www.ukrinform.ua/tag-rosia" text:style-name="Internet_20_link" text:visited-style-name="Visited_20_Internet_20_Link">
</text:a>
, and stated that the US Taevrop is stimulating fighting.</text:p>
      <text:p text:style-name="P4">
<text:span text:style-name="T4">
 Read also: </text:span>
 <text:a xlink:type="simple" xlink:href="https://www.ukrinform.ua/rubric-polytics/3707823-zelenskij-obgovoriv-z-radnikom-prezidenta-brazilii-mozlivist-samitu-ukrainalatinska-amerika.html" text:style-name="Internet_20_link" text:visited-style-name="Visited_20_Internet_20_Link">
</text:a>
As it was reported, Brazil's President Luis Inasiu Lula da Silva <text:a xlink:type="simple" xlink:href="https://www.ukrinform.ua/rubric-world/3707135-prezident-brazilii-hoce-zaproponuvati-poserednictvo-dla-miru-v-ukraini.html" text:style-name="Internet_20_link" text:visited-style-name="Visited_20_Internet_20_Link">
</text:a>
In peace talks, Jews and Moscow.</text:p>
      <text:p text:style-name="P4">
Photo: AA</text:p>
      <text:p text:style-name="P4">
News Source: <text:a xlink:type="simple" xlink:href="https://www.ukrinform.ua/rubric-polytics/3711963-prezident-brazilii-hoce-zustritisa-z-zelenskim-v-aponii.html" text:style-name="Internet_20_link" text:visited-style-name="Visited_20_Internet_20_Link">
https://www.ukrinform.ua/rubric-polytics/3711963-prezident-brazilii-hoce-zustritisa-z-zelenskim-v-aponii.html</text:a>
</text:p>
      <!--NEWS-->
      <text:h text:style-name="P10" text:outline-level="1">
<text:span text:style-name="T4">
3x3 Basketball Women's Basketball Team came out in the world series playoffs</text:span>
</text:h>
      <text:p text:style-name="P4">
Authors: Ukrinform (Person)</text:p>
      <text:p text:style-name="P4">
Publisher: Укринформ (Organization)</text:p>
      <text:p text:style-name="P4">
Published Time: 2023-05-20T19:22:39+03:00</text:p>
      <text:p text:style-name="P4">
Modified Time: 2023-05-20T19:22:39+03:00</text:p>
      <text:p text:style-name="P4">
Description: In the quarterfinals, the Ukrainians will play with Poland. - Ukrinform.</text:p>
      <text:p text:style-name="P4">
Images: ['<text:a xlink:type="simple" xlink:href="https://static.ukrinform.com/photos/2023_05/thumb_files/630_360_1684599681-670.jpg" text:style-name="Internet_20_link" text:visited-style-name="Visited_20_Internet_20_Link">
630_360_16845...</text:a>
']</text:p>
      <text:p text:style-name="P4">
Tags: ['Баскетбол']</text:p>
      <text:p text:style-name="P4">
Type: Article</text:p>
      <!--METADATA-->
      <text:p text:style-name="P4">
<draw:frame draw:style-name="fr1" draw:name="Image161" text:anchor-type="as-char" svg:width="6.9236in" svg:height="3.956343in" draw:z-index="0">
<draw:image xlink:href="../Images/yкринформ/2023-05-20T19-22-39-03-00/630_360_1684599681-670.jpg" xlink:type="simple" xlink:show="embed" xlink:actuate="onLoad" draw:mime-type="image/jpeg"/>
</draw:frame>
The Ukrainian students will play with Poland.</text:p>
      <text:p text:style-name="P4">
Basketball Women's Team(3x3)She made his way in the playoff stage of the World Library in Azerbaijani Astari, Ukrinform reports.</text:p>
      <text:p text:style-name="P4">
In the Blue and Yellows are Christina Filevich, Oksana Mollova, Veronicakosmach and Miriam Uro-Nile.</text:p>
      <text:p text:style-name="P4">
Ukraine beat Germany at the start of the group stage. In the match for the first place, Ukraine won Egypt - 20:12. “Blue-yellow” after a successful start(5:0)concede to the account(9:11)However, they were able to hold a limb.</text:p>
      <text:p text:style-name="P4">
<text:span text:style-name="T4">
 Read also: </text:span>
 <text:a xlink:type="simple" xlink:href="https://www.ukrinform.ua/rubric-sports/3711790-zinoca-zbirna-ukraini-z-basketbolu-3h3-sensacijno-peremogla-nimeccinu.html" text:style-name="Internet_20_link" text:visited-style-name="Visited_20_Internet_20_Link">
<text:span text:style-name="T4">
 basketball </text:span>
</text:a>
Ukraine went to the playoffs from first in the group. In the quarterfinals, the Ukrainian is with Poland. The match will start tomorrow, May 21, at 13:05 Kiev.</text:p>
      <text:p text:style-name="P4">
Photo: fbu.ua</text:p>
      <text:p text:style-name="P4">
News Source: <text:a xlink:type="simple" xlink:href="https://www.ukrinform.ua/rubric-sports/3711964-zinoca-zbirna-ukraini-z-basketbolu-3h3-vijsla-u-plejof-svitovoi-serii.html" text:style-name="Internet_20_link" text:visited-style-name="Visited_20_Internet_20_Link">
https://www.ukrinform.ua/rubric-sports/3711964-zinoca-zbirna-ukraini-z-basketbolu-3h3-vijsla-u-plejof-svitovoi-serii.html</text:a>
</text:p>
      <!--NEWS-->
      <text:h text:style-name="P10" text:outline-level="1">
<text:span text:style-name="T4">
The enemy from heavy artillery was fired at the Nikopol district, wounded woman</text:span>
</text:h>
      <text:p text:style-name="P4">
Authors: Ukrinform (Person)</text:p>
      <text:p text:style-name="P4">
Publisher: Укринформ (Organization)</text:p>
      <text:p text:style-name="P4">
Published Time: 2023-05-20T19:25:00+03:00</text:p>
      <text:p text:style-name="P4">
Modified Time: 2023-05-20T19:25:00+03:00</text:p>
      <text:p text:style-name="P4">
Description: Russian troops from heavy artillery fired at Nikopol and the Chervonohrigor community. The injured woman is destruction. - Ukrinform.</text:p>
      <text:p text:style-name="P4">
Images: ['<text:a xlink:type="simple" xlink:href="https://static.ukrinform.com/photos/2023_05/thumb_files/630_360_1684599762-505.jpg" text:style-name="Internet_20_link" text:visited-style-name="Visited_20_Internet_20_Link">
630_360_16845...</text:a>
']</text:p>
      <text:p text:style-name="P4">
Tags: ['Дніпропетровщина', 'Обстріл', 'Поранені', 'Війна з Росією']</text:p>
      <text:p text:style-name="P4">
Type: Article</text:p>
      <!--METADATA-->
      <text:p text:style-name="P4">
<draw:frame draw:style-name="fr1" draw:name="Image162" text:anchor-type="as-char" svg:width="6.9236in" svg:height="3.956343in" draw:z-index="0">
<draw:image xlink:href="../Images/yкринформ/2023-05-20T19-25-00-03-00/630_360_1684599762-505.jpg" xlink:type="simple" xlink:show="embed" xlink:actuate="onLoad" draw:mime-type="image/jpeg"/>
</draw:frame>
Ruskivska on heavy artillery fired at Nikopol and the Chervono -Grigoriv community. Travel woman, there is a destruction.</text:p>
      <text:p text:style-name="P4">
About it in <text:a xlink:type="simple" xlink:href="http://t.me/mykola_lukashuk/4638" text:style-name="Internet_20_link" text:visited-style-name="Visited_20_Internet_20_Link">
</text:a>
Mykola Lukashuk, the Chief Properepetrovsk Regional Council, reported, Ukrinform reports.</text:p>
      <text:p text:style-name="P4">
"Again under the hostile fire of Nikopol region. The Russian invaders shear in the afternoon of healing and Chervonohrigorivsk community in heavy artillery, releasing dozens of shells over a long time," the statement reads.</text:p>
      <text:p text:style-name="P4">
A 46-year-old woman is injured. It is in a stable state, it will be treated.</text:p>
      <text:p text:style-name="P4">
<text:span text:style-name="T4">
 Read also: </text:span>
 <text:a xlink:type="simple" xlink:href="https://www.ukrinform.ua/rubric-regions/3711949-u-harkovi-vorozij-dronkamikadze-pociliv-u-obekt-infrastrukturi.html" text:style-name="Internet_20_link" text:visited-style-name="Visited_20_Internet_20_Link">
</text:a>
It is noted that two five -storey buildings, one and a half dozen private buildings and seven more outbuildings, fences, fifty -passed panels, power grids and gases were mutilated in the city.</text:p>
      <text:p text:style-name="P4">
Almost a thousand subscribers are left without electricity, renewable work is ongoing.</text:p>
      <text:p text:style-name="P4">
News Source: <text:a xlink:type="simple" xlink:href="https://www.ukrinform.ua/rubric-ato/3711969-vorog-iz-vazkoi-artilerii-obstrilav-nikopolskij-rajon-poranena-zinka.html" text:style-name="Internet_20_link" text:visited-style-name="Visited_20_Internet_20_Link">
https://www.ukrinform.ua/rubric-ato/3711969-vorog-iz-vazkoi-artilerii-obstrilav-nikopolskij-rajon-poranena-zinka.html</text:a>
</text:p>
      <!--NEWS-->
      <text:h text:style-name="P10" text:outline-level="1">
<text:span text:style-name="T4">
The Snow Maid was unable to go to the Finnie's finals in France</text:span>
</text:h>
      <text:p text:style-name="P4">
Authors: Ukrinform (Person)</text:p>
      <text:p text:style-name="P4">
Publisher: Укринформ (Organization)</text:p>
      <text:p text:style-name="P4">
Published Time: 2023-05-20T19:31:39+03:00</text:p>
      <text:p text:style-name="P4">
Modified Time: 2023-05-20T19:31:39+03:00</text:p>
      <text:p text:style-name="P4">
Description: The Ukrainian gave way to Alice Robbe from France. - Ukrinform.</text:p>
      <text:p text:style-name="P4">
Images: ['<text:a xlink:type="simple" xlink:href="https://static.ukrinform.com/photos/2023_05/thumb_files/630_360_1684600211-898.jpeg" text:style-name="Internet_20_link" text:visited-style-name="Visited_20_Internet_20_Link">
630_360_16846...</text:a>
']</text:p>
      <text:p text:style-name="P4">
Tags: ['Теніс']</text:p>
      <text:p text:style-name="P4">
Type: Article</text:p>
      <!--METADATA-->
      <text:p text:style-name="P4">
<draw:frame draw:style-name="fr1" draw:name="Image163" text:anchor-type="as-char" svg:width="6.9236in" svg:height="3.956343in" draw:z-index="0">
<draw:image xlink:href="../Images/yкринформ/2023-05-20T19-31-39-03-00/630_360_1684600211-898.jpeg" xlink:type="simple" xlink:show="embed" xlink:actuate="onLoad" draw:mime-type="image/jpeg"/>
</draw:frame>
The Ukrainian woman came from France from France.</text:p>
      <text:p text:style-name="P4">
Ukrainian tennis player Daria Snigur(WTA 169)She has completed the performances on the ITF W60 soil-coming in the French city of Saint-Gotan, Ukrinform reports.</text:p>
      <text:p text:style-name="P4">
In the semifinals of the Ukrainian woman in two sets, Alice Robbe(WTA 212)France - 2: 6, 2: 6. The match lasted 58 minutes.</text:p>
      <text:p text:style-name="P4">
It was the first meeting of girls.</text:p>
      <text:p text:style-name="P4">
During the match, the Ukrainian made 2 breaks and gave 6 her innings.</text:p>
      <text:p text:style-name="P4">
In the Finals of a 60,000th in France Robbe will play with Robin Montgomery(WTA 195)SSSha.</text:p>
      <text:p text:style-name="P4">
<text:span text:style-name="T4">
 Read also: </text:span>
 <text:a xlink:type="simple" xlink:href="https://www.ukrinform.ua/rubric-sports/3711849-nadia-kicenok-postupilasa-u-finali-parnogo-turniru-wta-125-u-parizi.html" text:style-name="Internet_20_link" text:visited-style-name="Visited_20_Internet_20_Link">
<text:span text:style-name="T4">
 Kichenok </text:span>
</text:a>
According to Ukrinform, Nadezhda Kichenok in a duet with Alisha Parks gave way to the WTA 125 paired tournament in Paris.</text:p>
      <text:p text:style-name="P4">
Photo: btu.org.ua</text:p>
      <text:p text:style-name="P4">
News Source: <text:a xlink:type="simple" xlink:href="https://www.ukrinform.ua/rubric-sports/3711974-snigur-ne-zmogla-vijti-u-final-60tisacnika-u-francii.html" text:style-name="Internet_20_link" text:visited-style-name="Visited_20_Internet_20_Link">
https://www.ukrinform.ua/rubric-sports/3711974-snigur-ne-zmogla-vijti-u-final-60tisacnika-u-francii.html</text:a>
</text:p>
      <!--NEWS-->
      <text:h text:style-name="P10" text:outline-level="1">
<text:span text:style-name="T4">
In Switzerland, a tourist plane crashed - there are dead</text:span>
</text:h>
      <text:p text:style-name="P4">
Authors: Ukrinform (Person)</text:p>
      <text:p text:style-name="P4">
Publisher: Укринформ (Organization)</text:p>
      <text:p text:style-name="P4">
Published Time: 2023-05-20T19:45:00+03:00</text:p>
      <text:p text:style-name="P4">
Modified Time: 2023-05-20T19:45:00+03:00</text:p>
      <text:p text:style-name="P4">
Description: In Switzerland, a plane with tourists on board crashed in the mountains near the border with France this morning. - Ukrinform.</text:p>
      <text:p text:style-name="P4">
Images: ['<text:a xlink:type="simple" xlink:href="https://static.ukrinform.com/photos/2022_12/thumb_files/630_360_1669987737-966.jpg" text:style-name="Internet_20_link" text:visited-style-name="Visited_20_Internet_20_Link">
630_360_16699...</text:a>
']</text:p>
      <text:p text:style-name="P4">
Tags: ['Літак', 'Швейцарія', 'Загибель', 'Гори']</text:p>
      <text:p text:style-name="P4">
Type: Article</text:p>
      <!--METADATA-->
      <text:p text:style-name="P4">
<draw:frame draw:style-name="fr1" draw:name="Image164" text:anchor-type="as-char" svg:width="6.9236in" svg:height="3.956343in" draw:z-index="0">
<draw:image xlink:href="../Images/yкринформ/2023-05-20T19-45-00-03-00/630_360_1669987737-966.jpg" xlink:type="simple" xlink:show="embed" xlink:actuate="onLoad" draw:mime-type="image/jpeg"/>
</draw:frame>
Ushwedzerland the aircraft with tourists on board crashed in the mountains near the border with Frantion this morning.</text:p>
      <text:p text:style-name="P4">
As Ukrinform reports, it reports <text:a xlink:type="simple" xlink:href="https://www.straitstimes.com/world/europe/several-reported-dead-after-tourist-plane-crash-in-switzerland" text:style-name="Internet_20_link" text:visited-style-name="Visited_20_Internet_20_Link">
</text:a>
.</text:p>
      <text:p text:style-name="P4">
Local police confirmed that <text:a xlink:type="simple" xlink:href="https://www.ukrinform.ua/tag-litak" text:style-name="Internet_20_link" text:visited-style-name="Visited_20_Internet_20_Link">
</text:a>
He crashed near the Ponus de Marttel community in the Swiss canton is a disrespect.</text:p>
      <text:p text:style-name="P4">
According to local media reports, several people were killed. The accident happened near 10:20 local time in wooded terrain.</text:p>
      <text:p text:style-name="P4">
Police said it would not provide information about the crashed plane, the abroad of people on board until their families were informed of the accident.</text:p>
      <text:p text:style-name="P4">
<text:span text:style-name="T4">
 Read also: </text:span>
 <text:a xlink:type="simple" xlink:href="https://www.ukrinform.ua/rubric-world/3711904-v-ispanii-zaznav-avarii-vinisuvac-f18.html" text:style-name="Internet_20_link" text:visited-style-name="Visited_20_Internet_20_Link">
<text:span text:style-name="T4">
 fighter </text:span>
</text:a>
At the same time, a police representative confirmed <text:a xlink:type="simple" xlink:href="https://www.rtn.ch/" text:style-name="Internet_20_link" text:visited-style-name="Visited_20_Internet_20_Link">
</text:a>
that several people were killed as a result of an accident.</text:p>
      <text:p text:style-name="P4">
Rescue services and police are working at the scene of the incident, the authorities have started to investigate the circumstances of the catastrophe.</text:p>
      <text:p text:style-name="P4">
News Source: <text:a xlink:type="simple" xlink:href="https://www.ukrinform.ua/rubric-world/3711977-u-svejcarii-rozbivsa-turisticnij-litak-e-zagibli.html" text:style-name="Internet_20_link" text:visited-style-name="Visited_20_Internet_20_Link">
https://www.ukrinform.ua/rubric-world/3711977-u-svejcarii-rozbivsa-turisticnij-litak-e-zagibli.html</text:a>
</text:p>
      <!--NEWS-->
      <text:h text:style-name="P10" text:outline-level="1">
<text:span text:style-name="T4">
Podolyak named five major issues that Ukraine will raise at the G7 summit</text:span>
</text:h>
      <text:p text:style-name="P4">
Authors: Ukrinform (Person)</text:p>
      <text:p text:style-name="P4">
Publisher: Укринформ (Organization)</text:p>
      <text:p text:style-name="P4">
Published Time: 2023-05-20T19:56:00+03:00</text:p>
      <text:p text:style-name="P4">
Modified Time: 2023-05-20T19:56:00+03:00</text:p>
      <text:p text:style-name="P4">
Description: Ukraine will raise the issue of increasing weapons, reformatting of military alliances, creating a special tribunal, providing humanitarian and financial assistance at a meeting of the Seven Summit. - Ukrinform.</text:p>
      <text:p text:style-name="P4">
Images: ['<text:a xlink:type="simple" xlink:href="https://static.ukrinform.com/photos/2022_04/thumb_files/630_360_1650530083-444.jpg" text:style-name="Internet_20_link" text:visited-style-name="Visited_20_Internet_20_Link">
630_360_16505...</text:a>
']</text:p>
      <text:p text:style-name="P4">
Tags: ['Саміт', 'Велика сімка', 'Подоляк', 'Єдині новини']</text:p>
      <text:p text:style-name="P4">
Type: Article</text:p>
      <!--METADATA-->
      <text:p text:style-name="P4">
<draw:frame draw:style-name="fr1" draw:name="Image165" text:anchor-type="as-char" svg:width="6.9236in" svg:height="3.956343in" draw:z-index="0">
<draw:image xlink:href="../Images/yкринформ/2023-05-20T19-56-00-03-00/630_360_1650530083-444.jpg" xlink:type="simple" xlink:show="embed" xlink:actuate="onLoad" draw:mime-type="image/jpeg"/>
</draw:frame>
Ukraine will raise the issue of increasing weapons, reformatting military alliances, creating a special tribunal, providing humanitarian and financial assistance.</text:p>
      <text:p text:style-name="P4">
According to Ukrinform, this is said on the air of the only news by the Presidential Office Mikhail Podolyak.</text:p>
      <text:p text:style-name="P4">
“It will be offered to the world once again that if the war goes this type, which will proceeds <text:a xlink:type="simple" xlink:href="https://www.ukrinform.ua/tag-rosia" text:style-name="Internet_20_link" text:visited-style-name="Visited_20_Internet_20_Link">
</text:a>
Today, that is, the war of the power of international law, for the breakdown of the concepts of sovereignty and territorial object, Ukraine must obtain a parity volume of different types of weapons and components that we have no yet, ”Podolyak said.</text:p>
      <text:p text:style-name="P4">
According to him, it will be about long -range missiles, supply to Ukraine with heavy calibers. The issue of reformatting military alliances, reformatting international sites will also raise. The third component will be the question of a special tribunal, so it will "help it legally to fix the finale of the war", added Podolyak.</text:p>
      <text:p text:style-name="P4">
At the same time, the humunitarian and financial component of this war will not be ignored, because "when it attacks a country that has accumulated a certain resource for expression for decades and attacked major industrial regions, it is necessary to consider the need for additional financial support," he stressed.</text:p>
      <text:p text:style-name="P4">
<text:span text:style-name="T4">
 Read also: </text:span>
 <text:a xlink:type="simple" xlink:href="https://www.ukrinform.ua/rubric-polytics/3711947-kraini-g7-pogodilisa-z-neobhidnistu-prodovzuvati-pidtrimuvati-ukrainu-solc.html" text:style-name="Internet_20_link" text:visited-style-name="Visited_20_Internet_20_Link">
</text:a>
It was reported that 48 SMIM SMITs, which continue the Metrobots until May 21, continue in Japan. Its participants consider ways to ensure a stable -stable global economy, including the consequences of the Crownavirus pandemic of Tarosian aggression against Ukraine.</text:p>
      <text:p text:style-name="P4">
<text:a xlink:type="simple" xlink:href="https://www.ukrinform.ua/rubric-polytics/3711739-zelenskij-pribuv-do-hirosimi.html" text:style-name="Internet_20_link" text:visited-style-name="Visited_20_Internet_20_Link">
</text:a>
 .</text:p>
      <text:p text:style-name="P4">
News Source: <text:a xlink:type="simple" xlink:href="https://www.ukrinform.ua/rubric-polytics/3711979-podolak-nazvav-pat-osnovnih-pitan-aki-ukraina-porusuvatime-na-samiti-g7.html" text:style-name="Internet_20_link" text:visited-style-name="Visited_20_Internet_20_Link">
https://www.ukrinform.ua/rubric-polytics/3711979-podolak-nazvav-pat-osnovnih-pitan-aki-ukraina-porusuvatime-na-samiti-g7.html</text:a>
</text:p>
      <!--NEWS-->
      <text:h text:style-name="P10" text:outline-level="1">
<text:span text:style-name="T4">
Dnipro, Dnipropetrovska Oblast(15:23). Red Alert: aerial threat. Sirens sounding. Take cover ...</text:span>
</text:h>
      <text:p text:style-name="P4">
Authors: liveuamap (Language: en)</text:p>
      <text:p text:style-name="P4">
Time: 2023-05-20T1:24:00</text:p>
      <text:p text:style-name="P4">
Location: Dnipro (Latitude:48.45930000 Longtitude:35.03865000)</text:p>
      <text:p text:style-name="P4">
Videos: []</text:p>
      <text:p text:style-name="P4">
Images: []</text:p>
      <text:p text:style-name="P4">
Tags: ["Europe", "Central and Eastern Europe"]</text:p>
      <text:p text:style-name="P4">
Id: 22564208</text:p>
      <!--METADATA-->
      <text:p text:style-name="P4">
Dnipro, Dnipropetrovsk region(15:23). Red Alert: aerial threat. Sirenssounding. Take cover now!</text:p>
      <text:p text:style-name="P4">
News Collection Link: <text:a xlink:type="simple" xlink:href="https://liveuamap.com/en/2023/20-may-dnipro-dnipropetrovska-oblast1523-red-g" text:style-name="Internet_20_link" text:visited-style-name="Visited_20_Internet_20_Link">
https://liveuamap.com/en/2023/20-may-dnipro-dnipropetrovska-oblast1523-red-g</text:a>
</text:p>
      <text:p text:style-name="P4">
News Source: <text:a xlink:type="simple" xlink:href="https://t.me/suspilnednipro/15673" text:style-name="Internet_20_link" text:visited-style-name="Visited_20_Internet_20_Link">
https://t.me/suspilnednipro/15673</text:a>
</text:p>
      <!--NEWS-->
      <text:h text:style-name="P10" text:outline-level="1">
<text:span text:style-name="T4">
Sachko won Marchenko in the qualification of the tournament in Switzerland</text:span>
</text:h>
      <text:p text:style-name="P4">
Authors: Ukrinform (Person)</text:p>
      <text:p text:style-name="P4">
Publisher: Укринформ (Organization)</text:p>
      <text:p text:style-name="P4">
Published Time: 2023-05-20T20:01:56+03:00</text:p>
      <text:p text:style-name="P4">
Modified Time: 2023-05-20T20:01:56+03:00</text:p>
      <text:p text:style-name="P4">
Description: Vitaliy coped with an opponent in one hour and 20 minutes. - Ukrinform.</text:p>
      <text:p text:style-name="P4">
Images: ['<text:a xlink:type="simple" xlink:href="https://static.ukrinform.com/photos/2023_05/thumb_files/630_360_1684602057-511.jpeg" text:style-name="Internet_20_link" text:visited-style-name="Visited_20_Internet_20_Link">
630_360_16846...</text:a>
']</text:p>
      <text:p text:style-name="P4">
Tags: ['Теніс', 'Марченко']</text:p>
      <text:p text:style-name="P4">
Type: Article</text:p>
      <!--METADATA-->
      <text:p text:style-name="P4">
<draw:frame draw:style-name="fr1" draw:name="Image166" text:anchor-type="as-char" svg:width="6.9236in" svg:height="3.956343in" draw:z-index="0">
<draw:image xlink:href="../Images/yкринформ/2023-05-20T20-01-56-03-00/630_360_1684602057-511.jpeg" xlink:type="simple" xlink:show="embed" xlink:actuate="onLoad" draw:mime-type="image/jpeg"/>
</draw:frame>
Vitaliiwaned with an opponent in one hour and 20 minutes.</text:p>
      <text:p text:style-name="P4">
Ukrainian tennis player Vitaliy Sachko reached the finals of the Atp250 tournament in Swiss Geneva, Ukrinform reports.</text:p>
      <text:p text:style-name="P4">
In the semifinals of the selection, Sachko defeated his compatriot Ilya Marchenko. Meet for 1 hour and 20 minutes.</text:p>
      <text:p text:style-name="P4">
For the match, Vitaliy designed four Aisa and five breaks. Marchenko made four double errors in Khodyathch, Sachko - two.</text:p>
      <text:p text:style-name="P4">
In the finale, Sachko will play against the Italian Alessandro Janesce.</text:p>
      <text:p text:style-name="P4">
<text:span text:style-name="T4">
 Read also: </text:span>
 <text:a xlink:type="simple" xlink:href="https://www.ukrinform.ua/rubric-sports/3711974-snigur-ne-zmogla-vijti-u-final-60tisacnika-u-francii.html" text:style-name="Internet_20_link" text:visited-style-name="Visited_20_Internet_20_Link">
<text:span text:style-name="T4">
 SNIGUR </text:span>
</text:a>
As reported by Ukrinform, Daria Snigur(WTA 169)The performances of the ITF W60 series in the French city of Saint-Godan have completed the performances.</text:p>
      <text:p text:style-name="P4">
Photo: btu.org.ua</text:p>
      <text:p text:style-name="P4">
News Source: <text:a xlink:type="simple" xlink:href="https://www.ukrinform.ua/rubric-sports/3711981-sacko-peremig-marcenka-v-kvalifikacii-turniru-u-svejcarii.html" text:style-name="Internet_20_link" text:visited-style-name="Visited_20_Internet_20_Link">
https://www.ukrinform.ua/rubric-sports/3711981-sacko-peremig-marcenka-v-kvalifikacii-turniru-u-svejcarii.html</text:a>
</text:p>
      <!--NEWS-->
      <text:h text:style-name="P10" text:outline-level="1">
<text:span text:style-name="T4">
The wife of the dead at the front of the defender Vitaliy Kirkach-Antonenko gave birth to a daughter</text:span>
</text:h>
      <text:p text:style-name="P4">
Authors: Ukrinform (Person)</text:p>
      <text:p text:style-name="P4">
Publisher: Укринформ (Organization)</text:p>
      <text:p text:style-name="P4">
Published Time: 2023-05-20T20:09:00+03:00</text:p>
      <text:p text:style-name="P4">
Modified Time: 2023-05-20T20:09:00+03:00</text:p>
      <text:p text:style-name="P4">
Description: The wife of Vitaliy Kirkach-Antonenko, who died on the front of the volunteer, gave birth to a daughter on May 19. - Ukrinform.</text:p>
      <text:p text:style-name="P4">
Images: ['<text:a xlink:type="simple" xlink:href="https://static.ukrinform.com/photos/2023_05/thumb_files/630_360_1684602398-191.jpg" text:style-name="Internet_20_link" text:visited-style-name="Visited_20_Internet_20_Link">
630_360_16846...</text:a>
']</text:p>
      <text:p text:style-name="P4">
Tags: ['Діти', 'Доброволець', 'Загибель', 'Військові']</text:p>
      <text:p text:style-name="P4">
Type: Article</text:p>
      <!--METADATA-->
      <text:p text:style-name="P4">
<draw:frame draw:style-name="fr1" draw:name="Image167" text:anchor-type="as-char" svg:width="6.9236in" svg:height="3.956343in" draw:z-index="0">
<draw:image xlink:href="../Images/yкринформ/2023-05-20T20-09-00-03-00/630_360_1684602398-191.jpg" xlink:type="simple" xlink:show="embed" xlink:actuate="onLoad" draw:mime-type="image/jpeg"/>
</draw:frame>
Vitaliy Kirkach-Antonenko, a volunteer Vitaliy Kirkach-Antonenko on May 19, people.</text:p>
      <text:p text:style-name="P4">
According to Ukrinform, Natalia Kirchach-Antonenko reported in <text:a xlink:type="simple" xlink:href="https://www.facebook.com/businka.ua/posts/pfbid02PNZzSeWA48Y4ciWGd6FbXZeBuLjtyf1qLCNbsfWp7Jpd1DkBpzPiUKGhToUNuVrLl" text:style-name="Internet_20_link" text:visited-style-name="Visited_20_Internet_20_Link">
</text:a>
.</text:p>
      <text:p text:style-name="P4">
“Будь ласка, всі хто знає мого чоловіка, Віталія Киркача-Антоненка, привітайтейого з тим, що він став батьком. Хто в Слов'янську, провідайте його іподаруйте Вітасику квіти. Він ніколи не зможе обійняти свою маленьку <text:a xlink:type="simple" xlink:href="https://www.ukrinform.ua/tag-diti" text:style-name="Internet_20_link" text:visited-style-name="Visited_20_Internet_20_Link">
</text:a>
, but Vitaliy was waiting for her. We dreamed of this day, imagined our joy and pride when we can take the coats of our first -born. I thank everyone who helped us all this time, thanks to the support of these most terrible half a year, we felt care and care, ”she wrote.</text:p>
      <text:p text:style-name="P4">
Vitaliy Kirchach-Antonenko died on November 9, 2022 at Swativsky. Almost a month after the death of the defender, his wife wrote a post on Facebook about the war, about the love of a husband and a visit to the reproductive clinic and shared her experience. The widow urged to seek pre -reproductive clinics and to take advantage of cryopreservation.</text:p>
      <text:p text:style-name="P4">
*!(https://www.ukrinform.ua/rubric-regions/3670882-u-lvovi-zapracuvalo-perse-v-ukraini-viddilenna-dopomiznih-reproduktivnih-tehnologij.html)As it was reported, since the beginning of the war of Russia against Ukraine cryopreservation has become popular among families of Ukrainian defenders. The main reason why they get to reproductive clinics is the risk of injuries and deaths at the front. They want to maintain the opportunity to conceive their children, even after their death.</text:p>
      <text:p text:style-name="P4">
<text:span text:style-name="T5">
Foto: Natalia Kirchach-Antonenko / Facebook</text:span>
</text:p>
      <text:p text:style-name="P4">
News Source: <text:a xlink:type="simple" xlink:href="https://www.ukrinform.ua/rubric-society/3711983-druzina-zagiblogo-na-fronti-zahisnika-vitalia-kirkacaantonenka-narodila-donku.html" text:style-name="Internet_20_link" text:visited-style-name="Visited_20_Internet_20_Link">
https://www.ukrinform.ua/rubric-society/3711983-druzina-zagiblogo-na-fronti-zahisnika-vitalia-kirkacaantonenka-narodila-donku.html</text:a>
</text:p>
      <!--NEWS-->
      <text:h text:style-name="P10" text:outline-level="1">
<text:span text:style-name="T4">
Summit participants in Hiroshima adopted a statement on food security actions</text:span>
</text:h>
      <text:p text:style-name="P4">
Authors: Ukrinform (Person)</text:p>
      <text:p text:style-name="P4">
Publisher: Укринформ (Organization)</text:p>
      <text:p text:style-name="P4">
Published Time: 2023-05-20T20:09:57+03:00</text:p>
      <text:p text:style-name="P4">
Modified Time: 2023-05-20T20:09:57+03:00</text:p>
      <text:p text:style-name="P4">
Description: G7 participants adopted a joint statement on global food security actions. - Ukrinform.</text:p>
      <text:p text:style-name="P4">
Images: ['<text:a xlink:type="simple" xlink:href="https://static.ukrinform.com/photos/2022_12/thumb_files/630_360_1670868347-184.jpg" text:style-name="Internet_20_link" text:visited-style-name="Visited_20_Internet_20_Link">
630_360_16708...</text:a>
']</text:p>
      <text:p text:style-name="P4">
Tags: ['Велика сімка', 'Продовольча безпека']</text:p>
      <text:p text:style-name="P4">
Type: Article</text:p>
      <!--METADATA-->
      <text:p text:style-name="P4">
<draw:frame draw:style-name="fr1" draw:name="Image168" text:anchor-type="as-char" svg:width="6.9236in" svg:height="3.956343in" draw:z-index="0">
<draw:image xlink:href="../Images/yкринформ/2023-05-20T20-09-57-03-00/630_360_1670868347-184.jpg" xlink:type="simple" xlink:show="embed" xlink:actuate="onLoad" draw:mime-type="image/jpeg"/>
</draw:frame>
The G7 participants adopted a joint statement on the provision of global food security.</text:p>
      <text:p text:style-name="P4">
According to Ukrinform, the full text of the document has been published <text:a xlink:type="simple" xlink:href="http://www.consilium.europa.eu/media/64506/g7-hiroshima-action-statement-for-resilient-global-food-security.pdf" text:style-name="Internet_20_link" text:visited-style-name="Visited_20_Internet_20_Link">
</text:a>
.</text:p>
      <text:p text:style-name="P4">
“The war in Ukraine has led to a further deterioration of the Food Security Crisis, especially for developing countries and for the least developed countries. We are in deep concern that it causes severe human suffering and deepens the existing vulnerability of the global economy -restrains growth, increases inflation, breaks supply networks, increases energy and food danger and deepens the risks for financial stability.</text:p>
      <text:p text:style-name="P4">
Given the consequences of war in Ukraine and the difficult humanitarian situation of the world, the parties have stated that they support efforts to achieve a fair holiday of long -term peace on the basis of respect for international law, the principles of the Charterioone, for territorial integrity and sovereignty.</text:p>
      <text:p text:style-name="P4">
"We urge all participants of the Black Sea grain initiative to continue to implement steel operations to fully implement, to implement their maximum potential and to continue as long as it will be necessary, and to emphasize the consideration of continued grain delivery permit to those who most compress it," the document reads.</text:p>
      <text:p text:style-name="P4">
The text mentions the data <text:a xlink:type="simple" xlink:href="https://www.ukrinform.ua/tag-oon" text:style-name="Internet_20_link" text:visited-style-name="Visited_20_Internet_20_Link">
</text:a>
And the relevant international reports, which are up to 828 million people around the world in 2021 and 258 million people in 58 countries where the food crisis was needed for immediate and extraordinary food aid in 2022.</text:p>
      <text:p text:style-name="P4">
"Participants ... support grain exports from Ukraine and Russia, including expansion and continuation of the Black Sea Grain Initiative, continuation of the EU Solidarity Corridors and the restoration of the agricultural sector in Ukraine, and also support the efforts of the UN on identification and collection .</text:p>
      <text:p text:style-name="P4">
In the opinion of the leaders of the statement countries, the statements, their assistance to such measures can be caused by legitimate, fair and non-discriminatory international trade and agricultural products, stabilizing markets, avoiding deficits and reducing food prices.<text:span text:style-name="T4">
 Read also: </text:span>
 <text:a xlink:type="simple" xlink:href="https://www.ukrinform.ua/rubric-world/3711759-lideri-g7-zasudili-aderni-pogrozi-rosii-ta-zaklikali-svit-do-rozzbroenna.html" text:style-name="Internet_20_link" text:visited-style-name="Visited_20_Internet_20_Link">
</text:a>
As it was reported, the 48th Summit of the Seven Group continues in Japan, which continue to Metrobot until May 21. Its participants consider ways to ensure a stable -stable global economy, including the consequences of the Crownavirus pandemic of Tarosian aggression against Ukraine.</text:p>
      <text:p text:style-name="P4">
News Source: <text:a xlink:type="simple" xlink:href="https://www.ukrinform.ua/rubric-world/3711985-ucasniki-samitu-v-hirosimi-uhvalili-zaavu-sodo-dij-u-galuzi-prodovolcoi-bezpeki.html" text:style-name="Internet_20_link" text:visited-style-name="Visited_20_Internet_20_Link">
https://www.ukrinform.ua/rubric-world/3711985-ucasniki-samitu-v-hirosimi-uhvalili-zaavu-sodo-dij-u-galuzi-prodovolcoi-bezpeki.html</text:a>
</text:p>
      <!--NEWS-->
      <text:h text:style-name="P10" text:outline-level="1">
<text:span text:style-name="T4">
The newly elected President of Montenegro took the oath, remembering the war in Ukraine</text:span>
</text:h>
      <text:p text:style-name="P4">
Authors: Ukrinform (Person)</text:p>
      <text:p text:style-name="P4">
Publisher: Укринформ (Organization)</text:p>
      <text:p text:style-name="P4">
Published Time: 2023-05-20T20:19:06+03:00</text:p>
      <text:p text:style-name="P4">
Modified Time: 2023-05-20T20:19:06+03:00</text:p>
      <text:p text:style-name="P4">
Description: The new President of Montenegro Yakov Milatovich today took an oath and officially rested. - Ukrinform.</text:p>
      <text:p text:style-name="P4">
Images: ['<text:a xlink:type="simple" xlink:href="https://static.ukrinform.com/photos/2023_05/thumb_files/630_360_1684602989-917.jpg" text:style-name="Internet_20_link" text:visited-style-name="Visited_20_Internet_20_Link">
630_360_16846...</text:a>
']</text:p>
      <text:p text:style-name="P4">
Tags: ['Президент', 'Україна', 'Чорногорія']</text:p>
      <text:p text:style-name="P4">
Type: Article</text:p>
      <!--METADATA-->
      <text:p text:style-name="P4">
<draw:frame draw:style-name="fr1" draw:name="Image169" text:anchor-type="as-char" svg:width="6.9236in" svg:height="3.956343in" draw:z-index="0">
<draw:image xlink:href="../Images/yкринформ/2023-05-20T20-19-06-03-00/630_360_1684602989-917.jpg" xlink:type="simple" xlink:show="embed" xlink:actuate="onLoad" draw:mime-type="image/jpeg"/>
</draw:frame>
The new President of Montenegro Yakov Milatovich today took the oath and officially stamped.</text:p>
      <text:p text:style-name="P4">
According to Ukrinform, DTT-Net English reports in <text:a xlink:type="simple" xlink:href="http://twitter.com/dtt_net_english/status/1659914356409155584" text:style-name="Internet_20_link" text:visited-style-name="Visited_20_Internet_20_Link">
</text:a>
.</text:p>
      <text:p text:style-name="P4">
У своїй промові Мілатович згадав про напад РФ на Україну.</text:p>
      <text:p text:style-name="P4">
"Глобальний контекст багато в чому задає напад <text:a xlink:type="simple" xlink:href="https://www.ukrinform.ua/tag-rosia" text:style-name="Internet_20_link" text:visited-style-name="Visited_20_Internet_20_Link">
</text:a>
to Ukraine. There should be no everyday deviation from our strategic obligations, which include Ichornoor as part of the Euro -Atlantic family, "Milatovich stressed.</text:p>
      <text:p text:style-name="P4">
<text:span text:style-name="T4">
 Read also: </text:span>
 <text:a xlink:type="simple" xlink:href="https://www.ukrinform.ua/rubric-polytics/3692573-zelenskij-privitav-peremozca-prezidentskih-viboriv-u-cornogorii.html" text:style-name="Internet_20_link" text:visited-style-name="Visited_20_Internet_20_Link">
</text:a>
As it was reported, after the full -scale invasion of the Russian Federation in Ukraine last year, the Chernohri joined the EU sanctions against Russia. The Kremlin has made the registration of unfriendly states.</text:p>
      <text:p text:style-name="P4">
<text:span text:style-name="T5">
Foto: gov.me</text:span>
</text:p>
      <text:p text:style-name="P4">
News Source: <text:a xlink:type="simple" xlink:href="https://www.ukrinform.ua/rubric-world/3711988-novoobranij-prezident-cornogorii-sklav-prisagu-zgadavsi-pro-vijnu-v-ukraini.html" text:style-name="Internet_20_link" text:visited-style-name="Visited_20_Internet_20_Link">
https://www.ukrinform.ua/rubric-world/3711988-novoobranij-prezident-cornogorii-sklav-prisagu-zgadavsi-pro-vijnu-v-ukraini.html</text:a>
</text:p>
      <!--NEWS-->
      <text:h text:style-name="P10" text:outline-level="1">
<text:span text:style-name="T4">
In the Zaporozhye region as a result of the shelling of the Russian Federation is damaged the fire department</text:span>
</text:h>
      <text:p text:style-name="P4">
Authors: Ukrinform (Person)</text:p>
      <text:p text:style-name="P4">
Publisher: Укринформ (Organization)</text:p>
      <text:p text:style-name="P4">
Published Time: 2023-05-20T20:25:38+03:00</text:p>
      <text:p text:style-name="P4">
Modified Time: 2023-05-20T20:25:38+03:00</text:p>
      <text:p text:style-name="P4">
Description: In the Zaporizhzhia region, the Russians fired the fire department, damaged the building and two personal rescuers. - Ukrinform.</text:p>
      <text:p text:style-name="P4">
Images: ['<text:a xlink:type="simple" xlink:href="https://static.ukrinform.com/photos/2023_05/thumb_files/630_360_1684603523-208.jpg" text:style-name="Internet_20_link" text:visited-style-name="Visited_20_Internet_20_Link">
630_360_16846...</text:a>
']</text:p>
      <text:p text:style-name="P4">
Tags: None</text:p>
      <text:p text:style-name="P4">
Type: Article</text:p>
      <!--METADATA-->
      <text:p text:style-name="P4">
<draw:frame draw:style-name="fr1" draw:name="Image170" text:anchor-type="as-char" svg:width="6.9236in" svg:height="3.956343in" draw:z-index="0">
<draw:image xlink:href="../Images/yкринформ/2023-05-20T20-25-38-03-00/630_360_1684603523-208.jpg" xlink:type="simple" xlink:show="embed" xlink:actuate="onLoad" draw:mime-type="image/jpeg"/>
</draw:frame>
Uzpozhzhia region the Russians fired the fire department, damaged the Thadva building personal rescuers.</text:p>
      <text:p text:style-name="P4">
According to Ukrinform, the State Emergency Service reports in <text:a xlink:type="simple" xlink:href="http://www.facebook.com/MNS.GOV.UA/posts/pfbid02PxkZpr6Wo41gWscarZwsidnuWAxBZsKoz6qrmNouetFeQu39MDyFifaPaofQ1Wdpl" text:style-name="Internet_20_link" text:visited-style-name="Visited_20_Internet_20_Link">
</text:a>
.</text:p>
      <text:p text:style-name="P4">
“Сьогодні внаслідок ворожого обстрілу була пошкоджена пожежна частина в одномуз населених пунктів Запорізької області. Пошкоджено альтанку на територіїчастини, вікна будівлі та 2 легкових автомобілі особового складу”, - ідеться вповідомленні.</text:p>
      <text:p text:style-name="P4">
Рятувальники не постраждали.</text:p>
      <text:p text:style-name="P4">
В <text:a xlink:type="simple" xlink:href="https://www.ukrinform.ua/tag-dsns" text:style-name="Internet_20_link" text:visited-style-name="Visited_20_Internet_20_Link">
 </text:a>
It was noted that all the time part of the Security and Has for hundreds of locals who addressed the assistance.</text:p>
      <text:p text:style-name="P4">
“It was here that the" service "pessbadik also found his shelter to this day. Unfortunately, he did not survive after this attack, ”the SES reported.</text:p>
      <text:p text:style-name="P4">
<text:span text:style-name="T4">
 Read also: </text:span>
 <text:a xlink:type="simple" xlink:href="https://www.ukrinform.ua/rubric-ato/3711969-vorog-iz-vazkoi-artilerii-obstrilav-nikopolskij-rajon-poranena-zinka.html" text:style-name="Internet_20_link" text:visited-style-name="Visited_20_Internet_20_Link">
<text:span text:style-name="T4">
 firing </text:span>
</text:a>
As reported by Ukrinform, in <text:a xlink:type="simple" xlink:href="https://www.ukrinform.ua/rubric-regions/3711894-na-zaporizzi-vnaslidok-nicnoi-ataki-poskodzeni-87-budinkiv.html" text:style-name="Internet_20_link" text:visited-style-name="Visited_20_Internet_20_Link">
</text:a>
The night enemy attack damaged 87 buildings.</text:p>
      <text:p text:style-name="P4">
News Source: <text:a xlink:type="simple" xlink:href="https://www.ukrinform.ua/rubric-regions/3711989-u-zaporizkij-oblasti-vnaslidok-obstrilu-rf-poskodzena-pozezna-castina.html" text:style-name="Internet_20_link" text:visited-style-name="Visited_20_Internet_20_Link">
https://www.ukrinform.ua/rubric-regions/3711989-u-zaporizkij-oblasti-vnaslidok-obstrilu-rf-poskodzena-pozezna-castina.html</text:a>
</text:p>
      <!--NEWS-->
      <text:h text:style-name="P10" text:outline-level="1">
<text:span text:style-name="T4">
Azovstal was shown in Kiev. Voice ”</text:span>
</text:h>
      <text:p text:style-name="P4">
Authors: Ukrinform (Person)</text:p>
      <text:p text:style-name="P4">
Publisher: Укринформ (Organization)</text:p>
      <text:p text:style-name="P4">
Published Time: 2023-05-20T20:28:00+03:00</text:p>
      <text:p text:style-name="P4">
Modified Time: 2023-05-20T20:28:00+03:00</text:p>
      <text:p text:style-name="P4">
Description: In the capital on May 20, on the anniversary of the Ukrainian soldiers from Azovstal, there was a theatrical performance "Azovstal. Voices. " - Ukrinform.</text:p>
      <text:p text:style-name="P4">
Images: ['<text:a xlink:type="simple" xlink:href="https://static.ukrinform.com/photos/2023_05/thumb_files/630_360_1684603393-3970.jpeg" text:style-name="Internet_20_link" text:visited-style-name="Visited_20_Internet_20_Link">
630_360_16846...</text:a>
', '<text:a xlink:type="simple" xlink:href="https://static.ukrinform.com/photos/2023_05/thumb_files/630_360_1684603393-2601.jpeg" text:style-name="Internet_20_link" text:visited-style-name="Visited_20_Internet_20_Link">
630_360_16846...</text:a>
', '<text:a xlink:type="simple" xlink:href="https://static.ukrinform.com/photos/2023_05/thumb_files/630_360_1684603393-2912.jpeg" text:style-name="Internet_20_link" text:visited-style-name="Visited_20_Internet_20_Link">
630_360_16846...</text:a>
', '<text:a xlink:type="simple" xlink:href="https://static.ukrinform.com/photos/2023_05/thumb_files/630_360_1684603393-9712.jpeg" text:style-name="Internet_20_link" text:visited-style-name="Visited_20_Internet_20_Link">
630_360_16846...</text:a>
', '<text:a xlink:type="simple" xlink:href="https://static.ukrinform.com/photos/2023_05/thumb_files/630_360_1684603393-1097.jpeg" text:style-name="Internet_20_link" text:visited-style-name="Visited_20_Internet_20_Link">
630_360_16846...</text:a>
', '<text:a xlink:type="simple" xlink:href="https://static.ukrinform.com/photos/2023_05/thumb_files/630_360_1684603393-6320.jpeg" text:style-name="Internet_20_link" text:visited-style-name="Visited_20_Internet_20_Link">
630_360_16846...</text:a>
', '<text:a xlink:type="simple" xlink:href="https://static.ukrinform.com/photos/2023_05/thumb_files/630_360_1684603394-5803.jpeg" text:style-name="Internet_20_link" text:visited-style-name="Visited_20_Internet_20_Link">
630_360_16846...</text:a>
', '<text:a xlink:type="simple" xlink:href="https://static.ukrinform.com/photos/2023_05/thumb_files/630_360_1684603394-1081.jpeg" text:style-name="Internet_20_link" text:visited-style-name="Visited_20_Internet_20_Link">
630_360_16846...</text:a>
', '<text:a xlink:type="simple" xlink:href="https://static.ukrinform.com/photos/2023_05/thumb_files/630_360_1684603394-2111.jpeg" text:style-name="Internet_20_link" text:visited-style-name="Visited_20_Internet_20_Link">
630_360_16846...</text:a>
']</text:p>
      <text:p text:style-name="P4">
Tags: ['Азовсталь', 'Річниця', 'Театр', 'Вистава']</text:p>
      <text:p text:style-name="P4">
Type: Article</text:p>
      <!--METADATA-->
      <text:p text:style-name="P4">
<draw:frame draw:style-name="fr1" draw:name="Image171" text:anchor-type="as-char" svg:width="6.9236in" svg:height="3.956343in" draw:z-index="0">
<draw:image xlink:href="../Images/yкринформ/2023-05-20T20-28-00-03-00/630_360_1684603393-3970.jpeg" xlink:type="simple" xlink:show="embed" xlink:actuate="onLoad" draw:mime-type="image/jpeg"/>
</draw:frame>
On May 20, on the anniversary of the Ukrainian soldiers from Azovstal on May 20, the theatrical performance "Azovstal. Voices. "</text:p>
      <text:p text:style-name="P4">
According to Ukrinform correspondent, representatives of the ministry, helicopter pilots, who carried out the shipment and evacuation of the wounded from Azovstal, the Azovstal defenders, who were captured from captivity, mother of military, who were still in captivity, were present in the event.</text:p>
      <text:p text:style-name="P4">
<draw:frame draw:style-name="fr1" draw:name="Image172" text:anchor-type="as-char" svg:width="6.9236in" svg:height="3.956343in" draw:z-index="0">
<draw:image xlink:href="../Images/yкринформ/2023-05-20T20-28-00-03-00/630_360_1684603393-2601.jpeg" xlink:type="simple" xlink:show="embed" xlink:actuate="onLoad" draw:mime-type="image/jpeg"/>
</draw:frame>
Azovstal. Voices » / Photo: Pavel Bagmut, Ukrinform <text:a xlink:type="simple" xlink:href="https://static.ukrinform.com/photos/2023_05/1684603393-2601.jpeg" text:style-name="Internet_20_link" text:visited-style-name="Visited_20_Internet_20_Link">
<draw:frame draw:style-name="fr1" draw:name="Image173" text:anchor-type="as-char" svg:width="6.9236in" svg:height="3.956343in" draw:z-index="0">
<draw:image xlink:href="../Images/yкринформ/2023-05-20T20-28-00-03-00/630_360_1684603393-2601.jpeg" xlink:type="simple" xlink:show="embed" xlink:actuate="onLoad" draw:mime-type="image/jpeg"/>
</draw:frame>
</text:a>
 <text:a xlink:type="simple" xlink:href="https://static.ukrinform.com/photos/2023_05/1684603393-3970.jpeg" text:style-name="Internet_20_link" text:visited-style-name="Visited_20_Internet_20_Link">
<draw:frame draw:style-name="fr1" draw:name="Image174" text:anchor-type="as-char" svg:width="6.9236in" svg:height="3.956343in" draw:z-index="0">
<draw:image xlink:href="../Images/yкринформ/2023-05-20T20-28-00-03-00/630_360_1684603393-3970.jpeg" xlink:type="simple" xlink:show="embed" xlink:actuate="onLoad" draw:mime-type="image/jpeg"/>
</draw:frame>
</text:a>
 <text:a xlink:type="simple" xlink:href="https://static.ukrinform.com/photos/2023_05/1684603393-2912.jpeg" text:style-name="Internet_20_link" text:visited-style-name="Visited_20_Internet_20_Link">
<draw:frame draw:style-name="fr1" draw:name="Image175" text:anchor-type="as-char" svg:width="6.9236in" svg:height="3.956343in" draw:z-index="0">
<draw:image xlink:href="../Images/yкринформ/2023-05-20T20-28-00-03-00/630_360_1684603393-2912.jpeg" xlink:type="simple" xlink:show="embed" xlink:actuate="onLoad" draw:mime-type="image/jpeg"/>
</draw:frame>
</text:a>
 <text:a xlink:type="simple" xlink:href="https://static.ukrinform.com/photos/2023_05/1684603393-9712.jpeg" text:style-name="Internet_20_link" text:visited-style-name="Visited_20_Internet_20_Link">
<draw:frame draw:style-name="fr1" draw:name="Image176" text:anchor-type="as-char" svg:width="6.9236in" svg:height="3.956343in" draw:z-index="0">
<draw:image xlink:href="../Images/yкринформ/2023-05-20T20-28-00-03-00/630_360_1684603393-9712.jpeg" xlink:type="simple" xlink:show="embed" xlink:actuate="onLoad" draw:mime-type="image/jpeg"/>
</draw:frame>
</text:a>
 <text:a xlink:type="simple" xlink:href="https://static.ukrinform.com/photos/2023_05/1684603393-1097.jpeg" text:style-name="Internet_20_link" text:visited-style-name="Visited_20_Internet_20_Link">
<draw:frame draw:style-name="fr1" draw:name="Image177" text:anchor-type="as-char" svg:width="6.9236in" svg:height="3.956343in" draw:z-index="0">
<draw:image xlink:href="../Images/yкринформ/2023-05-20T20-28-00-03-00/630_360_1684603393-1097.jpeg" xlink:type="simple" xlink:show="embed" xlink:actuate="onLoad" draw:mime-type="image/jpeg"/>
</draw:frame>
</text:a>
 <text:a xlink:type="simple" xlink:href="https://static.ukrinform.com/photos/2023_05/1684603393-6320.jpeg" text:style-name="Internet_20_link" text:visited-style-name="Visited_20_Internet_20_Link">
<draw:frame draw:style-name="fr1" draw:name="Image178" text:anchor-type="as-char" svg:width="6.9236in" svg:height="3.956343in" draw:z-index="0">
<draw:image xlink:href="../Images/yкринформ/2023-05-20T20-28-00-03-00/630_360_1684603393-6320.jpeg" xlink:type="simple" xlink:show="embed" xlink:actuate="onLoad" draw:mime-type="image/jpeg"/>
</draw:frame>
</text:a>
 <text:a xlink:type="simple" xlink:href="https://static.ukrinform.com/photos/2023_05/1684603394-5803.jpeg" text:style-name="Internet_20_link" text:visited-style-name="Visited_20_Internet_20_Link">
<draw:frame draw:style-name="fr1" draw:name="Image179" text:anchor-type="as-char" svg:width="6.9236in" svg:height="3.956343in" draw:z-index="0">
<draw:image xlink:href="../Images/yкринформ/2023-05-20T20-28-00-03-00/630_360_1684603394-5803.jpeg" xlink:type="simple" xlink:show="embed" xlink:actuate="onLoad" draw:mime-type="image/jpeg"/>
</draw:frame>
</text:a>
 <text:a xlink:type="simple" xlink:href="https://static.ukrinform.com/photos/2023_05/1684603394-1081.jpeg" text:style-name="Internet_20_link" text:visited-style-name="Visited_20_Internet_20_Link">
<draw:frame draw:style-name="fr1" draw:name="Image180" text:anchor-type="as-char" svg:width="6.9236in" svg:height="3.956343in" draw:z-index="0">
<draw:image xlink:href="../Images/yкринформ/2023-05-20T20-28-00-03-00/630_360_1684603394-1081.jpeg" xlink:type="simple" xlink:show="embed" xlink:actuate="onLoad" draw:mime-type="image/jpeg"/>
</draw:frame>
</text:a>
 <text:a xlink:type="simple" xlink:href="https://static.ukrinform.com/photos/2023_05/1684603394-2111.jpeg" text:style-name="Internet_20_link" text:visited-style-name="Visited_20_Internet_20_Link">
<draw:frame draw:style-name="fr1" draw:name="Image181" text:anchor-type="as-char" svg:width="6.9236in" svg:height="3.956343in" draw:z-index="0">
<draw:image xlink:href="../Images/yкринформ/2023-05-20T20-28-00-03-00/630_360_1684603394-2111.jpeg" xlink:type="simple" xlink:show="embed" xlink:actuate="onLoad" draw:mime-type="image/jpeg"/>
</draw:frame>
</text:a>
</text:p>
      <text:p text:style-name="P4">
She noted that the NGO "Institute of Culture of Ukraine" has detained the show of the Azovstal Theater. Votes ”in front of foreigners in Bilbao(Spain), in Prague and for UN representatives in Geneva.</text:p>
      <text:p text:style-name="P4">
"Azovstal.Plos" is a story about defenders who held back Russian attack in Mariupol for 86 days. A year ago, they attracted the attention of the world to the events on "Azovstal", and today, with the help of a theatrical performance, actors speak "voices" of those who can not say for themselves.</text:p>
      <text:p text:style-name="P4">
<text:span text:style-name="T4">
 Read also: </text:span>
 <text:a xlink:type="simple" xlink:href="https://www.ukrinform.ua/rubric-kyiv/3711823-u-kievi-vidbulasa-hoda-cekaemo-dodomu-geroiv-mariupola.html" text:style-name="Internet_20_link" text:visited-style-name="Visited_20_Internet_20_Link">
</text:a>
As it was reported, relatives of the defenders of "Azovstal" insist on the consolidation of the legislation of Ukraine <text:a xlink:type="simple" xlink:href="https://www.ukrinform.ua/tag-vijskovi" text:style-name="Internet_20_link" text:visited-style-name="Visited_20_Internet_20_Link">
</text:a>
released from captivity, in order to form a culture of handling prisoners of war.</text:p>
      <text:p text:style-name="P4">
The year to Ukraine managed to return about 500 defenders of "Azovstal", yet <text:a xlink:type="simple" xlink:href="https://www.ukrinform.ua/rubric-ato/3709966-u-rosijskomu-poloni-dosi-perebuvaut-blizko-2000-oboronciv-azovstali.html" text:style-name="Internet_20_link" text:visited-style-name="Visited_20_Internet_20_Link">
</text:a>
in Russian captivity.</text:p>
      <text:p text:style-name="P4">
News Source: <text:a xlink:type="simple" xlink:href="https://www.ukrinform.ua/rubric-culture/3711990-u-kievi-pokazali-vistavu-azovstal-golosi.html" text:style-name="Internet_20_link" text:visited-style-name="Visited_20_Internet_20_Link">
https://www.ukrinform.ua/rubric-culture/3711990-u-kievi-pokazali-vistavu-azovstal-golosi.html</text:a>
</text:p>
      <!--NEWS-->
      <text:h text:style-name="P10" text:outline-level="1">
<text:span text:style-name="T4">
The Netherlands canceled the F-16 Sale Agreement to a private company-media</text:span>
</text:h>
      <text:p text:style-name="P4">
Authors: Ukrinform (Person)</text:p>
      <text:p text:style-name="P4">
Publisher: Укринформ (Organization)</text:p>
      <text:p text:style-name="P4">
Published Time: 2023-05-20T20:43:32+03:00</text:p>
      <text:p text:style-name="P4">
Modified Time: 2023-05-20T20:43:32+03:00</text:p>
      <text:p text:style-name="P4">
Description: The Netherlands abolished the F-16 F-16 F-16 F-16 Filling Agreement Draken International, suggesting that they may be in Ukraine. - Ukrinform.</text:p>
      <text:p text:style-name="P4">
Images: ['<text:a xlink:type="simple" xlink:href="https://static.ukrinform.com/photos/2015_10/thumb_files/630_360_1445999950-2748-f-16.jpg" text:style-name="Internet_20_link" text:visited-style-name="Visited_20_Internet_20_Link">
630_360_14459...</text:a>
']</text:p>
      <text:p text:style-name="P4">
Tags: ['Нідерланди', 'Україна', 'Продаж', 'Винищувач']</text:p>
      <text:p text:style-name="P4">
Type: Article</text:p>
      <!--METADATA-->
      <text:p text:style-name="P4">
<draw:frame draw:style-name="fr1" draw:name="Image182" text:anchor-type="as-char" svg:width="6.9236in" svg:height="3.956343in" draw:z-index="0">
<draw:image xlink:href="../Images/yкринформ/2023-05-20T20-43-32-03-00/630_360_1445999950-2748-f-16.jpg" xlink:type="simple" xlink:show="embed" xlink:actuate="onLoad" draw:mime-type="image/jpeg"/>
</draw:frame>
The Netherlands abolished the F-16 F-16 F-16 Sale Agreement Draken International, suggest that they may be in Ukraine.</text:p>
      <text:p text:style-name="P4">
About it reports Ukrinform with reference to <text:a xlink:type="simple" xlink:href="https://twitter.com/oryxspioenkop/status/1659875567712325633" text:style-name="Internet_20_link" text:visited-style-name="Visited_20_Internet_20_Link">
</text:a>
OryxSpioenkop.</text:p>
      <text:p text:style-name="P4">
"The Netherlands abolished the remaining F -16 selling agreement, Drakeninternational, so it is easy to guess where they will actually find themselves," the report said.</text:p>
      <text:p text:style-name="P4">
According to <text:a xlink:type="simple" xlink:href="http://www.scramble.nl/military-news/dutch-mod-sells-f-16s" text:style-name="Internet_20_link" text:visited-style-name="Visited_20_Internet_20_Link">
 </text:a>
, Draken International seemed to receive 40 F-16 fighters. The first12 fighters of the Netherlands were already sold in 2022.</text:p>
      <text:p text:style-name="P4">
In 2021 the Defense Ministry <text:a xlink:type="simple" xlink:href="https://www.ukrinform.ua/tag-niderlandi" text:style-name="Internet_20_link" text:visited-style-name="Visited_20_Internet_20_Link">
</text:a>
It was reported that 28 fighter jets should be decommissioned by May 20124.</text:p>
      <text:p text:style-name="P4">
The media suggests that these F-16 fighters will probably be transferred to the needs of the Air Forces of the Armed Forces of Ukraine.</text:p>
      <text:p text:style-name="P4">
<text:span text:style-name="T4">
 Read also: </text:span>
 <text:a xlink:type="simple" xlink:href="https://www.ukrinform.ua/rubric-ato/3711112-zelenskij-pro-f16-mi-neodminno-pobacimo-v-ukrainskomu-nebi-bojovih-sokoliv.html" text:style-name="Internet_20_link" text:visited-style-name="Visited_20_Internet_20_Link">
</text:a>
As reported by Ukrinform, the Prime Minister of the Netherlands Mark Rutte <text:a xlink:type="simple" xlink:href="https://www.ukrinform.ua/rubric-ato/3706676-rutte-niderlandi-obgovoruut-zi-ssa-britanieu-ta-danieu-peredacu-ukraini-f16.html" text:style-name="Internet_20_link" text:visited-style-name="Visited_20_Internet_20_Link">
</text:a>
that the Netherlands together with the partners processing options for supplying Ukraine F-16 to Ukraine, there is no taboo in this issue.</text:p>
      <text:p text:style-name="P4">
US President Joe Biden assured the leaders of the Seven Group, who will have the joint-supporting efforts to prepare Ukrainian pilots on Western Western aircraft, including F-16.</text:p>
      <text:p text:style-name="P4">
According to the Western media, earlier in the US administration to understand European allies that the United States will not interfere with them from suppliers of F-16 to Ukraine.</text:p>
      <text:p text:style-name="P4">
News Source: <text:a xlink:type="simple" xlink:href="https://www.ukrinform.ua/rubric-world/3711993-niderlandi-skasuvali-ugodu-pro-prodaz-f16-privatnij-kompanii-zmi.html" text:style-name="Internet_20_link" text:visited-style-name="Visited_20_Internet_20_Link">
https://www.ukrinform.ua/rubric-world/3711993-niderlandi-skasuvali-ugodu-pro-prodaz-f16-privatnij-kompanii-zmi.html</text:a>
</text:p>
      <!--NEWS-->
      <text:h text:style-name="P10" text:outline-level="1">
<text:span text:style-name="T4">
The ISS reacted to Moscow's announcement in the search of the court prosecutor</text:span>
</text:h>
      <text:p text:style-name="P4">
Authors: Ukrinform (Person)</text:p>
      <text:p text:style-name="P4">
Publisher: Укринформ (Organization)</text:p>
      <text:p text:style-name="P4">
Published Time: 2023-05-20T20:54:29+03:00</text:p>
      <text:p text:style-name="P4">
Modified Time: 2023-05-20T20:54:29+03:00</text:p>
      <text:p text:style-name="P4">
Description: The International Criminal Court, which issued a warrant for the arrest of Russian dictator Vladimir Putin, responded to the Russian Federation's announcement in the wanted prosecutor. - Ukrinform.</text:p>
      <text:p text:style-name="P4">
Images: ['<text:a xlink:type="simple" xlink:href="https://static.ukrinform.com/photos/2021_04/thumb_files/630_360_1617459818-607.jpg" text:style-name="Internet_20_link" text:visited-style-name="Visited_20_Internet_20_Link">
630_360_16174...</text:a>
']</text:p>
      <text:p text:style-name="P4">
Tags: ['Розшук', 'Росія', 'Міжнародний кримінальний суд']</text:p>
      <text:p text:style-name="P4">
Type: Article</text:p>
      <!--METADATA-->
      <text:p text:style-name="P4">
<draw:frame draw:style-name="fr1" draw:name="Image183" text:anchor-type="as-char" svg:width="6.9236in" svg:height="3.956343in" draw:z-index="0">
<draw:image xlink:href="../Images/yкринформ/2023-05-20T20-54-29-03-00/630_360_1617459818-607.jpg" xlink:type="simple" xlink:show="embed" xlink:actuate="onLoad" draw:mime-type="image/jpeg"/>
</draw:frame>
The International Criminal Court, which issued the arrest of Russian dictatoraolodimir Putin, responded to the Russian Federation's announcement in the wanted prosecutor.</text:p>
      <text:p text:style-name="P4">
According to Ukrinform, this is reported on the site <text:a xlink:type="simple" xlink:href="http://www.icc-cpi.int/news/icc-statement-reports-coercive-measures-against-officials" text:style-name="Internet_20_link" text:visited-style-name="Visited_20_Internet_20_Link">
</text:a>
The ICS statement states that the institution is aware of and deeply concerned and unjustified forced measures, which, which is reported, was used against the ISS officials, in particular, the Tasuddy Court Prosecutor of the Preliminary Proceedings II by the Russian Federation by the Russian Federation.</text:p>
      <text:p text:style-name="P4">
It is noted that the ISS considers such measures unacceptable, so the court will continue to "strictly perform its legal mandate to ensure responsibility of clogging crimes that cause concern for the international community in general."</text:p>
      <text:p text:style-name="P4">
The ISS firmly supports its staff and officials, and, according to a statement published earlier today by the presidency of the Assembly of the Court of Court of States, calls on all States Parties and interested parties of the Roman Statutauactivize their efforts to protect the court and its staff, as well as ensure its ability Its independent mandate is emphasized in the statement.</text:p>
      <text:p text:style-name="P4">
<text:span text:style-name="T4">
 Read also: </text:span>
 <text:a xlink:type="simple" xlink:href="https://www.ukrinform.ua/rubric-ato/3704917-pisla-orderu-mks-dla-putina-rf-stala-obereznisou-u-pitanni-ukrainskih-ditej-ekspert-obse.html" text:style-name="Internet_20_link" text:visited-style-name="Visited_20_Internet_20_Link">
<text:span text:style-name="T4">
 Order </text:span>
</text:a>
As it was reported, the Ministry of Internal Affairs of the Russian Federation <text:a xlink:type="simple" xlink:href="https://www.ukrinform.ua/rubric-world/3711513-u-rosii-ogolosili-v-rozsuk-prokurora-mks-akij-vidav-order-na-arest-putina.html" text:style-name="Internet_20_link" text:visited-style-name="Visited_20_Internet_20_Link">
</text:a>
The prosecutor of the International Criminal Court of Karim Khan, who issued a warrant for the arrest of Russian President Putin and the Russian Children's Ombudsman Maria Lviv-Belovovovovovovovorovovovovovorovovocase the abduction of children from Ukraine.</text:p>
      <text:p text:style-name="P4">
On March 17, the Chamber of Preliminary Issue of the ISS <text:a xlink:type="simple" xlink:href="https://www.ukrinform.ua/rubric-world/3683849-miznarodnij-kriminalnij-sud-vidav-order-na-arest-putina.html" text:style-name="Internet_20_link" text:visited-style-name="Visited_20_Internet_20_Link">
</text:a>
Putin and Lviv-Belova.</text:p>
      <text:p text:style-name="P4">
The President of the Russian Federation and the Commissioner of the President of the Russian Federation for the child's affairs are suspected of war crimes - illegal deportation and movement of the population, in particular, from the temporarily occupied territory of Ukraine at least from February 24, 2022.</text:p>
      <text:p text:style-name="P4">
News Source: <text:a xlink:type="simple" xlink:href="https://www.ukrinform.ua/rubric-world/3711994-u-mks-vidreaguvali-na-ogolosenna-moskvou-v-rozsuk-prokurora-sudu.html" text:style-name="Internet_20_link" text:visited-style-name="Visited_20_Internet_20_Link">
https://www.ukrinform.ua/rubric-world/3711994-u-mks-vidreaguvali-na-ogolosenna-moskvou-v-rozsuk-prokurora-sudu.html</text:a>
</text:p>
      <!--NEWS-->
      <text:h text:style-name="P10" text:outline-level="1">
<text:span text:style-name="T4">
In the Black Sea of the Russian Federation holds two rocket launchers with eight calibers</text:span>
</text:h>
      <text:p text:style-name="P4">
Authors: Ukrinform (Person)</text:p>
      <text:p text:style-name="P4">
Publisher: Укринформ (Organization)</text:p>
      <text:p text:style-name="P4">
Published Time: 2023-05-20T20:55:00+03:00</text:p>
      <text:p text:style-name="P4">
Modified Time: 2023-05-20T20:55:00+03:00</text:p>
      <text:p text:style-name="P4">
Description: On the fighting in the Black Sea, the Russian Federation holds two rocket launchers that have eight rockets "Caliber". - Ukrinform.</text:p>
      <text:p text:style-name="P4">
Images: ['<text:a xlink:type="simple" xlink:href="https://static.ukrinform.com/photos/2016_03/thumb_files/630_360_1459411837-1303-foto-milru.jpg" text:style-name="Internet_20_link" text:visited-style-name="Visited_20_Internet_20_Link">
630_360_14594...</text:a>
']</text:p>
      <text:p text:style-name="P4">
Tags: ['Ракета', ' Чорне море', 'Підводний човен', 'Війна з Росією']</text:p>
      <text:p text:style-name="P4">
Type: Article</text:p>
      <!--METADATA-->
      <text:p text:style-name="P4">
<draw:frame draw:style-name="fr1" draw:name="Image184" text:anchor-type="as-char" svg:width="6.9236in" svg:height="3.956343in" draw:z-index="0">
<draw:image xlink:href="../Images/yкринформ/2023-05-20T20-55-00-03-00/630_360_1459411837-1303-foto-milru.jpg" xlink:type="simple" xlink:show="embed" xlink:actuate="onLoad" draw:mime-type="image/jpeg"/>
</draw:frame>
On the fighting in the Black Sea, the Russian Federation holds two rocket launchers with eight rockets "Caliber".</text:p>
      <text:p text:style-name="P4">
According to Ukrinform, the Operational Command “South” reports in <text:a xlink:type="simple" xlink:href="https://www.facebook.com/OperationalCommandSouth/posts/pfbid02pRpyzK822ZNy4u1UbfeJhchCJEa52duw791VKa2YZXKzjn21uCtpzXFjd2p9AmJxl" text:style-name="Internet_20_link" text:visited-style-name="Visited_20_Internet_20_Link">
</text:a>
.</text:p>
      <text:p text:style-name="P4">
“Ворог збільшив кількість ракетоносіїв в <text:a xlink:type="simple" xlink:href="https://www.ukrinform.ua/tag-corne-more" text:style-name="Internet_20_link" text:visited-style-name="Visited_20_Internet_20_Link">
 </text:a>
Twice: there are two underwater rocket launchers, equipped with eight "caliber", - the message reads.</text:p>
      <text:p text:style-name="P4">
The OK "South" was conveyed that, given the strengthening of reconnaissance hostility with the help of drones and the available information about the probable readiness of enemy aviation for use, it is necessary to be careful to the signal alarm.</text:p>
      <text:p text:style-name="P4">
<text:span text:style-name="T4">
 Read also: </text:span>
 <text:a xlink:type="simple" xlink:href="https://www.ukrinform.ua/rubric-world/3711125-rosia-mae-namir-i-zdatnist-atakuvati-pidvodni-energeticni-ta-komunikacijni-linii-zahodu-volles.html" text:style-name="Internet_20_link" text:visited-style-name="Visited_20_Internet_20_Link">
</text:a>
As reported <text:a xlink:type="simple" xlink:href="https://www.ukrinform.ua/rubric-ato/3711764-u-cornomu-mori-rosia-trimae-odin-raketonosij-iz-cotirma-kalibrami.html" text:style-name="Internet_20_link" text:visited-style-name="Visited_20_Internet_20_Link">
</text:a>
, as of 10:30 on the Black Sea, Russia held one rocket carrier with four "caliber".</text:p>
      <text:p text:style-name="P4">
News Source: <text:a xlink:type="simple" xlink:href="https://www.ukrinform.ua/rubric-ato/3711995-u-cornomu-mori-rf-trimae-dva-raketonosii-iz-vismoma-kalibrami.html" text:style-name="Internet_20_link" text:visited-style-name="Visited_20_Internet_20_Link">
https://www.ukrinform.ua/rubric-ato/3711995-u-cornomu-mori-rf-trimae-dva-raketonosii-iz-vismoma-kalibrami.html</text:a>
</text:p>
      <!--NEWS-->
      <text:h text:style-name="P10" text:outline-level="1">
<text:span text:style-name="T4">
In the case of unlocking the ports of Nikolaev, Ukraine will be able to increase grain exports - Solsky</text:span>
</text:h>
      <text:p text:style-name="P4">
Authors: Ukrinform (Person)</text:p>
      <text:p text:style-name="P4">
Publisher: Укринформ (Organization)</text:p>
      <text:p text:style-name="P4">
Published Time: 2023-05-20T21:00:04+03:00</text:p>
      <text:p text:style-name="P4">
Modified Time: 2023-05-20T21:00:04+03:00</text:p>
      <text:p text:style-name="P4">
Description: Ukraine will increase the export of agricultural products twice if it is possible to unlock ports in Nikolaev. - Ukrinform.</text:p>
      <text:p text:style-name="P4">
Images: ['<text:a xlink:type="simple" xlink:href="https://static.ukrinform.com/photos/2023_01/thumb_files/630_360_1672835822-745.jpg" text:style-name="Internet_20_link" text:visited-style-name="Visited_20_Internet_20_Link">
630_360_16728...</text:a>
']</text:p>
      <text:p text:style-name="P4">
Tags: ['Експорт', 'Миколаїв', 'Зерно', 'Єдині новини']</text:p>
      <text:p text:style-name="P4">
Type: Article</text:p>
      <!--METADATA-->
      <text:p text:style-name="P4">
<draw:frame draw:style-name="fr1" draw:name="Image185" text:anchor-type="as-char" svg:width="6.9236in" svg:height="3.956343in" draw:z-index="0">
<draw:image xlink:href="../Images/yкринформ/2023-05-20T21-00-04-03-00/630_360_1672835822-745.jpg" xlink:type="simple" xlink:show="embed" xlink:actuate="onLoad" draw:mime-type="image/jpeg"/>
</draw:frame>
Ukraine will increase the export of agricultural products twice if it is possible to unlock the ports of Vykolaev.</text:p>
      <text:p text:style-name="P4">
According to Ukrinform, the Minister of Agrarian Policy and Food Nikolai Solsky said on the air of the Tele scale "Unified News".</text:p>
      <text:p text:style-name="P4">
"Nikolaev is of great importance, because it is comparable in size from the Portamivlya Odessa, with its unlock Ukraine can increase approximately twicexport, reduce the cost of logistics, respectively, Ukrainian agrarians will receive more monetary," - said Solsky.</text:p>
      <text:p text:style-name="P4">
According to him, not just discovery <text:a xlink:type="simple" xlink:href="https://www.ukrinform.ua/tag-mikolaiv" text:style-name="Internet_20_link" text:visited-style-name="Visited_20_Internet_20_Link">
</text:a>
but also the number of vessels that are passed on the Bosphorus. Because if they are not enough, it doesn't matter how many ports will be open, it will give anything.</text:p>
      <text:p text:style-name="P4">
"It is also important to talk about those people who are ready to work on these vessels, as the danger factor remains significant," Solsky added.</text:p>
      <text:p text:style-name="P4">
<text:span text:style-name="T4">
 Read also: </text:span>
 <text:a xlink:type="simple" xlink:href="https://www.ukrinform.ua/rubric-economy/3711442-v-ukraini-se-zalisilos-blizko-10-miljoniv-tonn-zerna-na-eksport.html" text:style-name="Internet_20_link" text:visited-style-name="Visited_20_Internet_20_Link">
</text:a>
As it was reported, Ukraine appealed to the UN and Turkey, which are the signatories of the Tagrants of the "Grain Initiative", with a proposal to introduce the Nikolaev ports of Vuggod, but they have not yet confirmed this opportunity.</text:p>
      <text:p text:style-name="P4">
News Source: <text:a xlink:type="simple" xlink:href="https://www.ukrinform.ua/rubric-economy/3711996-u-razi-rozblokuvanna-portiv-mikolaeva-ukraina-zmoze-zbilsiti-eksport-zerna-vdvici-solskij.html" text:style-name="Internet_20_link" text:visited-style-name="Visited_20_Internet_20_Link">
https://www.ukrinform.ua/rubric-economy/3711996-u-razi-rozblokuvanna-portiv-mikolaeva-ukraina-zmoze-zbilsiti-eksport-zerna-vdvici-solskij.html</text:a>
</text:p>
      <!--NEWS-->
      <text:h text:style-name="P10" text:outline-level="1">
<text:span text:style-name="T4">
The Kalush Orchestra band supported the captives of Azovstal defenders</text:span>
</text:h>
      <text:p text:style-name="P4">
Authors: Ukrinform (Person)</text:p>
      <text:p text:style-name="P4">
Publisher: Укринформ (Organization)</text:p>
      <text:p text:style-name="P4">
Published Time: 2023-05-20T21:03:00+03:00</text:p>
      <text:p text:style-name="P4">
Modified Time: 2023-05-20T21:03:00+03:00</text:p>
      <text:p text:style-name="P4">
Description: Kalush Orchestra recorded a video with words of support for captives of the defenders of Azovstal and their families. - Ukrinform.</text:p>
      <text:p text:style-name="P4">
Images: ['<text:a xlink:type="simple" xlink:href="https://static.ukrinform.com/photos/2023_05/thumb_files/630_360_1684605737-853.jpg" text:style-name="Internet_20_link" text:visited-style-name="Visited_20_Internet_20_Link">
630_360_16846...</text:a>
']</text:p>
      <text:p text:style-name="P4">
Tags: ['Азовсталь', 'Полонені', 'Kalush Orchestra', 'Війна з Росією']</text:p>
      <text:p text:style-name="P4">
Type: Article</text:p>
      <!--METADATA-->
      <text:p text:style-name="P4">
<draw:frame draw:style-name="fr1" draw:name="Image186" text:anchor-type="as-char" svg:width="6.9236in" svg:height="3.956343in" draw:z-index="0">
<draw:image xlink:href="../Images/yкринформ/2023-05-20T21-03-00-03-00/630_360_1684605737-853.jpg" xlink:type="simple" xlink:show="embed" xlink:actuate="onLoad" draw:mime-type="image/jpeg"/>
</draw:frame>
Grontkalush Orchestra recorded a video with words of support for captured Azovstal defenders and their families.</text:p>
      <text:p text:style-name="P4">
The Azovstal Families Association of the Azovstali defenders reported this in <text:a xlink:type="simple" xlink:href="https://t.me/AzovstalFamilies/1748" text:style-name="Internet_20_link" text:visited-style-name="Visited_20_Internet_20_Link">
</text:a>
, reports Ukrinform.</text:p>
      <text:p text:style-name="P4">
"Today is exactly a year as part of our defenders with" <text:a xlink:type="simple" xlink:href="https://www.ukrinform.ua/tag-azovstal" text:style-name="Internet_20_link" text:visited-style-name="Visited_20_Internet_20_Link">
</text:a>
"They still remain in captivity. We say that soon every son, husband, wife, mom will return to their relatives. We believe in our victory," the group reads.</text:p>
      <text:p text:style-name="P4">
It is noted that Kalush Orchestra is supported by the Mariupol garrison not for the first time-in May 2022, when the battles at the Azovstal reached the peak of catastrophe, the performers have saved Mariupol and Azovstal in a lively air-drawn. action. Then the need for immediate rescue of the defenders brought Azovstal to Top Points in Google throughout Europe. In the summer of that year, the band transferred 5 million UAH for the rehabilitation of the heroes returned from captivity.</text:p>
      <text:p text:style-name="P4">
<text:span text:style-name="T4">
 Read also: </text:span>
 <text:a xlink:type="simple" xlink:href="https://www.ukrinform.ua/rubric-culture/3711990-u-kievi-pokazali-vistavu-azovstal-golosi.html" text:style-name="Internet_20_link" text:visited-style-name="Visited_20_Internet_20_Link">
<text:span text:style-name="T4">
 show </text:span>
</text:a>
As it was reported, relatives of the defenders of "Azovstal" insist on the consolidation of the law of Ukraine of the status of servicemen released from captivity, to abuse the culture of treatment of prisoners of war and the procedure for their rehabilitation.</text:p>
      <text:p text:style-name="P4">
The year to Ukraine managed to return about 500 defenders of Azovstal, another 2,000 are still in Russian captivity.</text:p>
      <text:p text:style-name="P4">
News Source: <text:a xlink:type="simple" xlink:href="https://www.ukrinform.ua/rubric-culture/3711999-gurt-kalush-orchestra-pidtrimav-polonenih-zahisnikiv-azovstali.html" text:style-name="Internet_20_link" text:visited-style-name="Visited_20_Internet_20_Link">
https://www.ukrinform.ua/rubric-culture/3711999-gurt-kalush-orchestra-pidtrimav-polonenih-zahisnikiv-azovstali.html</text:a>
</text:p>
      <!--NEWS-->
      <text:h text:style-name="P10" text:outline-level="1">
<text:span text:style-name="T4">
Russian fake about the "disappearance" of Zaluzhny is associated with the peak of tension in Bakhmut - painter</text:span>
</text:h>
      <text:p text:style-name="P4">
Authors: Ukrinform (Person)</text:p>
      <text:p text:style-name="P4">
Publisher: Укринформ (Organization)</text:p>
      <text:p text:style-name="P4">
Published Time: 2023-05-20T21:12:00+03:00</text:p>
      <text:p text:style-name="P4">
Modified Time: 2023-05-20T21:12:00+03:00</text:p>
      <text:p text:style-name="P4">
Description: The launch of fake information about the alleged disappearance of the Commander -in -Chief of the Armed Forces Valery Zaluzhny is explained by the peak of voltage in Bakhmut. - Ukrinform.</text:p>
      <text:p text:style-name="P4">
Images: ['<text:a xlink:type="simple" xlink:href="https://static.ukrinform.com/photos/2022_08/thumb_files/630_360_1660222321-926.jpg" text:style-name="Internet_20_link" text:visited-style-name="Visited_20_Internet_20_Link">
630_360_16602...</text:a>
']</text:p>
      <text:p text:style-name="P4">
Tags: ['Бахмут', 'Фейк', 'Валерій Залужний', 'Війна з Росією', 'Ганна Маляр']</text:p>
      <text:p text:style-name="P4">
Type: Article</text:p>
      <!--METADATA-->
      <text:p text:style-name="P4">
<draw:frame draw:style-name="fr1" draw:name="Image187" text:anchor-type="as-char" svg:width="6.9236in" svg:height="3.956343in" draw:z-index="0">
<draw:image xlink:href="../Images/yкринформ/2023-05-20T21-12-00-03-00/630_360_1660222321-926.jpg" xlink:type="simple" xlink:show="embed" xlink:actuate="onLoad" draw:mime-type="image/jpeg"/>
</draw:frame>
The launch of fake information about the alleged disappearance of the commander -in -chief of the landslide of Zaluzhny is explained by the peak of the voltage in Bakhmut.</text:p>
      <text:p text:style-name="P4">
According to Ukrinform, the Deputy Minister of Defense Anna Malyar reported in <text:a xlink:type="simple" xlink:href="http://t.me/annamaliar/771" text:style-name="Internet_20_link" text:visited-style-name="Visited_20_Internet_20_Link">
</text:a>
.</text:p>
      <text:p text:style-name="P4">
"The Russians have launched an information wave about the alleged disappearance of our headmaster Valery Fedorovich Zaluzhny. Glavcom. . And the effect of it is limited in the case of accurate moment of spread and mass, " - wrote a painter.</text:p>
      <text:p text:style-name="P4">
According to her, the moment of spread <text:a xlink:type="simple" xlink:href="https://www.ukrinform.ua/tag-fejk" text:style-name="Internet_20_link" text:visited-style-name="Visited_20_Internet_20_Link">
</text:a>
Clear - the peak of tension in Bakhmut. The Russians expect that demoralization and several Ukrainian military can facilitate their situation.</text:p>
      <text:p text:style-name="P4">
<text:span text:style-name="T4">
 Read also: </text:span>
 <text:a xlink:type="simple" xlink:href="https://www.ukrinform.ua/rubric-ato/3711854-perekidanna-vorogom-dodatkovih-sil-do-bahmuta-svidcit-pro-proval-ih-nastupu-usov.html" text:style-name="Internet_20_link" text:visited-style-name="Visited_20_Internet_20_Link">
<text:span text:style-name="T4">
 Bakhmut </text:span>
</text:a>
"Actually, for the sake of this, a bunch of premature reports of Bakhmut's" capture ", the painter said.</text:p>
      <text:p text:style-name="P4">
As reported by Ukrinform, in Bakhmut of Donetsk region the situation is critical;</text:p>
      <text:p text:style-name="P4">
News Source: <text:a xlink:type="simple" xlink:href="https://www.ukrinform.ua/rubric-ato/3712001-rosijskij-fejk-pro-zniknenna-zaluznogo-povazanij-iz-pikom-naprugi-v-bahmuti-malar.html" text:style-name="Internet_20_link" text:visited-style-name="Visited_20_Internet_20_Link">
https://www.ukrinform.ua/rubric-ato/3712001-rosijskij-fejk-pro-zniknenna-zaluznogo-povazanij-iz-pikom-naprugi-v-bahmuti-malar.html</text:a>
</text:p>
      <!--NEWS-->
      <text:h text:style-name="P10" text:outline-level="1">
<text:span text:style-name="T4">
The first match of the Futsal Extra-Liga of Ukraine took place</text:span>
</text:h>
      <text:p text:style-name="P4">
Authors: Ukrinform (Person)</text:p>
      <text:p text:style-name="P4">
Publisher: Укринформ (Organization)</text:p>
      <text:p text:style-name="P4">
Published Time: 2023-05-20T21:13:52+03:00</text:p>
      <text:p text:style-name="P4">
Modified Time: 2023-05-20T21:13:52+03:00</text:p>
      <text:p text:style-name="P4">
Description: Chu won the first match of the finale. - Ukrinform.</text:p>
      <text:p text:style-name="P4">
Images: ['<text:a xlink:type="simple" xlink:href="https://static.ukrinform.com/photos/2023_05/thumb_files/630_360_1684606347-906.jpg" text:style-name="Internet_20_link" text:visited-style-name="Visited_20_Internet_20_Link">
630_360_16846...</text:a>
']</text:p>
      <text:p text:style-name="P4">
Tags: ['футзал']</text:p>
      <text:p text:style-name="P4">
Type: Article</text:p>
      <!--METADATA-->
      <text:p text:style-name="P4">
<draw:frame draw:style-name="fr1" draw:name="Image188" text:anchor-type="as-char" svg:width="6.9236in" svg:height="3.956343in" draw:z-index="0">
<draw:image xlink:href="../Images/yкринформ/2023-05-20T21-13-52-03-00/630_360_1684606347-906.jpg" xlink:type="simple" xlink:show="embed" xlink:actuate="onLoad" draw:mime-type="image/jpeg"/>
</draw:frame>
Chu won the first -mattress of the finale.</text:p>
      <text:p text:style-name="P4">
Hurricane and Hit played the first match of the Futsal Championship of Ukraine –2: 1, Ukrinform reports.</text:p>
      <text:p text:style-name="P4">
The main time of the match ended with a score of 1: 1. In the 32nd minute, Igorcorrsun was distinguished, who brought the Ivano-Frankivsk forward. However, after 4 minutes, the best barrier this season Yevgeny Zhuk leveled the score, scoring the 30th goal in the campaign.</text:p>
      <text:p text:style-name="P4">
The duel went to extracts. In the 43rd minute, after the hit of the player, he discharged from the Hurricane gate from Korsun. As a result, the first match of the ChU ended with a score of 2: 1 in favor of Hita.</text:p>
      <text:p text:style-name="P4">
The match took place in Ivano-Frankivsk. Tomorrow, May 21, this is a 2nd match of the series. Then the teams will move to Kiev, the third meeting will be dated - May 27. If necessary, the 4th and 5th matters will visit May 28 and 31.</text:p>
      <text:p text:style-name="P4">
<text:span text:style-name="T4">
 Read also: </text:span>
 <text:a xlink:type="simple" xlink:href="https://www.ukrinform.ua/rubric-sports/3710165-zbirna-ukraini-z-futzalu-otrimala-supernikiv-u-finalnomu-turniri-uniorskogo-evro2023.html" text:style-name="Internet_20_link" text:visited-style-name="Visited_20_Internet_20_Link">
<text:span text:style-name="T4">
 Futsal </text:span>
</text:a>
As reported by Ukrinform, the Hurricane in the semifinals defeated the Rivne Cardinal-Rivnestandart, the series account-3: 1.</text:p>
      <text:p text:style-name="P4">
Photo: uregan.if.ua</text:p>
      <text:p text:style-name="P4">
News Source: <text:a xlink:type="simple" xlink:href="https://www.ukrinform.ua/rubric-sports/3712002-vidbuvsa-persij-matc-finalnoi-serii-futzalnoi-ekstraligi-ukraini.html" text:style-name="Internet_20_link" text:visited-style-name="Visited_20_Internet_20_Link">
https://www.ukrinform.ua/rubric-sports/3712002-vidbuvsa-persij-matc-finalnoi-serii-futzalnoi-ekstraligi-ukraini.html</text:a>
</text:p>
      <!--NEWS-->
      <text:h text:style-name="P10" text:outline-level="1">
<text:span text:style-name="T4">
The hammer's Magnet Matter won the Ukrainian Summer Universiade</text:span>
</text:h>
      <text:p text:style-name="P4">
Authors: Ukrinform (Person)</text:p>
      <text:p text:style-name="P4">
Publisher: Укринформ (Organization)</text:p>
      <text:p text:style-name="P4">
Published Time: 2023-05-20T21:23:15+03:00</text:p>
      <text:p text:style-name="P4">
Modified Time: 2023-05-20T21:23:15+03:00</text:p>
      <text:p text:style-name="P4">
Description: The Ukrainian performed all six attempts in 72 meters. - Ukrinform.</text:p>
      <text:p text:style-name="P4">
Images: ['<text:a xlink:type="simple" xlink:href="https://static.ukrinform.com/photos/2023_05/thumb_files/630_360_1684606896-252.jpg" text:style-name="Internet_20_link" text:visited-style-name="Visited_20_Internet_20_Link">
630_360_16846...</text:a>
']</text:p>
      <text:p text:style-name="P4">
Tags: ['Легка атлетика']</text:p>
      <text:p text:style-name="P4">
Type: Article</text:p>
      <!--METADATA-->
      <text:p text:style-name="P4">
<draw:frame draw:style-name="fr1" draw:name="Image189" text:anchor-type="as-char" svg:width="6.9236in" svg:height="3.956343in" draw:z-index="0">
<draw:image xlink:href="../Images/yкринформ/2023-05-20T21-23-15-03-00/630_360_1684606896-252.jpg" xlink:type="simple" xlink:show="embed" xlink:actuate="onLoad" draw:mime-type="image/jpeg"/>
</draw:frame>
Ukrainian performed all six attempts in 72 meters.</text:p>
      <text:p text:style-name="P4">
The Ukrainian hammer Michael Kohan has won the Little Universiat, Ukrinform reports.</text:p>
      <text:p text:style-name="P4">
The competition took place on Friday, May 19, in Lviv. The Kohan, according to the results of the game, was the only metalman that made all six attempts for 72 meters.</text:p>
      <text:p text:style-name="P4">
It is the first tournament where the Ukrainian athlete participated after distillation from international events that received from the Federation of Ukraine's athletics.</text:p>
      <text:p text:style-name="P4">
<text:span text:style-name="T4">
 Read also: </text:span>
 <text:a xlink:type="simple" xlink:href="https://www.ukrinform.ua/rubric-sports/3681395-molotoboec-kohan-vigrav-zoloto-kubka-evropi2023-u-portugalii.html" text:style-name="Internet_20_link" text:visited-style-name="Visited_20_Internet_20_Link">
</text:a>
As reported by Ukrinform, at the tournament in Liuri Kohan "violated ethical norms of behavior during participation in the official delegation of the national team of Ukraine", to which the athlete did not say.</text:p>
      <text:p text:style-name="P4">
Photo: btu.org.ua</text:p>
      <text:p text:style-name="P4">
News Source: <text:a xlink:type="simple" xlink:href="https://www.ukrinform.ua/rubric-sports/3712004-metalnik-molota-kohan-zdobuv-peremogu-na-ukrainskij-litnij-universiadi.html" text:style-name="Internet_20_link" text:visited-style-name="Visited_20_Internet_20_Link">
https://www.ukrinform.ua/rubric-sports/3712004-metalnik-molota-kohan-zdobuv-peremogu-na-ukrainskij-litnij-universiadi.html</text:a>
</text:p>
      <!--NEWS-->
      <text:h text:style-name="P10" text:outline-level="1">
<text:span text:style-name="T4">
Pope Francis has instructed Cardinal Zuppi Special Mission related to the war in Ukraine</text:span>
</text:h>
      <text:p text:style-name="P4">
Authors: Ukrinform (Person)</text:p>
      <text:p text:style-name="P4">
Publisher: Укринформ (Organization)</text:p>
      <text:p text:style-name="P4">
Published Time: 2023-05-20T21:32:00+03:00</text:p>
      <text:p text:style-name="P4">
Modified Time: 2023-05-20T21:32:00+03:00</text:p>
      <text:p text:style-name="P4">
Description: The Pope Francis has entrusted Cardinal Matteo Zuppie a special mission related to the war in Ukraine, the details of which have not yet been determined. - Ukrinform.</text:p>
      <text:p text:style-name="P4">
Images: ['<text:a xlink:type="simple" xlink:href="https://static.ukrinform.com/photos/2023_05/thumb_files/630_360_1684607487-496.jpeg" text:style-name="Internet_20_link" text:visited-style-name="Visited_20_Internet_20_Link">
630_360_16846...</text:a>
']</text:p>
      <text:p text:style-name="P4">
Tags: ['Папа Франциск', 'Україна', 'Ватикан', 'Війна з Росією']</text:p>
      <text:p text:style-name="P4">
Type: Article</text:p>
      <!--METADATA-->
      <text:p text:style-name="P4">
<draw:frame draw:style-name="fr1" draw:name="Image190" text:anchor-type="as-char" svg:width="6.9236in" svg:height="3.956343in" draw:z-index="0">
<draw:image xlink:href="../Images/yкринформ/2023-05-20T21-32-00-03-00/630_360_1684607487-496.jpeg" xlink:type="simple" xlink:show="embed" xlink:actuate="onLoad" draw:mime-type="image/jpeg"/>
</draw:frame>
The Paparim Francis has entrusted Cardinal Matteo Zuppie's special mission, which is not yet defined.</text:p>
      <text:p text:style-name="P4">
As Ukrinform reports, it reports <text:a xlink:type="simple" xlink:href="https://www.vaticannews.va/uk/vatican-city/news/2023-05/zuppi-misija-schodo-vijny-v-ukrajini.html" text:style-name="Internet_20_link" text:visited-style-name="Visited_20_Internet_20_Link">
</text:a>
.</text:p>
      <text:p text:style-name="P4">
“I can confirm that <text:a xlink:type="simple" xlink:href="https://www.ukrinform.ua/tag-papa-francisk" text:style-name="Internet_20_link" text:visited-style-name="Visited_20_Internet_20_Link">
</text:a>
Ruspordinal Matteo Zuppi, Archbishop of Bologna and the Head of Conferences of the Tais -Taiscopes, the task of holding a mission, in agreement with a state -owned sector, which could contribute to a weakening of tension in the war in Ukraine, in the hope that has never faded. The time of this mission, as well as the way of its accomplishment, is being studied, ” - said in a statement, which was spread by the spokesman of St. Bruni St. Bruni.</text:p>
      <text:p text:style-name="P4">
As it was reported, on May 1, the head of the Catholic Church, Pope Franciscziyskayae that the Vatican was involved in a peacekeeping mission to try to launch Russia's war against Ukraine.</text:p>
      <text:p text:style-name="P4">
<text:span text:style-name="T4">
 Read also: </text:span>
 <text:a xlink:type="simple" xlink:href="https://www.ukrinform.ua/rubric-society/3708876-u-vatikani-rozpovili-podrobici-zustrici-zelenskogo-z-papou-franciskom.html" text:style-name="Internet_20_link" text:visited-style-name="Visited_20_Internet_20_Link">
</text:a>
</text:p>
      <text:p text:style-name="P4">
<text:a xlink:type="simple" xlink:href="https://www.ukrinform.ua/rubric-polytics/3711118-papa-francisk-planue-vidpraviti-delegacii-v-ukrainu-i-rosiu-dla-pripinenna-vijni.html" text:style-name="Internet_20_link" text:visited-style-name="Visited_20_Internet_20_Link">
 </text:a>
for the mediation in ceasefire. Cardinal Matteo Zuppi from Bologna will go to negotiate with President of Ukraine Vladimir Zelensky.</text:p>
      <text:p text:style-name="P4">
<text:span text:style-name="T5">
Foto: www.vaticannews.va</text:span>
</text:p>
      <text:p text:style-name="P4">
News Source: <text:a xlink:type="simple" xlink:href="https://www.ukrinform.ua/rubric-society/3712007-papa-francisk-doruciv-kardinalu-zuppi-specmisiu-povazanu-z-vijnou-v-ukraini.html" text:style-name="Internet_20_link" text:visited-style-name="Visited_20_Internet_20_Link">
https://www.ukrinform.ua/rubric-society/3712007-papa-francisk-doruciv-kardinalu-zuppi-specmisiu-povazanu-z-vijnou-v-ukraini.html</text:a>
</text:p>
      <!--NEWS-->
      <text:h text:style-name="P10" text:outline-level="1">
<text:span text:style-name="T4">
In Kharkiv baked a record meadow with strawberries</text:span>
</text:h>
      <text:p text:style-name="P4">
Authors: Ukrinform (Person)</text:p>
      <text:p text:style-name="P4">
Publisher: Укринформ (Organization)</text:p>
      <text:p text:style-name="P4">
Published Time: 2023-05-20T21:48:00+03:00</text:p>
      <text:p text:style-name="P4">
Modified Time: 2023-05-20T21:48:00+03:00</text:p>
      <text:p text:style-name="P4">
Description: In Kharkiv baked a record meadow with strawberries with a diameter of 4 m 60 cm - Ukrinform.</text:p>
      <text:p text:style-name="P4">
Images: ['<text:a xlink:type="simple" xlink:href="https://static.ukrinform.com/photos/2023_05/thumb_files/630_360_1684608321-853.jpg" text:style-name="Internet_20_link" text:visited-style-name="Visited_20_Internet_20_Link">
630_360_16846...</text:a>
']</text:p>
      <text:p text:style-name="P4">
Tags: ['Рекорд', 'Харків', 'Паляниця']</text:p>
      <text:p text:style-name="P4">
Type: Article</text:p>
      <!--METADATA-->
      <text:p text:style-name="P4">
<draw:frame draw:style-name="fr1" draw:name="Image191" text:anchor-type="as-char" svg:width="6.9236in" svg:height="3.956343in" draw:z-index="0">
<draw:image xlink:href="../Images/yкринформ/2023-05-20T21-48-00-03-00/630_360_1684608321-853.jpg" xlink:type="simple" xlink:show="embed" xlink:actuate="onLoad" draw:mime-type="image/jpeg"/>
</draw:frame>
In Kharkiv -squeezed a record meadow with strawberries with a diameter of 4 m 60 cm.</text:p>
      <text:p text:style-name="P4">
According to Ukrinform, the head of the National Registrecord of Ukraine Lana Vetrov in [] reported this(https://www.facebook.com/permalink.php?story_fbid=pfbid02YKD3P7jrt5p49RHGk4Uqi4ofLcSPaFRvhmgjcMTNMnzXn1RPsTc2TxoZNjQEzKPRl&amp;id=100004665041432).</text:p>
      <text:p text:style-name="P4">
Вона наголосила, що в українців є перевірочне слово: "Паляниця!" Так мивпізнаємо своїх. А ось <text:a xlink:type="simple" xlink:href="https://www.ukrinform.ua/tag-harkiv" text:style-name="Internet_20_link" text:visited-style-name="Visited_20_Internet_20_Link">
 </text:a>
They decided that little. And they suggested your version: "A meadow with strawberries!"</text:p>
      <text:p text:style-name="P4">
“The largest meadow with strawberries with a diameter of 4 m 60 cm on the record was presented by Tznikol. And they distributed it only to those who could three times with these code words and not get lost, because it is already their own!” Lana emphasized.</text:p>
      <text:p text:style-name="P4">
<text:span text:style-name="T4">
 Read also: </text:span>
 <text:a xlink:type="simple" xlink:href="https://www.ukrinform.ua/rubric-diaspora/3710961-u-pekini-na-festivali-predstavili-ukrainsku-kulturu-j-tradicijnu-kuhnu.html" text:style-name="Internet_20_link" text:visited-style-name="Visited_20_Internet_20_Link">
</text:a>
The previous record in Kharkiv was registered on April 18. In Saltovka, the largest area of the city, which was also most affected by the war, was created the largest Saltov Easter egg depicted in asphalt paint. The drawing of "unconquered" has a size of 23.4 m x 17 m. Almost 750 Kharkiv was involved in its creation at different stages.</text:p>
      <text:p text:style-name="P4">
<text:span text:style-name="T5">
Foto: Lana Vetrova / Facebook</text:span>
</text:p>
      <text:p text:style-name="P4">
News Source: <text:a xlink:type="simple" xlink:href="https://www.ukrinform.ua/rubric-regions/3712010-u-harkovi-spekli-rekordnu-palanicu-z-poluniceu.html" text:style-name="Internet_20_link" text:visited-style-name="Visited_20_Internet_20_Link">
https://www.ukrinform.ua/rubric-regions/3712010-u-harkovi-spekli-rekordnu-palanicu-z-poluniceu.html</text:a>
</text:p>
      <!--NEWS-->
      <text:h text:style-name="P10" text:outline-level="1">
<text:span text:style-name="T4">
Manchester City became a prematurely champion of England ahead of schedule</text:span>
</text:h>
      <text:p text:style-name="P4">
Authors: Ukrinform (Person)</text:p>
      <text:p text:style-name="P4">
Publisher: Укринформ (Organization)</text:p>
      <text:p text:style-name="P4">
Published Time: 2023-05-20T21:48:36+03:00</text:p>
      <text:p text:style-name="P4">
Modified Time: 2023-05-20T21:48:36+03:00</text:p>
      <text:p text:style-name="P4">
Description: For 35 rounds of Manchester City scored 85 points. - Ukrinform.</text:p>
      <text:p text:style-name="P4">
Images: ['<text:a xlink:type="simple" xlink:href="https://static.ukrinform.com/photos/2023_05/thumb_files/630_360_1684608426-646.jpg" text:style-name="Internet_20_link" text:visited-style-name="Visited_20_Internet_20_Link">
630_360_16846...</text:a>
']</text:p>
      <text:p text:style-name="P4">
Tags: ['Арсенал', 'Футбол', 'Манчестер Сіті', 'АПЛ']</text:p>
      <text:p text:style-name="P4">
Type: Article</text:p>
      <!--METADATA-->
      <text:p text:style-name="P4">
<draw:frame draw:style-name="fr1" draw:name="Image192" text:anchor-type="as-char" svg:width="6.9236in" svg:height="3.956343in" draw:z-index="0">
<draw:image xlink:href="../Images/yкринформ/2023-05-20T21-48-36-03-00/630_360_1684608426-646.jpg" xlink:type="simple" xlink:show="embed" xlink:actuate="onLoad" draw:mime-type="image/jpeg"/>
</draw:frame>
For 35 tours, Manchester City scored 85 points.</text:p>
      <text:p text:style-name="P4">
Manchester City became ahead of time with the champion of England thanks to the defeat of Arsenal Uhm of the 37th round with "Nottingham Forest"(0:1), reports Ukrinform.</text:p>
      <text:p text:style-name="P4">
Arsenal remained one match in the stock and 4 points lag from the first place. The season for Zinchenko's team is actually over. Below the second lodges will not lower, and already in the fall they will play in the Champions League.</text:p>
      <text:p text:style-name="P4">
Oleksandr Zinchenko missed the match against Nottingham because of injury.</text:p>
      <text:p text:style-name="P4">
This is the third consecutive title of "locals" and the tenth in general. Under the leadership of Pepagardiola City won 5 out of 10 champions.</text:p>
      <text:p text:style-name="P4">
<text:span text:style-name="T4">
 Read also: </text:span>
 <text:a xlink:type="simple" xlink:href="https://www.ukrinform.ua/rubric-sports/3711013-koventri-ta-luton-zigraut-u-finali-plejoff-za-vihid-do-apl.html" text:style-name="Internet_20_link" text:visited-style-name="Visited_20_Internet_20_Link">
<text:span text:style-name="T4">
 APL </text:span>
</text:a>
For 35 rounds of Manchester City scored 85 points, the difference of scored and missed goals - 92:31.</text:p>
      <text:p text:style-name="P4">
Photo: Getty Images</text:p>
      <text:p text:style-name="P4">
News Source: <text:a xlink:type="simple" xlink:href="https://www.ukrinform.ua/rubric-sports/3712011-mancester-siti-dostrokovo-stav-cempionom-anglii.html" text:style-name="Internet_20_link" text:visited-style-name="Visited_20_Internet_20_Link">
https://www.ukrinform.ua/rubric-sports/3712011-mancester-siti-dostrokovo-stav-cempionom-anglii.html</text:a>
</text:p>
      <!--NEWS-->
      <text:h text:style-name="P10" text:outline-level="1">
<text:span text:style-name="T4">
OP welcomes the EU decision to restrictions for companies that helped Russia bypass sanctions</text:span>
</text:h>
      <text:p text:style-name="P4">
Authors: Ukrinform (Person)</text:p>
      <text:p text:style-name="P4">
Publisher: Укринформ (Organization)</text:p>
      <text:p text:style-name="P4">
Published Time: 2023-05-20T21:49:00+03:00</text:p>
      <text:p text:style-name="P4">
Modified Time: 2023-05-20T21:49:00+03:00</text:p>
      <text:p text:style-name="P4">
Description: The President's office congratulate the EU decision to impose sanctions against more than 90 companies that helped Russia to circumvent the restrictions. - Ukrinform.</text:p>
      <text:p text:style-name="P4">
Images: ['<text:a xlink:type="simple" xlink:href="https://static.ukrinform.com/photos/2023_04/thumb_files/630_360_1681461745-184.jpg" text:style-name="Internet_20_link" text:visited-style-name="Visited_20_Internet_20_Link">
630_360_16814...</text:a>
']</text:p>
      <text:p text:style-name="P4">
Tags: ['Євросоюз', 'Санкції', 'Єрмак', 'Офіс Президента']</text:p>
      <text:p text:style-name="P4">
Type: Article</text:p>
      <!--METADATA-->
      <text:p text:style-name="P4">
<draw:frame draw:style-name="fr1" draw:name="Image193" text:anchor-type="as-char" svg:width="6.9236in" svg:height="3.956343in" draw:z-index="0">
<draw:image xlink:href="../Images/yкринформ/2023-05-20T21-49-00-03-00/630_360_1681461745-184.jpg" xlink:type="simple" xlink:show="embed" xlink:actuate="onLoad" draw:mime-type="image/jpeg"/>
</draw:frame>
The office of the President congratulate the EU decision to impose sanctions against more than 90 companies that helped Russia to circumvent the imposed restrictions.</text:p>
      <text:p text:style-name="P4">
This was reported by Presidential Office Andriy Ermak in <text:a xlink:type="simple" xlink:href="http://t.me/ermaka2022/2736" text:style-name="Internet_20_link" text:visited-style-name="Visited_20_Internet_20_Link">
</text:a>
, reports Ukrinform.</text:p>
      <text:p text:style-name="P4">
"The EU decision to impose sanctions against more than 90 non -Russian companies that have been outlined by the Russian Federation to circumvent sanctions, it is only possible to welcome," he wrote.</text:p>
      <text:p text:style-name="P4">
Yermak noted that the enemy's attempts will always be sanctioned, "Alepopis for helping them should be tough."</text:p>
      <text:p text:style-name="P4">
<text:span text:style-name="T4">
 Read also: </text:span>
 <text:a xlink:type="simple" xlink:href="https://www.ukrinform.ua/rubric-economy/3711958-cerez-sankcii-na-naftu-rosia-vtratila-40-milardiv.html" text:style-name="Internet_20_link" text:visited-style-name="Visited_20_Internet_20_Link">
<text:span text:style-name="T4">
 sanctions </text:span>
</text:a>
As reported by Ukrinform, the US and Japan governments have introduced new <text:a xlink:type="simple" xlink:href="https://www.ukrinform.ua/tag-sankcii" text:style-name="Internet_20_link" text:visited-style-name="Visited_20_Internet_20_Link">
</text:a>
Against hundreds of persons and organizations related to the war of Russia against Ukraine, since the "Seven Group" is confirmed by the determination to strengthen the responsibility of the Russian Federation for invasion of Ukraine.</text:p>
      <text:p text:style-name="P4">
<text:span text:style-name="T5">
Foto: Shutterstock</text:span>
</text:p>
      <text:p text:style-name="P4">
News Source: <text:a xlink:type="simple" xlink:href="https://www.ukrinform.ua/rubric-economy/3712012-op-vitae-risenna-evrosouzu-pro-obmezenna-dla-kompanij-aki-dopomagali-rf-obhoditi-sankcii.html" text:style-name="Internet_20_link" text:visited-style-name="Visited_20_Internet_20_Link">
https://www.ukrinform.ua/rubric-economy/3712012-op-vitae-risenna-evrosouzu-pro-obmezenna-dla-kompanij-aki-dopomagali-rf-obhoditi-sankcii.html</text:a>
</text:p>
      <!--NEWS-->
      <text:h text:style-name="P10" text:outline-level="1">
<text:span text:style-name="T4">
Editor/editor to work on the site</text:span>
</text:h>
      <text:p text:style-name="P4">
Authors: Ukrinform (Person)</text:p>
      <text:p text:style-name="P4">
Publisher: Укринформ (Organization)</text:p>
      <text:p text:style-name="P4">
Published Time: 2023-05-20T22:06:00+03:00</text:p>
      <text:p text:style-name="P4">
Modified Time: 2023-05-20T22:06:00+03:00</text:p>
      <text:p text:style-name="P4">
Description: Ukrainian National Information Agency Ukrinform is looking for an editor/editor to work on the site. - Ukrinform.</text:p>
      <text:p text:style-name="P4">
Images: ['<text:a xlink:type="simple" xlink:href="https://static.ukrinform.com/photos/2022_02/thumb_files/630_360_1645107758-865.jpg" text:style-name="Internet_20_link" text:visited-style-name="Visited_20_Internet_20_Link">
630_360_16451...</text:a>
']</text:p>
      <text:p text:style-name="P4">
Tags: ['Укрінформ', 'ЗМІ', 'Вакансії']</text:p>
      <text:p text:style-name="P4">
Type: Article</text:p>
      <!--METADATA-->
      <text:p text:style-name="P4">
<draw:frame draw:style-name="fr1" draw:name="Image194" text:anchor-type="as-char" svg:width="6.9236in" svg:height="3.956343in" draw:z-index="0">
<draw:image xlink:href="../Images/yкринформ/2023-05-20T22-06-00-03-00/630_360_1645107758-865.jpg" xlink:type="simple" xlink:show="embed" xlink:actuate="onLoad" draw:mime-type="image/jpeg"/>
</draw:frame>
Ukrainian Ukrainian Information Agency "Ukrinform" is looking for an editor/editor for work on the site.</text:p>
      <text:p text:style-name="P4">
<text:span text:style-name="T4">
 Requirements for candidates for editor's job: </text:span>
</text:p>
      <ul>
        <li>
Higher Education; * excellent command of Ukrainian; * awareness of the socio-political situation in Ukraine and the world; * creativity; * Editorial experience with news in Internet media.</li>
      </ul>
      <text:p text:style-name="P4">
Social networks, profile education and knowledge of English language are welcome.</text:p>
      <text:p text:style-name="P4">
Resume send to <text:span text:style-name="T4">
 <text:a xlink:type="simple" xlink:href="Mailto: Subanovah@gmail.kom" text:style-name="Internet_20_link" text:visited-style-name="Visited_20_Internet_20_Link">
</text:a>
</text:span>
.</text:p>
      <text:p text:style-name="P4">
<text:span text:style-name="T4">
 Ukrinform offers: </text:span>
</text:p>
      <ul>
        <li>
full employment; * flexible work schedule in evening shifts and weekends; * wages by interview results(Depending on the qualification and experience of work); * Opportunity of remote work /office in the center of Kiev(Metro theatrical).</li>
      </ul>
      <text:p text:style-name="P4">
News Source: <text:a xlink:type="simple" xlink:href="https://www.ukrinform.ua/rubric-society/3709517-ukrinform-sukae-redaktora-sajtu.html" text:style-name="Internet_20_link" text:visited-style-name="Visited_20_Internet_20_Link">
https://www.ukrinform.ua/rubric-society/3709517-ukrinform-sukae-redaktora-sajtu.html</text:a>
</text:p>
      <!--NEWS-->
      <text:h text:style-name="P10" text:outline-level="1">
<text:span text:style-name="T4">
The enemy for a day seven times fired at Sumy region border, two houses were damaged</text:span>
</text:h>
      <text:p text:style-name="P4">
Authors: Ukrinform (Person)</text:p>
      <text:p text:style-name="P4">
Publisher: Укринформ (Organization)</text:p>
      <text:p text:style-name="P4">
Published Time: 2023-05-20T22:21:00+03:00</text:p>
      <text:p text:style-name="P4">
Modified Time: 2023-05-20T22:21:00+03:00</text:p>
      <text:p text:style-name="P4">
Description: During May 20, Russian troops fired four border communities of Sumy region, and a total of 56 explosions were recorded. - Ukrinform.</text:p>
      <text:p text:style-name="P4">
Images: ['<text:a xlink:type="simple" xlink:href="https://static.ukrinform.com/photos/2016_11/thumb_files/630_360_1479558145-5682.jpg" text:style-name="Internet_20_link" text:visited-style-name="Visited_20_Internet_20_Link">
630_360_14795...</text:a>
']</text:p>
      <text:p text:style-name="P4">
Tags: ['Обстріл', 'Сумщина', 'Вибух', 'Війна з Росією', 'Артилерія']</text:p>
      <text:p text:style-name="P4">
Type: Article</text:p>
      <!--METADATA-->
      <text:p text:style-name="P4">
<draw:frame draw:style-name="fr1" draw:name="Image195" text:anchor-type="as-char" svg:width="6.9236in" svg:height="3.956343in" draw:z-index="0">
<draw:image xlink:href="../Images/yкринформ/2023-05-20T22-21-00-03-00/630_360_1479558145-5682.jpg" xlink:type="simple" xlink:show="embed" xlink:actuate="onLoad" draw:mime-type="image/jpeg"/>
</draw:frame>
During May 20, the Russian border communities of the Sumy region were fired during May 20, 56 explosions were recorded.</text:p>
      <text:p text:style-name="P4">
As Ukrinform reports, about it in <text:a xlink:type="simple" xlink:href="https://www.facebook.com/sumska.oda/" text:style-name="Internet_20_link" text:visited-style-name="Visited_20_Internet_20_Link">
</text:a>
Sumy Ova reports.</text:p>
      <text:p text:style-name="P4">
“During the day, the Russians carried out seven border shelling. 56 blades have been recorded, ”the message reads.</text:p>
      <text:p text:style-name="P4">
The shelling was suffered by Belopilsk, Khotinskaya, Krasnopil and Yunakovsky.</text:p>
      <text:p text:style-name="P4">
In the Belopil community, the Russians released mortars 38 mines.</text:p>
      <text:p text:style-name="P4">
The enemy fired at the Yunak community from the artillery, releasing four shells.</text:p>
      <text:p text:style-name="P4">
<text:span text:style-name="T4">
 Read also: </text:span>
 <text:a xlink:type="simple" xlink:href="https://www.ukrinform.ua/rubric-ato/3711487-vijska-rf-trici-obstrilali-prikordonna-cernigivsini-i-sumsini.html" text:style-name="Internet_20_link" text:visited-style-name="Visited_20_Internet_20_Link">
<text:span text:style-name="T4">
 Sumshchyn </text:span>
</text:a>
Under the fire of Russian artillery was the Krasnopil community, seven explosions were recorded.</text:p>
      <text:p text:style-name="P4">
In addition, the enemy from artillery in the Hotin community - seven explosions. There are two private dwellings.</text:p>
      <text:p text:style-name="P4">
As reported by Ukrinform, May 19 <text:a xlink:type="simple" xlink:href="http://www.ukrinform.ua/rubric-ato/3711636-vorog-17-raziv-obstrilav-prikordonna-sumsini-zagalom-131-vibuh.html" text:style-name="Internet_20_link" text:visited-style-name="Visited_20_Internet_20_Link">
</text:a>
Border communities of Sumy region, 131 blades were recorded.</text:p>
      <text:p text:style-name="P4">
News Source: <text:a xlink:type="simple" xlink:href="https://www.ukrinform.ua/rubric-ato/3712009-vorog-za-den-sim-raziv-obstrilav-prikordonna-sumsini-poskodzeni-dva-budinki.html" text:style-name="Internet_20_link" text:visited-style-name="Visited_20_Internet_20_Link">
https://www.ukrinform.ua/rubric-ato/3712009-vorog-za-den-sim-raziv-obstrilav-prikordonna-sumsini-poskodzeni-dva-budinki.html</text:a>
</text:p>
      <!--NEWS-->
      <text:h text:style-name="P10" text:outline-level="1">
<text:span text:style-name="T4">
In the Dnieper there was an explosion - the media</text:span>
</text:h>
      <text:p text:style-name="P4">
Authors: Ukrinform (Person)</text:p>
      <text:p text:style-name="P4">
Publisher: Укринформ (Organization)</text:p>
      <text:p text:style-name="P4">
Published Time: 2023-05-20T22:40:00+03:00</text:p>
      <text:p text:style-name="P4">
Modified Time: 2023-05-20T22:40:00+03:00</text:p>
      <text:p text:style-name="P4">
Description: An explosion was heard in the Dnieper, air alarm was announced in the city and region. - Ukrinform.</text:p>
      <text:p text:style-name="P4">
Images: ['<text:a xlink:type="simple" xlink:href="https://static.ukrinform.com/photos/2018_10/thumb_files/630_360_1538997483-946.jpg" text:style-name="Internet_20_link" text:visited-style-name="Visited_20_Internet_20_Link">
630_360_15389...</text:a>
']</text:p>
      <text:p text:style-name="P4">
Tags: ['Дніпро', 'Вибух', 'Повітряна тривога']</text:p>
      <text:p text:style-name="P4">
Type: Article</text:p>
      <!--METADATA-->
      <text:p text:style-name="P4">
<draw:frame draw:style-name="fr1" draw:name="Image196" text:anchor-type="as-char" svg:width="6.9236in" svg:height="3.956343in" draw:z-index="0">
<draw:image xlink:href="../Images/yкринформ/2023-05-20T22-40-00-03-00/630_360_1538997483-946.jpg" xlink:type="simple" xlink:show="embed" xlink:actuate="onLoad" draw:mime-type="image/jpeg"/>
</draw:frame>
In the Dnipro, an explosion is heard, air alarm was announced in the city and region.</text:p>
      <text:p text:style-name="P4">
As Ukrinform reports, it reports <text:a xlink:type="simple" xlink:href="https://t.me/s/suspilnenews" text:style-name="Internet_20_link" text:visited-style-name="Visited_20_Internet_20_Link">
</text:a>
.</text:p>
      <text:p text:style-name="P4">
"In the Dnieper heard <text:a xlink:type="simple" xlink:href="https://www.ukrinform.ua/tag-vibuh" text:style-name="Internet_20_link" text:visited-style-name="Visited_20_Internet_20_Link">
</text:a>
", - the passage reads.</text:p>
      <text:p text:style-name="P4">
<text:span text:style-name="T4">
 Read also: </text:span>
 <text:a xlink:type="simple" xlink:href="https://www.ukrinform.ua/rubric-ato/3711162-u-krivomu-rozi-prolunali-vibuhi.html" text:style-name="Internet_20_link" text:visited-style-name="Visited_20_Internet_20_Link">
<text:span text:style-name="T4">
 explosion </text:span>
</text:a>
Air alarm has been announced in the city and region.</text:p>
      <text:p text:style-name="P4">
News Source: <text:a xlink:type="simple" xlink:href="https://www.ukrinform.ua/rubric-ato/3712025-u-dnipri-prolunav-vibuh-zmi.html" text:style-name="Internet_20_link" text:visited-style-name="Visited_20_Internet_20_Link">
https://www.ukrinform.ua/rubric-ato/3712025-u-dnipri-prolunav-vibuh-zmi.html</text:a>
</text:p>
      <!--NEWS-->
      <text:h text:style-name="P10" text:outline-level="1">
<text:span text:style-name="T4">
RheinMetall manager revealed the details of Ukrainian-German production of armored vehicles</text:span>
</text:h>
      <text:p text:style-name="P4">
Authors: Ukrinform (Person)</text:p>
      <text:p text:style-name="P4">
Publisher: Укринформ (Organization)</text:p>
      <text:p text:style-name="P4">
Published Time: 2023-05-20T22:54:00+03:00</text:p>
      <text:p text:style-name="P4">
Modified Time: 2023-05-20T22:54:00+03:00</text:p>
      <text:p text:style-name="P4">
Description: The head of the German company Rheinmetall, Armin Papperger, revealed details about the joint Ukrainian-German weapons production. - Ukrinform.</text:p>
      <text:p text:style-name="P4">
Images: ['<text:a xlink:type="simple" xlink:href="https://static.ukrinform.com/photos/2023_05/thumb_files/630_360_1684612364-512.jpg" text:style-name="Internet_20_link" text:visited-style-name="Visited_20_Internet_20_Link">
630_360_16846...</text:a>
', '<text:a xlink:type="simple" xlink:href="https://static.ukrinform.com/photos/2023_05/1684612364-587.jpg" text:style-name="Internet_20_link" text:visited-style-name="Visited_20_Internet_20_Link">
1684612364-58...</text:a>
']</text:p>
      <text:p text:style-name="P4">
Tags: ['Німеччина', 'Україна', 'Зброя', 'Військова техніка']</text:p>
      <text:p text:style-name="P4">
Type: Article</text:p>
      <!--METADATA-->
      <text:p text:style-name="P4">
<draw:frame draw:style-name="fr1" draw:name="Image197" text:anchor-type="as-char" svg:width="6.9236in" svg:height="3.956343in" draw:z-index="0">
<draw:image xlink:href="../Images/yкринформ/2023-05-20T22-54-00-03-00/630_360_1684612364-512.jpg" xlink:type="simple" xlink:show="embed" xlink:actuate="onLoad" draw:mime-type="image/jpeg"/>
</draw:frame>
The head of RheinMetall, Armin Papperger, opened details about joint Ukrainian-German weapons production.</text:p>
      <text:p text:style-name="P4">
As Ukrinform reports, he told the publication <text:a xlink:type="simple" xlink:href="https://m.bild.de/politik/inland/politik-inland/diese-panzer-will-rheinmetall-in-der-ukraine-bauen-83994458.bildMobile.html" text:style-name="Internet_20_link" text:visited-style-name="Visited_20_Internet_20_Link">
</text:a>
.</text:p>
      <text:p text:style-name="P4">
He noted that in the summer, the production of ammunition for the Gepard anti -aircraft installation. At present, a new production line is being commissioned at the Unterlus Factory in the Lower Saxony. But RheinMetall wants to build up in <text:a xlink:type="simple" xlink:href="https://www.ukrinform.ua/tag-ukraina" text:style-name="Internet_20_link" text:visited-style-name="Visited_20_Internet_20_Link">
</text:a>
 .</text:p>
      <text:p text:style-name="P4">
<draw:frame draw:style-name="fr1" draw:name="Image198" text:anchor-type="as-char" svg:width="6.9236in" svg:height="3.894525in" draw:z-index="0">
<draw:image xlink:href="../Images/yкринформ/2023-05-20T22-54-00-03-00/1684612364-587.jpg" xlink:type="simple" xlink:show="embed" xlink:actuate="onLoad" draw:mime-type="image/jpeg"/>
</draw:frame>
To do this, a joint venture with the Ukrainian state company Ukroboronprom will be created.</text:p>
      <text:p text:style-name="P4">
"Let's start with the maintenance and repair of existing machines, as well as the faster to produce armored vehicles, such as Fuchs transport tanks," Papperger said. Ukraine is also interested in a modern Panther tank and Lynx infantry infantry machine, he added.</text:p>
      <text:p text:style-name="P4">
<text:span text:style-name="T4">
 Read also: </text:span>
 <text:a xlink:type="simple" xlink:href="https://www.ukrinform.ua/rubric-ato/3709018-solc-ogolosiv-pro-vidilenna-ukraini-novogo-paketa-vijskovoi-dopomogi.html" text:style-name="Internet_20_link" text:visited-style-name="Visited_20_Internet_20_Link">
</text:a>
He also said that Germany has already put 18 modern tanks LEOPARD-2 and 40 Marder in Ukraine. The Ukrainian soldiers have passed the appropriate training of Ubundesver in Germany.</text:p>
      <text:p text:style-name="P4">
<text:span text:style-name="T5">
Foto: Julian Stratenschulte/DPA</text:span>
</text:p>
      <text:p text:style-name="P4">
News Source: <text:a xlink:type="simple" xlink:href="https://www.ukrinform.ua/rubric-ato/3712026-kerivnik-rheinmetall-rozkriv-detali-ukrainskonimeckogo-virobnictva-bronovanoi-tehniki.html" text:style-name="Internet_20_link" text:visited-style-name="Visited_20_Internet_20_Link">
https://www.ukrinform.ua/rubric-ato/3712026-kerivnik-rheinmetall-rozkriv-detali-ukrainskonimeckogo-virobnictva-bronovanoi-tehniki.html</text:a>
</text:p>
      <!--NEWS-->
      <text:h text:style-name="P10" text:outline-level="1">
<text:span text:style-name="T4">
The national team of Ukraine won silver in team all -around on artistic gymnastics</text:span>
</text:h>
      <text:p text:style-name="P4">
Authors: Ukrinform (Person)</text:p>
      <text:p text:style-name="P4">
Publisher: Укринформ (Organization)</text:p>
      <text:p text:style-name="P4">
Published Time: 2023-05-20T23:01:14+03:00</text:p>
      <text:p text:style-name="P4">
Modified Time: 2023-05-20T23:01:14+03:00</text:p>
      <text:p text:style-name="P4">
Description: This is the first medal of Ukraine for artistic gymnastics since 2020. - Ukrinform.</text:p>
      <text:p text:style-name="P4">
Images: ['<text:a xlink:type="simple" xlink:href="https://static.ukrinform.com/photos/2023_05/thumb_files/630_360_1684612765-999.jpg" text:style-name="Internet_20_link" text:visited-style-name="Visited_20_Internet_20_Link">
630_360_16846...</text:a>
']</text:p>
      <text:p text:style-name="P4">
Tags: ['Гімнастика']</text:p>
      <text:p text:style-name="P4">
Type: Article</text:p>
      <!--METADATA-->
      <text:p text:style-name="P4">
<draw:frame draw:style-name="fr1" draw:name="Image199" text:anchor-type="as-char" svg:width="6.9236in" svg:height="3.956343in" draw:z-index="0">
<draw:image xlink:href="../Images/yкринформ/2023-05-20T23-01-14-03-00/630_360_1684612765-999.jpg" xlink:type="simple" xlink:show="embed" xlink:actuate="onLoad" draw:mime-type="image/jpeg"/>
</draw:frame>
This is the first medal of Ukraine for artistic gymnastics.</text:p>
      <text:p text:style-name="P4">
The Ukrainian Gymnastics National Team has won silver in the team of the European Championship in Baku, Ukrinform reports.</text:p>
      <text:p text:style-name="P4">
The Ukrainians won a medal by the amount of individual athletes and adult teams in group exercises.</text:p>
      <text:p text:style-name="P4">
In the individual championship, Ukraine was presented: Victoria Onoprienko, Polykarika and Polina Gorodnich. In group exercises: Anastasia Wozniak, Eva Meleshchuk, Maria Vysochanskaya, Darina Duda, Diana Bayev and Elizabeth Azza.</text:p>
      <text:p text:style-name="P4">
The victory was won by Bulgaria, Bronze - in Israel.</text:p>
      <text:p text:style-name="P4">
This is the first award of Ukraine for three years for euro on rhythmic gymnastics. Lastly, Ukraine took at the home championship of Europe in 2020 - then the tournament with six awards(3+2+1). У команді тоді українки взагалістали чемпіонками, випередивши Ізраїль.</text:p>
      <text:p text:style-name="P4">
У медальному заліку чемпіонату Європи Україна перед заключним змагальним днемзаймає четверте місце з одним «сріблом». Очолює його Болгарія, яка вже здобуласім нагород, п'ять з яких золоті.</text:p>
      <text:p text:style-name="P4">
<text:span text:style-name="T4">
Читайте також:</text:span>
 <text:a xlink:type="simple" xlink:href="https://www.ukrinform.ua/rubric-sports/3711593-zbirna-ukraini-vidibralasa-v-usi-pat-finaliv-na-ce-z-hudoznoi-gimnastiki.html" text:style-name="Internet_20_link" text:visited-style-name="Visited_20_Internet_20_Link">
 </text:a>
As reported by Ukrinform, tomorrow, May 21 will take place the last day of the FRIES, Victoria Onoprienko will compete in four finals(hoop, ball, maces, tape)Photo: ukraine-rg.com.ua</text:p>
      <text:p text:style-name="P4">
News Source: <text:a xlink:type="simple" xlink:href="https://www.ukrinform.ua/rubric-sports/3712027-zbirna-ukraini-zdobula-sriblo-u-komandnomu-bagatoborstvi-na-ce-z-hudoznoi-gimnastiki.html" text:style-name="Internet_20_link" text:visited-style-name="Visited_20_Internet_20_Link">
https://www.ukrinform.ua/rubric-sports/3712027-zbirna-ukraini-zdobula-sriblo-u-komandnomu-bagatoborstvi-na-ce-z-hudoznoi-gimnastiki.html</text:a>
</text:p>
      <!--NEWS-->
      <text:h text:style-name="P10" text:outline-level="1">
<text:span text:style-name="T4">
Determined the first rival of Svitolina at the WTA tournament 250 in Strasbourg</text:span>
</text:h>
      <text:p text:style-name="P4">
Authors: Ukrinform (Person)</text:p>
      <text:p text:style-name="P4">
Publisher: Укринформ (Organization)</text:p>
      <text:p text:style-name="P4">
Published Time: 2023-05-20T23:11:12+03:00</text:p>
      <text:p text:style-name="P4">
Modified Time: 2023-05-20T23:11:12+03:00</text:p>
      <text:p text:style-name="P4">
Description: These tennis players will be preceded by Rolan Harros. - Ukrinform.</text:p>
      <text:p text:style-name="P4">
Images: ['<text:a xlink:type="simple" xlink:href="https://static.ukrinform.com/photos/2023_05/thumb_files/630_360_1684613411-371.jpg" text:style-name="Internet_20_link" text:visited-style-name="Visited_20_Internet_20_Link">
630_360_16846...</text:a>
']</text:p>
      <text:p text:style-name="P4">
Tags: ['Світоліна', 'Теніс']</text:p>
      <text:p text:style-name="P4">
Type: Article</text:p>
      <!--METADATA-->
      <text:p text:style-name="P4">
<draw:frame draw:style-name="fr1" draw:name="Image200" text:anchor-type="as-char" svg:width="6.9236in" svg:height="3.956343in" draw:z-index="0">
<draw:image xlink:href="../Images/yкринформ/2023-05-20T23-11-12-03-00/630_360_1684613411-371.jpg" xlink:type="simple" xlink:show="embed" xlink:actuate="onLoad" draw:mime-type="image/jpeg"/>
</draw:frame>
Tennis players will be preceded by Rolan Harros.</text:p>
      <text:p text:style-name="P4">
Svitolina, thanks to the Wild Card from the organizers, will start at the WTA250 tournament after participation in Master in Rome, Ukrinform reports.</text:p>
      <text:p text:style-name="P4">
The Soil Tournament in Passbur will begin on Sunday, May 21. These competitions will be for the expediency of the national standings seven after returning to tennis.</text:p>
      <text:p text:style-name="P4">
In the first circle, Svitolin will meet with American Luise Chiriko, who is currently 242nd in the WTA standings. For tennis players, the match in Passbur will be a second -monetary confrontation in his career. In 2015, a Ukrainian in two sets victorious a rival at the start of the WTA250 soil tournament in Bogot.</text:p>
      <text:p text:style-name="P4">
The winner of the Svitolin pair - Chirico will meet in the second round with the stronger Katy Volynets against Eliza Mertens.</text:p>
      <text:p text:style-name="P4">
<text:span text:style-name="T4">
 Read also: </text:span>
 <text:a xlink:type="simple" xlink:href="https://www.ukrinform.ua/rubric-sports/3711981-sacko-peremig-marcenka-v-kvalifikacii-turniru-u-svejcarii.html" text:style-name="Internet_20_link" text:visited-style-name="Visited_20_Internet_20_Link">
<text:span text:style-name="T4">
 Marchenko </text:span>
</text:a>
As reported by Ukrinform, in addition to Svitolina in the competition in Passbur, Ukrainian apart is presented in a steam net, where Nadiya Kichenok will perform. Her partner will be Belgian Kimberley Tsimmerman.</text:p>
      <text:p text:style-name="P4">
Photo: btu.org.ua</text:p>
      <text:p text:style-name="P4">
News Source: <text:a xlink:type="simple" xlink:href="https://www.ukrinform.ua/rubric-sports/3712029-viznacilasa-persa-supernica-svitolinoi-na-turniri-wta250-u-strasburi.html" text:style-name="Internet_20_link" text:visited-style-name="Visited_20_Internet_20_Link">
https://www.ukrinform.ua/rubric-sports/3712029-viznacilasa-persa-supernica-svitolinoi-na-turniri-wta250-u-strasburi.html</text:a>
</text:p>
      <!--NEWS-->
      <text:h text:style-name="P10" text:outline-level="1">
<text:span text:style-name="T4">
Italy considers the possibility of teaching Ukrainian pilots - meloni</text:span>
</text:h>
      <text:p text:style-name="P4">
Authors: Ukrinform (Person)</text:p>
      <text:p text:style-name="P4">
Publisher: Укринформ (Organization)</text:p>
      <text:p text:style-name="P4">
Published Time: 2023-05-20T23:16:00+03:00</text:p>
      <text:p text:style-name="P4">
Modified Time: 2023-05-20T23:16:00+03:00</text:p>
      <text:p text:style-name="P4">
Description: Italy considers the possibility of training Ukrainian pilots on military aircraft of Western models together with the Allies. - Ukrinform.</text:p>
      <text:p text:style-name="P4">
Images: ['<text:a xlink:type="simple" xlink:href="https://static.ukrinform.com/photos/2023_04/thumb_files/630_360_1682515821-916.jpg" text:style-name="Internet_20_link" text:visited-style-name="Visited_20_Internet_20_Link">
630_360_16825...</text:a>
']</text:p>
      <text:p text:style-name="P4">
Tags: ['Авіація', 'Італія', 'Війна з Росією', 'Джорджа Мелоні', 'Коаліція винищувачів']</text:p>
      <text:p text:style-name="P4">
Type: Article</text:p>
      <!--METADATA-->
      <text:p text:style-name="P4">
<draw:frame draw:style-name="fr1" draw:name="Image201" text:anchor-type="as-char" svg:width="6.9236in" svg:height="3.956343in" draw:z-index="0">
<draw:image xlink:href="../Images/yкринформ/2023-05-20T23-16-00-03-00/630_360_1682515821-916.jpg" xlink:type="simple" xlink:show="embed" xlink:actuate="onLoad" draw:mime-type="image/jpeg"/>
</draw:frame>
Italy considers with the Allies the possibility of training Ukrainian pilots of the Nagish Western aircraft.</text:p>
      <text:p text:style-name="P4">
According to Ukrinform, Prime Minister George Meloni, who took part in the G7 Summit, reported in Japan at a press conference.</text:p>
      <text:p text:style-name="P4">
"This is a decision that we have not yet made and which we evaluate with the allies," she said, commenting on the likelihood of teaching Ukrainian pilots on <text:a xlink:type="simple" xlink:href="https://www.ukrinform.ua/tag-vinisuvac" text:style-name="Internet_20_link" text:visited-style-name="Visited_20_Internet_20_Link">
</text:a>
F-16.</text:p>
      <text:p text:style-name="P4">
<text:span text:style-name="T4">
 Read also: </text:span>
 <text:a xlink:type="simple" xlink:href="https://www.ukrinform.ua/rubric-ato/3711575-ssa-pidtrimali-koaliciu-vinisuvaciv-zelenskij-vitae-risenna-bajdena.html" text:style-name="Internet_20_link" text:visited-style-name="Visited_20_Internet_20_Link">
<text:span text:style-name="T4">
 Coalition </text:span>
</text:a>
At the same time, Meloni noted that Italy does not have F-16 fighter jets, so she will not be able to supply them to Ukraine.</text:p>
      <text:p text:style-name="P4">
As reported by Ukrinform, <text:a xlink:type="simple" xlink:href="https://www.ukrinform.ua/amp/rubric-polytics/3711829-zelenskij-obgovoriv-z-meloni-pidgotovku-ukrainskih-pilotiv.html" text:style-name="Internet_20_link" text:visited-style-name="Visited_20_Internet_20_Link">
</text:a>
And within a working visit to Japan, where the Sam Seven Summit takes place.</text:p>
      <text:p text:style-name="P4">
News Source: <text:a xlink:type="simple" xlink:href="https://www.ukrinform.ua/rubric-ato/3712030-italia-rozgladae-mozlivist-navcanna-ukrainskih-pilotiv-meloni.html" text:style-name="Internet_20_link" text:visited-style-name="Visited_20_Internet_20_Link">
https://www.ukrinform.ua/rubric-ato/3712030-italia-rozgladae-mozlivist-navcanna-ukrainskih-pilotiv-meloni.html</text:a>
</text:p>
      <!--NEWS-->
      <text:h text:style-name="P10" text:outline-level="1">
<text:span text:style-name="T4">
The native Azov captives were told in the roller as waiting for their heroes</text:span>
</text:h>
      <text:p text:style-name="P4">
Authors: Ukrinform (Person)</text:p>
      <text:p text:style-name="P4">
Publisher: Укринформ (Organization)</text:p>
      <text:p text:style-name="P4">
Published Time: 2023-05-20T23:39:00+03:00</text:p>
      <text:p text:style-name="P4">
Modified Time: 2023-05-20T23:39:00+03:00</text:p>
      <text:p text:style-name="P4">
Description: The families of the defenders of the Azovstal, who are in Russian captivity, recorded a shining video about how they await their characters at home. - Ukrinform.</text:p>
      <text:p text:style-name="P4">
Images: ['<text:a xlink:type="simple" xlink:href="https://static.ukrinform.com/photos/2018_08/thumb_files/630_360_1533127461-4038.jpeg" text:style-name="Internet_20_link" text:visited-style-name="Visited_20_Internet_20_Link">
630_360_15331...</text:a>
']</text:p>
      <text:p text:style-name="P4">
Tags: ['Азов', 'Азовсталь', 'Маріуполь', 'Відеоролик', 'Полонені', 'Війна з Росією']</text:p>
      <text:p text:style-name="P4">
Type: Article</text:p>
      <!--METADATA-->
      <text:p text:style-name="P4">
<draw:frame draw:style-name="fr1" draw:name="Image202" text:anchor-type="as-char" svg:width="6.9236in" svg:height="3.956343in" draw:z-index="0">
<draw:image xlink:href="../Images/yкринформ/2023-05-20T23-39-00-03-00/630_360_1533127461-4038.jpeg" xlink:type="simple" xlink:show="embed" xlink:actuate="onLoad" draw:mime-type="image/jpeg"/>
</draw:frame>
Non -protesters of the azovstal, who are in Russian captivity, recorded a shine about how they await their heroes at home.</text:p>
      <text:p text:style-name="P4">
According to Ukrinform, the Azovstal Defenders' Families Association reports in <text:a xlink:type="simple" xlink:href="https://www.facebook.com/AzovstalFamilies/" text:style-name="Internet_20_link" text:visited-style-name="Visited_20_Internet_20_Link">
</text:a>
.</text:p>
      <text:p text:style-name="P4">
On May 20, the year from the release of Mariupol's defenders from the Azovstal plant was captured. "A year, full of pain and hopelessness of more than two thousand families, a time of hope for the miracle of returning your hero home," Vasocyciation said.</text:p>
      <text:p text:style-name="P4">
"These shots are about despair and hope. All year long. The whole year of the mother, the sister, the wives of such Khani soldiers from" Azov "know nothing about their relatives. The only thing that adds the energy add .</text:p>
      <text:p text:style-name="P4">
Association of Families of Defenders <text:a xlink:type="simple" xlink:href="https://www.ukrinform.ua/tag-azovstal" text:style-name="Internet_20_link" text:visited-style-name="Visited_20_Internet_20_Link">
</text:a>
She stressed that she was waiting for the return of the Mariupol garrison and at the moment when our steel characters will be able to see this video and be proud of their non -smaller families. "</text:p>
      <text:p text:style-name="P4">
<text:span text:style-name="T4">
 Read also: </text:span>
 <text:a xlink:type="simple" xlink:href="https://www.ukrinform.ua/rubric-society/3711786-asociacia-rodin-zahisnikiv-azovstali-pidgotuvala-rolik-pro-86-dniv-sprotivu-ukrainskih-geroiv.html" text:style-name="Internet_20_link" text:visited-style-name="Visited_20_Internet_20_Link">
<text:span text:style-name="T4">
 roller </text:span>
</text:a>
As it was reported, on May 20, 2022, the garrison in Mariupol reached the honorary post for the sake of rescuing the wounded and worthy burial of those who died Nazostal.</text:p>
      <text:p text:style-name="P4">
Some of the defenders have already returned home, but more than 1900 remain captive, of which about 700 Azov regiment fighters. For 365 days they have a connection with their relatives.</text:p>
      <text:p text:style-name="P4">
News Source: <text:a xlink:type="simple" xlink:href="https://www.ukrinform.ua/rubric-ato/3712031-ridni-polonenih-azovciv-rozpovili-v-roliku-ak-cekaut-na-svoih-geroiv.html" text:style-name="Internet_20_link" text:visited-style-name="Visited_20_Internet_20_Link">
https://www.ukrinform.ua/rubric-ato/3712031-ridni-polonenih-azovciv-rozpovili-v-roliku-ak-cekaut-na-svoih-geroiv.html</text:a>
</text:p>
      <!--NEWS-->
      <text:h text:style-name="P10" text:outline-level="1">
<text:span text:style-name="T4">
Donetsk region, Kharkiv, Kharkiv region, Kherson, Kherson region, Poltava region (15: 2 ...</text:span>
</text:h>
      <text:p text:style-name="P4">
Authors: liveuamap (Language: en)</text:p>
      <text:p text:style-name="P4">
Time: 2023-05-20T3:24:00</text:p>
      <text:p text:style-name="P4">
Location: Donetsk Oblast (Latitude:48.72744 Longtitude:37.5781)</text:p>
      <text:p text:style-name="P4">
Videos: []</text:p>
      <text:p text:style-name="P4">
Images: []</text:p>
      <text:p text:style-name="P4">
Tags: ["Europe", "Central and Eastern Europe"]</text:p>
      <text:p text:style-name="P4">
Id: 22564209</text:p>
      <!--METADATA-->
      <text:p text:style-name="P4">
Donetsk region, Kharkiv, Kharkiv region, Kherson, Kherson region, Poltava region(15:24). Red Alert: aerial threat. Sirens sounding. Take covernow!</text:p>
      <text:p text:style-name="P4">
News Collection Link: <text:a xlink:type="simple" xlink:href="https://liveuamap.com/en/2023/20-may-donetsk-oblast-kharkiv-kharkivska-oblag" text:style-name="Internet_20_link" text:visited-style-name="Visited_20_Internet_20_Link">
https://liveuamap.com/en/2023/20-may-donetsk-oblast-kharkiv-kharkivska-oblag</text:a>
</text:p>
      <text:p text:style-name="P4">
News Source: <text:a xlink:type="simple" xlink:href="https://t.me/air_alert_ua/46079" text:style-name="Internet_20_link" text:visited-style-name="Visited_20_Internet_20_Link">
https://t.me/air_alert_ua/46079</text:a>
</text:p>
      <!--NEWS-->
      <text:h text:style-name="P10" text:outline-level="1">
<text:span text:style-name="T4">
Ukraine and the world are against Russian aggression. Sanctions in action</text:span>
</text:h>
      <text:p text:style-name="P4">
Author: ['АРМІЯINFORM']</text:p>
      <text:p text:style-name="P4">
Time: 2023-05-20T55:00:00-04:00</text:p>
      <text:p text:style-name="P4">
Description: Service of Cindlelings of the Ukrainians of Ukraine Rospovіdati about sanchi tu іnshі і іnshi ... War with Ukraine 2022, War with Ukraine Latest News Today, News War with Ukraine 2022 Last for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sankcziyi-sumnyj-putin.jpg" text:style-name="Internet_20_link" text:visited-style-name="Visited_20_Internet_20_Link">
sankcziyi-sumnyj-putin.jpg</text:a>
']</text:p>
      <text:p text:style-name="P4">
Tags: []</text:p>
      <text:p text:style-name="P4">
Category: News</text:p>
      <!--METADATA-->
      <text:p text:style-name="P4">
<draw:frame draw:style-name="fr1" draw:name="Image203" text:anchor-type="as-char" svg:width="6.9236in" svg:height="4.32725in" draw:z-index="0">
<draw:image xlink:href="../Images/AРМІЯINFORM/2023-05-20T55-00-00-04-00/sankcziyi-sumnyj-putin.jpg" xlink:type="simple" xlink:show="embed" xlink:actuate="onLoad" draw:mime-type="image/jpeg"/>
</draw:frame>
Anti -Russian sanctions. Collage Armyinform</text:p>
      <text:p text:style-name="P4">
Ukraine's Foreign Intelligence Service <text:a xlink:type="simple" xlink:href="https://www.facebook.com/SZRUkraine/posts/pfbid02UAqUPovohaaCuP3mo1Qq6ZgJyNjMMN6Yg1fiC2w62thHnAc6T2gbJsRreEvn68h5l" text:style-name="Internet_20_link" text:visited-style-name="Visited_20_Internet_20_Link">
continues</text:a>
To talk about the sanctions and other actions of the international community directed by the anti-Ukraine terrorist.</text:p>
      <text:p text:style-name="P4">
<text:span text:style-name="T4">
 Situation as of May 19 2023 </text:span>
</text:p>
      <text:p text:style-name="P4">
The Peaceful Summit on Ukraine will be a topic of discussing G7 leaders this week of Japan and Foreign Ministers of the EU countries next week.</text:p>
      <text:p text:style-name="P4">
German policies plan to support Ukraine in preparation for the beginning of the EU joining.</text:p>
      <text:p text:style-name="P4">
The Pentagon stated that they would not object to the transfer of the F-16 to the transmission of Ukraine by the F-16 countries in third countries.</text:p>
      <text:p text:style-name="P4">
US Department Representative Vedant Patel reported that the United States will continue to evaluate the development of the situation in Ukraine together and, on the basis of this, they will make decisions that can be given to the Ukrainian military in the future.</text:p>
      <text:p text:style-name="P4">
At the summit of the North Atlantic Alliance in Vilnius, the leaders of the block countries agree a secret document that details the answer to the threats of Russia. For the first time since the Cold War, thousands of pages of secret military plans will determine the deficiency from the potential Russian threat.</text:p>
      <text:p text:style-name="P4">
NATO Defense Ministers will discuss the issues of possible transfer of Ukraine to Ukrainian fighters at a meeting in June, which will precede the Alliance summit, NATO Secretary General Jens Stoltenberg said.</text:p>
      <text:p text:style-name="P4">
NATO Secretary General Stoltenberg believes that the West will support Ukraine in the war as much as required, and this support will not shake.</text:p>
      <text:p text:style-name="P4">
The US company Red Cat will be ready to hand over 200 high-speed FPV-pans in June.</text:p>
      <text:p text:style-name="P4">
The joint venture of Ukroboronprom and the German company RheinMetall has a work in July.</text:p>
      <text:p text:style-name="P4">
Japan will accept the Ukrainian military for treatment and rehab after injury since June.</text:p>
      <text:p text:style-name="P4">
The high representative of the EU on Foreign Policy and Security Policy, Josepborrell, suggested that the Member States increase the volume of the European Peace Fund, from which Ukraine's military assistance is funded by another 3.5 billion euros.</text:p>
      <text:p text:style-name="P4">
The EBRD plans to increase its capital by € 5 billion to continue Ukraine support.</text:p>
      <text:p text:style-name="P4">
The fourth summit of the Council of Europe approved the final resolution stating the propoltic support of the Ukrainian "Peace Formula".The French Senate recognized the Holodomor with the genocide of the Ukrainian people.</text:p>
      <text:p text:style-name="P4">
Representatives of Estonia, Latvia, Lithuania, Norway, Poland and Finland have home to order border control in order to prevent further evasion of deductions and the illegal importation of prohibited goods into the Russian territory.</text:p>
      <text:p text:style-name="P4">
<text:span text:style-name="T4">
 RF </text:span>
</text:p>
      <text:p text:style-name="P4">
The US withdrew export privileges from the Russian Airline Smartavia for 180.</text:p>
      <text:p text:style-name="P4">
In April, Japan reduced coal imports from Russia by 80.8 % relatively lamps last year, with liquefied gas by 10.6 %.</text:p>
      <text:p text:style-name="P4">
According to Finland's immigration service, a total of 1 109 Russian citizens were referred to asylum in Finland to avoid mobilization in the Russian army.</text:p>
      <text:p text:style-name="P4">
On May 18, Prime Minister Dorin stated that Moldova refused the gas of Taelectricians of the Russian Federation after the start of a full -scale war in Ukraine.</text:p>
      <text:p text:style-name="P4">
The court in the capital of Kyrgyzstan, Bishkek, found a 32-year-old man guilty of wine and sentenced to 10 years in prison for participating in the war in Ukraine's side of Russia.</text:p>
      <text:p text:style-name="P4">
The governments of the Russian Federation and Iran, with the direct participation of Putin and President Iran, have signed an agreement on cooperation on financing the project, construction of goods and services for the creation of a railway at the extent - Astara Virvani. The Russian Federation is about to provide a loan of € 1.3 billion from € 1.6 billion in the cost of works. At the same time, the RF House proposed to cancel the construction of a 100km path between seaports and east because of "impossibility of budgetary financing" with the Russian crisis.</text:p>
      <text:p text:style-name="P4">
Rosatom head Likhachev suggested Putin to direct the export of Russian Nafti from the ports of the Baltic to the Northern Maritime Way as the "most attractive indorous route" in conditions of international sanctions. However, market experts will see the economic expediency of such an idea and the availability of sufficiently number of ice tankers for year -round navigation in the Russian Federation. In their view, it takes many years to install the conditions for such supply.</text:p>
      <text:p text:style-name="P4">
Since 2019, the Russian Federation has increased the age of retire(73.6 million people).</text:p>
      <text:p text:style-name="P4">
Дефіцит робітників у російській промисловості досяг історичного максимуму: пронестачу «робочих рук» заявляли 35 % підприємств — найбільше з 1996 року. Такожексперти заявляють, що за умов російської кризи неможливо підготуватикваліфіковані кадри за півроку-рік — треба як мінімум п’ять-сім років.</text:p>
      <text:p text:style-name="P4">
Akademia managing the Prix Prividenne of Belorus has prepared a methodologic of members of information and propaganda groups, which explains how to tell Belarusians about the Second World War. According to historians, the Novametodich itself is an example of falsification and distortion of information.</text:p>
      <text:p text:style-name="P4">
News Source: <text:a xlink:type="simple" xlink:href="https://armyinform.com.ua/2023/05/20/ukrayina-i-svit-proty-rosijskoyi-agresiyi-sankcziyi-v-diyi-12/" text:style-name="Internet_20_link" text:visited-style-name="Visited_20_Internet_20_Link">
https://armyinform.com.ua/2023/05/20/ukrayina-i-svit-proty-rosijskoyi-agresiyi-sankcziyi-v-diyi-12/</text:a>
</text:p>
      <!--NEWS-->
      <text:h text:style-name="P10" text:outline-level="1">
<text:span text:style-name="T4">
About 62 billion hryvnias have already been raised in the Fund for Elimination of the Consequences</text:span>
</text:h>
      <text:p text:style-name="P4">
Author: ['АРМІЯINFORM']</text:p>
      <text:p text:style-name="P4">
Time: 2023-05-20T56:00:00-04:00</text:p>
      <text:p text:style-name="P4">
Description: The detachment has already visible the first resources for viconnya by signs of єvillennaya - 4.4 billion UAH with the Fund ... War with Ukraine 2022, War with Ukraine Latest news today, News War with Ukraine 2022 Last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5/denys-shmygal.jpg" text:style-name="Internet_20_link" text:visited-style-name="Visited_20_Internet_20_Link">
denys-shmygal.jpg</text:a>
']</text:p>
      <text:p text:style-name="P4">
Tags: ['STOPRUSSIA', 'АГРЕСІЯ РФ', 'ДЕНИС ШМИГАЛЬ', 'ЄВІДНОВЛЕННЯ', 'КАБІНЕТ МІНІСТРІВ УКРАЇНИ']</text:p>
      <text:p text:style-name="P4">
Category: News</text:p>
      <!--METADATA-->
      <text:p text:style-name="P4">
<draw:frame draw:style-name="fr1" draw:name="Image204" text:anchor-type="as-char" svg:width="6.9236in" svg:height="4.601661in" draw:z-index="0">
<draw:image xlink:href="../Images/AРМІЯINFORM/2023-05-20T56-00-00-04-00/denys-shmygal.jpg" xlink:type="simple" xlink:show="embed" xlink:actuate="onLoad" draw:mime-type="image/jpeg"/>
</draw:frame>
Denis Shmigal</text:p>
      <text:p text:style-name="P4">
The government has already allocated the first resources for the implementation of the Equation Program - 4.4 billion from the Fund for Elimination of the Consequences of Armed Aggression. In total, the government has already harvested about UAH 62 billion. According to the Government Portal, this is reported by Presremier-Minister Denis Shmigal.</text:p>
      <text:p text:style-name="P4">
The head of government noted that almost half - the Russian funds have been withdrawn. Priority expenditures of the Foundation are repairs of housing, critical infrastructure, pilot projects of recovery.</text:p>
      <text:p text:style-name="P4">
“The recovery that is happening right now. For more than a week, a programmium is operated. This is the payment of funds for the repair of housing that was damaged during the timewoman. The program is digital, its algorithm is simple and clear. Already, 11.7 thousand applications, most of the residents of Kharkiv, Kyiv, Mykolaiv region, ”said the Prime Minister.</text:p>
      <text:p text:style-name="P4">
Denis Shmigal also reported that the government is preparing for the next stage compensation - for the destroyed housing of Ukrainians, which is not repaired.</text:p>
      <text:p text:style-name="P4">
“We regulate the work of commissions that will determine the grounds for obtaining and issue housing certificates for the purchase of real estate. They are created under local governments. Commissions members need to know their powers and fulfill their functions clearly. Then people will receive compensation quickly and without unnecessary bureaucracy, ”the head of the government emphasized.</text:p>
      <text:p text:style-name="P4">
News Source: <text:a xlink:type="simple" xlink:href="https://armyinform.com.ua/2023/05/20/fondi-likvidacziyi-naslidkiv-zbrojnoyi-agresiyi-rosiyi-vzhe-maye-blyzko-62-mlrd-gryven/" text:style-name="Internet_20_link" text:visited-style-name="Visited_20_Internet_20_Link">
https://armyinform.com.ua/2023/05/20/fondi-likvidacziyi-naslidkiv-zbrojnoyi-agresiyi-rosiyi-vzhe-maye-blyzko-62-mlrd-gryven/</text:a>
</text:p>
      <!--NEWS-->
      <text:h text:style-name="P10" text:outline-level="1">
<text:span text:style-name="T4">
Ukrainian artillerymen showed how much "live" tank of racists on the battlefield</text:span>
</text:h>
      <text:p text:style-name="P4">
Author: ['АРМІЯINFORM']</text:p>
      <text:p text:style-name="P4">
Time: 2023-05-20T57:00:00-04:00</text:p>
      <text:p text:style-name="P4">
Description: One trimmed - one cil. Tsey is more than a sniper, ale of our artillery ... The war with Ukraine 2022, the war with Ukraine is the latest news today, the News War with Ukraine 2022 is the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5/2023-05-19-2.png" text:style-name="Internet_20_link" text:visited-style-name="Visited_20_Internet_20_Link">
2023-05-19-2.png</text:a>
']</text:p>
      <text:p text:style-name="P4">
Tags: ['STOPRUSSIA', 'АГРЕСІЯ РФ', 'АРТИЛЕРИСТИ', 'АРТИЛЕРІЯ', 'ВІДЕО', 'ВТОРГНЕННЯ РФ']</text:p>
      <text:p text:style-name="P4">
Category: News</text:p>
      <!--METADATA-->
      <text:p text:style-name="P4">
<draw:frame draw:style-name="fr1" draw:name="Image205" text:anchor-type="as-char" svg:width="6.9236in" svg:height="3.721435in" draw:z-index="0">
<draw:image xlink:href="../Images/AРМІЯINFORM/2023-05-20T57-00-00-04-00/2023-05-19-2.png" xlink:type="simple" xlink:show="embed" xlink:actuate="onLoad" draw:mime-type="image/png"/>
</draw:frame>
One shot is one goal. This expression is more about snipers, but our artillerymen argue that they are able to hit the "fatty" goals with one projectile. Tankers fly into piles in a minute.</text:p>
      <text:p text:style-name="P4">
<text:span text:style-name="T5">
Derello: <text:a xlink:type="simple" xlink:href="https://www.facebook.com/watch/" text:style-name="Internet_20_link" text:visited-style-name="Visited_20_Internet_20_Link">
Operational Command "West"</text:a>
</text:span>
</text:p>
      <text:p text:style-name="P4">
News Source: <text:a xlink:type="simple" xlink:href="https://armyinform.com.ua/2023/05/20/ukrayinski-artylerysty-pokazaly-skilky-zhyve-tank-rashystiv-na-poli-boyu/" text:style-name="Internet_20_link" text:visited-style-name="Visited_20_Internet_20_Link">
https://armyinform.com.ua/2023/05/20/ukrayinski-artylerysty-pokazaly-skilky-zhyve-tank-rashystiv-na-poli-boyu/</text:a>
</text:p>
      <!--NEWS-->
      <text:h text:style-name="P10" text:outline-level="1">
<text:span text:style-name="T4">
The occupier told about significant losses among the recently mobilized - intercepting GUR</text:span>
</text:h>
      <text:p text:style-name="P4">
Author: ['АРМІЯINFORM']</text:p>
      <text:p text:style-name="P4">
Time: 2023-05-20T58:00:00-04:00</text:p>
      <text:p text:style-name="P4">
Description: https://youtu.be/jdvmhp_kyzu Pensant Rospovіd about the meaning of sinking in the living forces .... War with Ukraine 2022, War with Ukraine Latest News today, War with Ukraine 2022 The last for today, will there be war between Ukraine and Russia and Russia and Russia and Russia When the war with Ukraine in 2022 will be or not, will there be a war with Ukraine in the near future, the war with Ukraine, Ukraine’s news today, Ukrainian news in Ukrainian media in Russian</text:p>
      <text:p text:style-name="P4">
Images: []</text:p>
      <text:p text:style-name="P4">
Tags: ['STOPRUSSIA', 'АГРЕСІЯ РФ', 'ВІЙНА', 'ВТОРГНЕННЯ РФ']</text:p>
      <text:p text:style-name="P4">
Category: News</text:p>
      <!--METADATA-->
      <text:p text:style-name="P4">
The occupier talks about significant losses in the live power. Units of the Armed Forces of the Russian Federation, which have filled their losses with mobilized personnel, after the first combat reporting require a new replenishment.</text:p>
      <text:p text:style-name="P4">
About it <text:a xlink:type="simple" xlink:href="https://gur.gov.ua/content/u-nas-5-uzhe-200-ty-y-vse-novenkye.html" text:style-name="Internet_20_link" text:visited-style-name="Visited_20_Internet_20_Link">
reports</text:a>
Gur MOU.</text:p>
      <text:p text:style-name="P4">
“We have 5 already 200. And all the new ones ... I don’t know, some kind of record ... ”, the oakupant is bucket.</text:p>
      <text:p text:style-name="P4">
News Source: <text:a xlink:type="simple" xlink:href="https://armyinform.com.ua/2023/05/20/okupant-rozpovidaye-pro-znachni-vtraty-sered-neshhodavno-mobilizovanyh-gur/" text:style-name="Internet_20_link" text:visited-style-name="Visited_20_Internet_20_Link">
https://armyinform.com.ua/2023/05/20/okupant-rozpovidaye-pro-znachni-vtraty-sered-neshhodavno-mobilizovanyh-gur/</text:a>
</text:p>
      <!--NEWS-->
      <text:h text:style-name="P10" text:outline-level="1">
<text:span text:style-name="T4">
"Ukrainian Nazis" and "Radioactive Cloud" - Russian special services invent new fakes</text:span>
</text:h>
      <text:p text:style-name="P4">
Author: ['АРМІЯINFORM']</text:p>
      <text:p text:style-name="P4">
Time: 2023-05-20T59:00:00-04:00</text:p>
      <text:p text:style-name="P4">
Description: The Center for the Wizin -Format at the RNBO of Khostydlya about new fakes, Viyavlevi ... War with Ukraine 2022, war with Ukraine Latest news today, News War with Ukraine 2022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fejky-fsb.jpg" text:style-name="Internet_20_link" text:visited-style-name="Visited_20_Internet_20_Link">
fejky-fsb.jpg</text:a>
']</text:p>
      <text:p text:style-name="P4">
Tags: ['РОСІЙСЬКІ ФЕЙКИ', 'ЦПД РНБО']</text:p>
      <text:p text:style-name="P4">
Category: News</text:p>
      <!--METADATA-->
      <text:p text:style-name="P4">
<draw:frame draw:style-name="fr1" draw:name="Image206" text:anchor-type="as-char" svg:width="6.9236in" svg:height="4.615733in" draw:z-index="0">
<draw:image xlink:href="../Images/AРМІЯINFORM/2023-05-20T59-00-00-04-00/fejky-fsb.jpg" xlink:type="simple" xlink:show="embed" xlink:actuate="onLoad" draw:mime-type="image/jpeg"/>
</draw:frame>
Fakeius propaganda</text:p>
      <text:p text:style-name="P4">
Center for Combating Misinformation in NSPO of Ukraine <text:a xlink:type="simple" xlink:href="https://t.me/CenterCounteringDisinformation/5407" text:style-name="Internet_20_link" text:visited-style-name="Visited_20_Internet_20_Link">
reports</text:a>
About new fakes found in Russian propaganda statements.</text:p>
      <text:p text:style-name="P4">
<text:span text:style-name="T4">
 misinformation: </text:span>
 The FSB of the Russian Federation stated that “the radioactive cloud was coming to Western Europe. Radiation growth has already been recorded in Poland. She was screaming after the destruction of ammunition with the depleted Uranus delivered to Kiev. "</text:p>
      <text:p text:style-name="P4">
<text:span text:style-name="T4">
 Manipulation: </text:span>
 Commenting on the next Summit of the Council of Europe, in the Ministry of Foreign Affairs of the Russian Federation stated: “For those who are concerned with human rights, it would not hurt to start visiting the" Angel Walk "in Donetsk and personally convinced of the" efficiency " They help the Ukrainian Nazis to do massacres with the domestic population and our children. "</text:p>
      <text:p text:style-name="P4">
<text:span text:style-name="T4">
 Disinformation: </text:span>
 "Glory to Ukraine!" Is an Estonian-Ukrainian non-governmental organization that raised money from the trusting Estonians for the Ukrainian army, and in fact ... simply took all donations to myself in your pocket, "-the Russian Foreign Ministry states of the Russian Federation M. Zakharov.</text:p>
      <text:p text:style-name="P4">
News Source: <text:a xlink:type="simple" xlink:href="https://armyinform.com.ua/2023/05/20/ukrayinski-naczysty-i-radioaktyvna-hmara-rosijski-speczsluzhby-vygaduyut-novi-fejky/" text:style-name="Internet_20_link" text:visited-style-name="Visited_20_Internet_20_Link">
https://armyinform.com.ua/2023/05/20/ukrayinski-naczysty-i-radioaktyvna-hmara-rosijski-speczsluzhby-vygaduyut-novi-fejky/</text:a>
</text:p>
      <!--NEWS-->
      <text:h text:style-name="P10" text:outline-level="1">
<text:span text:style-name="T4">
Anthony Blinken declared the introduction of new sanctions against</text:span>
</text:h>
      <text:p text:style-name="P4">
Author: ['АРМІЯINFORM']</text:p>
      <text:p text:style-name="P4">
Time: 2023-05-20T60:00:00-04:00</text:p>
      <text:p text:style-name="P4">
Description: The coordinates “Great SiMki”, the Australians of the same partners of the stray tripod ... War with Ukraine 2022, war with Ukraine Latest news today, News War with Ukraine 2022 Last for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entoni-blinken.jpg" text:style-name="Internet_20_link" text:visited-style-name="Visited_20_Internet_20_Link">
entoni-blinken.jpg</text:a>
']</text:p>
      <text:p text:style-name="P4">
Tags: ['АНТИРОСІЙСЬКІ САНКЦІЇ', 'ЕНТОНІ БЛІНКЕН', 'США']</text:p>
      <text:p text:style-name="P4">
Category: News</text:p>
      <!--METADATA-->
      <text:p text:style-name="P4">
<draw:frame draw:style-name="fr1" draw:name="Image207" text:anchor-type="as-char" svg:width="6.9236in" svg:height="3.894525in" draw:z-index="0">
<draw:image xlink:href="../Images/AРМІЯINFORM/2023-05-20T60-00-00-04-00/entoni-blinken.jpg" xlink:type="simple" xlink:show="embed" xlink:actuate="onLoad" draw:mime-type="image/jpeg"/>
</draw:frame>
Anthony Blinken</text:p>
      <text:p text:style-name="P4">
In coordination with the countries of "Greater Seven", Australia and other partners, they conquered new sanctions against Russia. These sanctions are exacerbated by Russia and weaken the Russian army, its economy and the ability to feed illegal aggression against Ukraine.</text:p>
      <text:p text:style-name="P4">
As <text:a xlink:type="simple" xlink:href="https://ua.usembassy.gov/uk/united-states-imposes-additional-sanctions-and-export-controls-on-russia-in-coordination-with-international-partners/" text:style-name="Internet_20_link" text:visited-style-name="Visited_20_Internet_20_Link">
transmits</text:a>
The US Embassy in Ukraine, the State Secretary of the United States, Anthony Blinken, was howled this.</text:p>
      <text:h text:style-name="P12" text:outline-level="3">
<text:span text:style-name="T4">
Statement of Secretary of State Anthony Blinken</text:span>
</text:h>
      <text:p text:style-name="P4">
In coordination with the countries of "Greater Seven", Australia and other partners, conjugated states today impose new sanctions against Russia for its non -assignee war in Ukraine. Today's actions, we embody new obligations taken during the Great Seven leaders' summit, and demonstrate our commonality to hold Russia accountable for its growing atrocities in Ukraine. These sanctions also strengthen the obligations of the United States and their partners to take measures against those who assist the Kremlin in Ukraine, bypassing our sanctions and measures to ensure export control.</text:p>
      <text:p text:style-name="P4">
As part of these actions, the State Department imposes sanctions on or defines as a fabricated property of more than 200 legal entities and individuals, ships and aircraft. All the ancestral action includes the introduction of objects that are relevant to the sanctions lists of the Russian defense industry and related logistics, technological, technological, technological, technological. metallurgical and mining sectors. Our actions also include the entry into the sanctions lists of legal entities and individuals, which will participate in the expansion of future energy production and capacity of Russia. We continue to pursue organizations and persons involved in the systematic and illegal deportation of Ukrainian children, as well as in theft of transportation of stolen grain from Ukraine.</text:p>
      <text:p text:style-name="P4">
Today's actions also include the entry into the sanctions lists of the international network of organizations engaged in the procurement of components for the Russian company, which produces the Red -out "Orlan", which Russian troops have been in use in their illegal war against Ukraine, as well as representatives of Marioth -established by Russia.</text:p>
      <text:p text:style-name="P4">
News Source: <text:a xlink:type="simple" xlink:href="https://armyinform.com.ua/2023/05/20/entoni-blinken-zayavyv-pro-zaprovadzhennya-novyh-sankcziyi-proty-rosiyi/" text:style-name="Internet_20_link" text:visited-style-name="Visited_20_Internet_20_Link">
https://armyinform.com.ua/2023/05/20/entoni-blinken-zayavyv-pro-zaprovadzhennya-novyh-sankcziyi-proty-rosiyi/</text:a>
</text:p>
      <!--NEWS-->
      <text:h text:style-name="P10" text:outline-level="1">
<text:span text:style-name="T4">
Korea Government is looking for technical assistance to mine</text:span>
</text:h>
      <text:p text:style-name="P4">
Author: ['АРМІЯINFORM']</text:p>
      <text:p text:style-name="P4">
Time: 2023-05-20T61:00:00-04:00</text:p>
      <text:p text:style-name="P4">
Description: Humanitarian Roseminovannia є one iz Prіorotiv Ukraine. About Tse Doldomlya ... War with Ukraine 2022, War with Ukraine latest news today,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5/original-1.jpg" text:style-name="Internet_20_link" text:visited-style-name="Visited_20_Internet_20_Link">
original-1.jpg</text:a>
']</text:p>
      <text:p text:style-name="P4">
Tags: ['КОРЕЯ', 'РОЗМІНУВАННЯ', 'ЮЛІЯ СВИРИДЕНКО']</text:p>
      <text:p text:style-name="P4">
Category: News</text:p>
      <!--METADATA-->
      <text:p text:style-name="P4">
<draw:frame draw:style-name="fr1" draw:name="Image208" text:anchor-type="as-char" svg:width="6.9236in" svg:height="4.613521in" draw:z-index="0">
<draw:image xlink:href="../Images/AРМІЯINFORM/2023-05-20T61-00-00-04-00/original-1.jpg" xlink:type="simple" xlink:show="embed" xlink:actuate="onLoad" draw:mime-type="image/jpeg"/>
</draw:frame>
Yuliasviridenko</text:p>
      <text:p text:style-name="P4">
Humanitarian demining is one of the priorities of the Ukrainian government. About it <text:a xlink:type="simple" xlink:href="https://www.kmu.gov.ua/news/respublika-koreia-rozghliadaie-zbilshennia-tekhnichnoi-dopomohy-dlia-humanitarnoho-rozminuvannia-ukrainskykh-zemel-iuliia-svyrydenko" text:style-name="Internet_20_link" text:visited-style-name="Visited_20_Internet_20_Link">
reports</text:a>
The press service of the Cabinet of Ministers of Ukraine.</text:p>
      <text:p text:style-name="P4">
The priority is a survey and demining of 174 thousand square meters. km of potentialborne lands of Ukraine. This year, Korea has already handed over to Ukraine to the party detectors and protective equipment for sappers, the government is calculating continued to drink Korea in this area.</text:p>
      <text:p text:style-name="P4">
This was noted by the first Viceremier-Minister of Ukraine-Minister of Economy of Ukraine Yuliy Sviridenko during a meeting with the Minister of Land Resources, Infrastructure and Transport of the Republic of Korea Zon XI Rngong. The event took place in the visit of the Ukrainian delegation with the participation of the first lady of Elena Zelenskaya Record of Korea.</text:p>
      <text:p text:style-name="P4">
“Ukraine is grateful to the Government of the Republic of Korea for systematic support in various industries and separately for providing technical assistance in the field of humanitarian designation. We have received 6 miners from Korea and look forward to supporting support in this area. Infrastructure and life support objects, agricultural land are of paramount importance of the demining. Ukraine needs a lot of techniques and specialists to change so that the process of purification of Ukrainian land occurs as soon as possible. We are considering to support our international partners, ”Yuliasviridenko said.</text:p>
      <text:p text:style-name="P4">
The issue of providing more equipment for humanitarian demining is under consideration by the Government of Korea. It is assumed that this issue will be agreed in a short time. The first Viceremier-Minister added that priority was provided by Dnipropetrovsk, Zaporizhia, Kyiv, Mykolaiv, Sumy, Kharkiv, Kherson, Chernihiv and Cherkasy region.</text:p>
      <text:p text:style-name="P4">
The parties also discussed the issues of Korean business investments in Ukrainian enterprises and the benefits to rebuild the country without waiting for the end of the war. In particular, Ukraine is focused on the agrarian sphere, green energy, extraction of mineral processing, green and nuclear power, transport, transport.The first Viceremier-Minister suggested that the Korean side to take one of the occupation areas under the patronage. On the part of the Korean government, the position on the support of Ukraine at the state and business levels, which are concerned in the restoration of Ukraine, and consider its economy for investment.</text:p>
      <text:p text:style-name="P4">
News Source: <text:a xlink:type="simple" xlink:href="https://armyinform.com.ua/2023/05/20/uryad-koreyi-shukaye-mozhlyvosti-nadannya-tehnichnoyi-dopomogy-dlya-rozminuvannya-ukrayiny/" text:style-name="Internet_20_link" text:visited-style-name="Visited_20_Internet_20_Link">
https://armyinform.com.ua/2023/05/20/uryad-koreyi-shukaye-mozhlyvosti-nadannya-tehnichnoyi-dopomogy-dlya-rozminuvannya-ukrayiny/</text:a>
</text:p>
      <!--NEWS-->
      <text:h text:style-name="P10" text:outline-level="1">
<text:span text:style-name="T4">
Our warriors destroyed three winged caliber missiles</text:span>
</text:h>
      <text:p text:style-name="P4">
Author: ['АРМІЯINFORM']</text:p>
      <text:p text:style-name="P4">
Time: 2023-05-20T62:00:00-04:00</text:p>
      <text:p text:style-name="P4">
Description: About the General Staff of the General’s headquarters at his wound, Zvedenni. “The last war ... the war with Ukraine 2022, the war with Ukraine is the latest news today, the war with Ukraine 2022 is the last for today, will there be a war between Ukraine and Russia, and when, the war with Ukraine in 2022 will be or not, will there be The war with Ukraine in the near future says, the war with Ukraine, Ukrainian news today, Ukrainian news in Ukrainian media in Russian</text:p>
      <text:p text:style-name="P4">
Images: ['<text:a xlink:type="simple" xlink:href="https://armyinform.com.ua/wp-content/uploads/2023/05/shahed-znyshheno.jpg" text:style-name="Internet_20_link" text:visited-style-name="Visited_20_Internet_20_Link">
shahed-znyshheno.jpg</text:a>
']</text:p>
      <text:p text:style-name="P4">
Tags: ['STOPRUSSIA', 'ВІЙНА', 'ВТОРГНЕННЯ РФ', 'ГШ ЗС УКРАЇНИ']</text:p>
      <text:p text:style-name="P4">
Category: News</text:p>
      <!--METADATA-->
      <text:p text:style-name="P4">
<draw:frame draw:style-name="fr1" draw:name="Image209" text:anchor-type="as-char" svg:width="6.9236in" svg:height="3.89908in" draw:z-index="0">
<draw:image xlink:href="../Images/AРМІЯINFORM/2023-05-20T62-00-00-04-00/shahed-znyshheno.jpg" xlink:type="simple" xlink:show="embed" xlink:actuate="onLoad" draw:mime-type="image/jpeg"/>
</draw:frame>
<text:span text:style-name="T4">
 🔥 Situation on Russian invasion </text:span>
</text:p>
      <text:p text:style-name="P4">
About it <text:a xlink:type="simple" xlink:href="https://www.facebook.com/GeneralStaff.ua/posts/pfbid0YQznhqzyg69EAbcTMPonoUx8dcoHedM7QA6TPxGjXk5UGVaNtaant44R6nr17o1Gl" text:style-name="Internet_20_link" text:visited-style-name="Visited_20_Internet_20_Link">
reports</text:a>
The General Staff in its morning summary.</text:p>
      <text:p text:style-name="P4">
"During this day, our warriors destroyed three winged caliber missiles," the report said.</text:p>
      <text:p text:style-name="P4">
It is also noted that during the day the missile troops and artillery units were struck 1, 6 areas of concentration of weapons and military equipment, 2 artillery units at fire positions and 6 stations of electronic enemy radio.</text:p>
      <text:p text:style-name="P4">
News Source: <text:a xlink:type="simple" xlink:href="https://armyinform.com.ua/2023/05/20/nashi-voyiny-znyshhyly-16-bpla-shahed-ta-try-krylati-rakety-kalibr/" text:style-name="Internet_20_link" text:visited-style-name="Visited_20_Internet_20_Link">
https://armyinform.com.ua/2023/05/20/nashi-voyiny-znyshhyly-16-bpla-shahed-ta-try-krylati-rakety-kalibr/</text:a>
</text:p>
      <!--NEWS-->
      <text:h text:style-name="P10" text:outline-level="1">
<text:span text:style-name="T4">
Denmark is ready to teach Ukrainian pilots to manage F-16 fighters-Chairman of the Verkhovna Rada of Ukraine</text:span>
</text:h>
      <text:p text:style-name="P4">
Author: ['АРМІЯINFORM']</text:p>
      <text:p text:style-name="P4">
Time: 2023-05-20T63:00:00-04:00</text:p>
      <text:p text:style-name="P4">
Description: “Garni novelty of our Dansk friends that partners,” - having moved the head of the Supreme for ... War with Ukraine 2022, war with Ukraine Latest news today, News War with Ukraine 2022 Last for today, will there be a war between Ukraine and Russia and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5/stefanchuk-daniya.jpg" text:style-name="Internet_20_link" text:visited-style-name="Visited_20_Internet_20_Link">
stefanchuk-daniya.jpg</text:a>
']</text:p>
      <text:p text:style-name="P4">
Tags: ['ДАНІЯ', 'ДОПОМОГА ПАРТНЕРІВ', 'РУСЛАН СТЕФАНЧУК']</text:p>
      <text:p text:style-name="P4">
Category: News</text:p>
      <!--METADATA-->
      <text:p text:style-name="P4">
<draw:frame draw:style-name="fr1" draw:name="Image210" text:anchor-type="as-char" svg:width="6.9236in" svg:height="4.615733in" draw:z-index="0">
<draw:image xlink:href="../Images/AРМІЯINFORM/2023-05-20T63-00-00-04-00/stefanchuk-daniya.jpg" xlink:type="simple" xlink:show="embed" xlink:actuate="onLoad" draw:mime-type="image/jpeg"/>
</draw:frame>
"Good news from our Danish friends and partners," <text:a xlink:type="simple" xlink:href="https://www.facebook.com/stefanchuk.official/posts/pfbid0NbMeZVfRTaVY9RLMZ2fSkVjoRMXDJPBSdvojM4jcFKbocREt5xHD5mUBFzZPwettl" text:style-name="Internet_20_link" text:visited-style-name="Visited_20_Internet_20_Link">
reported</text:a>
Chairman of the Verkhovna Rada of Ukraine Ruslan Stefanchuk.</text:p>
      <text:p text:style-name="P4">
“Denmark is ready to teach Ukrainian pilots to manage F-16 fighters!</text:p>
      <text:p text:style-name="P4">
Denmark is in the near future to discuss the specific plan of teaching pilots.</text:p>
      <text:p text:style-name="P4">
And for Denmark it will be a priority!</text:p>
      <text:p text:style-name="P4">
Thank you Denmark's Defense Minister Troels Lund Porosen, with whom I today was a meeting for this decision!</text:p>
      <text:p text:style-name="P4">
This is another important step to approach our victory.</text:p>
      <text:p text:style-name="P4">
A common victory!” - Ruslan Stefanchuk wrote.</text:p>
      <text:p text:style-name="P4">
News Source: <text:a xlink:type="simple" xlink:href="https://armyinform.com.ua/2023/05/20/golova-verhovnoyi-rady-ukrayiny-podilyvsya-garnymy-novynamy-z-daniyi/" text:style-name="Internet_20_link" text:visited-style-name="Visited_20_Internet_20_Link">
https://armyinform.com.ua/2023/05/20/golova-verhovnoyi-rady-ukrayiny-podilyvsya-garnymy-novynamy-z-daniyi/</text:a>
</text:p>
      <!--NEWS-->
      <text:h text:style-name="P10" text:outline-level="1">
<text:span text:style-name="T4">
70 combat clashes took place in Liman, Bakhmut, Avdiiv and Mariinsky directions</text:span>
</text:h>
      <text:p text:style-name="P4">
Author: ['АРМІЯINFORM']</text:p>
      <text:p text:style-name="P4">
Time: 2023-05-20T64:00:00-04:00</text:p>
      <text:p text:style-name="P4">
Description: About the General Headquarters of the ZSU. “The opponent of the I was Zoservzhu, the basic zusil ... the war with Ukraine 2022, the war with Ukraine is the latest news today, the news war with Ukraine 2022 is the last for today, will there be a war between Ukraine and Russia and when, the war with Ukraine will or not be or not in 2022 , Will there be a war with Ukraine in the near future, they say, the war with Ukraine, Ukrainian news today, Ukrainian news in Ukrainian media in Russian</text:p>
      <text:p text:style-name="P4">
Images: ['<text:a xlink:type="simple" xlink:href="https://armyinform.com.ua/wp-content/uploads/2023/04/630_360_1676912332-614.jpg" text:style-name="Internet_20_link" text:visited-style-name="Visited_20_Internet_20_Link">
630_360_1676912332-614.jpg</text:a>
']</text:p>
      <text:p text:style-name="P4">
Tags: ['STOPRUSSIA', 'ВІЙНА', 'ВТОРГНЕННЯ РФ', 'ГЕНЕРАЛЬНИЙ ШТАБ ЗС УКРАЇНИ']</text:p>
      <text:p text:style-name="P4">
Category: News</text:p>
      <!--METADATA-->
      <text:p text:style-name="P4">
<draw:frame draw:style-name="fr1" draw:name="Image211" text:anchor-type="as-char" svg:width="6.9236in" svg:height="3.956343in" draw:z-index="0">
<draw:image xlink:href="../Images/AРМІЯINFORM/2023-05-20T64-00-00-04-00/630_360_1676912332-614.jpg" xlink:type="simple" xlink:show="embed" xlink:actuate="onLoad" draw:mime-type="image/jpeg"/>
</draw:frame>
Illustrative Photo <text:span text:style-name="T4">
 🔥Set on Russian invasion </text:span>
</text:p>
      <text:p text:style-name="P4">
About this <text:a xlink:type="simple" xlink:href="https://www.facebook.com/GeneralStaff.ua/posts/pfbid0YQznhqzyg69EAbcTMPonoUx8dcoHedM7QA6TPxGjXk5UGVaNtaant44R6nr17o1Gl" text:style-name="Internet_20_link" text:visited-style-name="Visited_20_Internet_20_Link">
show</text:a>
<text:a xlink:type="simple" xlink:href="https://www.facebook.com/GeneralStaff.ua/posts/pfbid0YQznhqzyg69EAbcTMPonoUx8dcoHedM7QA6TPxGjXk5UGVaNtaant44R6nr17o1Gl" text:style-name="Internet_20_link" text:visited-style-name="Visited_20_Internet_20_Link">
Men</text:a>
The General Staff of the Armed Forces.</text:p>
      <text:p text:style-name="P4">
“The enemy continues to focus on the Bakhmut, Avdiiv and Mariinsky directions in the Liman, Bakhmut, Avdiiv and Mariin directions. During the day, 70 combat jams were held at the specified areas of the front. The most fierce battles are for Bakhmut Tamarinka, ”the message reads.</text:p>
      <text:p text:style-name="P4">
It is noted that in the Bakhmut direction the enemy continues to lead the next. Heavy battles are ongoing in Bakhmut. The enemy also conducted an unsuccessful patronage in the direction of the settlements of Ivanovo and the White Gora.</text:p>
      <text:p text:style-name="P4">
The invaders have struck in areas of Orykhovo-Vasylivka, Bakhmut, Ivanivske, Stupochka and White Mountain. Vasyukivka, Orikhovo-Vasylivka, Grigorivka, Bogdanivka, Bakhmut, Ivanivske, Yar, Predictine, White Gora, Diliyivka, Friendship and the North Nonnets region, were distracted by the enemy shelling.</text:p>
      <text:p text:style-name="P4">
In the Avdeevsky direction, the enemy conducted offensive actions in the directionunovokalin, Stepov, Avdiivka and Pervomaisky, did not success. Over the day, he struck the air strike in the Avdiivka area. He made artillery shelling of Novokalinov, Berdychiv, Avdiivka, Tonny, Pervomaisky, Karlovka and Nevelsky Donetsk region.</text:p>
      <text:p text:style-name="P4">
In the Mariinsky direction, the defense units reflected numerous attacks in the area of Marinka. The shelling was suffered by Krasnogorivka, St. George, Marinka, Kurakhovo and Katerynivka of Donetsk region.</text:p>
      <text:p text:style-name="P4">
News Source: <text:a xlink:type="simple" xlink:href="https://armyinform.com.ua/2023/05/20/70-bojovyh-zitknen-vidbulosya-na-lymanskomu-bahmutskomu-avdiyivskomu-ta-maryinskomu-napryamkah/" text:style-name="Internet_20_link" text:visited-style-name="Visited_20_Internet_20_Link">
https://armyinform.com.ua/2023/05/20/70-bojovyh-zitknen-vidbulosya-na-lymanskomu-bahmutskomu-avdiyivskomu-ta-maryinskomu-napryamkah/</text:a>
</text:p>
      <!--NEWS-->
      <text:h text:style-name="P10" text:outline-level="1">
<text:span text:style-name="T4">
The occupiers continue to assign the real estate of Ukrainian citizens to Tot</text:span>
</text:h>
      <text:p text:style-name="P4">
Author: ['АРМІЯINFORM']</text:p>
      <text:p text:style-name="P4">
Time: 2023-05-20T65:00:00-04:00</text:p>
      <text:p text:style-name="P4">
Description: Vorog to get used to the dodatkovikh Zhodi -prodor -depressed Privnesnnya Neuruhomosti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5/marodery-2.jpg" text:style-name="Internet_20_link" text:visited-style-name="Visited_20_Internet_20_Link">
marodery-2.jpg</text:a>
']</text:p>
      <text:p text:style-name="P4">
Tags: ['STOPRUSSIA', 'АГРЕСІЯ РФ', 'ВТОРГНЕННЯ РФ', 'ССО', 'ТИМЧАСОВО ОКУПОВАНІ ТЕРИТОРІЇ', 'ЦЕНТР НАЦІОНАЛЬНОГО СПРОТИВУ']</text:p>
      <text:p text:style-name="P4">
Category: News</text:p>
      <!--METADATA-->
      <text:p text:style-name="P4">
<draw:frame draw:style-name="fr1" draw:name="Image212" text:anchor-type="as-char" svg:width="6.9236in" svg:height="4.615733in" draw:z-index="0">
<draw:image xlink:href="../Images/AРМІЯINFORM/2023-05-20T65-00-00-04-00/marodery-2.jpg" xlink:type="simple" xlink:show="embed" xlink:actuate="onLoad" draw:mime-type="image/jpeg"/>
</draw:frame>
Molders of the Second Army of the World. Collage: Armyinform</text:p>
      <text:p text:style-name="P4">
The enemy continues to take additional measures to unlawful approcision and other property(THAT).</text:p>
      <text:p text:style-name="P4">
Про це <text:a xlink:type="simple" xlink:href="https://sprotyv.mod.gov.ua/okupanty-prodovzhuyut-pryvlasnyuvaty-neruhomist-gromadyan-ukrayiny-na-tot/" text:style-name="Internet_20_link" text:visited-style-name="Visited_20_Internet_20_Link">
повідомляє</text:a>
Center for National Special Operations forces of Ukraine.</text:p>
      <text:p text:style-name="P4">
Thus, on May 12, Gaulayter, the so -called LNR, the Passochnik signed a "decree" on "peculiarities of obtaining ownership of homeless real estate". The essence of the Decree is that the occupation administration bodies can turn to the occupation "court" with the question of "nationalization" of real estate owned by the citizens of Ukraine, who had to be evacuated from the TT, and which is already 3 months recognized as "unchanged" by the same. Organizational administration.</text:p>
      <text:p text:style-name="P4">
A similar "Document" was signed by Gaulehiter "DNR" Pushilin on May 10.</text:p>
      <text:p text:style-name="P4">
The same processes take place in the Kherson and Zaporizhzhya regions, where the units of Russian occupation troops and collaborators also "transfer in property" land, houses and private apartments.</text:p>
      <text:p text:style-name="P4">
The National Resistance Center emphasizes that the entire territory of Ukraine is building from the occupiers and the property will be returned to the legal owners. "In order to speed up this, we urge to inform about the placement and movement of the eighth," the CNS SSO notes.</text:p>
      <text:p text:style-name="P4">
News Source: <text:a xlink:type="simple" xlink:href="https://armyinform.com.ua/2023/05/20/okupanty-prodovzhuyut-pryvlasnyuvaty-neruhomist-gromadyan-ukrayiny-na-tot/" text:style-name="Internet_20_link" text:visited-style-name="Visited_20_Internet_20_Link">
https://armyinform.com.ua/2023/05/20/okupanty-prodovzhuyut-pryvlasnyuvaty-neruhomist-gromadyan-ukrayiny-na-tot/</text:a>
</text:p>
      <!--NEWS-->
      <text:h text:style-name="P10" text:outline-level="1">
<text:span text:style-name="T4">
Destroyed 20 shock drones Shahd-136/131</text:span>
</text:h>
      <text:p text:style-name="P4">
Author: ['АРМІЯINFORM']</text:p>
      <text:p text:style-name="P4">
Time: 2023-05-20T66:00:00-04:00</text:p>
      <text:p text:style-name="P4">
Description: About the CHILDOMELA, the command of the ROSSO forces of the ZSU: “PISLAL OPINENCHI 20 Herbalop 2023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3/shahed-geran-3.jpg" text:style-name="Internet_20_link" text:visited-style-name="Visited_20_Internet_20_Link">
shahed-geran-3.jpg</text:a>
']</text:p>
      <text:p text:style-name="P4">
Tags: ['STOPRUSSIA', 'АГРЕСІЯ РФ', 'ХРОНІКА ОБОРОНИ']</text:p>
      <text:p text:style-name="P4">
Category: News</text:p>
      <!--METADATA-->
      <text:p text:style-name="P4">
<draw:frame draw:style-name="fr1" draw:name="Image213" text:anchor-type="as-char" svg:width="6.9236in" svg:height="3.638422in" draw:z-index="0">
<draw:image xlink:href="../Images/AРМІЯINFORM/2023-05-20T66-00-00-04-00/shahed-geran-3.jpg" xlink:type="simple" xlink:show="embed" xlink:actuate="onLoad" draw:mime-type="image/jpeg"/>
</draw:frame>
Illustrative photo</text:p>
      <text:p text:style-name="P4">
About it <text:a xlink:type="simple" xlink:href="https://www.facebook.com/kpszsu/posts/pfbid02EZ2dx7ghjLS98qYSJG9YSVYT8ANeVPNjerr8CbY7LbEJnCPjsXQd3xvcY64KxLGol" text:style-name="Internet_20_link" text:visited-style-name="Visited_20_Internet_20_Link">
reports</text:a>
Armed Forces Command:</text:p>
      <text:p text:style-name="P4">
“After midnight, on May 20, 2023, Russian invaders attacked Ukraine with a no surrounding area of 18 shock drones of Shahd-136/131, which directed Nakyiv region.</text:p>
      <text:p text:style-name="P4">
All - destroyed by the Air Force Air Command.</text:p>
      <text:p text:style-name="P4">
Also, at the end of the day on May 19, in the area of responsibility of the air command "East", two shock drones of the Shahed type were destroyed, and the half-day area in the area of responsibility of the air command "South" was destroyed by the intelligence UAV "Merlin-WR".</text:p>
      <text:p text:style-name="P4">
During the past and current era, the tactical aviation of the Air Force has performed up to 30 aircraft for fire damage and fighter aviation cover. "</text:p>
      <text:p text:style-name="P4">
News Source: <text:a xlink:type="simple" xlink:href="https://armyinform.com.ua/2023/05/20/znyshheno-20-udarnyh-bezpilotnykiv-shahed-136-131/" text:style-name="Internet_20_link" text:visited-style-name="Visited_20_Internet_20_Link">
https://armyinform.com.ua/2023/05/20/znyshheno-20-udarnyh-bezpilotnykiv-shahed-136-131/</text:a>
</text:p>
      <!--NEWS-->
      <text:h text:style-name="P10" text:outline-level="1">
<text:span text:style-name="T4">
Ukrainian defenders per day eliminated more than 600 invaders, destroyed 4 tanks and 19 artsystems</text:span>
</text:h>
      <text:p text:style-name="P4">
Author: ['АРМІЯINFORM']</text:p>
      <text:p text:style-name="P4">
Time: 2023-05-20T67:00:00-04:00</text:p>
      <text:p text:style-name="P4">
Description: Zagalni Boyov, Find the enemy on 02.24.22 to 05/20/23 Orintovo to becom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photo1684559916-scaled.jpeg" text:style-name="Internet_20_link" text:visited-style-name="Visited_20_Internet_20_Link">
photo1684559916-scaled.jpeg</text:a>
']</text:p>
      <text:p text:style-name="P4">
Tags: ['STOPRUSSIA', 'АГРЕСІЯ РФ', 'ВТРАТИ ВОРОГА']</text:p>
      <text:p text:style-name="P4">
Category: News</text:p>
      <!--METADATA-->
      <text:p text:style-name="P4">
<draw:frame draw:style-name="fr1" draw:name="Image214" text:anchor-type="as-char" svg:width="6.9236in" svg:height="6.987066in" draw:z-index="0">
<draw:image xlink:href="../Images/AРМІЯINFORM/2023-05-20T67-00-00-04-00/photo1684559916-scaled.jpeg" xlink:type="simple" xlink:show="embed" xlink:actuate="onLoad" draw:mime-type="image/jpeg"/>
</draw:frame>
The total combat loss of the enemy from 24.02.22 to 05/20/23 will be orientated:</text:p>
      <ul>
        <li>
Personnel - about 202430(+670)persons eliminated * tanks - 3781(+4)units, * combat armored vehicles - 7382(+5)units, * artillery systems - 3229(+19)of, * rzf - 564(+0)units, * aircraft - 325(+6)OD, * aircraft - 308(+0)units, * helicopters - 294(+0)units, * UAV Operative-tactical level-2801(+32), * winged missiles - 1011(+0), * ships /boats - 18(+0)units, * car equipment and tanks - 6103(+20)units, * special equipment - 423(+4).</li>
      </ul>
      <text:p text:style-name="P4">
Дані уточнюються.</text:p>
      <text:p text:style-name="P4">
Джерело: <text:a xlink:type="simple" xlink:href="https://www.facebook.com/GeneralStaff.ua/posts/pfbid02fmTj63LjXWhyex4jBX2gWL2UrL55WVEy7Ze57DppqX54S863DWFauJsPMJiravh8l" text:style-name="Internet_20_link" text:visited-style-name="Visited_20_Internet_20_Link">
Генеральний штаб Збройних Сил України</text:a>
</text:p>
      <text:p text:style-name="P4">
News Source: <text:a xlink:type="simple" xlink:href="https://armyinform.com.ua/2023/05/20/ukrayinski-zahysnyky-za-dobu-likviduvaly-ponad-600-okupantiv-znyshhyly-4-tanky-i-19-artsystem/" text:style-name="Internet_20_link" text:visited-style-name="Visited_20_Internet_20_Link">
https://armyinform.com.ua/2023/05/20/ukrayinski-zahysnyky-za-dobu-likviduvaly-ponad-600-okupantiv-znyshhyly-4-tanky-i-19-artsystem/</text:a>
</text:p>
      <!--NEWS-->
      <text:h text:style-name="P10" text:outline-level="1">
<text:span text:style-name="T4">
In Ukraine a moment of silence</text:span>
</text:h>
      <text:p text:style-name="P4">
Author: ['АРМІЯINFORM']</text:p>
      <text:p text:style-name="P4">
Time: 2023-05-20T68:00:00-04:00</text:p>
      <text:p text:style-name="P4">
Description: Zgіdnu by decree of the president of Ukraine Volodimir Zelensky No. 143/2022, Khvilina Movchannya ... War with Ukraine 2022, war with Ukraine Latest news today,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candle.gif" text:style-name="Internet_20_link" text:visited-style-name="Visited_20_Internet_20_Link">
candle.gif</text:a>
']</text:p>
      <text:p text:style-name="P4">
Tags: []</text:p>
      <text:p text:style-name="P4">
Category: News</text:p>
      <!--METADATA-->
      <text:p text:style-name="P4">
<draw:frame draw:style-name="fr1" draw:name="Image215" text:anchor-type="as-char" svg:width="6.9236in" svg:height="3.895992in" draw:z-index="0">
<draw:image xlink:href="../Images/AРМІЯINFORM/2023-05-20T68-00-00-04-00/candle.gif" xlink:type="simple" xlink:show="embed" xlink:actuate="onLoad" draw:mime-type="image/gif"/>
</draw:frame>
According to <text:a xlink:type="simple" xlink:href="https://www.president.gov.ua/documents/1432022-41729" text:style-name="Internet_20_link" text:visited-style-name="Visited_20_Internet_20_Link">
with Presidential Decree</text:a>
Volodymyrazellensky No. 143/2022, a minute of silence is spent daily at 9:00, it is beyond the media.</text:p>
      <text:p text:style-name="P4">
“For the purpose of honoring light memory, civic courage and dedication, strength of spirit, stability and heroic feat of warriors who died in the performance of flew tasks for the protection of state sovereignty and territorial compatibility To initiate a day at 9 o'clock 00 minutes of a nationwide minute of silence to the songs, who were killed as a result of armed aggression of the Russian Federation in the contrary of Ukraine, which to declare in all media, regardless of ownership, ”the document reads.</text:p>
      <text:p text:style-name="P4">
News Source: <text:a xlink:type="simple" xlink:href="https://armyinform.com.ua/2023/05/20/v-ukrayini-hvylyna-movchannya-2/" text:style-name="Internet_20_link" text:visited-style-name="Visited_20_Internet_20_Link">
https://armyinform.com.ua/2023/05/20/v-ukrayini-hvylyna-movchannya-2/</text:a>
</text:p>
      <!--NEWS-->
      <text:h text:style-name="P10" text:outline-level="1">
<text:span text:style-name="T4">
Victory in modern conflicts depends directly on the scientific and technical capacity of the country-the head of the General Staff of the Armed Forces of Ukraine</text:span>
</text:h>
      <text:p text:style-name="P4">
Author: ['АРМІЯINFORM']</text:p>
      <text:p text:style-name="P4">
Time: 2023-05-20T69:00:00-04:00</text:p>
      <text:p text:style-name="P4">
Description: Head of the General Staff of Zbroyne forces of Ukraine, Lieutenant General Sergey Shaptal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nauka.jpg" text:style-name="Internet_20_link" text:visited-style-name="Visited_20_Internet_20_Link">
nauka.jpg</text:a>
']</text:p>
      <text:p text:style-name="P4">
Tags: ['ГШ ЗСУ', 'ДЕНЬ НАУКИ', 'НАЧАЛЬНИК ГЕНЕРАЛЬНОГО ШТАБУ ЗС УКРАЇНИ', 'ПРИВІТАННЯ']</text:p>
      <text:p text:style-name="P4">
Category: News</text:p>
      <!--METADATA-->
      <text:p text:style-name="P4">
<draw:frame draw:style-name="fr1" draw:name="Image216" text:anchor-type="as-char" svg:width="6.9236in" svg:height="7.000529in" draw:z-index="0">
<draw:image xlink:href="../Images/AРМІЯINFORM/2023-05-20T69-00-00-04-00/nauka.jpg" xlink:type="simple" xlink:show="embed" xlink:actuate="onLoad" draw:mime-type="image/jpeg"/>
</draw:frame>
The Chief of General Staff of the Armed Forces of Ukraine Lieutenant General Sergiyasptala congratulated military scientists on the Day of Science.</text:p>
      <text:p text:style-name="P4">
“From the first days of its existence, science is closely linked to the war. And the victory of solid conflicts directly depends on the scientific and technical capacity of the country.</text:p>
      <text:p text:style-name="P4">
I thank the military scientists for the efforts that you make in the field of development. Already today the results you become part of our usual victory ”, <text:a xlink:type="simple" xlink:href="https://www.facebook.com/GeneralStaff.ua/posts/pfbid02yRdj2fFBn18XDm4ePwKMXYUdYi5PugWhU5waAJZd6HGv4HfGtrYNE5rackUNkmFEl" text:style-name="Internet_20_link" text:visited-style-name="Visited_20_Internet_20_Link">
noted</text:a>
Head of the General Staff of the Armed Forces of Ukraine.</text:p>
      <text:p text:style-name="P4">
Lieutenant General Sergey Shaptala wished military scholars the inspiration, new benefits and achievements in the scientific field.</text:p>
      <ul>
        <li>
Exhibit your abilities, realize knowledge and ideas, deny the obvious, form theories and hypotheses, consider the world substantially and objectively. Knowledge country is strong and invincible. So together to win!"Lieutenant General Sergey Shaptala said.</li>
      </ul>
      <text:p text:style-name="P4">
News Source: <text:a xlink:type="simple" xlink:href="https://armyinform.com.ua/2023/05/20/peremoga-u-suchasnyh-konfliktah-napryamu-zalezhyt-vid-naukovo-tehnichnoyi-potuzhnosti-krayiny-nachalnyk-genshtabu-zs-ukrayiny/" text:style-name="Internet_20_link" text:visited-style-name="Visited_20_Internet_20_Link">
https://armyinform.com.ua/2023/05/20/peremoga-u-suchasnyh-konfliktah-napryamu-zalezhyt-vid-naukovo-tehnichnoyi-potuzhnosti-krayiny-nachalnyk-genshtabu-zs-ukrayiny/</text:a>
</text:p>
      <!--NEWS-->
      <text:h text:style-name="P10" text:outline-level="1">
<text:span text:style-name="T4">
Greetings of the Minister of Defense of Ukraine on the occasion of Science Day</text:span>
</text:h>
      <text:p text:style-name="P4">
Author: ['АРМІЯINFORM']</text:p>
      <text:p text:style-name="P4">
Time: 2023-05-20T70:00:00-04:00</text:p>
      <text:p text:style-name="P4">
Description: VIISKOVI NAUKOVTSI - Intelctic armor of the Zbroany forces of Ukraine. Science Day --... War with Ukraine 2022, War with Ukraine Latest News Today, News War with Ukraine 2022 The last for today, whether the war between Ukraine and Russia will be,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5/a0c6992e7ac43b93333635b16c39a81059caf3ab.jpeg" text:style-name="Internet_20_link" text:visited-style-name="Visited_20_Internet_20_Link">
a0c6992e7ac43b93333635b16c39a81059caf3ab.jpeg</text:a>
']</text:p>
      <text:p text:style-name="P4">
Tags: ['STOPRUSSIA', 'АГРЕСІЯ РФ', 'ДЕНЬ НАУКИ']</text:p>
      <text:p text:style-name="P4">
Category: News</text:p>
      <!--METADATA-->
      <text:p text:style-name="P4">
<draw:frame draw:style-name="fr1" draw:name="Image217" text:anchor-type="as-char" svg:width="6.9236in" svg:height="6.9236in" draw:z-index="0">
<draw:image xlink:href="../Images/AРМІЯINFORM/2023-05-20T70-00-00-04-00/a0c6992e7ac43b93333635b16c39a81059caf3ab.jpeg" xlink:type="simple" xlink:show="embed" xlink:actuate="onLoad" draw:mime-type="image/jpeg"/>
</draw:frame>
Military scientists are the intellectual armor of the Armed Forces of Ukraine.</text:p>
      <text:p text:style-name="P4">
Science Day is a professional holiday that brings together representatives of Ukrainian scientific community, including scientific and scientific and pedagogical workers of sphereoboron-who are those whose mind, talent and abilities are on the guard of the protected state.</text:p>
      <text:p text:style-name="P4">
I am grateful for the inspired work, to generate new decisions that increase the level of capacity of the Armed Forces of Ukraine, cementing a variable position with partners, helping to effectively counteract the enemy and topace the way to our victory.</text:p>
      <text:p text:style-name="P4">
Military scholars integrate the latest weapons and military equipment, write the chronicle of the Russian-Ukrainian war, accumulate its practical experience, explore the production of equipment and the means of rocket and air attack of the evidence, work on the expansion of combat capabilities of domestic. Without a qualified scientific and expert, it is difficult to imagine progressive development.</text:p>
      <text:p text:style-name="P4">
In our eyes, a new army is hardened in the battles - modern and high -tech - with a powerful potential for gaining future capabilities. The Armed Forces of Ukraine, in fact, confirm their compliance with NATO standards. Our experts are not only testing, but also directly involved in their development of tav perfect.</text:p>
      <text:p text:style-name="P4">
Such a unique combat experience, the possibilities of testing all the linear equipment and weapons in real combat conditions is not currently owned in the world.</text:p>
      <text:p text:style-name="P4">
It is conscious that victory is always for those who are at risk and think. From this war, we must come out stronger: intellectually tarely. I am proud that there are so many talented iconic specialists in the ranks of the Ukrainian army. Let any of your perspective developing a such -register idea retain the lives of our brave defenders and defenders, accelerate the restoration of peace in the country.</text:p>
      <text:p text:style-name="P4">
Glory to Ukraine!</text:p>
      <text:p text:style-name="P4">
Let's win together!</text:p>
      <text:p text:style-name="P4">
Minister of Defense of Ukraine Alexei Reznikov</text:p>
      <text:p text:style-name="P4">
Source: <text:a xlink:type="simple" xlink:href="https://www.mil.gov.ua/news/2023/05/20/privitannya-ministra-oboroni-ukraini-z-nagodi-dnya-nauki/" text:style-name="Internet_20_link" text:visited-style-name="Visited_20_Internet_20_Link">
Ministry of Defense of Ukraine</text:a>
</text:p>
      <text:p text:style-name="P4">
News Source: <text:a xlink:type="simple" xlink:href="https://armyinform.com.ua/2023/05/20/pryvitannya-ministra-oborony-ukrayiny-z-nagody-dnya-nauky/" text:style-name="Internet_20_link" text:visited-style-name="Visited_20_Internet_20_Link">
https://armyinform.com.ua/2023/05/20/pryvitannya-ministra-oborony-ukrayiny-z-nagody-dnya-nauky/</text:a>
</text:p>
      <!--NEWS-->
      <text:h text:style-name="P10" text:outline-level="1">
<text:span text:style-name="T4">
Oleksandr Pavlyuk made an official visit</text:span>
</text:h>
      <text:p text:style-name="P4">
Author: ['АРМІЯINFORM']</text:p>
      <text:p text:style-name="P4">
Time: 2023-05-20T71:00:00-04:00</text:p>
      <text:p text:style-name="P4">
Description: Pervisty intercessor of the Ministan defense of Ukraine, Lieutenant General Oleksandr Pavlyuk Zoffseiny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348256387_550146720612432_3081993245859745191_n.jpg" text:style-name="Internet_20_link" text:visited-style-name="Visited_20_Internet_20_Link">
348256387_550146720612432_3081993245859745191_n.jpg</text:a>
', '<text:a xlink:type="simple" xlink:href="https://armyinform.com.ua/wp-content/uploads/2023/05/347787472_6074880295963781_5804756396468514063_n-150x150.jpg" text:style-name="Internet_20_link" text:visited-style-name="Visited_20_Internet_20_Link">
347787472_6074880295963781_5804756396468514063_n-150x150.jpg</text:a>
', '<text:a xlink:type="simple" xlink:href="https://armyinform.com.ua/wp-content/uploads/2023/05/347787483_257383186815913_1018632755224371720_n-150x150.jpg" text:style-name="Internet_20_link" text:visited-style-name="Visited_20_Internet_20_Link">
347787483_257383186815913_1018632755224371720_n-150x150.jpg</text:a>
', '<text:a xlink:type="simple" xlink:href="https://armyinform.com.ua/wp-content/uploads/2023/05/347813394_983146436056753_3346675022724948991_n-150x150.jpg" text:style-name="Internet_20_link" text:visited-style-name="Visited_20_Internet_20_Link">
347813394_983146436056753_3346675022724948991_n-150x150.jpg</text:a>
', '<text:a xlink:type="simple" xlink:href="https://armyinform.com.ua/wp-content/uploads/2023/05/347817495_278103357973489_3108038134601735375_n-150x150.jpg" text:style-name="Internet_20_link" text:visited-style-name="Visited_20_Internet_20_Link">
347817495_278103357973489_3108038134601735375_n-150x150.jpg</text:a>
', '<text:a xlink:type="simple" xlink:href="https://armyinform.com.ua/wp-content/uploads/2023/05/347830592_619306790119884_7097148282221102763_n-150x150.jpg" text:style-name="Internet_20_link" text:visited-style-name="Visited_20_Internet_20_Link">
347830592_619306790119884_7097148282221102763_n-150x150.jpg</text:a>
', '<text:a xlink:type="simple" xlink:href="https://armyinform.com.ua/wp-content/uploads/2023/05/347852408_230901716236906_7352957951221866074_n-150x150.jpg" text:style-name="Internet_20_link" text:visited-style-name="Visited_20_Internet_20_Link">
347852408_230901716236906_7352957951221866074_n-150x150.jpg</text:a>
', '<text:a xlink:type="simple" xlink:href="https://armyinform.com.ua/wp-content/uploads/2023/05/347889303_187726110453557_6378915450500703811_n-150x150.jpg" text:style-name="Internet_20_link" text:visited-style-name="Visited_20_Internet_20_Link">
347889303_187726110453557_6378915450500703811_n-150x150.jpg</text:a>
', '<text:a xlink:type="simple" xlink:href="https://armyinform.com.ua/wp-content/uploads/2023/05/347903989_1476427699832568_7223498829197781745_n-150x150.jpg" text:style-name="Internet_20_link" text:visited-style-name="Visited_20_Internet_20_Link">
347903989_1476427699832568_7223498829197781745_n-150x150.jpg</text:a>
', '<text:a xlink:type="simple" xlink:href="https://armyinform.com.ua/wp-content/uploads/2023/05/348219972_221529373927142_1021136294102790333_n-150x150.jpg" text:style-name="Internet_20_link" text:visited-style-name="Visited_20_Internet_20_Link">
348219972_221529373927142_1021136294102790333_n-150x150.jpg</text:a>
', '<text:a xlink:type="simple" xlink:href="https://armyinform.com.ua/wp-content/uploads/2023/05/348221175_634499815388270_3328508347130900469_n-150x150.jpg" text:style-name="Internet_20_link" text:visited-style-name="Visited_20_Internet_20_Link">
348221175_634499815388270_3328508347130900469_n-150x150.jpg</text:a>
', '<text:a xlink:type="simple" xlink:href="https://armyinform.com.ua/wp-content/uploads/2023/05/348221578_2231238783931417_4053175796152046135_n-150x150.jpg" text:style-name="Internet_20_link" text:visited-style-name="Visited_20_Internet_20_Link">
348221578_2231238783931417_4053175796152046135_n-150x150.jpg</text:a>
', '<text:a xlink:type="simple" xlink:href="https://armyinform.com.ua/wp-content/uploads/2023/05/348327116_187699890465307_1652298373131930070_n-150x150.jpg" text:style-name="Internet_20_link" text:visited-style-name="Visited_20_Internet_20_Link">
348327116_187699890465307_1652298373131930070_n-150x150.jpg</text:a>
', '<text:a xlink:type="simple" xlink:href="https://armyinform.com.ua/wp-content/uploads/2023/05/348428488_799817301631642_7999031057583772027_n-150x150.jpg" text:style-name="Internet_20_link" text:visited-style-name="Visited_20_Internet_20_Link">
348428488_799817301631642_7999031057583772027_n-150x150.jpg</text:a>
', '<text:a xlink:type="simple" xlink:href="https://armyinform.com.ua/wp-content/uploads/2023/05/348464517_964739278214289_5005043873399082278_n-150x150.jpg" text:style-name="Internet_20_link" text:visited-style-name="Visited_20_Internet_20_Link">
348464517_964739278214289_5005043873399082278_n-150x150.jpg</text:a>
']</text:p>
      <text:p text:style-name="P4">
Tags: ['STOPRUSSIA', 'АГРЕСІЯ РФ', 'ЛИТПОЛУКРБРИГ']</text:p>
      <text:p text:style-name="P4">
Category: News</text:p>
      <!--METADATA-->
      <text:p text:style-name="P4">
<draw:frame draw:style-name="fr1" draw:name="Image218" text:anchor-type="as-char" svg:width="6.9236in" svg:height="4.615733in" draw:z-index="0">
<draw:image xlink:href="../Images/AРМІЯINFORM/2023-05-20T71-00-00-04-00/348256387_550146720612432_3081993245859745191_n.jpg" xlink:type="simple" xlink:show="embed" xlink:actuate="onLoad" draw:mime-type="image/jpeg"/>
</draw:frame>
The First Deputy Minister of Defense of Ukraine Lieutenant General Alexander Pavlyuk was attended by Litpoluskrbrig.</text:p>
      <text:p text:style-name="P4">
About it <text:a xlink:type="simple" xlink:href="https://www.facebook.com/mnbhq/posts/pfbid02wSJrDstHFt39TzdCJ5FkqtvnVHQP5xbZDru3Mb5Dd4BPkxgF6U3VDEKsLSaADtgHl" text:style-name="Internet_20_link" text:visited-style-name="Visited_20_Internet_20_Link">
reported</text:a>
On the brigade Facebook page.</text:p>
      <text:p text:style-name="P4">
The Litpoluskrbrig Commander presented the current range of tasks aimed at holding Ukraine in the ongoing war. In addition, future cooperation was discussed.</text:p>
      <text:p text:style-name="P4">
"Oleksandr Pavlyuk expressed his gratitude for the involvement of a multinational personnel of the Lithuanian Litpoluskrbrig to the collective response to the needs of the Armed Forces of Ukraine for freedom and independence," the message reads.</text:p>
      <text:p text:style-name="P4">
<text:a xlink:type="simple" xlink:href="https://armyinform.com.ua/wp-content/uploads/2023/05/347787472_6074880295963781_5804756396468514063_n.jpg" text:style-name="Internet_20_link" text:visited-style-name="Visited_20_Internet_20_Link">
!(Images/AРМІЯINFORM/2023-05-20T71-00-00-04-00/347787472_6074880295963781_5804756396468514063_n-150x150.jpg)</text:a>
</text:p>
      <text:p text:style-name="P4">
<text:a xlink:type="simple" xlink:href="https://armyinform.com.ua/wp-content/uploads/2023/05/347787483_257383186815913_1018632755224371720_n.jpg" text:style-name="Internet_20_link" text:visited-style-name="Visited_20_Internet_20_Link">
<draw:frame draw:style-name="fr1" draw:name="Image219" text:anchor-type="as-char" svg:width="6.9236in" svg:height="6.9236in" draw:z-index="0">
<draw:image xlink:href="../Images/AРМІЯINFORM/2023-05-20T71-00-00-04-00/347787483_257383186815913_1018632755224371720_n-150x150.jpg" xlink:type="simple" xlink:show="embed" xlink:actuate="onLoad" draw:mime-type="image/jpeg"/>
</draw:frame>
</text:a>
</text:p>
      <text:p text:style-name="P4">
<text:a xlink:type="simple" xlink:href="https://armyinform.com.ua/wp-content/uploads/2023/05/347813394_983146436056753_3346675022724948991_n.jpg" text:style-name="Internet_20_link" text:visited-style-name="Visited_20_Internet_20_Link">
<draw:frame draw:style-name="fr1" draw:name="Image220" text:anchor-type="as-char" svg:width="6.9236in" svg:height="6.9236in" draw:z-index="0">
<draw:image xlink:href="../Images/AРМІЯINFORM/2023-05-20T71-00-00-04-00/347813394_983146436056753_3346675022724948991_n-150x150.jpg" xlink:type="simple" xlink:show="embed" xlink:actuate="onLoad" draw:mime-type="image/jpeg"/>
</draw:frame>
</text:a>
</text:p>
      <text:p text:style-name="P4">
<text:a xlink:type="simple" xlink:href="https://armyinform.com.ua/wp-content/uploads/2023/05/347817495_278103357973489_3108038134601735375_n.jpg" text:style-name="Internet_20_link" text:visited-style-name="Visited_20_Internet_20_Link">
<draw:frame draw:style-name="fr1" draw:name="Image221" text:anchor-type="as-char" svg:width="6.9236in" svg:height="6.9236in" draw:z-index="0">
<draw:image xlink:href="../Images/AРМІЯINFORM/2023-05-20T71-00-00-04-00/347817495_278103357973489_3108038134601735375_n-150x150.jpg" xlink:type="simple" xlink:show="embed" xlink:actuate="onLoad" draw:mime-type="image/jpeg"/>
</draw:frame>
</text:a>
</text:p>
      <text:p text:style-name="P4">
<text:a xlink:type="simple" xlink:href="https://armyinform.com.ua/wp-content/uploads/2023/05/347830592_619306790119884_7097148282221102763_n.jpg" text:style-name="Internet_20_link" text:visited-style-name="Visited_20_Internet_20_Link">
<draw:frame draw:style-name="fr1" draw:name="Image222" text:anchor-type="as-char" svg:width="6.9236in" svg:height="6.9236in" draw:z-index="0">
<draw:image xlink:href="../Images/AРМІЯINFORM/2023-05-20T71-00-00-04-00/347830592_619306790119884_7097148282221102763_n-150x150.jpg" xlink:type="simple" xlink:show="embed" xlink:actuate="onLoad" draw:mime-type="image/jpeg"/>
</draw:frame>
</text:a>
</text:p>
      <text:p text:style-name="P4">
<text:a xlink:type="simple" xlink:href="https://armyinform.com.ua/wp-content/uploads/2023/05/347852408_230901716236906_7352957951221866074_n.jpg" text:style-name="Internet_20_link" text:visited-style-name="Visited_20_Internet_20_Link">
<draw:frame draw:style-name="fr1" draw:name="Image223" text:anchor-type="as-char" svg:width="6.9236in" svg:height="6.9236in" draw:z-index="0">
<draw:image xlink:href="../Images/AРМІЯINFORM/2023-05-20T71-00-00-04-00/347852408_230901716236906_7352957951221866074_n-150x150.jpg" xlink:type="simple" xlink:show="embed" xlink:actuate="onLoad" draw:mime-type="image/jpeg"/>
</draw:frame>
</text:a>
</text:p>
      <text:p text:style-name="P4">
<text:a xlink:type="simple" xlink:href="https://armyinform.com.ua/wp-content/uploads/2023/05/347889303_187726110453557_6378915450500703811_n.jpg" text:style-name="Internet_20_link" text:visited-style-name="Visited_20_Internet_20_Link">
<draw:frame draw:style-name="fr1" draw:name="Image224" text:anchor-type="as-char" svg:width="6.9236in" svg:height="6.9236in" draw:z-index="0">
<draw:image xlink:href="../Images/AРМІЯINFORM/2023-05-20T71-00-00-04-00/347889303_187726110453557_6378915450500703811_n-150x150.jpg" xlink:type="simple" xlink:show="embed" xlink:actuate="onLoad" draw:mime-type="image/jpeg"/>
</draw:frame>
</text:a>
</text:p>
      <text:p text:style-name="P4">
<text:a xlink:type="simple" xlink:href="https://armyinform.com.ua/wp-content/uploads/2023/05/348219972_221529373927142_1021136294102790333_n.jpg" text:style-name="Internet_20_link" text:visited-style-name="Visited_20_Internet_20_Link">
<draw:frame draw:style-name="fr1" draw:name="Image225" text:anchor-type="as-char" svg:width="6.9236in" svg:height="6.9236in" draw:z-index="0">
<draw:image xlink:href="../Images/AРМІЯINFORM/2023-05-20T71-00-00-04-00/348219972_221529373927142_1021136294102790333_n-150x150.jpg" xlink:type="simple" xlink:show="embed" xlink:actuate="onLoad" draw:mime-type="image/jpeg"/>
</draw:frame>
</text:a>
</text:p>
      <text:p text:style-name="P4">
<text:a xlink:type="simple" xlink:href="https://armyinform.com.ua/wp-content/uploads/2023/05/348221175_634499815388270_3328508347130900469_n.jpg" text:style-name="Internet_20_link" text:visited-style-name="Visited_20_Internet_20_Link">
<draw:frame draw:style-name="fr1" draw:name="Image226" text:anchor-type="as-char" svg:width="6.9236in" svg:height="6.9236in" draw:z-index="0">
<draw:image xlink:href="../Images/AРМІЯINFORM/2023-05-20T71-00-00-04-00/348221175_634499815388270_3328508347130900469_n-150x150.jpg" xlink:type="simple" xlink:show="embed" xlink:actuate="onLoad" draw:mime-type="image/jpeg"/>
</draw:frame>
</text:a>
</text:p>
      <text:p text:style-name="P4">
<text:a xlink:type="simple" xlink:href="https://armyinform.com.ua/wp-content/uploads/2023/05/348221578_2231238783931417_4053175796152046135_n.jpg" text:style-name="Internet_20_link" text:visited-style-name="Visited_20_Internet_20_Link">
<draw:frame draw:style-name="fr1" draw:name="Image227" text:anchor-type="as-char" svg:width="6.9236in" svg:height="6.9236in" draw:z-index="0">
<draw:image xlink:href="../Images/AРМІЯINFORM/2023-05-20T71-00-00-04-00/348221578_2231238783931417_4053175796152046135_n-150x150.jpg" xlink:type="simple" xlink:show="embed" xlink:actuate="onLoad" draw:mime-type="image/jpeg"/>
</draw:frame>
</text:a>
</text:p>
      <text:p text:style-name="P4">
<text:a xlink:type="simple" xlink:href="https://armyinform.com.ua/wp-content/uploads/2023/05/348327116_187699890465307_1652298373131930070_n.jpg" text:style-name="Internet_20_link" text:visited-style-name="Visited_20_Internet_20_Link">
<draw:frame draw:style-name="fr1" draw:name="Image228" text:anchor-type="as-char" svg:width="6.9236in" svg:height="6.9236in" draw:z-index="0">
<draw:image xlink:href="../Images/AРМІЯINFORM/2023-05-20T71-00-00-04-00/348327116_187699890465307_1652298373131930070_n-150x150.jpg" xlink:type="simple" xlink:show="embed" xlink:actuate="onLoad" draw:mime-type="image/jpeg"/>
</draw:frame>
</text:a>
</text:p>
      <text:p text:style-name="P4">
<text:a xlink:type="simple" xlink:href="https://armyinform.com.ua/wp-content/uploads/2023/05/348428488_799817301631642_7999031057583772027_n.jpg" text:style-name="Internet_20_link" text:visited-style-name="Visited_20_Internet_20_Link">
<draw:frame draw:style-name="fr1" draw:name="Image229" text:anchor-type="as-char" svg:width="6.9236in" svg:height="6.9236in" draw:z-index="0">
<draw:image xlink:href="../Images/AРМІЯINFORM/2023-05-20T71-00-00-04-00/348428488_799817301631642_7999031057583772027_n-150x150.jpg" xlink:type="simple" xlink:show="embed" xlink:actuate="onLoad" draw:mime-type="image/jpeg"/>
</draw:frame>
</text:a>
</text:p>
      <text:p text:style-name="P4">
<text:a xlink:type="simple" xlink:href="https://armyinform.com.ua/wp-content/uploads/2023/05/348464517_964739278214289_5005043873399082278_n.jpg" text:style-name="Internet_20_link" text:visited-style-name="Visited_20_Internet_20_Link">
<draw:frame draw:style-name="fr1" draw:name="Image230" text:anchor-type="as-char" svg:width="6.9236in" svg:height="6.9236in" draw:z-index="0">
<draw:image xlink:href="../Images/AРМІЯINFORM/2023-05-20T71-00-00-04-00/348464517_964739278214289_5005043873399082278_n-150x150.jpg" xlink:type="simple" xlink:show="embed" xlink:actuate="onLoad" draw:mime-type="image/jpeg"/>
</draw:frame>
</text:a>
</text:p>
      <text:p text:style-name="P4">
News Source: <text:a xlink:type="simple" xlink:href="https://armyinform.com.ua/2023/05/20/oleksandr-pavlyuk-z-oficzijnym-vizytom-vidvidav-litpolukrbryg/" text:style-name="Internet_20_link" text:visited-style-name="Visited_20_Internet_20_Link">
https://armyinform.com.ua/2023/05/20/oleksandr-pavlyuk-z-oficzijnym-vizytom-vidvidav-litpolukrbryg/</text:a>
</text:p>
      <!--NEWS-->
      <text:h text:style-name="P10" text:outline-level="1">
<text:span text:style-name="T4">
The occupiers continue to fire Kherson region by managed airbugs - Natalia Humeniuk</text:span>
</text:h>
      <text:p text:style-name="P4">
Author: ['Оксана Уретій']</text:p>
      <text:p text:style-name="P4">
Time: 2023-05-20T72:00:00-04:00</text:p>
      <text:p text:style-name="P4">
Description: Vorog is a sink of an attack by Pіvjen of Ukraine, a gesto -free Kevni Aviabobi. Vnoch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4/gumenyuk_1-1.jpg" text:style-name="Internet_20_link" text:visited-style-name="Visited_20_Internet_20_Link">
gumenyuk_1-1.jpg</text:a>
']</text:p>
      <text:p text:style-name="P4">
Tags: []</text:p>
      <text:p text:style-name="P4">
Category: News</text:p>
      <!--METADATA-->
      <text:p text:style-name="P4">
<draw:frame draw:style-name="fr1" draw:name="Image231" text:anchor-type="as-char" svg:width="6.9236in" svg:height="3.883237in" draw:z-index="0">
<draw:image xlink:href="../Images/AРМІЯINFORM/2023-05-20T72-00-00-04-00/gumenyuk_1-1.jpg" xlink:type="simple" xlink:show="embed" xlink:actuate="onLoad" draw:mime-type="image/jpeg"/>
</draw:frame>
The enemy continues to attack the south of Ukraine, using managed aircraft. The occupiers again hit the frontal regions, unfortunately, there was no loss. About it on the air of the National Tele scale "Unified News" the reporter of the united coordination press center</text:p>
      <ul>
        <li>
Over the morning, the enemy again hit Beryslav in Kherson region, just a life quarters. Unfortunately, there are information about two dead civilians, more than 5 homes have been destroyed. The enemy continues its tactics. Yesterday during the day they tried to attack this direction. We see that where the occupiers cannot be artillery, terrestrial ways of lesions, they try to beat in such a way - releasing from aircraft managed aircraft on residential quarters of and metabolic infrastructure.</li>
      </ul>
      <text:p text:style-name="P4">
In general, according to Natalia Humeniuk, the number of shelling was sufficiently argued, which are certain consequences of the combat work of the Defense Forces of Ukraine:</text:p>
      <ul>
        <li>
The day before we destroyed a fairly powerful stock of artillery installer, so it takes time to maneuver with its units. But we have been working out, the Ukrainian military destroyed the Arrow-10 SC and PTRC on the left bank of the Dnieper.</li>
      </ul>
      <text:p text:style-name="P4">
In addition, Natalia Humeniuk said that Russian troops are trying to prepare their own places for personnel training and arrange landfills, filling the strip of water between the mainland and the island of Dzarylgach in Kherson region.</text:p>
      <text:p text:style-name="P4">
-They try to get a job in any way where they hope that Ukraine will not get them. And they do not pay attention to that there are a protected area, unique flora and fauna that need to be kept. Barbarians are barbarians.</text:p>
      <text:p text:style-name="P4">
Also, the head of the united coordination press center of defense forces of southern Ukraine noted that there are 7 -ships in the Black and Azov seas. At the same time, no rocket carrier on combat duty has been recorded, they are currently taken to the base points.</text:p>
      <text:p text:style-name="P4">
News Source: <text:a xlink:type="simple" xlink:href="https://armyinform.com.ua/2023/05/20/okupanty-prodovzhuyut-obstrilyuvaty-hersonshhynu-kerovanymy-aviabombamy-nataliya-gumenyuk/" text:style-name="Internet_20_link" text:visited-style-name="Visited_20_Internet_20_Link">
https://armyinform.com.ua/2023/05/20/okupanty-prodovzhuyut-obstrilyuvaty-hersonshhynu-kerovanymy-aviabombamy-nataliya-gumenyuk/</text:a>
</text:p>
      <!--NEWS-->
      <text:h text:style-name="P10" text:outline-level="1">
<text:span text:style-name="T4">
The Russians did not have another plan for the capture of Kiev other than the landing of the landing in Gostomel - Kirill Budanov</text:span>
</text:h>
      <text:p text:style-name="P4">
Author: ['АРМІЯINFORM']</text:p>
      <text:p text:style-name="P4">
Time: 2023-05-20T73:00:00-04:00</text:p>
      <text:p text:style-name="P4">
Description: About the chief of the head management of the Rosvіki of the Minіtyki Defense of Ukraine ... The war with Ukraine 2022, the war with Ukraine is the latest news today, the News War with Ukraine 2022 is the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p>
      <text:p text:style-name="P4">
Tags: ['STOPRUSSIA', 'АГРЕСІЯ РФ', 'КИРИЛО БУДАНОВ']</text:p>
      <text:p text:style-name="P4">
Category: News</text:p>
      <!--METADATA-->
      <text:p text:style-name="P4">
The head of the Main Directorate of Intelligence of the Ministry of Defense of Ukraine General-Major Kirill Budanov <text:a xlink:type="simple" xlink:href="https://www.youtube.com/watch" text:style-name="Internet_20_link" text:visited-style-name="Visited_20_Internet_20_Link">
told</text:a>
In Dmitrakomarov's Special Project "Year. Voice-over. Scout".</text:p>
      <ul>
        <li>
The whole plan of the Russians was - a rapid landing way at the Gostomel airfield and from there. It was generally a single plan. First, they were unbelievable that it would be resisting at all, secondly, they believed that they would be rapidly redeemed, and the aircraft would unload units that would immediately enter Kiev,-Kirill Budanov said.</li>
      </ul>
      <text:p text:style-name="P4">
He added that the information that Ukrainian intelligence was also played in this.</text:p>
      <ul>
        <li>
the one they wanted to believe in(Information - ed.), however, it is a harvest. Why they said that the Russians did not believe that there would still be a war: they did not bring with them fuel tanks, they stopped tanks, there was no supply of supplies, food, this is all true, - said the head of the main management of intelligence.</li>
      </ul>
      <text:p text:style-name="P4">
According to him, the Russians needed to create a picture of a massive offensive and the gifting:</text:p>
      <ul>
        <li>
And to create a picture of these columns. So it was. No one was up to fight as in Mariupol. There were no options. They believed that they would not create serious opposition every day, and they would go to the government quarter, change their management. Since, in their opinion, the leadership of the state would be to escape somewhere, if not - they would destroy it.</li>
      </ul>
      <text:p text:style-name="P4">
News Source: <text:a xlink:type="simple" xlink:href="https://armyinform.com.ua/2023/05/20/rosiyany-ne-maly-inshogo-planu-zahoplennya-kyyeva-krim-vysadky-desantu-v-gostomeli-kyrylo-budanov/" text:style-name="Internet_20_link" text:visited-style-name="Visited_20_Internet_20_Link">
https://armyinform.com.ua/2023/05/20/rosiyany-ne-maly-inshogo-planu-zahoplennya-kyyeva-krim-vysadky-desantu-v-gostomeli-kyrylo-budanov/</text:a>
</text:p>
      <!--NEWS-->
      <text:h text:style-name="P10" text:outline-level="1">
<text:span text:style-name="T4">
An exhibition dedicated to tragic events in Mariupol was opened in Kiev</text:span>
</text:h>
      <text:p text:style-name="P4">
Author: ['Тетяна Головатюк']</text:p>
      <text:p text:style-name="P4">
Time: 2023-05-20T74:00:00-04:00</text:p>
      <text:p text:style-name="P4">
Description: At the Teritorsky National Museum of the Museum of Istaniyan, the friend Svitiyi Vіinі ... War with Ukraine 2022, the war with Ukraine Latest news today, News War with Ukraine 2022 is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golovna-63.jpg" text:style-name="Internet_20_link" text:visited-style-name="Visited_20_Internet_20_Link">
golovna-63.jpg</text:a>
', '<text:a xlink:type="simple" xlink:href="https://armyinform.com.ua/wp-content/uploads/2023/05/foto_1-2-150x150.jpg" text:style-name="Internet_20_link" text:visited-style-name="Visited_20_Internet_20_Link">
foto_1-2-150x150.jpg</text:a>
', '<text:a xlink:type="simple" xlink:href="https://armyinform.com.ua/wp-content/uploads/2023/05/foto_2-3-150x150.jpg" text:style-name="Internet_20_link" text:visited-style-name="Visited_20_Internet_20_Link">
foto_2-3-150x150.jpg</text:a>
', '<text:a xlink:type="simple" xlink:href="https://armyinform.com.ua/wp-content/uploads/2023/05/foto_3-1-150x150.jpg" text:style-name="Internet_20_link" text:visited-style-name="Visited_20_Internet_20_Link">
foto_3-1-150x150.jpg</text:a>
', '<text:a xlink:type="simple" xlink:href="https://armyinform.com.ua/wp-content/uploads/2023/05/foto_4-2-150x150.jpg" text:style-name="Internet_20_link" text:visited-style-name="Visited_20_Internet_20_Link">
foto_4-2-150x150.jpg</text:a>
', '<text:a xlink:type="simple" xlink:href="https://armyinform.com.ua/wp-content/uploads/2023/05/foto_5-2-150x150.jpg" text:style-name="Internet_20_link" text:visited-style-name="Visited_20_Internet_20_Link">
foto_5-2-150x150.jpg</text:a>
', '<text:a xlink:type="simple" xlink:href="https://armyinform.com.ua/wp-content/uploads/2023/05/foto_6-1-150x150.jpg" text:style-name="Internet_20_link" text:visited-style-name="Visited_20_Internet_20_Link">
foto_6-1-150x150.jpg</text:a>
', '<text:a xlink:type="simple" xlink:href="https://armyinform.com.ua/wp-content/uploads/2023/05/foto_7-1-150x150.jpg" text:style-name="Internet_20_link" text:visited-style-name="Visited_20_Internet_20_Link">
foto_7-1-150x150.jpg</text:a>
', '<text:a xlink:type="simple" xlink:href="https://armyinform.com.ua/wp-content/uploads/2023/05/foto_8-1-150x150.jpg" text:style-name="Internet_20_link" text:visited-style-name="Visited_20_Internet_20_Link">
foto_8-1-150x150.jpg</text:a>
', '<text:a xlink:type="simple" xlink:href="https://armyinform.com.ua/wp-content/uploads/2023/05/foto_9-1-150x150.jpg" text:style-name="Internet_20_link" text:visited-style-name="Visited_20_Internet_20_Link">
foto_9-1-150x150.jpg</text:a>
', '<text:a xlink:type="simple" xlink:href="https://armyinform.com.ua/wp-content/uploads/2023/05/foto_10-1-150x150.jpg" text:style-name="Internet_20_link" text:visited-style-name="Visited_20_Internet_20_Link">
foto_10-1-150x150.jpg</text:a>
', '<text:a xlink:type="simple" xlink:href="https://armyinform.com.ua/wp-content/uploads/2023/05/foto_11-1.jpg" text:style-name="Internet_20_link" text:visited-style-name="Visited_20_Internet_20_Link">
foto_11-1.jpg</text:a>
', '<text:a xlink:type="simple" xlink:href="https://armyinform.com.ua/wp-content/uploads/2023/05/foto_12-1.jpg" text:style-name="Internet_20_link" text:visited-style-name="Visited_20_Internet_20_Link">
foto_12-1.jpg</text:a>
', '<text:a xlink:type="simple" xlink:href="https://armyinform.com.ua/wp-content/uploads/2023/05/foto_13.jpg" text:style-name="Internet_20_link" text:visited-style-name="Visited_20_Internet_20_Link">
foto_13.jpg</text:a>
']</text:p>
      <text:p text:style-name="P4">
Tags: ['STOPRUSSIA', 'ВИСТАВКА', 'МАРІУПОЛЬ']</text:p>
      <text:p text:style-name="P4">
Category: News</text:p>
      <!--METADATA-->
      <text:p text:style-name="P4">
<draw:frame draw:style-name="fr1" draw:name="Image232" text:anchor-type="as-char" svg:width="6.9236in" svg:height="4.944604in" draw:z-index="0">
<draw:image xlink:href="../Images/AРМІЯINFORM/2023-05-20T74-00-00-04-00/golovna-63.jpg" xlink:type="simple" xlink:show="embed" xlink:actuate="onLoad" draw:mime-type="image/jpeg"/>
</draw:frame>
On the territory of the Kiev National Museum of History of Ukraine in the Second World War opened the exhibition "Mariupol. 86 #Live ”, dedicated to the terrible events of the city, because a year ago the racists fully occupied it.</text:p>
      <text:p text:style-name="P4">
<text:a xlink:type="simple" xlink:href="https://armyinform.com.ua/wp-content/uploads/2023/05/foto_1-2.jpg" text:style-name="Internet_20_link" text:visited-style-name="Visited_20_Internet_20_Link">
!(Images/AРМІЯINFORM/2023-05-20T74-00-00-04-00/foto_1-2-150x150.jpg)</text:a>
</text:p>
      <text:p text:style-name="P4">
<text:a xlink:type="simple" xlink:href="https://armyinform.com.ua/wp-content/uploads/2023/05/foto_2-3.jpg" text:style-name="Internet_20_link" text:visited-style-name="Visited_20_Internet_20_Link">
<draw:frame draw:style-name="fr1" draw:name="Image233" text:anchor-type="as-char" svg:width="6.9236in" svg:height="6.9236in" draw:z-index="0">
<draw:image xlink:href="../Images/AРМІЯINFORM/2023-05-20T74-00-00-04-00/foto_2-3-150x150.jpg" xlink:type="simple" xlink:show="embed" xlink:actuate="onLoad" draw:mime-type="image/jpeg"/>
</draw:frame>
</text:a>
</text:p>
      <text:p text:style-name="P4">
<text:a xlink:type="simple" xlink:href="https://armyinform.com.ua/wp-content/uploads/2023/05/foto_3-1.jpg" text:style-name="Internet_20_link" text:visited-style-name="Visited_20_Internet_20_Link">
<draw:frame draw:style-name="fr1" draw:name="Image234" text:anchor-type="as-char" svg:width="6.9236in" svg:height="6.9236in" draw:z-index="0">
<draw:image xlink:href="../Images/AРМІЯINFORM/2023-05-20T74-00-00-04-00/foto_3-1-150x150.jpg" xlink:type="simple" xlink:show="embed" xlink:actuate="onLoad" draw:mime-type="image/jpeg"/>
</draw:frame>
</text:a>
</text:p>
      <text:p text:style-name="P4">
<text:a xlink:type="simple" xlink:href="https://armyinform.com.ua/wp-content/uploads/2023/05/foto_4-2.jpg" text:style-name="Internet_20_link" text:visited-style-name="Visited_20_Internet_20_Link">
<draw:frame draw:style-name="fr1" draw:name="Image235" text:anchor-type="as-char" svg:width="6.9236in" svg:height="6.9236in" draw:z-index="0">
<draw:image xlink:href="../Images/AРМІЯINFORM/2023-05-20T74-00-00-04-00/foto_4-2-150x150.jpg" xlink:type="simple" xlink:show="embed" xlink:actuate="onLoad" draw:mime-type="image/jpeg"/>
</draw:frame>
</text:a>
The exhibition presents things that the Mariupols were able to preserve despite the aggressor: children's pounds from the Drama Theater, stones and shells from the Beregaazov Sea, doll-moto, letters, children's drawings, Ukrainian flag. and their happy photos to the occupation of the city, the correspondence of the locals, presented photos of our Ukrainian defenders and defenders of Mariupol.</text:p>
      <ul>
        <li>
This exhibition contains many personal stories and individuals that break the heart from pain. These are shells from the seashore brought by a little girl from Mariupol. This is a message from social networks that are quickly erased in our phones but should stay in our memory. Such exhibitions are important not only for the Mariiupolians, but also for anyone who has followed the events of all 86 days the struggle, - said Deputy Minister of Culture and Information Policy of Ukraine Galina Grigorenko.</li>
      </ul>
      <text:p text:style-name="P4">
<text:a xlink:type="simple" xlink:href="https://armyinform.com.ua/wp-content/uploads/2023/05/foto_5-2.jpg" text:style-name="Internet_20_link" text:visited-style-name="Visited_20_Internet_20_Link">
!(Images/AРМІЯINFORM/2023-05-20T74-00-00-04-00/foto_5-2-150x150.jpg)</text:a>
</text:p>
      <text:p text:style-name="P4">
<text:a xlink:type="simple" xlink:href="https://armyinform.com.ua/wp-content/uploads/2023/05/foto_6-1.jpg" text:style-name="Internet_20_link" text:visited-style-name="Visited_20_Internet_20_Link">
<draw:frame draw:style-name="fr1" draw:name="Image236" text:anchor-type="as-char" svg:width="6.9236in" svg:height="6.9236in" draw:z-index="0">
<draw:image xlink:href="../Images/AРМІЯINFORM/2023-05-20T74-00-00-04-00/foto_6-1-150x150.jpg" xlink:type="simple" xlink:show="embed" xlink:actuate="onLoad" draw:mime-type="image/jpeg"/>
</draw:frame>
</text:a>
</text:p>
      <text:p text:style-name="P4">
<text:a xlink:type="simple" xlink:href="https://armyinform.com.ua/wp-content/uploads/2023/05/foto_7-1.jpg" text:style-name="Internet_20_link" text:visited-style-name="Visited_20_Internet_20_Link">
<draw:frame draw:style-name="fr1" draw:name="Image237" text:anchor-type="as-char" svg:width="6.9236in" svg:height="6.9236in" draw:z-index="0">
<draw:image xlink:href="../Images/AРМІЯINFORM/2023-05-20T74-00-00-04-00/foto_7-1-150x150.jpg" xlink:type="simple" xlink:show="embed" xlink:actuate="onLoad" draw:mime-type="image/jpeg"/>
</draw:frame>
</text:a>
</text:p>
      <text:p text:style-name="P4">
<text:a xlink:type="simple" xlink:href="https://armyinform.com.ua/wp-content/uploads/2023/05/foto_8-1.jpg" text:style-name="Internet_20_link" text:visited-style-name="Visited_20_Internet_20_Link">
<draw:frame draw:style-name="fr1" draw:name="Image238" text:anchor-type="as-char" svg:width="6.9236in" svg:height="6.9236in" draw:z-index="0">
<draw:image xlink:href="../Images/AРМІЯINFORM/2023-05-20T74-00-00-04-00/foto_8-1-150x150.jpg" xlink:type="simple" xlink:show="embed" xlink:actuate="onLoad" draw:mime-type="image/jpeg"/>
</draw:frame>
</text:a>
</text:p>
      <text:p text:style-name="P4">
<text:a xlink:type="simple" xlink:href="https://armyinform.com.ua/wp-content/uploads/2023/05/foto_9-1.jpg" text:style-name="Internet_20_link" text:visited-style-name="Visited_20_Internet_20_Link">
<draw:frame draw:style-name="fr1" draw:name="Image239" text:anchor-type="as-char" svg:width="6.9236in" svg:height="6.9236in" draw:z-index="0">
<draw:image xlink:href="../Images/AРМІЯINFORM/2023-05-20T74-00-00-04-00/foto_9-1-150x150.jpg" xlink:type="simple" xlink:show="embed" xlink:actuate="onLoad" draw:mime-type="image/jpeg"/>
</draw:frame>
</text:a>
</text:p>
      <text:p text:style-name="P4">
Among the audience were Mariupols, who directly participated in Quapodi. Among them are Valery Subotin's military personnel, who has been captured for almost a year, and a physician Sergei Chernobryvets, who saved the lives of protectives at Azovstal.</text:p>
      <text:p text:style-name="P4">
<draw:frame draw:style-name="fr1" draw:name="Image240" text:anchor-type="as-char" svg:width="6.9236in" svg:height="4.615733in" draw:z-index="0">
<draw:image xlink:href="../Images/AРМІЯINFORM/2023-05-20T74-00-00-04-00/foto_11-1.jpg" xlink:type="simple" xlink:show="embed" xlink:actuate="onLoad" draw:mime-type="image/jpeg"/>
</draw:frame>
- Mariupol for me is not just a city. It is a real living organism that has lived and lived the lives of their locals. When we were on the Azovstal, he was eating everything so that our voice did not sound so that they could kill our city, so much did not know about that cruelty and their brutal deeds. But we all sorted to have the whole world to hear and see the actions of the aggressor. Today we have to continue to tell the truth about our Mariupol, we must return our cities about this war, - says the military service Valery Subotinan the call sign "Nava".</text:p>
      <text:p text:style-name="P4">
Valeria read her own poem, which she wrote while staying at Azovstal.</text:p>
      <text:p text:style-name="P4">
The event was also attended by the mayor of Mariupol Vadim Boychenko, who dressed every defender for the defense of the city.</text:p>
      <text:p text:style-name="P4">
<draw:frame draw:style-name="fr1" draw:name="Image241" text:anchor-type="as-char" svg:width="6.9236in" svg:height="4.615733in" draw:z-index="0">
<draw:image xlink:href="../Images/AРМІЯINFORM/2023-05-20T74-00-00-04-00/foto_12-1.jpg" xlink:type="simple" xlink:show="embed" xlink:actuate="onLoad" draw:mime-type="image/jpeg"/>
</draw:frame>
- These 86 days of defense - about the indomitability of the Cossack spirit, about the struggle of the reign and freedom of our nation. And we must thank every defendant who has made Mariupol in our hero city. We must remember those who died this terrible war and understand that many of our boys and girls are being captured. And we do not have to stop until each of our defense returns home, - said Vadim Boychenko.</text:p>
      <text:p text:style-name="P4">
<draw:frame draw:style-name="fr1" draw:name="Image242" text:anchor-type="as-char" svg:width="6.9236in" svg:height="4.615733in" draw:z-index="0">
<draw:image xlink:href="../Images/AРМІЯINFORM/2023-05-20T74-00-00-04-00/foto_13.jpg" xlink:type="simple" xlink:show="embed" xlink:actuate="onLoad" draw:mime-type="image/jpeg"/>
</draw:frame>
Also within the exhibition presented a film about the blockade of the city of Maria and the wise -losing "Road Home", which is authored by Mariupol Andriy Golovan.</text:p>
      <text:p text:style-name="P4">
<text:span text:style-name="T5">
Opto author</text:span>
</text:p>
      <text:p text:style-name="P4">
News Source: <text:a xlink:type="simple" xlink:href="https://armyinform.com.ua/2023/05/20/u-kyyevi-vidkryly-vystavku-prysvyachenu-tragichnym-podiyam-u-mariupoli/" text:style-name="Internet_20_link" text:visited-style-name="Visited_20_Internet_20_Link">
https://armyinform.com.ua/2023/05/20/u-kyyevi-vidkryly-vystavku-prysvyachenu-tragichnym-podiyam-u-mariupoli/</text:a>
</text:p>
      <!--NEWS-->
      <text:h text:style-name="P10" text:outline-level="1">
<text:span text:style-name="T4">
Cyril Budanov: "Actively Russia has begun to prepare for aggression against Ukraine since 2007"</text:span>
</text:h>
      <text:p text:style-name="P4">
Author: ['АРМІЯINFORM']</text:p>
      <text:p text:style-name="P4">
Time: 2023-05-20T75:00:00-04:00</text:p>
      <text:p text:style-name="P4">
Description: About the chief of the head management of the Rosvіki of the Minіtyki Defense of Ukraine ... The war with Ukraine 2022, the war with Ukraine is the latest news today, the News War with Ukraine 2022 is the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p>
      <text:p text:style-name="P4">
Tags: ['STOPRUSSIA', 'АГРЕСІЯ РФ', 'КИРИЛО БУДАНОВ']</text:p>
      <text:p text:style-name="P4">
Category: News</text:p>
      <!--METADATA-->
      <text:p text:style-name="P4">
The head of the Main Directorate of Intelligence of the Ministry of Defense of Ukraine General-Major Kirill Budanov <text:a xlink:type="simple" xlink:href="https://www.youtube.com/watch" text:style-name="Internet_20_link" text:visited-style-name="Visited_20_Internet_20_Link">
told</text:a>
In Dmitrakomarov's Special Project "Year. Voice-over. Scout".</text:p>
      <ul>
        <li>
Actively Russia began to prepare for aggression against Ukraine since 2007, and in 2014 they used a convenient moment for them, - explained the head of the chief intelligence department.</li>
      </ul>
      <text:p text:style-name="P4">
According to him, the war between Ukraine and Russia was inevitable.</text:p>
      <ul>
        <li>
They(Russia. - Ed.)They wanted to start a large -scale invasion of 2021, but these plans were exposed, - added Kirill Budanov.</li>
      </ul>
      <text:p text:style-name="P4">
News Source: <text:a xlink:type="simple" xlink:href="https://armyinform.com.ua/2023/05/20/kyrylo-budanov-aktyvno-rosiya-pochala-gotuvatysya-do-agresiyi-proty-ukrayiny-z-2007-roku/" text:style-name="Internet_20_link" text:visited-style-name="Visited_20_Internet_20_Link">
https://armyinform.com.ua/2023/05/20/kyrylo-budanov-aktyvno-rosiya-pochala-gotuvatysya-do-agresiyi-proty-ukrayiny-z-2007-roku/</text:a>
</text:p>
      <!--NEWS-->
      <text:h text:style-name="P10" text:outline-level="1">
<text:span text:style-name="T4">
There are positive signals that Soviet technique can soon go down in history - Yuri Ignat</text:span>
</text:h>
      <text:p text:style-name="P4">
Author: ['Оксана Уретій']</text:p>
      <text:p text:style-name="P4">
Time: 2023-05-20T76:00:00-04:00</text:p>
      <text:p text:style-name="P4">
Description: About the PID Hour of the Televasia Marathon “єini News”, the renunciation of the commandant ... war with Ukraine 2022, the war with Ukraine Latest news today, News War with Ukraine 2022 The last ones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07/2-86.jpg" text:style-name="Internet_20_link" text:visited-style-name="Visited_20_Internet_20_Link">
2-86.jpg</text:a>
']</text:p>
      <text:p text:style-name="P4">
Tags: ['STOPRUSSIA', 'ВІЙНА', 'ВТОРГНЕННЯ РФ', 'ЮРІЙ ІГНАТ']</text:p>
      <text:p text:style-name="P4">
Category: News</text:p>
      <!--METADATA-->
      <text:p text:style-name="P4">
<draw:frame draw:style-name="fr1" draw:name="Image243" text:anchor-type="as-char" svg:width="6.9236in" svg:height="4.788823in" draw:z-index="0">
<draw:image xlink:href="../Images/AРМІЯINFORM/2023-05-20T76-00-00-04-00/2-86.jpg" xlink:type="simple" xlink:show="embed" xlink:actuate="onLoad" draw:mime-type="image/jpeg"/>
</draw:frame>
Yuri Ignat</text:p>
      <text:p text:style-name="P4">
Colonel Yuri Ignat reported this during the television marathon "The One News".</text:p>
      <text:p text:style-name="P4">
The officer noted that during the past and current era, the tactical aviation forces made up to 30 aircraft for fire damage to the fire. Ukrainian military pilots inflict strikers on the enemy, in particular on its radar stations, by means.</text:p>
      <text:p text:style-name="P4">
-There are also positive signals that Soviet technology, which concerns melts and anti-aircraft missile systems, can soon go down in history. And there will be a modern plane that our pilots will be in love. They inspire them even more. If our defenders on the old equipment are the result, then what happens when the plane we have all come, - said Yuri Ignat.</text:p>
      <text:p text:style-name="P4">
He also warned that Russian propaganda resources will be able to discredit the F-16:</text:p>
      <ul>
        <li>
In the "swamps", in their information propaganda "wash", they will produce that it is an outdated plane, and that it will not change anything. But we remember what they said about the "patriot".</li>
      </ul>
      <text:p text:style-name="P4">
News Source: <text:a xlink:type="simple" xlink:href="https://armyinform.com.ua/2023/05/20/ye-pozytyvni-sygnaly-pro-te-shho-radyanska-tehnika-skoro-mozhe-pity-v-istoriyu-yurij-ignat/" text:style-name="Internet_20_link" text:visited-style-name="Visited_20_Internet_20_Link">
https://armyinform.com.ua/2023/05/20/ye-pozytyvni-sygnaly-pro-te-shho-radyanska-tehnika-skoro-mozhe-pity-v-istoriyu-yurij-ignat/</text:a>
</text:p>
      <!--NEWS-->
      <text:h text:style-name="P10" text:outline-level="1">
<text:span text:style-name="T4">
We recorded three enemy fake news about the "death" of our commanders - Anna Malyar</text:span>
</text:h>
      <text:p text:style-name="P4">
Author: ['АРМІЯINFORM']</text:p>
      <text:p text:style-name="P4">
Time: 2023-05-20T77:00:00-04:00</text:p>
      <text:p text:style-name="P4">
Description: About the intercessor of Minstra, the defense of Ukrainian Ganna Mallegram with Telegram: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p>
      <text:p text:style-name="P4">
Tags: ['STOPRUSSIA', 'АГРЕСІЯ РФ', 'ГАННА МАЛЯР']</text:p>
      <text:p text:style-name="P4">
Category: News</text:p>
      <!--METADATA-->
      <text:p text:style-name="P4">
The Deputy Minister of Defense of Ukraine Anna Malyar <text:a xlink:type="simple" xlink:href="https://t.me/annamaliar/768" text:style-name="Internet_20_link" text:visited-style-name="Visited_20_Internet_20_Link">
reported</text:a>
In Telegram:</text:p>
      <text:p text:style-name="P4">
“In the last two weeks, we have recorded three enemy fake news about the" death "of our commander.</text:p>
      <text:p text:style-name="P4">
Chronological order: dance, Syrsky, Zaluzhny.</text:p>
      <text:p text:style-name="P4">
On the one hand, it is just to check and refute. Actually what was done.</text:p>
      <text:p text:style-name="P4">
On the other hand, it should be understood that Russians are prone to falsestarts and non -adventurers of their informational front give information not to receive confirmation from direct performers.</text:p>
      <text:p text:style-name="P4">
Objectively, the enemy will be interested in destroying our military and political leadership during the war.</text:p>
      <text:p text:style-name="P4">
And the issue of their personal safety is currently strategic. ”</text:p>
      <text:p text:style-name="P4">
News Source: <text:a xlink:type="simple" xlink:href="https://armyinform.com.ua/2023/05/20/my-zafiksuvaly-try-vorozhi-fejkovi-novyny-pro-zagybel-nashyh-komanduvachiv-ganna-malyar/" text:style-name="Internet_20_link" text:visited-style-name="Visited_20_Internet_20_Link">
https://armyinform.com.ua/2023/05/20/my-zafiksuvaly-try-vorozhi-fejkovi-novyny-pro-zagybel-nashyh-komanduvachiv-ganna-malyar/</text:a>
</text:p>
      <!--NEWS-->
      <text:h text:style-name="P10" text:outline-level="1">
<text:span text:style-name="T4">
Putin does not trust his environment, afraid of the inner coup - Cyril Budanov</text:span>
</text:h>
      <text:p text:style-name="P4">
Author: ['АРМІЯINFORM']</text:p>
      <text:p text:style-name="P4">
Time: 2023-05-20T78:00:00-04:00</text:p>
      <text:p text:style-name="P4">
Description: About the chief of the head management of the Rosvіki of the Minіtyki Defense of Ukraine ... The war with Ukraine 2022, the war with Ukraine is the latest news today, the News War with Ukraine 2022 is the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p>
      <text:p text:style-name="P4">
Tags: ['STOPRUSSIA', 'АГРЕСІЯ РФ', 'КИРИЛО БУДАНОВ']</text:p>
      <text:p text:style-name="P4">
Category: News</text:p>
      <!--METADATA-->
      <text:p text:style-name="P4">
The head of the Main Directorate of Intelligence of the Ministry of Defense of Ukraine General-Major Kirill Budanov <text:a xlink:type="simple" xlink:href="https://www.youtube.com/watch" text:style-name="Internet_20_link" text:visited-style-name="Visited_20_Internet_20_Link">
told</text:a>
In Dmitrakomarov's Special Project "Year. Voice-over. Scout".</text:p>
      <ul>
        <li>
I can tell you exactly what Putin existed. Is there now? Let's wait. I think everyone will see the truth. In any case, he was quite ill in 2021, he had serious health problems, - said Budanov.</li>
      </ul>
      <text:p text:style-name="P4">
The head of GUR MOU added that Putin has a lot of different fears, phobias:</text:p>
      <ul>
        <li>
He does not trust his environment, he is afraid of the inner coup, he is afraid of losing power, which will also lead to a coup, he is afraid that he will poison him. This is associated with all its basic horrors. He has centuries, this is a known fact.</li>
      </ul>
      <text:p text:style-name="P4">
According to Kirill Budanov, the non -resident of Russia goes to official events for the last half of a year.</text:p>
      <ul>
        <li>
What is the reason for this? There can be many reasons. He is alive or dead. There is such a collective Putin. Whether he is alive or not now, in principle, it is not for nothing. In Russia, there are clearly pronounced, two Kremlin towers, they will be won, and this collective Putin should balance these forces so that no one is holy. Because if it takes one, it will unanimously lead to some extent, - said the head of the Main Department of Intelligence of MOU.</li>
      </ul>
      <text:p text:style-name="P4">
News Source: <text:a xlink:type="simple" xlink:href="https://armyinform.com.ua/2023/05/20/putin-ne-doviryaye-svoyemu-otochennyu-boyitsya-vnutrishnogo-perevorotu-kyrylo-budanov/" text:style-name="Internet_20_link" text:visited-style-name="Visited_20_Internet_20_Link">
https://armyinform.com.ua/2023/05/20/putin-ne-doviryaye-svoyemu-otochennyu-boyitsya-vnutrishnogo-perevorotu-kyrylo-budanov/</text:a>
</text:p>
      <!--NEWS-->
      <text:h text:style-name="P10" text:outline-level="1">
<text:span text:style-name="T4">
The future military justice system should include military lawyers - Anna Malyar</text:span>
</text:h>
      <text:p text:style-name="P4">
Author: ['АРМІЯINFORM']</text:p>
      <text:p text:style-name="P4">
Time: 2023-05-20T79:00:00-04:00</text:p>
      <text:p text:style-name="P4">
Description: About the intercessor of the Ministra defense of Ukrainian, Ganna Mallech, he arrogant PID hour for the forum “Rosvitka ... war with Ukraine 2022, war with Ukraine Latest news today, News War with Ukraine 2022 The last ones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347870814_802000324619030_942782285814735530_n.jpg" text:style-name="Internet_20_link" text:visited-style-name="Visited_20_Internet_20_Link">
347870814_802000324619030_942782285814735530_n.jpg</text:a>
']</text:p>
      <text:p text:style-name="P4">
Tags: ['STOPRUSSIA', 'АГРЕСІЯ РФ', 'ГАННА МАЛЯР']</text:p>
      <text:p text:style-name="P4">
Category: News</text:p>
      <!--METADATA-->
      <text:p text:style-name="P4">
<draw:frame draw:style-name="fr1" draw:name="Image244" text:anchor-type="as-char" svg:width="6.9236in" svg:height="4.624748in" draw:z-index="0">
<draw:image xlink:href="../Images/AРМІЯINFORM/2023-05-20T79-00-00-04-00/347870814_802000324619030_942782285814735530_n.jpg" xlink:type="simple" xlink:show="embed" xlink:actuate="onLoad" draw:mime-type="image/jpeg"/>
</draw:frame>
About this Deputy Minister of Defense of Ukraine Anna Malyar <text:a xlink:type="simple" xlink:href="https://pravo.ua/khvii-forum-apu-rozvytok-rynku-iurydychnykh-posluh-iak-iurydychnyi-biznes-adaptuvavsia-do-roboty-v-umovakh-viiny/" text:style-name="Internet_20_link" text:visited-style-name="Visited_20_Internet_20_Link">
noted</text:a>
During the forum "Development of the Legal Services Market", which took place in Kiev.</text:p>
      <ul>
        <li>
We, lawyers, think about other values. We are taught from the first year that the rights, equality of people, the possibilities of people ... that a person is in general the center of our law universe, that we are working around this center, and the meaning of a greater measure runs to ensure that a person can exercise these rights. The state is preserved for military value. Accordingly, for the army to do it, there is an approach to rights and freedoms that ordinary people seem "undemocratic", - said Anna Malyar.</li>
      </ul>
      <text:p text:style-name="P4">
She added that it is important for civilians to understand that it is not just a decision of a law, not just an approach to human life, but this is a matter of defense of the state now, during the war.</text:p>
      <text:p text:style-name="P4">
The Deputy Minister of Defense called the Anti -Ukraine diversion. And the future system of military justice, she said, should include many courts and prosecutors, but also military lawyers.</text:p>
      <text:p text:style-name="P4">
News Source: <text:a xlink:type="simple" xlink:href="https://armyinform.com.ua/2023/05/20/majbutnya-systema-vijskovoyi-yustycziyi-maye-vklyuchaty-i-vijskovyh-advokativ-ganna-malyar/" text:style-name="Internet_20_link" text:visited-style-name="Visited_20_Internet_20_Link">
https://armyinform.com.ua/2023/05/20/majbutnya-systema-vijskovoyi-yustycziyi-maye-vklyuchaty-i-vijskovyh-advokativ-ganna-malyar/</text:a>
</text:p>
      <!--NEWS-->
      <text:h text:style-name="P10" text:outline-level="1">
<text:span text:style-name="T4">
In the Black Sea on combat duty Russia holds one carbon carrier</text:span>
</text:h>
      <text:p text:style-name="P4">
Author: ['АРМІЯINFORM']</text:p>
      <text:p text:style-name="P4">
Time: 2023-05-20T80:00:00-04:00</text:p>
      <text:p text:style-name="P4">
Description: The village at Syogodni, 20 herbal, from Chorny Morin at the Boyal Cherguvanni, Irgain 3 Vorozhi ... War with Ukraine 2022, War with Ukraine Latest News today, News War with Ukraine 2022 Last for today, will there be a war between Ukraine and Russia and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5/kaaa.jpg" text:style-name="Internet_20_link" text:visited-style-name="Visited_20_Internet_20_Link">
kaaa.jpg</text:a>
']</text:p>
      <text:p text:style-name="P4">
Tags: ['STOPRUSSIA', 'АГРЕСІЯ РФ', 'ВТОРГНЕННЯ РФ']</text:p>
      <text:p text:style-name="P4">
Category: News</text:p>
      <!--METADATA-->
      <text:p text:style-name="P4">
<draw:frame draw:style-name="fr1" draw:name="Image245" text:anchor-type="as-char" svg:width="6.9236in" svg:height="8.6545in" draw:z-index="0">
<draw:image xlink:href="../Images/AРМІЯINFORM/2023-05-20T80-00-00-04-00/kaaa.jpg" xlink:type="simple" xlink:show="embed" xlink:actuate="onLoad" draw:mime-type="image/jpeg"/>
</draw:frame>
As of today, May 20, in the Black Sea, 3 enemy ships are re -enemy, of which 1 carriage missiles "Caliber", a total volley of up to 4 missiles.</text:p>
      <text:p text:style-name="P4">
About it <text:a xlink:type="simple" xlink:href="https://www.facebook.com/navy.mil.gov.ua/posts/pfbid0FSaS6zpVMSWJsr2H7ih44TURPJPNfnPLVkTEwcsQYK6re6xDso5bQbgue8shhU8kl" text:style-name="Internet_20_link" text:visited-style-name="Visited_20_Internet_20_Link">
report</text:a>
Navy of Ukraine.</text:p>
      <text:p text:style-name="P4">
There are 1 enemy ship in the Sea of Azov, up to 7 enemy ships in the Mediterranean, including 1 carpet carrier carpet, a total volley of up to 4 missiles.</text:p>
      <text:p text:style-name="P4">
During the day in the interests of the Russian Federation the passage of the Kerch-Yenikhal Strait made:</text:p>
      <ul>
        <li>
to the Azov Sea - 39 vessels, 13 of them continued the movement from the Bosphorus Strait; * to the Black Sea - 16 vessels, 3 of them continued the movement in the direction of the Bosphorus Strait;</li>
      </ul>
      <text:p text:style-name="P4">
The Russian Federation continues to violate the International Convention on the Protection of Human Life at the Sea of 1974.(SOLAS)by turning off automatic identification systems(AIS), Nazi vessels in the Azov Sea.</text:p>
      <text:p text:style-name="P4">
News Source: <text:a xlink:type="simple" xlink:href="https://armyinform.com.ua/2023/05/20/v-chornomu-mori-na-bojovomu-cherguvanni-rosiya-trymaye-odyn-nosij-kalibriv/" text:style-name="Internet_20_link" text:visited-style-name="Visited_20_Internet_20_Link">
https://armyinform.com.ua/2023/05/20/v-chornomu-mori-na-bojovomu-cherguvanni-rosiya-trymaye-odyn-nosij-kalibriv/</text:a>
</text:p>
      <!--NEWS-->
      <text:h text:style-name="P10" text:outline-level="1">
<text:span text:style-name="T4">
Cyril Budanov: "We will receive three million people that lived under Russian propaganda for nine years"</text:span>
</text:h>
      <text:p text:style-name="P4">
Author: ['АРМІЯINFORM']</text:p>
      <text:p text:style-name="P4">
Time: 2023-05-20T81:00:00-04:00</text:p>
      <text:p text:style-name="P4">
Description: About the chief of the head management of the Rosvіki of the Minіtyki Defense of Ukraine ... The war with Ukraine 2022, the war with Ukraine is the latest news today, the News War with Ukraine 2022 is the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p>
      <text:p text:style-name="P4">
Tags: ['STOPRUSSIA', 'АГРЕСІЯ РФ', 'КИРИЛО БУДАНОВ']</text:p>
      <text:p text:style-name="P4">
Category: News</text:p>
      <!--METADATA-->
      <text:p text:style-name="P4">
The head of the Main Directorate of Intelligence of the Ministry of Defense of Ukraine General-Major Kirill Budanov <text:a xlink:type="simple" xlink:href="https://www.youtube.com/watch" text:style-name="Internet_20_link" text:visited-style-name="Visited_20_Internet_20_Link">
told</text:a>
In Dmitrakomarov's Special Project "Year. Voice-over. Scout".</text:p>
      <ul>
        <li>
I do not finish all these events. I will surprise you a little, but the victory will stop. We are waiting for a rather difficult stage, it will be said, many years of reintegration of our territories. For, sorry, we will be infected with a plus three million people, which have lived under Russian propaganda for nine years, they are already with another perception of the world. It will not be as easy as it seems, - said Kirill Budanov.</li>
      </ul>
      <text:p text:style-name="P4">
He stressed that a hard work will continue after the victory:</text:p>
      <ul>
        <li>
We will need to seriously modify the economy, to look at the visions of alliances and alliances that will be created. There will be a new Security Architecture of the Svita. It will not only concern us. This is the world question. Therefore, the work is a lot of work.</li>
      </ul>
      <text:p text:style-name="P4">
News Source: <text:a xlink:type="simple" xlink:href="https://armyinform.com.ua/2023/05/20/kyrylo-budanov-my-otrymayemo-try-miljony-naselennya-yake-devyat-rokiv-zhylo-pid-rosijskoyu-propagandoyu/" text:style-name="Internet_20_link" text:visited-style-name="Visited_20_Internet_20_Link">
https://armyinform.com.ua/2023/05/20/kyrylo-budanov-my-otrymayemo-try-miljony-naselennya-yake-devyat-rokiv-zhylo-pid-rosijskoyu-propagandoyu/</text:a>
</text:p>
      <!--NEWS-->
      <text:h text:style-name="P10" text:outline-level="1">
<text:span text:style-name="T4">
Western aircraft will become an important element of the protection of the Ukrainian sky - Alexei Reznikov</text:span>
</text:h>
      <text:p text:style-name="P4">
Author: ['АРМІЯINFORM']</text:p>
      <text:p text:style-name="P4">
Time: 2023-05-20T82:00:00-04:00</text:p>
      <text:p text:style-name="P4">
Description: About Tse Minstro defense of Ukraine Reznikov, by writing with Facebook: “LITARIS OF ZAHID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12/oleksij-reznikov-garantuye.jpg" text:style-name="Internet_20_link" text:visited-style-name="Visited_20_Internet_20_Link">
oleksij-reznikov-garantuye.jpg</text:a>
']</text:p>
      <text:p text:style-name="P4">
Tags: ['STOPRUSSIA', 'АГРЕСІЯ РФ', 'ОЛЕКСІЙ РЕЗНІКОВ', 'ОФІЦІЙНО']</text:p>
      <text:p text:style-name="P4">
Category: News</text:p>
      <!--METADATA-->
      <text:p text:style-name="P4">
<draw:frame draw:style-name="fr1" draw:name="Image246" text:anchor-type="as-char" svg:width="6.9236in" svg:height="4.030323in" draw:z-index="0">
<draw:image xlink:href="../Images/AРМІЯINFORM/2023-05-20T82-00-00-04-00/oleksij-reznikov-garantuye.jpg" xlink:type="simple" xlink:show="embed" xlink:actuate="onLoad" draw:mime-type="image/jpeg"/>
</draw:frame>
Alexei Reznikov Minister of Defense of Ukraine <text:a xlink:type="simple" xlink:href="https://www.facebook.com/reznikovoleksii/posts/pfbid0dFLfoL3Ye2NVx3eG6yohC1ThwUM1wkTU3esGUg5Z9kHxHJVQ125TaaB4BGQo6C8pl" text:style-name="Internet_20_link" text:visited-style-name="Visited_20_Internet_20_Link">
wrote</text:a>
On Facebook:</text:p>
      <text:p text:style-name="P4">
“Western aircraft - this was the last item from the request of the request in the pad to Santa Claus.</text:p>
      <text:p text:style-name="P4">
The decision of our partners to form an "aviation coalition" proves that Santa probably exists, and Santa Claus is a big question.</text:p>
      <text:p text:style-name="P4">
I would like to sincerely thank my colleagues - US Secretary of Defense Lloyd Austin, Defense Minister Ben Wallace, Defense Minister of Netherlands Kalagren, Denmark's Defense Minister Lunda Poulsen, Belgian Minister of Deaddander and Minister</text:p>
      <text:p text:style-name="P4">
The peoples and governments of your countries have helped to bring the main novelty wishes of millions of Ukrainian children and adults to approach the reconciliation of a wins and peace.</text:p>
      <text:p text:style-name="P4">
Western aircraft will be an important element of protecting the Ukrainian sky. The modern analyzing platform is exactly what we are missing in the System IPPO/About to protect our peaceful cities and our warriors at the front.</text:p>
      <text:p text:style-name="P4">
Our air ace is no less workshops than Ukrainian crews of Patriot, Iris or Nasams. I am sure they will do their work in the highest.</text:p>
      <text:p text:style-name="P4">
I want to appeal to all citizens of Ukraine.</text:p>
      <text:p text:style-name="P4">
The decisions made today by our partners on aircraft are an important stage, but not the end of the way.</text:p>
      <text:p text:style-name="P4">
It will take time, resources and a lot of very qualified work as long as our almost is safer.</text:p>
      <text:p text:style-name="P4">
It is necessary to gain patience.</text:p>
      <text:p text:style-name="P4">
The strengthening of the air defense/About remains our priority # 1. Land systems - the POPACRK of the Powerful Batteries - and the missiles to them invariably in focus. In particular, we will talk about this with our colleagues at the next meeting in the ramping week format.</text:p>
      <text:p text:style-name="P4">
Let's keep the line.</text:p>
      <text:p text:style-name="P4">
The victory will be. "</text:p>
      <text:p text:style-name="P4">
News Source: <text:a xlink:type="simple" xlink:href="https://armyinform.com.ua/2023/05/20/zahidni-litaky-stanut-vazhlyvym-elementom-zahystu-ukrayinskogo-neba-oleksij-reznikov/" text:style-name="Internet_20_link" text:visited-style-name="Visited_20_Internet_20_Link">
https://armyinform.com.ua/2023/05/20/zahidni-litaky-stanut-vazhlyvym-elementom-zahystu-ukrayinskogo-neba-oleksij-reznikov/</text:a>
</text:p>
      <!--NEWS-->
      <text:h text:style-name="P10" text:outline-level="1">
<text:span text:style-name="T4">
Without specialized knowledge, the civilian will be difficult legally correctly assessing the actions of the military - Sergey Naev</text:span>
</text:h>
      <text:p text:style-name="P4">
Author: ['АРМІЯINFORM']</text:p>
      <text:p text:style-name="P4">
Time: 2023-05-20T83:00:00-04:00</text:p>
      <text:p text:style-name="P4">
Description: About the commander of the Opennani forces of the ZS Ukrainian, Lieutenant General Sergei Nav Higher the PID ... War with Ukraine 2022, War with Ukraine Latest news today, News War with Ukraine 2022 Last today, will there be a war between Ukraine and Russia and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5/347879834_191157137018830_3550883417488230500_n.jpg" text:style-name="Internet_20_link" text:visited-style-name="Visited_20_Internet_20_Link">
347879834_191157137018830_3550883417488230500_n.jpg</text:a>
']</text:p>
      <text:p text:style-name="P4">
Tags: ['STOPRUSSIA', 'АГРЕСІЯ РФ']</text:p>
      <text:p text:style-name="P4">
Category: News</text:p>
      <!--METADATA-->
      <text:p text:style-name="P4">
<draw:frame draw:style-name="fr1" draw:name="Image247" text:anchor-type="as-char" svg:width="6.9236in" svg:height="4.624748in" draw:z-index="0">
<draw:image xlink:href="../Images/AРМІЯINFORM/2023-05-20T83-00-00-04-00/347879834_191157137018830_3550883417488230500_n.jpg" xlink:type="simple" xlink:show="embed" xlink:actuate="onLoad" draw:mime-type="image/jpeg"/>
</draw:frame>
The Commander of the Joint Forces of the Armed Forces of Ukraine Lieutenant General Sergey Naev <text:a xlink:type="simple" xlink:href="https://pravo.ua/khvii-forum-apu-rozvytok-rynku-iurydychnykh-posluh-iak-iurydychnyi-biznes-adaptuvavsia-do-roboty-v-umovakh-viiny/" text:style-name="Internet_20_link" text:visited-style-name="Visited_20_Internet_20_Link">
noted</text:a>
During the forum "Development of the Legal Services Market", which took place in Kiev.</text:p>
      <text:p text:style-name="P4">
In the event, he, in particular, said that in order to become a military chief, it is necessary to go a certain way, to acquire special knowledge as a stubborn educational institution, and in the future at the National University of Defense of Ukraine. And speaking of operational art, he explained that the brick of military science, which studies the theory and practice of conducting military operations - simultaneous or consistent blows, maneuvers and Boevagal and other brigades, which are conducted on a single plan and planned territory. At the same time, a cavity, for example, intelligence provides at least three options for the enemy's probable character, and you need to choose one, the most quality, and you need to choose from them.</text:p>
      <text:p text:style-name="P4">
According to Sergiy Nayev, without special knowledge, a civilian will be quite difficult, adequately and legally correctly assessing the actions of the military.</text:p>
      <text:p text:style-name="P4">
News Source: <text:a xlink:type="simple" xlink:href="https://armyinform.com.ua/2023/05/20/bez-speczialnyh-znan-czyvilnij-osobi-bude-vazhko-yurydychno-virno-oczinyty-diyi-vijskovogo-sergij-nayev/" text:style-name="Internet_20_link" text:visited-style-name="Visited_20_Internet_20_Link">
https://armyinform.com.ua/2023/05/20/bez-speczialnyh-znan-czyvilnij-osobi-bude-vazhko-yurydychno-virno-oczinyty-diyi-vijskovogo-sergij-nayev/</text:a>
</text:p>
      <!--NEWS-->
      <text:h text:style-name="P10" text:outline-level="1">
<text:span text:style-name="T4">
Over the past day, the enemy fired at the territory of 10 regions of Ukraine</text:span>
</text:h>
      <text:p text:style-name="P4">
Author: ['АРМІЯINFORM']</text:p>
      <text:p text:style-name="P4">
Time: 2023-05-20T84:00:00-04:00</text:p>
      <text:p text:style-name="P4">
Description: Behind the Nadani Sittle Center of the Mini -Construction of the Defense of Ukraine, INFORMASIY, the last ... war with Ukraine 2022, the war with Ukraine is the latest news today, the News War with Ukraine 2022 is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naslidky.jpg" text:style-name="Internet_20_link" text:visited-style-name="Visited_20_Internet_20_Link">
naslidky.jpg</text:a>
']</text:p>
      <text:p text:style-name="P4">
Tags: ['MILITARY MEDIA CENTER', 'STOPRUSSIA', 'АГРЕСІЯ РФ', 'ВІЙНА']</text:p>
      <text:p text:style-name="P4">
Category: News</text:p>
      <!--METADATA-->
      <text:p text:style-name="P4">
<draw:frame draw:style-name="fr1" draw:name="Image248" text:anchor-type="as-char" svg:width="6.9236in" svg:height="4.627227in" draw:z-index="0">
<draw:image xlink:href="../Images/AРМІЯINFORM/2023-05-20T84-00-00-04-00/naslidky.jpg" xlink:type="simple" xlink:show="embed" xlink:actuate="onLoad" draw:mime-type="image/jpeg"/>
</draw:frame>
According to the situational center of the Ministry of Defense of Ukraine information, during the last day Russian troops fired the territory of 10 regions of Ukraine.</text:p>
      <text:p text:style-name="P4">
In general, of different types of weapons(mortars, tanks, artillery, RSZV, SCR, UAV, tactical aviation)139 settlements and 85 infrastructure objects were fired.</text:p>
      <text:p text:style-name="P4">
There are killed and injured among civilians, the number of victims is clarified.</text:p>
      <text:p text:style-name="P4">
Source: <text:a xlink:type="simple" xlink:href="https://t.me/militarymediacenter/1988" text:style-name="Internet_20_link" text:visited-style-name="Visited_20_Internet_20_Link">
Military Media Center</text:a>
</text:p>
      <text:p text:style-name="P4">
News Source: <text:a xlink:type="simple" xlink:href="https://armyinform.com.ua/2023/05/20/protyagom-mynuloyi-doby-protyvnyk-obstrilyav-terytoriyu-10-oblastej-ukrayiny/" text:style-name="Internet_20_link" text:visited-style-name="Visited_20_Internet_20_Link">
https://armyinform.com.ua/2023/05/20/protyagom-mynuloyi-doby-protyvnyk-obstrilyav-terytoriyu-10-oblastej-ukrayiny/</text:a>
</text:p>
      <!--NEWS-->
      <text:h text:style-name="P10" text:outline-level="1">
<text:span text:style-name="T4">
In the Bakhmut direction, 13 field warehouses were destroyed with invaders' ammunition - Sergey Cherevaty</text:span>
</text:h>
      <text:p text:style-name="P4">
Author: ['Оксана Уретій']</text:p>
      <text:p text:style-name="P4">
Time: 2023-05-20T85:00:00-04:00</text:p>
      <text:p text:style-name="P4">
Description: Bakhmut is flinged to the priitive tsill for aggressor. About the Tse in the Efіrі Telemarafon “єini ... war with Ukraine 2022, the war with Ukraine is the latest news today, the news war with Ukraine 2022 last today, will there be a war between Ukraine and Russia and when, the war with Ukraine in 2022 will be or not , Will there be a war with Ukraine in the near future, they say, the war with Ukraine, Ukrainian news today, Ukrainian news in Ukrainian media in Russian</text:p>
      <text:p text:style-name="P4">
Images: ['<text:a xlink:type="simple" xlink:href="https://armyinform.com.ua/wp-content/uploads/2023/04/cherevatyj-2.jpg" text:style-name="Internet_20_link" text:visited-style-name="Visited_20_Internet_20_Link">
cherevatyj-2.jpg</text:a>
']</text:p>
      <text:p text:style-name="P4">
Tags: ['STOPRUSSIA', 'АГРЕСІЯ РФ', 'БАХМУТСЬКИЙ НАПРЯМОК', 'ВТОРГНЕННЯ РФ', 'ВТРАТИ ВОРОГА', 'СЕРГІЙ ЧЕРЕВАТИЙ']</text:p>
      <text:p text:style-name="P4">
Category: News</text:p>
      <!--METADATA-->
      <text:p text:style-name="P4">
<draw:frame draw:style-name="fr1" draw:name="Image249" text:anchor-type="as-char" svg:width="6.9236in" svg:height="4.61393in" draw:z-index="0">
<draw:image xlink:href="../Images/AРМІЯINFORM/2023-05-20T85-00-00-04-00/cherevatyj-2.jpg" xlink:type="simple" xlink:show="embed" xlink:actuate="onLoad" draw:mime-type="image/jpeg"/>
</draw:frame>
Bakhmut remains a priority target for the aggressor. A spokesman of the eastern grouping of the troops, Sergei Cherevaty, said this in the Eviritelvalon "One News".</text:p>
      <text:p text:style-name="P4">
He said that in addition to the terrorist group "Wagner", the enemy was tightened by the Bakhmut direction Airborne, motorized rifles and some special units. The enemy also continues to cover Ukrainian positions with dense fire.</text:p>
      <ul>
        <li>
During this day, the occupiers covered our positions 414 times with the becomes of the becomes and reactive artillery, carried out in the city 4 aircraft. There were 17 clashes, in which the eminence lost 92 invaders killed, 156 were injured. Also, 2 elaborate BMPs, 5 guns, 1 carnation, 5 unmanned aircraft were(2type "Orlan", 2 "lanceotes" and type 1 zala)and 13 field deposits.</li>
      </ul>
      <text:p text:style-name="P4">
The officer added that now it is important for the enemy to disperse the information wave of Bakhmut's lining. The reason for this is that the Russians can take the district center for almost 10 months and suffer tremendous losses, while they need to show their own achievements.</text:p>
      <text:p text:style-name="P4">
Sergey Cherevaty also reported that the intensity of the enemy attacks had been in Kupyansk-Liman direction. Only a regular army operates here and, therefore, it is less active in the attacking plan, but more covers the Ukrainian fire positions. This trend is observed for more than a month.</text:p>
      <text:p text:style-name="P4">
-Until recently, the invaders tried to make 5-7 attacks in this direction, in the last days we see that they are able to carry out 1 attack. This was how this was the dawn of the Bigorivka area. The enemy tried to storm our units, experienced and retreated. As a result, 32 invaders were killed, 79 were injured, one was captured. In total, in this direction, the enemy of 509 times has filed our positions with all the calibers and artillery systems, made12 aircraft.</text:p>
      <text:p text:style-name="P4">
At the same time, the spokesman of the Eastern Group of the Armed Forces of the Armed Forces once again emphasized that Ukrainian artillerymen are masters of their business, who are much more powerful with the attention of intelligence of goals and skills of hitting. The precise use of shells helps Ukrainian defenders to keep with enemy palace even if the shells are less.</text:p>
      <text:p text:style-name="P4">
News Source: <text:a xlink:type="simple" xlink:href="https://armyinform.com.ua/2023/05/20/na-bahmutskomu-napryamku-znyshheno-13-polovyh-skladiv-iz-boyeprypasamy-okupantiv-sergij-cherevatyj/" text:style-name="Internet_20_link" text:visited-style-name="Visited_20_Internet_20_Link">
https://armyinform.com.ua/2023/05/20/na-bahmutskomu-napryamku-znyshheno-13-polovyh-skladiv-iz-boyeprypasamy-okupantiv-sergij-cherevatyj/</text:a>
</text:p>
      <!--NEWS-->
      <text:h text:style-name="P10" text:outline-level="1">
<text:span text:style-name="T4">
They land the enemy: warriors who defend the airspace of our country</text:span>
</text:h>
      <text:p text:style-name="P4">
Author: ['АРМІЯINFORM']</text:p>
      <text:p text:style-name="P4">
Time: 2023-05-20T86:00:00-04:00</text:p>
      <text:p text:style-name="P4">
Description: Vina, yaki to brown the reinforcements of the Prostir of the Country, Vasily I am landing ... War with Ukraine 2022, War with Ukraine Latest News today, News War with Ukraine 2022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347008629_265402726056637_17357597348623557_n.jpg" text:style-name="Internet_20_link" text:visited-style-name="Visited_20_Internet_20_Link">
347008629_265402726056637_17357597348623557_n.jpg</text:a>
', '<text:a xlink:type="simple" xlink:href="https://armyinform.com.ua/wp-content/uploads/2023/05/347123033_789491112483189_6161786970457550393_n-150x150.jpg" text:style-name="Internet_20_link" text:visited-style-name="Visited_20_Internet_20_Link">
347123033_789491112483189_6161786970457550393_n-150x150.jpg</text:a>
', '<text:a xlink:type="simple" xlink:href="https://armyinform.com.ua/wp-content/uploads/2023/05/347127900_920602602328174_7687589442036824633_n-150x150.jpg" text:style-name="Internet_20_link" text:visited-style-name="Visited_20_Internet_20_Link">
347127900_920602602328174_7687589442036824633_n-150x150.jpg</text:a>
', '<text:a xlink:type="simple" xlink:href="https://armyinform.com.ua/wp-content/uploads/2023/05/347832088_768598278251754_3513767430126063026_n-150x150.jpg" text:style-name="Internet_20_link" text:visited-style-name="Visited_20_Internet_20_Link">
347832088_768598278251754_3513767430126063026_n-150x150.jpg</text:a>
', '<text:a xlink:type="simple" xlink:href="https://armyinform.com.ua/wp-content/uploads/2023/05/348270413_197868819811749_4456551803280711435_n-150x150.jpg" text:style-name="Internet_20_link" text:visited-style-name="Visited_20_Internet_20_Link">
348270413_197868819811749_4456551803280711435_n-150x150.jpg</text:a>
']</text:p>
      <text:p text:style-name="P4">
Tags: ['STOPRUSSIA', 'ЗАХИСНИКИ УКРАЇНИ', 'ОК «СХІД»', 'ППО']</text:p>
      <text:p text:style-name="P4">
Category: News</text:p>
      <!--METADATA-->
      <text:p text:style-name="P4">
<draw:frame draw:style-name="fr1" draw:name="Image250" text:anchor-type="as-char" svg:width="6.9236in" svg:height="5.1927in" draw:z-index="0">
<draw:image xlink:href="../Images/AРМІЯINFORM/2023-05-20T86-00-00-04-00/347008629_265402726056637_17357597348623557_n.jpg" xlink:type="simple" xlink:show="embed" xlink:actuate="onLoad" draw:mime-type="image/jpeg"/>
</draw:frame>
Warriors who defend the airspace of our country, tracking and landing horizons of the enemy and his murderous junk.</text:p>
      <text:p text:style-name="P4">
<text:a xlink:type="simple" xlink:href="https://armyinform.com.ua/wp-content/uploads/2023/05/347123033_789491112483189_6161786970457550393_n.jpg" text:style-name="Internet_20_link" text:visited-style-name="Visited_20_Internet_20_Link">
!(Images/AРМІЯINFORM/2023-05-20T86-00-00-04-00/347123033_789491112483189_6161786970457550393_n-150x150.jpg)</text:a>
</text:p>
      <text:p text:style-name="P4">
<text:a xlink:type="simple" xlink:href="https://armyinform.com.ua/wp-content/uploads/2023/05/347127900_920602602328174_7687589442036824633_n.jpg" text:style-name="Internet_20_link" text:visited-style-name="Visited_20_Internet_20_Link">
<draw:frame draw:style-name="fr1" draw:name="Image251" text:anchor-type="as-char" svg:width="6.9236in" svg:height="6.9236in" draw:z-index="0">
<draw:image xlink:href="../Images/AРМІЯINFORM/2023-05-20T86-00-00-04-00/347127900_920602602328174_7687589442036824633_n-150x150.jpg" xlink:type="simple" xlink:show="embed" xlink:actuate="onLoad" draw:mime-type="image/jpeg"/>
</draw:frame>
</text:a>
</text:p>
      <text:p text:style-name="P4">
<text:a xlink:type="simple" xlink:href="https://armyinform.com.ua/wp-content/uploads/2023/05/347832088_768598278251754_3513767430126063026_n.jpg" text:style-name="Internet_20_link" text:visited-style-name="Visited_20_Internet_20_Link">
<draw:frame draw:style-name="fr1" draw:name="Image252" text:anchor-type="as-char" svg:width="6.9236in" svg:height="6.9236in" draw:z-index="0">
<draw:image xlink:href="../Images/AРМІЯINFORM/2023-05-20T86-00-00-04-00/347832088_768598278251754_3513767430126063026_n-150x150.jpg" xlink:type="simple" xlink:show="embed" xlink:actuate="onLoad" draw:mime-type="image/jpeg"/>
</draw:frame>
</text:a>
</text:p>
      <text:p text:style-name="P4">
<text:a xlink:type="simple" xlink:href="https://armyinform.com.ua/wp-content/uploads/2023/05/348270413_197868819811749_4456551803280711435_n.jpg" text:style-name="Internet_20_link" text:visited-style-name="Visited_20_Internet_20_Link">
<draw:frame draw:style-name="fr1" draw:name="Image253" text:anchor-type="as-char" svg:width="6.9236in" svg:height="6.9236in" draw:z-index="0">
<draw:image xlink:href="../Images/AРМІЯINFORM/2023-05-20T86-00-00-04-00/348270413_197868819811749_4456551803280711435_n-150x150.jpg" xlink:type="simple" xlink:show="embed" xlink:actuate="onLoad" draw:mime-type="image/jpeg"/>
</draw:frame>
</text:a>
Thanks to them, the Ukrainian sky remains clean.</text:p>
      <text:p text:style-name="P4">
We keep the line!</text:p>
      <text:p text:style-name="P4">
Glory to the Armed Forces!</text:p>
      <text:p text:style-name="P4">
Source: <text:a xlink:type="simple" xlink:href="https://www.facebook.com/EastOC/posts/pfbid07Hb6cUhgRYKrM8VPzSn7FmrcP6qPdApYsdVnZ8AbHcqrSt4fXScRS4yWCd6misWXl" text:style-name="Internet_20_link" text:visited-style-name="Visited_20_Internet_20_Link">
East Operational Command</text:a>
</text:p>
      <text:p text:style-name="P4">
News Source: <text:a xlink:type="simple" xlink:href="https://armyinform.com.ua/2023/05/20/vony-pryzemlyayut-voroga-voyiny-yaki-boronyat-povitryanyj-prostir-nashoyi-krayiny/" text:style-name="Internet_20_link" text:visited-style-name="Visited_20_Internet_20_Link">
https://armyinform.com.ua/2023/05/20/vony-pryzemlyayut-voroga-voyiny-yaki-boronyat-povitryanyj-prostir-nashoyi-krayiny/</text:a>
</text:p>
      <!--NEWS-->
      <text:h text:style-name="P10" text:outline-level="1">
<text:span text:style-name="T4">
There are heavy battles in Bakhmut. Our troops keep defense in the area "aircraft" - Anna Malyar</text:span>
</text:h>
      <text:p text:style-name="P4">
Author: ['АРМІЯINFORM']</text:p>
      <text:p text:style-name="P4">
Time: 2023-05-20T87:00:00-04:00</text:p>
      <text:p text:style-name="P4">
Description: About the intercessor of Minstra, the defense of Ukraine, Ganna Malel wrote with Telegram: “In Bakhmuti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bahmut-3.jpg" text:style-name="Internet_20_link" text:visited-style-name="Visited_20_Internet_20_Link">
bahmut-3.jpg</text:a>
']</text:p>
      <text:p text:style-name="P4">
Tags: ['STOPRUSSIA', 'АГРЕСІЯ РФ', 'ГАННА МАЛЯР']</text:p>
      <text:p text:style-name="P4">
Category: News</text:p>
      <!--METADATA-->
      <text:p text:style-name="P4">
<draw:frame draw:style-name="fr1" draw:name="Image254" text:anchor-type="as-char" svg:width="6.9236in" svg:height="3.894525in" draw:z-index="0">
<draw:image xlink:href="../Images/AРМІЯINFORM/2023-05-20T87-00-00-04-00/bahmut-3.jpg" xlink:type="simple" xlink:show="embed" xlink:actuate="onLoad" draw:mime-type="image/jpeg"/>
</draw:frame>
Illustrative photo</text:p>
      <text:p text:style-name="P4">
About this Deputy Minister of Defense of Ukraine Anna Malyar <text:a xlink:type="simple" xlink:href="https://t.me/annamaliar/770" text:style-name="Internet_20_link" text:visited-style-name="Visited_20_Internet_20_Link">
wrote</text:a>
In Telegram:</text:p>
      <text:p text:style-name="P4">
“There are heavy battles in Bakhmut.</text:p>
      <text:p text:style-name="P4">
The situation is critical.</text:p>
      <text:p text:style-name="P4">
At the same time, our troops are keeping defense in the area "aircraft".</text:p>
      <text:p text:style-name="P4">
As of now, our defenders control certain industrial and infrastructure of the area and the private sector. ”</text:p>
      <text:p text:style-name="P4">
News Source: <text:a xlink:type="simple" xlink:href="https://armyinform.com.ua/2023/05/20/v-bahmuti-vazhki-boyi-nashi-vijska-trymayut-oboronu-v-rajoni-litak-ganna-malyar/" text:style-name="Internet_20_link" text:visited-style-name="Visited_20_Internet_20_Link">
https://armyinform.com.ua/2023/05/20/v-bahmuti-vazhki-boyi-nashi-vijska-trymayut-oboronu-v-rajoni-litak-ganna-malyar/</text:a>
</text:p>
      <!--NEWS-->
      <text:h text:style-name="P10" text:outline-level="1">
<text:span text:style-name="T4">
We count on a significant contribution of Korea to Ukraine's reconstruction - Yulia Sviridenko</text:span>
</text:h>
      <text:p text:style-name="P4">
Author: ['АРМІЯINFORM']</text:p>
      <text:p text:style-name="P4">
Time: 2023-05-20T88:00:00-04:00</text:p>
      <text:p text:style-name="P4">
Description: Ukrainian Rozrakhovo, Sho Koreyishki compound, Viddiy dosvіd from realized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svyydenko.jpg" text:style-name="Internet_20_link" text:visited-style-name="Visited_20_Internet_20_Link">
svyydenko.jpg</text:a>
']</text:p>
      <text:p text:style-name="P4">
Tags: ['STOPRUSSIA', 'ВІДБУДОВА УКРАЇНИ', 'ЮЛІЯ СВИРИДЕНКО']</text:p>
      <text:p text:style-name="P4">
Category: News</text:p>
      <!--METADATA-->
      <text:p text:style-name="P4">
<draw:frame draw:style-name="fr1" draw:name="Image255" text:anchor-type="as-char" svg:width="6.9236in" svg:height="4.615733in" draw:z-index="0">
<draw:image xlink:href="../Images/AРМІЯINFORM/2023-05-20T88-00-00-04-00/svyydenko.jpg" xlink:type="simple" xlink:show="embed" xlink:actuate="onLoad" draw:mime-type="image/jpeg"/>
</draw:frame>
Ukraine expects that Korean companies, known for their experience in the implementation of infrastructure projects, will be actively involved in the restoration of our country. This was stated alluises.</text:p>
      <text:p text:style-name="P4">
The event was organized by the Korean International Commercial Association within the framework of the Ukrainian delegation to the Republic of Korea. The forum was attended by government representatives and about 150 representatives of Korean companies, including Kepco, Daewoo E &amp; C, Doosan Enervity, Ssangyong E &amp; C, Poscointernational, Hyundai Engineering and Hyundai Rotem and others.</text:p>
      <text:p text:style-name="P4">
“Korean companies are known for their experience in the implementation of infrastructure projects. We urge to participate in the restoration of Ukraine today. We want to build a country with our friends and partners and we are looking forward to Korea's puffy contribution to Ukraine's rebuilding, ”Yulia Sviridenko emphasized.</text:p>
      <text:p text:style-name="P4">
The First Vice Prime Minister of Ukraine-the Minister of Economy noted that the Ukrainian Orders Republic of Korea for participation in conferences on renewal in Luganot Berlin. And invites the Korean side to a conference on the restoration of Ukraine, which will take place on July 22-22, 2023 in London, <text:a xlink:type="simple" xlink:href="https://www.kmu.gov.ua/news/rozrakhovuiemo-na-vahomyi-vnesok-korei-u-vidbudovu-ukrainy-iuliia-svyrydenko" text:style-name="Internet_20_link" text:visited-style-name="Visited_20_Internet_20_Link">
reports</text:a>
Government portal.</text:p>
      <text:p text:style-name="P4">
The deputy head of the Presidential Office Rostislav Shurma, in his speech, outlined the prospective directions of participation of Korean companies in restoration. According to its words, Ukraine expects Korean business in the energy industry projects such as the construction of two new NPPs and the infrastructure</text:p>
      <text:p text:style-name="P4">
"There will be many opportunities in various fields, such as the restoration and modernization of the transport network, the production of electric vehicles and hydrogen transport," Rostislav Shurma said."Korean companies can make a significant contribution to the post-war restoration of Ukraine-the construction of infrastructure, the restoration and modernization of the transport network, the construction of a" smart city ", the development of hydrogen-proofing infrastructure, using their accumulated experience, speed, reliability, and technologies," said Marn.</text:p>
      <text:p text:style-name="P4">
At the same time, he emphasized that the intensification of relations between the governments of the countries of Tukrain and Korean business will help to strengthen economic work.</text:p>
      <text:p text:style-name="P4">
Ukraine's restoration aims not to restore the country at the pre -war level, to build a new economy, taking into account the geopolitical advantages of the country, quality modern infrastructure, etc. In fact, it is a new construction. Former Korea Ambassador to Ukraine, Professional University of Konsan Lee Young Gu, has been in his speech. According to him, Korea can be able to use in Ukraine his successful experience in creating powerful modern industrial complexes, technoparks and more.</text:p>
      <text:p text:style-name="P4">
News Source: <text:a xlink:type="simple" xlink:href="https://armyinform.com.ua/2023/05/20/rozrahovuyemo-na-vagomyj-vnesok-koreyi-u-vidbudovu-ukrayiny-yuliya-svyrydenko/" text:style-name="Internet_20_link" text:visited-style-name="Visited_20_Internet_20_Link">
https://armyinform.com.ua/2023/05/20/rozrahovuyemo-na-vagomyj-vnesok-koreyi-u-vidbudovu-ukrayiny-yuliya-svyrydenko/</text:a>
</text:p>
      <!--NEWS-->
      <text:h text:style-name="P10" text:outline-level="1">
<text:span text:style-name="T4">
Our Arta struck 4 areas of concentration and one "important goal" enemy</text:span>
</text:h>
      <text:p text:style-name="P4">
Author: ['АРМІЯINFORM']</text:p>
      <text:p text:style-name="P4">
Time: 2023-05-20T89:00:00-04:00</text:p>
      <text:p text:style-name="P4">
Description: Avіaatsіya defense forces for Dob took 8 strikes in the areas of Zserdzhennya of a special warehouse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arta-1.jpg" text:style-name="Internet_20_link" text:visited-style-name="Visited_20_Internet_20_Link">
arta-1.jpg</text:a>
']</text:p>
      <text:p text:style-name="P4">
Tags: ['STOPRUSSIA', 'АГРЕСІЯ РФ', 'ВІЙНА', 'ВТОРГНЕННЯ РФ', 'ВТРАТИ ВОРОГА', 'ГШ ЗСУ', 'ХРОНІКА ОБОРОНИ']</text:p>
      <text:p text:style-name="P4">
Category: News</text:p>
      <!--METADATA-->
      <text:p text:style-name="P4">
<draw:frame draw:style-name="fr1" draw:name="Image256" text:anchor-type="as-char" svg:width="6.9236in" svg:height="2.993015in" draw:z-index="0">
<draw:image xlink:href="../Images/AРМІЯINFORM/2023-05-20T89-00-00-04-00/arta-1.jpg" xlink:type="simple" xlink:show="embed" xlink:actuate="onLoad" draw:mime-type="image/jpeg"/>
</draw:frame>
** 🔥I</text:p>
      <text:p text:style-name="P4">
Aviation of Defense Forces per day has struck 8 beats in the areas of concentration of personnel and military equipment of the enemy, <text:a xlink:type="simple" xlink:href="https://www.facebook.com/GeneralStaff.ua/posts/pfbid0zgUgq4Z2S3Wyp7gjE3WScKVU8ndJ4QJWjWhe4jyfX1qUhKTnDZr1qrjip19NL2fLl" text:style-name="Internet_20_link" text:visited-style-name="Visited_20_Internet_20_Link">
reports</text:a>
The General Staff of the Armed Forces of Ukraine.</text:p>
      <text:p text:style-name="P4">
Missile troops and artillery units were amazed by 4 districts of military equipment, 1 ammunition composition, 4 artillery units, 1 air defense and 1 important target.</text:p>
      <text:p text:style-name="P4">
News Source: <text:a xlink:type="simple" xlink:href="https://armyinform.com.ua/2023/05/20/nasha-arta-urazyla-4-rajony-zoseredzhennya-ta-odnu-vazhlyvu-czil-voroga/" text:style-name="Internet_20_link" text:visited-style-name="Visited_20_Internet_20_Link">
https://armyinform.com.ua/2023/05/20/nasha-arta-urazyla-4-rajony-zoseredzhennya-ta-odnu-vazhlyvu-czil-voroga/</text:a>
</text:p>
      <!--NEWS-->
      <text:h text:style-name="P10" text:outline-level="1">
<text:span text:style-name="T4">
The opponent focuses basic efforts in five directions</text:span>
</text:h>
      <text:p text:style-name="P4">
Author: ['АРМІЯINFORM']</text:p>
      <text:p text:style-name="P4">
Time: 2023-05-20T90:00:00-04:00</text:p>
      <text:p text:style-name="P4">
Description: Yak the General Headquarters of the ZS Ukrainian, the opponent of the main Zuillya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bojovi-diyi-1.jpg" text:style-name="Internet_20_link" text:visited-style-name="Visited_20_Internet_20_Link">
bojovi-diyi-1.jpg</text:a>
']</text:p>
      <text:p text:style-name="P4">
Tags: ['STOPRUSSIA', 'АГРЕСІЯ РФ', 'ВТОРГНЕННЯ РФ', 'ГШ ЗСУ']</text:p>
      <text:p text:style-name="P4">
Category: News</text:p>
      <!--METADATA-->
      <text:p text:style-name="P4">
<draw:frame draw:style-name="fr1" draw:name="Image257" text:anchor-type="as-char" svg:width="6.9236in" svg:height="3.894525in" draw:z-index="0">
<draw:image xlink:href="../Images/AРМІЯINFORM/2023-05-20T90-00-00-04-00/bojovi-diyi-1.jpg" xlink:type="simple" xlink:show="embed" xlink:actuate="onLoad" draw:mime-type="image/jpeg"/>
</draw:frame>
<text:span text:style-name="T4">
 🔥 Situation on Russian invasion </text:span>
</text:p>
      <text:p text:style-name="P4">
As <text:a xlink:type="simple" xlink:href="https://www.facebook.com/GeneralStaff.ua/posts/pfbid0zgUgq4Z2S3Wyp7gjE3WScKVU8ndJ4QJWjWhe4jyfX1qUhKTnDZr1qrjip19NL2fLl" text:style-name="Internet_20_link" text:visited-style-name="Visited_20_Internet_20_Link">
reports</text:a>
The General Staff of the Armed Forces of Ukraine, the enemy concentrates the main efforts of Nakupyansky, Lyman, Bakhmut, Avdiivsky and Marinskaya. During the day, there were 39 combat clashes at the specified sections of church. The most fierce battles are conducted by Bakhmut and Marinka.</text:p>
      <text:p text:style-name="P4">
During this day, the enemy caused 3 missile and 56 aircraft strikes, making more than 40 shelling of rocket launchers. Civil infrastructure. Unfortunately, peaceful people are killed and injured, residential private homes and other civilian infrastructure have been destroyed.</text:p>
      <text:p text:style-name="P4">
The likelihood of missile and aviation strikes throughout Ukraine is very high.</text:p>
      <text:p text:style-name="P4">
News Source: <text:a xlink:type="simple" xlink:href="https://armyinform.com.ua/2023/05/20/protyvnyk-zoseredzhuye-osnovni-zusyllya-na-pyaty-napryamkah/" text:style-name="Internet_20_link" text:visited-style-name="Visited_20_Internet_20_Link">
https://armyinform.com.ua/2023/05/20/protyvnyk-zoseredzhuye-osnovni-zusyllya-na-pyaty-napryamkah/</text:a>
</text:p>
      <!--NEWS-->
      <text:h text:style-name="P10" text:outline-level="1">
<text:span text:style-name="T4">
Medical facilities in temporarily captured territories are filled with unarlined racists</text:span>
</text:h>
      <text:p text:style-name="P4">
Author: ['АРМІЯINFORM']</text:p>
      <text:p text:style-name="P4">
Time: 2023-05-20T91:00:00-04:00</text:p>
      <text:p text:style-name="P4">
Description: The enemy is the Vikoristovati Tsivilleni Medicheli Timchasovo Zagali ... The war with Ukraine 2022, the war with Ukraine is the latest news today, the News War with Ukraine 2022 is the last for today, whether there will be a war between Ukraine and Russia and when the war with Ukraine will be either in 2022 or there will be or there will be or there No, will there be a war with Ukraine in the near future, they say, the war with Ukraine, Ukrainian news today, Ukrainian news in Ukrainian media in Russian</text:p>
      <text:p text:style-name="P4">
Images: ['<text:a xlink:type="simple" xlink:href="https://armyinform.com.ua/wp-content/uploads/2023/05/poranenyj-ork-1.jpg" text:style-name="Internet_20_link" text:visited-style-name="Visited_20_Internet_20_Link">
poranenyj-ork-1.jpg</text:a>
']</text:p>
      <text:p text:style-name="P4">
Tags: ['STOPRUSSIA', 'АГРЕСІЯ РФ', 'ВІЙНА', 'ВІЙСЬКОВІ ЗЛОЧИНИ РФ', 'ВТОРГНЕННЯ РФ', 'ДУТА ВЕЛИЧ РОСАРМІЇ']</text:p>
      <text:p text:style-name="P4">
Category: News</text:p>
      <!--METADATA-->
      <text:p text:style-name="P4">
<draw:frame draw:style-name="fr1" draw:name="Image258" text:anchor-type="as-char" svg:width="6.9236in" svg:height="3.742486in" draw:z-index="0">
<draw:image xlink:href="../Images/AРМІЯINFORM/2023-05-20T91-00-00-04-00/poranenyj-ork-1.jpg" xlink:type="simple" xlink:show="embed" xlink:actuate="onLoad" draw:mime-type="image/jpeg"/>
</draw:frame>
The enemy continues to use civilian medical institutions of temporary territories of Ukraine for its own purposes, <text:a xlink:type="simple" xlink:href="https://www.facebook.com/GeneralStaff.ua/posts/pfbid0zgUgq4Z2S3Wyp7gjE3WScKVU8ndJ4QJWjWhe4jyfX1qUhKTnDZr1qrjip19NL2fLl" text:style-name="Internet_20_link" text:visited-style-name="Visited_20_Internet_20_Link">
reports</text:a>
The General Staff of the Armed Forces of Ukraine. Thus, the upper floors of the Lutuginsky District Territorial Medical Association The occupiers were transformed into a military shepherd, and for its cover on the ground floor there was a children's ward. Naragia at a medical institution for treatment is about 100 Russian servicemen with injuries of varying severity. This number is the peculiarity of the military hospital in providing medical services. At the same time, the civilian population is unaffected by the military hospital staff.</text:p>
      <text:p text:style-name="P4">
News Source: <text:a xlink:type="simple" xlink:href="https://armyinform.com.ua/2023/05/20/medzaklady-na-tymchasovo-zahoplenyh-terytoriyah-zapovneni-nedostrilyanymy-rashystamy/" text:style-name="Internet_20_link" text:visited-style-name="Visited_20_Internet_20_Link">
https://armyinform.com.ua/2023/05/20/medzaklady-na-tymchasovo-zahoplenyh-terytoriyah-zapovneni-nedostrilyanymy-rashystamy/</text:a>
</text:p>
      <!--NEWS-->
      <text:h text:style-name="P10" text:outline-level="1">
<text:span text:style-name="T4">
We attract as many countries and leaders for the sake of Ukraine - Volodymyr Zelenskyy</text:span>
</text:h>
      <text:p text:style-name="P4">
Author: ['АРМІЯINFORM']</text:p>
      <text:p text:style-name="P4">
Time: 2023-05-20T92:00:00-04:00</text:p>
      <text:p text:style-name="P4">
Description: https://www.youtube.com/watch?v=jcmda_o9n5k About the President of Ukraine Volodymyr ... War with Ukraine 2022, War with Ukraine Latest News today, War with Ukraine 2022 Last today, will there be war between Ukraine and Russia and when, the war with Ukraine in 2022 will be or not, will there be a war with Ukraine in the near future, the war with Ukraine, Ukraine’s news today, Ukrainian news in Ukrainian media in Russian</text:p>
      <text:p text:style-name="P4">
Images: []</text:p>
      <text:p text:style-name="P4">
Tags: ['STOPRUSSIA', 'АГРЕСІЯ РФ', 'ВОЛОДИМИР ЗЕЛЕНСЬКИЙ']</text:p>
      <text:p text:style-name="P4">
Category: News</text:p>
      <!--METADATA-->
      <text:p text:style-name="P4">
President of Ukraine Volodymyr Zelenskyy <text:a xlink:type="simple" xlink:href="https://www.president.gov.ua/news/zaluchayemo-yaknajbilshe-krayin-i-lideriv-zaradi-ukrayini-zv-83041" text:style-name="Internet_20_link" text:visited-style-name="Visited_20_Internet_20_Link">
said</text:a>
In his video address:</text:p>
      <text:p text:style-name="P4">
“I wish health, dear Ukrainians!</text:p>
      <text:p text:style-name="P4">
Today is the first day of meetings and negotiations in Japan on the eve of the Simki summit.</text:p>
      <text:p text:style-name="P4">
We coordinate positions with partners, prepare new common steps. Defense: weapons, air defense, fighters. We attract as many countries and leaders for the sake of Ukraine. Formular. Long -term support programs of Ukraine. Finance and economy.</text:p>
      <text:p text:style-name="P4">
He met with George Meloni, the head of the Italian government. They looked at how other negotiations in Rome were being implemented. George told about the arrangements of the League of Arab states. Looked at how we can now strengthen the opportunity to protect life from Russian air terror with Italy.</text:p>
      <text:p text:style-name="P4">
Negotiations with Rice, Mr. Prime Minister of Great Britain. We discussed our secondary relations, our defense. He thanked for the leadership in the development of our possibleness in the sky - Britain is very active for modern fighters for Ukraine, and these are historical things.</text:p>
      <text:p text:style-name="P4">
He spoke to India's Prime Minister. Serious talk. I informed the progress about our peace formula.</text:p>
      <text:p text:style-name="P4">
We have passed many stages with the presentation of the formula to the leaders and countries of the wicked parts of the world. The day before they successfully presented the formula to the participants of the summit of Arab states. And let's do everything to bring the world to our peaceful initiative as much as possible.</text:p>
      <text:p text:style-name="P4">
I believe that India will take part in the restoration of international order, founded on the rules that are obviously needed by all free nations. They discussed the support of the replacement, strengthening of our medicine.</text:p>
      <text:p text:style-name="P4">
He spoke with the President of the Euro Council Charles Michel. Security and defense, economy, our joint policy - the potential of Ukraine and the entire EU. I teach you, Charles, for your sincere, unchanging and effective support.</text:p>
      <text:p text:style-name="P4">
He met with French President Macron. We regularly exchange the look of a security situation, consider certain variants of our common -host and political actions. So this time. Meaningful conversation. Damay confidence in our movement to the victory of Ukraine.</text:p>
      <text:p text:style-name="P4">
There was also a meeting with Mr. Chancellor of Germany Scholtz. He thanked for her extremely supported support from Germany. These are air defense and the possibilities of our Army of the Earth, and our economy, and our policy. They discussed with Olaf how to make a honest peace for Ukraine, how we can strengthen our joint work G7.</text:p>
      <text:p text:style-name="P4">
And one more.I am sure that we will come back from this visit with even more opportunities for you, our defenders and defenders!Glory to you - to everyone who is in battle for our country, who at combat posts and on combat missions, who trains our soldiers, who defends our fighters after injuries and who helps us to protect our lives.</text:p>
      <text:p text:style-name="P4">
There is no such day that Ukraine does not become stronger!</text:p>
      <text:p text:style-name="P4">
Glory to Ukraine!".</text:p>
      <text:p text:style-name="P4">
News Source: <text:a xlink:type="simple" xlink:href="https://armyinform.com.ua/2023/05/20/zaluchayemo-yaknajbilshe-krayin-i-lideriv-zarady-ukrayiny-volodymyr-zelenskyj/" text:style-name="Internet_20_link" text:visited-style-name="Visited_20_Internet_20_Link">
https://armyinform.com.ua/2023/05/20/zaluchayemo-yaknajbilshe-krayin-i-lideriv-zarady-ukrayiny-volodymyr-zelenskyj/</text:a>
</text:p>
      <!--NEWS-->
      <text:h text:style-name="P10" text:outline-level="1">
<text:span text:style-name="T4">
SCO eliminates the occupiers in Bakhmut</text:span>
</text:h>
      <text:p text:style-name="P4">
Author: ['АРМІЯINFORM']</text:p>
      <text:p text:style-name="P4">
Time: 2023-05-20T93:00:00-04:00</text:p>
      <text:p text:style-name="P4">
Description: About the command of the special forces of the special operations of the OSC ZS Ukrainian: ... the war with Ukraine 2022, the war with Ukraine is the latest news today, the News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p>
      <text:p text:style-name="P4">
Tags: ['STOPRUSSIA', 'АГРЕСІЯ РФ']</text:p>
      <text:p text:style-name="P4">
Category: News</text:p>
      <!--METADATA-->
      <text:p text:style-name="P4">
About this <text:a xlink:type="simple" xlink:href="https://www.facebook.com/usofcom/videos/960817498444137/" text:style-name="Internet_20_link" text:visited-style-name="Visited_20_Internet_20_Link">
it is referred</text:a>
Valuation of the Command of Special Operations of the Armed Forces of Ukraine:</text:p>
      <text:p text:style-name="P4">
“Bakhmut. Brutal battles for every meter of Ukrainian fortress.</text:p>
      <text:p text:style-name="P4">
Footage filmed by the operators of one of the centers of special operations of the Armed Forces of Ukraine. The video, filmed in Bakhmut, will not fully convey what is happening in fact, what titanic efforts are made by our warriors to protect it and that they actually feel in hell, which once was one of The most beautiful city. "</text:p>
      <text:p text:style-name="P4">
News Source: <text:a xlink:type="simple" xlink:href="https://armyinform.com.ua/2023/05/20/sso-pokazaly-yak-nashi-zahysnyky-nyshhat-voroga-u-bahmuti/" text:style-name="Internet_20_link" text:visited-style-name="Visited_20_Internet_20_Link">
https://armyinform.com.ua/2023/05/20/sso-pokazaly-yak-nashi-zahysnyky-nyshhat-voroga-u-bahmuti/</text:a>
</text:p>
      <!--NEWS-->
      <text:h text:style-name="P10" text:outline-level="1">
<text:span text:style-name="T4">
Glavcom on the spot. Does his job. Just communicated - Anna Malyar</text:span>
</text:h>
      <text:p text:style-name="P4">
Author: ['АРМІЯINFORM']</text:p>
      <text:p text:style-name="P4">
Time: 2023-05-20T94:00:00-04:00</text:p>
      <text:p text:style-name="P4">
Description: About the intercessor of the Ministra defense of Ukrainian, Ganna Malel Maldomil with Telegram: “Rosіyani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avatar-1401305283.jpg" text:style-name="Internet_20_link" text:visited-style-name="Visited_20_Internet_20_Link">
avatar-1401305283.jpg</text:a>
']</text:p>
      <text:p text:style-name="P4">
Tags: ['STOPRUSSIA', 'АГРЕСІЯ РФ', 'ГАННА МАЛЯР']</text:p>
      <text:p text:style-name="P4">
Category: News</text:p>
      <!--METADATA-->
      <text:p text:style-name="P4">
<draw:frame draw:style-name="fr1" draw:name="Image259" text:anchor-type="as-char" svg:width="6.9236in" svg:height="6.9236in" draw:z-index="0">
<draw:image xlink:href="../Images/AРМІЯINFORM/2023-05-20T94-00-00-04-00/avatar-1401305283.jpg" xlink:type="simple" xlink:show="embed" xlink:actuate="onLoad" draw:mime-type="image/jpeg"/>
</draw:frame>
The Deputy Minister of Defense of Ukraine Anna Malyar <text:a xlink:type="simple" xlink:href="https://t.me/annamaliar/771" text:style-name="Internet_20_link" text:visited-style-name="Visited_20_Internet_20_Link">
reported</text:a>
In Telegram:</text:p>
      <text:p text:style-name="P4">
“The Russians launched an information wave about the alleged disappearance of our headmaster Valery Zaluzhny.</text:p>
      <text:p text:style-name="P4">
Glavcom on the spot. Does his job. Just communicated.</text:p>
      <text:p text:style-name="P4">
This typical information technology is aimed at demoralization of our army.</text:p>
      <text:p text:style-name="P4">
It is very short by time - from a few hours to one day. Boinformation is easy to check.</text:p>
      <text:p text:style-name="P4">
And the effect of it is expected in the case of accurate moment of spread and mass.</text:p>
      <text:p text:style-name="P4">
Currently, the moment of spread is clear - the peak of tension in Bakhmut, when even demoralized military on our part will facilitate the situation.</text:p>
      <text:p text:style-name="P4">
In fact, for this purpose, a bunch of premature reports of Bakhmut's "capture".</text:p>
      <text:p text:style-name="P4">
News Source: <text:a xlink:type="simple" xlink:href="https://armyinform.com.ua/2023/05/20/rosiyany-zapustyly-informaczijnu-hvylyu-pro-nibyto-znyknennya-valeriya-zaluzhnogo-ganna-malyar/" text:style-name="Internet_20_link" text:visited-style-name="Visited_20_Internet_20_Link">
https://armyinform.com.ua/2023/05/20/rosiyany-zapustyly-informaczijnu-hvylyu-pro-nibyto-znyknennya-valeriya-zaluzhnogo-ganna-malyar/</text:a>
</text:p>
      <!--NEWS-->
      <text:h text:style-name="P10" text:outline-level="1">
<text:span text:style-name="T4">
The occupier talks about the murder of civilian soldiers of the Russian Federation - the interception of GUR</text:span>
</text:h>
      <text:p text:style-name="P4">
Author: ['АРМІЯINFORM']</text:p>
      <text:p text:style-name="P4">
Time: 2023-05-20T95:00:00-04:00</text:p>
      <text:p text:style-name="P4">
Description: https://www.youtube.com/watch?v=gbm1qqqwtvok vіskovo services of the Russian Federation Rospovіda about ... War with Ukraine 2022, war with Ukraine today, news with Ukraine 2022 Last today, will there be a war between Ukraine and Russia And when, the war with Ukraine in 2022 will be or not, whether there will be a war with Ukraine in the near future, the war with Ukraine, Ukrainian news today, Ukrainian news in Ukrainian media in Russian</text:p>
      <text:p text:style-name="P4">
Images: []</text:p>
      <text:p text:style-name="P4">
Tags: ['STOPRUSSIA', 'АГРЕСІЯ РФ', 'ГУР МО УКРАЇНИ']</text:p>
      <text:p text:style-name="P4">
Category: News</text:p>
      <!--METADATA-->
      <text:p text:style-name="P4">
The Russian serviceman <text:a xlink:type="simple" xlink:href="https://gur.gov.ua/content/u-nas-pulemetchyky-kak-davai-kosyt-vsyo-detei-tam-bab-muzhykov-prosto-vsyo-vykosyly.html" text:style-name="Internet_20_link" text:visited-style-name="Visited_20_Internet_20_Link">
tells</text:a>
About the driving of cyvic people by soldiers of the Russian Federation on Luhanskoye Ripe: "We have machine gunners, how to mow everything: children there, women, men, just dragged everything."</text:p>
      <text:p text:style-name="P4">
News Source: <text:a xlink:type="simple" xlink:href="https://armyinform.com.ua/2023/05/20/okupant-rozpovidaye-pro-vbyvstvo-czyvilnyh-soldatamy-rf-perehoplennya-gur/" text:style-name="Internet_20_link" text:visited-style-name="Visited_20_Internet_20_Link">
https://armyinform.com.ua/2023/05/20/okupant-rozpovidaye-pro-vbyvstvo-czyvilnyh-soldatamy-rf-perehoplennya-gur/</text:a>
</text:p>
      <!--NEWS-->
      <text:h text:style-name="P10" text:outline-level="1">
<text:span text:style-name="T4">
Special Forces destroyed 8 more vehicles and 2 buildings with enemy personnel</text:span>
</text:h>
      <text:p text:style-name="P4">
Author: ['АРМІЯINFORM']</text:p>
      <text:p text:style-name="P4">
Time: 2023-05-20T96:00:00-04:00</text:p>
      <text:p text:style-name="P4">
Description: About the cereal service of the nonsense of Ukraine: “Special recognition of the biliy Vovk”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p>
      <text:p text:style-name="P4">
Tags: ['STOPRUSSIA', 'АГРЕСІЯ РФ']</text:p>
      <text:p text:style-name="P4">
Category: News</text:p>
      <!--METADATA-->
      <text:p text:style-name="P4">
About it <text:a xlink:type="simple" xlink:href="https://www.facebook.com/SecurSerUkraine/videos/668079425067782/" text:style-name="Internet_20_link" text:visited-style-name="Visited_20_Internet_20_Link">
reports</text:a>
Security Service of Ukraine:</text:p>
      <text:p text:style-name="P4">
“Special Forces of the White Wolf unit continue hunting - 10 more Russian goals have been destroyed</text:p>
      <text:p text:style-name="P4">
Our warriors do not stop tracking and "minus" the invaders for a moment.</text:p>
      <text:p text:style-name="P4">
During this week, the SBU fighters added to the statistics of hostile losses:</text:p>
      <text:p text:style-name="P4">
▪️ Tank</text:p>
      <text:p text:style-name="P4">
▪️ 4 BMP</text:p>
      <text:p text:style-name="P4">
▪️ 2 armored vehicles</text:p>
      <text:p text:style-name="P4">
▪️ 2 buildings with enemy personnel</text:p>
      <text:p text:style-name="P4">
▪️ 1 truck with ammunition.</text:p>
      <text:p text:style-name="P4">
We continue to destroy the occupiers to the full victory!”.</text:p>
      <text:p text:style-name="P4">
News Source: <text:a xlink:type="simple" xlink:href="https://armyinform.com.ua/2023/05/20/speczpryznachenczi-znyshhyly-shhe-8-odynycz-tehniky-ta-2-budivli-z-osobovym-skladom-voroga/" text:style-name="Internet_20_link" text:visited-style-name="Visited_20_Internet_20_Link">
https://armyinform.com.ua/2023/05/20/speczpryznachenczi-znyshhyly-shhe-8-odynycz-tehniky-ta-2-budivli-z-osobovym-skladom-voroga/</text:a>
</text:p>
      <!--NEWS-->
      <text:h text:style-name="P10" text:outline-level="1">
<text:span text:style-name="T4">
The fifth of enemy drones in the south of Ukraine</text:span>
</text:h>
      <text:p text:style-name="P4">
Author: ['АРМІЯINFORM']</text:p>
      <text:p text:style-name="P4">
Time: 2023-05-20T98:00:00-04:00</text:p>
      <text:p text:style-name="P4">
Description: 20 Herbalop 2023 Rock, at Mikolavshchin, that Khersonshchin, by the bumps of the hollow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348258444_261981536300289_2098285014966237872_n.jpg" text:style-name="Internet_20_link" text:visited-style-name="Visited_20_Internet_20_Link">
348258444_261981536300289_2098285014966237872_n.jpg</text:a>
']</text:p>
      <text:p text:style-name="P4">
Tags: ['STOPRUSSIA', 'АГРЕСІЯ РФ', 'ВТРАТИ ВОРОГА', 'ХРОНІКА ОБОРОНИ']</text:p>
      <text:p text:style-name="P4">
Category: News</text:p>
      <!--METADATA-->
      <text:p text:style-name="P4">
<draw:frame draw:style-name="fr1" draw:name="Image260" text:anchor-type="as-char" svg:width="6.9236in" svg:height="3.11562in" draw:z-index="0">
<draw:image xlink:href="../Images/AРМІЯINFORM/2023-05-20T98-00-00-04-00/348258444_261981536300289_2098285014966237872_n.jpg" xlink:type="simple" xlink:show="embed" xlink:actuate="onLoad" draw:mime-type="image/jpeg"/>
</draw:frame>
On May 20, 2023, in the Nikolaev area and Kherson region, the forces and means of the remedial defense of the air command "South" destroyed 5 enemies: 3 shock UAV "Lancet", 1 UAV "Merlin-WR" and 1 intelligence "Orlan-10".</text:p>
      <text:p text:style-name="P4">
Source: [South Air Command]](https://www.facebook.com/PvKPivden/posts/pfbid029TWL5hNZZUS9GCK3MFBJRDch9LpJJeG2n1yYdH953rRdjY5dvS6Xwpk7b5XxqfYKl)</text:p>
      <text:p text:style-name="P4">
News Source: <text:a xlink:type="simple" xlink:href="https://armyinform.com.ua/2023/05/20/znyshheno-shhe-p%e2%80%b2yat-vorozhyh-bezpilotnykiv-na-pivdni-ukrayiny/" text:style-name="Internet_20_link" text:visited-style-name="Visited_20_Internet_20_Link">
https://armyinform.com.ua/2023/05/20/znyshheno-shhe-p%e2%80%b2yat-vorozhyh-bezpilotnykiv-na-pivdni-ukrayiny/</text:a>
</text:p>
      <!--NEWS-->
      <text:h text:style-name="P10" text:outline-level="1">
<text:span text:style-name="T4">
Short. War. Day 451. Videoodigest</text:span>
</text:h>
      <text:p text:style-name="P4">
Author: ['АРМІЯINFORM']</text:p>
      <text:p text:style-name="P4">
Time: 2023-05-20T99:00:00-04:00</text:p>
      <text:p text:style-name="P4">
Description: War with Ukraine 2022, War with Ukraine latest news today, News War with Ukraine 2022 The last for today, will there be a war between Ukraine and Russia and when, the war with Ukraine in 2022 will be or not, will there be a war with Ukraine in the near future that that They say that the war with Ukraine, Ukraine news today, Ukrainian news in Ukrainian media in Russian</text:p>
      <text:p text:style-name="P4">
Images: []</text:p>
      <text:p text:style-name="P4">
Tags: ['STOPRUSSIA', 'АГРЕСІЯ РФ']</text:p>
      <text:p text:style-name="P4">
Category: News</text:p>
      <!--METADATA-->
      <text:p text:style-name="P4">
News Source: <text:a xlink:type="simple" xlink:href="https://armyinform.com.ua/2023/05/20/korotko-vijna-den-451-videodajdzhest/" text:style-name="Internet_20_link" text:visited-style-name="Visited_20_Internet_20_Link">
https://armyinform.com.ua/2023/05/20/korotko-vijna-den-451-videodajdzhest/</text:a>
</text:p>
      <!--NEWS-->
      <text:h text:style-name="P10" text:outline-level="1">
<text:span text:style-name="T4">
Blinken urged the power of Belarus to immediately release all political prisoners</text:span>
</text:h>
      <text:p text:style-name="P4">
Authors: Ukrinform (Person)</text:p>
      <text:p text:style-name="P4">
Publisher: Укринформ (Organization)</text:p>
      <text:p text:style-name="P4">
Published Time: 2023-05-21T-28:14:00+03:00</text:p>
      <text:p text:style-name="P4">
Modified Time: 2023-05-21T02:14:00+03:00</text:p>
      <text:p text:style-name="P4">
Description: US Department of State Department Anthony Blinken urged the power of Belarus to immediately release all political prisoners. - Ukrinform.</text:p>
      <text:p text:style-name="P4">
Images: ['<text:a xlink:type="simple" xlink:href="https://static.ukrinform.com/photos/2022_03/thumb_files/630_360_1647551091-634.jpg" text:style-name="Internet_20_link" text:visited-style-name="Visited_20_Internet_20_Link">
630_360_16475...</text:a>
']</text:p>
      <text:p text:style-name="P4">
Tags: ['Білорусь', 'США', 'Держдеп', 'Блінкен']</text:p>
      <text:p text:style-name="P4">
Type: Article</text:p>
      <!--METADATA-->
      <text:p text:style-name="P4">
<draw:frame draw:style-name="fr1" draw:name="Image261" text:anchor-type="as-char" svg:width="6.9236in" svg:height="3.956343in" draw:z-index="0">
<draw:image xlink:href="../Images/yкринформ/2023-05-21T-28-14-00-03-00/630_360_1647551091-634.jpg" xlink:type="simple" xlink:show="embed" xlink:actuate="onLoad" draw:mime-type="image/jpeg"/>
</draw:frame>
The head of the US Department of US Anthony Blinken called on the power of Belarus to immediately allocate all political prisoners.</text:p>
      <text:p text:style-name="P4">
Blinken wrote about it in <text:a xlink:type="simple" xlink:href="https://twitter.com/SecBlinken/status/1659912166860791808" text:style-name="Internet_20_link" text:visited-style-name="Visited_20_Internet_20_Link">
</text:a>
, reports Ukrinform.</text:p>
      <text:p text:style-name="P4">
"On the eve of Solidarity Day with political prisoners of Belarus, we condemn more than 1,500 prisoners, which Lukashenko's regime is retained. We urge to be unconditional, unconditional liberation and support the desire of the Belarusoido of the Democratic Future," the head of the United States said.</text:p>
      <text:p text:style-name="Quotations">

<text:p text:style-name="P4">
On the Eve of the Day of Solidarity with Political Prisoners in Belarus, We&gt;
 Condemn the Denation of Over 1,500 Prisoners Held by the Lukashenka Regime.&gt;
 We Call Fornal, Unional, Union. People's Pursuit of A Democratic Future . &gt;
&gt;
 - Secretary Antony Blinken(@Secblinks) <text:a xlink:type="simple" xlink:href="https://twitter.com/SecBlinken/status/1659912166860791808" text:style-name="Internet_20_link" text:visited-style-name="Visited_20_Internet_20_Link">
&gt;
 </text:a>
In a statement published <text:a xlink:type="simple" xlink:href="https://www.state.gov/over-1500-political-prisoners-in-belarus/" text:style-name="Internet_20_link" text:visited-style-name="Visited_20_Internet_20_Link">
</text:a>
Blinken recalled that these men and women were arrested and arrested for the exercise of their human rights and fundamental freedoms in the struggle of Zabilorian democracy, protests against election fraud or Russia's counterfeit against Ukraine.</text:p>

</text:p>
      <text:p text:style-name="P4">
The head of the State Department indicated that the United States support the people of Belarus, who is a future, based on the rule of law, respect for human rights, democratically elected government.</text:p>
      <text:p text:style-name="P4">
<text:span text:style-name="T4">
 Read also: </text:span>
 <text:a xlink:type="simple" xlink:href="https://www.ukrinform.ua/rubric-world/3685610-u-bilorusi-zatrimali-kilkoh-advokativ-aki-zahisaut-politvazniv.html" text:style-name="Internet_20_link" text:visited-style-name="Visited_20_Internet_20_Link">
<text:span text:style-name="T4">
 FLITE </text:span>
 <text:span text:style-name="T4">
 </text:span>
 IMED **</text:a>
"We confirm our decisive desire for immediate and unconditional release of all political prisoners held by Lukashenko's regime, and we urge to fulfill our international legal obligations, as well as our obligations as states of participating in the organization on security and cooperation. man and basic freedoms, "Blinken emphasized.</text:p>
      <text:p text:style-name="P4">
Recall that May 21 is marked by the Belarusian democratic community as a day of solidarity with political prisoners. It was on this day in 2021 in Shklovsky colony # 17 in unknown circumstances, the political prisoner Vitold Ashuk died.</text:p>
      <text:p text:style-name="P4">
On May 21, Belarusians will be held around the world on May 21 in order to get attention to what is happening in the country.</text:p>
      <text:p text:style-name="P4">
News Source: <text:a xlink:type="simple" xlink:href="https://www.ukrinform.ua/rubric-world/3712037-blinken-zaklikav-vladu-bilorusi-negajno-zvilniti-vsih-politvazniv.html" text:style-name="Internet_20_link" text:visited-style-name="Visited_20_Internet_20_Link">
https://www.ukrinform.ua/rubric-world/3712037-blinken-zaklikav-vladu-bilorusi-negajno-zvilniti-vsih-politvazniv.html</text:a>
</text:p>
      <!--NEWS-->
      <text:h text:style-name="P10" text:outline-level="1">
<text:span text:style-name="T4">
For work in the Lavra for 2007-2013, ₴ 85 million - Tkachenko was allocated from the state budget</text:span>
</text:h>
      <text:p text:style-name="P4">
Authors: Ukrinform (Person)</text:p>
      <text:p text:style-name="P4">
Publisher: Укринформ (Organization)</text:p>
      <text:p text:style-name="P4">
Published Time: 2023-05-21T-31:46:00+03:00</text:p>
      <text:p text:style-name="P4">
Modified Time: 2023-05-21T01:46:00+03:00</text:p>
      <text:p text:style-name="P4">
Description: In the framework of the inspection of the Kiev-Pechersk Lavra, the Special Commission of the ICIP found that about 85 million UAH was sent to various work in the monastery during 2007-2013. - Ukrinform.</text:p>
      <text:p text:style-name="P4">
Images: ['<text:a xlink:type="simple" xlink:href="https://static.ukrinform.com/photos/2022_02/thumb_files/630_360_1643734510-373.jpg" text:style-name="Internet_20_link" text:visited-style-name="Visited_20_Internet_20_Link">
630_360_16437...</text:a>
']</text:p>
      <text:p text:style-name="P4">
Tags: ['Бюджет', 'Ткаченко', 'Гроші', 'Київська Лавра', 'перевірки', 'МКІП ', 'Єдині новини']</text:p>
      <text:p text:style-name="P4">
Type: Article</text:p>
      <!--METADATA-->
      <text:p text:style-name="P4">
<draw:frame draw:style-name="fr1" draw:name="Image262" text:anchor-type="as-char" svg:width="6.9236in" svg:height="3.956343in" draw:z-index="0">
<draw:image xlink:href="../Images/yкринформ/2023-05-21T-31-46-00-03-00/630_360_1643734510-373.jpg" xlink:type="simple" xlink:show="embed" xlink:actuate="onLoad" draw:mime-type="image/jpeg"/>
</draw:frame>
The Special Commission of the MKIP, in the framework of the inspection of the Kiev-Pechersk Lavra, found that about 85 million UAH was for various works in the monastery in the monastery from the state budget.</text:p>
      <text:p text:style-name="P4">
The only news Minister of Culture and Information Policy Oleksandr Tkachenko said this on the broadcasting of the only news, commenting on the end of the testing by the special two corps of the Kyiv-Pechersk Lavra by the special two corps of Kyiv-Pechersk, Ukrinform correspondent reports.</text:p>
      <text:p text:style-name="P4">
"They need to complete. There are still new buildings that need to be able to understand what to do with them. There are some conclusions, we will talk about them separately when the time comes-soon. years when representatives of one of the religious organizations(which, in fact, was or still in the territory of the Lower Lavra), they said they were raising money, that it was given by philanthropists and believers. Alutian is not so, from 2007 to 2013 85 million hryvnias from the state(This is Yanukovych's time)was transferred to all sorts of work. We now find out in quality: for the construction of new houses or indeed for the preservation of inheritance, ”Tkachenko said.</text:p>
      <text:p text:style-name="P4">
<text:span text:style-name="T4">
 Read also: </text:span>
 <text:a xlink:type="simple" xlink:href="https://www.ukrinform.ua/rubric-society/3708739-tkacenko-pro-niznu-lavru-predstavnikam-upc-mp-oficijno-vidpravlali-list-pro-rozirvanna-dogovoru.html" text:style-name="Internet_20_link" text:visited-style-name="Visited_20_Internet_20_Link">
<text:span text:style-name="T4">
 Lavra </text:span>
</text:a>
He recalled that at the time of the dollar, it is over $ 10 million that rested in <text:a xlink:type="simple" xlink:href="https://www.ukrinform.ua/tag-budzet" text:style-name="Internet_20_link" text:visited-style-name="Visited_20_Internet_20_Link">
</text:a>
Monastery.</text:p>
      <text:p text:style-name="P4">
"Therefore, all these conversations, they say, we ourselves did it ourselves, do not comply with reality," the minister stressed.</text:p>
      <text:p text:style-name="P4">
As reported by Ukrinform, the National Reserve "Kyiv-Pechersk Lavra" has announced the termination of the lease agreement with the Ukrainian Orthodox Church of the Moscow Patriarchate from March 29, 2023.</text:p>
      <text:p text:style-name="P4">
News Source: <text:a xlink:type="simple" xlink:href="https://www.ukrinform.ua/rubric-society/3712028-na-roboti-u-lavri-za-20072013-roki-z-derzbudzetu-vidilili-85-miljoniv-tkacenko.html" text:style-name="Internet_20_link" text:visited-style-name="Visited_20_Internet_20_Link">
https://www.ukrinform.ua/rubric-society/3712028-na-roboti-u-lavri-za-20072013-roki-z-derzbudzetu-vidilili-85-miljoniv-tkacenko.html</text:a>
</text:p>
      <!--NEWS-->
      <text:h text:style-name="P10" text:outline-level="1">
<text:span text:style-name="T4">
Beijing was indignant with the call of the G7 Summit to Taiwan</text:span>
</text:h>
      <text:p text:style-name="P4">
Authors: Ukrinform (Person)</text:p>
      <text:p text:style-name="P4">
Publisher: Укринформ (Organization)</text:p>
      <text:p text:style-name="P4">
Published Time: 2023-05-21T-33:21:00+03:00</text:p>
      <text:p text:style-name="P4">
Modified Time: 2023-05-21T01:21:00+03:00</text:p>
      <text:p text:style-name="P4">
Description: China's authorities sharply criticized the efforts of G7 countries to intervene - according to Beijing - in the country's internal affairs, as well as the position of "seven" in relation to Taiwan. - Ukrinform.</text:p>
      <text:p text:style-name="P4">
Images: ['<text:a xlink:type="simple" xlink:href="https://static.ukrinform.com/photos/2022_08/thumb_files/630_360_1659817785-101.jpg" text:style-name="Internet_20_link" text:visited-style-name="Visited_20_Internet_20_Link">
630_360_16598...</text:a>
']</text:p>
      <text:p text:style-name="P4">
Tags: ['Китай', 'Тайвань', 'Війна з Росією', 'Саміт G7']</text:p>
      <text:p text:style-name="P4">
Type: Article</text:p>
      <!--METADATA-->
      <text:p text:style-name="P4">
<draw:frame draw:style-name="fr1" draw:name="Image263" text:anchor-type="as-char" svg:width="6.9236in" svg:height="3.956343in" draw:z-index="0">
<draw:image xlink:href="../Images/yкринформ/2023-05-21T-33-21-00-03-00/630_360_1659817785-101.jpg" xlink:type="simple" xlink:show="embed" xlink:actuate="onLoad" draw:mime-type="image/jpeg"/>
</draw:frame>
The Knrizko authorities criticized the efforts of the G7 countries to intervene - according to Beijing - the country's inner affairs, as well as the position of "seven" in relation to Taiwan.</text:p>
      <text:p text:style-name="P4">
About it reports Ukrinform with reference to <text:a xlink:type="simple" xlink:href="http://www.nytimes.com/live/2023/05/20/world/russia-ukraine-news" text:style-name="Internet_20_link" text:visited-style-name="Visited_20_Internet_20_Link">
</text:a>
"Seven Group" in a sublime tone speaks of "movement to a peaceful, stable, prosperous world", but what it does, impedes international peace, harms regional stability and suppresses the development of other countries, " - quitted the statement of the Ministry of Foreign Affairs of China.</text:p>
      <text:p text:style-name="P4">
According to Beijing, G7 has ignored his "serious concern about manipulating China -related topics, on the blackening of the PRC, as well as on gross intervention in internal affairs."</text:p>
      <text:p text:style-name="P4">
<text:span text:style-name="T4">
 Read also: </text:span>
 <text:a xlink:type="simple" xlink:href="https://www.ukrinform.ua/rubric-world/3711769-vijna-ce-ne-variant-prezidentka-tajvanu-prokomentuvala-napruzenist-u-vidnosinah-z-kitaem.html" text:style-name="Internet_20_link" text:visited-style-name="Visited_20_Internet_20_Link">
<text:span text:style-name="T4">
 Taiwan </text:span>
</text:a>
According to NYT, the leaders of the Seven have released a communique, which called for "constructive and stable relations" with China, as well as to peace in Taiwanese Strait. The document also contains a call for a binding to use its impact on Russia to force it to withdraw the troops of the Ukrainian.</text:p>
      <text:p text:style-name="P4">
However, the publication notes, even relatively soft comments from G7 leaders in terms of <text:a xlink:type="simple" xlink:href="https://www.ukrinform.ua/tag-tajvan" text:style-name="Internet_20_link" text:visited-style-name="Visited_20_Internet_20_Link">
</text:a>
There is, in terms of the Chinese Foreign Ministry, unacceptable intervention.</text:p>
      <text:p text:style-name="P4">
“Taiwan is Chinese Taiwan. The solution to the Taiwanese issue is a matter of the Chinese people, "the Foreign Ministry states. In his opinion, the G7 Communique is supporting Taiwan's independence, which "will only create serious upheavals for Mimir and stability in the Taiwanese Strait."</text:p>
      <text:p text:style-name="P4">
<text:span text:style-name="T4">
 Read also: </text:span>
 <text:a xlink:type="simple" xlink:href="https://www.ukrinform.ua/rubric-world/3710706-pentagon-anonsuvav-dodatkovu-vijskovu-dopomogu-tajvanu.html" text:style-name="Internet_20_link" text:visited-style-name="Visited_20_Internet_20_Link">
<text:span text:style-name="T4">
 Taiwan </text:span>
</text:a>
At the same time, the Ministry of Foreign Affairs does not comment on the call of G7 leaders to China's pressure on Russia to end the war against Ukraine.</text:p>
      <text:p text:style-name="P4">
As it was reported, the 48th Summit of the Seven Group continues in Japan. Its participants consider ensuring the sustainability of the global economy, including the background of Russian aggression against Ukraine.</text:p>
      <text:p text:style-name="P4">
News Source: <text:a xlink:type="simple" xlink:href="https://www.ukrinform.ua/rubric-world/3712036-pekin-oburivsa-zaklikom-samitu-g7-do-miru-z-tajvanem.html" text:style-name="Internet_20_link" text:visited-style-name="Visited_20_Internet_20_Link">
https://www.ukrinform.ua/rubric-world/3712036-pekin-oburivsa-zaklikom-samitu-g7-do-miru-z-tajvanem.html</text:a>
</text:p>
      <!--NEWS-->
      <text:h text:style-name="P10" text:outline-level="1">
<text:span text:style-name="T4">
Ignati: When will F-16 we will win this war</text:span>
</text:h>
      <text:p text:style-name="P4">
Authors: Ukrinform (Person)</text:p>
      <text:p text:style-name="P4">
Publisher: Укринформ (Organization)</text:p>
      <text:p text:style-name="P4">
Published Time: 2023-05-21T-36:57:00+03:00</text:p>
      <text:p text:style-name="P4">
Modified Time: 2023-05-21T00:57:00+03:00</text:p>
      <text:p text:style-name="P4">
Description: When Ukraine receives F-16 fighters, these multi-purpose planes will be able to cover our territory in areas where there are no air defense complexes. - Ukrinform.</text:p>
      <text:p text:style-name="P4">
Images: ['<text:a xlink:type="simple" xlink:href="https://static.ukrinform.com/photos/2023_04/thumb_files/630_360_1681053650-211.jpg" text:style-name="Internet_20_link" text:visited-style-name="Visited_20_Internet_20_Link">
630_360_16810...</text:a>
']</text:p>
      <text:p text:style-name="P4">
Tags: ['Авіація', 'Винищувач', 'Війна з Росією', 'ППО', 'Юрій Ігнат']</text:p>
      <text:p text:style-name="P4">
Type: Article</text:p>
      <!--METADATA-->
      <text:p text:style-name="P4">
<draw:frame draw:style-name="fr1" draw:name="Image264" text:anchor-type="as-char" svg:width="6.9236in" svg:height="3.956343in" draw:z-index="0">
<draw:image xlink:href="../Images/yкринформ/2023-05-21T-36-57-00-03-00/630_360_1681053650-211.jpg" xlink:type="simple" xlink:show="embed" xlink:actuate="onLoad" draw:mime-type="image/jpeg"/>
</draw:frame>
When the F-16 fighter jets will receive, these multi-purpose aircraft will be able to overlap the territory in areas where there are no air defense complexes.</text:p>
      <text:p text:style-name="P4">
Yuri Ignat's Air Force Cossacks of the Armed Forces of Ukraine told this on air <text:a xlink:type="simple" xlink:href="https://espreso.tv/koli-u-nas-budut-f-16-mi-vigraemo-tsyu-viynu-ignat" text:style-name="Internet_20_link" text:visited-style-name="Visited_20_Internet_20_Link">
</text:a>
, reports Ukrinform.</text:p>
      <text:p text:style-name="P4">
"When the F-16 is, we win this war. , which have existed since the Soviet times, to block the entire territory of Ukraine ... The front line, given Belarus, Transnistria and the Black Sea coast - more -16, the unknown is a fighter cover, it is also part of the air defense… Where there is no air defense, the F -16 will work, "Ignat explained.</text:p>
      <text:p text:style-name="P4">
According to him, the Soviet aircraft could and are incapable of working out today against drones-Kamikadze, as well as winged missiles. Instead, the F-16 can be able to intercept such types of air goals.</text:p>
      <text:p text:style-name="P4">
<text:span text:style-name="T4">
 Read also: </text:span>
 <text:a xlink:type="simple" xlink:href="https://www.ukrinform.ua/rubric-ato/3711648-koalicia-vinisuvaciv-ukraj-vazliva-dla-poratunku-tisac-zittiv-civilnih-glava-op.html" text:style-name="Internet_20_link" text:visited-style-name="Visited_20_Internet_20_Link">
<text:span text:style-name="T4">
 fighters </text:span>
</text:a>
"With this <text:a xlink:type="simple" xlink:href="https://www.ukrinform.ua/tag-vinisuvac" text:style-name="Internet_20_link" text:visited-style-name="Visited_20_Internet_20_Link">
 </text:a>
The efficiency of HARM missiles, JDAM -driven missiles and more will increase. The F-16 will help our Ukrainian troops to quickly deduct the Ukrainian territories, because it will be attracted to hostile commanding points, military groups, logistics supplies. Similarly, these fighters are able to put order at sea, having anti -ship missiles, " - said the spokesman of the Air Force Command.</text:p>
      <text:p text:style-name="P4">
As reported by Ukrinform, <text:a xlink:type="simple" xlink:href="https://www.ukrinform.ua/rubric-polytics/3711542-navcanna-ukrainskih-pilotiv-na-f16-bajden-pidtverdiv-ucast-amerikanskih-instruktoriv.html" text:style-name="Internet_20_link" text:visited-style-name="Visited_20_Internet_20_Link">
</text:a>
that the United States will support the efforts of the preparation of Ukrainian pilots on Western aircraft, including F-16.</text:p>
      <text:p text:style-name="P4">
News Source: <text:a xlink:type="simple" xlink:href="https://www.ukrinform.ua/rubric-ato/3712035-ignat-koli-budut-f16-mi-vigraemo-cu-vijnu.html" text:style-name="Internet_20_link" text:visited-style-name="Visited_20_Internet_20_Link">
https://www.ukrinform.ua/rubric-ato/3712035-ignat-koli-budut-f16-mi-vigraemo-cu-vijnu.html</text:a>
</text:p>
      <!--NEWS-->
      <text:h text:style-name="P10" text:outline-level="1">
<text:span text:style-name="T4">
Yermak discussed the formula of peace with advisers to US, Britain, France and Germany</text:span>
</text:h>
      <text:p text:style-name="P4">
Authors: Ukrinform (Person)</text:p>
      <text:p text:style-name="P4">
Publisher: Укринформ (Organization)</text:p>
      <text:p text:style-name="P4">
Published Time: 2023-05-21T-38:33:00+03:00</text:p>
      <text:p text:style-name="P4">
Modified Time: 2023-05-21T00:33:00+03:00</text:p>
      <text:p text:style-name="P4">
Description: Within the G7 Summit, Presidential Office Andriy Yermak met with National Security Advisers and Foreign Policy Issues of US leaders, Great Britain, France and Germany. - Ukrinform.</text:p>
      <text:p text:style-name="P4">
Images: ['<text:a xlink:type="simple" xlink:href="https://static.ukrinform.com/photos/2023_05/thumb_files/630_360_1684618291-280.jpg" text:style-name="Internet_20_link" text:visited-style-name="Visited_20_Internet_20_Link">
630_360_16846...</text:a>
']</text:p>
      <text:p text:style-name="P4">
Tags: ['Переговори', 'Єрмак', 'Війна з Росією', 'Саміт G7', 'Формула миру']</text:p>
      <text:p text:style-name="P4">
Type: Article</text:p>
      <!--METADATA-->
      <text:p text:style-name="P4">
<draw:frame draw:style-name="fr1" draw:name="Image265" text:anchor-type="as-char" svg:width="6.9236in" svg:height="3.956343in" draw:z-index="0">
<draw:image xlink:href="../Images/yкринформ/2023-05-21T-38-33-00-03-00/630_360_1684618291-280.jpg" xlink:type="simple" xlink:show="embed" xlink:actuate="onLoad" draw:mime-type="image/jpeg"/>
</draw:frame>
Within the G7, Presidential Head Andriy Yermak met with advisers to the Safety and Foreign Policy Issues of US leaders, Great Britain, France and Germany.</text:p>
      <text:p text:style-name="P4">
Yermak reported this in <text:a xlink:type="simple" xlink:href="https://t.me/s/ermaka2022" text:style-name="Internet_20_link" text:visited-style-name="Visited_20_Internet_20_Link">
</text:a>
, reports Ukrinform.</text:p>
      <text:p text:style-name="P4">
“On G7 in Japan, for the first time since a full-scale invasion, they met with a time with the US Presidential Advisor Jake Sullivan, the advisor to the National Security Catfish A braid, ” - writer OP.</text:p>
      <text:p text:style-name="P4">
According to him, the participants of the meeting discussed the formula of Peace of Presidentialolodimir Zelensky.</text:p>
      <text:p text:style-name="P4">
Yermak noted that today Ukraine is armed with Nativ weapons provided by Union, USA, United Kingdom, France, Germany, Italy and others: “Naychaarmia has already reached standards <text:a xlink:type="simple" xlink:href="https://www.ukrinform.ua/tag-nato" text:style-name="Internet_20_link" text:visited-style-name="Visited_20_Internet_20_Link">
</text:a>
I am ahead - aviation. We need to take the winning step in the war and put a point of security issues. "</text:p>
      <text:p text:style-name="P4">
<text:span text:style-name="T4">
 Read also: </text:span>
 <text:a xlink:type="simple" xlink:href="https://www.ukrinform.ua/rubric-ato/3711648-koalicia-vinisuvaciv-ukraj-vazliva-dla-poratunku-tisac-zittiv-civilnih-glava-op.html" text:style-name="Internet_20_link" text:visited-style-name="Visited_20_Internet_20_Link">
</text:a>
The OP Head also informed that the meeting was about the safety and future of Europe and the event with Ukraine.</text:p>
      <text:p text:style-name="P4">
“It is clear that we need a victory in the war and it will be. But now we will build models that will make the world order and security architecture stronger, and prevent the repetition of such aggression in the future. Vladimir Zelensky has a clear vision of such security architecture, ”Yermak proclaimed.</text:p>
      <text:p text:style-name="P4">
As reported, <text:a xlink:type="simple" xlink:href="https://www.ukrinform.ua/rubric-polytics/3711148-ukraina-namagaetsa-donesti-do-arabskih-krain-svou-formulu-miru-ermak.html" text:style-name="Internet_20_link" text:visited-style-name="Visited_20_Internet_20_Link">
</text:a>
that Ukraine wants to protect all states of the world from the aggression that itself has arisen, and is trying to convey the formula of peace to the Arab world.</text:p>
      <text:p text:style-name="P4">
<text:span text:style-name="T5">
Foto: op</text:span>
</text:p>
      <text:p text:style-name="P4">
News Source: <text:a xlink:type="simple" xlink:href="https://www.ukrinform.ua/rubric-polytics/3712034-ermak-obgovoriv-formulu-miru-z-radnikami-lideriv-ssa-britanii-francii-ta-nimeccini.html" text:style-name="Internet_20_link" text:visited-style-name="Visited_20_Internet_20_Link">
https://www.ukrinform.ua/rubric-polytics/3712034-ermak-obgovoriv-formulu-miru-z-radnikami-lideriv-ssa-britanii-francii-ta-nimeccini.html</text:a>
</text:p>
      <!--NEWS-->
      <text:h text:style-name="P10" text:outline-level="1">
<text:span text:style-name="T4">
On Sunday, Ukraine warms up to +23 °, sometimes likely thunderstorms</text:span>
</text:h>
      <text:p text:style-name="P4">
Authors: Ukrinform (Person)</text:p>
      <text:p text:style-name="P4">
Publisher: Укринформ (Organization)</text:p>
      <text:p text:style-name="P4">
Published Time: 2023-05-21T-40:18:00+03:00</text:p>
      <text:p text:style-name="P4">
Modified Time: 2023-05-21T00:18:00+03:00</text:p>
      <text:p text:style-name="P4">
Description: In some areas, short-term rain, thunderstorms, 8-13 ° at night will be held on Sunday, 18-23 ° in the afternoon. - Ukrinform.</text:p>
      <text:p text:style-name="P4">
Images: ['<text:a xlink:type="simple" xlink:href="https://static.ukrinform.com/photos/2023_05/thumb_files/630_360_1684592956-913.jpg" text:style-name="Internet_20_link" text:visited-style-name="Visited_20_Internet_20_Link">
630_360_16845...</text:a>
']</text:p>
      <text:p text:style-name="P4">
Tags: ['Дощ', 'Гроза', 'Погода', 'Прогноз']</text:p>
      <text:p text:style-name="P4">
Type: Article</text:p>
      <!--METADATA-->
      <text:p text:style-name="P4">
<draw:frame draw:style-name="fr1" draw:name="Image266" text:anchor-type="as-char" svg:width="6.9236in" svg:height="3.956343in" draw:z-index="0">
<draw:image xlink:href="../Images/yкринформ/2023-05-21T-40-18-00-03-00/630_360_1684592956-913.jpg" xlink:type="simple" xlink:show="embed" xlink:actuate="onLoad" draw:mime-type="image/jpeg"/>
</draw:frame>
In individual houses on Sunday, there will be a short-term rain, sometimes thunderstorms, temperature at night 8-13 °, in the afternoon 18-23 °.</text:p>
      <text:p text:style-name="P4">
Ukrinform was reported at the Ukrainian Hydrometeorological Center.</text:p>
      <text:p text:style-name="P4">
"At night in the Carpathian region, in the daytime in the southern part, the eastern and most central regions are small short -term <text:a xlink:type="simple" xlink:href="https://www.ukrinform.ua/tag-dos" text:style-name="Internet_20_link" text:visited-style-name="Visited_20_Internet_20_Link">
</text:a>
, thunderstorms; in the rest of the territory without precipitation. Northeast wind, 5-10 m/s. The night temperature is 8-13 °, in the daytime 18-23 °, in the Carpathians 13-18 °; The sellout at night 12-17 °, in the afternoon 22-27 ° ",-the message reads.</text:p>
      <text:p text:style-name="P4">
In Kiev and the region, May 21, precipitation is not forecast. Northeast wind, 5-10 m/s. In the capital, the temperature at night is about 10 °, in the afternoon 19-21 °, at Kyiv region 8-13 °, in the afternoon 18-23 °.</text:p>
      <text:p text:style-name="P4">
According to the forecast, in the southern, eastern, most central regions, in the afternoon, May 23 and in the northern regions, small -scale rains, thunderstorms, in the rest of the territory without precipitation will be held in the northern regions. Viterp-east, 5-10 m/s. Temperature at night 9-14 °, in the southern and east-hips up to 16 °; in the afternoon 18-23 °.</text:p>
      <text:p text:style-name="P4">
In Kiev and the region, precipitation is not predicted, only during the day on May 23, short -term rain, sometimes thunderstorms. The wind northeast, 5-10 m/C. In the capitals, the temperature at night 12-14 °, in the afternoon 21-23 °, in the Kiev region at night 9-14 °, in the afternoon 18-23 °.</text:p>
      <text:p text:style-name="P4">
<text:span text:style-name="T4">
 Read also: </text:span>
 <text:a xlink:type="simple" xlink:href="https://www.ukrinform.ua/rubric-technology/3694782-prognoz-pogodi-za-30-sekund-u-kitai-rozrobili-sistemu-na-osnovi-stucnogo-intelektu.html" text:style-name="Internet_20_link" text:visited-style-name="Visited_20_Internet_20_Link">
<text:span text:style-name="T4">
 seconds </text:span>
</text:a>
Forecasters are forecasting May 24-25 at night in the eastern and southeastern parts, in the afternoon in Ukraine(In addition to most western areas), short -lived, thunderstorms; in the rest of the territory without significant rainfall. The temperature at night9-15 °, in the afternoon 20-26 °.</text:p>
      <text:p text:style-name="P4">
In Kyiv and the region on May 24-25, at night without significant rainfall, in the afternoon short-lived, thunderstorms. In the capital, the temperature at night 12-14 °, in the afternoon 24-26 °, Nakyev region at night 10-15 °, in the afternoon 21-26 °.</text:p>
      <text:p text:style-name="P4">
News Source: <text:a xlink:type="simple" xlink:href="https://www.ukrinform.ua/rubric-regions/3711938-u-nedilu-ukrainu-progrie-do-23-podekudi-jmovirni-grozi.html" text:style-name="Internet_20_link" text:visited-style-name="Visited_20_Internet_20_Link">
https://www.ukrinform.ua/rubric-regions/3711938-u-nedilu-ukrainu-progrie-do-23-podekudi-jmovirni-grozi.html</text:a>
</text:p>
      <!--NEWS-->
      <text:h text:style-name="P10" text:outline-level="1">
<text:span text:style-name="T4">
In Dnipropetrovsk there was an aircraft - the head of the Ova</text:span>
</text:h>
      <text:p text:style-name="P4">
Authors: Ukrinform (Person)</text:p>
      <text:p text:style-name="P4">
Publisher: Укринформ (Organization)</text:p>
      <text:p text:style-name="P4">
Published Time: 2023-05-21T-42:02:00+03:00</text:p>
      <text:p text:style-name="P4">
Modified Time: 2023-05-21T00:02:00+03:00</text:p>
      <text:p text:style-name="P4">
Description: During air anxiety in the Dnipropetrovsk region, the forces of air defense worked. - Ukrinform.</text:p>
      <text:p text:style-name="P4">
Images: ['<text:a xlink:type="simple" xlink:href="https://static.ukrinform.com/photos/2022_03/thumb_files/630_360_1646577156-596.jpg" text:style-name="Internet_20_link" text:visited-style-name="Visited_20_Internet_20_Link">
630_360_16465...</text:a>
']</text:p>
      <text:p text:style-name="P4">
Tags: ['Дніпропетровщина', 'Вибух', 'Війна з Росією', 'Повітряна тривога', 'ППО']</text:p>
      <text:p text:style-name="P4">
Type: Article</text:p>
      <!--METADATA-->
      <text:p text:style-name="P4">
<draw:frame draw:style-name="fr1" draw:name="Image267" text:anchor-type="as-char" svg:width="6.9236in" svg:height="3.956343in" draw:z-index="0">
<draw:image xlink:href="../Images/yкринформ/2023-05-21T-42-02-00-03-00/630_360_1646577156-596.jpg" xlink:type="simple" xlink:show="embed" xlink:actuate="onLoad" draw:mime-type="image/jpeg"/>
</draw:frame>
During the air anxiety in the Dnipropetrovsk region, the forces of air defense worked.</text:p>
      <text:p text:style-name="P4">
About it in <text:a xlink:type="simple" xlink:href="https://t.me/s/dnipropetrovskaODA" text:style-name="Internet_20_link" text:visited-style-name="Visited_20_Internet_20_Link">
</text:a>
Sergey Lisak reported Chief Properepetrovsk Ova, Ukrinform reports.</text:p>
      <text:p text:style-name="P4">
"The sky guards work!" He wrote.</text:p>
      <text:p text:style-name="P4">
During <text:a xlink:type="simple" xlink:href="https://www.ukrinform.ua/tag-povitrana-trivoga" text:style-name="Internet_20_link" text:visited-style-name="Visited_20_Internet_20_Link">
 </text:a>
Lisak urged to keep peace and stay in safe places.</text:p>
      <text:p text:style-name="P4">
<text:span text:style-name="T4">
 Read also: </text:span>
 <text:a xlink:type="simple" xlink:href="https://www.ukrinform.ua/rubric-ato/3711959-na-pivdni-ppo-znisila-pat-rosijskih-bezpilotnikiv.html" text:style-name="Internet_20_link" text:visited-style-name="Visited_20_Internet_20_Link">
<text:span text:style-name="T4">
 air defense </text:span>
</text:a>
Earlier it was reported that several explosions occurred in the Dnieper.</text:p>
      <text:p text:style-name="P4">
News Source: <text:a xlink:type="simple" xlink:href="https://www.ukrinform.ua/rubric-ato/3712033-na-dnipropetrovsini-pracuvala-ppo-golova-ova.html" text:style-name="Internet_20_link" text:visited-style-name="Visited_20_Internet_20_Link">
https://www.ukrinform.ua/rubric-ato/3712033-na-dnipropetrovsini-pracuvala-ppo-golova-ova.html</text:a>
</text:p>
      <!--NEWS-->
      <text:h text:style-name="P10" text:outline-level="1">
<text:span text:style-name="T4">
In Dnipropetrovsk there was an aircraft - the head of the Ova</text:span>
</text:h>
      <text:p text:style-name="P4">
Authors: Ukrinform (Person)</text:p>
      <text:p text:style-name="P4">
Publisher: Укринформ (Organization)</text:p>
      <text:p text:style-name="P4">
Published Time: 2023-05-21T00:02:00+03:00</text:p>
      <text:p text:style-name="P4">
Modified Time: 2023-05-21T00:02:00+03:00</text:p>
      <text:p text:style-name="P4">
Description: During air anxiety in the Dnipropetrovsk region, the forces of air defense worked. - Ukrinform.</text:p>
      <text:p text:style-name="P4">
Images: ['<text:a xlink:type="simple" xlink:href="https://static.ukrinform.com/photos/2022_03/thumb_files/630_360_1646577156-596.jpg" text:style-name="Internet_20_link" text:visited-style-name="Visited_20_Internet_20_Link">
630_360_16465...</text:a>
']</text:p>
      <text:p text:style-name="P4">
Tags: ['Дніпропетровщина', 'Вибух', 'Війна з Росією', 'Повітряна тривога', 'ППО']</text:p>
      <text:p text:style-name="P4">
Type: Article</text:p>
      <!--METADATA-->
      <text:p text:style-name="P4">
<draw:frame draw:style-name="fr1" draw:name="Image268" text:anchor-type="as-char" svg:width="6.9236in" svg:height="3.956343in" draw:z-index="0">
<draw:image xlink:href="../Images/yкринформ/2023-05-21T00-02-00-03-00/630_360_1646577156-596.jpg" xlink:type="simple" xlink:show="embed" xlink:actuate="onLoad" draw:mime-type="image/jpeg"/>
</draw:frame>
During the air anxiety in the Dnipropetrovsk region, the forces of air defense worked.</text:p>
      <text:p text:style-name="P4">
About it in <text:a xlink:type="simple" xlink:href="https://t.me/s/dnipropetrovskaODA" text:style-name="Internet_20_link" text:visited-style-name="Visited_20_Internet_20_Link">
</text:a>
Sergey Lisak reported Chief Properepetrovsk Ova, Ukrinform reports.</text:p>
      <text:p text:style-name="P4">
"The sky guards work!" He wrote.</text:p>
      <text:p text:style-name="P4">
During <text:a xlink:type="simple" xlink:href="https://www.ukrinform.ua/tag-povitrana-trivoga" text:style-name="Internet_20_link" text:visited-style-name="Visited_20_Internet_20_Link">
 </text:a>
Lisak urged to keep peace and stay in safe places.</text:p>
      <text:p text:style-name="P4">
<text:span text:style-name="T4">
 Read also: </text:span>
 <text:a xlink:type="simple" xlink:href="https://www.ukrinform.ua/rubric-ato/3711959-na-pivdni-ppo-znisila-pat-rosijskih-bezpilotnikiv.html" text:style-name="Internet_20_link" text:visited-style-name="Visited_20_Internet_20_Link">
<text:span text:style-name="T4">
 air defense </text:span>
</text:a>
Earlier it was reported that several explosions occurred in the Dnieper.</text:p>
      <text:p text:style-name="P4">
News Source: <text:a xlink:type="simple" xlink:href="https://www.ukrinform.ua/rubric-ato/3712033-na-dnipropetrovsini-pracuvala-ppo-golova-ova.html" text:style-name="Internet_20_link" text:visited-style-name="Visited_20_Internet_20_Link">
https://www.ukrinform.ua/rubric-ato/3712033-na-dnipropetrovsini-pracuvala-ppo-golova-ova.html</text:a>
</text:p>
      <!--NEWS-->
      <text:h text:style-name="P10" text:outline-level="1">
<text:span text:style-name="T4">
On Sunday, Ukraine warms up to +23 °, sometimes likely thunderstorms</text:span>
</text:h>
      <text:p text:style-name="P4">
Authors: Ukrinform (Person)</text:p>
      <text:p text:style-name="P4">
Publisher: Укринформ (Organization)</text:p>
      <text:p text:style-name="P4">
Published Time: 2023-05-21T00:18:00+03:00</text:p>
      <text:p text:style-name="P4">
Modified Time: 2023-05-21T00:18:00+03:00</text:p>
      <text:p text:style-name="P4">
Description: In some areas, short-term rain, thunderstorms, 8-13 ° at night will be held on Sunday, 18-23 ° in the afternoon. - Ukrinform.</text:p>
      <text:p text:style-name="P4">
Images: ['<text:a xlink:type="simple" xlink:href="https://static.ukrinform.com/photos/2023_05/thumb_files/630_360_1684592956-913.jpg" text:style-name="Internet_20_link" text:visited-style-name="Visited_20_Internet_20_Link">
630_360_16845...</text:a>
']</text:p>
      <text:p text:style-name="P4">
Tags: ['Дощ', 'Гроза', 'Погода', 'Прогноз']</text:p>
      <text:p text:style-name="P4">
Type: Article</text:p>
      <!--METADATA-->
      <text:p text:style-name="P4">
<draw:frame draw:style-name="fr1" draw:name="Image269" text:anchor-type="as-char" svg:width="6.9236in" svg:height="3.956343in" draw:z-index="0">
<draw:image xlink:href="../Images/yкринформ/2023-05-21T00-18-00-03-00/630_360_1684592956-913.jpg" xlink:type="simple" xlink:show="embed" xlink:actuate="onLoad" draw:mime-type="image/jpeg"/>
</draw:frame>
In individual houses on Sunday, there will be a short-term rain, sometimes thunderstorms, temperature at night 8-13 °, in the afternoon 18-23 °.</text:p>
      <text:p text:style-name="P4">
Ukrinform was reported at the Ukrainian Hydrometeorological Center.</text:p>
      <text:p text:style-name="P4">
"At night in the Carpathian region, in the daytime in the southern part, the eastern and most central regions are small short -term <text:a xlink:type="simple" xlink:href="https://www.ukrinform.ua/tag-dos" text:style-name="Internet_20_link" text:visited-style-name="Visited_20_Internet_20_Link">
</text:a>
, thunderstorms; in the rest of the territory without precipitation. Northeast wind, 5-10 m/s. The night temperature is 8-13 °, in the daytime 18-23 °, in the Carpathians 13-18 °; The sellout at night 12-17 °, in the afternoon 22-27 ° ",-the message reads.</text:p>
      <text:p text:style-name="P4">
In Kiev and the region, May 21, precipitation is not forecast. Northeast wind, 5-10 m/s. In the capital, the temperature at night is about 10 °, in the afternoon 19-21 °, at Kyiv region 8-13 °, in the afternoon 18-23 °.</text:p>
      <text:p text:style-name="P4">
According to the forecast, in the southern, eastern, most central regions, in the afternoon, May 23 and in the northern regions, small -scale rains, thunderstorms, in the rest of the territory without precipitation will be held in the northern regions. Viterp-east, 5-10 m/s. Temperature at night 9-14 °, in the southern and east-hips up to 16 °; in the afternoon 18-23 °.</text:p>
      <text:p text:style-name="P4">
In Kiev and the region, precipitation is not predicted, only during the day on May 23, short -term rain, sometimes thunderstorms. The wind northeast, 5-10 m/C. In the capitals, the temperature at night 12-14 °, in the afternoon 21-23 °, in the Kiev region at night 9-14 °, in the afternoon 18-23 °.</text:p>
      <text:p text:style-name="P4">
<text:span text:style-name="T4">
 Read also: </text:span>
 <text:a xlink:type="simple" xlink:href="https://www.ukrinform.ua/rubric-technology/3694782-prognoz-pogodi-za-30-sekund-u-kitai-rozrobili-sistemu-na-osnovi-stucnogo-intelektu.html" text:style-name="Internet_20_link" text:visited-style-name="Visited_20_Internet_20_Link">
<text:span text:style-name="T4">
 seconds </text:span>
</text:a>
Forecasters are forecasting May 24-25 at night in the eastern and southeastern parts, in the afternoon in Ukraine(In addition to most western areas), short -lived, thunderstorms; in the rest of the territory without significant rainfall. The temperature at night9-15 °, in the afternoon 20-26 °.</text:p>
      <text:p text:style-name="P4">
In Kyiv and the region on May 24-25, at night without significant rainfall, in the afternoon short-lived, thunderstorms. In the capital, the temperature at night 12-14 °, in the afternoon 24-26 °, Nakyev region at night 10-15 °, in the afternoon 21-26 °.</text:p>
      <text:p text:style-name="P4">
News Source: <text:a xlink:type="simple" xlink:href="https://www.ukrinform.ua/rubric-regions/3711938-u-nedilu-ukrainu-progrie-do-23-podekudi-jmovirni-grozi.html" text:style-name="Internet_20_link" text:visited-style-name="Visited_20_Internet_20_Link">
https://www.ukrinform.ua/rubric-regions/3711938-u-nedilu-ukrainu-progrie-do-23-podekudi-jmovirni-grozi.html</text:a>
</text:p>
      <!--NEWS-->
      <text:h text:style-name="P10" text:outline-level="1">
<text:span text:style-name="T4">
Yermak discussed the formula of peace with advisers to US, Britain, France and Germany</text:span>
</text:h>
      <text:p text:style-name="P4">
Authors: Ukrinform (Person)</text:p>
      <text:p text:style-name="P4">
Publisher: Укринформ (Organization)</text:p>
      <text:p text:style-name="P4">
Published Time: 2023-05-21T00:33:00+03:00</text:p>
      <text:p text:style-name="P4">
Modified Time: 2023-05-21T00:33:00+03:00</text:p>
      <text:p text:style-name="P4">
Description: Within the G7 Summit, Presidential Office Andriy Yermak met with National Security Advisers and Foreign Policy Issues of US leaders, Great Britain, France and Germany. - Ukrinform.</text:p>
      <text:p text:style-name="P4">
Images: ['<text:a xlink:type="simple" xlink:href="https://static.ukrinform.com/photos/2023_05/thumb_files/630_360_1684618291-280.jpg" text:style-name="Internet_20_link" text:visited-style-name="Visited_20_Internet_20_Link">
630_360_16846...</text:a>
']</text:p>
      <text:p text:style-name="P4">
Tags: ['Переговори', 'Єрмак', 'Війна з Росією', 'Саміт G7', 'Формула миру']</text:p>
      <text:p text:style-name="P4">
Type: Article</text:p>
      <!--METADATA-->
      <text:p text:style-name="P4">
<draw:frame draw:style-name="fr1" draw:name="Image270" text:anchor-type="as-char" svg:width="6.9236in" svg:height="3.956343in" draw:z-index="0">
<draw:image xlink:href="../Images/yкринформ/2023-05-21T00-33-00-03-00/630_360_1684618291-280.jpg" xlink:type="simple" xlink:show="embed" xlink:actuate="onLoad" draw:mime-type="image/jpeg"/>
</draw:frame>
Within the G7, Presidential Head Andriy Yermak met with advisers to the Safety and Foreign Policy Issues of US leaders, Great Britain, France and Germany.</text:p>
      <text:p text:style-name="P4">
Yermak reported this in <text:a xlink:type="simple" xlink:href="https://t.me/s/ermaka2022" text:style-name="Internet_20_link" text:visited-style-name="Visited_20_Internet_20_Link">
</text:a>
, reports Ukrinform.</text:p>
      <text:p text:style-name="P4">
“On G7 in Japan, for the first time since a full-scale invasion, they met with a time with the US Presidential Advisor Jake Sullivan, the advisor to the National Security Catfish A braid, ” - writer OP.</text:p>
      <text:p text:style-name="P4">
According to him, the participants of the meeting discussed the formula of Peace of Presidentialolodimir Zelensky.</text:p>
      <text:p text:style-name="P4">
Yermak noted that today Ukraine is armed with Nativ weapons provided by Union, USA, United Kingdom, France, Germany, Italy and others: “Naychaarmia has already reached standards <text:a xlink:type="simple" xlink:href="https://www.ukrinform.ua/tag-nato" text:style-name="Internet_20_link" text:visited-style-name="Visited_20_Internet_20_Link">
</text:a>
I am ahead - aviation. We need to take the winning step in the war and put a point of security issues. "</text:p>
      <text:p text:style-name="P4">
<text:span text:style-name="T4">
 Read also: </text:span>
 <text:a xlink:type="simple" xlink:href="https://www.ukrinform.ua/rubric-ato/3711648-koalicia-vinisuvaciv-ukraj-vazliva-dla-poratunku-tisac-zittiv-civilnih-glava-op.html" text:style-name="Internet_20_link" text:visited-style-name="Visited_20_Internet_20_Link">
</text:a>
The OP Head also informed that the meeting was about the safety and future of Europe and the event with Ukraine.</text:p>
      <text:p text:style-name="P4">
“It is clear that we need a victory in the war and it will be. But now we will build models that will make the world order and security architecture stronger, and prevent the repetition of such aggression in the future. Vladimir Zelensky has a clear vision of such security architecture, ”Yermak proclaimed.</text:p>
      <text:p text:style-name="P4">
As reported, <text:a xlink:type="simple" xlink:href="https://www.ukrinform.ua/rubric-polytics/3711148-ukraina-namagaetsa-donesti-do-arabskih-krain-svou-formulu-miru-ermak.html" text:style-name="Internet_20_link" text:visited-style-name="Visited_20_Internet_20_Link">
</text:a>
that Ukraine wants to protect all states of the world from the aggression that itself has arisen, and is trying to convey the formula of peace to the Arab world.</text:p>
      <text:p text:style-name="P4">
<text:span text:style-name="T5">
Foto: op</text:span>
</text:p>
      <text:p text:style-name="P4">
News Source: <text:a xlink:type="simple" xlink:href="https://www.ukrinform.ua/rubric-polytics/3712034-ermak-obgovoriv-formulu-miru-z-radnikami-lideriv-ssa-britanii-francii-ta-nimeccini.html" text:style-name="Internet_20_link" text:visited-style-name="Visited_20_Internet_20_Link">
https://www.ukrinform.ua/rubric-polytics/3712034-ermak-obgovoriv-formulu-miru-z-radnikami-lideriv-ssa-britanii-francii-ta-nimeccini.html</text:a>
</text:p>
      <!--NEWS-->
      <text:h text:style-name="P10" text:outline-level="1">
<text:span text:style-name="T4">
Ignati: When will F-16 we will win this war</text:span>
</text:h>
      <text:p text:style-name="P4">
Authors: Ukrinform (Person)</text:p>
      <text:p text:style-name="P4">
Publisher: Укринформ (Organization)</text:p>
      <text:p text:style-name="P4">
Published Time: 2023-05-21T00:57:00+03:00</text:p>
      <text:p text:style-name="P4">
Modified Time: 2023-05-21T00:57:00+03:00</text:p>
      <text:p text:style-name="P4">
Description: When Ukraine receives F-16 fighters, these multi-purpose planes will be able to cover our territory in areas where there are no air defense complexes. - Ukrinform.</text:p>
      <text:p text:style-name="P4">
Images: ['<text:a xlink:type="simple" xlink:href="https://static.ukrinform.com/photos/2023_04/thumb_files/630_360_1681053650-211.jpg" text:style-name="Internet_20_link" text:visited-style-name="Visited_20_Internet_20_Link">
630_360_16810...</text:a>
']</text:p>
      <text:p text:style-name="P4">
Tags: ['Авіація', 'Винищувач', 'Війна з Росією', 'ППО', 'Юрій Ігнат']</text:p>
      <text:p text:style-name="P4">
Type: Article</text:p>
      <!--METADATA-->
      <text:p text:style-name="P4">
<draw:frame draw:style-name="fr1" draw:name="Image271" text:anchor-type="as-char" svg:width="6.9236in" svg:height="3.956343in" draw:z-index="0">
<draw:image xlink:href="../Images/yкринформ/2023-05-21T00-57-00-03-00/630_360_1681053650-211.jpg" xlink:type="simple" xlink:show="embed" xlink:actuate="onLoad" draw:mime-type="image/jpeg"/>
</draw:frame>
When the F-16 fighter jets will receive, these multi-purpose aircraft will be able to overlap the territory in areas where there are no air defense complexes.</text:p>
      <text:p text:style-name="P4">
Yuri Ignat's Air Force Cossacks of the Armed Forces of Ukraine told this on air <text:a xlink:type="simple" xlink:href="https://espreso.tv/koli-u-nas-budut-f-16-mi-vigraemo-tsyu-viynu-ignat" text:style-name="Internet_20_link" text:visited-style-name="Visited_20_Internet_20_Link">
</text:a>
, reports Ukrinform.</text:p>
      <text:p text:style-name="P4">
"When the F-16 is, we win this war. , which have existed since the Soviet times, to block the entire territory of Ukraine ... The front line, given Belarus, Transnistria and the Black Sea coast - more -16, the unknown is a fighter cover, it is also part of the air defense… Where there is no air defense, the F -16 will work, "Ignat explained.</text:p>
      <text:p text:style-name="P4">
According to him, the Soviet aircraft could and are incapable of working out today against drones-Kamikadze, as well as winged missiles. Instead, the F-16 can be able to intercept such types of air goals.</text:p>
      <text:p text:style-name="P4">
<text:span text:style-name="T4">
 Read also: </text:span>
 <text:a xlink:type="simple" xlink:href="https://www.ukrinform.ua/rubric-ato/3711648-koalicia-vinisuvaciv-ukraj-vazliva-dla-poratunku-tisac-zittiv-civilnih-glava-op.html" text:style-name="Internet_20_link" text:visited-style-name="Visited_20_Internet_20_Link">
<text:span text:style-name="T4">
 fighters </text:span>
</text:a>
"With this <text:a xlink:type="simple" xlink:href="https://www.ukrinform.ua/tag-vinisuvac" text:style-name="Internet_20_link" text:visited-style-name="Visited_20_Internet_20_Link">
 </text:a>
The efficiency of HARM missiles, JDAM -driven missiles and more will increase. The F-16 will help our Ukrainian troops to quickly deduct the Ukrainian territories, because it will be attracted to hostile commanding points, military groups, logistics supplies. Similarly, these fighters are able to put order at sea, having anti -ship missiles, " - said the spokesman of the Air Force Command.</text:p>
      <text:p text:style-name="P4">
As reported by Ukrinform, <text:a xlink:type="simple" xlink:href="https://www.ukrinform.ua/rubric-polytics/3711542-navcanna-ukrainskih-pilotiv-na-f16-bajden-pidtverdiv-ucast-amerikanskih-instruktoriv.html" text:style-name="Internet_20_link" text:visited-style-name="Visited_20_Internet_20_Link">
</text:a>
that the United States will support the efforts of the preparation of Ukrainian pilots on Western aircraft, including F-16.</text:p>
      <text:p text:style-name="P4">
News Source: <text:a xlink:type="simple" xlink:href="https://www.ukrinform.ua/rubric-ato/3712035-ignat-koli-budut-f16-mi-vigraemo-cu-vijnu.html" text:style-name="Internet_20_link" text:visited-style-name="Visited_20_Internet_20_Link">
https://www.ukrinform.ua/rubric-ato/3712035-ignat-koli-budut-f16-mi-vigraemo-cu-vijnu.html</text:a>
</text:p>
      <!--NEWS-->
      <text:h text:style-name="P10" text:outline-level="1">
<text:span text:style-name="T4">
Beijing was indignant with the call of the G7 Summit to Taiwan</text:span>
</text:h>
      <text:p text:style-name="P4">
Authors: Ukrinform (Person)</text:p>
      <text:p text:style-name="P4">
Publisher: Укринформ (Organization)</text:p>
      <text:p text:style-name="P4">
Published Time: 2023-05-21T01:21:00+03:00</text:p>
      <text:p text:style-name="P4">
Modified Time: 2023-05-21T01:21:00+03:00</text:p>
      <text:p text:style-name="P4">
Description: China's authorities sharply criticized the efforts of G7 countries to intervene - according to Beijing - in the country's internal affairs, as well as the position of "seven" in relation to Taiwan. - Ukrinform.</text:p>
      <text:p text:style-name="P4">
Images: ['<text:a xlink:type="simple" xlink:href="https://static.ukrinform.com/photos/2022_08/thumb_files/630_360_1659817785-101.jpg" text:style-name="Internet_20_link" text:visited-style-name="Visited_20_Internet_20_Link">
630_360_16598...</text:a>
']</text:p>
      <text:p text:style-name="P4">
Tags: ['Китай', 'Тайвань', 'Війна з Росією', 'Саміт G7']</text:p>
      <text:p text:style-name="P4">
Type: Article</text:p>
      <!--METADATA-->
      <text:p text:style-name="P4">
<draw:frame draw:style-name="fr1" draw:name="Image272" text:anchor-type="as-char" svg:width="6.9236in" svg:height="3.956343in" draw:z-index="0">
<draw:image xlink:href="../Images/yкринформ/2023-05-21T01-21-00-03-00/630_360_1659817785-101.jpg" xlink:type="simple" xlink:show="embed" xlink:actuate="onLoad" draw:mime-type="image/jpeg"/>
</draw:frame>
The Knrizko authorities criticized the efforts of the G7 countries to intervene - according to Beijing - the country's inner affairs, as well as the position of "seven" in relation to Taiwan.</text:p>
      <text:p text:style-name="P4">
About it reports Ukrinform with reference to <text:a xlink:type="simple" xlink:href="http://www.nytimes.com/live/2023/05/20/world/russia-ukraine-news" text:style-name="Internet_20_link" text:visited-style-name="Visited_20_Internet_20_Link">
</text:a>
"Seven Group" in a sublime tone speaks of "movement to a peaceful, stable, prosperous world", but what it does, impedes international peace, harms regional stability and suppresses the development of other countries, " - quitted the statement of the Ministry of Foreign Affairs of China.</text:p>
      <text:p text:style-name="P4">
According to Beijing, G7 has ignored his "serious concern about manipulating China -related topics, on the blackening of the PRC, as well as on gross intervention in internal affairs."</text:p>
      <text:p text:style-name="P4">
<text:span text:style-name="T4">
 Read also: </text:span>
 <text:a xlink:type="simple" xlink:href="https://www.ukrinform.ua/rubric-world/3711769-vijna-ce-ne-variant-prezidentka-tajvanu-prokomentuvala-napruzenist-u-vidnosinah-z-kitaem.html" text:style-name="Internet_20_link" text:visited-style-name="Visited_20_Internet_20_Link">
<text:span text:style-name="T4">
 Taiwan </text:span>
</text:a>
According to NYT, the leaders of the Seven have released a communique, which called for "constructive and stable relations" with China, as well as to peace in Taiwanese Strait. The document also contains a call for a binding to use its impact on Russia to force it to withdraw the troops of the Ukrainian.</text:p>
      <text:p text:style-name="P4">
However, the publication notes, even relatively soft comments from G7 leaders in terms of <text:a xlink:type="simple" xlink:href="https://www.ukrinform.ua/tag-tajvan" text:style-name="Internet_20_link" text:visited-style-name="Visited_20_Internet_20_Link">
</text:a>
There is, in terms of the Chinese Foreign Ministry, unacceptable intervention.</text:p>
      <text:p text:style-name="P4">
“Taiwan is Chinese Taiwan. The solution to the Taiwanese issue is a matter of the Chinese people, "the Foreign Ministry states. In his opinion, the G7 Communique is supporting Taiwan's independence, which "will only create serious upheavals for Mimir and stability in the Taiwanese Strait."</text:p>
      <text:p text:style-name="P4">
<text:span text:style-name="T4">
 Read also: </text:span>
 <text:a xlink:type="simple" xlink:href="https://www.ukrinform.ua/rubric-world/3710706-pentagon-anonsuvav-dodatkovu-vijskovu-dopomogu-tajvanu.html" text:style-name="Internet_20_link" text:visited-style-name="Visited_20_Internet_20_Link">
<text:span text:style-name="T4">
 Taiwan </text:span>
</text:a>
At the same time, the Ministry of Foreign Affairs does not comment on the call of G7 leaders to China's pressure on Russia to end the war against Ukraine.</text:p>
      <text:p text:style-name="P4">
As it was reported, the 48th Summit of the Seven Group continues in Japan. Its participants consider ensuring the sustainability of the global economy, including the background of Russian aggression against Ukraine.</text:p>
      <text:p text:style-name="P4">
News Source: <text:a xlink:type="simple" xlink:href="https://www.ukrinform.ua/rubric-world/3712036-pekin-oburivsa-zaklikom-samitu-g7-do-miru-z-tajvanem.html" text:style-name="Internet_20_link" text:visited-style-name="Visited_20_Internet_20_Link">
https://www.ukrinform.ua/rubric-world/3712036-pekin-oburivsa-zaklikom-samitu-g7-do-miru-z-tajvanem.html</text:a>
</text:p>
      <!--NEWS-->
      <text:h text:style-name="P10" text:outline-level="1">
<text:span text:style-name="T4">
For work in the Lavra for 2007-2013, ₴ 85 million - Tkachenko was allocated from the state budget</text:span>
</text:h>
      <text:p text:style-name="P4">
Authors: Ukrinform (Person)</text:p>
      <text:p text:style-name="P4">
Publisher: Укринформ (Organization)</text:p>
      <text:p text:style-name="P4">
Published Time: 2023-05-21T01:46:00+03:00</text:p>
      <text:p text:style-name="P4">
Modified Time: 2023-05-21T01:46:00+03:00</text:p>
      <text:p text:style-name="P4">
Description: In the framework of the inspection of the Kiev-Pechersk Lavra, the Special Commission of the ICIP found that about 85 million UAH was sent to various work in the monastery during 2007-2013. - Ukrinform.</text:p>
      <text:p text:style-name="P4">
Images: ['<text:a xlink:type="simple" xlink:href="https://static.ukrinform.com/photos/2022_02/thumb_files/630_360_1643734510-373.jpg" text:style-name="Internet_20_link" text:visited-style-name="Visited_20_Internet_20_Link">
630_360_16437...</text:a>
']</text:p>
      <text:p text:style-name="P4">
Tags: ['Бюджет', 'Ткаченко', 'Гроші', 'Київська Лавра', 'перевірки', 'МКІП ', 'Єдині новини']</text:p>
      <text:p text:style-name="P4">
Type: Article</text:p>
      <!--METADATA-->
      <text:p text:style-name="P4">
<draw:frame draw:style-name="fr1" draw:name="Image273" text:anchor-type="as-char" svg:width="6.9236in" svg:height="3.956343in" draw:z-index="0">
<draw:image xlink:href="../Images/yкринформ/2023-05-21T01-46-00-03-00/630_360_1643734510-373.jpg" xlink:type="simple" xlink:show="embed" xlink:actuate="onLoad" draw:mime-type="image/jpeg"/>
</draw:frame>
In the framework of the Inspection of the Kiev-Pechersk Lavra, the Special Commission of the MKIP found that about UAH 85 million was raised from the state budget during 2007-2013.</text:p>
      <text:p text:style-name="P4">
The only news Minister of Culture and Information Policy Oleksandr Tkachenko said this on the broadcasting of the only news, commenting on the end of the testing by the special two corps of the Kyiv-Pechersk Lavra by the special two corps of Kyiv-Pechersk, Ukrinform correspondent reports.</text:p>
      <text:p text:style-name="P4">
"They need to complete. There are still new buildings that need to be able to understand what to do with them. There are some conclusions, we will talk about them separately when the time comes-soon. years when representatives of one of the religious organizations(which, in fact, was or still in the territory of the Lower Lavra), they said they were raising money, that it was given by philanthropists and believers. Alutian is not so, from 2007 to 2013 85 million hryvnias from the state(This is Yanukovych's time)was transferred to all sorts of work. We now find out in quality: for the construction of new houses or indeed for the preservation of inheritance, ”Tkachenko said.</text:p>
      <text:p text:style-name="P4">
<text:span text:style-name="T4">
 Read also: </text:span>
 <text:a xlink:type="simple" xlink:href="https://www.ukrinform.ua/rubric-society/3708739-tkacenko-pro-niznu-lavru-predstavnikam-upc-mp-oficijno-vidpravlali-list-pro-rozirvanna-dogovoru.html" text:style-name="Internet_20_link" text:visited-style-name="Visited_20_Internet_20_Link">
<text:span text:style-name="T4">
 Lavra </text:span>
</text:a>
He recalled that at the time of the dollar, it is over $ 10 million that rested in <text:a xlink:type="simple" xlink:href="https://www.ukrinform.ua/tag-budzet" text:style-name="Internet_20_link" text:visited-style-name="Visited_20_Internet_20_Link">
</text:a>
Monastery.</text:p>
      <text:p text:style-name="P4">
"Therefore, all these conversations, they say, we ourselves did it ourselves, do not comply with reality," the minister stressed.</text:p>
      <text:p text:style-name="P4">
As reported by Ukrinform, the National Reserve "Kyiv-Pechersk Lavra" has announced the termination of the lease agreement with the Ukrainian Orthodox Church of the Moscow Patriarchate from March 29, 2023.</text:p>
      <text:p text:style-name="P4">
News Source: <text:a xlink:type="simple" xlink:href="https://www.ukrinform.ua/rubric-society/3712028-na-roboti-u-lavri-za-20072013-roki-z-derzbudzetu-vidilili-85-miljoniv-tkacenko.html" text:style-name="Internet_20_link" text:visited-style-name="Visited_20_Internet_20_Link">
https://www.ukrinform.ua/rubric-society/3712028-na-roboti-u-lavri-za-20072013-roki-z-derzbudzetu-vidilili-85-miljoniv-tkacenko.html</text:a>
</text:p>
      <!--NEWS-->
      <text:h text:style-name="P10" text:outline-level="1">
<text:span text:style-name="T4">
Blinken urged the power of Belarus to immediately release all political prisoners</text:span>
</text:h>
      <text:p text:style-name="P4">
Authors: Ukrinform (Person)</text:p>
      <text:p text:style-name="P4">
Publisher: Укринформ (Organization)</text:p>
      <text:p text:style-name="P4">
Published Time: 2023-05-21T02:14:00+03:00</text:p>
      <text:p text:style-name="P4">
Modified Time: 2023-05-21T02:14:00+03:00</text:p>
      <text:p text:style-name="P4">
Description: US Department of State Department Anthony Blinken urged the power of Belarus to immediately release all political prisoners. - Ukrinform.</text:p>
      <text:p text:style-name="P4">
Images: ['<text:a xlink:type="simple" xlink:href="https://static.ukrinform.com/photos/2022_03/thumb_files/630_360_1647551091-634.jpg" text:style-name="Internet_20_link" text:visited-style-name="Visited_20_Internet_20_Link">
630_360_16475...</text:a>
']</text:p>
      <text:p text:style-name="P4">
Tags: ['Білорусь', 'США', 'Держдеп', 'Блінкен']</text:p>
      <text:p text:style-name="P4">
Type: Article</text:p>
      <!--METADATA-->
      <text:p text:style-name="P4">
<draw:frame draw:style-name="fr1" draw:name="Image274" text:anchor-type="as-char" svg:width="6.9236in" svg:height="3.956343in" draw:z-index="0">
<draw:image xlink:href="../Images/yкринформ/2023-05-21T02-14-00-03-00/630_360_1647551091-634.jpg" xlink:type="simple" xlink:show="embed" xlink:actuate="onLoad" draw:mime-type="image/jpeg"/>
</draw:frame>
The head of the US Department of US Anthony Blinken called on the power of Belarus to immediately allocate all political prisoners.</text:p>
      <text:p text:style-name="P4">
Blinken wrote about it in <text:a xlink:type="simple" xlink:href="https://twitter.com/SecBlinken/status/1659912166860791808" text:style-name="Internet_20_link" text:visited-style-name="Visited_20_Internet_20_Link">
</text:a>
, reports Ukrinform.</text:p>
      <text:p text:style-name="P4">
"On the eve of Solidarity Day with political prisoners of Belarus, we condemn more than 1,500 prisoners, which Lukashenko's regime is retained. We urge to be unconditional, unconditional liberation and support the desire of the Belarusoido of the Democratic Future," the head of the United States said.</text:p>
      <text:p text:style-name="Quotations">

<text:p text:style-name="P4">
On the Eve of the Day of Solidarity with Political Prisoners in Belarus, We&gt;
 Condemn the Denation of Over 1,500 Prisoners Held by the Lukashenka Regime.&gt;
 We Call Fornal, Unional, Union. People's Pursuit of A Democratic Future . &gt;
&gt;
 - Secretary Antony Blinken(@Secblinks) <text:a xlink:type="simple" xlink:href="https://twitter.com/SecBlinken/status/1659912166860791808" text:style-name="Internet_20_link" text:visited-style-name="Visited_20_Internet_20_Link">
&gt;
 </text:a>
In a statement published <text:a xlink:type="simple" xlink:href="https://www.state.gov/over-1500-political-prisoners-in-belarus/" text:style-name="Internet_20_link" text:visited-style-name="Visited_20_Internet_20_Link">
</text:a>
Blinken recalled that these men and women were arrested and arrested for the exercise of their human rights and fundamental freedoms in the struggle of Zabilorian democracy, protests against election fraud or Russia's counterfeit against Ukraine.</text:p>

</text:p>
      <text:p text:style-name="P4">
The head of the State Department indicated that the United States support the people of Belarus, who is a future, based on the rule of law, respect for human rights, democratically elected government.</text:p>
      <text:p text:style-name="P4">
<text:span text:style-name="T4">
 Read also: </text:span>
 <text:a xlink:type="simple" xlink:href="https://www.ukrinform.ua/rubric-world/3685610-u-bilorusi-zatrimali-kilkoh-advokativ-aki-zahisaut-politvazniv.html" text:style-name="Internet_20_link" text:visited-style-name="Visited_20_Internet_20_Link">
<text:span text:style-name="T4">
 FLITE </text:span>
 <text:span text:style-name="T4">
 </text:span>
 IMED **</text:a>
"We confirm our decisive desire for immediate and unconditional release of all political prisoners held by Lukashenko's regime, and we urge to fulfill our international legal obligations, as well as our obligations as states of participating in the organization on security and cooperation. man and basic freedoms, "Blinken emphasized.</text:p>
      <text:p text:style-name="P4">
Recall that May 21 is marked by the Belarusian democratic community as a day of solidarity with political prisoners. It was on this day in 2021 in Shklovsky colony # 17 in unknown circumstances, the political prisoner Vitold Ashuk died.</text:p>
      <text:p text:style-name="P4">
On May 21, Belarusians will be held around the world on May 21 in order to get attention to what is happening in the country.</text:p>
      <text:p text:style-name="P4">
News Source: <text:a xlink:type="simple" xlink:href="https://www.ukrinform.ua/rubric-world/3712037-blinken-zaklikav-vladu-bilorusi-negajno-zvilniti-vsih-politvazniv.html" text:style-name="Internet_20_link" text:visited-style-name="Visited_20_Internet_20_Link">
https://www.ukrinform.ua/rubric-world/3712037-blinken-zaklikav-vladu-bilorusi-negajno-zvilniti-vsih-politvazniv.html</text:a>
</text:p>
      <!--NEWS-->
      <text:h text:style-name="P10" text:outline-level="1">
<text:span text:style-name="T4">
The number dead from flood in Italy increased to 14</text:span>
</text:h>
      <text:p text:style-name="P4">
Authors: Ukrinform (Person)</text:p>
      <text:p text:style-name="P4">
Publisher: Укринформ (Organization)</text:p>
      <text:p text:style-name="P4">
Published Time: 2023-05-21T02:43:00+03:00</text:p>
      <text:p text:style-name="P4">
Modified Time: 2023-05-21T02:43:00+03:00</text:p>
      <text:p text:style-name="P4">
Description: As a result of catastrophic flood in the northern region of Italy, Emilia-Romanya died 14 people. - Ukrinform.</text:p>
      <text:p text:style-name="P4">
Images: ['<text:a xlink:type="simple" xlink:href="https://static.ukrinform.com/photos/2023_05/thumb_files/630_360_1684626572-376.jpg" text:style-name="Internet_20_link" text:visited-style-name="Visited_20_Internet_20_Link">
630_360_16846...</text:a>
', '<text:a xlink:type="simple" xlink:href="https://static.ukrinform.com/photos/2023_05/1684626572-369.jpg" text:style-name="Internet_20_link" text:visited-style-name="Visited_20_Internet_20_Link">
1684626572-36...</text:a>
', '<text:a xlink:type="simple" xlink:href="https://static.ukrinform.com/photos/2023_05/1684626573-506.jpg" text:style-name="Internet_20_link" text:visited-style-name="Visited_20_Internet_20_Link">
1684626573-50...</text:a>
', '<text:a xlink:type="simple" xlink:href="https://static.ukrinform.com/photos/2023_05/1684626573-432.jpg" text:style-name="Internet_20_link" text:visited-style-name="Visited_20_Internet_20_Link">
1684626573-43...</text:a>
']</text:p>
      <text:p text:style-name="P4">
Tags: ['Італія', 'Повінь', 'Стихія', 'Загибель']</text:p>
      <text:p text:style-name="P4">
Type: Article</text:p>
      <!--METADATA-->
      <text:p text:style-name="P4">
<draw:frame draw:style-name="fr1" draw:name="Image275" text:anchor-type="as-char" svg:width="6.9236in" svg:height="3.956343in" draw:z-index="0">
<draw:image xlink:href="../Images/yкринформ/2023-05-21T02-43-00-03-00/630_360_1684626572-376.jpg" xlink:type="simple" xlink:show="embed" xlink:actuate="onLoad" draw:mime-type="image/jpeg"/>
</draw:frame>
As a result of the carasrophic flood in the Northern region of Italy, Emilia-Romanya was killed by 14 persons.</text:p>
      <text:p text:style-name="P4">
About it reports <text:a xlink:type="simple" xlink:href="https://www.bbc.com/ukrainian/news-65655917" text:style-name="Internet_20_link" text:visited-style-name="Visited_20_Internet_20_Link">
</text:a>
, reports Ukrinform.</text:p>
      <text:p text:style-name="P4">
The authorities of Ravenna calls people to avoid traveling, as the level of security still remains the highest - red. Massimo Azola mayola named the Craztrophic situation in the surrounding settlements lying on the hills. There is a great danger of shifts, and rescuers are extremely difficult to reach these districts.</text:p>
      <text:p text:style-name="P4">
<draw:frame draw:style-name="fr1" draw:name="Image276" text:anchor-type="as-char" svg:width="6.9236in" svg:height="3.894525in" draw:z-index="0">
<draw:image xlink:href="../Images/yкринформ/2023-05-21T02-43-00-03-00/1684626572-369.jpg" xlink:type="simple" xlink:show="embed" xlink:actuate="onLoad" draw:mime-type="image/jpeg"/>
</draw:frame>
15,000 people were evacuated in the region. About half of them have to spend the night or hastily equipped gyms.</text:p>
      <text:p text:style-name="P4">
<draw:frame draw:style-name="fr1" draw:name="Image277" text:anchor-type="as-char" svg:width="6.9236in" svg:height="3.894525in" draw:z-index="0">
<draw:image xlink:href="../Images/yкринформ/2023-05-21T02-43-00-03-00/1684626573-506.jpg" xlink:type="simple" xlink:show="embed" xlink:actuate="onLoad" draw:mime-type="image/jpeg"/>
</draw:frame>
"Where the water sleeps a little, people begin to tidy up in homes, although the trivials still cannot go outside because of high water levels," the news says.</text:p>
      <text:p text:style-name="P4">
<draw:frame draw:style-name="fr1" draw:name="Image278" text:anchor-type="as-char" svg:width="6.9236in" svg:height="3.894525in" draw:z-index="0">
<draw:image xlink:href="../Images/yкринформ/2023-05-21T02-43-00-03-00/1684626573-432.jpg" xlink:type="simple" xlink:show="embed" xlink:actuate="onLoad" draw:mime-type="image/jpeg"/>
</draw:frame>
<text:span text:style-name="T4">
 Read also: </text:span>
 <text:a xlink:type="simple" xlink:href="https://www.ukrinform.ua/rubric-world/3711957-meloni-zavcasno-poide-z-samitu-g7-cerez-poveni-v-italii.html" text:style-name="Internet_20_link" text:visited-style-name="Visited_20_Internet_20_Link">
<text:span text:style-name="T4">
 flood </text:span>
</text:a>
As it is noted, in 36 hours in the north of Italy, a half -year of rainfall, losses from [] fell(https://www.ukrinform.ua/tag-stihia)They are rated at billions.</text:p>
      <text:p text:style-name="P4">
Earlier it was reported that as a result of <text:a xlink:type="simple" xlink:href="https://www.ukrinform.ua/rubric-world/3711175-kilkist-zagiblih-v-italii-vid-najsilnisoi-za-ostanne-stolitta-poveni-zrosla-do-13.html" text:style-name="Internet_20_link" text:visited-style-name="Visited_20_Internet_20_Link">
</text:a>
Many people with disabilities cannot burst their homes.</text:p>
      <text:p text:style-name="P4">
<text:span text:style-name="T5">
Foto: Getty Images</text:span>
</text:p>
      <text:p text:style-name="P4">
News Source: <text:a xlink:type="simple" xlink:href="https://www.ukrinform.ua/rubric-world/3712039-kilkist-zagiblih-vid-poveni-v-italii-zrosla-do-14.html" text:style-name="Internet_20_link" text:visited-style-name="Visited_20_Internet_20_Link">
https://www.ukrinform.ua/rubric-world/3712039-kilkist-zagiblih-vid-poveni-v-italii-zrosla-do-14.html</text:a>
</text:p>
      <!--NEWS-->
      <text:h text:style-name="P10" text:outline-level="1">
<text:span text:style-name="T4">
On the border with Romania detained a Russian who is illegally in Ukraine</text:span>
</text:h>
      <text:p text:style-name="P4">
Authors: Ukrinform (Person)</text:p>
      <text:p text:style-name="P4">
Publisher: Укринформ (Organization)</text:p>
      <text:p text:style-name="P4">
Published Time: 2023-05-21T03:01:00+03:00</text:p>
      <text:p text:style-name="P4">
Modified Time: 2023-05-21T03:01:00+03:00</text:p>
      <text:p text:style-name="P4">
Description: In the Transcarpathian region, at the control post near the border with Romania, border guards detained a Russian who violated the rules of stay in Ukraine. - Ukrinform.</text:p>
      <text:p text:style-name="P4">
Images: ['<text:a xlink:type="simple" xlink:href="https://static.ukrinform.com/photos/2021_07/thumb_files/630_360_1626604972-168.jpg" text:style-name="Internet_20_link" text:visited-style-name="Visited_20_Internet_20_Link">
630_360_16266...</text:a>
', '<text:a xlink:type="simple" xlink:href="https://static.ukrinform.com/photos/2023_05/1684627423-773.jpeg" text:style-name="Internet_20_link" text:visited-style-name="Visited_20_Internet_20_Link">
1684627423-77...</text:a>
']</text:p>
      <text:p text:style-name="P4">
Tags: ['Прикордонники', 'Румунія', 'Кордон', 'Затримання']</text:p>
      <text:p text:style-name="P4">
Type: Article</text:p>
      <!--METADATA-->
      <text:p text:style-name="P4">
<draw:frame draw:style-name="fr1" draw:name="Image279" text:anchor-type="as-char" svg:width="6.9236in" svg:height="3.956343in" draw:z-index="0">
<draw:image xlink:href="../Images/yкринформ/2023-05-21T03-01-00-03-00/630_360_1626604972-168.jpg" xlink:type="simple" xlink:show="embed" xlink:actuate="onLoad" draw:mime-type="image/jpeg"/>
</draw:frame>
At the Uzakarpattya region, at a control post near the border with Romania, border guards detained a Russian who violated the rules of stay in Ukraine.</text:p>
      <text:p text:style-name="P4">
As Ukrinform reports, this has reported <text:a xlink:type="simple" xlink:href="http://dpsu.gov.ua/ua/news/rosiyanina-yakiy-pislya-vidbuvannya-pokarannya-v-ukraini-porushiv-pravila-perebuvannya-viyavili-prikordonniki-na-zakarpatti/" text:style-name="Internet_20_link" text:visited-style-name="Visited_20_Internet_20_Link">
</text:a>
.</text:p>
      <text:p text:style-name="P4">
The man was detained within the framework of the special operation "West - 2023".</text:p>
      <text:p text:style-name="P4">
The purpose of his stay in the Ukrainian border 33-year-old offender was able to explain. In addition to the certificate of dismissal issued by one of the institutions of the State Criminal and Enforcement Service of Ukraine, he had no documents.</text:p>
      <text:p text:style-name="P4">
<draw:frame draw:style-name="fr1" draw:name="Image280" text:anchor-type="as-char" svg:width="6.9236in" svg:height="9.231467in" draw:z-index="0">
<draw:image xlink:href="../Images/yкринформ/2023-05-21T03-01-00-03-00/1684627423-773.jpeg" xlink:type="simple" xlink:show="embed" xlink:actuate="onLoad" draw:mime-type="image/jpeg"/>
</draw:frame>
It was found that the detainee was born in St. Petersburg and has Russian citizenship. Since 2019, a man has been sentenced to a penalty of Kharkiv under Art. 162(Violation of the integrity of housing)and Part 3 of Art. 185(Theft)Criminal Code.</text:p>
      <text:p text:style-name="P4">
In the same year, the court imposed an additional punishment for Art. 391 of the Criminal Code(The malicious mansion of the administration of the institution of execution of penalties). За сукупністювироків чоловік був засуджений на три роки і сім місяців позбавлення волі.</text:p>
      <text:p text:style-name="P4">
<text:span text:style-name="T4">
Читайте також:</text:span>
 <text:a xlink:type="simple" xlink:href="https://www.ukrinform.ua/rubric-regions/3684506-na-zakarpatti-zatrimali-colovikiv-u-gidrokostumah-aki-hotili-vtekti-do-rumunii.html" text:style-name="Internet_20_link" text:visited-style-name="Visited_20_Internet_20_Link">
 </text:a>
After serving the sentence in January 2023, a Russian citizen remained in Ukraine.</text:p>
      <text:p text:style-name="P4">
Border guards made a protocol on the Russian protocol under Part 1 of Art. 203 of the Code Provinctive Offenses. The offender was transferred to the staff of the Migration Service.</text:p>
      <text:p text:style-name="P4">
As reported by Ukrinform, within the framework of the special operation "West-2023" to the protection(https://www.ukrinform.ua/tag-kordon)Ukraine additionally attract over half a thousand law enforcement officers.</text:p>
      <text:p text:style-name="P4">
<text:span text:style-name="T5">
Foto: DPSU</text:span>
</text:p>
      <text:p text:style-name="P4">
News Source: <text:a xlink:type="simple" xlink:href="https://www.ukrinform.ua/rubric-regions/3712040-na-kordoni-z-rumunieu-zatrimali-rosianina-akij-nezakonno-perebuvae-v-ukraini.html" text:style-name="Internet_20_link" text:visited-style-name="Visited_20_Internet_20_Link">
https://www.ukrinform.ua/rubric-regions/3712040-na-kordoni-z-rumunieu-zatrimali-rosianina-akij-nezakonno-perebuvae-v-ukraini.html</text:a>
</text:p>
      <!--NEWS-->
      <text:h text:style-name="P10" text:outline-level="1">
<text:span text:style-name="T4">
Exposed 12 more pro-Russian online agitators</text:span>
</text:h>
      <text:p text:style-name="P4">
Author: ['АРМІЯINFORM']</text:p>
      <text:p text:style-name="P4">
Time: 2023-05-21T96:00:00-04:00</text:p>
      <text:p text:style-name="P4">
Description: The Service of the Bezpeki of Ukraine neutralized Pidrivna Dyalnisty Shchel 12 of the Prosyri Agitatoriv,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e2738f4f622db6ed17cdf078251a7f80.jpeg" text:style-name="Internet_20_link" text:visited-style-name="Visited_20_Internet_20_Link">
e2738f4f622db6ed17cdf078251a7f80.jpeg</text:a>
']</text:p>
      <text:p text:style-name="P4">
Tags: ['STOPRUSSIA', 'КОЛОБОРАНТИ', 'СБУ']</text:p>
      <text:p text:style-name="P4">
Category: News</text:p>
      <!--METADATA-->
      <text:p text:style-name="P4">
<draw:frame draw:style-name="fr1" draw:name="Image281" text:anchor-type="as-char" svg:width="6.9236in" svg:height="4.615733in" draw:z-index="0">
<draw:image xlink:href="../Images/AРМІЯINFORM/2023-05-21T96-00-00-04-00/e2738f4f622db6ed17cdf078251a7f80.jpeg" xlink:type="simple" xlink:show="embed" xlink:actuate="onLoad" draw:mime-type="image/jpeg"/>
</draw:frame>
The Security Service of Ukraine has neutralized the subversive activity of 12 more pro -Russian agitators, who spread anti -Ukrainian content on the Internet.</text:p>
      <text:p text:style-name="P4">
Yes, <text:span text:style-name="T4">
 in Poltava region: </text:span>
</text:p>
      <text:p text:style-name="P4">
According to the materials of the SBU for 8 years, prison threatens two hostile propagandists.</text:p>
      <text:p text:style-name="P4">
One of them is an employee of a local enterprise of critical infrastructure, which has performed a full -scale invasion of Ukraine.</text:p>
      <text:p text:style-name="P4">
Another person involved in the Internet has the idea of establishing Kadyrov in the Ukrainian cities.</text:p>
      <text:p text:style-name="P4">
In <text:span text:style-name="T4">
 Dnipropetrovsk Oblast: </text:span>
</text:p>
      <text:p text:style-name="P4">
The former local merchant, who heroned the militants of the Wagner PEC and justified their participation in the assault of Ukrainian cities in eastern Ukraine, was exposed.</text:p>
      <text:p text:style-name="P4">
He distributed destructive "slogans" through the Internet, as well as when communicating with acquaintances.</text:p>
      <text:p text:style-name="P4">
<text:span text:style-name="T4">
 In Donetsk: </text:span>
</text:p>
      <text:p text:style-name="P4">
The whole "cell" of pro-Russian online agitators is neutralized. It included 4 residents of the region who praised the L/DNR terrorist organizations involved in the Eastern Front.</text:p>
      <text:p text:style-name="P4">
<text:span text:style-name="T4">
 In the Kirovograd region: </text:span>
</text:p>
      <text:p text:style-name="P4">
The resident of Onufrievsky district was detained. In his posts on the social network "Classmates" he called "illegal" the de -occupation of Kherson.</text:p>
      <text:p text:style-name="P4">
<text:span text:style-name="T4">
 In the Chernihiv region: </text:span>
</text:p>
      <text:p text:style-name="P4">
Two hostile agitators were reported. On their own accounts, they posted propaganda posts that were trapped by Internet groups.</text:p>
      <text:p text:style-name="P4">
It is established that the son of one of the persons involved is a Russian military, with whom she reassured.</text:p>
      <text:p text:style-name="P4">
<text:span text:style-name="T4">
 In Rivne region: </text:span>
</text:p>
      <text:p text:style-name="P4">
The subversive activity of two citizens of the Russian Federation with certificates of residence in Ukraine is documented.</text:p>
      <text:p text:style-name="P4">
In the forbidden social networks, they discredited Ukrainian defenders tasked crimes of Russian invaders from Buryatia against civilians.</text:p>
      <text:p text:style-name="P4">
In all exposed facts, investigative actions are ongoing to establish all circumstances and prosecution of the perpetrators, <text:a xlink:type="simple" xlink:href="https://ssu.gov.ua/novyny/sbu-vykryla-shche-12-internetahitatoriv-rf-sered-nykh-ideolohy-vstanovlennia-v-ukraini-pamiatnykiv-kadyrovu" text:style-name="Internet_20_link" text:visited-style-name="Visited_20_Internet_20_Link">
reports</text:a>
SBU official site.</text:p>
      <text:p text:style-name="P4">
The complex measures were carried out by the SBU staff in Dnipropetrovsk, Kirovograd, Chernihiv, Poltava, Rivne, Donetsk Talugansk regions together with the National Police for procedural management of the prosecutor's office.</text:p>
      <text:p text:style-name="P4">
News Source: <text:a xlink:type="simple" xlink:href="https://armyinform.com.ua/2023/05/21/sbu-vykryla-shhe-12-prorosijskyh-internet-agitatoriv/" text:style-name="Internet_20_link" text:visited-style-name="Visited_20_Internet_20_Link">
https://armyinform.com.ua/2023/05/21/sbu-vykryla-shhe-12-prorosijskyh-internet-agitatoriv/</text:a>
</text:p>
      <!--NEWS-->
      <text:h text:style-name="P10" text:outline-level="1">
<text:span text:style-name="T4">
The Joint Forces Command showed the daily work of our artillerymen</text:span>
</text:h>
      <text:p text:style-name="P4">
Author: ['АРМІЯINFORM']</text:p>
      <text:p text:style-name="P4">
Time: 2023-05-21T97:00:00-04:00</text:p>
      <text:p text:style-name="P4">
Description: About the Modelomalenni on Facebook-Storansi commanding the Obnanny forces of the ZS ... The war with Ukraine 2022, the war with Ukraine latest news today, the news war with Ukraine 2022 The last ones for Ukraine and Russia and when, the war, the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348293397_246370754713112_7598494497122639517_n.jpg" text:style-name="Internet_20_link" text:visited-style-name="Visited_20_Internet_20_Link">
348293397_246370754713112_7598494497122639517_n.jpg</text:a>
', '<text:a xlink:type="simple" xlink:href="https://armyinform.com.ua/wp-content/uploads/2023/05/348337698_787675192974340_6001411078677498988_n-150x150.jpg" text:style-name="Internet_20_link" text:visited-style-name="Visited_20_Internet_20_Link">
348337698_787675192974340_6001411078677498988_n-150x150.jpg</text:a>
', '<text:a xlink:type="simple" xlink:href="https://armyinform.com.ua/wp-content/uploads/2023/05/348435717_1447622512658315_1938809302573123550_n-150x150.jpg" text:style-name="Internet_20_link" text:visited-style-name="Visited_20_Internet_20_Link">
348435717_1447622512658315_1938809302573123550_n-150x150.jpg</text:a>
', '<text:a xlink:type="simple" xlink:href="https://armyinform.com.ua/wp-content/uploads/2023/05/348577668_631373631848091_4007575290597131582_n-150x150.jpg" text:style-name="Internet_20_link" text:visited-style-name="Visited_20_Internet_20_Link">
348577668_631373631848091_4007575290597131582_n-150x150.jpg</text:a>
']</text:p>
      <text:p text:style-name="P4">
Tags: ['STOPRUSSIA', 'АГРЕСІЯ РФ']</text:p>
      <text:p text:style-name="P4">
Category: News</text:p>
      <!--METADATA-->
      <text:p text:style-name="P4">
<draw:frame draw:style-name="fr1" draw:name="Image282" text:anchor-type="as-char" svg:width="6.9236in" svg:height="6.9236in" draw:z-index="0">
<draw:image xlink:href="../Images/AРМІЯINFORM/2023-05-21T97-00-00-04-00/348293397_246370754713112_7598494497122639517_n.jpg" xlink:type="simple" xlink:show="embed" xlink:actuate="onLoad" draw:mime-type="image/jpeg"/>
</draw:frame>
About this <text:a xlink:type="simple" xlink:href="https://www.facebook.com/JointForcesCommandAFU/posts/pfbid0oJxZWPM9r5QXSAHnqWEyaXBLJQj48PA1qThYekKe7D6cFK9DBzyM5SX1PWfi9AmCl" text:style-name="Internet_20_link" text:visited-style-name="Visited_20_Internet_20_Link">
it is referred</text:a>
In a message on the Facebook page of the United States Command of the Armed Forces of Ukraine:</text:p>
      <text:p text:style-name="P4">
«The daily work of artillerymen of a separate artillery brigade.</text:p>
      <text:p text:style-name="P4">
Let's win together!”.</text:p>
      <text:p text:style-name="P4">
<text:a xlink:type="simple" xlink:href="https://armyinform.com.ua/wp-content/uploads/2023/05/348337698_787675192974340_6001411078677498988_n.jpg" text:style-name="Internet_20_link" text:visited-style-name="Visited_20_Internet_20_Link">
!(Images/AРМІЯINFORM/2023-05-21T97-00-00-04-00/348337698_787675192974340_6001411078677498988_n-150x150.jpg)</text:a>
</text:p>
      <text:p text:style-name="P4">
<text:a xlink:type="simple" xlink:href="https://armyinform.com.ua/wp-content/uploads/2023/05/348435717_1447622512658315_1938809302573123550_n.jpg" text:style-name="Internet_20_link" text:visited-style-name="Visited_20_Internet_20_Link">
<draw:frame draw:style-name="fr1" draw:name="Image283" text:anchor-type="as-char" svg:width="6.9236in" svg:height="6.9236in" draw:z-index="0">
<draw:image xlink:href="../Images/AРМІЯINFORM/2023-05-21T97-00-00-04-00/348435717_1447622512658315_1938809302573123550_n-150x150.jpg" xlink:type="simple" xlink:show="embed" xlink:actuate="onLoad" draw:mime-type="image/jpeg"/>
</draw:frame>
</text:a>
</text:p>
      <text:p text:style-name="P4">
<text:a xlink:type="simple" xlink:href="https://armyinform.com.ua/wp-content/uploads/2023/05/348577668_631373631848091_4007575290597131582_n.jpg" text:style-name="Internet_20_link" text:visited-style-name="Visited_20_Internet_20_Link">
<draw:frame draw:style-name="fr1" draw:name="Image284" text:anchor-type="as-char" svg:width="6.9236in" svg:height="6.9236in" draw:z-index="0">
<draw:image xlink:href="../Images/AРМІЯINFORM/2023-05-21T97-00-00-04-00/348577668_631373631848091_4007575290597131582_n-150x150.jpg" xlink:type="simple" xlink:show="embed" xlink:actuate="onLoad" draw:mime-type="image/jpeg"/>
</draw:frame>
</text:a>
</text:p>
      <text:p text:style-name="P4">
News Source: <text:a xlink:type="simple" xlink:href="https://armyinform.com.ua/2023/05/21/komanduvannya-obyednanyh-syl-pokazalo-shhodennu-robotu-nashyh-artylerystiv/" text:style-name="Internet_20_link" text:visited-style-name="Visited_20_Internet_20_Link">
https://armyinform.com.ua/2023/05/21/komanduvannya-obyednanyh-syl-pokazalo-shhodennu-robotu-nashyh-artylerystiv/</text:a>
</text:p>
      <!--NEWS-->
      <text:h text:style-name="P10" text:outline-level="1">
<text:span text:style-name="T4">
What to do if a loved one disappeared</text:span>
</text:h>
      <text:p text:style-name="P4">
Author: ['АРМІЯINFORM']</text:p>
      <text:p text:style-name="P4">
Time: 2023-05-21T98:00:00-04:00</text:p>
      <text:p text:style-name="P4">
Description: About the Facebook-Storansi Minіstniy, the RENTEGRACHICHICHICHISOVOSOVO ... War with Ukraine 2022, war with Ukraine Latest news today, News War with Ukraine 2022 Last for today, will there be a war between Ukraine and Russia and when, a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347223992_1247546455888223_7452590308207034089_n.jpg" text:style-name="Internet_20_link" text:visited-style-name="Visited_20_Internet_20_Link">
347223992_1247546455888223_7452590308207034089_n.jpg</text:a>
']</text:p>
      <text:p text:style-name="P4">
Tags: ['STOPRUSSIA', 'АГРЕСІЯ РФ']</text:p>
      <text:p text:style-name="P4">
Category: News</text:p>
      <!--METADATA-->
      <text:p text:style-name="P4">
<draw:frame draw:style-name="fr1" draw:name="Image285" text:anchor-type="as-char" svg:width="6.9236in" svg:height="4.824884in" draw:z-index="0">
<draw:image xlink:href="../Images/AРМІЯINFORM/2023-05-21T98-00-00-04-00/347223992_1247546455888223_7452590308207034089_n.jpg" xlink:type="simple" xlink:show="embed" xlink:actuate="onLoad" draw:mime-type="image/jpeg"/>
</draw:frame>
About this <text:a xlink:type="simple" xlink:href="https://www.facebook.com/MReintegration/posts/pfbid02kKXni6HnKjjPpvxezVR6vVfUnjv8rbJew6rMnnoDd2uEKnhSoDSjyooRrXCBf9P8l" text:style-name="Internet_20_link" text:visited-style-name="Visited_20_Internet_20_Link">
it is referred</text:a>
On the Facebook page of the Ministry of Reintegration of the Temporarily Occupied territory of Ukraine:</text:p>
      <text:p text:style-name="P4">
“The office of the missing person reminds you how to act in the event of a relationship with relatives during the fighting.</text:p>
      <text:p text:style-name="P4">
▪️ In this case, it is necessary to report the disappearance of a person to state -owned persons who are searched. In particular, to address:</text:p>
      <text:p text:style-name="P4">
• to the National Police Branch with a relevant statement and submit DNA materials;</text:p>
      <text:p text:style-name="P4">
• to the National Information Bureau on a 24-hour hotline at 16-48(For calls from abroad +38(044)287-81-65)or through Chat Botte Utelegram or Viber;</text:p>
      <text:p text:style-name="P4">
• On the missing of the missing person: 0 800 339 247. You can send a message to Viber and Telegram to the number:(095)896-04-21.</text:p>
      <text:p text:style-name="P4">
▪️If your loved one is a serviceman, you should also refer to:</text:p>
      <text:p text:style-name="P4">
• command of the military unit where the person was served, requesting the results of the official investigation;</text:p>
      <text:p text:style-name="P4">
• Territorial Center for Acquisition and Social Support from which the person was called to military service to provide information.</text:p>
      <text:p text:style-name="P4">
In addition, you can contact the International Committee of the Red Cross with a statement: 0 800 300 155 ”.</text:p>
      <text:p text:style-name="P4">
News Source: <text:a xlink:type="simple" xlink:href="https://armyinform.com.ua/2023/05/21/shho-robyty-yakshho-blyzka-lyudyna-znykla-bezvisty/" text:style-name="Internet_20_link" text:visited-style-name="Visited_20_Internet_20_Link">
https://armyinform.com.ua/2023/05/21/shho-robyty-yakshho-blyzka-lyudyna-znykla-bezvisty/</text:a>
</text:p>
      <!--NEWS-->
      <text:h text:style-name="P10" text:outline-level="1">
<text:span text:style-name="T4">
As the Marines destroy the occupiers</text:span>
</text:h>
      <text:p text:style-name="P4">
Author: ['АРМІЯINFORM']</text:p>
      <text:p text:style-name="P4">
Time: 2023-05-21T99:00:00-04:00</text:p>
      <text:p text:style-name="P4">
Description: About the Facebook-Storansi Morskoi Navy ZSU: “The stench is referred to Sini ... War with Ukraine 2022, war with Ukraine Latest news today, News War with Ukraine 2022 Last for today, will there be a war between Ukraine and Russia and when, when, when, when, when, when, when, when The war with Ukraine in 2022 will be or not, will there be a war with Ukraine in the near future, the war with Ukraine, Ukraine’s news today, Ukrainian news in Ukrainian media in Russian</text:p>
      <text:p text:style-name="P4">
Images: []</text:p>
      <text:p text:style-name="P4">
Tags: ['STOPRUSSIA', 'АГРЕСІЯ РФ']</text:p>
      <text:p text:style-name="P4">
Category: News</text:p>
      <!--METADATA-->
      <text:p text:style-name="P4">
About this <text:a xlink:type="simple" xlink:href="https://www.facebook.com/watch/" text:style-name="Internet_20_link" text:visited-style-name="Visited_20_Internet_20_Link">
it is referred</text:a>
On the Facebook page of the Navy of the Navy of the Armed Forces:</text:p>
      <text:p text:style-name="P4">
“They are the real sons of Ukraine, the marines of the Cossack kind!After the victories by the Russian invaders, they will not be ashamed to look at their children in the eyes, telling how the future of our country was standing with their brothers. In the meantime, they make a lot of efforts for the Victory Council, risking life every day!”.</text:p>
      <text:p text:style-name="P4">
News Source: <text:a xlink:type="simple" xlink:href="https://armyinform.com.ua/2023/05/21/morpihy-pokazaly-yak-nyshhat-okupantiv/" text:style-name="Internet_20_link" text:visited-style-name="Visited_20_Internet_20_Link">
https://armyinform.com.ua/2023/05/21/morpihy-pokazaly-yak-nyshhat-okupantiv/</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